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onnée_brut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pos_X</text:p>
          </table:table-cell>
          <table:table-cell office:value-type="string" calcext:value-type="string">
            <text:p>pos_Y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Opinion</text:p>
          </table:table-cell>
          <table:table-cell office:value-type="string" calcext:value-type="string">
            <text:p>Puissance</text:p>
          </table:table-cell>
          <table:table-cell office:value-type="string" calcext:value-type="string">
            <text:p>etat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15</text:p>
          </table:table-cell>
          <table:table-cell office:value-type="float" office:value="-0.028843246400356" calcext:value-type="float">
            <text:p>-0,028843246400356</text:p>
          </table:table-cell>
          <table:table-cell office:value-type="float" office:value="0.00011577264558582" calcext:value-type="float">
            <text:p>0,00011577264558582</text:p>
          </table:table-cell>
          <table:table-cell office:value-type="float" office:value="0.1547024377687" calcext:value-type="float">
            <text:p>0,1547024377687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2264</text:p>
          </table:table-cell>
          <table:table-cell office:value-type="float" office:value="1.4637464284897" calcext:value-type="float">
            <text:p>1,4637464284897</text:p>
          </table:table-cell>
          <table:table-cell office:value-type="float" office:value="0.00035740704333875" calcext:value-type="float">
            <text:p>0,00035740704333875</text:p>
          </table:table-cell>
          <table:table-cell office:value-type="float" office:value="-0.020319681946829" calcext:value-type="float">
            <text:p>-0,020319681946829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2275</text:p>
          </table:table-cell>
          <table:table-cell office:value-type="float" office:value="2.9642322659492" calcext:value-type="float">
            <text:p>2,9642322659492</text:p>
          </table:table-cell>
          <table:table-cell office:value-type="float" office:value="0.00050606358854566" calcext:value-type="float">
            <text:p>0,00050606358854566</text:p>
          </table:table-cell>
          <table:table-cell office:value-type="float" office:value="-0.0019718746287277" calcext:value-type="float">
            <text:p>-0,0019718746287277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2286</text:p>
          </table:table-cell>
          <table:table-cell office:value-type="float" office:value="4.4644910097122" calcext:value-type="float">
            <text:p>4,4644910097122</text:p>
          </table:table-cell>
          <table:table-cell office:value-type="float" office:value="-0.00011786216418841" calcext:value-type="float">
            <text:p>-0,00011786216418841</text:p>
          </table:table-cell>
          <table:table-cell office:value-type="float" office:value="0.1105628618496" calcext:value-type="float">
            <text:p>0,1105628618496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2297</text:p>
          </table:table-cell>
          <table:table-cell office:value-type="float" office:value="5.9638911485672" calcext:value-type="float">
            <text:p>5,9638911485672</text:p>
          </table:table-cell>
          <table:table-cell office:value-type="float" office:value="-0.00051301925850566" calcext:value-type="float">
            <text:p>-0,00051301925850566</text:p>
          </table:table-cell>
          <table:table-cell office:value-type="float" office:value="0.0527703135043" calcext:value-type="float">
            <text:p>0,0527703135043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2308</text:p>
          </table:table-cell>
          <table:table-cell office:value-type="float" office:value="7.4644815921783" calcext:value-type="float">
            <text:p>7,4644815921783</text:p>
          </table:table-cell>
          <table:table-cell office:value-type="float" office:value="-0.00056917830079328" calcext:value-type="float">
            <text:p>-0,00056917830079328</text:p>
          </table:table-cell>
          <table:table-cell office:value-type="float" office:value="0.051595612464674" calcext:value-type="float">
            <text:p>0,051595612464674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2319</text:p>
          </table:table-cell>
          <table:table-cell office:value-type="float" office:value="8.9670944213867" calcext:value-type="float">
            <text:p>8,9670944213867</text:p>
          </table:table-cell>
          <table:table-cell office:value-type="float" office:value="-0.00070453694206662" calcext:value-type="float">
            <text:p>-0,00070453694206662</text:p>
          </table:table-cell>
          <table:table-cell office:value-type="float" office:value="0.026283144118905" calcext:value-type="float">
            <text:p>0,026283144118905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2330</text:p>
          </table:table-cell>
          <table:table-cell office:value-type="float" office:value="-0.032681219745427" calcext:value-type="float">
            <text:p>-0,032681219745427</text:p>
          </table:table-cell>
          <table:table-cell office:value-type="float" office:value="1.4999714493752" calcext:value-type="float">
            <text:p>1,4999714493752</text:p>
          </table:table-cell>
          <table:table-cell office:value-type="float" office:value="0.018904173033383" calcext:value-type="float">
            <text:p>0,01890417303338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2341</text:p>
          </table:table-cell>
          <table:table-cell office:value-type="float" office:value="1.4678433537483" calcext:value-type="float">
            <text:p>1,4678433537483</text:p>
          </table:table-cell>
          <table:table-cell office:value-type="float" office:value="1.5000084042549" calcext:value-type="float">
            <text:p>1,5000084042549</text:p>
          </table:table-cell>
          <table:table-cell office:value-type="float" office:value="0.098716783497459" calcext:value-type="float">
            <text:p>0,098716783497459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2352</text:p>
          </table:table-cell>
          <table:table-cell office:value-type="float" office:value="2.9647547006607" calcext:value-type="float">
            <text:p>2,9647547006607</text:p>
          </table:table-cell>
          <table:table-cell office:value-type="float" office:value="1.4996922016144" calcext:value-type="float">
            <text:p>1,4996922016144</text:p>
          </table:table-cell>
          <table:table-cell office:value-type="float" office:value="0.10300300582342" calcext:value-type="float">
            <text:p>0,10300300582342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2363</text:p>
          </table:table-cell>
          <table:table-cell office:value-type="float" office:value="4.4621261954308" calcext:value-type="float">
            <text:p>4,4621261954308</text:p>
          </table:table-cell>
          <table:table-cell office:value-type="float" office:value="1.4995178580284" calcext:value-type="float">
            <text:p>1,4995178580284</text:p>
          </table:table-cell>
          <table:table-cell office:value-type="float" office:value="0.037769583101343" calcext:value-type="float">
            <text:p>0,037769583101343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2374</text:p>
          </table:table-cell>
          <table:table-cell office:value-type="float" office:value="5.9682655334473" calcext:value-type="float">
            <text:p>5,9682655334473</text:p>
          </table:table-cell>
          <table:table-cell office:value-type="float" office:value="1.5003123879433" calcext:value-type="float">
            <text:p>1,5003123879433</text:p>
          </table:table-cell>
          <table:table-cell office:value-type="float" office:value="0.0053101500450295" calcext:value-type="float">
            <text:p>0,005310150045029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2385</text:p>
          </table:table-cell>
          <table:table-cell office:value-type="float" office:value="7.4637252092361" calcext:value-type="float">
            <text:p>7,4637252092361</text:p>
          </table:table-cell>
          <table:table-cell office:value-type="float" office:value="1.4996817708015" calcext:value-type="float">
            <text:p>1,4996817708015</text:p>
          </table:table-cell>
          <table:table-cell office:value-type="float" office:value="0.048277580036906" calcext:value-type="float">
            <text:p>0,048277580036906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2396</text:p>
          </table:table-cell>
          <table:table-cell office:value-type="float" office:value="8.965220451355" calcext:value-type="float">
            <text:p>8,965220451355</text:p>
          </table:table-cell>
          <table:table-cell office:value-type="float" office:value="1.4992728829384" calcext:value-type="float">
            <text:p>1,4992728829384</text:p>
          </table:table-cell>
          <table:table-cell office:value-type="float" office:value="0.067472245075568" calcext:value-type="float">
            <text:p>0,067472245075568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2407</text:p>
          </table:table-cell>
          <table:table-cell office:value-type="float" office:value="-0.035787429660559" calcext:value-type="float">
            <text:p>-0,035787429660559</text:p>
          </table:table-cell>
          <table:table-cell office:value-type="float" office:value="2.9991605877876" calcext:value-type="float">
            <text:p>2,9991605877876</text:p>
          </table:table-cell>
          <table:table-cell office:value-type="float" office:value="0.025425393803188" calcext:value-type="float">
            <text:p>0,02542539380318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2418</text:p>
          </table:table-cell>
          <table:table-cell office:value-type="float" office:value="1.4649823307991" calcext:value-type="float">
            <text:p>1,4649823307991</text:p>
          </table:table-cell>
          <table:table-cell office:value-type="float" office:value="2.9995548725128" calcext:value-type="float">
            <text:p>2,9995548725128</text:p>
          </table:table-cell>
          <table:table-cell office:value-type="float" office:value="0.025811613682705" calcext:value-type="float">
            <text:p>0,02581161368270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2429</text:p>
          </table:table-cell>
          <table:table-cell office:value-type="float" office:value="2.9643774032593" calcext:value-type="float">
            <text:p>2,9643774032593</text:p>
          </table:table-cell>
          <table:table-cell office:value-type="float" office:value="2.9996365308762" calcext:value-type="float">
            <text:p>2,9996365308762</text:p>
          </table:table-cell>
          <table:table-cell office:value-type="float" office:value="-0.028378938570927" calcext:value-type="float">
            <text:p>-0,028378938570927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2440</text:p>
          </table:table-cell>
          <table:table-cell office:value-type="float" office:value="4.4686555862427" calcext:value-type="float">
            <text:p>4,4686555862427</text:p>
          </table:table-cell>
          <table:table-cell office:value-type="float" office:value="3.0006223917007" calcext:value-type="float">
            <text:p>3,0006223917007</text:p>
          </table:table-cell>
          <table:table-cell office:value-type="float" office:value="-0.012837280945669" calcext:value-type="float">
            <text:p>-0,012837280945669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2451</text:p>
          </table:table-cell>
          <table:table-cell office:value-type="float" office:value="5.9641873836517" calcext:value-type="float">
            <text:p>5,9641873836517</text:p>
          </table:table-cell>
          <table:table-cell office:value-type="float" office:value="2.9993918538094" calcext:value-type="float">
            <text:p>2,9993918538094</text:p>
          </table:table-cell>
          <table:table-cell office:value-type="float" office:value="-0.042002053803818" calcext:value-type="float">
            <text:p>-0,04200205380381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2462</text:p>
          </table:table-cell>
          <table:table-cell office:value-type="float" office:value="7.4629861116409" calcext:value-type="float">
            <text:p>7,4629861116409</text:p>
          </table:table-cell>
          <table:table-cell office:value-type="float" office:value="2.9998564720154" calcext:value-type="float">
            <text:p>2,9998564720154</text:p>
          </table:table-cell>
          <table:table-cell office:value-type="float" office:value="0.028092088622699" calcext:value-type="float">
            <text:p>0,028092088622699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2473</text:p>
          </table:table-cell>
          <table:table-cell office:value-type="float" office:value="8.9664155244827" calcext:value-type="float">
            <text:p>8,9664155244827</text:p>
          </table:table-cell>
          <table:table-cell office:value-type="float" office:value="3.0006083846092" calcext:value-type="float">
            <text:p>3,0006083846092</text:p>
          </table:table-cell>
          <table:table-cell office:value-type="float" office:value="0.073504933025569" calcext:value-type="float">
            <text:p>0,073504933025569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2484</text:p>
          </table:table-cell>
          <table:table-cell office:value-type="float" office:value="-0.032377098686993" calcext:value-type="float">
            <text:p>-0,032377098686993</text:p>
          </table:table-cell>
          <table:table-cell office:value-type="float" office:value="4.5000657439232" calcext:value-type="float">
            <text:p>4,5000657439232</text:p>
          </table:table-cell>
          <table:table-cell office:value-type="float" office:value="-0.025843718173694" calcext:value-type="float">
            <text:p>-0,02584371817369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2495</text:p>
          </table:table-cell>
          <table:table-cell office:value-type="float" office:value="1.4647513628006" calcext:value-type="float">
            <text:p>1,4647513628006</text:p>
          </table:table-cell>
          <table:table-cell office:value-type="float" office:value="4.4995158910751" calcext:value-type="float">
            <text:p>4,4995158910751</text:p>
          </table:table-cell>
          <table:table-cell office:value-type="float" office:value="0.099668496549367" calcext:value-type="float">
            <text:p>0,099668496549367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2506</text:p>
          </table:table-cell>
          <table:table-cell office:value-type="float" office:value="2.9669398069382" calcext:value-type="float">
            <text:p>2,9669398069382</text:p>
          </table:table-cell>
          <table:table-cell office:value-type="float" office:value="4.5000714063644" calcext:value-type="float">
            <text:p>4,5000714063644</text:p>
          </table:table-cell>
          <table:table-cell office:value-type="float" office:value="-0.012048466945257" calcext:value-type="float">
            <text:p>-0,01204846694525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2517</text:p>
          </table:table-cell>
          <table:table-cell office:value-type="float" office:value="4.4645413756371" calcext:value-type="float">
            <text:p>4,4645413756371</text:p>
          </table:table-cell>
          <table:table-cell office:value-type="float" office:value="4.5000785589218" calcext:value-type="float">
            <text:p>4,5000785589218</text:p>
          </table:table-cell>
          <table:table-cell office:value-type="float" office:value="0.028027752844415" calcext:value-type="float">
            <text:p>0,02802775284441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2528</text:p>
          </table:table-cell>
          <table:table-cell office:value-type="float" office:value="5.9645879268646" calcext:value-type="float">
            <text:p>5,9645879268646</text:p>
          </table:table-cell>
          <table:table-cell office:value-type="float" office:value="4.5008724927902" calcext:value-type="float">
            <text:p>4,5008724927902</text:p>
          </table:table-cell>
          <table:table-cell office:value-type="float" office:value="-0.059034925244844" calcext:value-type="float">
            <text:p>-0,059034925244844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2539</text:p>
          </table:table-cell>
          <table:table-cell office:value-type="float" office:value="7.4649804830551" calcext:value-type="float">
            <text:p>7,4649804830551</text:p>
          </table:table-cell>
          <table:table-cell office:value-type="float" office:value="4.4994425773621" calcext:value-type="float">
            <text:p>4,4994425773621</text:p>
          </table:table-cell>
          <table:table-cell office:value-type="float" office:value="-0.066111160139702" calcext:value-type="float">
            <text:p>-0,066111160139702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2550</text:p>
          </table:table-cell>
          <table:table-cell office:value-type="float" office:value="8.9645117521286" calcext:value-type="float">
            <text:p>8,9645117521286</text:p>
          </table:table-cell>
          <table:table-cell office:value-type="float" office:value="4.5001873373985" calcext:value-type="float">
            <text:p>4,5001873373985</text:p>
          </table:table-cell>
          <table:table-cell office:value-type="float" office:value="-0.01211323149526" calcext:value-type="float">
            <text:p>-0,01211323149526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2561</text:p>
          </table:table-cell>
          <table:table-cell office:value-type="float" office:value="-0.037018496077508" calcext:value-type="float">
            <text:p>-0,037018496077508</text:p>
          </table:table-cell>
          <table:table-cell office:value-type="float" office:value="5.9998339414597" calcext:value-type="float">
            <text:p>5,9998339414597</text:p>
          </table:table-cell>
          <table:table-cell office:value-type="float" office:value="-0.057349775644956" calcext:value-type="float">
            <text:p>-0,05734977564495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2572</text:p>
          </table:table-cell>
          <table:table-cell office:value-type="float" office:value="1.4650157094002" calcext:value-type="float">
            <text:p>1,4650157094002</text:p>
          </table:table-cell>
          <table:table-cell office:value-type="float" office:value="6.0000097751617" calcext:value-type="float">
            <text:p>6,0000097751617</text:p>
          </table:table-cell>
          <table:table-cell office:value-type="float" office:value="-0.03221291184105" calcext:value-type="float">
            <text:p>-0,03221291184105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2583</text:p>
          </table:table-cell>
          <table:table-cell office:value-type="float" office:value="2.9667142033577" calcext:value-type="float">
            <text:p>2,9667142033577</text:p>
          </table:table-cell>
          <table:table-cell office:value-type="float" office:value="5.9997165203094" calcext:value-type="float">
            <text:p>5,9997165203094</text:p>
          </table:table-cell>
          <table:table-cell office:value-type="float" office:value="0.057718766242218" calcext:value-type="float">
            <text:p>0,05771876624221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2594</text:p>
          </table:table-cell>
          <table:table-cell office:value-type="float" office:value="4.4615882635117" calcext:value-type="float">
            <text:p>4,4615882635117</text:p>
          </table:table-cell>
          <table:table-cell office:value-type="float" office:value="5.9999656677246" calcext:value-type="float">
            <text:p>5,9999656677246</text:p>
          </table:table-cell>
          <table:table-cell office:value-type="float" office:value="0.032177438906091" calcext:value-type="float">
            <text:p>0,032177438906091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2605</text:p>
          </table:table-cell>
          <table:table-cell office:value-type="float" office:value="5.9670507907867" calcext:value-type="float">
            <text:p>5,9670507907867</text:p>
          </table:table-cell>
          <table:table-cell office:value-type="float" office:value="5.9999763965607" calcext:value-type="float">
            <text:p>5,9999763965607</text:p>
          </table:table-cell>
          <table:table-cell office:value-type="float" office:value="0.040954022273825" calcext:value-type="float">
            <text:p>0,04095402227382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2616</text:p>
          </table:table-cell>
          <table:table-cell office:value-type="float" office:value="7.4626904726028" calcext:value-type="float">
            <text:p>7,4626904726028</text:p>
          </table:table-cell>
          <table:table-cell office:value-type="float" office:value="5.9998935461044" calcext:value-type="float">
            <text:p>5,9998935461044</text:p>
          </table:table-cell>
          <table:table-cell office:value-type="float" office:value="-0.010394399124049" calcext:value-type="float">
            <text:p>-0,01039439912404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2627</text:p>
          </table:table-cell>
          <table:table-cell office:value-type="float" office:value="8.9642059803009" calcext:value-type="float">
            <text:p>8,9642059803009</text:p>
          </table:table-cell>
          <table:table-cell office:value-type="float" office:value="6.0002452135086" calcext:value-type="float">
            <text:p>6,0002452135086</text:p>
          </table:table-cell>
          <table:table-cell office:value-type="float" office:value="-0.042771904248815" calcext:value-type="float">
            <text:p>-0,042771904248815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2638</text:p>
          </table:table-cell>
          <table:table-cell office:value-type="float" office:value="-0.035301726311445" calcext:value-type="float">
            <text:p>-0,035301726311445</text:p>
          </table:table-cell>
          <table:table-cell office:value-type="float" office:value="7.500422000885" calcext:value-type="float">
            <text:p>7,500422000885</text:p>
          </table:table-cell>
          <table:table-cell office:value-type="float" office:value="-0.12259866751636" calcext:value-type="float">
            <text:p>-0,12259866751636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2649</text:p>
          </table:table-cell>
          <table:table-cell office:value-type="float" office:value="1.4675626158714" calcext:value-type="float">
            <text:p>1,4675626158714</text:p>
          </table:table-cell>
          <table:table-cell office:value-type="float" office:value="7.5004708766937" calcext:value-type="float">
            <text:p>7,5004708766937</text:p>
          </table:table-cell>
          <table:table-cell office:value-type="float" office:value="0.05404200704448" calcext:value-type="float">
            <text:p>0,05404200704448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2660</text:p>
          </table:table-cell>
          <table:table-cell office:value-type="float" office:value="2.9621565341949" calcext:value-type="float">
            <text:p>2,9621565341949</text:p>
          </table:table-cell>
          <table:table-cell office:value-type="float" office:value="7.500342130661" calcext:value-type="float">
            <text:p>7,500342130661</text:p>
          </table:table-cell>
          <table:table-cell office:value-type="float" office:value="-0.038871493051125" calcext:value-type="float">
            <text:p>-0,03887149305112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2671</text:p>
          </table:table-cell>
          <table:table-cell office:value-type="float" office:value="4.4637584686279" calcext:value-type="float">
            <text:p>4,4637584686279</text:p>
          </table:table-cell>
          <table:table-cell office:value-type="float" office:value="7.5000488758087" calcext:value-type="float">
            <text:p>7,5000488758087</text:p>
          </table:table-cell>
          <table:table-cell office:value-type="float" office:value="0.044719689039241" calcext:value-type="float">
            <text:p>0,04471968903924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2682</text:p>
          </table:table-cell>
          <table:table-cell office:value-type="float" office:value="5.964862704277" calcext:value-type="float">
            <text:p>5,964862704277</text:p>
          </table:table-cell>
          <table:table-cell office:value-type="float" office:value="7.4994921684265" calcext:value-type="float">
            <text:p>7,4994921684265</text:p>
          </table:table-cell>
          <table:table-cell office:value-type="float" office:value="-0.030409337828161" calcext:value-type="float">
            <text:p>-0,03040933782816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2693</text:p>
          </table:table-cell>
          <table:table-cell office:value-type="float" office:value="7.4642384052277" calcext:value-type="float">
            <text:p>7,4642384052277</text:p>
          </table:table-cell>
          <table:table-cell office:value-type="float" office:value="7.4997365474701" calcext:value-type="float">
            <text:p>7,4997365474701</text:p>
          </table:table-cell>
          <table:table-cell office:value-type="float" office:value="0.078864846449749" calcext:value-type="float">
            <text:p>0,078864846449749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2704</text:p>
          </table:table-cell>
          <table:table-cell office:value-type="float" office:value="8.9676076173782" calcext:value-type="float">
            <text:p>8,9676076173782</text:p>
          </table:table-cell>
          <table:table-cell office:value-type="float" office:value="7.5000774860382" calcext:value-type="float">
            <text:p>7,5000774860382</text:p>
          </table:table-cell>
          <table:table-cell office:value-type="float" office:value="-0.10582964917775" calcext:value-type="float">
            <text:p>-0,10582964917775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2715</text:p>
          </table:table-cell>
          <table:table-cell office:value-type="float" office:value="-0.034878707956523" calcext:value-type="float">
            <text:p>-0,034878707956523</text:p>
          </table:table-cell>
          <table:table-cell office:value-type="float" office:value="9.0002238750458" calcext:value-type="float">
            <text:p>9,0002238750458</text:p>
          </table:table-cell>
          <table:table-cell office:value-type="float" office:value="0.056465231267747" calcext:value-type="float">
            <text:p>0,05646523126774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2726</text:p>
          </table:table-cell>
          <table:table-cell office:value-type="float" office:value="1.4668750762939" calcext:value-type="float">
            <text:p>1,4668750762939</text:p>
          </table:table-cell>
          <table:table-cell office:value-type="float" office:value="8.9999169111252" calcext:value-type="float">
            <text:p>8,9999169111252</text:p>
          </table:table-cell>
          <table:table-cell office:value-type="float" office:value="-0.099065259787118" calcext:value-type="float">
            <text:p>-0,099065259787118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2737</text:p>
          </table:table-cell>
          <table:table-cell office:value-type="float" office:value="2.9670256376266" calcext:value-type="float">
            <text:p>2,9670256376266</text:p>
          </table:table-cell>
          <table:table-cell office:value-type="float" office:value="9.0001076459885" calcext:value-type="float">
            <text:p>9,0001076459885</text:p>
          </table:table-cell>
          <table:table-cell office:value-type="float" office:value="-0.025394123498422" calcext:value-type="float">
            <text:p>-0,025394123498422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2748</text:p>
          </table:table-cell>
          <table:table-cell office:value-type="float" office:value="4.4643887877464" calcext:value-type="float">
            <text:p>4,4643887877464</text:p>
          </table:table-cell>
          <table:table-cell office:value-type="float" office:value="9.0001994371414" calcext:value-type="float">
            <text:p>9,0001994371414</text:p>
          </table:table-cell>
          <table:table-cell office:value-type="float" office:value="-0.073144878231131" calcext:value-type="float">
            <text:p>-0,07314487823113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2759</text:p>
          </table:table-cell>
          <table:table-cell office:value-type="float" office:value="5.9645938873291" calcext:value-type="float">
            <text:p>5,9645938873291</text:p>
          </table:table-cell>
          <table:table-cell office:value-type="float" office:value="8.9996176958084" calcext:value-type="float">
            <text:p>8,9996176958084</text:p>
          </table:table-cell>
          <table:table-cell office:value-type="float" office:value="0.04681925234462" calcext:value-type="float">
            <text:p>0,04681925234462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2770</text:p>
          </table:table-cell>
          <table:table-cell office:value-type="float" office:value="7.4640715122223" calcext:value-type="float">
            <text:p>7,4640715122223</text:p>
          </table:table-cell>
          <table:table-cell office:value-type="float" office:value="9.0007221698761" calcext:value-type="float">
            <text:p>9,0007221698761</text:p>
          </table:table-cell>
          <table:table-cell office:value-type="float" office:value="-0.081309332411475" calcext:value-type="float">
            <text:p>-0,081309332411475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2781</text:p>
          </table:table-cell>
          <table:table-cell office:value-type="float" office:value="8.9641034603119" calcext:value-type="float">
            <text:p>8,9641034603119</text:p>
          </table:table-cell>
          <table:table-cell office:value-type="float" office:value="8.9998161792755" calcext:value-type="float">
            <text:p>8,9998161792755</text:p>
          </table:table-cell>
          <table:table-cell office:value-type="float" office:value="-0.032423276922838" calcext:value-type="float">
            <text:p>-0,032423276922838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2792</text:p>
          </table:table-cell>
          <table:table-cell office:value-type="float" office:value="-0.033023555297405" calcext:value-type="float">
            <text:p>-0,033023555297405</text:p>
          </table:table-cell>
          <table:table-cell office:value-type="float" office:value="10.499980449677" calcext:value-type="float">
            <text:p>10,499980449677</text:p>
          </table:table-cell>
          <table:table-cell office:value-type="float" office:value="-0.0377015935874" calcext:value-type="float">
            <text:p>-0,037701593587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2803</text:p>
          </table:table-cell>
          <table:table-cell office:value-type="float" office:value="1.4666196703911" calcext:value-type="float">
            <text:p>1,4666196703911</text:p>
          </table:table-cell>
          <table:table-cell office:value-type="float" office:value="10.499724149704" calcext:value-type="float">
            <text:p>10,499724149704</text:p>
          </table:table-cell>
          <table:table-cell office:value-type="float" office:value="0.045761988041507" calcext:value-type="float">
            <text:p>0,045761988041507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15</text:p>
          </table:table-cell>
          <table:table-cell office:value-type="float" office:value="-0.29966060072184" calcext:value-type="float">
            <text:p>-0,29966060072184</text:p>
          </table:table-cell>
          <table:table-cell office:value-type="float" office:value="-0.061007738113403" calcext:value-type="float">
            <text:p>-0,061007738113403</text:p>
          </table:table-cell>
          <table:table-cell office:value-type="float" office:value="15.887836172323" calcext:value-type="float">
            <text:p>15,887836172323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2264</text:p>
          </table:table-cell>
          <table:table-cell office:value-type="float" office:value="1.2181457132101" calcext:value-type="float">
            <text:p>1,2181457132101</text:p>
          </table:table-cell>
          <table:table-cell office:value-type="float" office:value="0.13155674561858" calcext:value-type="float">
            <text:p>0,13155674561858</text:p>
          </table:table-cell>
          <table:table-cell office:value-type="float" office:value="-34.736069144717" calcext:value-type="float">
            <text:p>-34,7360691447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2275</text:p>
          </table:table-cell>
          <table:table-cell office:value-type="float" office:value="2.6143726706505" calcext:value-type="float">
            <text:p>2,6143726706505</text:p>
          </table:table-cell>
          <table:table-cell office:value-type="float" office:value="0.078700287267566" calcext:value-type="float">
            <text:p>0,078700287267566</text:p>
          </table:table-cell>
          <table:table-cell office:value-type="float" office:value="-17.0297977651" calcext:value-type="float">
            <text:p>-17,0297977651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2286</text:p>
          </table:table-cell>
          <table:table-cell office:value-type="float" office:value="4.2880254983902" calcext:value-type="float">
            <text:p>4,2880254983902</text:p>
          </table:table-cell>
          <table:table-cell office:value-type="float" office:value="-0.015439949929714" calcext:value-type="float">
            <text:p>-0,015439949929714</text:p>
          </table:table-cell>
          <table:table-cell office:value-type="float" office:value="5.0490901918168" calcext:value-type="float">
            <text:p>5,0490901918168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2297</text:p>
          </table:table-cell>
          <table:table-cell office:value-type="float" office:value="5.6559234857559" calcext:value-type="float">
            <text:p>5,6559234857559</text:p>
          </table:table-cell>
          <table:table-cell office:value-type="float" office:value="-0.12446850538254" calcext:value-type="float">
            <text:p>-0,12446850538254</text:p>
          </table:table-cell>
          <table:table-cell office:value-type="float" office:value="29.163573198258" calcext:value-type="float">
            <text:p>29,163573198258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2308</text:p>
          </table:table-cell>
          <table:table-cell office:value-type="float" office:value="7.27823138237" calcext:value-type="float">
            <text:p>7,27823138237</text:p>
          </table:table-cell>
          <table:table-cell office:value-type="float" office:value="0.15655051916838" calcext:value-type="float">
            <text:p>0,15655051916838</text:p>
          </table:table-cell>
          <table:table-cell office:value-type="float" office:value="-47.386463660343" calcext:value-type="float">
            <text:p>-47,386463660343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2319</text:p>
          </table:table-cell>
          <table:table-cell office:value-type="float" office:value="8.6706030368805" calcext:value-type="float">
            <text:p>8,6706030368805</text:p>
          </table:table-cell>
          <table:table-cell office:value-type="float" office:value="0.045490697957575" calcext:value-type="float">
            <text:p>0,045490697957575</text:p>
          </table:table-cell>
          <table:table-cell office:value-type="float" office:value="-11.292770504951" calcext:value-type="float">
            <text:p>-11,292770504951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2330</text:p>
          </table:table-cell>
          <table:table-cell office:value-type="float" office:value="-0.23025330156088" calcext:value-type="float">
            <text:p>-0,23025330156088</text:p>
          </table:table-cell>
          <table:table-cell office:value-type="float" office:value="1.3347409665585" calcext:value-type="float">
            <text:p>1,3347409665585</text:p>
          </table:table-cell>
          <table:table-cell office:value-type="float" office:value="48.354737697893" calcext:value-type="float">
            <text:p>48,35473769789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2341</text:p>
          </table:table-cell>
          <table:table-cell office:value-type="float" office:value="1.2049212306738" calcext:value-type="float">
            <text:p>1,2049212306738</text:p>
          </table:table-cell>
          <table:table-cell office:value-type="float" office:value="1.4401572942734" calcext:value-type="float">
            <text:p>1,4401572942734</text:p>
          </table:table-cell>
          <table:table-cell office:value-type="float" office:value="15.752830512964" calcext:value-type="float">
            <text:p>15,75283051296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2352</text:p>
          </table:table-cell>
          <table:table-cell office:value-type="float" office:value="2.8503340482712" calcext:value-type="float">
            <text:p>2,8503340482712</text:p>
          </table:table-cell>
          <table:table-cell office:value-type="float" office:value="1.7099893093109" calcext:value-type="float">
            <text:p>1,7099893093109</text:p>
          </table:table-cell>
          <table:table-cell office:value-type="float" office:value="-73.131689600124" calcext:value-type="float">
            <text:p>-73,131689600124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2363</text:p>
          </table:table-cell>
          <table:table-cell office:value-type="float" office:value="4.2016744613647" calcext:value-type="float">
            <text:p>4,2016744613647</text:p>
          </table:table-cell>
          <table:table-cell office:value-type="float" office:value="1.4153112471104" calcext:value-type="float">
            <text:p>1,4153112471104</text:p>
          </table:table-cell>
          <table:table-cell office:value-type="float" office:value="22.100426778672" calcext:value-type="float">
            <text:p>22,100426778672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2374</text:p>
          </table:table-cell>
          <table:table-cell office:value-type="float" office:value="5.6933832168579" calcext:value-type="float">
            <text:p>5,6933832168579</text:p>
          </table:table-cell>
          <table:table-cell office:value-type="float" office:value="1.6486409306526" calcext:value-type="float">
            <text:p>1,6486409306526</text:p>
          </table:table-cell>
          <table:table-cell office:value-type="float" office:value="-36.812013501574" calcext:value-type="float">
            <text:p>-36,812013501574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2385</text:p>
          </table:table-cell>
          <table:table-cell office:value-type="float" office:value="7.1131765842438" calcext:value-type="float">
            <text:p>7,1131765842438</text:p>
          </table:table-cell>
          <table:table-cell office:value-type="float" office:value="1.4283445477486" calcext:value-type="float">
            <text:p>1,4283445477486</text:p>
          </table:table-cell>
          <table:table-cell office:value-type="float" office:value="15.420665406877" calcext:value-type="float">
            <text:p>15,420665406877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2396</text:p>
          </table:table-cell>
          <table:table-cell office:value-type="float" office:value="8.8112246990204" calcext:value-type="float">
            <text:p>8,8112246990204</text:p>
          </table:table-cell>
          <table:table-cell office:value-type="float" office:value="1.6570425033569" calcext:value-type="float">
            <text:p>1,6570425033569</text:p>
          </table:table-cell>
          <table:table-cell office:value-type="float" office:value="-51.968387357748" calcext:value-type="float">
            <text:p>-51,968387357748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2407</text:p>
          </table:table-cell>
          <table:table-cell office:value-type="float" office:value="-0.43223034590483" calcext:value-type="float">
            <text:p>-0,43223034590483</text:p>
          </table:table-cell>
          <table:table-cell office:value-type="float" office:value="3.0027222633362" calcext:value-type="float">
            <text:p>3,0027222633362</text:p>
          </table:table-cell>
          <table:table-cell office:value-type="float" office:value="-0.80680516162875" calcext:value-type="float">
            <text:p>-0,8068051616287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2418</text:p>
          </table:table-cell>
          <table:table-cell office:value-type="float" office:value="1.151076182723" calcext:value-type="float">
            <text:p>1,151076182723</text:p>
          </table:table-cell>
          <table:table-cell office:value-type="float" office:value="2.8827974200249" calcext:value-type="float">
            <text:p>2,8827974200249</text:p>
          </table:table-cell>
          <table:table-cell office:value-type="float" office:value="27.157752377212" calcext:value-type="float">
            <text:p>27,15775237721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2429</text:p>
          </table:table-cell>
          <table:table-cell office:value-type="float" office:value="2.7373820543289" calcext:value-type="float">
            <text:p>2,7373820543289</text:p>
          </table:table-cell>
          <table:table-cell office:value-type="float" office:value="3.0403155088425" calcext:value-type="float">
            <text:p>3,0403155088425</text:p>
          </table:table-cell>
          <table:table-cell office:value-type="float" office:value="-11.796054566742" calcext:value-type="float">
            <text:p>-11,796054566742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2440</text:p>
          </table:table-cell>
          <table:table-cell office:value-type="float" office:value="4.1961401700974" calcext:value-type="float">
            <text:p>4,1961401700974</text:p>
          </table:table-cell>
          <table:table-cell office:value-type="float" office:value="3.1035077571869" calcext:value-type="float">
            <text:p>3,1035077571869</text:p>
          </table:table-cell>
          <table:table-cell office:value-type="float" office:value="-26.04753139672" calcext:value-type="float">
            <text:p>-26,0475313967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2451</text:p>
          </table:table-cell>
          <table:table-cell office:value-type="float" office:value="5.8235704898834" calcext:value-type="float">
            <text:p>5,8235704898834</text:p>
          </table:table-cell>
          <table:table-cell office:value-type="float" office:value="3.0860882997513" calcext:value-type="float">
            <text:p>3,0860882997513</text:p>
          </table:table-cell>
          <table:table-cell office:value-type="float" office:value="-31.162328021542" calcext:value-type="float">
            <text:p>-31,16232802154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2462</text:p>
          </table:table-cell>
          <table:table-cell office:value-type="float" office:value="7.1532452106476" calcext:value-type="float">
            <text:p>7,1532452106476</text:p>
          </table:table-cell>
          <table:table-cell office:value-type="float" office:value="2.8782823681831" calcext:value-type="float">
            <text:p>2,8782823681831</text:p>
          </table:table-cell>
          <table:table-cell office:value-type="float" office:value="28.361097262923" calcext:value-type="float">
            <text:p>28,361097262923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2473</text:p>
          </table:table-cell>
          <table:table-cell office:value-type="float" office:value="8.5805243253708" calcext:value-type="float">
            <text:p>8,5805243253708</text:p>
          </table:table-cell>
          <table:table-cell office:value-type="float" office:value="3.0232936143875" calcext:value-type="float">
            <text:p>3,0232936143875</text:p>
          </table:table-cell>
          <table:table-cell office:value-type="float" office:value="-4.6709316076746" calcext:value-type="float">
            <text:p>-4,6709316076746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2484</text:p>
          </table:table-cell>
          <table:table-cell office:value-type="float" office:value="-0.34498780965805" calcext:value-type="float">
            <text:p>-0,34498780965805</text:p>
          </table:table-cell>
          <table:table-cell office:value-type="float" office:value="4.3823337554932" calcext:value-type="float">
            <text:p>4,3823337554932</text:p>
          </table:table-cell>
          <table:table-cell office:value-type="float" office:value="27.379005577914" calcext:value-type="float">
            <text:p>27,37900557791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2495</text:p>
          </table:table-cell>
          <table:table-cell office:value-type="float" office:value="1.1850925534964" calcext:value-type="float">
            <text:p>1,1850925534964</text:p>
          </table:table-cell>
          <table:table-cell office:value-type="float" office:value="4.5123571157455" calcext:value-type="float">
            <text:p>4,5123571157455</text:p>
          </table:table-cell>
          <table:table-cell office:value-type="float" office:value="-3.2911780913165" calcext:value-type="float">
            <text:p>-3,291178091316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2506</text:p>
          </table:table-cell>
          <table:table-cell office:value-type="float" office:value="2.7201953530312" calcext:value-type="float">
            <text:p>2,7201953530312</text:p>
          </table:table-cell>
          <table:table-cell office:value-type="float" office:value="4.3676933646202" calcext:value-type="float">
            <text:p>4,3676933646202</text:p>
          </table:table-cell>
          <table:table-cell office:value-type="float" office:value="35.474807593473" calcext:value-type="float">
            <text:p>35,47480759347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2517</text:p>
          </table:table-cell>
          <table:table-cell office:value-type="float" office:value="4.1015323996544" calcext:value-type="float">
            <text:p>4,1015323996544</text:p>
          </table:table-cell>
          <table:table-cell office:value-type="float" office:value="4.4377326965332" calcext:value-type="float">
            <text:p>4,4377326965332</text:p>
          </table:table-cell>
          <table:table-cell office:value-type="float" office:value="13.257937066874" calcext:value-type="float">
            <text:p>13,25793706687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2528</text:p>
          </table:table-cell>
          <table:table-cell office:value-type="float" office:value="5.6412905454636" calcext:value-type="float">
            <text:p>5,6412905454636</text:p>
          </table:table-cell>
          <table:table-cell office:value-type="float" office:value="4.57923412323" calcext:value-type="float">
            <text:p>4,57923412323</text:p>
          </table:table-cell>
          <table:table-cell office:value-type="float" office:value="-15.929683758195" calcext:value-type="float">
            <text:p>-15,92968375819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2539</text:p>
          </table:table-cell>
          <table:table-cell office:value-type="float" office:value="7.0844393968582" calcext:value-type="float">
            <text:p>7,0844393968582</text:p>
          </table:table-cell>
          <table:table-cell office:value-type="float" office:value="4.5338493585587" calcext:value-type="float">
            <text:p>4,5338493585587</text:p>
          </table:table-cell>
          <table:table-cell office:value-type="float" office:value="-7.1501704348121" calcext:value-type="float">
            <text:p>-7,1501704348121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2550</text:p>
          </table:table-cell>
          <table:table-cell office:value-type="float" office:value="8.6528843641281" calcext:value-type="float">
            <text:p>8,6528843641281</text:p>
          </table:table-cell>
          <table:table-cell office:value-type="float" office:value="4.6188789606094" calcext:value-type="float">
            <text:p>4,6188789606094</text:p>
          </table:table-cell>
          <table:table-cell office:value-type="float" office:value="-27.615656708456" calcext:value-type="float">
            <text:p>-27,615656708456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2561</text:p>
          </table:table-cell>
          <table:table-cell office:value-type="float" office:value="-0.41444335132837" calcext:value-type="float">
            <text:p>-0,41444335132837</text:p>
          </table:table-cell>
          <table:table-cell office:value-type="float" office:value="5.9585672616959" calcext:value-type="float">
            <text:p>5,9585672616959</text:p>
          </table:table-cell>
          <table:table-cell office:value-type="float" office:value="8.6497952034519" calcext:value-type="float">
            <text:p>8,649795203451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2572</text:p>
          </table:table-cell>
          <table:table-cell office:value-type="float" office:value="1.1230085045099" calcext:value-type="float">
            <text:p>1,1230085045099</text:p>
          </table:table-cell>
          <table:table-cell office:value-type="float" office:value="5.9886419773102" calcext:value-type="float">
            <text:p>5,9886419773102</text:p>
          </table:table-cell>
          <table:table-cell office:value-type="float" office:value="2.5750231591" calcext:value-type="float">
            <text:p>2,575023159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2583</text:p>
          </table:table-cell>
          <table:table-cell office:value-type="float" office:value="2.7068662643433" calcext:value-type="float">
            <text:p>2,7068662643433</text:p>
          </table:table-cell>
          <table:table-cell office:value-type="float" office:value="5.8380395174026" calcext:value-type="float">
            <text:p>5,8380395174026</text:p>
          </table:table-cell>
          <table:table-cell office:value-type="float" office:value="41.063448046423" calcext:value-type="float">
            <text:p>41,063448046423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2594</text:p>
          </table:table-cell>
          <table:table-cell office:value-type="float" office:value="4.2459583282471" calcext:value-type="float">
            <text:p>4,2459583282471</text:p>
          </table:table-cell>
          <table:table-cell office:value-type="float" office:value="6.0948884487152" calcext:value-type="float">
            <text:p>6,0948884487152</text:p>
          </table:table-cell>
          <table:table-cell office:value-type="float" office:value="-27.685506898127" calcext:value-type="float">
            <text:p>-27,685506898127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2605</text:p>
          </table:table-cell>
          <table:table-cell office:value-type="float" office:value="5.7095277309418" calcext:value-type="float">
            <text:p>5,7095277309418</text:p>
          </table:table-cell>
          <table:table-cell office:value-type="float" office:value="5.8387899398804" calcext:value-type="float">
            <text:p>5,8387899398804</text:p>
          </table:table-cell>
          <table:table-cell office:value-type="float" office:value="40.986555776778" calcext:value-type="float">
            <text:p>40,98655577677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2616</text:p>
          </table:table-cell>
          <table:table-cell office:value-type="float" office:value="7.0795130729675" calcext:value-type="float">
            <text:p>7,0795130729675</text:p>
          </table:table-cell>
          <table:table-cell office:value-type="float" office:value="6.0319370031357" calcext:value-type="float">
            <text:p>6,0319370031357</text:p>
          </table:table-cell>
          <table:table-cell office:value-type="float" office:value="-6.6389798358747" calcext:value-type="float">
            <text:p>-6,638979835874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2627</text:p>
          </table:table-cell>
          <table:table-cell office:value-type="float" office:value="8.8279783725739" calcext:value-type="float">
            <text:p>8,8279783725739</text:p>
          </table:table-cell>
          <table:table-cell office:value-type="float" office:value="5.8434069156647" calcext:value-type="float">
            <text:p>5,8434069156647</text:p>
          </table:table-cell>
          <table:table-cell office:value-type="float" office:value="54.266152108551" calcext:value-type="float">
            <text:p>54,266152108551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2638</text:p>
          </table:table-cell>
          <table:table-cell office:value-type="float" office:value="-0.36825593560934" calcext:value-type="float">
            <text:p>-0,36825593560934</text:p>
          </table:table-cell>
          <table:table-cell office:value-type="float" office:value="7.5236016511917" calcext:value-type="float">
            <text:p>7,5236016511917</text:p>
          </table:table-cell>
          <table:table-cell office:value-type="float" office:value="-5.6375595889274" calcext:value-type="float">
            <text:p>-5,6375595889274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2649</text:p>
          </table:table-cell>
          <table:table-cell office:value-type="float" office:value="1.1451785266399" calcext:value-type="float">
            <text:p>1,1451785266399</text:p>
          </table:table-cell>
          <table:table-cell office:value-type="float" office:value="7.4681723117828" calcext:value-type="float">
            <text:p>7,4681723117828</text:p>
          </table:table-cell>
          <table:table-cell office:value-type="float" office:value="7.5529126604651" calcext:value-type="float">
            <text:p>7,552912660465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2660</text:p>
          </table:table-cell>
          <table:table-cell office:value-type="float" office:value="2.6776212453842" calcext:value-type="float">
            <text:p>2,6776212453842</text:p>
          </table:table-cell>
          <table:table-cell office:value-type="float" office:value="7.638121843338" calcext:value-type="float">
            <text:p>7,638121843338</text:p>
          </table:table-cell>
          <table:table-cell office:value-type="float" office:value="-33.34189448387" calcext:value-type="float">
            <text:p>-33,3418944838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2671</text:p>
          </table:table-cell>
          <table:table-cell office:value-type="float" office:value="4.1493543982506" calcext:value-type="float">
            <text:p>4,1493543982506</text:p>
          </table:table-cell>
          <table:table-cell office:value-type="float" office:value="7.4176776409149" calcext:value-type="float">
            <text:p>7,4176776409149</text:p>
          </table:table-cell>
          <table:table-cell office:value-type="float" office:value="29.383616842282" calcext:value-type="float">
            <text:p>29,38361684228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2682</text:p>
          </table:table-cell>
          <table:table-cell office:value-type="float" office:value="5.5674731731415" calcext:value-type="float">
            <text:p>5,5674731731415</text:p>
          </table:table-cell>
          <table:table-cell office:value-type="float" office:value="7.4997389316559" calcext:value-type="float">
            <text:p>7,4997389316559</text:p>
          </table:table-cell>
          <table:table-cell office:value-type="float" office:value="-0.084247943577446" calcext:value-type="float">
            <text:p>-0,08424794357744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2693</text:p>
          </table:table-cell>
          <table:table-cell office:value-type="float" office:value="7.1295231580734" calcext:value-type="float">
            <text:p>7,1295231580734</text:p>
          </table:table-cell>
          <table:table-cell office:value-type="float" office:value="7.5861924886703" calcext:value-type="float">
            <text:p>7,5861924886703</text:p>
          </table:table-cell>
          <table:table-cell office:value-type="float" office:value="-19.41778895202" calcext:value-type="float">
            <text:p>-19,41778895202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2704</text:p>
          </table:table-cell>
          <table:table-cell office:value-type="float" office:value="8.6960351467133" calcext:value-type="float">
            <text:p>8,6960351467133</text:p>
          </table:table-cell>
          <table:table-cell office:value-type="float" office:value="7.5469577312469" calcext:value-type="float">
            <text:p>7,5469577312469</text:p>
          </table:table-cell>
          <table:table-cell office:value-type="float" office:value="-12.302204491986" calcext:value-type="float">
            <text:p>-12,302204491986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2715</text:p>
          </table:table-cell>
          <table:table-cell office:value-type="float" office:value="-0.32194003462791" calcext:value-type="float">
            <text:p>-0,32194003462791</text:p>
          </table:table-cell>
          <table:table-cell office:value-type="float" office:value="8.9895117282867" calcext:value-type="float">
            <text:p>8,9895117282867</text:p>
          </table:table-cell>
          <table:table-cell office:value-type="float" office:value="2.7057584256503" calcext:value-type="float">
            <text:p>2,7057584256503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2726</text:p>
          </table:table-cell>
          <table:table-cell office:value-type="float" office:value="1.1246955394745" calcext:value-type="float">
            <text:p>1,1246955394745</text:p>
          </table:table-cell>
          <table:table-cell office:value-type="float" office:value="9.0680873394012" calcext:value-type="float">
            <text:p>9,0680873394012</text:p>
          </table:table-cell>
          <table:table-cell office:value-type="float" office:value="-15.027990007097" calcext:value-type="float">
            <text:p>-15,027990007097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2737</text:p>
          </table:table-cell>
          <table:table-cell office:value-type="float" office:value="2.5695198774338" calcext:value-type="float">
            <text:p>2,5695198774338</text:p>
          </table:table-cell>
          <table:table-cell office:value-type="float" office:value="9.0005081892014" calcext:value-type="float">
            <text:p>9,0005081892014</text:p>
          </table:table-cell>
          <table:table-cell office:value-type="float" office:value="-0.080934335673406" calcext:value-type="float">
            <text:p>-0,080934335673406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2748</text:p>
          </table:table-cell>
          <table:table-cell office:value-type="float" office:value="4.1346296668053" calcext:value-type="float">
            <text:p>4,1346296668053</text:p>
          </table:table-cell>
          <table:table-cell office:value-type="float" office:value="9.1041785478592" calcext:value-type="float">
            <text:p>9,1041785478592</text:p>
          </table:table-cell>
          <table:table-cell office:value-type="float" office:value="-23.389891074721" calcext:value-type="float">
            <text:p>-23,38989107472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2759</text:p>
          </table:table-cell>
          <table:table-cell office:value-type="float" office:value="5.5665701627731" calcext:value-type="float">
            <text:p>5,5665701627731</text:p>
          </table:table-cell>
          <table:table-cell office:value-type="float" office:value="8.9992475509644" calcext:value-type="float">
            <text:p>8,9992475509644</text:p>
          </table:table-cell>
          <table:table-cell office:value-type="float" office:value="0.039447812292321" calcext:value-type="float">
            <text:p>0,03944781229232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2770</text:p>
          </table:table-cell>
          <table:table-cell office:value-type="float" office:value="7.2312819957733" calcext:value-type="float">
            <text:p>7,2312819957733</text:p>
          </table:table-cell>
          <table:table-cell office:value-type="float" office:value="9.101470708847" calcext:value-type="float">
            <text:p>9,101470708847</text:p>
          </table:table-cell>
          <table:table-cell office:value-type="float" office:value="-28.15985299979" calcext:value-type="float">
            <text:p>-28,15985299979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2781</text:p>
          </table:table-cell>
          <table:table-cell office:value-type="float" office:value="8.702204823494" calcext:value-type="float">
            <text:p>8,702204823494</text:p>
          </table:table-cell>
          <table:table-cell office:value-type="float" office:value="9.105241894722" calcext:value-type="float">
            <text:p>9,105241894722</text:p>
          </table:table-cell>
          <table:table-cell office:value-type="float" office:value="-27.604857827448" calcext:value-type="float">
            <text:p>-27,604857827448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2792</text:p>
          </table:table-cell>
          <table:table-cell office:value-type="float" office:value="-0.30403267592192" calcext:value-type="float">
            <text:p>-0,30403267592192</text:p>
          </table:table-cell>
          <table:table-cell office:value-type="float" office:value="10.651342868805" calcext:value-type="float">
            <text:p>10,651342868805</text:p>
          </table:table-cell>
          <table:table-cell office:value-type="float" office:value="-37.919581316079" calcext:value-type="float">
            <text:p>-37,91958131607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2803</text:p>
          </table:table-cell>
          <table:table-cell office:value-type="float" office:value="1.1604863405228" calcext:value-type="float">
            <text:p>1,1604863405228</text:p>
          </table:table-cell>
          <table:table-cell office:value-type="float" office:value="10.624492168427" calcext:value-type="float">
            <text:p>10,624492168427</text:p>
          </table:table-cell>
          <table:table-cell office:value-type="float" office:value="-28.972603333224" calcext:value-type="float">
            <text:p>-28,972603333224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15</text:p>
          </table:table-cell>
          <table:table-cell office:value-type="float" office:value="-0.53851328790188" calcext:value-type="float">
            <text:p>-0,53851328790188</text:p>
          </table:table-cell>
          <table:table-cell office:value-type="float" office:value="-0.19601020962" calcext:value-type="float">
            <text:p>-0,19601020962</text:p>
          </table:table-cell>
          <table:table-cell office:value-type="float" office:value="32.272482373912" calcext:value-type="float">
            <text:p>32,27248237391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2264</text:p>
          </table:table-cell>
          <table:table-cell office:value-type="float" office:value="1.1009184271097" calcext:value-type="float">
            <text:p>1,1009184271097</text:p>
          </table:table-cell>
          <table:table-cell office:value-type="float" office:value="0.38173340260983" calcext:value-type="float">
            <text:p>0,38173340260983</text:p>
          </table:table-cell>
          <table:table-cell office:value-type="float" office:value="-70.61889369017" calcext:value-type="float">
            <text:p>-70,618893690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2275</text:p>
          </table:table-cell>
          <table:table-cell office:value-type="float" office:value="2.3072238266468" calcext:value-type="float">
            <text:p>2,3072238266468</text:p>
          </table:table-cell>
          <table:table-cell office:value-type="float" office:value="0.25998115539551" calcext:value-type="float">
            <text:p>0,25998115539551</text:p>
          </table:table-cell>
          <table:table-cell office:value-type="float" office:value="-34.679653917908" calcext:value-type="float">
            <text:p>-34,67965391790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2286</text:p>
          </table:table-cell>
          <table:table-cell office:value-type="float" office:value="4.1231259703636" calcext:value-type="float">
            <text:p>4,1231259703636</text:p>
          </table:table-cell>
          <table:table-cell office:value-type="float" office:value="-0.046087168157101" calcext:value-type="float">
            <text:p>-0,046087168157101</text:p>
          </table:table-cell>
          <table:table-cell office:value-type="float" office:value="10.175154657121" calcext:value-type="float">
            <text:p>10,175154657121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2297</text:p>
          </table:table-cell>
          <table:table-cell office:value-type="float" office:value="5.456451177597" calcext:value-type="float">
            <text:p>5,456451177597</text:p>
          </table:table-cell>
          <table:table-cell office:value-type="float" office:value="-0.38743313401937" calcext:value-type="float">
            <text:p>-0,38743313401937</text:p>
          </table:table-cell>
          <table:table-cell office:value-type="float" office:value="59.569921463158" calcext:value-type="float">
            <text:p>59,569921463158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2308</text:p>
          </table:table-cell>
          <table:table-cell office:value-type="float" office:value="7.2798299789429" calcext:value-type="float">
            <text:p>7,2798299789429</text:p>
          </table:table-cell>
          <table:table-cell office:value-type="float" office:value="0.39767924696207" calcext:value-type="float">
            <text:p>0,39767924696207</text:p>
          </table:table-cell>
          <table:table-cell office:value-type="float" office:value="-96.437468650235" calcext:value-type="float">
            <text:p>-96,437468650235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2319</text:p>
          </table:table-cell>
          <table:table-cell office:value-type="float" office:value="8.3932542800903" calcext:value-type="float">
            <text:p>8,3932542800903</text:p>
          </table:table-cell>
          <table:table-cell office:value-type="float" office:value="0.15189008787274" calcext:value-type="float">
            <text:p>0,15189008787274</text:p>
          </table:table-cell>
          <table:table-cell office:value-type="float" office:value="-23.161727341877" calcext:value-type="float">
            <text:p>-23,161727341877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2330</text:p>
          </table:table-cell>
          <table:table-cell office:value-type="float" office:value="-0.22347876802087" calcext:value-type="float">
            <text:p>-0,22347876802087</text:p>
          </table:table-cell>
          <table:table-cell office:value-type="float" office:value="1.0776285082102" calcext:value-type="float">
            <text:p>1,0776285082102</text:p>
          </table:table-cell>
          <table:table-cell office:value-type="float" office:value="98.755826615984" calcext:value-type="float">
            <text:p>98,75582661598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2341</text:p>
          </table:table-cell>
          <table:table-cell office:value-type="float" office:value="0.97374007105827" calcext:value-type="float">
            <text:p>0,97374007105827</text:p>
          </table:table-cell>
          <table:table-cell office:value-type="float" office:value="1.308496594429" calcext:value-type="float">
            <text:p>1,308496594429</text:p>
          </table:table-cell>
          <table:table-cell office:value-type="float" office:value="32.154940116178" calcext:value-type="float">
            <text:p>32,15494011617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2352</text:p>
          </table:table-cell>
          <table:table-cell office:value-type="float" office:value="3.0352863669395" calcext:value-type="float">
            <text:p>3,0352863669395</text:p>
          </table:table-cell>
          <table:table-cell office:value-type="float" office:value="1.8664871156216" calcext:value-type="float">
            <text:p>1,8664871156216</text:p>
          </table:table-cell>
          <table:table-cell office:value-type="float" office:value="-149.74932154273" calcext:value-type="float">
            <text:p>-149,74932154273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2363</text:p>
          </table:table-cell>
          <table:table-cell office:value-type="float" office:value="3.9981156587601" calcext:value-type="float">
            <text:p>3,9981156587601</text:p>
          </table:table-cell>
          <table:table-cell office:value-type="float" office:value="1.2371195852757" calcext:value-type="float">
            <text:p>1,2371195852757</text:p>
          </table:table-cell>
          <table:table-cell office:value-type="float" office:value="44.839755744691" calcext:value-type="float">
            <text:p>44,839755744691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2374</text:p>
          </table:table-cell>
          <table:table-cell office:value-type="float" office:value="5.5741453170776" calcext:value-type="float">
            <text:p>5,5741453170776</text:p>
          </table:table-cell>
          <table:table-cell office:value-type="float" office:value="1.937068849802" calcext:value-type="float">
            <text:p>1,937068849802</text:p>
          </table:table-cell>
          <table:table-cell office:value-type="float" office:value="-75.314802728641" calcext:value-type="float">
            <text:p>-75,31480272864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2385</text:p>
          </table:table-cell>
          <table:table-cell office:value-type="float" office:value="6.7966836690903" calcext:value-type="float">
            <text:p>6,7966836690903</text:p>
          </table:table-cell>
          <table:table-cell office:value-type="float" office:value="1.2641231715679" calcext:value-type="float">
            <text:p>1,2641231715679</text:p>
          </table:table-cell>
          <table:table-cell office:value-type="float" office:value="31.303822234937" calcext:value-type="float">
            <text:p>31,303822234937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2396</text:p>
          </table:table-cell>
          <table:table-cell office:value-type="float" office:value="8.8541126251221" calcext:value-type="float">
            <text:p>8,8541126251221</text:p>
          </table:table-cell>
          <table:table-cell office:value-type="float" office:value="1.8711225688457" calcext:value-type="float">
            <text:p>1,8711225688457</text:p>
          </table:table-cell>
          <table:table-cell office:value-type="float" office:value="-106.00547881643" calcext:value-type="float">
            <text:p>-106,00547881643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2407</text:p>
          </table:table-cell>
          <table:table-cell office:value-type="float" office:value="-0.8283144235611" calcext:value-type="float">
            <text:p>-0,8283144235611</text:p>
          </table:table-cell>
          <table:table-cell office:value-type="float" office:value="3.0124920606613" calcext:value-type="float">
            <text:p>3,0124920606613</text:p>
          </table:table-cell>
          <table:table-cell office:value-type="float" office:value="-1.6692228093269" calcext:value-type="float">
            <text:p>-1,669222809326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2418</text:p>
          </table:table-cell>
          <table:table-cell office:value-type="float" office:value="0.9325535595417" calcext:value-type="float">
            <text:p>0,9325535595417</text:p>
          </table:table-cell>
          <table:table-cell office:value-type="float" office:value="2.6306730508804" calcext:value-type="float">
            <text:p>2,6306730508804</text:p>
          </table:table-cell>
          <table:table-cell office:value-type="float" office:value="55.252473825102" calcext:value-type="float">
            <text:p>55,25247382510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2429</text:p>
          </table:table-cell>
          <table:table-cell office:value-type="float" office:value="2.528994679451" calcext:value-type="float">
            <text:p>2,528994679451</text:p>
          </table:table-cell>
          <table:table-cell office:value-type="float" office:value="3.1320211291313" calcext:value-type="float">
            <text:p>3,1320211291313</text:p>
          </table:table-cell>
          <table:table-cell office:value-type="float" office:value="-25.333013124527" calcext:value-type="float">
            <text:p>-25,333013124527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2440</text:p>
          </table:table-cell>
          <table:table-cell office:value-type="float" office:value="4.0028995275497" calcext:value-type="float">
            <text:p>4,0028995275497</text:p>
          </table:table-cell>
          <table:table-cell office:value-type="float" office:value="3.3182254433632" calcext:value-type="float">
            <text:p>3,3182254433632</text:p>
          </table:table-cell>
          <table:table-cell office:value-type="float" office:value="-52.878571923371" calcext:value-type="float">
            <text:p>-52,87857192337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2451</text:p>
          </table:table-cell>
          <table:table-cell office:value-type="float" office:value="5.7591849565506" calcext:value-type="float">
            <text:p>5,7591849565506</text:p>
          </table:table-cell>
          <table:table-cell office:value-type="float" office:value="3.2321810722351" calcext:value-type="float">
            <text:p>3,2321810722351</text:p>
          </table:table-cell>
          <table:table-cell office:value-type="float" office:value="-63.400833470047" calcext:value-type="float">
            <text:p>-63,400833470047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2462</text:p>
          </table:table-cell>
          <table:table-cell office:value-type="float" office:value="6.9475245475769" calcext:value-type="float">
            <text:p>6,9475245475769</text:p>
          </table:table-cell>
          <table:table-cell office:value-type="float" office:value="2.6234892010689" calcext:value-type="float">
            <text:p>2,6234892010689</text:p>
          </table:table-cell>
          <table:table-cell office:value-type="float" office:value="56.815166382273" calcext:value-type="float">
            <text:p>56,815166382273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2473</text:p>
          </table:table-cell>
          <table:table-cell office:value-type="float" office:value="8.1984651088715" calcext:value-type="float">
            <text:p>8,1984651088715</text:p>
          </table:table-cell>
          <table:table-cell office:value-type="float" office:value="3.0791908502579" calcext:value-type="float">
            <text:p>3,0791908502579</text:p>
          </table:table-cell>
          <table:table-cell office:value-type="float" office:value="-9.6186740193397" calcext:value-type="float">
            <text:p>-9,6186740193397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2484</text:p>
          </table:table-cell>
          <table:table-cell office:value-type="float" office:value="-0.56026794016361" calcext:value-type="float">
            <text:p>-0,56026794016361</text:p>
          </table:table-cell>
          <table:table-cell office:value-type="float" office:value="4.1286024451256" calcext:value-type="float">
            <text:p>4,1286024451256</text:p>
          </table:table-cell>
          <table:table-cell office:value-type="float" office:value="55.993969653063" calcext:value-type="float">
            <text:p>55,993969653063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2495</text:p>
          </table:table-cell>
          <table:table-cell office:value-type="float" office:value="0.91107062995434" calcext:value-type="float">
            <text:p>0,91107062995434</text:p>
          </table:table-cell>
          <table:table-cell office:value-type="float" office:value="4.5429140329361" calcext:value-type="float">
            <text:p>4,5429140329361</text:p>
          </table:table-cell>
          <table:table-cell office:value-type="float" office:value="-6.9651121071949" calcext:value-type="float">
            <text:p>-6,965112107194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2506</text:p>
          </table:table-cell>
          <table:table-cell office:value-type="float" office:value="2.6089069247246" calcext:value-type="float">
            <text:p>2,6089069247246</text:p>
          </table:table-cell>
          <table:table-cell office:value-type="float" office:value="4.1123661398888" calcext:value-type="float">
            <text:p>4,1123661398888</text:p>
          </table:table-cell>
          <table:table-cell office:value-type="float" office:value="72.698278791586" calcext:value-type="float">
            <text:p>72,69827879158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2517</text:p>
          </table:table-cell>
          <table:table-cell office:value-type="float" office:value="3.7718537449837" calcext:value-type="float">
            <text:p>3,7718537449837</text:p>
          </table:table-cell>
          <table:table-cell office:value-type="float" office:value="4.3419426679611" calcext:value-type="float">
            <text:p>4,3419426679611</text:p>
          </table:table-cell>
          <table:table-cell office:value-type="float" office:value="16.121106352776" calcext:value-type="float">
            <text:p>16,12110635277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2528</text:p>
          </table:table-cell>
          <table:table-cell office:value-type="float" office:value="5.3530412912369" calcext:value-type="float">
            <text:p>5,3530412912369</text:p>
          </table:table-cell>
          <table:table-cell office:value-type="float" office:value="4.6883231401443" calcext:value-type="float">
            <text:p>4,6883231401443</text:p>
          </table:table-cell>
          <table:table-cell office:value-type="float" office:value="-21.892024263455" calcext:value-type="float">
            <text:p>-21,89202426345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2539</text:p>
          </table:table-cell>
          <table:table-cell office:value-type="float" office:value="6.7122256755829" calcext:value-type="float">
            <text:p>6,7122256755829</text:p>
          </table:table-cell>
          <table:table-cell office:value-type="float" office:value="4.6163782477379" calcext:value-type="float">
            <text:p>4,6163782477379</text:p>
          </table:table-cell>
          <table:table-cell office:value-type="float" office:value="-14.492880766559" calcext:value-type="float">
            <text:p>-14,492880766559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2550</text:p>
          </table:table-cell>
          <table:table-cell office:value-type="float" office:value="8.4386557340622" calcext:value-type="float">
            <text:p>8,4386557340622</text:p>
          </table:table-cell>
          <table:table-cell office:value-type="float" office:value="4.8740777373314" calcext:value-type="float">
            <text:p>4,8740777373314</text:p>
          </table:table-cell>
          <table:table-cell office:value-type="float" office:value="-56.237271636914" calcext:value-type="float">
            <text:p>-56,237271636914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2561</text:p>
          </table:table-cell>
          <table:table-cell office:value-type="float" office:value="-0.77940352261066" calcext:value-type="float">
            <text:p>-0,77940352261066</text:p>
          </table:table-cell>
          <table:table-cell office:value-type="float" office:value="5.8586752414703" calcext:value-type="float">
            <text:p>5,8586752414703</text:p>
          </table:table-cell>
          <table:table-cell office:value-type="float" office:value="17.698646730678" calcext:value-type="float">
            <text:p>17,69864673067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2572</text:p>
          </table:table-cell>
          <table:table-cell office:value-type="float" office:value="0.78343532979488" calcext:value-type="float">
            <text:p>0,78343532979488</text:p>
          </table:table-cell>
          <table:table-cell office:value-type="float" office:value="5.9607976675034" calcext:value-type="float">
            <text:p>5,9607976675034</text:p>
          </table:table-cell>
          <table:table-cell office:value-type="float" office:value="5.3120406380125" calcext:value-type="float">
            <text:p>5,3120406380125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2583</text:p>
          </table:table-cell>
          <table:table-cell office:value-type="float" office:value="2.6292026042938" calcext:value-type="float">
            <text:p>2,6292026042938</text:p>
          </table:table-cell>
          <table:table-cell office:value-type="float" office:value="5.5438375473022" calcext:value-type="float">
            <text:p>5,5438375473022</text:p>
          </table:table-cell>
          <table:table-cell office:value-type="float" office:value="83.697932540991" calcext:value-type="float">
            <text:p>83,69793254099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2594</text:p>
          </table:table-cell>
          <table:table-cell office:value-type="float" office:value="4.1081109642982" calcext:value-type="float">
            <text:p>4,1081109642982</text:p>
          </table:table-cell>
          <table:table-cell office:value-type="float" office:value="6.2805211544037" calcext:value-type="float">
            <text:p>6,2805211544037</text:p>
          </table:table-cell>
          <table:table-cell office:value-type="float" office:value="-56.315619474763" calcext:value-type="float">
            <text:p>-56,315619474763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2605</text:p>
          </table:table-cell>
          <table:table-cell office:value-type="float" office:value="5.6330621242523" calcext:value-type="float">
            <text:p>5,6330621242523</text:p>
          </table:table-cell>
          <table:table-cell office:value-type="float" office:value="5.5448842048645" calcext:value-type="float">
            <text:p>5,5448842048645</text:p>
          </table:table-cell>
          <table:table-cell office:value-type="float" office:value="83.570341395724" calcext:value-type="float">
            <text:p>83,57034139572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2616</text:p>
          </table:table-cell>
          <table:table-cell office:value-type="float" office:value="6.7031097412109" calcext:value-type="float">
            <text:p>6,7031097412109</text:p>
          </table:table-cell>
          <table:table-cell office:value-type="float" office:value="6.1090332269669" calcext:value-type="float">
            <text:p>6,1090332269669</text:p>
          </table:table-cell>
          <table:table-cell office:value-type="float" office:value="-13.49623510792" calcext:value-type="float">
            <text:p>-13,4962351079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2627</text:p>
          </table:table-cell>
          <table:table-cell office:value-type="float" office:value="8.8888818025589" calcext:value-type="float">
            <text:p>8,8888818025589</text:p>
          </table:table-cell>
          <table:table-cell office:value-type="float" office:value="5.6470954418182" calcext:value-type="float">
            <text:p>5,6470954418182</text:p>
          </table:table-cell>
          <table:table-cell office:value-type="float" office:value="110.56370340335" calcext:value-type="float">
            <text:p>110,56370340335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2638</text:p>
          </table:table-cell>
          <table:table-cell office:value-type="float" office:value="-0.70215635001659" calcext:value-type="float">
            <text:p>-0,70215635001659</text:p>
          </table:table-cell>
          <table:table-cell office:value-type="float" office:value="7.6088893413544" calcext:value-type="float">
            <text:p>7,6088893413544</text:p>
          </table:table-cell>
          <table:table-cell office:value-type="float" office:value="-16.993434186194" calcext:value-type="float">
            <text:p>-16,993434186194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2649</text:p>
          </table:table-cell>
          <table:table-cell office:value-type="float" office:value="0.83195053040981" calcext:value-type="float">
            <text:p>0,83195053040981</text:p>
          </table:table-cell>
          <table:table-cell office:value-type="float" office:value="7.3920696973801" calcext:value-type="float">
            <text:p>7,3920696973801</text:p>
          </table:table-cell>
          <table:table-cell office:value-type="float" office:value="15.327322824745" calcext:value-type="float">
            <text:p>15,327322824745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2660</text:p>
          </table:table-cell>
          <table:table-cell office:value-type="float" office:value="2.5241538882256" calcext:value-type="float">
            <text:p>2,5241538882256</text:p>
          </table:table-cell>
          <table:table-cell office:value-type="float" office:value="7.9136514663696" calcext:value-type="float">
            <text:p>7,9136514663696</text:p>
          </table:table-cell>
          <table:table-cell office:value-type="float" office:value="-67.831822261689" calcext:value-type="float">
            <text:p>-67,83182226168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2671</text:p>
          </table:table-cell>
          <table:table-cell office:value-type="float" office:value="4.1109734773636" calcext:value-type="float">
            <text:p>4,1109734773636</text:p>
          </table:table-cell>
          <table:table-cell office:value-type="float" office:value="7.1549028158188" calcext:value-type="float">
            <text:p>7,1549028158188</text:p>
          </table:table-cell>
          <table:table-cell office:value-type="float" office:value="91.551987228879" calcext:value-type="float">
            <text:p>91,55198722887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2682</text:p>
          </table:table-cell>
          <table:table-cell office:value-type="float" office:value="5.1701426506042" calcext:value-type="float">
            <text:p>5,1701426506042</text:p>
          </table:table-cell>
          <table:table-cell office:value-type="float" office:value="7.5004822015762" calcext:value-type="float">
            <text:p>7,5004822015762</text:p>
          </table:table-cell>
          <table:table-cell office:value-type="float" office:value="-0.17248020080292" calcext:value-type="float">
            <text:p>-0,1724802008029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2693</text:p>
          </table:table-cell>
          <table:table-cell office:value-type="float" office:value="6.848583817482" calcext:value-type="float">
            <text:p>6,848583817482</text:p>
          </table:table-cell>
          <table:table-cell office:value-type="float" office:value="7.7844095230103" calcext:value-type="float">
            <text:p>7,7844095230103</text:p>
          </table:table-cell>
          <table:table-cell office:value-type="float" office:value="-39.782971713194" calcext:value-type="float">
            <text:p>-39,782971713194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2704</text:p>
          </table:table-cell>
          <table:table-cell office:value-type="float" office:value="8.4458464384079" calcext:value-type="float">
            <text:p>8,4458464384079</text:p>
          </table:table-cell>
          <table:table-cell office:value-type="float" office:value="7.6537954807281" calcext:value-type="float">
            <text:p>7,6537954807281</text:p>
          </table:table-cell>
          <table:table-cell office:value-type="float" office:value="-25.145651428563" calcext:value-type="float">
            <text:p>-25,145651428563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2715</text:p>
          </table:table-cell>
          <table:table-cell office:value-type="float" office:value="-0.60457844287157" calcext:value-type="float">
            <text:p>-0,60457844287157</text:p>
          </table:table-cell>
          <table:table-cell office:value-type="float" office:value="8.9647424221039" calcext:value-type="float">
            <text:p>8,9647424221039</text:p>
          </table:table-cell>
          <table:table-cell office:value-type="float" office:value="5.5451002565159" calcext:value-type="float">
            <text:p>5,5451002565159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2726</text:p>
          </table:table-cell>
          <table:table-cell office:value-type="float" office:value="0.81464618444443" calcext:value-type="float">
            <text:p>0,81464618444443</text:p>
          </table:table-cell>
          <table:table-cell office:value-type="float" office:value="9.2251175642014" calcext:value-type="float">
            <text:p>9,2251175642014</text:p>
          </table:table-cell>
          <table:table-cell office:value-type="float" office:value="-30.511279015025" calcext:value-type="float">
            <text:p>-30,511279015025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2737</text:p>
          </table:table-cell>
          <table:table-cell office:value-type="float" office:value="2.1721987426281" calcext:value-type="float">
            <text:p>2,1721987426281</text:p>
          </table:table-cell>
          <table:table-cell office:value-type="float" office:value="9.0012055635452" calcext:value-type="float">
            <text:p>9,0012055635452</text:p>
          </table:table-cell>
          <table:table-cell office:value-type="float" office:value="-0.13343855044597" calcext:value-type="float">
            <text:p>-0,13343855044597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2748</text:p>
          </table:table-cell>
          <table:table-cell office:value-type="float" office:value="3.8785719871521" calcext:value-type="float">
            <text:p>3,8785719871521</text:p>
          </table:table-cell>
          <table:table-cell office:value-type="float" office:value="9.3336850404739" calcext:value-type="float">
            <text:p>9,3336850404739</text:p>
          </table:table-cell>
          <table:table-cell office:value-type="float" office:value="-47.461350252674" calcext:value-type="float">
            <text:p>-47,46135025267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2759</text:p>
          </table:table-cell>
          <table:table-cell office:value-type="float" office:value="5.1686453819275" calcext:value-type="float">
            <text:p>5,1686453819275</text:p>
          </table:table-cell>
          <table:table-cell office:value-type="float" office:value="8.9984530210495" calcext:value-type="float">
            <text:p>8,9984530210495</text:p>
          </table:table-cell>
          <table:table-cell office:value-type="float" office:value="0.090212308339015" calcext:value-type="float">
            <text:p>0,090212308339015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2770</text:p>
          </table:table-cell>
          <table:table-cell office:value-type="float" office:value="7.0822179317474" calcext:value-type="float">
            <text:p>7,0822179317474</text:p>
          </table:table-cell>
          <table:table-cell office:value-type="float" office:value="9.3022859096527" calcext:value-type="float">
            <text:p>9,3022859096527</text:p>
          </table:table-cell>
          <table:table-cell office:value-type="float" office:value="-57.283268233014" calcext:value-type="float">
            <text:p>-57,283268233014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2781</text:p>
          </table:table-cell>
          <table:table-cell office:value-type="float" office:value="8.5277670621872" calcext:value-type="float">
            <text:p>8,5277670621872</text:p>
          </table:table-cell>
          <table:table-cell office:value-type="float" office:value="9.3238908052444" calcext:value-type="float">
            <text:p>9,3238908052444</text:p>
          </table:table-cell>
          <table:table-cell office:value-type="float" office:value="-56.307593348679" calcext:value-type="float">
            <text:p>-56,307593348679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2792</text:p>
          </table:table-cell>
          <table:table-cell office:value-type="float" office:value="-0.31884022057056" calcext:value-type="float">
            <text:p>-0,31884022057056</text:p>
          </table:table-cell>
          <table:table-cell office:value-type="float" office:value="10.844295024872" calcext:value-type="float">
            <text:p>10,844295024872</text:p>
          </table:table-cell>
          <table:table-cell office:value-type="float" office:value="-78.054004414066" calcext:value-type="float">
            <text:p>-78,05400441406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2803</text:p>
          </table:table-cell>
          <table:table-cell office:value-type="float" office:value="0.92962265014648" calcext:value-type="float">
            <text:p>0,92962265014648</text:p>
          </table:table-cell>
          <table:table-cell office:value-type="float" office:value="10.877902507782" calcext:value-type="float">
            <text:p>10,877902507782</text:p>
          </table:table-cell>
          <table:table-cell office:value-type="float" office:value="-52.978995878985" calcext:value-type="float">
            <text:p>-52,978995878985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15</text:p>
          </table:table-cell>
          <table:table-cell office:value-type="float" office:value="-0.62531277537346" calcext:value-type="float">
            <text:p>-0,62531277537346</text:p>
          </table:table-cell>
          <table:table-cell office:value-type="float" office:value="-0.34892771393061" calcext:value-type="float">
            <text:p>-0,34892771393061</text:p>
          </table:table-cell>
          <table:table-cell office:value-type="float" office:value="49.147769524034" calcext:value-type="float">
            <text:p>49,147769524034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2264</text:p>
          </table:table-cell>
          <table:table-cell office:value-type="float" office:value="1.1464659124613" calcext:value-type="float">
            <text:p>1,1464659124613</text:p>
          </table:table-cell>
          <table:table-cell office:value-type="float" office:value="0.65103575587273" calcext:value-type="float">
            <text:p>0,65103575587273</text:p>
          </table:table-cell>
          <table:table-cell office:value-type="float" office:value="-103.18022776561" calcext:value-type="float">
            <text:p>-103,1802277656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2275</text:p>
          </table:table-cell>
          <table:table-cell office:value-type="float" office:value="2.0698170363903" calcext:value-type="float">
            <text:p>2,0698170363903</text:p>
          </table:table-cell>
          <table:table-cell office:value-type="float" office:value="0.52678346633911" calcext:value-type="float">
            <text:p>0,52678346633911</text:p>
          </table:table-cell>
          <table:table-cell office:value-type="float" office:value="-52.356309951491" calcext:value-type="float">
            <text:p>-52,356309951491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2286</text:p>
          </table:table-cell>
          <table:table-cell office:value-type="float" office:value="3.9613682031631" calcext:value-type="float">
            <text:p>3,9613682031631</text:p>
          </table:table-cell>
          <table:table-cell office:value-type="float" office:value="-0.091011999174953" calcext:value-type="float">
            <text:p>-0,091011999174953</text:p>
          </table:table-cell>
          <table:table-cell office:value-type="float" office:value="15.280150114351" calcext:value-type="float">
            <text:p>15,280150114351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2297</text:p>
          </table:table-cell>
          <table:table-cell office:value-type="float" office:value="5.5289125442505" calcext:value-type="float">
            <text:p>5,5289125442505</text:p>
          </table:table-cell>
          <table:table-cell office:value-type="float" office:value="-0.5850038677454" calcext:value-type="float">
            <text:p>-0,5850038677454</text:p>
          </table:table-cell>
          <table:table-cell office:value-type="float" office:value="90.179714427632" calcext:value-type="float">
            <text:p>90,179714427632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2308</text:p>
          </table:table-cell>
          <table:table-cell office:value-type="float" office:value="7.4632298946381" calcext:value-type="float">
            <text:p>7,4632298946381</text:p>
          </table:table-cell>
          <table:table-cell office:value-type="float" office:value="0.55477522313595" calcext:value-type="float">
            <text:p>0,55477522313595</text:p>
          </table:table-cell>
          <table:table-cell office:value-type="float" office:value="-145.45405594407" calcext:value-type="float">
            <text:p>-145,45405594407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2319</text:p>
          </table:table-cell>
          <table:table-cell office:value-type="float" office:value="8.143424987793" calcext:value-type="float">
            <text:p>8,143424987793</text:p>
          </table:table-cell>
          <table:table-cell office:value-type="float" office:value="0.31332232058048" calcext:value-type="float">
            <text:p>0,31332232058048</text:p>
          </table:table-cell>
          <table:table-cell office:value-type="float" office:value="-34.993130689973" calcext:value-type="float">
            <text:p>-34,993130689973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2330</text:p>
          </table:table-cell>
          <table:table-cell office:value-type="float" office:value="-0.021841428242624" calcext:value-type="float">
            <text:p>-0,021841428242624</text:p>
          </table:table-cell>
          <table:table-cell office:value-type="float" office:value="0.91864548623562" calcext:value-type="float">
            <text:p>0,91864548623562</text:p>
          </table:table-cell>
          <table:table-cell office:value-type="float" office:value="149.14107170834" calcext:value-type="float">
            <text:p>149,1410717083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2341</text:p>
          </table:table-cell>
          <table:table-cell office:value-type="float" office:value="0.78751772642136" calcext:value-type="float">
            <text:p>0,78751772642136</text:p>
          </table:table-cell>
          <table:table-cell office:value-type="float" office:value="1.1217334121466" calcext:value-type="float">
            <text:p>1,1217334121466</text:p>
          </table:table-cell>
          <table:table-cell office:value-type="float" office:value="45.589510042956" calcext:value-type="float">
            <text:p>45,5895100429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2352</text:p>
          </table:table-cell>
          <table:table-cell office:value-type="float" office:value="3.230522274971" calcext:value-type="float">
            <text:p>3,230522274971</text:p>
          </table:table-cell>
          <table:table-cell office:value-type="float" office:value="1.723026484251" calcext:value-type="float">
            <text:p>1,723026484251</text:p>
          </table:table-cell>
          <table:table-cell office:value-type="float" office:value="133.79056742237" calcext:value-type="float">
            <text:p>133,79056742237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2363</text:p>
          </table:table-cell>
          <table:table-cell office:value-type="float" office:value="3.8790646195412" calcext:value-type="float">
            <text:p>3,8790646195412</text:p>
          </table:table-cell>
          <table:table-cell office:value-type="float" office:value="0.99447548389435" calcext:value-type="float">
            <text:p>0,99447548389435</text:p>
          </table:table-cell>
          <table:table-cell office:value-type="float" office:value="67.561400923759" calcext:value-type="float">
            <text:p>67,561400923759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2374</text:p>
          </table:table-cell>
          <table:table-cell office:value-type="float" office:value="5.6597650051117" calcext:value-type="float">
            <text:p>5,6597650051117</text:p>
          </table:table-cell>
          <table:table-cell office:value-type="float" office:value="2.2371163964272" calcext:value-type="float">
            <text:p>2,2371163964272</text:p>
          </table:table-cell>
          <table:table-cell office:value-type="float" office:value="-113.83327177376" calcext:value-type="float">
            <text:p>-113,83327177376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2385</text:p>
          </table:table-cell>
          <table:table-cell office:value-type="float" office:value="6.5385860204697" calcext:value-type="float">
            <text:p>6,5385860204697</text:p>
          </table:table-cell>
          <table:table-cell office:value-type="float" office:value="1.0196682065725" calcext:value-type="float">
            <text:p>1,0196682065725</text:p>
          </table:table-cell>
          <table:table-cell office:value-type="float" office:value="47.182414182432" calcext:value-type="float">
            <text:p>47,182414182432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2396</text:p>
          </table:table-cell>
          <table:table-cell office:value-type="float" office:value="9.0525567531586" calcext:value-type="float">
            <text:p>9,0525567531586</text:p>
          </table:table-cell>
          <table:table-cell office:value-type="float" office:value="1.961931437254" calcext:value-type="float">
            <text:p>1,961931437254</text:p>
          </table:table-cell>
          <table:table-cell office:value-type="float" office:value="-160.00190661971" calcext:value-type="float">
            <text:p>-160,00190661971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2407</text:p>
          </table:table-cell>
          <table:table-cell office:value-type="float" office:value="-1.2244722992182" calcext:value-type="float">
            <text:p>-1,2244722992182</text:p>
          </table:table-cell>
          <table:table-cell office:value-type="float" office:value="3.028090596199" calcext:value-type="float">
            <text:p>3,028090596199</text:p>
          </table:table-cell>
          <table:table-cell office:value-type="float" office:value="-2.560914654261" calcext:value-type="float">
            <text:p>-2,56091465426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2418</text:p>
          </table:table-cell>
          <table:table-cell office:value-type="float" office:value="0.85805281996727" calcext:value-type="float">
            <text:p>0,85805281996727</text:p>
          </table:table-cell>
          <table:table-cell office:value-type="float" office:value="2.3043584823608" calcext:value-type="float">
            <text:p>2,3043584823608</text:p>
          </table:table-cell>
          <table:table-cell office:value-type="float" office:value="83.377386354337" calcext:value-type="float">
            <text:p>83,37738635433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2429</text:p>
          </table:table-cell>
          <table:table-cell office:value-type="float" office:value="2.3490342497826" calcext:value-type="float">
            <text:p>2,3490342497826</text:p>
          </table:table-cell>
          <table:table-cell office:value-type="float" office:value="3.2781845331192" calcext:value-type="float">
            <text:p>3,2781845331192</text:p>
          </table:table-cell>
          <table:table-cell office:value-type="float" office:value="-40.411278320726" calcext:value-type="float">
            <text:p>-40,41127832072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2440</text:p>
          </table:table-cell>
          <table:table-cell office:value-type="float" office:value="3.8840001821518" calcext:value-type="float">
            <text:p>3,8840001821518</text:p>
          </table:table-cell>
          <table:table-cell office:value-type="float" office:value="3.557360470295" calcext:value-type="float">
            <text:p>3,557360470295</text:p>
          </table:table-cell>
          <table:table-cell office:value-type="float" office:value="-63.713958308955" calcext:value-type="float">
            <text:p>-63,713958308955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2451</text:p>
          </table:table-cell>
          <table:table-cell office:value-type="float" office:value="5.7830387353897" calcext:value-type="float">
            <text:p>5,7830387353897</text:p>
          </table:table-cell>
          <table:table-cell office:value-type="float" office:value="3.3907979726791" calcext:value-type="float">
            <text:p>3,3907979726791</text:p>
          </table:table-cell>
          <table:table-cell office:value-type="float" office:value="-95.672058451707" calcext:value-type="float">
            <text:p>-95,672058451707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2462</text:p>
          </table:table-cell>
          <table:table-cell office:value-type="float" office:value="6.7746239900589" calcext:value-type="float">
            <text:p>6,7746239900589</text:p>
          </table:table-cell>
          <table:table-cell office:value-type="float" office:value="2.4707631766796" calcext:value-type="float">
            <text:p>2,4707631766796</text:p>
          </table:table-cell>
          <table:table-cell office:value-type="float" office:value="39.629747533494" calcext:value-type="float">
            <text:p>39,629747533494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2473</text:p>
          </table:table-cell>
          <table:table-cell office:value-type="float" office:value="7.9429066181183" calcext:value-type="float">
            <text:p>7,9429066181183</text:p>
          </table:table-cell>
          <table:table-cell office:value-type="float" office:value="3.2300215959549" calcext:value-type="float">
            <text:p>3,2300215959549</text:p>
          </table:table-cell>
          <table:table-cell office:value-type="float" office:value="-49.187609724178" calcext:value-type="float">
            <text:p>-49,187609724178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2484</text:p>
          </table:table-cell>
          <table:table-cell office:value-type="float" office:value="-0.62776878476143" calcext:value-type="float">
            <text:p>-0,62776878476143</text:p>
          </table:table-cell>
          <table:table-cell office:value-type="float" office:value="3.8014501333237" calcext:value-type="float">
            <text:p>3,8014501333237</text:p>
          </table:table-cell>
          <table:table-cell office:value-type="float" office:value="84.597207178735" calcext:value-type="float">
            <text:p>84,597207178735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2495</text:p>
          </table:table-cell>
          <table:table-cell office:value-type="float" office:value="0.63967689871788" calcext:value-type="float">
            <text:p>0,63967689871788</text:p>
          </table:table-cell>
          <table:table-cell office:value-type="float" office:value="4.5904478430748" calcext:value-type="float">
            <text:p>4,5904478430748</text:p>
          </table:table-cell>
          <table:table-cell office:value-type="float" office:value="-10.640078004758" calcext:value-type="float">
            <text:p>-10,640078004758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2506</text:p>
          </table:table-cell>
          <table:table-cell office:value-type="float" office:value="2.6743230223656" calcext:value-type="float">
            <text:p>2,6743230223656</text:p>
          </table:table-cell>
          <table:table-cell office:value-type="float" office:value="3.8410279154778" calcext:value-type="float">
            <text:p>3,8410279154778</text:p>
          </table:table-cell>
          <table:table-cell office:value-type="float" office:value="109.90340846359" calcext:value-type="float">
            <text:p>109,9034084635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2517</text:p>
          </table:table-cell>
          <table:table-cell office:value-type="float" office:value="3.4272909164429" calcext:value-type="float">
            <text:p>3,4272909164429</text:p>
          </table:table-cell>
          <table:table-cell office:value-type="float" office:value="4.2615208029747" calcext:value-type="float">
            <text:p>4,2615208029747</text:p>
          </table:table-cell>
          <table:table-cell office:value-type="float" office:value="10.350500227539" calcext:value-type="float">
            <text:p>10,35050022753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2528</text:p>
          </table:table-cell>
          <table:table-cell office:value-type="float" office:value="5.0774884223938" calcext:value-type="float">
            <text:p>5,0774884223938</text:p>
          </table:table-cell>
          <table:table-cell office:value-type="float" office:value="4.8266333341599" calcext:value-type="float">
            <text:p>4,8266333341599</text:p>
          </table:table-cell>
          <table:table-cell office:value-type="float" office:value="-27.856144935462" calcext:value-type="float">
            <text:p>-27,856144935462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2539</text:p>
          </table:table-cell>
          <table:table-cell office:value-type="float" office:value="6.3530719280243" calcext:value-type="float">
            <text:p>6,3530719280243</text:p>
          </table:table-cell>
          <table:table-cell office:value-type="float" office:value="4.74554926157" calcext:value-type="float">
            <text:p>4,74554926157</text:p>
          </table:table-cell>
          <table:table-cell office:value-type="float" office:value="-21.75888760834" calcext:value-type="float">
            <text:p>-21,7588876083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2550</text:p>
          </table:table-cell>
          <table:table-cell office:value-type="float" office:value="8.3720672130585" calcext:value-type="float">
            <text:p>8,3720672130585</text:p>
          </table:table-cell>
          <table:table-cell office:value-type="float" office:value="5.2007222175598" calcext:value-type="float">
            <text:p>5,2007222175598</text:p>
          </table:table-cell>
          <table:table-cell office:value-type="float" office:value="-84.807362526086" calcext:value-type="float">
            <text:p>-84,807362526086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2561</text:p>
          </table:table-cell>
          <table:table-cell office:value-type="float" office:value="-1.1237615346909" calcext:value-type="float">
            <text:p>-1,1237615346909</text:p>
          </table:table-cell>
          <table:table-cell office:value-type="float" office:value="5.7027518749237" calcext:value-type="float">
            <text:p>5,7027518749237</text:p>
          </table:table-cell>
          <table:table-cell office:value-type="float" office:value="26.749253652658" calcext:value-type="float">
            <text:p>26,74925365265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2572</text:p>
          </table:table-cell>
          <table:table-cell office:value-type="float" office:value="0.44514518231153" calcext:value-type="float">
            <text:p>0,44514518231153</text:p>
          </table:table-cell>
          <table:table-cell office:value-type="float" office:value="5.9166824817657" calcext:value-type="float">
            <text:p>5,9166824817657</text:p>
          </table:table-cell>
          <table:table-cell office:value-type="float" office:value="8.059813433392" calcext:value-type="float">
            <text:p>8,059813433392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2583</text:p>
          </table:table-cell>
          <table:table-cell office:value-type="float" office:value="2.7708247303963" calcext:value-type="float">
            <text:p>2,7708247303963</text:p>
          </table:table-cell>
          <table:table-cell office:value-type="float" office:value="5.2745068073273" calcext:value-type="float">
            <text:p>5,2745068073273</text:p>
          </table:table-cell>
          <table:table-cell office:value-type="float" office:value="126.31840462897" calcext:value-type="float">
            <text:p>126,31840462897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2594</text:p>
          </table:table-cell>
          <table:table-cell office:value-type="float" office:value="4.0209865570068" calcext:value-type="float">
            <text:p>4,0209865570068</text:p>
          </table:table-cell>
          <table:table-cell office:value-type="float" office:value="6.4811247587204" calcext:value-type="float">
            <text:p>6,4811247587204</text:p>
          </table:table-cell>
          <table:table-cell office:value-type="float" office:value="-54.84699899224" calcext:value-type="float">
            <text:p>-54,8469989922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2605</text:p>
          </table:table-cell>
          <table:table-cell office:value-type="float" office:value="5.7686799764633" calcext:value-type="float">
            <text:p>5,7686799764633</text:p>
          </table:table-cell>
          <table:table-cell office:value-type="float" office:value="5.2593046426773" calcext:value-type="float">
            <text:p>5,2593046426773</text:p>
          </table:table-cell>
          <table:table-cell office:value-type="float" office:value="121.17546531046" calcext:value-type="float">
            <text:p>121,1754653104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2616</text:p>
          </table:table-cell>
          <table:table-cell office:value-type="float" office:value="6.3390898704529" calcext:value-type="float">
            <text:p>6,3390898704529</text:p>
          </table:table-cell>
          <table:table-cell office:value-type="float" office:value="6.2300610542297" calcext:value-type="float">
            <text:p>6,2300610542297</text:p>
          </table:table-cell>
          <table:table-cell office:value-type="float" office:value="-20.341100966095" calcext:value-type="float">
            <text:p>-20,34110096609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2627</text:p>
          </table:table-cell>
          <table:table-cell office:value-type="float" office:value="9.0858221054077" calcext:value-type="float">
            <text:p>9,0858221054077</text:p>
          </table:table-cell>
          <table:table-cell office:value-type="float" office:value="5.5882000923157" calcext:value-type="float">
            <text:p>5,5882000923157</text:p>
          </table:table-cell>
          <table:table-cell office:value-type="float" office:value="166.80255361423" calcext:value-type="float">
            <text:p>166,80255361423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2638</text:p>
          </table:table-cell>
          <table:table-cell office:value-type="float" office:value="-1.0122637450695" calcext:value-type="float">
            <text:p>-1,0122637450695</text:p>
          </table:table-cell>
          <table:table-cell office:value-type="float" office:value="7.7583086490631" calcext:value-type="float">
            <text:p>7,7583086490631</text:p>
          </table:table-cell>
          <table:table-cell office:value-type="float" office:value="-28.343934542055" calcext:value-type="float">
            <text:p>-28,343934542055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2649</text:p>
          </table:table-cell>
          <table:table-cell office:value-type="float" office:value="0.53192146122456" calcext:value-type="float">
            <text:p>0,53192146122456</text:p>
          </table:table-cell>
          <table:table-cell office:value-type="float" office:value="7.2745549678802" calcext:value-type="float">
            <text:p>7,2745549678802</text:p>
          </table:table-cell>
          <table:table-cell office:value-type="float" office:value="23.111652037141" calcext:value-type="float">
            <text:p>23,11165203714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2660</text:p>
          </table:table-cell>
          <table:table-cell office:value-type="float" office:value="2.5527280569077" calcext:value-type="float">
            <text:p>2,5527280569077</text:p>
          </table:table-cell>
          <table:table-cell office:value-type="float" office:value="8.2281893491745" calcext:value-type="float">
            <text:p>8,2281893491745</text:p>
          </table:table-cell>
          <table:table-cell office:value-type="float" office:value="-102.29464776956" calcext:value-type="float">
            <text:p>-102,2946477695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2671</text:p>
          </table:table-cell>
          <table:table-cell office:value-type="float" office:value="4.3177524209023" calcext:value-type="float">
            <text:p>4,3177524209023</text:p>
          </table:table-cell>
          <table:table-cell office:value-type="float" office:value="7.0207613706589" calcext:value-type="float">
            <text:p>7,0207613706589</text:p>
          </table:table-cell>
          <table:table-cell office:value-type="float" office:value="161.04048528489" calcext:value-type="float">
            <text:p>161,0404852848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2682</text:p>
          </table:table-cell>
          <table:table-cell office:value-type="float" office:value="4.8125782608986" calcext:value-type="float">
            <text:p>4,8125782608986</text:p>
          </table:table-cell>
          <table:table-cell office:value-type="float" office:value="7.4610245227814" calcext:value-type="float">
            <text:p>7,4610245227814</text:p>
          </table:table-cell>
          <table:table-cell office:value-type="float" office:value="15.260446982779" calcext:value-type="float">
            <text:p>15,26044698277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2693</text:p>
          </table:table-cell>
          <table:table-cell office:value-type="float" office:value="6.6542434692383" calcext:value-type="float">
            <text:p>6,6542434692383</text:p>
          </table:table-cell>
          <table:table-cell office:value-type="float" office:value="8.0680906772614" calcext:value-type="float">
            <text:p>8,0680906772614</text:p>
          </table:table-cell>
          <table:table-cell office:value-type="float" office:value="-60.132303814979" calcext:value-type="float">
            <text:p>-60,132303814979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2704</text:p>
          </table:table-cell>
          <table:table-cell office:value-type="float" office:value="8.2194501161575" calcext:value-type="float">
            <text:p>8,2194501161575</text:p>
          </table:table-cell>
          <table:table-cell office:value-type="float" office:value="7.8126734495163" calcext:value-type="float">
            <text:p>7,8126734495163</text:p>
          </table:table-cell>
          <table:table-cell office:value-type="float" office:value="-35.905587445399" calcext:value-type="float">
            <text:p>-35,905587445399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2715</text:p>
          </table:table-cell>
          <table:table-cell office:value-type="float" office:value="-0.88548876345158" calcext:value-type="float">
            <text:p>-0,88548876345158</text:p>
          </table:table-cell>
          <table:table-cell office:value-type="float" office:value="8.9262372255325" calcext:value-type="float">
            <text:p>8,9262372255325</text:p>
          </table:table-cell>
          <table:table-cell office:value-type="float" office:value="8.2785484327632" calcext:value-type="float">
            <text:p>8,2785484327632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2726</text:p>
          </table:table-cell>
          <table:table-cell office:value-type="float" office:value="0.55840909481049" calcext:value-type="float">
            <text:p>0,55840909481049</text:p>
          </table:table-cell>
          <table:table-cell office:value-type="float" office:value="9.4592034816742" calcext:value-type="float">
            <text:p>9,4592034816742</text:p>
          </table:table-cell>
          <table:table-cell office:value-type="float" office:value="-45.940175557592" calcext:value-type="float">
            <text:p>-45,940175557592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2737</text:p>
          </table:table-cell>
          <table:table-cell office:value-type="float" office:value="1.8126110732555" calcext:value-type="float">
            <text:p>1,8126110732555</text:p>
          </table:table-cell>
          <table:table-cell office:value-type="float" office:value="8.9641189575195" calcext:value-type="float">
            <text:p>8,9641189575195</text:p>
          </table:table-cell>
          <table:table-cell office:value-type="float" office:value="14.356496417598" calcext:value-type="float">
            <text:p>14,356496417598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2748</text:p>
          </table:table-cell>
          <table:table-cell office:value-type="float" office:value="3.7386566400528" calcext:value-type="float">
            <text:p>3,7386566400528</text:p>
          </table:table-cell>
          <table:table-cell office:value-type="float" office:value="9.6482247114182" calcext:value-type="float">
            <text:p>9,6482247114182</text:p>
          </table:table-cell>
          <table:table-cell office:value-type="float" office:value="-71.461209825649" calcext:value-type="float">
            <text:p>-71,46120982564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2759</text:p>
          </table:table-cell>
          <table:table-cell office:value-type="float" office:value="4.770103096962" calcext:value-type="float">
            <text:p>4,770103096962</text:p>
          </table:table-cell>
          <table:table-cell office:value-type="float" office:value="8.9977246522903" calcext:value-type="float">
            <text:p>8,9977246522903</text:p>
          </table:table-cell>
          <table:table-cell office:value-type="float" office:value="0.10044689907153" calcext:value-type="float">
            <text:p>0,1004468990715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2770</text:p>
          </table:table-cell>
          <table:table-cell office:value-type="float" office:value="7.0492708683014" calcext:value-type="float">
            <text:p>7,0492708683014</text:p>
          </table:table-cell>
          <table:table-cell office:value-type="float" office:value="9.5496290922165" calcext:value-type="float">
            <text:p>9,5496290922165</text:p>
          </table:table-cell>
          <table:table-cell office:value-type="float" office:value="-86.347333185232" calcext:value-type="float">
            <text:p>-86,347333185232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2781</text:p>
          </table:table-cell>
          <table:table-cell office:value-type="float" office:value="8.4791737794876" calcext:value-type="float">
            <text:p>8,4791737794876</text:p>
          </table:table-cell>
          <table:table-cell office:value-type="float" office:value="9.5984160900116" calcext:value-type="float">
            <text:p>9,5984160900116</text:p>
          </table:table-cell>
          <table:table-cell office:value-type="float" office:value="-84.93016328022" calcext:value-type="float">
            <text:p>-84,93016328022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2792</text:p>
          </table:table-cell>
          <table:table-cell office:value-type="float" office:value="-0.13212609104812" calcext:value-type="float">
            <text:p>-0,13212609104812</text:p>
          </table:table-cell>
          <table:table-cell office:value-type="float" office:value="11.031029224396" calcext:value-type="float">
            <text:p>11,031029224396</text:p>
          </table:table-cell>
          <table:table-cell office:value-type="float" office:value="-120.0215345735" calcext:value-type="float">
            <text:p>-120,021534573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2803</text:p>
          </table:table-cell>
          <table:table-cell office:value-type="float" office:value="0.8338501304388" calcext:value-type="float">
            <text:p>0,8338501304388</text:p>
          </table:table-cell>
          <table:table-cell office:value-type="float" office:value="11.085002422333" calcext:value-type="float">
            <text:p>11,085002422333</text:p>
          </table:table-cell>
          <table:table-cell office:value-type="float" office:value="-75.271456864229" calcext:value-type="float">
            <text:p>-75,271456864229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15</text:p>
          </table:table-cell>
          <table:table-cell office:value-type="float" office:value="-0.49962386488914" calcext:value-type="float">
            <text:p>-0,49962386488914</text:p>
          </table:table-cell>
          <table:table-cell office:value-type="float" office:value="-0.49866288900375" calcext:value-type="float">
            <text:p>-0,49866288900375</text:p>
          </table:table-cell>
          <table:table-cell office:value-type="float" office:value="36.645699458517" calcext:value-type="float">
            <text:p>36,645699458517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2264</text:p>
          </table:table-cell>
          <table:table-cell office:value-type="float" office:value="0.94026960432529" calcext:value-type="float">
            <text:p>0,94026960432529</text:p>
          </table:table-cell>
          <table:table-cell office:value-type="float" office:value="0.73215112090111" calcext:value-type="float">
            <text:p>0,73215112090111</text:p>
          </table:table-cell>
          <table:table-cell office:value-type="float" office:value="-12.49307356063" calcext:value-type="float">
            <text:p>-12,4930735606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2275</text:p>
          </table:table-cell>
          <table:table-cell office:value-type="float" office:value="1.9237133860588" calcext:value-type="float">
            <text:p>1,9237133860588</text:p>
          </table:table-cell>
          <table:table-cell office:value-type="float" office:value="0.85281990468502" calcext:value-type="float">
            <text:p>0,85281990468502</text:p>
          </table:table-cell>
          <table:table-cell office:value-type="float" office:value="-69.982824052215" calcext:value-type="float">
            <text:p>-69,98282405221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2286</text:p>
          </table:table-cell>
          <table:table-cell office:value-type="float" office:value="3.8045820593834" calcext:value-type="float">
            <text:p>3,8045820593834</text:p>
          </table:table-cell>
          <table:table-cell office:value-type="float" office:value="-0.15005454421043" calcext:value-type="float">
            <text:p>-0,15005454421043</text:p>
          </table:table-cell>
          <table:table-cell office:value-type="float" office:value="20.330163703603" calcext:value-type="float">
            <text:p>20,330163703603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2297</text:p>
          </table:table-cell>
          <table:table-cell office:value-type="float" office:value="5.7362008094788" calcext:value-type="float">
            <text:p>5,7362008094788</text:p>
          </table:table-cell>
          <table:table-cell office:value-type="float" office:value="-0.58449946343899" calcext:value-type="float">
            <text:p>-0,58449946343899</text:p>
          </table:table-cell>
          <table:table-cell office:value-type="float" office:value="125.53293082365" calcext:value-type="float">
            <text:p>125,53293082365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2308</text:p>
          </table:table-cell>
          <table:table-cell office:value-type="float" office:value="7.5333523750305" calcext:value-type="float">
            <text:p>7,5333523750305</text:p>
          </table:table-cell>
          <table:table-cell office:value-type="float" office:value="0.73309376835823" calcext:value-type="float">
            <text:p>0,73309376835823</text:p>
          </table:table-cell>
          <table:table-cell office:value-type="float" office:value="-94.598511981357" calcext:value-type="float">
            <text:p>-94,59851198135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2319</text:p>
          </table:table-cell>
          <table:table-cell office:value-type="float" office:value="8.1348067522049" calcext:value-type="float">
            <text:p>8,1348067522049</text:p>
          </table:table-cell>
          <table:table-cell office:value-type="float" office:value="0.52729595452547" calcext:value-type="float">
            <text:p>0,52729595452547</text:p>
          </table:table-cell>
          <table:table-cell office:value-type="float" office:value="-104.23094299948" calcext:value-type="float">
            <text:p>-104,2309429994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2330</text:p>
          </table:table-cell>
          <table:table-cell office:value-type="float" office:value="0.18644884228706" calcext:value-type="float">
            <text:p>0,18644884228706</text:p>
          </table:table-cell>
          <table:table-cell office:value-type="float" office:value="1.0081659257412" calcext:value-type="float">
            <text:p>1,0081659257412</text:p>
          </table:table-cell>
          <table:table-cell office:value-type="float" office:value="-142.59426760825" calcext:value-type="float">
            <text:p>-142,5942676082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2341</text:p>
          </table:table-cell>
          <table:table-cell office:value-type="float" office:value="0.60909949243069" calcext:value-type="float">
            <text:p>0,60909949243069</text:p>
          </table:table-cell>
          <table:table-cell office:value-type="float" office:value="1.2529297173023" calcext:value-type="float">
            <text:p>1,2529297173023</text:p>
          </table:table-cell>
          <table:table-cell office:value-type="float" office:value="-45.110505097991" calcext:value-type="float">
            <text:p>-45,11050509799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2352</text:p>
          </table:table-cell>
          <table:table-cell office:value-type="float" office:value="3.1370466947556" calcext:value-type="float">
            <text:p>3,1370466947556</text:p>
          </table:table-cell>
          <table:table-cell office:value-type="float" office:value="1.5015414357185" calcext:value-type="float">
            <text:p>1,5015414357185</text:p>
          </table:table-cell>
          <table:table-cell office:value-type="float" office:value="57.7612037112" calcext:value-type="float">
            <text:p>57,7612037112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2363</text:p>
          </table:table-cell>
          <table:table-cell office:value-type="float" office:value="3.8626253604889" calcext:value-type="float">
            <text:p>3,8626253604889</text:p>
          </table:table-cell>
          <table:table-cell office:value-type="float" office:value="0.72486229240894" calcext:value-type="float">
            <text:p>0,72486229240894</text:p>
          </table:table-cell>
          <table:table-cell office:value-type="float" office:value="90.266611166061" calcext:value-type="float">
            <text:p>90,266611166061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2374</text:p>
          </table:table-cell>
          <table:table-cell office:value-type="float" office:value="5.9138190746307" calcext:value-type="float">
            <text:p>5,9138190746307</text:p>
          </table:table-cell>
          <table:table-cell office:value-type="float" office:value="2.4195674061775" calcext:value-type="float">
            <text:p>2,4195674061775</text:p>
          </table:table-cell>
          <table:table-cell office:value-type="float" office:value="-152.36058356656" calcext:value-type="float">
            <text:p>-152,3605835665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2385</text:p>
          </table:table-cell>
          <table:table-cell office:value-type="float" office:value="6.3583242893219" calcext:value-type="float">
            <text:p>6,3583242893219</text:p>
          </table:table-cell>
          <table:table-cell office:value-type="float" office:value="0.71411974728107" calcext:value-type="float">
            <text:p>0,71411974728107</text:p>
          </table:table-cell>
          <table:table-cell office:value-type="float" office:value="63.01364549406" calcext:value-type="float">
            <text:p>63,01364549406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2396</text:p>
          </table:table-cell>
          <table:table-cell office:value-type="float" office:value="9.3097478151321" calcext:value-type="float">
            <text:p>9,3097478151321</text:p>
          </table:table-cell>
          <table:table-cell office:value-type="float" office:value="1.8908658623695" calcext:value-type="float">
            <text:p>1,8908658623695</text:p>
          </table:table-cell>
          <table:table-cell office:value-type="float" office:value="168.13661945853" calcext:value-type="float">
            <text:p>168,13661945853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2407</text:p>
          </table:table-cell>
          <table:table-cell office:value-type="float" office:value="-1.5850232541561" calcext:value-type="float">
            <text:p>-1,5850232541561</text:p>
          </table:table-cell>
          <table:table-cell office:value-type="float" office:value="3.0177140235901" calcext:value-type="float">
            <text:p>3,0177140235901</text:p>
          </table:table-cell>
          <table:table-cell office:value-type="float" office:value="-3.5302318917338" calcext:value-type="float">
            <text:p>-3,530231891733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2418</text:p>
          </table:table-cell>
          <table:table-cell office:value-type="float" office:value="0.94547346234322" calcext:value-type="float">
            <text:p>0,94547346234322</text:p>
          </table:table-cell>
          <table:table-cell office:value-type="float" office:value="1.9819232821465" calcext:value-type="float">
            <text:p>1,9819232821465</text:p>
          </table:table-cell>
          <table:table-cell office:value-type="float" office:value="111.47691869432" calcext:value-type="float">
            <text:p>111,4769186943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2429</text:p>
          </table:table-cell>
          <table:table-cell office:value-type="float" office:value="2.2207605838776" calcext:value-type="float">
            <text:p>2,2207605838776</text:p>
          </table:table-cell>
          <table:table-cell office:value-type="float" office:value="3.4631806612015" calcext:value-type="float">
            <text:p>3,4631806612015</text:p>
          </table:table-cell>
          <table:table-cell office:value-type="float" office:value="-58.147585316069" calcext:value-type="float">
            <text:p>-58,14758531606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2440</text:p>
          </table:table-cell>
          <table:table-cell office:value-type="float" office:value="3.8143810629845" calcext:value-type="float">
            <text:p>3,8143810629845</text:p>
          </table:table-cell>
          <table:table-cell office:value-type="float" office:value="3.8249769806862" calcext:value-type="float">
            <text:p>3,8249769806862</text:p>
          </table:table-cell>
          <table:table-cell office:value-type="float" office:value="-77.812175082553" calcext:value-type="float">
            <text:p>-77,812175082553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2451</text:p>
          </table:table-cell>
          <table:table-cell office:value-type="float" office:value="5.8871334791183" calcext:value-type="float">
            <text:p>5,8871334791183</text:p>
          </table:table-cell>
          <table:table-cell office:value-type="float" office:value="3.5137113928795" calcext:value-type="float">
            <text:p>3,5137113928795</text:p>
          </table:table-cell>
          <table:table-cell office:value-type="float" office:value="-127.89115632416" calcext:value-type="float">
            <text:p>-127,8911563241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2462</text:p>
          </table:table-cell>
          <table:table-cell office:value-type="float" office:value="6.5645390748978" calcext:value-type="float">
            <text:p>6,5645390748978</text:p>
          </table:table-cell>
          <table:table-cell office:value-type="float" office:value="2.3762269318104" calcext:value-type="float">
            <text:p>2,3762269318104</text:p>
          </table:table-cell>
          <table:table-cell office:value-type="float" office:value="22.395078543645" calcext:value-type="float">
            <text:p>22,39507854364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2473</text:p>
          </table:table-cell>
          <table:table-cell office:value-type="float" office:value="8.0303394794464" calcext:value-type="float">
            <text:p>8,0303394794464</text:p>
          </table:table-cell>
          <table:table-cell office:value-type="float" office:value="3.464041352272" calcext:value-type="float">
            <text:p>3,464041352272</text:p>
          </table:table-cell>
          <table:table-cell office:value-type="float" office:value="-120.38906212825" calcext:value-type="float">
            <text:p>-120,38906212825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2484</text:p>
          </table:table-cell>
          <table:table-cell office:value-type="float" office:value="-0.53154654800892" calcext:value-type="float">
            <text:p>-0,53154654800892</text:p>
          </table:table-cell>
          <table:table-cell office:value-type="float" office:value="3.4820014238358" calcext:value-type="float">
            <text:p>3,4820014238358</text:p>
          </table:table-cell>
          <table:table-cell office:value-type="float" office:value="113.14597706886" calcext:value-type="float">
            <text:p>113,14597706886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2495</text:p>
          </table:table-cell>
          <table:table-cell office:value-type="float" office:value="0.36112334579229" calcext:value-type="float">
            <text:p>0,36112334579229</text:p>
          </table:table-cell>
          <table:table-cell office:value-type="float" office:value="4.6790561079979" calcext:value-type="float">
            <text:p>4,6790561079979</text:p>
          </table:table-cell>
          <table:table-cell office:value-type="float" office:value="-22.324172554502" calcext:value-type="float">
            <text:p>-22,32417255450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2506</text:p>
          </table:table-cell>
          <table:table-cell office:value-type="float" office:value="2.8907096385956" calcext:value-type="float">
            <text:p>2,8907096385956</text:p>
          </table:table-cell>
          <table:table-cell office:value-type="float" office:value="3.6642596125603" calcext:value-type="float">
            <text:p>3,6642596125603</text:p>
          </table:table-cell>
          <table:table-cell office:value-type="float" office:value="147.09906669179" calcext:value-type="float">
            <text:p>147,0990666917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2517</text:p>
          </table:table-cell>
          <table:table-cell office:value-type="float" office:value="3.0614298582077" calcext:value-type="float">
            <text:p>3,0614298582077</text:p>
          </table:table-cell>
          <table:table-cell office:value-type="float" office:value="4.2521896958351" calcext:value-type="float">
            <text:p>4,2521896958351</text:p>
          </table:table-cell>
          <table:table-cell office:value-type="float" office:value="-1.3238193146932" calcext:value-type="float">
            <text:p>-1,323819314693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2528</text:p>
          </table:table-cell>
          <table:table-cell office:value-type="float" office:value="4.8173436522484" calcext:value-type="float">
            <text:p>4,8173436522484</text:p>
          </table:table-cell>
          <table:table-cell office:value-type="float" office:value="4.9931937456131" calcext:value-type="float">
            <text:p>4,9931937456131</text:p>
          </table:table-cell>
          <table:table-cell office:value-type="float" office:value="-33.769226757584" calcext:value-type="float">
            <text:p>-33,769226757584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2539</text:p>
          </table:table-cell>
          <table:table-cell office:value-type="float" office:value="6.2653052806854" calcext:value-type="float">
            <text:p>6,2653052806854</text:p>
          </table:table-cell>
          <table:table-cell office:value-type="float" office:value="4.9576658010483" calcext:value-type="float">
            <text:p>4,9576658010483</text:p>
          </table:table-cell>
          <table:table-cell office:value-type="float" office:value="-88.949315107552" calcext:value-type="float">
            <text:p>-88,94931510755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2550</text:p>
          </table:table-cell>
          <table:table-cell office:value-type="float" office:value="8.4688174724579" calcext:value-type="float">
            <text:p>8,4688174724579</text:p>
          </table:table-cell>
          <table:table-cell office:value-type="float" office:value="5.519483089447" calcext:value-type="float">
            <text:p>5,519483089447</text:p>
          </table:table-cell>
          <table:table-cell office:value-type="float" office:value="-113.33373853355" calcext:value-type="float">
            <text:p>-113,33373853355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2561</text:p>
          </table:table-cell>
          <table:table-cell office:value-type="float" office:value="-1.4382813870907" calcext:value-type="float">
            <text:p>-1,4382813870907</text:p>
          </table:table-cell>
          <table:table-cell office:value-type="float" office:value="5.4948896169662" calcext:value-type="float">
            <text:p>5,4948896169662</text:p>
          </table:table-cell>
          <table:table-cell office:value-type="float" office:value="35.776988336235" calcext:value-type="float">
            <text:p>35,77698833623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2572</text:p>
          </table:table-cell>
          <table:table-cell office:value-type="float" office:value="0.11012272909284" calcext:value-type="float">
            <text:p>0,11012272909284</text:p>
          </table:table-cell>
          <table:table-cell office:value-type="float" office:value="5.8564424514771" calcext:value-type="float">
            <text:p>5,8564424514771</text:p>
          </table:table-cell>
          <table:table-cell office:value-type="float" office:value="10.850785169632" calcext:value-type="float">
            <text:p>10,850785169632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2583</text:p>
          </table:table-cell>
          <table:table-cell office:value-type="float" office:value="3.0569431185722" calcext:value-type="float">
            <text:p>3,0569431185722</text:p>
          </table:table-cell>
          <table:table-cell office:value-type="float" office:value="5.1726758480072" calcext:value-type="float">
            <text:p>5,1726758480072</text:p>
          </table:table-cell>
          <table:table-cell office:value-type="float" office:value="169.01870745762" calcext:value-type="float">
            <text:p>169,0187074576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2594</text:p>
          </table:table-cell>
          <table:table-cell office:value-type="float" office:value="3.8231927156448" calcext:value-type="float">
            <text:p>3,8231927156448</text:p>
          </table:table-cell>
          <table:table-cell office:value-type="float" office:value="6.3804578781128" calcext:value-type="float">
            <text:p>6,3804578781128</text:p>
          </table:table-cell>
          <table:table-cell office:value-type="float" office:value="35.921554276898" calcext:value-type="float">
            <text:p>35,92155427689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2605</text:p>
          </table:table-cell>
          <table:table-cell office:value-type="float" office:value="5.7476264238358" calcext:value-type="float">
            <text:p>5,7476264238358</text:p>
          </table:table-cell>
          <table:table-cell office:value-type="float" office:value="5.0432825088501" calcext:value-type="float">
            <text:p>5,0432825088501</text:p>
          </table:table-cell>
          <table:table-cell office:value-type="float" office:value="64.015315596465" calcext:value-type="float">
            <text:p>64,01531559646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2616</text:p>
          </table:table-cell>
          <table:table-cell office:value-type="float" office:value="5.9926915168762" calcext:value-type="float">
            <text:p>5,9926915168762</text:p>
          </table:table-cell>
          <table:table-cell office:value-type="float" office:value="6.3928830623627" calcext:value-type="float">
            <text:p>6,3928830623627</text:p>
          </table:table-cell>
          <table:table-cell office:value-type="float" office:value="-27.100493194191" calcext:value-type="float">
            <text:p>-27,10049319419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2627</text:p>
          </table:table-cell>
          <table:table-cell office:value-type="float" office:value="9.2438536882401" calcext:value-type="float">
            <text:p>9,2438536882401</text:p>
          </table:table-cell>
          <table:table-cell office:value-type="float" office:value="5.7199376821518" calcext:value-type="float">
            <text:p>5,7199376821518</text:p>
          </table:table-cell>
          <table:table-cell office:value-type="float" office:value="-137.06854802028" calcext:value-type="float">
            <text:p>-137,06854802028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2638</text:p>
          </table:table-cell>
          <table:table-cell office:value-type="float" office:value="-1.2857078015804" calcext:value-type="float">
            <text:p>-1,2857078015804</text:p>
          </table:table-cell>
          <table:table-cell office:value-type="float" office:value="7.9657411575317" calcext:value-type="float">
            <text:p>7,9657411575317</text:p>
          </table:table-cell>
          <table:table-cell office:value-type="float" office:value="-39.635313544304" calcext:value-type="float">
            <text:p>-39,635313544304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2649</text:p>
          </table:table-cell>
          <table:table-cell office:value-type="float" office:value="0.25725249201059" calcext:value-type="float">
            <text:p>0,25725249201059</text:p>
          </table:table-cell>
          <table:table-cell office:value-type="float" office:value="7.1467882394791" calcext:value-type="float">
            <text:p>7,1467882394791</text:p>
          </table:table-cell>
          <table:table-cell office:value-type="float" office:value="22.236074801463" calcext:value-type="float">
            <text:p>22,23607480146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2660</text:p>
          </table:table-cell>
          <table:table-cell office:value-type="float" office:value="2.7532517910004" calcext:value-type="float">
            <text:p>2,7532517910004</text:p>
          </table:table-cell>
          <table:table-cell office:value-type="float" office:value="8.4709453582764" calcext:value-type="float">
            <text:p>8,4709453582764</text:p>
          </table:table-cell>
          <table:table-cell office:value-type="float" office:value="-136.76215433011" calcext:value-type="float">
            <text:p>-136,7621543301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2671</text:p>
          </table:table-cell>
          <table:table-cell office:value-type="float" office:value="4.4185310602188" calcext:value-type="float">
            <text:p>4,4185310602188</text:p>
          </table:table-cell>
          <table:table-cell office:value-type="float" office:value="7.2181713581085" calcext:value-type="float">
            <text:p>7,2181713581085</text:p>
          </table:table-cell>
          <table:table-cell office:value-type="float" office:value="-108.35471806253" calcext:value-type="float">
            <text:p>-108,3547180625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2682</text:p>
          </table:table-cell>
          <table:table-cell office:value-type="float" office:value="4.6620336174965" calcext:value-type="float">
            <text:p>4,6620336174965</text:p>
          </table:table-cell>
          <table:table-cell office:value-type="float" office:value="7.5968897342682" calcext:value-type="float">
            <text:p>7,5968897342682</text:p>
          </table:table-cell>
          <table:table-cell office:value-type="float" office:value="-57.112153548344" calcext:value-type="float">
            <text:p>-57,11215354834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2693</text:p>
          </table:table-cell>
          <table:table-cell office:value-type="float" office:value="6.5713518857956" calcext:value-type="float">
            <text:p>6,5713518857956</text:p>
          </table:table-cell>
          <table:table-cell office:value-type="float" office:value="8.4016340970993" calcext:value-type="float">
            <text:p>8,4016340970993</text:p>
          </table:table-cell>
          <table:table-cell office:value-type="float" office:value="-80.496659704075" calcext:value-type="float">
            <text:p>-80,496659704075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2704</text:p>
          </table:table-cell>
          <table:table-cell office:value-type="float" office:value="7.9773199558258" calcext:value-type="float">
            <text:p>7,9773199558258</text:p>
          </table:table-cell>
          <table:table-cell office:value-type="float" office:value="7.9887986183167" calcext:value-type="float">
            <text:p>7,9887986183167</text:p>
          </table:table-cell>
          <table:table-cell office:value-type="float" office:value="-35.913347058995" calcext:value-type="float">
            <text:p>-35,913347058995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2715</text:p>
          </table:table-cell>
          <table:table-cell office:value-type="float" office:value="-1.1636313050985" calcext:value-type="float">
            <text:p>-1,1636313050985</text:p>
          </table:table-cell>
          <table:table-cell office:value-type="float" office:value="8.8741570711136" calcext:value-type="float">
            <text:p>8,8741570711136</text:p>
          </table:table-cell>
          <table:table-cell office:value-type="float" office:value="11.053274866122" calcext:value-type="float">
            <text:p>11,053274866122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2726</text:p>
          </table:table-cell>
          <table:table-cell office:value-type="float" office:value="0.37449091672897" calcext:value-type="float">
            <text:p>0,37449091672897</text:p>
          </table:table-cell>
          <table:table-cell office:value-type="float" office:value="9.7527229785919" calcext:value-type="float">
            <text:p>9,7527229785919</text:p>
          </table:table-cell>
          <table:table-cell office:value-type="float" office:value="-61.328815047149" calcext:value-type="float">
            <text:p>-61,328815047149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2737</text:p>
          </table:table-cell>
          <table:table-cell office:value-type="float" office:value="1.5900067985058" calcext:value-type="float">
            <text:p>1,5900067985058</text:p>
          </table:table-cell>
          <table:table-cell office:value-type="float" office:value="8.7442380189896" calcext:value-type="float">
            <text:p>8,7442380189896</text:p>
          </table:table-cell>
          <table:table-cell office:value-type="float" office:value="52.525043107901" calcext:value-type="float">
            <text:p>52,52504310790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2748</text:p>
          </table:table-cell>
          <table:table-cell office:value-type="float" office:value="3.7387245893478" calcext:value-type="float">
            <text:p>3,7387245893478</text:p>
          </table:table-cell>
          <table:table-cell office:value-type="float" office:value="9.992488026619" calcext:value-type="float">
            <text:p>9,992488026619</text:p>
          </table:table-cell>
          <table:table-cell office:value-type="float" office:value="-95.506499527366" calcext:value-type="float">
            <text:p>-95,50649952736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2759</text:p>
          </table:table-cell>
          <table:table-cell office:value-type="float" office:value="4.392221570015" calcext:value-type="float">
            <text:p>4,392221570015</text:p>
          </table:table-cell>
          <table:table-cell office:value-type="float" office:value="8.9761877059937" calcext:value-type="float">
            <text:p>8,9761877059937</text:p>
          </table:table-cell>
          <table:table-cell office:value-type="float" office:value="8.1561619688751" calcext:value-type="float">
            <text:p>8,156161968875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2770</text:p>
          </table:table-cell>
          <table:table-cell office:value-type="float" office:value="7.1403706073761" calcext:value-type="float">
            <text:p>7,1403706073761</text:p>
          </table:table-cell>
          <table:table-cell office:value-type="float" office:value="9.7814130783081" calcext:value-type="float">
            <text:p>9,7814130783081</text:p>
          </table:table-cell>
          <table:table-cell office:value-type="float" office:value="-115.40959746974" calcext:value-type="float">
            <text:p>-115,40959746974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2781</text:p>
          </table:table-cell>
          <table:table-cell office:value-type="float" office:value="8.5678911209106" calcext:value-type="float">
            <text:p>8,5678911209106</text:p>
          </table:table-cell>
          <table:table-cell office:value-type="float" office:value="9.8631113767624" calcext:value-type="float">
            <text:p>9,8631113767624</text:p>
          </table:table-cell>
          <table:table-cell office:value-type="float" office:value="-113.55347466317" calcext:value-type="float">
            <text:p>-113,55347466317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2792</text:p>
          </table:table-cell>
          <table:table-cell office:value-type="float" office:value="0.1271085627377" calcext:value-type="float">
            <text:p>0,1271085627377</text:p>
          </table:table-cell>
          <table:table-cell office:value-type="float" office:value="11.081311702728" calcext:value-type="float">
            <text:p>11,081311702728</text:p>
          </table:table-cell>
          <table:table-cell office:value-type="float" office:value="-168.72719746486" calcext:value-type="float">
            <text:p>-168,7271974648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2803</text:p>
          </table:table-cell>
          <table:table-cell office:value-type="float" office:value="0.83993390202522" calcext:value-type="float">
            <text:p>0,83993390202522</text:p>
          </table:table-cell>
          <table:table-cell office:value-type="float" office:value="11.085007190704" calcext:value-type="float">
            <text:p>11,085007190704</text:p>
          </table:table-cell>
          <table:table-cell office:value-type="float" office:value="-119.60748350544" calcext:value-type="float">
            <text:p>-119,60748350544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15</text:p>
          </table:table-cell>
          <table:table-cell office:value-type="float" office:value="-0.56315280497074" calcext:value-type="float">
            <text:p>-0,56315280497074</text:p>
          </table:table-cell>
          <table:table-cell office:value-type="float" office:value="-0.41811272501945" calcext:value-type="float">
            <text:p>-0,41811272501945</text:p>
          </table:table-cell>
          <table:table-cell office:value-type="float" office:value="14.319637398811" calcext:value-type="float">
            <text:p>14,31963739881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2264</text:p>
          </table:table-cell>
          <table:table-cell office:value-type="float" office:value="0.85082247853279" calcext:value-type="float">
            <text:p>0,85082247853279</text:p>
          </table:table-cell>
          <table:table-cell office:value-type="float" office:value="0.51469825208187" calcext:value-type="float">
            <text:p>0,51469825208187</text:p>
          </table:table-cell>
          <table:table-cell office:value-type="float" office:value="73.517422007907" calcext:value-type="float">
            <text:p>73,51742200790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2275</text:p>
          </table:table-cell>
          <table:table-cell office:value-type="float" office:value="1.883559525013" calcext:value-type="float">
            <text:p>1,883559525013</text:p>
          </table:table-cell>
          <table:table-cell office:value-type="float" office:value="1.2081897258759" calcext:value-type="float">
            <text:p>1,2081897258759</text:p>
          </table:table-cell>
          <table:table-cell office:value-type="float" office:value="-87.634479164318" calcext:value-type="float">
            <text:p>-87,63447916431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2286</text:p>
          </table:table-cell>
          <table:table-cell office:value-type="float" office:value="3.6234736442566" calcext:value-type="float">
            <text:p>3,6234736442566</text:p>
          </table:table-cell>
          <table:table-cell office:value-type="float" office:value="-0.20565109327435" calcext:value-type="float">
            <text:p>-0,20565109327435</text:p>
          </table:table-cell>
          <table:table-cell office:value-type="float" office:value="15.320318329866" calcext:value-type="float">
            <text:p>15,320318329866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2297</text:p>
          </table:table-cell>
          <table:table-cell office:value-type="float" office:value="5.9987056255341" calcext:value-type="float">
            <text:p>5,9987056255341</text:p>
          </table:table-cell>
          <table:table-cell office:value-type="float" office:value="-0.58122117072344" calcext:value-type="float">
            <text:p>-0,58122117072344</text:p>
          </table:table-cell>
          <table:table-cell office:value-type="float" office:value="149.8170020474" calcext:value-type="float">
            <text:p>149,8170020474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2308</text:p>
          </table:table-cell>
          <table:table-cell office:value-type="float" office:value="7.3169153928757" calcext:value-type="float">
            <text:p>7,3169153928757</text:p>
          </table:table-cell>
          <table:table-cell office:value-type="float" office:value="0.78162744641304" calcext:value-type="float">
            <text:p>0,78162744641304</text:p>
          </table:table-cell>
          <table:table-cell office:value-type="float" office:value="-3.8499236581432" calcext:value-type="float">
            <text:p>-3,849923658143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2319</text:p>
          </table:table-cell>
          <table:table-cell office:value-type="float" office:value="8.3552706241608" calcext:value-type="float">
            <text:p>8,3552706241608</text:p>
          </table:table-cell>
          <table:table-cell office:value-type="float" office:value="0.50389267504215" calcext:value-type="float">
            <text:p>0,50389267504215</text:p>
          </table:table-cell>
          <table:table-cell office:value-type="float" office:value="165.24685871829" calcext:value-type="float">
            <text:p>165,2468587182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2330</text:p>
          </table:table-cell>
          <table:table-cell office:value-type="float" office:value="0.077479816973209" calcext:value-type="float">
            <text:p>0,077479816973209</text:p>
          </table:table-cell>
          <table:table-cell office:value-type="float" office:value="1.2012668699026" calcext:value-type="float">
            <text:p>1,2012668699026</text:p>
          </table:table-cell>
          <table:table-cell office:value-type="float" office:value="-51.898530334424" calcext:value-type="float">
            <text:p>-51,89853033442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2341</text:p>
          </table:table-cell>
          <table:table-cell office:value-type="float" office:value="0.73521412909031" calcext:value-type="float">
            <text:p>0,73521412909031</text:p>
          </table:table-cell>
          <table:table-cell office:value-type="float" office:value="1.4432176947594" calcext:value-type="float">
            <text:p>1,4432176947594</text:p>
          </table:table-cell>
          <table:table-cell office:value-type="float" office:value="-129.01232652603" calcext:value-type="float">
            <text:p>-129,0123265260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2352</text:p>
          </table:table-cell>
          <table:table-cell office:value-type="float" office:value="2.9032427072525" calcext:value-type="float">
            <text:p>2,9032427072525</text:p>
          </table:table-cell>
          <table:table-cell office:value-type="float" office:value="1.5323941409588" calcext:value-type="float">
            <text:p>1,5323941409588</text:p>
          </table:table-cell>
          <table:table-cell office:value-type="float" office:value="-16.171711265661" calcext:value-type="float">
            <text:p>-16,171711265661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2363</text:p>
          </table:table-cell>
          <table:table-cell office:value-type="float" office:value="3.9827358722687" calcext:value-type="float">
            <text:p>3,9827358722687</text:p>
          </table:table-cell>
          <table:table-cell office:value-type="float" office:value="0.46356670558453" calcext:value-type="float">
            <text:p>0,46356670558453</text:p>
          </table:table-cell>
          <table:table-cell office:value-type="float" office:value="121.56626828917" calcext:value-type="float">
            <text:p>121,56626828917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2374</text:p>
          </table:table-cell>
          <table:table-cell office:value-type="float" office:value="5.9106695652008" calcext:value-type="float">
            <text:p>5,9106695652008</text:p>
          </table:table-cell>
          <table:table-cell office:value-type="float" office:value="2.6256909966469" calcext:value-type="float">
            <text:p>2,6256909966469</text:p>
          </table:table-cell>
          <table:table-cell office:value-type="float" office:value="-76.825005992962" calcext:value-type="float">
            <text:p>-76,82500599296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2385</text:p>
          </table:table-cell>
          <table:table-cell office:value-type="float" office:value="6.2676453590393" calcext:value-type="float">
            <text:p>6,2676453590393</text:p>
          </table:table-cell>
          <table:table-cell office:value-type="float" office:value="0.37051536142826" calcext:value-type="float">
            <text:p>0,37051536142826</text:p>
          </table:table-cell>
          <table:table-cell office:value-type="float" office:value="78.851197935214" calcext:value-type="float">
            <text:p>78,851197935214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2396</text:p>
          </table:table-cell>
          <table:table-cell office:value-type="float" office:value="9.6388131380081" calcext:value-type="float">
            <text:p>9,6388131380081</text:p>
          </table:table-cell>
          <table:table-cell office:value-type="float" office:value="1.8352434039116" calcext:value-type="float">
            <text:p>1,8352434039116</text:p>
          </table:table-cell>
          <table:table-cell office:value-type="float" office:value="171.20236044477" calcext:value-type="float">
            <text:p>171,20236044477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2407</text:p>
          </table:table-cell>
          <table:table-cell office:value-type="float" office:value="-1.5850047767162" calcext:value-type="float">
            <text:p>-1,5850047767162</text:p>
          </table:table-cell>
          <table:table-cell office:value-type="float" office:value="3.2868760824203" calcext:value-type="float">
            <text:p>3,2868760824203</text:p>
          </table:table-cell>
          <table:table-cell office:value-type="float" office:value="-13.326956113433" calcext:value-type="float">
            <text:p>-13,32695611343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2418</text:p>
          </table:table-cell>
          <table:table-cell office:value-type="float" office:value="1.0907365381718" calcext:value-type="float">
            <text:p>1,0907365381718</text:p>
          </table:table-cell>
          <table:table-cell office:value-type="float" office:value="1.7457738518715" calcext:value-type="float">
            <text:p>1,7457738518715</text:p>
          </table:table-cell>
          <table:table-cell office:value-type="float" office:value="108.97687438187" calcext:value-type="float">
            <text:p>108,9768743818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2429</text:p>
          </table:table-cell>
          <table:table-cell office:value-type="float" office:value="2.2021797299385" calcext:value-type="float">
            <text:p>2,2021797299385</text:p>
          </table:table-cell>
          <table:table-cell office:value-type="float" office:value="3.6678245663643" calcext:value-type="float">
            <text:p>3,6678245663643</text:p>
          </table:table-cell>
          <table:table-cell office:value-type="float" office:value="-86.288058074417" calcext:value-type="float">
            <text:p>-86,28805807441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2440</text:p>
          </table:table-cell>
          <table:table-cell office:value-type="float" office:value="3.8114830851555" calcext:value-type="float">
            <text:p>3,8114830851555</text:p>
          </table:table-cell>
          <table:table-cell office:value-type="float" office:value="4.1016712784767" calcext:value-type="float">
            <text:p>4,1016712784767</text:p>
          </table:table-cell>
          <table:table-cell office:value-type="float" office:value="-91.878184847012" calcext:value-type="float">
            <text:p>-91,87818484701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2451</text:p>
          </table:table-cell>
          <table:table-cell office:value-type="float" office:value="6.1211454868317" calcext:value-type="float">
            <text:p>6,1211454868317</text:p>
          </table:table-cell>
          <table:table-cell office:value-type="float" office:value="3.4944272041321" calcext:value-type="float">
            <text:p>3,4944272041321</text:p>
          </table:table-cell>
          <table:table-cell office:value-type="float" office:value="166.90911760755" calcext:value-type="float">
            <text:p>166,9091176075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2462</text:p>
          </table:table-cell>
          <table:table-cell office:value-type="float" office:value="6.4215970039368" calcext:value-type="float">
            <text:p>6,4215970039368</text:p>
          </table:table-cell>
          <table:table-cell office:value-type="float" office:value="2.5287601351738" calcext:value-type="float">
            <text:p>2,5287601351738</text:p>
          </table:table-cell>
          <table:table-cell office:value-type="float" office:value="-57.64543478656" calcext:value-type="float">
            <text:p>-57,6454347865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2473</text:p>
          </table:table-cell>
          <table:table-cell office:value-type="float" office:value="8.2812625169754" calcext:value-type="float">
            <text:p>8,2812625169754</text:p>
          </table:table-cell>
          <table:table-cell office:value-type="float" office:value="3.4575456380844" calcext:value-type="float">
            <text:p>3,4575456380844</text:p>
          </table:table-cell>
          <table:table-cell office:value-type="float" office:value="168.55837888778" calcext:value-type="float">
            <text:p>168,55837888778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2484</text:p>
          </table:table-cell>
          <table:table-cell office:value-type="float" office:value="-0.33459838479757" calcext:value-type="float">
            <text:p>-0,33459838479757</text:p>
          </table:table-cell>
          <table:table-cell office:value-type="float" office:value="3.2461228966713" calcext:value-type="float">
            <text:p>3,2461228966713</text:p>
          </table:table-cell>
          <table:table-cell office:value-type="float" office:value="129.30315315344" calcext:value-type="float">
            <text:p>129,3031531534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2495</text:p>
          </table:table-cell>
          <table:table-cell office:value-type="float" office:value="0.12896001338959" calcext:value-type="float">
            <text:p>0,12896001338959</text:p>
          </table:table-cell>
          <table:table-cell office:value-type="float" office:value="4.9147534370422" calcext:value-type="float">
            <text:p>4,9147534370422</text:p>
          </table:table-cell>
          <table:table-cell office:value-type="float" office:value="-51.776050762006" calcext:value-type="float">
            <text:p>-51,776050762006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2506</text:p>
          </table:table-cell>
          <table:table-cell office:value-type="float" office:value="3.1419062614441" calcext:value-type="float">
            <text:p>3,1419062614441</text:p>
          </table:table-cell>
          <table:table-cell office:value-type="float" office:value="3.6701610684395" calcext:value-type="float">
            <text:p>3,6701610684395</text:p>
          </table:table-cell>
          <table:table-cell office:value-type="float" office:value="-171.89249111589" calcext:value-type="float">
            <text:p>-171,8924911158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2517</text:p>
          </table:table-cell>
          <table:table-cell office:value-type="float" office:value="2.7002999186516" calcext:value-type="float">
            <text:p>2,7002999186516</text:p>
          </table:table-cell>
          <table:table-cell office:value-type="float" office:value="4.3165975809097" calcext:value-type="float">
            <text:p>4,3165975809097</text:p>
          </table:table-cell>
          <table:table-cell office:value-type="float" office:value="-13.010038596809" calcext:value-type="float">
            <text:p>-13,01003859680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2528</text:p>
          </table:table-cell>
          <table:table-cell office:value-type="float" office:value="4.5761609077454" calcext:value-type="float">
            <text:p>4,5761609077454</text:p>
          </table:table-cell>
          <table:table-cell office:value-type="float" office:value="5.1854002475739" calcext:value-type="float">
            <text:p>5,1854002475739</text:p>
          </table:table-cell>
          <table:table-cell office:value-type="float" office:value="-39.709246841965" calcext:value-type="float">
            <text:p>-39,70924684196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2539</text:p>
          </table:table-cell>
          <table:table-cell office:value-type="float" office:value="6.4841812849045" calcext:value-type="float">
            <text:p>6,4841812849045</text:p>
          </table:table-cell>
          <table:table-cell office:value-type="float" office:value="4.9933809041977" calcext:value-type="float">
            <text:p>4,9933809041977</text:p>
          </table:table-cell>
          <table:table-cell office:value-type="float" office:value="-179.70255074228" calcext:value-type="float">
            <text:p>-179,702550742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2550</text:p>
          </table:table-cell>
          <table:table-cell office:value-type="float" office:value="8.7013083696365" calcext:value-type="float">
            <text:p>8,7013083696365</text:p>
          </table:table-cell>
          <table:table-cell office:value-type="float" office:value="5.7289969921112" calcext:value-type="float">
            <text:p>5,7289969921112</text:p>
          </table:table-cell>
          <table:table-cell office:value-type="float" office:value="-150.25818272001" calcext:value-type="float">
            <text:p>-150,2581827200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2561</text:p>
          </table:table-cell>
          <table:table-cell office:value-type="float" office:value="-1.5837344527245" calcext:value-type="float">
            <text:p>-1,5837344527245</text:p>
          </table:table-cell>
          <table:table-cell office:value-type="float" office:value="5.2621233463287" calcext:value-type="float">
            <text:p>5,2621233463287</text:p>
          </table:table-cell>
          <table:table-cell office:value-type="float" office:value="34.781574443647" calcext:value-type="float">
            <text:p>34,78157444364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2572</text:p>
          </table:table-cell>
          <table:table-cell office:value-type="float" office:value="-0.22224016487598" calcext:value-type="float">
            <text:p>-0,22224016487598</text:p>
          </table:table-cell>
          <table:table-cell office:value-type="float" office:value="5.7799541950226" calcext:value-type="float">
            <text:p>5,7799541950226</text:p>
          </table:table-cell>
          <table:table-cell office:value-type="float" office:value="13.633069623807" calcext:value-type="float">
            <text:p>13,633069623807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2583</text:p>
          </table:table-cell>
          <table:table-cell office:value-type="float" office:value="3.2904928922653" calcext:value-type="float">
            <text:p>3,2904928922653</text:p>
          </table:table-cell>
          <table:table-cell office:value-type="float" office:value="5.1920115947723" calcext:value-type="float">
            <text:p>5,1920115947723</text:p>
          </table:table-cell>
          <table:table-cell office:value-type="float" office:value="-179.98345490474" calcext:value-type="float">
            <text:p>-179,98345490474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2594</text:p>
          </table:table-cell>
          <table:table-cell office:value-type="float" office:value="3.8874274492264" calcext:value-type="float">
            <text:p>3,8874274492264</text:p>
          </table:table-cell>
          <table:table-cell office:value-type="float" office:value="6.1057913303375" calcext:value-type="float">
            <text:p>6,1057913303375</text:p>
          </table:table-cell>
          <table:table-cell office:value-type="float" office:value="101.04091152264" calcext:value-type="float">
            <text:p>101,0409115226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2605</text:p>
          </table:table-cell>
          <table:table-cell office:value-type="float" office:value="5.5362641811371" calcext:value-type="float">
            <text:p>5,5362641811371</text:p>
          </table:table-cell>
          <table:table-cell office:value-type="float" office:value="5.111438035965" calcext:value-type="float">
            <text:p>5,111438035965</text:p>
          </table:table-cell>
          <table:table-cell office:value-type="float" office:value="-26.733220193037" calcext:value-type="float">
            <text:p>-26,73322019303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2616</text:p>
          </table:table-cell>
          <table:table-cell office:value-type="float" office:value="5.7563674449921" calcext:value-type="float">
            <text:p>5,7563674449921</text:p>
          </table:table-cell>
          <table:table-cell office:value-type="float" office:value="6.6191732883453" calcext:value-type="float">
            <text:p>6,6191732883453</text:p>
          </table:table-cell>
          <table:table-cell office:value-type="float" office:value="-56.143654000228" calcext:value-type="float">
            <text:p>-56,14365400022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2627</text:p>
          </table:table-cell>
          <table:table-cell office:value-type="float" office:value="9.2128628492355" calcext:value-type="float">
            <text:p>9,2128628492355</text:p>
          </table:table-cell>
          <table:table-cell office:value-type="float" office:value="5.9233248233795" calcext:value-type="float">
            <text:p>5,9233248233795</text:p>
          </table:table-cell>
          <table:table-cell office:value-type="float" office:value="-75.993493863731" calcext:value-type="float">
            <text:p>-75,99349386373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2638</text:p>
          </table:table-cell>
          <table:table-cell office:value-type="float" office:value="-1.509476006031" calcext:value-type="float">
            <text:p>-1,509476006031</text:p>
          </table:table-cell>
          <table:table-cell office:value-type="float" office:value="8.2225626707077" calcext:value-type="float">
            <text:p>8,2225626707077</text:p>
          </table:table-cell>
          <table:table-cell office:value-type="float" office:value="-52.243257404133" calcext:value-type="float">
            <text:p>-52,24325740413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2649</text:p>
          </table:table-cell>
          <table:table-cell office:value-type="float" office:value="-0.014952530618757" calcext:value-type="float">
            <text:p>-0,014952530618757</text:p>
          </table:table-cell>
          <table:table-cell office:value-type="float" office:value="7.0885580778122" calcext:value-type="float">
            <text:p>7,0885580778122</text:p>
          </table:table-cell>
          <table:table-cell office:value-type="float" office:value="10.013884704584" calcext:value-type="float">
            <text:p>10,013884704584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2660</text:p>
          </table:table-cell>
          <table:table-cell office:value-type="float" office:value="3.0560526251793" calcext:value-type="float">
            <text:p>3,0560526251793</text:p>
          </table:table-cell>
          <table:table-cell office:value-type="float" office:value="8.5580939054489" calcext:value-type="float">
            <text:p>8,5580939054489</text:p>
          </table:table-cell>
          <table:table-cell office:value-type="float" office:value="-171.13895780721" calcext:value-type="float">
            <text:p>-171,1389578072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2671</text:p>
          </table:table-cell>
          <table:table-cell office:value-type="float" office:value="4.2057865858078" calcext:value-type="float">
            <text:p>4,2057865858078</text:p>
          </table:table-cell>
          <table:table-cell office:value-type="float" office:value="7.4027019739151" calcext:value-type="float">
            <text:p>7,4027019739151</text:p>
          </table:table-cell>
          <table:table-cell office:value-type="float" office:value="-42.856301471686" calcext:value-type="float">
            <text:p>-42,85630147168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2682</text:p>
          </table:table-cell>
          <table:table-cell office:value-type="float" office:value="4.8298850655556" calcext:value-type="float">
            <text:p>4,8298850655556</text:p>
          </table:table-cell>
          <table:table-cell office:value-type="float" office:value="7.7428847551346" calcext:value-type="float">
            <text:p>7,7428847551346</text:p>
          </table:table-cell>
          <table:table-cell office:value-type="float" office:value="-147.88407580868" calcext:value-type="float">
            <text:p>-147,8840758086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2693</text:p>
          </table:table-cell>
          <table:table-cell office:value-type="float" office:value="6.6077601909637" calcext:value-type="float">
            <text:p>6,6077601909637</text:p>
          </table:table-cell>
          <table:table-cell office:value-type="float" office:value="8.7437897920609" calcext:value-type="float">
            <text:p>8,7437897920609</text:p>
          </table:table-cell>
          <table:table-cell office:value-type="float" office:value="-100.84318659108" calcext:value-type="float">
            <text:p>-100,84318659108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2704</text:p>
          </table:table-cell>
          <table:table-cell office:value-type="float" office:value="7.7349382638931" calcext:value-type="float">
            <text:p>7,7349382638931</text:p>
          </table:table-cell>
          <table:table-cell office:value-type="float" office:value="8.1646376848221" calcext:value-type="float">
            <text:p>8,1646376848221</text:p>
          </table:table-cell>
          <table:table-cell office:value-type="float" office:value="-35.893085276245" calcext:value-type="float">
            <text:p>-35,893085276245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2715</text:p>
          </table:table-cell>
          <table:table-cell office:value-type="float" office:value="-1.4170518517494" calcext:value-type="float">
            <text:p>-1,4170518517494</text:p>
          </table:table-cell>
          <table:table-cell office:value-type="float" office:value="8.7869071960449" calcext:value-type="float">
            <text:p>8,7869071960449</text:p>
          </table:table-cell>
          <table:table-cell office:value-type="float" office:value="21.00458380523" calcext:value-type="float">
            <text:p>21,0045838052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2726</text:p>
          </table:table-cell>
          <table:table-cell office:value-type="float" office:value="0.27462339028716" calcext:value-type="float">
            <text:p>0,27462339028716</text:p>
          </table:table-cell>
          <table:table-cell office:value-type="float" office:value="10.084869861603" calcext:value-type="float">
            <text:p>10,084869861603</text:p>
          </table:table-cell>
          <table:table-cell office:value-type="float" office:value="-76.697695027491" calcext:value-type="float">
            <text:p>-76,697695027491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2737</text:p>
          </table:table-cell>
          <table:table-cell office:value-type="float" office:value="1.5509045124054" calcext:value-type="float">
            <text:p>1,5509045124054</text:p>
          </table:table-cell>
          <table:table-cell office:value-type="float" office:value="8.4326648712158" calcext:value-type="float">
            <text:p>8,4326648712158</text:p>
          </table:table-cell>
          <table:table-cell office:value-type="float" office:value="90.652179566159" calcext:value-type="float">
            <text:p>90,652179566159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2748</text:p>
          </table:table-cell>
          <table:table-cell office:value-type="float" office:value="3.8084641098976" calcext:value-type="float">
            <text:p>3,8084641098976</text:p>
          </table:table-cell>
          <table:table-cell office:value-type="float" office:value="10.281857252121" calcext:value-type="float">
            <text:p>10,281857252121</text:p>
          </table:table-cell>
          <table:table-cell office:value-type="float" office:value="-98.75176742578" calcext:value-type="float">
            <text:p>-98,7517674257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2759</text:p>
          </table:table-cell>
          <table:table-cell office:value-type="float" office:value="4.1571488976479" calcext:value-type="float">
            <text:p>4,1571488976479</text:p>
          </table:table-cell>
          <table:table-cell office:value-type="float" office:value="9.0004175901413" calcext:value-type="float">
            <text:p>9,0004175901413</text:p>
          </table:table-cell>
          <table:table-cell office:value-type="float" office:value="-10.198131962946" calcext:value-type="float">
            <text:p>-10,198131962946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2770</text:p>
          </table:table-cell>
          <table:table-cell office:value-type="float" office:value="7.3140478134155" calcext:value-type="float">
            <text:p>7,3140478134155</text:p>
          </table:table-cell>
          <table:table-cell office:value-type="float" office:value="9.9412107467651" calcext:value-type="float">
            <text:p>9,9412107467651</text:p>
          </table:table-cell>
          <table:table-cell office:value-type="float" office:value="-138.56756459376" calcext:value-type="float">
            <text:p>-138,56756459376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2781</text:p>
          </table:table-cell>
          <table:table-cell office:value-type="float" office:value="8.7732094526291" calcext:value-type="float">
            <text:p>8,7732094526291</text:p>
          </table:table-cell>
          <table:table-cell office:value-type="float" office:value="10.060470104218" calcext:value-type="float">
            <text:p>10,060470104218</text:p>
          </table:table-cell>
          <table:table-cell office:value-type="float" office:value="-139.93015410794" calcext:value-type="float">
            <text:p>-139,9301541079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2792</text:p>
          </table:table-cell>
          <table:table-cell office:value-type="float" office:value="0.3292078897357" calcext:value-type="float">
            <text:p>0,3292078897357</text:p>
          </table:table-cell>
          <table:table-cell office:value-type="float" office:value="10.908386707306" calcext:value-type="float">
            <text:p>10,908386707306</text:p>
          </table:table-cell>
          <table:table-cell office:value-type="float" office:value="129.74706728747" calcext:value-type="float">
            <text:p>129,7470672874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2803</text:p>
          </table:table-cell>
          <table:table-cell office:value-type="float" office:value="1.0513619333506" calcext:value-type="float">
            <text:p>1,0513619333506</text:p>
          </table:table-cell>
          <table:table-cell office:value-type="float" office:value="11.084897518158" calcext:value-type="float">
            <text:p>11,084897518158</text:p>
          </table:table-cell>
          <table:table-cell office:value-type="float" office:value="-163.64593870321" calcext:value-type="float">
            <text:p>-163,6459387032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15</text:p>
          </table:table-cell>
          <table:table-cell office:value-type="float" office:value="-0.70494875311852" calcext:value-type="float">
            <text:p>-0,70494875311852</text:p>
          </table:table-cell>
          <table:table-cell office:value-type="float" office:value="-0.2483694255352" calcext:value-type="float">
            <text:p>-0,2483694255352</text:p>
          </table:table-cell>
          <table:table-cell office:value-type="float" office:value="11.795110668346" calcext:value-type="float">
            <text:p>11,79511066834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2264</text:p>
          </table:table-cell>
          <table:table-cell office:value-type="float" office:value="0.7381609082222" calcext:value-type="float">
            <text:p>0,7381609082222</text:p>
          </table:table-cell>
          <table:table-cell office:value-type="float" office:value="0.13363753445446" calcext:value-type="float">
            <text:p>0,13363753445446</text:p>
          </table:table-cell>
          <table:table-cell office:value-type="float" office:value="73.465595579451" calcext:value-type="float">
            <text:p>73,46559557945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2275</text:p>
          </table:table-cell>
          <table:table-cell office:value-type="float" office:value="1.9091871380806" calcext:value-type="float">
            <text:p>1,9091871380806</text:p>
          </table:table-cell>
          <table:table-cell office:value-type="float" office:value="1.5035365521908" calcext:value-type="float">
            <text:p>1,5035365521908</text:p>
          </table:table-cell>
          <table:table-cell office:value-type="float" office:value="-97.762739582426" calcext:value-type="float">
            <text:p>-97,762739582426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2286</text:p>
          </table:table-cell>
          <table:table-cell office:value-type="float" office:value="3.4231325984001" calcext:value-type="float">
            <text:p>3,4231325984001</text:p>
          </table:table-cell>
          <table:table-cell office:value-type="float" office:value="-0.22464944049716" calcext:value-type="float">
            <text:p>-0,22464944049716</text:p>
          </table:table-cell>
          <table:table-cell office:value-type="float" office:value="4.9595736014615" calcext:value-type="float">
            <text:p>4,9595736014615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2297</text:p>
          </table:table-cell>
          <table:table-cell office:value-type="float" office:value="6.3273954391479" calcext:value-type="float">
            <text:p>6,3273954391479</text:p>
          </table:table-cell>
          <table:table-cell office:value-type="float" office:value="-0.56938398629427" calcext:value-type="float">
            <text:p>-0,56938398629427</text:p>
          </table:table-cell>
          <table:table-cell office:value-type="float" office:value="-175.92988196452" calcext:value-type="float">
            <text:p>-175,9298819645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2308</text:p>
          </table:table-cell>
          <table:table-cell office:value-type="float" office:value="6.9891923666" calcext:value-type="float">
            <text:p>6,9891923666</text:p>
          </table:table-cell>
          <table:table-cell office:value-type="float" office:value="0.64043059945107" calcext:value-type="float">
            <text:p>0,64043059945107</text:p>
          </table:table-cell>
          <table:table-cell office:value-type="float" office:value="19.308489788869" calcext:value-type="float">
            <text:p>19,30848978886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2319</text:p>
          </table:table-cell>
          <table:table-cell office:value-type="float" office:value="8.6247283220291" calcext:value-type="float">
            <text:p>8,6247283220291</text:p>
          </table:table-cell>
          <table:table-cell office:value-type="float" office:value="0.26842057704926" calcext:value-type="float">
            <text:p>0,26842057704926</text:p>
          </table:table-cell>
          <table:table-cell office:value-type="float" office:value="143.11022211792" calcext:value-type="float">
            <text:p>143,1102221179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2330</text:p>
          </table:table-cell>
          <table:table-cell office:value-type="float" office:value="-0.23849736899137" calcext:value-type="float">
            <text:p>-0,23849736899137</text:p>
          </table:table-cell>
          <table:table-cell office:value-type="float" office:value="1.1978088319302" calcext:value-type="float">
            <text:p>1,1978088319302</text:p>
          </table:table-cell>
          <table:table-cell office:value-type="float" office:value="-4.5282274104987" calcext:value-type="float">
            <text:p>-4,528227410498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2341</text:p>
          </table:table-cell>
          <table:table-cell office:value-type="float" office:value="0.56599967181683" calcext:value-type="float">
            <text:p>0,56599967181683</text:p>
          </table:table-cell>
          <table:table-cell office:value-type="float" office:value="1.5945968031883" calcext:value-type="float">
            <text:p>1,5945968031883</text:p>
          </table:table-cell>
          <table:table-cell office:value-type="float" office:value="-39.689241321224" calcext:value-type="float">
            <text:p>-39,68924132122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2352</text:p>
          </table:table-cell>
          <table:table-cell office:value-type="float" office:value="2.7668064832687" calcext:value-type="float">
            <text:p>2,7668064832687</text:p>
          </table:table-cell>
          <table:table-cell office:value-type="float" office:value="1.8005259335041" calcext:value-type="float">
            <text:p>1,8005259335041</text:p>
          </table:table-cell>
          <table:table-cell office:value-type="float" office:value="-61.332395881604" calcext:value-type="float">
            <text:p>-61,332395881604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2363</text:p>
          </table:table-cell>
          <table:table-cell office:value-type="float" office:value="4.2447629570961" calcext:value-type="float">
            <text:p>4,2447629570961</text:p>
          </table:table-cell>
          <table:table-cell office:value-type="float" office:value="0.31733065843582" calcext:value-type="float">
            <text:p>0,31733065843582</text:p>
          </table:table-cell>
          <table:table-cell office:value-type="float" office:value="157.82671369565" calcext:value-type="float">
            <text:p>157,82671369565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2374</text:p>
          </table:table-cell>
          <table:table-cell office:value-type="float" office:value="5.6892597675323" calcext:value-type="float">
            <text:p>5,6892597675323</text:p>
          </table:table-cell>
          <table:table-cell office:value-type="float" office:value="2.6059091091156" calcext:value-type="float">
            <text:p>2,6059091091156</text:p>
          </table:table-cell>
          <table:table-cell office:value-type="float" office:value="13.908729811383" calcext:value-type="float">
            <text:p>13,90872981138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2385</text:p>
          </table:table-cell>
          <table:table-cell office:value-type="float" office:value="6.2719172239304" calcext:value-type="float">
            <text:p>6,2719172239304</text:p>
          </table:table-cell>
          <table:table-cell office:value-type="float" office:value="0.017760226037353" calcext:value-type="float">
            <text:p>0,017760226037353</text:p>
          </table:table-cell>
          <table:table-cell office:value-type="float" office:value="93.68240605494" calcext:value-type="float">
            <text:p>93,6824060549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2396</text:p>
          </table:table-cell>
          <table:table-cell office:value-type="float" office:value="9.9444657564163" calcext:value-type="float">
            <text:p>9,9444657564163</text:p>
          </table:table-cell>
          <table:table-cell office:value-type="float" office:value="1.8524599075317" calcext:value-type="float">
            <text:p>1,8524599075317</text:p>
          </table:table-cell>
          <table:table-cell office:value-type="float" office:value="-173.13885385064" calcext:value-type="float">
            <text:p>-173,13885385064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2407</text:p>
          </table:table-cell>
          <table:table-cell office:value-type="float" office:value="-1.5850378572941" calcext:value-type="float">
            <text:p>-1,5850378572941</text:p>
          </table:table-cell>
          <table:table-cell office:value-type="float" office:value="3.6556941270828" calcext:value-type="float">
            <text:p>3,6556941270828</text:p>
          </table:table-cell>
          <table:table-cell office:value-type="float" office:value="-22.838591200531" calcext:value-type="float">
            <text:p>-22,83859120053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2418</text:p>
          </table:table-cell>
          <table:table-cell office:value-type="float" office:value="0.88749572634697" calcext:value-type="float">
            <text:p>0,88749572634697</text:p>
          </table:table-cell>
          <table:table-cell office:value-type="float" office:value="1.687273979187" calcext:value-type="float">
            <text:p>1,687273979187</text:p>
          </table:table-cell>
          <table:table-cell office:value-type="float" office:value="7.2770201286693" calcext:value-type="float">
            <text:p>7,277020128669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2429</text:p>
          </table:table-cell>
          <table:table-cell office:value-type="float" office:value="2.2922463715076" calcext:value-type="float">
            <text:p>2,2922463715076</text:p>
          </table:table-cell>
          <table:table-cell office:value-type="float" office:value="3.8579916954041" calcext:value-type="float">
            <text:p>3,8579916954041</text:p>
          </table:table-cell>
          <table:table-cell office:value-type="float" office:value="-121.03593577245" calcext:value-type="float">
            <text:p>-121,0359357724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2440</text:p>
          </table:table-cell>
          <table:table-cell office:value-type="float" office:value="3.8766193389893" calcext:value-type="float">
            <text:p>3,8766193389893</text:p>
          </table:table-cell>
          <table:table-cell office:value-type="float" office:value="4.3702799081802" calcext:value-type="float">
            <text:p>4,3702799081802</text:p>
          </table:table-cell>
          <table:table-cell office:value-type="float" office:value="-105.95355671682" calcext:value-type="float">
            <text:p>-105,9535567168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2451</text:p>
          </table:table-cell>
          <table:table-cell office:value-type="float" office:value="6.185816526413" calcext:value-type="float">
            <text:p>6,185816526413</text:p>
          </table:table-cell>
          <table:table-cell office:value-type="float" office:value="3.2534742355347" calcext:value-type="float">
            <text:p>3,2534742355347</text:p>
          </table:table-cell>
          <table:table-cell office:value-type="float" office:value="95.200625194865" calcext:value-type="float">
            <text:p>95,20062519486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2462</text:p>
          </table:table-cell>
          <table:table-cell office:value-type="float" office:value="6.5902853012085" calcext:value-type="float">
            <text:p>6,5902853012085</text:p>
          </table:table-cell>
          <table:table-cell office:value-type="float" office:value="2.6726061105728" calcext:value-type="float">
            <text:p>2,6726061105728</text:p>
          </table:table-cell>
          <table:table-cell office:value-type="float" office:value="-148.42420778457" calcext:value-type="float">
            <text:p>-148,4242077845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2473</text:p>
          </table:table-cell>
          <table:table-cell office:value-type="float" office:value="8.3556950092316" calcext:value-type="float">
            <text:p>8,3556950092316</text:p>
          </table:table-cell>
          <table:table-cell office:value-type="float" office:value="3.2186612486839" calcext:value-type="float">
            <text:p>3,2186612486839</text:p>
          </table:table-cell>
          <table:table-cell office:value-type="float" office:value="97.287383808452" calcext:value-type="float">
            <text:p>97,287383808452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2484</text:p>
          </table:table-cell>
          <table:table-cell office:value-type="float" office:value="-0.21579189226031" calcext:value-type="float">
            <text:p>-0,21579189226031</text:p>
          </table:table-cell>
          <table:table-cell office:value-type="float" office:value="3.0304217338562" calcext:value-type="float">
            <text:p>3,0304217338562</text:p>
          </table:table-cell>
          <table:table-cell office:value-type="float" office:value="117.43595341968" calcext:value-type="float">
            <text:p>117,4359534196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2495</text:p>
          </table:table-cell>
          <table:table-cell office:value-type="float" office:value="0.041675022803247" calcext:value-type="float">
            <text:p>0,041675022803247</text:p>
          </table:table-cell>
          <table:table-cell office:value-type="float" office:value="5.2352899312973" calcext:value-type="float">
            <text:p>5,2352899312973</text:p>
          </table:table-cell>
          <table:table-cell office:value-type="float" office:value="-81.26704480238" calcext:value-type="float">
            <text:p>-81,26704480238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2506</text:p>
          </table:table-cell>
          <table:table-cell office:value-type="float" office:value="3.3097848296165" calcext:value-type="float">
            <text:p>3,3097848296165</text:p>
          </table:table-cell>
          <table:table-cell office:value-type="float" office:value="3.8413110375404" calcext:value-type="float">
            <text:p>3,8413110375404</text:p>
          </table:table-cell>
          <table:table-cell office:value-type="float" office:value="-129.63274026373" calcext:value-type="float">
            <text:p>-129,6327402637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2517</text:p>
          </table:table-cell>
          <table:table-cell office:value-type="float" office:value="2.396437227726" calcext:value-type="float">
            <text:p>2,396437227726</text:p>
          </table:table-cell>
          <table:table-cell office:value-type="float" office:value="4.4454270601273" calcext:value-type="float">
            <text:p>4,4454270601273</text:p>
          </table:table-cell>
          <table:table-cell office:value-type="float" office:value="-32.416942392945" calcext:value-type="float">
            <text:p>-32,41694239294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2528</text:p>
          </table:table-cell>
          <table:table-cell office:value-type="float" office:value="4.3986430764198" calcext:value-type="float">
            <text:p>4,3986430764198</text:p>
          </table:table-cell>
          <table:table-cell office:value-type="float" office:value="5.4316318035126" calcext:value-type="float">
            <text:p>5,4316318035126</text:p>
          </table:table-cell>
          <table:table-cell office:value-type="float" office:value="-67.016902243256" calcext:value-type="float">
            <text:p>-67,016902243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2539</text:p>
          </table:table-cell>
          <table:table-cell office:value-type="float" office:value="6.8015229701996" calcext:value-type="float">
            <text:p>6,8015229701996</text:p>
          </table:table-cell>
          <table:table-cell office:value-type="float" office:value="4.8318362236023" calcext:value-type="float">
            <text:p>4,8318362236023</text:p>
          </table:table-cell>
          <table:table-cell office:value-type="float" office:value="157.33551067911" calcext:value-type="float">
            <text:p>157,3355106791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2550</text:p>
          </table:table-cell>
          <table:table-cell office:value-type="float" office:value="8.8377869129181" calcext:value-type="float">
            <text:p>8,8377869129181</text:p>
          </table:table-cell>
          <table:table-cell office:value-type="float" office:value="5.5546122789383" calcext:value-type="float">
            <text:p>5,5546122789383</text:p>
          </table:table-cell>
          <table:table-cell office:value-type="float" office:value="119.20369658501" calcext:value-type="float">
            <text:p>119,2036965850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2561</text:p>
          </table:table-cell>
          <table:table-cell office:value-type="float" office:value="-1.5847650170326" calcext:value-type="float">
            <text:p>-1,5847650170326</text:p>
          </table:table-cell>
          <table:table-cell office:value-type="float" office:value="5.0080573558807" calcext:value-type="float">
            <text:p>5,0080573558807</text:p>
          </table:table-cell>
          <table:table-cell office:value-type="float" office:value="35.184821505455" calcext:value-type="float">
            <text:p>35,18482150545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2572</text:p>
          </table:table-cell>
          <table:table-cell office:value-type="float" office:value="-0.55035464465618" calcext:value-type="float">
            <text:p>-0,55035464465618</text:p>
          </table:table-cell>
          <table:table-cell office:value-type="float" office:value="5.6875431537628" calcext:value-type="float">
            <text:p>5,6875431537628</text:p>
          </table:table-cell>
          <table:table-cell office:value-type="float" office:value="16.384325019873" calcext:value-type="float">
            <text:p>16,384325019873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2583</text:p>
          </table:table-cell>
          <table:table-cell office:value-type="float" office:value="3.4728184342384" calcext:value-type="float">
            <text:p>3,4728184342384</text:p>
          </table:table-cell>
          <table:table-cell office:value-type="float" office:value="5.158280134201" calcext:value-type="float">
            <text:p>5,158280134201</text:p>
          </table:table-cell>
          <table:table-cell office:value-type="float" office:value="169.82855007147" calcext:value-type="float">
            <text:p>169,82855007147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2594</text:p>
          </table:table-cell>
          <table:table-cell office:value-type="float" office:value="3.9808431267738" calcext:value-type="float">
            <text:p>3,9808431267738</text:p>
          </table:table-cell>
          <table:table-cell office:value-type="float" office:value="5.7526755332947" calcext:value-type="float">
            <text:p>5,7526755332947</text:p>
          </table:table-cell>
          <table:table-cell office:value-type="float" office:value="114.43606835262" calcext:value-type="float">
            <text:p>114,4360683526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2605</text:p>
          </table:table-cell>
          <table:table-cell office:value-type="float" office:value="5.3252565860748" calcext:value-type="float">
            <text:p>5,3252565860748</text:p>
          </table:table-cell>
          <table:table-cell office:value-type="float" office:value="5.3982079029083" calcext:value-type="float">
            <text:p>5,3982079029083</text:p>
          </table:table-cell>
          <table:table-cell office:value-type="float" office:value="-49.611039981721" calcext:value-type="float">
            <text:p>-49,61103998172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2616</text:p>
          </table:table-cell>
          <table:table-cell office:value-type="float" office:value="5.7812607288361" calcext:value-type="float">
            <text:p>5,7812607288361</text:p>
          </table:table-cell>
          <table:table-cell office:value-type="float" office:value="6.913001537323" calcext:value-type="float">
            <text:p>6,913001537323</text:p>
          </table:table-cell>
          <table:table-cell office:value-type="float" office:value="-103.77252101898" calcext:value-type="float">
            <text:p>-103,7725210189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2627</text:p>
          </table:table-cell>
          <table:table-cell office:value-type="float" office:value="8.9922416210175" calcext:value-type="float">
            <text:p>8,9922416210175</text:p>
          </table:table-cell>
          <table:table-cell office:value-type="float" office:value="5.9001284837723" calcext:value-type="float">
            <text:p>5,9001284837723</text:p>
          </table:table-cell>
          <table:table-cell office:value-type="float" office:value="14.791297874633" calcext:value-type="float">
            <text:p>14,79129787463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2638</text:p>
          </table:table-cell>
          <table:table-cell office:value-type="float" office:value="-1.5663930773735" calcext:value-type="float">
            <text:p>-1,5663930773735</text:p>
          </table:table-cell>
          <table:table-cell office:value-type="float" office:value="8.3976489305496" calcext:value-type="float">
            <text:p>8,3976489305496</text:p>
          </table:table-cell>
          <table:table-cell office:value-type="float" office:value="-98.659670277006" calcext:value-type="float">
            <text:p>-98,65967027700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2649</text:p>
          </table:table-cell>
          <table:table-cell office:value-type="float" office:value="-0.29394377022982" calcext:value-type="float">
            <text:p>-0,29394377022982</text:p>
          </table:table-cell>
          <table:table-cell office:value-type="float" office:value="7.0888733863831" calcext:value-type="float">
            <text:p>7,0888733863831</text:p>
          </table:table-cell>
          <table:table-cell office:value-type="float" office:value="-2.1583684690439" calcext:value-type="float">
            <text:p>-2,1583684690439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2660</text:p>
          </table:table-cell>
          <table:table-cell office:value-type="float" office:value="3.3691066503525" calcext:value-type="float">
            <text:p>3,3691066503525</text:p>
          </table:table-cell>
          <table:table-cell office:value-type="float" office:value="8.4708201885223" calcext:value-type="float">
            <text:p>8,4708201885223</text:p>
          </table:table-cell>
          <table:table-cell office:value-type="float" office:value="161.04410712127" calcext:value-type="float">
            <text:p>161,0441071212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2671</text:p>
          </table:table-cell>
          <table:table-cell office:value-type="float" office:value="3.9143857359886" calcext:value-type="float">
            <text:p>3,9143857359886</text:p>
          </table:table-cell>
          <table:table-cell office:value-type="float" office:value="7.672581076622" calcext:value-type="float">
            <text:p>7,672581076622</text:p>
          </table:table-cell>
          <table:table-cell office:value-type="float" office:value="-42.82157284439" calcext:value-type="float">
            <text:p>-42,8215728443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2682</text:p>
          </table:table-cell>
          <table:table-cell office:value-type="float" office:value="5.1876437664032" calcext:value-type="float">
            <text:p>5,1876437664032</text:p>
          </table:table-cell>
          <table:table-cell office:value-type="float" office:value="7.8673166036606" calcext:value-type="float">
            <text:p>7,8673166036606</text:p>
          </table:table-cell>
          <table:table-cell office:value-type="float" office:value="-158.409815685" calcext:value-type="float">
            <text:p>-158,40981568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2693</text:p>
          </table:table-cell>
          <table:table-cell office:value-type="float" office:value="6.7611396312714" calcext:value-type="float">
            <text:p>6,7611396312714</text:p>
          </table:table-cell>
          <table:table-cell office:value-type="float" office:value="9.0509426593781" calcext:value-type="float">
            <text:p>9,0509426593781</text:p>
          </table:table-cell>
          <table:table-cell office:value-type="float" office:value="-121.23122792335" calcext:value-type="float">
            <text:p>-121,23122792335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2704</text:p>
          </table:table-cell>
          <table:table-cell office:value-type="float" office:value="7.4925148487091" calcext:value-type="float">
            <text:p>7,4925148487091</text:p>
          </table:table-cell>
          <table:table-cell office:value-type="float" office:value="8.3405637741089" calcext:value-type="float">
            <text:p>8,3405637741089</text:p>
          </table:table-cell>
          <table:table-cell office:value-type="float" office:value="-35.88019358884" calcext:value-type="float">
            <text:p>-35,88019358884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2715</text:p>
          </table:table-cell>
          <table:table-cell office:value-type="float" office:value="-1.5415343642235" calcext:value-type="float">
            <text:p>-1,5415343642235</text:p>
          </table:table-cell>
          <table:table-cell office:value-type="float" office:value="8.7264746427536" calcext:value-type="float">
            <text:p>8,7264746427536</text:p>
          </table:table-cell>
          <table:table-cell office:value-type="float" office:value="70.275208752626" calcext:value-type="float">
            <text:p>70,27520875262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2726</text:p>
          </table:table-cell>
          <table:table-cell office:value-type="float" office:value="0.12661715038121" calcext:value-type="float">
            <text:p>0,12661715038121</text:p>
          </table:table-cell>
          <table:table-cell office:value-type="float" office:value="10.269062519073" calcext:value-type="float">
            <text:p>10,269062519073</text:p>
          </table:table-cell>
          <table:table-cell office:value-type="float" office:value="-28.622301710639" calcext:value-type="float">
            <text:p>-28,62230171063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2737</text:p>
          </table:table-cell>
          <table:table-cell office:value-type="float" office:value="1.7114485800266" calcext:value-type="float">
            <text:p>1,7114485800266</text:p>
          </table:table-cell>
          <table:table-cell office:value-type="float" office:value="8.1633204221725" calcext:value-type="float">
            <text:p>8,1633204221725</text:p>
          </table:table-cell>
          <table:table-cell office:value-type="float" office:value="128.79641040875" calcext:value-type="float">
            <text:p>128,79641040875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2748</text:p>
          </table:table-cell>
          <table:table-cell office:value-type="float" office:value="3.7644901871681" calcext:value-type="float">
            <text:p>3,7644901871681</text:p>
          </table:table-cell>
          <table:table-cell office:value-type="float" office:value="10.523129701614" calcext:value-type="float">
            <text:p>10,523129701614</text:p>
          </table:table-cell>
          <table:table-cell office:value-type="float" office:value="-76.975401040095" calcext:value-type="float">
            <text:p>-76,97540104009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2759</text:p>
          </table:table-cell>
          <table:table-cell office:value-type="float" office:value="3.9597636461258" calcext:value-type="float">
            <text:p>3,9597636461258</text:p>
          </table:table-cell>
          <table:table-cell office:value-type="float" office:value="9.1194808483124" calcext:value-type="float">
            <text:p>9,1194808483124</text:p>
          </table:table-cell>
          <table:table-cell office:value-type="float" office:value="-33.427482577646" calcext:value-type="float">
            <text:p>-33,427482577646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2770</text:p>
          </table:table-cell>
          <table:table-cell office:value-type="float" office:value="7.4819982051849" calcext:value-type="float">
            <text:p>7,4819982051849</text:p>
          </table:table-cell>
          <table:table-cell office:value-type="float" office:value="10.05450963974" calcext:value-type="float">
            <text:p>10,05450963974</text:p>
          </table:table-cell>
          <table:table-cell office:value-type="float" office:value="-146.74922463241" calcext:value-type="float">
            <text:p>-146,7492246324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2781</text:p>
          </table:table-cell>
          <table:table-cell office:value-type="float" office:value="9.037321805954" calcext:value-type="float">
            <text:p>9,037321805954</text:p>
          </table:table-cell>
          <table:table-cell office:value-type="float" office:value="10.188825130463" calcext:value-type="float">
            <text:p>10,188825130463</text:p>
          </table:table-cell>
          <table:table-cell office:value-type="float" office:value="-156.90024795046" calcext:value-type="float">
            <text:p>-156,90024795046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2792</text:p>
          </table:table-cell>
          <table:table-cell office:value-type="float" office:value="0.23420611396432" calcext:value-type="float">
            <text:p>0,23420611396432</text:p>
          </table:table-cell>
          <table:table-cell office:value-type="float" office:value="10.705618858337" calcext:value-type="float">
            <text:p>10,705618858337</text:p>
          </table:table-cell>
          <table:table-cell office:value-type="float" office:value="50.445849348785" calcext:value-type="float">
            <text:p>50,44584934878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2803</text:p>
          </table:table-cell>
          <table:table-cell office:value-type="float" office:value="1.2538141012192" calcext:value-type="float">
            <text:p>1,2538141012192</text:p>
          </table:table-cell>
          <table:table-cell office:value-type="float" office:value="10.986316204071" calcext:value-type="float">
            <text:p>10,986316204071</text:p>
          </table:table-cell>
          <table:table-cell office:value-type="float" office:value="148.70999117566" calcext:value-type="float">
            <text:p>148,7099911756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15</text:p>
          </table:table-cell>
          <table:table-cell office:value-type="float" office:value="-0.78841738402843" calcext:value-type="float">
            <text:p>-0,78841738402843</text:p>
          </table:table-cell>
          <table:table-cell office:value-type="float" office:value="-0.15450452454388" calcext:value-type="float">
            <text:p>-0,15450452454388</text:p>
          </table:table-cell>
          <table:table-cell office:value-type="float" office:value="24.442857997433" calcext:value-type="float">
            <text:p>24,442857997433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2264</text:p>
          </table:table-cell>
          <table:table-cell office:value-type="float" office:value="0.62736377120018" calcext:value-type="float">
            <text:p>0,62736377120018</text:p>
          </table:table-cell>
          <table:table-cell office:value-type="float" office:value="-0.24263974279165" calcext:value-type="float">
            <text:p>-0,24263974279165</text:p>
          </table:table-cell>
          <table:table-cell office:value-type="float" office:value="73.70430876495" calcext:value-type="float">
            <text:p>73,7043087649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2275</text:p>
          </table:table-cell>
          <table:table-cell office:value-type="float" office:value="2.006997615099" calcext:value-type="float">
            <text:p>2,006997615099</text:p>
          </table:table-cell>
          <table:table-cell office:value-type="float" office:value="1.7405776679516" calcext:value-type="float">
            <text:p>1,7405776679516</text:p>
          </table:table-cell>
          <table:table-cell office:value-type="float" office:value="-114.99926390921" calcext:value-type="float">
            <text:p>-114,99926390921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2286</text:p>
          </table:table-cell>
          <table:table-cell office:value-type="float" office:value="3.2224056124687" calcext:value-type="float">
            <text:p>3,2224056124687</text:p>
          </table:table-cell>
          <table:table-cell office:value-type="float" office:value="-0.20682152360678" calcext:value-type="float">
            <text:p>-0,20682152360678</text:p>
          </table:table-cell>
          <table:table-cell office:value-type="float" office:value="-5.5277675485155" calcext:value-type="float">
            <text:p>-5,5277675485155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2297</text:p>
          </table:table-cell>
          <table:table-cell office:value-type="float" office:value="6.6412216424942" calcext:value-type="float">
            <text:p>6,6412216424942</text:p>
          </table:table-cell>
          <table:table-cell office:value-type="float" office:value="-0.42572800070047" calcext:value-type="float">
            <text:p>-0,42572800070047</text:p>
          </table:table-cell>
          <table:table-cell office:value-type="float" office:value="-152.17960108617" calcext:value-type="float">
            <text:p>-152,1796010861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2308</text:p>
          </table:table-cell>
          <table:table-cell office:value-type="float" office:value="6.6137969493866" calcext:value-type="float">
            <text:p>6,6137969493866</text:p>
          </table:table-cell>
          <table:table-cell office:value-type="float" office:value="0.50915978848934" calcext:value-type="float">
            <text:p>0,50915978848934</text:p>
          </table:table-cell>
          <table:table-cell office:value-type="float" office:value="19.340382449946" calcext:value-type="float">
            <text:p>19,34038244994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2319</text:p>
          </table:table-cell>
          <table:table-cell office:value-type="float" office:value="8.9419078826904" calcext:value-type="float">
            <text:p>8,9419078826904</text:p>
          </table:table-cell>
          <table:table-cell office:value-type="float" office:value="0.029594153165817" calcext:value-type="float">
            <text:p>0,029594153165817</text:p>
          </table:table-cell>
          <table:table-cell office:value-type="float" office:value="143.11551136576" calcext:value-type="float">
            <text:p>143,1155113657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2330</text:p>
          </table:table-cell>
          <table:table-cell office:value-type="float" office:value="-0.63583612442017" calcext:value-type="float">
            <text:p>-0,63583612442017</text:p>
          </table:table-cell>
          <table:table-cell office:value-type="float" office:value="1.2288282811642" calcext:value-type="float">
            <text:p>1,2288282811642</text:p>
          </table:table-cell>
          <table:table-cell office:value-type="float" office:value="-4.5112436459323" calcext:value-type="float">
            <text:p>-4,511243645932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2341</text:p>
          </table:table-cell>
          <table:table-cell office:value-type="float" office:value="0.38691498339176" calcext:value-type="float">
            <text:p>0,38691498339176</text:p>
          </table:table-cell>
          <table:table-cell office:value-type="float" office:value="1.4532361924648" calcext:value-type="float">
            <text:p>1,4532361924648</text:p>
          </table:table-cell>
          <table:table-cell office:value-type="float" office:value="41.917699157812" calcext:value-type="float">
            <text:p>41,9176991578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2352</text:p>
          </table:table-cell>
          <table:table-cell office:value-type="float" office:value="2.636893093586" calcext:value-type="float">
            <text:p>2,636893093586</text:p>
          </table:table-cell>
          <table:table-cell office:value-type="float" office:value="2.1396431326866" calcext:value-type="float">
            <text:p>2,1396431326866</text:p>
          </table:table-cell>
          <table:table-cell office:value-type="float" office:value="-71.256500900171" calcext:value-type="float">
            <text:p>-71,256500900171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2363</text:p>
          </table:table-cell>
          <table:table-cell office:value-type="float" office:value="4.5432987809181" calcext:value-type="float">
            <text:p>4,5432987809181</text:p>
          </table:table-cell>
          <table:table-cell office:value-type="float" office:value="0.35401839762926" calcext:value-type="float">
            <text:p>0,35401839762926</text:p>
          </table:table-cell>
          <table:table-cell office:value-type="float" office:value="-166.06846888354" calcext:value-type="float">
            <text:p>-166,06846888354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2374</text:p>
          </table:table-cell>
          <table:table-cell office:value-type="float" office:value="5.3496044874191" calcext:value-type="float">
            <text:p>5,3496044874191</text:p>
          </table:table-cell>
          <table:table-cell office:value-type="float" office:value="2.4347195029259" calcext:value-type="float">
            <text:p>2,4347195029259</text:p>
          </table:table-cell>
          <table:table-cell office:value-type="float" office:value="24.482281344711" calcext:value-type="float">
            <text:p>24,48228134471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2385</text:p>
          </table:table-cell>
          <table:table-cell office:value-type="float" office:value="6.0558664798737" calcext:value-type="float">
            <text:p>6,0558664798737</text:p>
          </table:table-cell>
          <table:table-cell office:value-type="float" office:value="-0.028952553402632" calcext:value-type="float">
            <text:p>-0,028952553402632</text:p>
          </table:table-cell>
          <table:table-cell office:value-type="float" office:value="3.4504506950545" calcext:value-type="float">
            <text:p>3,450450695054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2396</text:p>
          </table:table-cell>
          <table:table-cell office:value-type="float" office:value="10.085028409958" calcext:value-type="float">
            <text:p>10,085028409958</text:p>
          </table:table-cell>
          <table:table-cell office:value-type="float" office:value="2.0226380228996" calcext:value-type="float">
            <text:p>2,0226380228996</text:p>
          </table:table-cell>
          <table:table-cell office:value-type="float" office:value="-152.25999218643" calcext:value-type="float">
            <text:p>-152,25999218643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2407</text:p>
          </table:table-cell>
          <table:table-cell office:value-type="float" office:value="-1.5850049257278" calcext:value-type="float">
            <text:p>-1,5850049257278</text:p>
          </table:table-cell>
          <table:table-cell office:value-type="float" office:value="4.000891149044" calcext:value-type="float">
            <text:p>4,000891149044</text:p>
          </table:table-cell>
          <table:table-cell office:value-type="float" office:value="-31.451418900945" calcext:value-type="float">
            <text:p>-31,45141890094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2418</text:p>
          </table:table-cell>
          <table:table-cell office:value-type="float" office:value="0.72469510138035" calcext:value-type="float">
            <text:p>0,72469510138035</text:p>
          </table:table-cell>
          <table:table-cell office:value-type="float" office:value="1.8320250511169" calcext:value-type="float">
            <text:p>1,8320250511169</text:p>
          </table:table-cell>
          <table:table-cell office:value-type="float" office:value="-25.180564564504" calcext:value-type="float">
            <text:p>-25,18056456450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2429</text:p>
          </table:table-cell>
          <table:table-cell office:value-type="float" office:value="2.4962732195854" calcext:value-type="float">
            <text:p>2,4962732195854</text:p>
          </table:table-cell>
          <table:table-cell office:value-type="float" office:value="3.7722972035408" calcext:value-type="float">
            <text:p>3,7722972035408</text:p>
          </table:table-cell>
          <table:table-cell office:value-type="float" office:value="148.41145618706" calcext:value-type="float">
            <text:p>148,4114561870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2440</text:p>
          </table:table-cell>
          <table:table-cell office:value-type="float" office:value="4.0038767457008" calcext:value-type="float">
            <text:p>4,0038767457008</text:p>
          </table:table-cell>
          <table:table-cell office:value-type="float" office:value="4.6160513162613" calcext:value-type="float">
            <text:p>4,6160513162613</text:p>
          </table:table-cell>
          <table:table-cell office:value-type="float" office:value="-119.99257354979" calcext:value-type="float">
            <text:p>-119,9925735497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2451</text:p>
          </table:table-cell>
          <table:table-cell office:value-type="float" office:value="5.9775710105896" calcext:value-type="float">
            <text:p>5,9775710105896</text:p>
          </table:table-cell>
          <table:table-cell office:value-type="float" office:value="3.1156700849533" calcext:value-type="float">
            <text:p>3,1156700849533</text:p>
          </table:table-cell>
          <table:table-cell office:value-type="float" office:value="23.523130234639" calcext:value-type="float">
            <text:p>23,52313023463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2462</text:p>
          </table:table-cell>
          <table:table-cell office:value-type="float" office:value="6.9488728046417" calcext:value-type="float">
            <text:p>6,9488728046417</text:p>
          </table:table-cell>
          <table:table-cell office:value-type="float" office:value="2.7943676710129" calcext:value-type="float">
            <text:p>2,7943676710129</text:p>
          </table:table-cell>
          <table:table-cell office:value-type="float" office:value="-158.96909555812" calcext:value-type="float">
            <text:p>-158,969095558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2473</text:p>
          </table:table-cell>
          <table:table-cell office:value-type="float" office:value="8.1529176235199" calcext:value-type="float">
            <text:p>8,1529176235199</text:p>
          </table:table-cell>
          <table:table-cell office:value-type="float" office:value="3.0709666013718" calcext:value-type="float">
            <text:p>3,0709666013718</text:p>
          </table:table-cell>
          <table:table-cell office:value-type="float" office:value="26.016002627695" calcext:value-type="float">
            <text:p>26,016002627695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2484</text:p>
          </table:table-cell>
          <table:table-cell office:value-type="float" office:value="-0.137898940593" calcext:value-type="float">
            <text:p>-0,137898940593</text:p>
          </table:table-cell>
          <table:table-cell office:value-type="float" office:value="2.8034177422523" calcext:value-type="float">
            <text:p>2,8034177422523</text:p>
          </table:table-cell>
          <table:table-cell office:value-type="float" office:value="108.28411958779" calcext:value-type="float">
            <text:p>108,28411958779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2495</text:p>
          </table:table-cell>
          <table:table-cell office:value-type="float" office:value="0.12709635309875" calcext:value-type="float">
            <text:p>0,12709635309875</text:p>
          </table:table-cell>
          <table:table-cell office:value-type="float" office:value="5.5512988567352" calcext:value-type="float">
            <text:p>5,5512988567352</text:p>
          </table:table-cell>
          <table:table-cell office:value-type="float" office:value="-112.70622462983" calcext:value-type="float">
            <text:p>-112,7062246298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2506</text:p>
          </table:table-cell>
          <table:table-cell office:value-type="float" office:value="3.3194181323051" calcext:value-type="float">
            <text:p>3,3194181323051</text:p>
          </table:table-cell>
          <table:table-cell office:value-type="float" office:value="4.0796726942062" calcext:value-type="float">
            <text:p>4,0796726942062</text:p>
          </table:table-cell>
          <table:table-cell office:value-type="float" office:value="-87.376426739298" calcext:value-type="float">
            <text:p>-87,37642673929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2517</text:p>
          </table:table-cell>
          <table:table-cell office:value-type="float" office:value="2.488045245409" calcext:value-type="float">
            <text:p>2,488045245409</text:p>
          </table:table-cell>
          <table:table-cell office:value-type="float" office:value="4.6481800079346" calcext:value-type="float">
            <text:p>4,6481800079346</text:p>
          </table:table-cell>
          <table:table-cell office:value-type="float" office:value="-123.18212667089" calcext:value-type="float">
            <text:p>-123,1821266708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2528</text:p>
          </table:table-cell>
          <table:table-cell office:value-type="float" office:value="4.588640332222" calcext:value-type="float">
            <text:p>4,588640332222</text:p>
          </table:table-cell>
          <table:table-cell office:value-type="float" office:value="5.5466836690903" calcext:value-type="float">
            <text:p>5,5466836690903</text:p>
          </table:table-cell>
          <table:table-cell office:value-type="float" office:value="-157.71423175836" calcext:value-type="float">
            <text:p>-157,7142317583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2539</text:p>
          </table:table-cell>
          <table:table-cell office:value-type="float" office:value="7.1685469150543" calcext:value-type="float">
            <text:p>7,1685469150543</text:p>
          </table:table-cell>
          <table:table-cell office:value-type="float" office:value="4.6784830093384" calcext:value-type="float">
            <text:p>4,6784830093384</text:p>
          </table:table-cell>
          <table:table-cell office:value-type="float" office:value="157.28522865636" calcext:value-type="float">
            <text:p>157,2852286563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2550</text:p>
          </table:table-cell>
          <table:table-cell office:value-type="float" office:value="8.6902630329132" calcext:value-type="float">
            <text:p>8,6902630329132</text:p>
          </table:table-cell>
          <table:table-cell office:value-type="float" office:value="5.3790193796158" calcext:value-type="float">
            <text:p>5,3790193796158</text:p>
          </table:table-cell>
          <table:table-cell office:value-type="float" office:value="53.834593220122" calcext:value-type="float">
            <text:p>53,83459322012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2561</text:p>
          </table:table-cell>
          <table:table-cell office:value-type="float" office:value="-1.5850122272968" calcext:value-type="float">
            <text:p>-1,5850122272968</text:p>
          </table:table-cell>
          <table:table-cell office:value-type="float" office:value="4.6910661458969" calcext:value-type="float">
            <text:p>4,6910661458969</text:p>
          </table:table-cell>
          <table:table-cell office:value-type="float" office:value="33.968144161686" calcext:value-type="float">
            <text:p>33,96814416168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2572</text:p>
          </table:table-cell>
          <table:table-cell office:value-type="float" office:value="-0.87345793843269" calcext:value-type="float">
            <text:p>-0,87345793843269</text:p>
          </table:table-cell>
          <table:table-cell office:value-type="float" office:value="5.7016283273697" calcext:value-type="float">
            <text:p>5,7016283273697</text:p>
          </table:table-cell>
          <table:table-cell office:value-type="float" office:value="-12.8211905812" calcext:value-type="float">
            <text:p>-12,8211905812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2583</text:p>
          </table:table-cell>
          <table:table-cell office:value-type="float" office:value="3.628723025322" calcext:value-type="float">
            <text:p>3,628723025322</text:p>
          </table:table-cell>
          <table:table-cell office:value-type="float" office:value="5.1373755931854" calcext:value-type="float">
            <text:p>5,1373755931854</text:p>
          </table:table-cell>
          <table:table-cell office:value-type="float" office:value="172.09982416432" calcext:value-type="float">
            <text:p>172,0998241643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2594</text:p>
          </table:table-cell>
          <table:table-cell office:value-type="float" office:value="4.1945773363113" calcext:value-type="float">
            <text:p>4,1945773363113</text:p>
          </table:table-cell>
          <table:table-cell office:value-type="float" office:value="5.8147913217545" calcext:value-type="float">
            <text:p>5,8147913217545</text:p>
          </table:table-cell>
          <table:table-cell office:value-type="float" office:value="-154.96860643861" calcext:value-type="float">
            <text:p>-154,9686064386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2605</text:p>
          </table:table-cell>
          <table:table-cell office:value-type="float" office:value="5.1266646385193" calcext:value-type="float">
            <text:p>5,1266646385193</text:p>
          </table:table-cell>
          <table:table-cell office:value-type="float" office:value="5.6883019208908" calcext:value-type="float">
            <text:p>5,6883019208908</text:p>
          </table:table-cell>
          <table:table-cell office:value-type="float" office:value="-68.028897996161" calcext:value-type="float">
            <text:p>-68,02889799616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2616</text:p>
          </table:table-cell>
          <table:table-cell office:value-type="float" office:value="6.0132777690887" calcext:value-type="float">
            <text:p>6,0132777690887</text:p>
          </table:table-cell>
          <table:table-cell office:value-type="float" office:value="7.0925521850586" calcext:value-type="float">
            <text:p>7,0925521850586</text:p>
          </table:table-cell>
          <table:table-cell office:value-type="float" office:value="-151.4104323782" calcext:value-type="float">
            <text:p>-151,410432378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2627</text:p>
          </table:table-cell>
          <table:table-cell office:value-type="float" office:value="8.9713895320892" calcext:value-type="float">
            <text:p>8,9713895320892</text:p>
          </table:table-cell>
          <table:table-cell office:value-type="float" office:value="5.6736940145493" calcext:value-type="float">
            <text:p>5,6736940145493</text:p>
          </table:table-cell>
          <table:table-cell office:value-type="float" office:value="79.51559990075" calcext:value-type="float">
            <text:p>79,5155999007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2638</text:p>
          </table:table-cell>
          <table:table-cell office:value-type="float" office:value="-1.3812267780304" calcext:value-type="float">
            <text:p>-1,3812267780304</text:p>
          </table:table-cell>
          <table:table-cell office:value-type="float" office:value="8.3106231689453" calcext:value-type="float">
            <text:p>8,3106231689453</text:p>
          </table:table-cell>
          <table:table-cell office:value-type="float" office:value="162.80339022351" calcext:value-type="float">
            <text:p>162,8033902235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2649</text:p>
          </table:table-cell>
          <table:table-cell office:value-type="float" office:value="-0.55645264685154" calcext:value-type="float">
            <text:p>-0,55645264685154</text:p>
          </table:table-cell>
          <table:table-cell office:value-type="float" office:value="7.1540939807892" calcext:value-type="float">
            <text:p>7,1540939807892</text:p>
          </table:table-cell>
          <table:table-cell office:value-type="float" office:value="-17.749029549823" calcext:value-type="float">
            <text:p>-17,74902954982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2660</text:p>
          </table:table-cell>
          <table:table-cell office:value-type="float" office:value="3.6680436134338" calcext:value-type="float">
            <text:p>3,6680436134338</text:p>
          </table:table-cell>
          <table:table-cell office:value-type="float" office:value="8.460818529129" calcext:value-type="float">
            <text:p>8,460818529129</text:p>
          </table:table-cell>
          <table:table-cell office:value-type="float" office:value="-160.65596926744" calcext:value-type="float">
            <text:p>-160,6559692674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2671</text:p>
          </table:table-cell>
          <table:table-cell office:value-type="float" office:value="3.75578135252" calcext:value-type="float">
            <text:p>3,75578135252</text:p>
          </table:table-cell>
          <table:table-cell office:value-type="float" office:value="7.9302507638931" calcext:value-type="float">
            <text:p>7,9302507638931</text:p>
          </table:table-cell>
          <table:table-cell office:value-type="float" office:value="-79.573911466416" calcext:value-type="float">
            <text:p>-79,57391146641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2682</text:p>
          </table:table-cell>
          <table:table-cell office:value-type="float" office:value="5.5566954612732" calcext:value-type="float">
            <text:p>5,5566954612732</text:p>
          </table:table-cell>
          <table:table-cell office:value-type="float" office:value="8.0139338970184" calcext:value-type="float">
            <text:p>8,0139338970184</text:p>
          </table:table-cell>
          <table:table-cell office:value-type="float" office:value="-158.39886817203" calcext:value-type="float">
            <text:p>-158,3988681720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2693</text:p>
          </table:table-cell>
          <table:table-cell office:value-type="float" office:value="7.0118153095245" calcext:value-type="float">
            <text:p>7,0118153095245</text:p>
          </table:table-cell>
          <table:table-cell office:value-type="float" office:value="9.2860299348831" calcext:value-type="float">
            <text:p>9,2860299348831</text:p>
          </table:table-cell>
          <table:table-cell office:value-type="float" office:value="-141.59798925849" calcext:value-type="float">
            <text:p>-141,59798925849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2704</text:p>
          </table:table-cell>
          <table:table-cell office:value-type="float" office:value="7.2501218318939" calcext:value-type="float">
            <text:p>7,2501218318939</text:p>
          </table:table-cell>
          <table:table-cell office:value-type="float" office:value="8.5164088010788" calcext:value-type="float">
            <text:p>8,5164088010788</text:p>
          </table:table-cell>
          <table:table-cell office:value-type="float" office:value="-35.869970443142" calcext:value-type="float">
            <text:p>-35,869970443142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2715</text:p>
          </table:table-cell>
          <table:table-cell office:value-type="float" office:value="-1.3653628528118" calcext:value-type="float">
            <text:p>-1,3653628528118</text:p>
          </table:table-cell>
          <table:table-cell office:value-type="float" office:value="8.6998921632767" calcext:value-type="float">
            <text:p>8,6998921632767</text:p>
          </table:table-cell>
          <table:table-cell office:value-type="float" office:value="161.81200476968" calcext:value-type="float">
            <text:p>161,8120047696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2726</text:p>
          </table:table-cell>
          <table:table-cell office:value-type="float" office:value="-0.0064125756034628" calcext:value-type="float">
            <text:p>-0,0064125756034628</text:p>
          </table:table-cell>
          <table:table-cell office:value-type="float" office:value="10.091407299042" calcext:value-type="float">
            <text:p>10,091407299042</text:p>
          </table:table-cell>
          <table:table-cell office:value-type="float" office:value="62.139238521552" calcext:value-type="float">
            <text:p>62,13923852155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2737</text:p>
          </table:table-cell>
          <table:table-cell office:value-type="float" office:value="2.0046527683735" calcext:value-type="float">
            <text:p>2,0046527683735</text:p>
          </table:table-cell>
          <table:table-cell office:value-type="float" office:value="8.0508917570114" calcext:value-type="float">
            <text:p>8,0508917570114</text:p>
          </table:table-cell>
          <table:table-cell office:value-type="float" office:value="166.90214728094" calcext:value-type="float">
            <text:p>166,90214728094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2748</text:p>
          </table:table-cell>
          <table:table-cell office:value-type="float" office:value="3.611276447773" calcext:value-type="float">
            <text:p>3,611276447773</text:p>
          </table:table-cell>
          <table:table-cell office:value-type="float" office:value="10.729954242706" calcext:value-type="float">
            <text:p>10,729954242706</text:p>
          </table:table-cell>
          <table:table-cell office:value-type="float" office:value="-49.200911430796" calcext:value-type="float">
            <text:p>-49,20091143079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2759</text:p>
          </table:table-cell>
          <table:table-cell office:value-type="float" office:value="3.8253617286682" calcext:value-type="float">
            <text:p>3,8253617286682</text:p>
          </table:table-cell>
          <table:table-cell office:value-type="float" office:value="9.3070685863495" calcext:value-type="float">
            <text:p>9,3070685863495</text:p>
          </table:table-cell>
          <table:table-cell office:value-type="float" office:value="-56.631122425104" calcext:value-type="float">
            <text:p>-56,63112242510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2770</text:p>
          </table:table-cell>
          <table:table-cell office:value-type="float" office:value="7.6641571521759" calcext:value-type="float">
            <text:p>7,6641571521759</text:p>
          </table:table-cell>
          <table:table-cell office:value-type="float" office:value="10.142768621445" calcext:value-type="float">
            <text:p>10,142768621445</text:p>
          </table:table-cell>
          <table:table-cell office:value-type="float" office:value="-154.79448494638" calcext:value-type="float">
            <text:p>-154,79448494638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2781</text:p>
          </table:table-cell>
          <table:table-cell office:value-type="float" office:value="9.3189734220505" calcext:value-type="float">
            <text:p>9,3189734220505</text:p>
          </table:table-cell>
          <table:table-cell office:value-type="float" office:value="10.245883464813" calcext:value-type="float">
            <text:p>10,245883464813</text:p>
          </table:table-cell>
          <table:table-cell office:value-type="float" office:value="-171.36561642786" calcext:value-type="float">
            <text:p>-171,36561642786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2792</text:p>
          </table:table-cell>
          <table:table-cell office:value-type="float" office:value="0.044673522934318" calcext:value-type="float">
            <text:p>0,044673522934318</text:p>
          </table:table-cell>
          <table:table-cell office:value-type="float" office:value="10.821224451065" calcext:value-type="float">
            <text:p>10,821224451065</text:p>
          </table:table-cell>
          <table:table-cell office:value-type="float" office:value="-40.252279703784" calcext:value-type="float">
            <text:p>-40,25227970378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2803</text:p>
          </table:table-cell>
          <table:table-cell office:value-type="float" office:value="1.2722726166248" calcext:value-type="float">
            <text:p>1,2722726166248</text:p>
          </table:table-cell>
          <table:table-cell office:value-type="float" office:value="10.72448849678" calcext:value-type="float">
            <text:p>10,72448849678</text:p>
          </table:table-cell>
          <table:table-cell office:value-type="float" office:value="84.289371587668" calcext:value-type="float">
            <text:p>84,28937158766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15</text:p>
          </table:table-cell>
          <table:table-cell office:value-type="float" office:value="-0.80155476927757" calcext:value-type="float">
            <text:p>-0,80155476927757</text:p>
          </table:table-cell>
          <table:table-cell office:value-type="float" office:value="-0.13885068707168" calcext:value-type="float">
            <text:p>-0,13885068707168</text:p>
          </table:table-cell>
          <table:table-cell office:value-type="float" office:value="37.741591975947" calcext:value-type="float">
            <text:p>37,741591975947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2264</text:p>
          </table:table-cell>
          <table:table-cell office:value-type="float" office:value="0.55249534547329" calcext:value-type="float">
            <text:p>0,55249534547329</text:p>
          </table:table-cell>
          <table:table-cell office:value-type="float" office:value="-0.55288333445787" calcext:value-type="float">
            <text:p>-0,55288333445787</text:p>
          </table:table-cell>
          <table:table-cell office:value-type="float" office:value="77.32929545603" calcext:value-type="float">
            <text:p>77,3292954560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2275</text:p>
          </table:table-cell>
          <table:table-cell office:value-type="float" office:value="2.1708779036999" calcext:value-type="float">
            <text:p>2,1708779036999</text:p>
          </table:table-cell>
          <table:table-cell office:value-type="float" office:value="1.9374488294125" calcext:value-type="float">
            <text:p>1,9374488294125</text:p>
          </table:table-cell>
          <table:table-cell office:value-type="float" office:value="-132.24109115115" calcext:value-type="float">
            <text:p>-132,2410911511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2286</text:p>
          </table:table-cell>
          <table:table-cell office:value-type="float" office:value="3.0283445119858" calcext:value-type="float">
            <text:p>3,0283445119858</text:p>
          </table:table-cell>
          <table:table-cell office:value-type="float" office:value="-0.15231947414577" calcext:value-type="float">
            <text:p>-0,15231947414577</text:p>
          </table:table-cell>
          <table:table-cell office:value-type="float" office:value="-16.09110661373" calcext:value-type="float">
            <text:p>-16,09110661373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2297</text:p>
          </table:table-cell>
          <table:table-cell office:value-type="float" office:value="6.9220447540283" calcext:value-type="float">
            <text:p>6,9220447540283</text:p>
          </table:table-cell>
          <table:table-cell office:value-type="float" office:value="-0.23027252405882" calcext:value-type="float">
            <text:p>-0,23027252405882</text:p>
          </table:table-cell>
          <table:table-cell office:value-type="float" office:value="-147.64374988094" calcext:value-type="float">
            <text:p>-147,6437498809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2308</text:p>
          </table:table-cell>
          <table:table-cell office:value-type="float" office:value="6.3810789585114" calcext:value-type="float">
            <text:p>6,3810789585114</text:p>
          </table:table-cell>
          <table:table-cell office:value-type="float" office:value="0.3792691975832" calcext:value-type="float">
            <text:p>0,3792691975832</text:p>
          </table:table-cell>
          <table:table-cell office:value-type="float" office:value="46.945812595878" calcext:value-type="float">
            <text:p>46,94581259587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2319</text:p>
          </table:table-cell>
          <table:table-cell office:value-type="float" office:value="9.1405743360519" calcext:value-type="float">
            <text:p>9,1405743360519</text:p>
          </table:table-cell>
          <table:table-cell office:value-type="float" office:value="0.0049108528764918" calcext:value-type="float">
            <text:p>0,0049108528764918</text:p>
          </table:table-cell>
          <table:table-cell office:value-type="float" office:value="137.88050906673" calcext:value-type="float">
            <text:p>137,8805090667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2330</text:p>
          </table:table-cell>
          <table:table-cell office:value-type="float" office:value="-0.97317680716515" calcext:value-type="float">
            <text:p>-0,97317680716515</text:p>
          </table:table-cell>
          <table:table-cell office:value-type="float" office:value="1.3132241368294" calcext:value-type="float">
            <text:p>1,3132241368294</text:p>
          </table:table-cell>
          <table:table-cell office:value-type="float" office:value="-24.736313873036" calcext:value-type="float">
            <text:p>-24,73631387303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2341</text:p>
          </table:table-cell>
          <table:table-cell office:value-type="float" office:value="0.21663369610906" calcext:value-type="float">
            <text:p>0,21663369610906</text:p>
          </table:table-cell>
          <table:table-cell office:value-type="float" office:value="1.5956780314445" calcext:value-type="float">
            <text:p>1,5956780314445</text:p>
          </table:table-cell>
          <table:table-cell office:value-type="float" office:value="-48.855781175528" calcext:value-type="float">
            <text:p>-48,85578117552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2352</text:p>
          </table:table-cell>
          <table:table-cell office:value-type="float" office:value="2.5676310062408" calcext:value-type="float">
            <text:p>2,5676310062408</text:p>
          </table:table-cell>
          <table:table-cell office:value-type="float" office:value="2.495948523283" calcext:value-type="float">
            <text:p>2,495948523283</text:p>
          </table:table-cell>
          <table:table-cell office:value-type="float" office:value="-81.159694938903" calcext:value-type="float">
            <text:p>-81,15969493890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2363</text:p>
          </table:table-cell>
          <table:table-cell office:value-type="float" office:value="4.760734140873" calcext:value-type="float">
            <text:p>4,760734140873</text:p>
          </table:table-cell>
          <table:table-cell office:value-type="float" office:value="0.5648585036397" calcext:value-type="float">
            <text:p>0,5648585036397</text:p>
          </table:table-cell>
          <table:table-cell office:value-type="float" office:value="-128.24615095831" calcext:value-type="float">
            <text:p>-128,24615095831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2374</text:p>
          </table:table-cell>
          <table:table-cell office:value-type="float" office:value="4.9869507551193" calcext:value-type="float">
            <text:p>4,9869507551193</text:p>
          </table:table-cell>
          <table:table-cell office:value-type="float" office:value="2.2701220214367" calcext:value-type="float">
            <text:p>2,2701220214367</text:p>
          </table:table-cell>
          <table:table-cell office:value-type="float" office:value="24.527964318634" calcext:value-type="float">
            <text:p>24,52796431863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2385</text:p>
          </table:table-cell>
          <table:table-cell office:value-type="float" office:value="6.0032963752747" calcext:value-type="float">
            <text:p>6,0032963752747</text:p>
          </table:table-cell>
          <table:table-cell office:value-type="float" office:value="0.19191173836589" calcext:value-type="float">
            <text:p>0,19191173836589</text:p>
          </table:table-cell>
          <table:table-cell office:value-type="float" office:value="-83.639525304175" calcext:value-type="float">
            <text:p>-83,63952530417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2396</text:p>
          </table:table-cell>
          <table:table-cell office:value-type="float" office:value="10.084464550018" calcext:value-type="float">
            <text:p>10,084464550018</text:p>
          </table:table-cell>
          <table:table-cell office:value-type="float" office:value="2.2540625929832" calcext:value-type="float">
            <text:p>2,2540625929832</text:p>
          </table:table-cell>
          <table:table-cell office:value-type="float" office:value="-144.43473451456" calcext:value-type="float">
            <text:p>-144,43473451456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2407</text:p>
          </table:table-cell>
          <table:table-cell office:value-type="float" office:value="-1.4931683242321" calcext:value-type="float">
            <text:p>-1,4931683242321</text:p>
          </table:table-cell>
          <table:table-cell office:value-type="float" office:value="4.4525426626205" calcext:value-type="float">
            <text:p>4,4525426626205</text:p>
          </table:table-cell>
          <table:table-cell office:value-type="float" office:value="-80.661569431329" calcext:value-type="float">
            <text:p>-80,66156943132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2418</text:p>
          </table:table-cell>
          <table:table-cell office:value-type="float" office:value="0.60289543122053" calcext:value-type="float">
            <text:p>0,60289543122053</text:p>
          </table:table-cell>
          <table:table-cell office:value-type="float" office:value="1.6467437148094" calcext:value-type="float">
            <text:p>1,6467437148094</text:p>
          </table:table-cell>
          <table:table-cell office:value-type="float" office:value="65.521070152331" calcext:value-type="float">
            <text:p>65,52107015233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2429</text:p>
          </table:table-cell>
          <table:table-cell office:value-type="float" office:value="2.4246391654015" calcext:value-type="float">
            <text:p>2,4246391654015</text:p>
          </table:table-cell>
          <table:table-cell office:value-type="float" office:value="3.5226684808731" calcext:value-type="float">
            <text:p>3,5226684808731</text:p>
          </table:table-cell>
          <table:table-cell office:value-type="float" office:value="73.230763909164" calcext:value-type="float">
            <text:p>73,23076390916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2440</text:p>
          </table:table-cell>
          <table:table-cell office:value-type="float" office:value="4.2148861289024" calcext:value-type="float">
            <text:p>4,2148861289024</text:p>
          </table:table-cell>
          <table:table-cell office:value-type="float" office:value="4.6290597319603" calcext:value-type="float">
            <text:p>4,6290597319603</text:p>
          </table:table-cell>
          <table:table-cell office:value-type="float" office:value="168.65749419874" calcext:value-type="float">
            <text:p>168,6574941987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2451</text:p>
          </table:table-cell>
          <table:table-cell office:value-type="float" office:value="5.7814294099808" calcext:value-type="float">
            <text:p>5,7814294099808</text:p>
          </table:table-cell>
          <table:table-cell office:value-type="float" office:value="3.2693630456924" calcext:value-type="float">
            <text:p>3,2693630456924</text:p>
          </table:table-cell>
          <table:table-cell office:value-type="float" office:value="-48.115412900402" calcext:value-type="float">
            <text:p>-48,11541290040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2462</text:p>
          </table:table-cell>
          <table:table-cell office:value-type="float" office:value="7.3193335533142" calcext:value-type="float">
            <text:p>7,3193335533142</text:p>
          </table:table-cell>
          <table:table-cell office:value-type="float" office:value="2.9368507862091" calcext:value-type="float">
            <text:p>2,9368507862091</text:p>
          </table:table-cell>
          <table:table-cell office:value-type="float" office:value="-158.98228450945" calcext:value-type="float">
            <text:p>-158,9822845094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2473</text:p>
          </table:table-cell>
          <table:table-cell office:value-type="float" office:value="7.9480594396591" calcext:value-type="float">
            <text:p>7,9480594396591</text:p>
          </table:table-cell>
          <table:table-cell office:value-type="float" office:value="3.2150816917419" calcext:value-type="float">
            <text:p>3,2150816917419</text:p>
          </table:table-cell>
          <table:table-cell office:value-type="float" office:value="-45.224821871253" calcext:value-type="float">
            <text:p>-45,22482187125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2484</text:p>
          </table:table-cell>
          <table:table-cell office:value-type="float" office:value="-0.091981459408998" calcext:value-type="float">
            <text:p>-0,091981459408998</text:p>
          </table:table-cell>
          <table:table-cell office:value-type="float" office:value="2.5703197717667" calcext:value-type="float">
            <text:p>2,5703197717667</text:p>
          </table:table-cell>
          <table:table-cell office:value-type="float" office:value="100.10097664633" calcext:value-type="float">
            <text:p>100,10097664633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2495</text:p>
          </table:table-cell>
          <table:table-cell office:value-type="float" office:value="0.37192955613136" calcext:value-type="float">
            <text:p>0,37192955613136</text:p>
          </table:table-cell>
          <table:table-cell office:value-type="float" office:value="5.7612657546997" calcext:value-type="float">
            <text:p>5,7612657546997</text:p>
          </table:table-cell>
          <table:table-cell office:value-type="float" office:value="-146.74083290586" calcext:value-type="float">
            <text:p>-146,74083290586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2506</text:p>
          </table:table-cell>
          <table:table-cell office:value-type="float" office:value="3.1641405820847" calcext:value-type="float">
            <text:p>3,1641405820847</text:p>
          </table:table-cell>
          <table:table-cell office:value-type="float" office:value="4.2556470632553" calcext:value-type="float">
            <text:p>4,2556470632553</text:p>
          </table:table-cell>
          <table:table-cell office:value-type="float" office:value="-41.16366699243" calcext:value-type="float">
            <text:p>-41,1636669924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2517</text:p>
          </table:table-cell>
          <table:table-cell office:value-type="float" office:value="2.7138313651085" calcext:value-type="float">
            <text:p>2,7138313651085</text:p>
          </table:table-cell>
          <table:table-cell office:value-type="float" office:value="4.5631033182144" calcext:value-type="float">
            <text:p>4,5631033182144</text:p>
          </table:table-cell>
          <table:table-cell office:value-type="float" office:value="154.00495195085" calcext:value-type="float">
            <text:p>154,0049519508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2528</text:p>
          </table:table-cell>
          <table:table-cell office:value-type="float" office:value="4.7499322891235" calcext:value-type="float">
            <text:p>4,7499322891235</text:p>
          </table:table-cell>
          <table:table-cell office:value-type="float" office:value="5.3418254852295" calcext:value-type="float">
            <text:p>5,3418254852295</text:p>
          </table:table-cell>
          <table:table-cell office:value-type="float" office:value="127.15062062452" calcext:value-type="float">
            <text:p>127,1506206245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2539</text:p>
          </table:table-cell>
          <table:table-cell office:value-type="float" office:value="7.5256454944611" calcext:value-type="float">
            <text:p>7,5256454944611</text:p>
          </table:table-cell>
          <table:table-cell office:value-type="float" office:value="4.5811432600021" calcext:value-type="float">
            <text:p>4,5811432600021</text:p>
          </table:table-cell>
          <table:table-cell office:value-type="float" office:value="169.25273275679" calcext:value-type="float">
            <text:p>169,2527327567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2550</text:p>
          </table:table-cell>
          <table:table-cell office:value-type="float" office:value="8.849333524704" calcext:value-type="float">
            <text:p>8,849333524704</text:p>
          </table:table-cell>
          <table:table-cell office:value-type="float" office:value="5.2235859632492" calcext:value-type="float">
            <text:p>5,2235859632492</text:p>
          </table:table-cell>
          <table:table-cell office:value-type="float" office:value="144.61173980859" calcext:value-type="float">
            <text:p>144,6117398085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2561</text:p>
          </table:table-cell>
          <table:table-cell office:value-type="float" office:value="-1.5174594521523" calcext:value-type="float">
            <text:p>-1,5174594521523</text:p>
          </table:table-cell>
          <table:table-cell office:value-type="float" office:value="4.6974867582321" calcext:value-type="float">
            <text:p>4,6974867582321</text:p>
          </table:table-cell>
          <table:table-cell office:value-type="float" office:value="-174.77179636621" calcext:value-type="float">
            <text:p>-174,7717963662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2572</text:p>
          </table:table-cell>
          <table:table-cell office:value-type="float" office:value="-1.0972295701504" calcext:value-type="float">
            <text:p>-1,0972295701504</text:p>
          </table:table-cell>
          <table:table-cell office:value-type="float" office:value="5.9172332286835" calcext:value-type="float">
            <text:p>5,9172332286835</text:p>
          </table:table-cell>
          <table:table-cell office:value-type="float" office:value="-51.776399278337" calcext:value-type="float">
            <text:p>-51,776399278337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2583</text:p>
          </table:table-cell>
          <table:table-cell office:value-type="float" office:value="3.7496635317802" calcext:value-type="float">
            <text:p>3,7496635317802</text:p>
          </table:table-cell>
          <table:table-cell office:value-type="float" office:value="5.2854257822037" calcext:value-type="float">
            <text:p>5,2854257822037</text:p>
          </table:table-cell>
          <table:table-cell office:value-type="float" office:value="-120.61252259904" calcext:value-type="float">
            <text:p>-120,6125225990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2594</text:p>
          </table:table-cell>
          <table:table-cell office:value-type="float" office:value="4.1504430770874" calcext:value-type="float">
            <text:p>4,1504430770874</text:p>
          </table:table-cell>
          <table:table-cell office:value-type="float" office:value="6.0713464021683" calcext:value-type="float">
            <text:p>6,0713464021683</text:p>
          </table:table-cell>
          <table:table-cell office:value-type="float" office:value="-79.651459766801" calcext:value-type="float">
            <text:p>-79,65145976680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2605</text:p>
          </table:table-cell>
          <table:table-cell office:value-type="float" office:value="5.3184235095978" calcext:value-type="float">
            <text:p>5,3184235095978</text:p>
          </table:table-cell>
          <table:table-cell office:value-type="float" office:value="5.7995587587357" calcext:value-type="float">
            <text:p>5,7995587587357</text:p>
          </table:table-cell>
          <table:table-cell office:value-type="float" office:value="-158.8416889215" calcext:value-type="float">
            <text:p>-158,841688921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2616</text:p>
          </table:table-cell>
          <table:table-cell office:value-type="float" office:value="6.3029968738556" calcext:value-type="float">
            <text:p>6,3029968738556</text:p>
          </table:table-cell>
          <table:table-cell office:value-type="float" office:value="7.0414280891418" calcext:value-type="float">
            <text:p>7,0414280891418</text:p>
          </table:table-cell>
          <table:table-cell office:value-type="float" office:value="161.16105826797" calcext:value-type="float">
            <text:p>161,1610582679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2627</text:p>
          </table:table-cell>
          <table:table-cell office:value-type="float" office:value="8.7498724460602" calcext:value-type="float">
            <text:p>8,7498724460602</text:p>
          </table:table-cell>
          <table:table-cell office:value-type="float" office:value="5.6832122802734" calcext:value-type="float">
            <text:p>5,6832122802734</text:p>
          </table:table-cell>
          <table:table-cell office:value-type="float" office:value="-11.17005431728" calcext:value-type="float">
            <text:p>-11,170054317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2638</text:p>
          </table:table-cell>
          <table:table-cell office:value-type="float" office:value="-1.2916485965252" calcext:value-type="float">
            <text:p>-1,2916485965252</text:p>
          </table:table-cell>
          <table:table-cell office:value-type="float" office:value="8.0144244432449" calcext:value-type="float">
            <text:p>8,0144244432449</text:p>
          </table:table-cell>
          <table:table-cell office:value-type="float" office:value="111.91047300958" calcext:value-type="float">
            <text:p>111,9104730095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2649</text:p>
          </table:table-cell>
          <table:table-cell office:value-type="float" office:value="-0.75583830475807" calcext:value-type="float">
            <text:p>-0,75583830475807</text:p>
          </table:table-cell>
          <table:table-cell office:value-type="float" office:value="7.299525141716" calcext:value-type="float">
            <text:p>7,299525141716</text:p>
          </table:table-cell>
          <table:table-cell office:value-type="float" office:value="-38.690359349463" calcext:value-type="float">
            <text:p>-38,69035934946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2660</text:p>
          </table:table-cell>
          <table:table-cell office:value-type="float" office:value="3.6237797141075" calcext:value-type="float">
            <text:p>3,6237797141075</text:p>
          </table:table-cell>
          <table:table-cell office:value-type="float" office:value="8.6780005693436" calcext:value-type="float">
            <text:p>8,6780005693436</text:p>
          </table:table-cell>
          <table:table-cell office:value-type="float" office:value="-69.882095999019" calcext:value-type="float">
            <text:p>-69,88209599901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2671</text:p>
          </table:table-cell>
          <table:table-cell office:value-type="float" office:value="3.9660400152206" calcext:value-type="float">
            <text:p>3,9660400152206</text:p>
          </table:table-cell>
          <table:table-cell office:value-type="float" office:value="8.001047372818" calcext:value-type="float">
            <text:p>8,001047372818</text:p>
          </table:table-cell>
          <table:table-cell office:value-type="float" office:value="-170.34879611556" calcext:value-type="float">
            <text:p>-170,3487961155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2682</text:p>
          </table:table-cell>
          <table:table-cell office:value-type="float" office:value="5.8056938648224" calcext:value-type="float">
            <text:p>5,8056938648224</text:p>
          </table:table-cell>
          <table:table-cell office:value-type="float" office:value="8.1871461868286" calcext:value-type="float">
            <text:p>8,1871461868286</text:p>
          </table:table-cell>
          <table:table-cell office:value-type="float" office:value="-140.55056784563" calcext:value-type="float">
            <text:p>-140,5505678456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2693</text:p>
          </table:table-cell>
          <table:table-cell office:value-type="float" office:value="7.3323959112167" calcext:value-type="float">
            <text:p>7,3323959112167</text:p>
          </table:table-cell>
          <table:table-cell office:value-type="float" office:value="9.4251936674118" calcext:value-type="float">
            <text:p>9,4251936674118</text:p>
          </table:table-cell>
          <table:table-cell office:value-type="float" office:value="-159.56635687761" calcext:value-type="float">
            <text:p>-159,56635687761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2704</text:p>
          </table:table-cell>
          <table:table-cell office:value-type="float" office:value="7.0069026947021" calcext:value-type="float">
            <text:p>7,0069026947021</text:p>
          </table:table-cell>
          <table:table-cell office:value-type="float" office:value="8.7139570713043" calcext:value-type="float">
            <text:p>8,7139570713043</text:p>
          </table:table-cell>
          <table:table-cell office:value-type="float" office:value="-42.662929577433" calcext:value-type="float">
            <text:p>-42,662929577433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2715</text:p>
          </table:table-cell>
          <table:table-cell office:value-type="float" office:value="-1.2597596645355" calcext:value-type="float">
            <text:p>-1,2597596645355</text:p>
          </table:table-cell>
          <table:table-cell office:value-type="float" office:value="8.8986301422119" calcext:value-type="float">
            <text:p>8,8986301422119</text:p>
          </table:table-cell>
          <table:table-cell office:value-type="float" office:value="-108.35780687393" calcext:value-type="float">
            <text:p>-108,3578068739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2726</text:p>
          </table:table-cell>
          <table:table-cell office:value-type="float" office:value="0.058152945712209" calcext:value-type="float">
            <text:p>0,058152945712209</text:p>
          </table:table-cell>
          <table:table-cell office:value-type="float" office:value="9.7598665952682" calcext:value-type="float">
            <text:p>9,7598665952682</text:p>
          </table:table-cell>
          <table:table-cell office:value-type="float" office:value="95.900637329004" calcext:value-type="float">
            <text:p>95,90063732900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2737</text:p>
          </table:table-cell>
          <table:table-cell office:value-type="float" office:value="2.3049810528755" calcext:value-type="float">
            <text:p>2,3049810528755</text:p>
          </table:table-cell>
          <table:table-cell office:value-type="float" office:value="8.1427699327469" calcext:value-type="float">
            <text:p>8,1427699327469</text:p>
          </table:table-cell>
          <table:table-cell office:value-type="float" office:value="-155.23514626132" calcext:value-type="float">
            <text:p>-155,23514626132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2748</text:p>
          </table:table-cell>
          <table:table-cell office:value-type="float" office:value="3.3751934766769" calcext:value-type="float">
            <text:p>3,3751934766769</text:p>
          </table:table-cell>
          <table:table-cell office:value-type="float" office:value="10.839376449585" calcext:value-type="float">
            <text:p>10,839376449585</text:p>
          </table:table-cell>
          <table:table-cell office:value-type="float" office:value="-20.617363369389" calcext:value-type="float">
            <text:p>-20,61736336938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2759</text:p>
          </table:table-cell>
          <table:table-cell office:value-type="float" office:value="3.7750265002251" calcext:value-type="float">
            <text:p>3,7750265002251</text:p>
          </table:table-cell>
          <table:table-cell office:value-type="float" office:value="9.5322483778" calcext:value-type="float">
            <text:p>9,5322483778</text:p>
          </table:table-cell>
          <table:table-cell office:value-type="float" office:value="-79.807171396389" calcext:value-type="float">
            <text:p>-79,807171396389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2770</text:p>
          </table:table-cell>
          <table:table-cell office:value-type="float" office:value="7.8675383329391" calcext:value-type="float">
            <text:p>7,8675383329391</text:p>
          </table:table-cell>
          <table:table-cell office:value-type="float" office:value="10.318830013275" calcext:value-type="float">
            <text:p>10,318830013275</text:p>
          </table:table-cell>
          <table:table-cell office:value-type="float" office:value="-131.02978505906" calcext:value-type="float">
            <text:p>-131,02978505906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2781</text:p>
          </table:table-cell>
          <table:table-cell office:value-type="float" office:value="9.5134925842285" calcext:value-type="float">
            <text:p>9,5134925842285</text:p>
          </table:table-cell>
          <table:table-cell office:value-type="float" office:value="10.149639844894" calcext:value-type="float">
            <text:p>10,149639844894</text:p>
          </table:table-cell>
          <table:table-cell office:value-type="float" office:value="169.94923239301" calcext:value-type="float">
            <text:p>169,9492323930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2792</text:p>
          </table:table-cell>
          <table:table-cell office:value-type="float" office:value="-0.066517204977572" calcext:value-type="float">
            <text:p>-0,066517204977572</text:p>
          </table:table-cell>
          <table:table-cell office:value-type="float" office:value="11.085021495819" calcext:value-type="float">
            <text:p>11,085021495819</text:p>
          </table:table-cell>
          <table:table-cell office:value-type="float" office:value="-72.243444479195" calcext:value-type="float">
            <text:p>-72,24344447919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2803</text:p>
          </table:table-cell>
          <table:table-cell office:value-type="float" office:value="1.0363371670246" calcext:value-type="float">
            <text:p>1,0363371670246</text:p>
          </table:table-cell>
          <table:table-cell office:value-type="float" office:value="10.576596260071" calcext:value-type="float">
            <text:p>10,576596260071</text:p>
          </table:table-cell>
          <table:table-cell office:value-type="float" office:value="26.349117611624" calcext:value-type="float">
            <text:p>26,34911761162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15</text:p>
          </table:table-cell>
          <table:table-cell office:value-type="float" office:value="-0.73470339179039" calcext:value-type="float">
            <text:p>-0,73470339179039</text:p>
          </table:table-cell>
          <table:table-cell office:value-type="float" office:value="-0.218560192734" calcext:value-type="float">
            <text:p>-0,218560192734</text:p>
          </table:table-cell>
          <table:table-cell office:value-type="float" office:value="57.622815393339" calcext:value-type="float">
            <text:p>57,62281539333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2264</text:p>
          </table:table-cell>
          <table:table-cell office:value-type="float" office:value="0.40532205253839" calcext:value-type="float">
            <text:p>0,40532205253839</text:p>
          </table:table-cell>
          <table:table-cell office:value-type="float" office:value="-0.585021302104" calcext:value-type="float">
            <text:p>-0,585021302104</text:p>
          </table:table-cell>
          <table:table-cell office:value-type="float" office:value="78.116156493023" calcext:value-type="float">
            <text:p>78,11615649302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2275</text:p>
          </table:table-cell>
          <table:table-cell office:value-type="float" office:value="2.38520860672" calcext:value-type="float">
            <text:p>2,38520860672</text:p>
          </table:table-cell>
          <table:table-cell office:value-type="float" office:value="2.0779743790627" calcext:value-type="float">
            <text:p>2,0779743790627</text:p>
          </table:table-cell>
          <table:table-cell office:value-type="float" office:value="-149.41188939817" calcext:value-type="float">
            <text:p>-149,4118893981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2286</text:p>
          </table:table-cell>
          <table:table-cell office:value-type="float" office:value="2.8024852275848" calcext:value-type="float">
            <text:p>2,8024852275848</text:p>
          </table:table-cell>
          <table:table-cell office:value-type="float" office:value="-0.095715466886759" calcext:value-type="float">
            <text:p>-0,095715466886759</text:p>
          </table:table-cell>
          <table:table-cell office:value-type="float" office:value="-12.135999787385" calcext:value-type="float">
            <text:p>-12,135999787385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2297</text:p>
          </table:table-cell>
          <table:table-cell office:value-type="float" office:value="7.2023540735245" calcext:value-type="float">
            <text:p>7,2023540735245</text:p>
          </table:table-cell>
          <table:table-cell office:value-type="float" office:value="-0.13164912350476" calcext:value-type="float">
            <text:p>-0,13164912350476</text:p>
          </table:table-cell>
          <table:table-cell office:value-type="float" office:value="-163.90874735109" calcext:value-type="float">
            <text:p>-163,9087473510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2308</text:p>
          </table:table-cell>
          <table:table-cell office:value-type="float" office:value="6.5207535028458" calcext:value-type="float">
            <text:p>6,5207535028458</text:p>
          </table:table-cell>
          <table:table-cell office:value-type="float" office:value="0.2059886790812" calcext:value-type="float">
            <text:p>0,2059886790812</text:p>
          </table:table-cell>
          <table:table-cell office:value-type="float" office:value="137.70964039359" calcext:value-type="float">
            <text:p>137,7096403935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2319</text:p>
          </table:table-cell>
          <table:table-cell office:value-type="float" office:value="9.2242383956909" calcext:value-type="float">
            <text:p>9,2242383956909</text:p>
          </table:table-cell>
          <table:table-cell office:value-type="float" office:value="0.063489647582173" calcext:value-type="float">
            <text:p>0,063489647582173</text:p>
          </table:table-cell>
          <table:table-cell office:value-type="float" office:value="133.60584009984" calcext:value-type="float">
            <text:p>133,6058400998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2330</text:p>
          </table:table-cell>
          <table:table-cell office:value-type="float" office:value="-1.1323604732752" calcext:value-type="float">
            <text:p>-1,1323604732752</text:p>
          </table:table-cell>
          <table:table-cell office:value-type="float" office:value="1.5732797980309" calcext:value-type="float">
            <text:p>1,5732797980309</text:p>
          </table:table-cell>
          <table:table-cell office:value-type="float" office:value="-66.949030396285" calcext:value-type="float">
            <text:p>-66,94903039628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2341</text:p>
          </table:table-cell>
          <table:table-cell office:value-type="float" office:value="0.34808952361345" calcext:value-type="float">
            <text:p>0,34808952361345</text:p>
          </table:table-cell>
          <table:table-cell office:value-type="float" office:value="1.7827923595905" calcext:value-type="float">
            <text:p>1,7827923595905</text:p>
          </table:table-cell>
          <table:table-cell office:value-type="float" office:value="-127.64159129683" calcext:value-type="float">
            <text:p>-127,6415912968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2352</text:p>
          </table:table-cell>
          <table:table-cell office:value-type="float" office:value="2.4861934781075" calcext:value-type="float">
            <text:p>2,4861934781075</text:p>
          </table:table-cell>
          <table:table-cell office:value-type="float" office:value="2.7787190675735" calcext:value-type="float">
            <text:p>2,7787190675735</text:p>
          </table:table-cell>
          <table:table-cell office:value-type="float" office:value="-55.856821643319" calcext:value-type="float">
            <text:p>-55,85682164331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2363</text:p>
          </table:table-cell>
          <table:table-cell office:value-type="float" office:value="4.9464121460915" calcext:value-type="float">
            <text:p>4,9464121460915</text:p>
          </table:table-cell>
          <table:table-cell office:value-type="float" office:value="0.8895467966795" calcext:value-type="float">
            <text:p>0,8895467966795</text:p>
          </table:table-cell>
          <table:table-cell office:value-type="float" office:value="-117.61696323468" calcext:value-type="float">
            <text:p>-117,61696323468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2374</text:p>
          </table:table-cell>
          <table:table-cell office:value-type="float" office:value="4.6976965665817" calcext:value-type="float">
            <text:p>4,6976965665817</text:p>
          </table:table-cell>
          <table:table-cell office:value-type="float" office:value="2.0612689852715" calcext:value-type="float">
            <text:p>2,0612689852715</text:p>
          </table:table-cell>
          <table:table-cell office:value-type="float" office:value="40.405995906538" calcext:value-type="float">
            <text:p>40,40599590653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2385</text:p>
          </table:table-cell>
          <table:table-cell office:value-type="float" office:value="5.7815128564835" calcext:value-type="float">
            <text:p>5,7815128564835</text:p>
          </table:table-cell>
          <table:table-cell office:value-type="float" office:value="0.19957279786468" calcext:value-type="float">
            <text:p>0,19957279786468</text:p>
          </table:table-cell>
          <table:table-cell office:value-type="float" office:value="6.9046005321916" calcext:value-type="float">
            <text:p>6,904600532191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2396</text:p>
          </table:table-cell>
          <table:table-cell office:value-type="float" office:value="10.085003376007" calcext:value-type="float">
            <text:p>10,085003376007</text:p>
          </table:table-cell>
          <table:table-cell office:value-type="float" office:value="2.4485425651073" calcext:value-type="float">
            <text:p>2,4485425651073</text:p>
          </table:table-cell>
          <table:table-cell office:value-type="float" office:value="-145.98764127986" calcext:value-type="float">
            <text:p>-145,98764127986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2407</text:p>
          </table:table-cell>
          <table:table-cell office:value-type="float" office:value="-1.5611693263054" calcext:value-type="float">
            <text:p>-1,5611693263054</text:p>
          </table:table-cell>
          <table:table-cell office:value-type="float" office:value="4.625638127327" calcext:value-type="float">
            <text:p>4,625638127327</text:p>
          </table:table-cell>
          <table:table-cell office:value-type="float" office:value="-73.46752266975" calcext:value-type="float">
            <text:p>-73,4675226697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2418</text:p>
          </table:table-cell>
          <table:table-cell office:value-type="float" office:value="0.79149000346661" calcext:value-type="float">
            <text:p>0,79149000346661</text:p>
          </table:table-cell>
          <table:table-cell office:value-type="float" office:value="1.521054059267" calcext:value-type="float">
            <text:p>1,521054059267</text:p>
          </table:table-cell>
          <table:table-cell office:value-type="float" office:value="155.37220201675" calcext:value-type="float">
            <text:p>155,3722020167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2429</text:p>
          </table:table-cell>
          <table:table-cell office:value-type="float" office:value="2.4007454514503" calcext:value-type="float">
            <text:p>2,4007454514503</text:p>
          </table:table-cell>
          <table:table-cell office:value-type="float" office:value="3.2085588574409" calcext:value-type="float">
            <text:p>3,2085588574409</text:p>
          </table:table-cell>
          <table:table-cell office:value-type="float" office:value="105.20289354264" calcext:value-type="float">
            <text:p>105,2028935426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2440</text:p>
          </table:table-cell>
          <table:table-cell office:value-type="float" office:value="4.2022150754929" calcext:value-type="float">
            <text:p>4,2022150754929</text:p>
          </table:table-cell>
          <table:table-cell office:value-type="float" office:value="4.4074535369873" calcext:value-type="float">
            <text:p>4,4074535369873</text:p>
          </table:table-cell>
          <table:table-cell office:value-type="float" office:value="77.917146834598" calcext:value-type="float">
            <text:p>77,91714683459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2451</text:p>
          </table:table-cell>
          <table:table-cell office:value-type="float" office:value="5.8650082349777" calcext:value-type="float">
            <text:p>5,8650082349777</text:p>
          </table:table-cell>
          <table:table-cell office:value-type="float" office:value="3.5087624192238" calcext:value-type="float">
            <text:p>3,5087624192238</text:p>
          </table:table-cell>
          <table:table-cell office:value-type="float" office:value="-118.57460410732" calcext:value-type="float">
            <text:p>-118,5746041073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2462</text:p>
          </table:table-cell>
          <table:table-cell office:value-type="float" office:value="7.3932337760925" calcext:value-type="float">
            <text:p>7,3932337760925</text:p>
          </table:table-cell>
          <table:table-cell office:value-type="float" office:value="3.1581544876099" calcext:value-type="float">
            <text:p>3,1581544876099</text:p>
          </table:table-cell>
          <table:table-cell office:value-type="float" office:value="-91.733393395782" calcext:value-type="float">
            <text:p>-91,73339339578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2473</text:p>
          </table:table-cell>
          <table:table-cell office:value-type="float" office:value="7.8919720649719" calcext:value-type="float">
            <text:p>7,8919720649719</text:p>
          </table:table-cell>
          <table:table-cell office:value-type="float" office:value="3.4149488806725" calcext:value-type="float">
            <text:p>3,4149488806725</text:p>
          </table:table-cell>
          <table:table-cell office:value-type="float" office:value="-59.953371430658" calcext:value-type="float">
            <text:p>-59,95337143065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2484</text:p>
          </table:table-cell>
          <table:table-cell office:value-type="float" office:value="-0.080319941043854" calcext:value-type="float">
            <text:p>-0,080319941043854</text:p>
          </table:table-cell>
          <table:table-cell office:value-type="float" office:value="2.3327696323395" calcext:value-type="float">
            <text:p>2,3327696323395</text:p>
          </table:table-cell>
          <table:table-cell office:value-type="float" office:value="91.925630903548" calcext:value-type="float">
            <text:p>91,92563090354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2495</text:p>
          </table:table-cell>
          <table:table-cell office:value-type="float" office:value="0.69302268326283" calcext:value-type="float">
            <text:p>0,69302268326283</text:p>
          </table:table-cell>
          <table:table-cell office:value-type="float" office:value="5.7982742786407" calcext:value-type="float">
            <text:p>5,7982742786407</text:p>
          </table:table-cell>
          <table:table-cell office:value-type="float" office:value="179.4631131895" calcext:value-type="float">
            <text:p>179,463113189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2506</text:p>
          </table:table-cell>
          <table:table-cell office:value-type="float" office:value="2.9965478181839" calcext:value-type="float">
            <text:p>2,9965478181839</text:p>
          </table:table-cell>
          <table:table-cell office:value-type="float" office:value="4.1107994318008" calcext:value-type="float">
            <text:p>4,1107994318008</text:p>
          </table:table-cell>
          <table:table-cell office:value-type="float" office:value="49.583982130524" calcext:value-type="float">
            <text:p>49,58398213052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2517</text:p>
          </table:table-cell>
          <table:table-cell office:value-type="float" office:value="2.6453366875648" calcext:value-type="float">
            <text:p>2,6453366875648</text:p>
          </table:table-cell>
          <table:table-cell office:value-type="float" office:value="4.3521985411644" calcext:value-type="float">
            <text:p>4,3521985411644</text:p>
          </table:table-cell>
          <table:table-cell office:value-type="float" office:value="63.242012528098" calcext:value-type="float">
            <text:p>63,24201252809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2528</text:p>
          </table:table-cell>
          <table:table-cell office:value-type="float" office:value="4.9898782372475" calcext:value-type="float">
            <text:p>4,9898782372475</text:p>
          </table:table-cell>
          <table:table-cell office:value-type="float" office:value="5.0246274471283" calcext:value-type="float">
            <text:p>5,0246274471283</text:p>
          </table:table-cell>
          <table:table-cell office:value-type="float" office:value="127.11811976828" calcext:value-type="float">
            <text:p>127,1181197682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2539</text:p>
          </table:table-cell>
          <table:table-cell office:value-type="float" office:value="7.8875416517258" calcext:value-type="float">
            <text:p>7,8875416517258</text:p>
          </table:table-cell>
          <table:table-cell office:value-type="float" office:value="4.5885643362999" calcext:value-type="float">
            <text:p>4,5885643362999</text:p>
          </table:table-cell>
          <table:table-cell office:value-type="float" office:value="-175.04675525009" calcext:value-type="float">
            <text:p>-175,0467552500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2550</text:p>
          </table:table-cell>
          <table:table-cell office:value-type="float" office:value="9.0405428409576" calcext:value-type="float">
            <text:p>9,0405428409576</text:p>
          </table:table-cell>
          <table:table-cell office:value-type="float" office:value="5.349218249321" calcext:value-type="float">
            <text:p>5,349218249321</text:p>
          </table:table-cell>
          <table:table-cell office:value-type="float" office:value="-151.08911398869" calcext:value-type="float">
            <text:p>-151,0891139886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2561</text:p>
          </table:table-cell>
          <table:table-cell office:value-type="float" office:value="-1.5845228731632" calcext:value-type="float">
            <text:p>-1,5845228731632</text:p>
          </table:table-cell>
          <table:table-cell office:value-type="float" office:value="4.7629684209824" calcext:value-type="float">
            <text:p>4,7629684209824</text:p>
          </table:table-cell>
          <table:table-cell office:value-type="float" office:value="-160.71368630525" calcext:value-type="float">
            <text:p>-160,7136863052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2572</text:p>
          </table:table-cell>
          <table:table-cell office:value-type="float" office:value="-1.1361773312092" calcext:value-type="float">
            <text:p>-1,1361773312092</text:p>
          </table:table-cell>
          <table:table-cell office:value-type="float" office:value="6.2265294790268" calcext:value-type="float">
            <text:p>6,2265294790268</text:p>
          </table:table-cell>
          <table:table-cell office:value-type="float" office:value="-90.768132999444" calcext:value-type="float">
            <text:p>-90,768132999444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2583</text:p>
          </table:table-cell>
          <table:table-cell office:value-type="float" office:value="3.5763582587242" calcext:value-type="float">
            <text:p>3,5763582587242</text:p>
          </table:table-cell>
          <table:table-cell office:value-type="float" office:value="5.4240077733994" calcext:value-type="float">
            <text:p>5,4240077733994</text:p>
          </table:table-cell>
          <table:table-cell office:value-type="float" office:value="-29.86905225523" calcext:value-type="float">
            <text:p>-29,8690522552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2594</text:p>
          </table:table-cell>
          <table:table-cell office:value-type="float" office:value="4.0794482827187" calcext:value-type="float">
            <text:p>4,0794482827187</text:p>
          </table:table-cell>
          <table:table-cell office:value-type="float" office:value="6.4624273777008" calcext:value-type="float">
            <text:p>6,4624273777008</text:p>
          </table:table-cell>
          <table:table-cell office:value-type="float" office:value="-79.658874280893" calcext:value-type="float">
            <text:p>-79,65887428089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2605</text:p>
          </table:table-cell>
          <table:table-cell office:value-type="float" office:value="5.4956388473511" calcext:value-type="float">
            <text:p>5,4956388473511</text:p>
          </table:table-cell>
          <table:table-cell office:value-type="float" office:value="5.5933457612991" calcext:value-type="float">
            <text:p>5,5933457612991</text:p>
          </table:table-cell>
          <table:table-cell office:value-type="float" office:value="131.57750239038" calcext:value-type="float">
            <text:p>131,5775023903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2616</text:p>
          </table:table-cell>
          <table:table-cell office:value-type="float" office:value="6.4600765705109" calcext:value-type="float">
            <text:p>6,4600765705109</text:p>
          </table:table-cell>
          <table:table-cell office:value-type="float" office:value="6.7940008640289" calcext:value-type="float">
            <text:p>6,7940008640289</text:p>
          </table:table-cell>
          <table:table-cell office:value-type="float" office:value="113.52220386457" calcext:value-type="float">
            <text:p>113,5222038645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2627</text:p>
          </table:table-cell>
          <table:table-cell office:value-type="float" office:value="8.7602376937866" calcext:value-type="float">
            <text:p>8,7602376937866</text:p>
          </table:table-cell>
          <table:table-cell office:value-type="float" office:value="5.9095752239227" calcext:value-type="float">
            <text:p>5,9095752239227</text:p>
          </table:table-cell>
          <table:table-cell office:value-type="float" office:value="-100.84226404785" calcext:value-type="float">
            <text:p>-100,8422640478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2638</text:p>
          </table:table-cell>
          <table:table-cell office:value-type="float" office:value="-1.2938782572746" calcext:value-type="float">
            <text:p>-1,2938782572746</text:p>
          </table:table-cell>
          <table:table-cell office:value-type="float" office:value="7.7364253997803" calcext:value-type="float">
            <text:p>7,7364253997803</text:p>
          </table:table-cell>
          <table:table-cell office:value-type="float" office:value="65.961895474962" calcext:value-type="float">
            <text:p>65,96189547496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2649</text:p>
          </table:table-cell>
          <table:table-cell office:value-type="float" office:value="-0.9503523260355" calcext:value-type="float">
            <text:p>-0,9503523260355</text:p>
          </table:table-cell>
          <table:table-cell office:value-type="float" office:value="7.3761749267578" calcext:value-type="float">
            <text:p>7,3761749267578</text:p>
          </table:table-cell>
          <table:table-cell office:value-type="float" office:value="-4.1101735298801" calcext:value-type="float">
            <text:p>-4,110173529880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2660</text:p>
          </table:table-cell>
          <table:table-cell office:value-type="float" office:value="3.3252164721489" calcext:value-type="float">
            <text:p>3,3252164721489</text:p>
          </table:table-cell>
          <table:table-cell office:value-type="float" office:value="8.7501299381256" calcext:value-type="float">
            <text:p>8,7501299381256</text:p>
          </table:table-cell>
          <table:table-cell office:value-type="float" office:value="-18.166977508812" calcext:value-type="float">
            <text:p>-18,1669775088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2671</text:p>
          </table:table-cell>
          <table:table-cell office:value-type="float" office:value="4.1768598556519" calcext:value-type="float">
            <text:p>4,1768598556519</text:p>
          </table:table-cell>
          <table:table-cell office:value-type="float" office:value="7.7780026197433" calcext:value-type="float">
            <text:p>7,7780026197433</text:p>
          </table:table-cell>
          <table:table-cell office:value-type="float" office:value="137.91995291497" calcext:value-type="float">
            <text:p>137,9199529149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2682</text:p>
          </table:table-cell>
          <table:table-cell office:value-type="float" office:value="6.003515124321" calcext:value-type="float">
            <text:p>6,003515124321</text:p>
          </table:table-cell>
          <table:table-cell office:value-type="float" office:value="8.4319365024567" calcext:value-type="float">
            <text:p>8,4319365024567</text:p>
          </table:table-cell>
          <table:table-cell office:value-type="float" office:value="-130.07858148806" calcext:value-type="float">
            <text:p>-130,0785814880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2693</text:p>
          </table:table-cell>
          <table:table-cell office:value-type="float" office:value="7.6985514163971" calcext:value-type="float">
            <text:p>7,6985514163971</text:p>
          </table:table-cell>
          <table:table-cell office:value-type="float" office:value="9.5708829164505" calcext:value-type="float">
            <text:p>9,5708829164505</text:p>
          </table:table-cell>
          <table:table-cell office:value-type="float" office:value="-158.08754058401" calcext:value-type="float">
            <text:p>-158,08754058401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2704</text:p>
          </table:table-cell>
          <table:table-cell office:value-type="float" office:value="6.8323051929474" calcext:value-type="float">
            <text:p>6,8323051929474</text:p>
          </table:table-cell>
          <table:table-cell office:value-type="float" office:value="9.0149939060211" calcext:value-type="float">
            <text:p>9,0149939060211</text:p>
          </table:table-cell>
          <table:table-cell office:value-type="float" office:value="-64.872043907263" calcext:value-type="float">
            <text:p>-64,872043907263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2715</text:p>
          </table:table-cell>
          <table:table-cell office:value-type="float" office:value="-1.4590974152088" calcext:value-type="float">
            <text:p>-1,4590974152088</text:p>
          </table:table-cell>
          <table:table-cell office:value-type="float" office:value="8.9973944425583" calcext:value-type="float">
            <text:p>8,9973944425583</text:p>
          </table:table-cell>
          <table:table-cell office:value-type="float" office:value="-17.591484792673" calcext:value-type="float">
            <text:p>-17,59148479267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2726</text:p>
          </table:table-cell>
          <table:table-cell office:value-type="float" office:value="0.098324986174703" calcext:value-type="float">
            <text:p>0,098324986174703</text:p>
          </table:table-cell>
          <table:table-cell office:value-type="float" office:value="9.3639123439789" calcext:value-type="float">
            <text:p>9,3639123439789</text:p>
          </table:table-cell>
          <table:table-cell office:value-type="float" office:value="95.855685556011" calcext:value-type="float">
            <text:p>95,85568555601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2737</text:p>
          </table:table-cell>
          <table:table-cell office:value-type="float" office:value="2.483948469162" calcext:value-type="float">
            <text:p>2,483948469162</text:p>
          </table:table-cell>
          <table:table-cell office:value-type="float" office:value="8.4002387523651" calcext:value-type="float">
            <text:p>8,4002387523651</text:p>
          </table:table-cell>
          <table:table-cell office:value-type="float" office:value="-117.08345990272" calcext:value-type="float">
            <text:p>-117,08345990272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2748</text:p>
          </table:table-cell>
          <table:table-cell office:value-type="float" office:value="3.1158417463303" calcext:value-type="float">
            <text:p>3,1158417463303</text:p>
          </table:table-cell>
          <table:table-cell office:value-type="float" office:value="10.822728872299" calcext:value-type="float">
            <text:p>10,822728872299</text:p>
          </table:table-cell>
          <table:table-cell office:value-type="float" office:value="7.932835608531" calcext:value-type="float">
            <text:p>7,93283560853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2759</text:p>
          </table:table-cell>
          <table:table-cell office:value-type="float" office:value="3.8170894980431" calcext:value-type="float">
            <text:p>3,8170894980431</text:p>
          </table:table-cell>
          <table:table-cell office:value-type="float" office:value="9.7586268186569" calcext:value-type="float">
            <text:p>9,7586268186569</text:p>
          </table:table-cell>
          <table:table-cell office:value-type="float" office:value="-102.94002484364" calcext:value-type="float">
            <text:p>-102,9400248436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2770</text:p>
          </table:table-cell>
          <table:table-cell office:value-type="float" office:value="7.9139679670334" calcext:value-type="float">
            <text:p>7,9139679670334</text:p>
          </table:table-cell>
          <table:table-cell office:value-type="float" office:value="10.624357461929" calcext:value-type="float">
            <text:p>10,624357461929</text:p>
          </table:table-cell>
          <table:table-cell office:value-type="float" office:value="-90.676507372765" calcext:value-type="float">
            <text:p>-90,676507372765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2781</text:p>
          </table:table-cell>
          <table:table-cell office:value-type="float" office:value="9.704532623291" calcext:value-type="float">
            <text:p>9,704532623291</text:p>
          </table:table-cell>
          <table:table-cell office:value-type="float" office:value="9.9586057662964" calcext:value-type="float">
            <text:p>9,9586057662964</text:p>
          </table:table-cell>
          <table:table-cell office:value-type="float" office:value="149.92743388862" calcext:value-type="float">
            <text:p>149,92743388862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2792</text:p>
          </table:table-cell>
          <table:table-cell office:value-type="float" office:value="-0.08266762830317" calcext:value-type="float">
            <text:p>-0,08266762830317</text:p>
          </table:table-cell>
          <table:table-cell office:value-type="float" office:value="11.084749698639" calcext:value-type="float">
            <text:p>11,084749698639</text:p>
          </table:table-cell>
          <table:table-cell office:value-type="float" office:value="-66.288489445" calcext:value-type="float">
            <text:p>-66,28848944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2803</text:p>
          </table:table-cell>
          <table:table-cell office:value-type="float" office:value="0.67983612418175" calcext:value-type="float">
            <text:p>0,67983612418175</text:p>
          </table:table-cell>
          <table:table-cell office:value-type="float" office:value="10.401132106781" calcext:value-type="float">
            <text:p>10,401132106781</text:p>
          </table:table-cell>
          <table:table-cell office:value-type="float" office:value="26.264793743753" calcext:value-type="float">
            <text:p>26,26479374375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15</text:p>
          </table:table-cell>
          <table:table-cell office:value-type="float" office:value="-0.55446289479733" calcext:value-type="float">
            <text:p>-0,55446289479733</text:p>
          </table:table-cell>
          <table:table-cell office:value-type="float" office:value="-0.43336510658264" calcext:value-type="float">
            <text:p>-0,43336510658264</text:p>
          </table:table-cell>
          <table:table-cell office:value-type="float" office:value="76.223589812115" calcext:value-type="float">
            <text:p>76,2235898121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2264</text:p>
          </table:table-cell>
          <table:table-cell office:value-type="float" office:value="0.2284531109035" calcext:value-type="float">
            <text:p>0,2284531109035</text:p>
          </table:table-cell>
          <table:table-cell office:value-type="float" office:value="-0.58501541614532" calcext:value-type="float">
            <text:p>-0,58501541614532</text:p>
          </table:table-cell>
          <table:table-cell office:value-type="float" office:value="74.180785258105" calcext:value-type="float">
            <text:p>74,18078525810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2275</text:p>
          </table:table-cell>
          <table:table-cell office:value-type="float" office:value="2.6314929127693" calcext:value-type="float">
            <text:p>2,6314929127693</text:p>
          </table:table-cell>
          <table:table-cell office:value-type="float" office:value="2.1488957107067" calcext:value-type="float">
            <text:p>2,1488957107067</text:p>
          </table:table-cell>
          <table:table-cell office:value-type="float" office:value="-166.52786807649" calcext:value-type="float">
            <text:p>-166,5278680764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2286</text:p>
          </table:table-cell>
          <table:table-cell office:value-type="float" office:value="2.5612714886665" calcext:value-type="float">
            <text:p>2,5612714886665</text:p>
          </table:table-cell>
          <table:table-cell office:value-type="float" office:value="-0.074940957129002" calcext:value-type="float">
            <text:p>-0,074940957129002</text:p>
          </table:table-cell>
          <table:table-cell office:value-type="float" office:value="-3.9951511818892" calcext:value-type="float">
            <text:p>-3,9951511818892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2297</text:p>
          </table:table-cell>
          <table:table-cell office:value-type="float" office:value="7.4992561340332" calcext:value-type="float">
            <text:p>7,4992561340332</text:p>
          </table:table-cell>
          <table:table-cell office:value-type="float" office:value="-0.11580662801862" calcext:value-type="float">
            <text:p>-0,11580662801862</text:p>
          </table:table-cell>
          <table:table-cell office:value-type="float" office:value="179.92967405137" calcext:value-type="float">
            <text:p>179,9296740513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2308</text:p>
          </table:table-cell>
          <table:table-cell office:value-type="float" office:value="6.8282437324524" calcext:value-type="float">
            <text:p>6,8282437324524</text:p>
          </table:table-cell>
          <table:table-cell office:value-type="float" office:value="0.26661183685064" calcext:value-type="float">
            <text:p>0,26661183685064</text:p>
          </table:table-cell>
          <table:table-cell office:value-type="float" office:value="-173.91845071392" calcext:value-type="float">
            <text:p>-173,9184507139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2319</text:p>
          </table:table-cell>
          <table:table-cell office:value-type="float" office:value="9.3591010570526" calcext:value-type="float">
            <text:p>9,3591010570526</text:p>
          </table:table-cell>
          <table:table-cell office:value-type="float" office:value="0.15795107930899" calcext:value-type="float">
            <text:p>0,15795107930899</text:p>
          </table:table-cell>
          <table:table-cell office:value-type="float" office:value="127.49994332623" calcext:value-type="float">
            <text:p>127,4999433262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2330</text:p>
          </table:table-cell>
          <table:table-cell office:value-type="float" office:value="-1.0756255686283" calcext:value-type="float">
            <text:p>-1,0756255686283</text:p>
          </table:table-cell>
          <table:table-cell office:value-type="float" office:value="1.873252093792" calcext:value-type="float">
            <text:p>1,873252093792</text:p>
          </table:table-cell>
          <table:table-cell office:value-type="float" office:value="-109.11825583999" calcext:value-type="float">
            <text:p>-109,1182558399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2341</text:p>
          </table:table-cell>
          <table:table-cell office:value-type="float" office:value="0.2084076590836" calcext:value-type="float">
            <text:p>0,2084076590836</text:p>
          </table:table-cell>
          <table:table-cell office:value-type="float" office:value="1.9434973597527" calcext:value-type="float">
            <text:p>1,9434973597527</text:p>
          </table:table-cell>
          <table:table-cell office:value-type="float" office:value="-39.927318976943" calcext:value-type="float">
            <text:p>-39,92731897694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2352</text:p>
          </table:table-cell>
          <table:table-cell office:value-type="float" office:value="2.2872433066368" calcext:value-type="float">
            <text:p>2,2872433066368</text:p>
          </table:table-cell>
          <table:table-cell office:value-type="float" office:value="2.6816090941429" calcext:value-type="float">
            <text:p>2,6816090941429</text:p>
          </table:table-cell>
          <table:table-cell office:value-type="float" office:value="34.880576999324" calcext:value-type="float">
            <text:p>34,88057699932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2363</text:p>
          </table:table-cell>
          <table:table-cell office:value-type="float" office:value="5.0752413272858" calcext:value-type="float">
            <text:p>5,0752413272858</text:p>
          </table:table-cell>
          <table:table-cell office:value-type="float" office:value="1.2429755926132" calcext:value-type="float">
            <text:p>1,2429755926132</text:p>
          </table:table-cell>
          <table:table-cell office:value-type="float" office:value="-107.62437817397" calcext:value-type="float">
            <text:p>-107,62437817397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2374</text:p>
          </table:table-cell>
          <table:table-cell office:value-type="float" office:value="4.4902473688126" calcext:value-type="float">
            <text:p>4,4902473688126</text:p>
          </table:table-cell>
          <table:table-cell office:value-type="float" office:value="1.7746718227863" calcext:value-type="float">
            <text:p>1,7746718227863</text:p>
          </table:table-cell>
          <table:table-cell office:value-type="float" office:value="58.075476603903" calcext:value-type="float">
            <text:p>58,07547660390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2385</text:p>
          </table:table-cell>
          <table:table-cell office:value-type="float" office:value="5.7734191417694" calcext:value-type="float">
            <text:p>5,7734191417694</text:p>
          </table:table-cell>
          <table:table-cell office:value-type="float" office:value="-0.033133891411126" calcext:value-type="float">
            <text:p>-0,033133891411126</text:p>
          </table:table-cell>
          <table:table-cell office:value-type="float" office:value="93.849721228241" calcext:value-type="float">
            <text:p>93,84972122824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2396</text:p>
          </table:table-cell>
          <table:table-cell office:value-type="float" office:value="10.083416700363" calcext:value-type="float">
            <text:p>10,083416700363</text:p>
          </table:table-cell>
          <table:table-cell office:value-type="float" office:value="2.6814070343971" calcext:value-type="float">
            <text:p>2,6814070343971</text:p>
          </table:table-cell>
          <table:table-cell office:value-type="float" office:value="-144.30777889908" calcext:value-type="float">
            <text:p>-144,30777889908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2407</text:p>
          </table:table-cell>
          <table:table-cell office:value-type="float" office:value="-1.5604795515537" calcext:value-type="float">
            <text:p>-1,5604795515537</text:p>
          </table:table-cell>
          <table:table-cell office:value-type="float" office:value="4.7993689775467" calcext:value-type="float">
            <text:p>4,7993689775467</text:p>
          </table:table-cell>
          <table:table-cell office:value-type="float" office:value="-66.968547310799" calcext:value-type="float">
            <text:p>-66,96854731079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2418</text:p>
          </table:table-cell>
          <table:table-cell office:value-type="float" office:value="0.91222777962685" calcext:value-type="float">
            <text:p>0,91222777962685</text:p>
          </table:table-cell>
          <table:table-cell office:value-type="float" office:value="1.7076376080513" calcext:value-type="float">
            <text:p>1,7076376080513</text:p>
          </table:table-cell>
          <table:table-cell office:value-type="float" office:value="-114.03762534925" calcext:value-type="float">
            <text:p>-114,0376253492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2429</text:p>
          </table:table-cell>
          <table:table-cell office:value-type="float" office:value="2.620695233345" calcext:value-type="float">
            <text:p>2,620695233345</text:p>
          </table:table-cell>
          <table:table-cell office:value-type="float" office:value="3.2353013753891" calcext:value-type="float">
            <text:p>3,2353013753891</text:p>
          </table:table-cell>
          <table:table-cell office:value-type="float" office:value="-164.22528218312" calcext:value-type="float">
            <text:p>-164,225282183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2440</text:p>
          </table:table-cell>
          <table:table-cell office:value-type="float" office:value="3.9887923002243" calcext:value-type="float">
            <text:p>3,9887923002243</text:p>
          </table:table-cell>
          <table:table-cell office:value-type="float" office:value="4.1173839569092" calcext:value-type="float">
            <text:p>4,1173839569092</text:p>
          </table:table-cell>
          <table:table-cell office:value-type="float" office:value="57.299012970773" calcext:value-type="float">
            <text:p>57,29901297077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2451</text:p>
          </table:table-cell>
          <table:table-cell office:value-type="float" office:value="6.1231577396393" calcext:value-type="float">
            <text:p>6,1231577396393</text:p>
          </table:table-cell>
          <table:table-cell office:value-type="float" office:value="3.5326856374741" calcext:value-type="float">
            <text:p>3,5326856374741</text:p>
          </table:table-cell>
          <table:table-cell office:value-type="float" office:value="175.37810544299" calcext:value-type="float">
            <text:p>175,3781054429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2462</text:p>
          </table:table-cell>
          <table:table-cell office:value-type="float" office:value="7.1749287843704" calcext:value-type="float">
            <text:p>7,1749287843704</text:p>
          </table:table-cell>
          <table:table-cell office:value-type="float" office:value="3.1961661577225" calcext:value-type="float">
            <text:p>3,1961661577225</text:p>
          </table:table-cell>
          <table:table-cell office:value-type="float" office:value="-0.98625006996522" calcext:value-type="float">
            <text:p>-0,9862500699652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2473</text:p>
          </table:table-cell>
          <table:table-cell office:value-type="float" office:value="7.6869809627533" calcext:value-type="float">
            <text:p>7,6869809627533</text:p>
          </table:table-cell>
          <table:table-cell office:value-type="float" office:value="3.3323359489441" calcext:value-type="float">
            <text:p>3,3323359489441</text:p>
          </table:table-cell>
          <table:table-cell office:value-type="float" office:value="30.767257426195" calcext:value-type="float">
            <text:p>30,76725742619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2484</text:p>
          </table:table-cell>
          <table:table-cell office:value-type="float" office:value="0.0331233558245" calcext:value-type="float">
            <text:p>0,0331233558245</text:p>
          </table:table-cell>
          <table:table-cell office:value-type="float" office:value="2.2142124176025" calcext:value-type="float">
            <text:p>2,2142124176025</text:p>
          </table:table-cell>
          <table:table-cell office:value-type="float" office:value="152.97984925045" calcext:value-type="float">
            <text:p>152,9798492504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2495</text:p>
          </table:table-cell>
          <table:table-cell office:value-type="float" office:value="0.97957946360111" calcext:value-type="float">
            <text:p>0,97957946360111</text:p>
          </table:table-cell>
          <table:table-cell office:value-type="float" office:value="5.6501811742783" calcext:value-type="float">
            <text:p>5,6501811742783</text:p>
          </table:table-cell>
          <table:table-cell office:value-type="float" office:value="145.45154115956" calcext:value-type="float">
            <text:p>145,45154115956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2506</text:p>
          </table:table-cell>
          <table:table-cell office:value-type="float" office:value="3.1452813744545" calcext:value-type="float">
            <text:p>3,1452813744545</text:p>
          </table:table-cell>
          <table:table-cell office:value-type="float" office:value="3.9114385843277" calcext:value-type="float">
            <text:p>3,9114385843277</text:p>
          </table:table-cell>
          <table:table-cell office:value-type="float" office:value="130.06865902311" calcext:value-type="float">
            <text:p>130,0686590231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2517</text:p>
          </table:table-cell>
          <table:table-cell office:value-type="float" office:value="2.4057614803314" calcext:value-type="float">
            <text:p>2,4057614803314</text:p>
          </table:table-cell>
          <table:table-cell office:value-type="float" office:value="4.4144350290298" calcext:value-type="float">
            <text:p>4,4144350290298</text:p>
          </table:table-cell>
          <table:table-cell office:value-type="float" office:value="-17.691517521621" calcext:value-type="float">
            <text:p>-17,69151752162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2528</text:p>
          </table:table-cell>
          <table:table-cell office:value-type="float" office:value="5.2038788795471" calcext:value-type="float">
            <text:p>5,2038788795471</text:p>
          </table:table-cell>
          <table:table-cell office:value-type="float" office:value="4.7338718175888" calcext:value-type="float">
            <text:p>4,7338718175888</text:p>
          </table:table-cell>
          <table:table-cell office:value-type="float" office:value="125.03093063452" calcext:value-type="float">
            <text:p>125,0309306345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2539</text:p>
          </table:table-cell>
          <table:table-cell office:value-type="float" office:value="8.2329493761063" calcext:value-type="float">
            <text:p>8,2329493761063</text:p>
          </table:table-cell>
          <table:table-cell office:value-type="float" office:value="4.6945515275002" calcext:value-type="float">
            <text:p>4,6945515275002</text:p>
          </table:table-cell>
          <table:table-cell office:value-type="float" office:value="-159.22915707728" calcext:value-type="float">
            <text:p>-159,229157077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2550</text:p>
          </table:table-cell>
          <table:table-cell office:value-type="float" office:value="9.1749238967896" calcext:value-type="float">
            <text:p>9,1749238967896</text:p>
          </table:table-cell>
          <table:table-cell office:value-type="float" office:value="5.1722675561905" calcext:value-type="float">
            <text:p>5,1722675561905</text:p>
          </table:table-cell>
          <table:table-cell office:value-type="float" office:value="118.39045081169" calcext:value-type="float">
            <text:p>118,3904508116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2561</text:p>
          </table:table-cell>
          <table:table-cell office:value-type="float" office:value="-1.5764275193214" calcext:value-type="float">
            <text:p>-1,5764275193214</text:p>
          </table:table-cell>
          <table:table-cell office:value-type="float" office:value="4.923614859581" calcext:value-type="float">
            <text:p>4,923614859581</text:p>
          </table:table-cell>
          <table:table-cell office:value-type="float" office:value="-178.67185811328" calcext:value-type="float">
            <text:p>-178,671858113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2572</text:p>
          </table:table-cell>
          <table:table-cell office:value-type="float" office:value="-0.97245588898659" calcext:value-type="float">
            <text:p>-0,97245588898659</text:p>
          </table:table-cell>
          <table:table-cell office:value-type="float" office:value="6.4910310506821" calcext:value-type="float">
            <text:p>6,4910310506821</text:p>
          </table:table-cell>
          <table:table-cell office:value-type="float" office:value="-129.77311717477" calcext:value-type="float">
            <text:p>-129,7731171747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2583</text:p>
          </table:table-cell>
          <table:table-cell office:value-type="float" office:value="3.2172587513924" calcext:value-type="float">
            <text:p>3,2172587513924</text:p>
          </table:table-cell>
          <table:table-cell office:value-type="float" office:value="5.4514962434769" calcext:value-type="float">
            <text:p>5,4514962434769</text:p>
          </table:table-cell>
          <table:table-cell office:value-type="float" office:value="-8.4813089127753" calcext:value-type="float">
            <text:p>-8,481308912775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2594</text:p>
          </table:table-cell>
          <table:table-cell office:value-type="float" office:value="4.0314230322838" calcext:value-type="float">
            <text:p>4,0314230322838</text:p>
          </table:table-cell>
          <table:table-cell office:value-type="float" office:value="6.8348157405853" calcext:value-type="float">
            <text:p>6,8348157405853</text:p>
          </table:table-cell>
          <table:table-cell office:value-type="float" office:value="-88.844220349743" calcext:value-type="float">
            <text:p>-88,84422034974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2605</text:p>
          </table:table-cell>
          <table:table-cell office:value-type="float" office:value="5.7591092586517" calcext:value-type="float">
            <text:p>5,7591092586517</text:p>
          </table:table-cell>
          <table:table-cell office:value-type="float" office:value="5.2958166599274" calcext:value-type="float">
            <text:p>5,2958166599274</text:p>
          </table:table-cell>
          <table:table-cell office:value-type="float" office:value="131.57025871763" calcext:value-type="float">
            <text:p>131,5702587176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2616</text:p>
          </table:table-cell>
          <table:table-cell office:value-type="float" office:value="6.5128326416016" calcext:value-type="float">
            <text:p>6,5128326416016</text:p>
          </table:table-cell>
          <table:table-cell office:value-type="float" office:value="6.4276874065399" calcext:value-type="float">
            <text:p>6,4276874065399</text:p>
          </table:table-cell>
          <table:table-cell office:value-type="float" office:value="100.20770464733" calcext:value-type="float">
            <text:p>100,2077046473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2627</text:p>
          </table:table-cell>
          <table:table-cell office:value-type="float" office:value="8.9820110797882" calcext:value-type="float">
            <text:p>8,9820110797882</text:p>
          </table:table-cell>
          <table:table-cell office:value-type="float" office:value="5.8996427059174" calcext:value-type="float">
            <text:p>5,8996427059174</text:p>
          </table:table-cell>
          <table:table-cell office:value-type="float" office:value="168.60881125092" calcext:value-type="float">
            <text:p>168,6088112509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2638</text:p>
          </table:table-cell>
          <table:table-cell office:value-type="float" office:value="-1.5073914825916" calcext:value-type="float">
            <text:p>-1,5073914825916</text:p>
          </table:table-cell>
          <table:table-cell office:value-type="float" office:value="7.7978432178497" calcext:value-type="float">
            <text:p>7,7978432178497</text:p>
          </table:table-cell>
          <table:table-cell office:value-type="float" office:value="-24.85001049224" calcext:value-type="float">
            <text:p>-24,8500104922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2649</text:p>
          </table:table-cell>
          <table:table-cell office:value-type="float" office:value="-0.99697187542915" calcext:value-type="float">
            <text:p>-0,99697187542915</text:p>
          </table:table-cell>
          <table:table-cell office:value-type="float" office:value="7.1593803167343" calcext:value-type="float">
            <text:p>7,1593803167343</text:p>
          </table:table-cell>
          <table:table-cell office:value-type="float" office:value="86.618547226973" calcext:value-type="float">
            <text:p>86,61854722697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2660</text:p>
          </table:table-cell>
          <table:table-cell office:value-type="float" office:value="2.9912406206131" calcext:value-type="float">
            <text:p>2,9912406206131</text:p>
          </table:table-cell>
          <table:table-cell office:value-type="float" office:value="8.8106471300125" calcext:value-type="float">
            <text:p>8,8106471300125</text:p>
          </table:table-cell>
          <table:table-cell office:value-type="float" office:value="5.0212375012932" calcext:value-type="float">
            <text:p>5,021237501293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2671</text:p>
          </table:table-cell>
          <table:table-cell office:value-type="float" office:value="4.470973610878" calcext:value-type="float">
            <text:p>4,470973610878</text:p>
          </table:table-cell>
          <table:table-cell office:value-type="float" office:value="7.5113761425018" calcext:value-type="float">
            <text:p>7,5113761425018</text:p>
          </table:table-cell>
          <table:table-cell office:value-type="float" office:value="137.92440845708" calcext:value-type="float">
            <text:p>137,9244084570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2682</text:p>
          </table:table-cell>
          <table:table-cell office:value-type="float" office:value="6.2530839443207" calcext:value-type="float">
            <text:p>6,2530839443207</text:p>
          </table:table-cell>
          <table:table-cell office:value-type="float" office:value="8.6799991130829" calcext:value-type="float">
            <text:p>8,6799991130829</text:p>
          </table:table-cell>
          <table:table-cell office:value-type="float" office:value="-136.84754766476" calcext:value-type="float">
            <text:p>-136,8475476647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2693</text:p>
          </table:table-cell>
          <table:table-cell office:value-type="float" office:value="8.0677157640457" calcext:value-type="float">
            <text:p>8,0677157640457</text:p>
          </table:table-cell>
          <table:table-cell office:value-type="float" office:value="9.7194874286652" calcext:value-type="float">
            <text:p>9,7194874286652</text:p>
          </table:table-cell>
          <table:table-cell office:value-type="float" office:value="-158.01291708734" calcext:value-type="float">
            <text:p>-158,01291708734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2704</text:p>
          </table:table-cell>
          <table:table-cell office:value-type="float" office:value="6.7842078208923" calcext:value-type="float">
            <text:p>6,7842078208923</text:p>
          </table:table-cell>
          <table:table-cell office:value-type="float" office:value="9.3575602769852" calcext:value-type="float">
            <text:p>9,3575602769852</text:p>
          </table:table-cell>
          <table:table-cell office:value-type="float" office:value="-87.362274242814" calcext:value-type="float">
            <text:p>-87,362274242814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2715</text:p>
          </table:table-cell>
          <table:table-cell office:value-type="float" office:value="-1.5850313007832" calcext:value-type="float">
            <text:p>-1,5850313007832</text:p>
          </table:table-cell>
          <table:table-cell office:value-type="float" office:value="8.7813663482666" calcext:value-type="float">
            <text:p>8,7813663482666</text:p>
          </table:table-cell>
          <table:table-cell office:value-type="float" office:value="24.029529588238" calcext:value-type="float">
            <text:p>24,02952958823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2726</text:p>
          </table:table-cell>
          <table:table-cell office:value-type="float" office:value="0.21485002711415" calcext:value-type="float">
            <text:p>0,21485002711415</text:p>
          </table:table-cell>
          <table:table-cell office:value-type="float" office:value="9.0500050783157" calcext:value-type="float">
            <text:p>9,0500050783157</text:p>
          </table:table-cell>
          <table:table-cell office:value-type="float" office:value="121.89847952241" calcext:value-type="float">
            <text:p>121,8984795224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2737</text:p>
          </table:table-cell>
          <table:table-cell office:value-type="float" office:value="2.4434411525726" calcext:value-type="float">
            <text:p>2,4434411525726</text:p>
          </table:table-cell>
          <table:table-cell office:value-type="float" office:value="8.675285577774" calcext:value-type="float">
            <text:p>8,675285577774</text:p>
          </table:table-cell>
          <table:table-cell office:value-type="float" office:value="-65.557514026666" calcext:value-type="float">
            <text:p>-65,55751402666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2748</text:p>
          </table:table-cell>
          <table:table-cell office:value-type="float" office:value="2.8960090875626" calcext:value-type="float">
            <text:p>2,8960090875626</text:p>
          </table:table-cell>
          <table:table-cell office:value-type="float" office:value="10.683454275131" calcext:value-type="float">
            <text:p>10,683454275131</text:p>
          </table:table-cell>
          <table:table-cell office:value-type="float" office:value="36.601475469626" calcext:value-type="float">
            <text:p>36,60147546962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2759</text:p>
          </table:table-cell>
          <table:table-cell office:value-type="float" office:value="3.8820320367813" calcext:value-type="float">
            <text:p>3,8820320367813</text:p>
          </table:table-cell>
          <table:table-cell office:value-type="float" office:value="9.9345570802689" calcext:value-type="float">
            <text:p>9,9345570802689</text:p>
          </table:table-cell>
          <table:table-cell office:value-type="float" office:value="-107.02546994398" calcext:value-type="float">
            <text:p>-107,02546994398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2770</text:p>
          </table:table-cell>
          <table:table-cell office:value-type="float" office:value="7.794948220253" calcext:value-type="float">
            <text:p>7,794948220253</text:p>
          </table:table-cell>
          <table:table-cell office:value-type="float" office:value="10.948655605316" calcext:value-type="float">
            <text:p>10,948655605316</text:p>
          </table:table-cell>
          <table:table-cell office:value-type="float" office:value="-66.720916207429" calcext:value-type="float">
            <text:p>-66,720916207429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2781</text:p>
          </table:table-cell>
          <table:table-cell office:value-type="float" office:value="9.8235636949539" calcext:value-type="float">
            <text:p>9,8235636949539</text:p>
          </table:table-cell>
          <table:table-cell office:value-type="float" office:value="9.6596431732178" calcext:value-type="float">
            <text:p>9,6596431732178</text:p>
          </table:table-cell>
          <table:table-cell office:value-type="float" office:value="109.72496810233" calcext:value-type="float">
            <text:p>109,7249681023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2792</text:p>
          </table:table-cell>
          <table:table-cell office:value-type="float" office:value="-0.057044206187129" calcext:value-type="float">
            <text:p>-0,057044206187129</text:p>
          </table:table-cell>
          <table:table-cell office:value-type="float" office:value="11.085002422333" calcext:value-type="float">
            <text:p>11,085002422333</text:p>
          </table:table-cell>
          <table:table-cell office:value-type="float" office:value="-73.640120257238" calcext:value-type="float">
            <text:p>-73,64012025723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2803</text:p>
          </table:table-cell>
          <table:table-cell office:value-type="float" office:value="0.32384790480137" calcext:value-type="float">
            <text:p>0,32384790480137</text:p>
          </table:table-cell>
          <table:table-cell office:value-type="float" office:value="10.225756168365" calcext:value-type="float">
            <text:p>10,225756168365</text:p>
          </table:table-cell>
          <table:table-cell office:value-type="float" office:value="26.250190226136" calcext:value-type="float">
            <text:p>26,25019022613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15</text:p>
          </table:table-cell>
          <table:table-cell office:value-type="float" office:value="-0.40262781083584" calcext:value-type="float">
            <text:p>-0,40262781083584</text:p>
          </table:table-cell>
          <table:table-cell office:value-type="float" office:value="-0.58501195162535" calcext:value-type="float">
            <text:p>-0,58501195162535</text:p>
          </table:table-cell>
          <table:table-cell office:value-type="float" office:value="78.135277055631" calcext:value-type="float">
            <text:p>78,13527705563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2264</text:p>
          </table:table-cell>
          <table:table-cell office:value-type="float" office:value="0.0006720390956616" calcext:value-type="float">
            <text:p>0,0006720390956616</text:p>
          </table:table-cell>
          <table:table-cell office:value-type="float" office:value="-0.58500558137894" calcext:value-type="float">
            <text:p>-0,58500558137894</text:p>
          </table:table-cell>
          <table:table-cell office:value-type="float" office:value="68.208896430435" calcext:value-type="float">
            <text:p>68,20889643043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2275</text:p>
          </table:table-cell>
          <table:table-cell office:value-type="float" office:value="2.9011112451553" calcext:value-type="float">
            <text:p>2,9011112451553</text:p>
          </table:table-cell>
          <table:table-cell office:value-type="float" office:value="2.1555685997009" calcext:value-type="float">
            <text:p>2,1555685997009</text:p>
          </table:table-cell>
          <table:table-cell office:value-type="float" office:value="-177.78315513757" calcext:value-type="float">
            <text:p>-177,7831551375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2286</text:p>
          </table:table-cell>
          <table:table-cell office:value-type="float" office:value="2.3438563942909" calcext:value-type="float">
            <text:p>2,3438563942909</text:p>
          </table:table-cell>
          <table:table-cell office:value-type="float" office:value="-0.10619861073792" calcext:value-type="float">
            <text:p>-0,10619861073792</text:p>
          </table:table-cell>
          <table:table-cell office:value-type="float" office:value="13.644434843853" calcext:value-type="float">
            <text:p>13,644434843853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2297</text:p>
          </table:table-cell>
          <table:table-cell office:value-type="float" office:value="7.7883893251419" calcext:value-type="float">
            <text:p>7,7883893251419</text:p>
          </table:table-cell>
          <table:table-cell office:value-type="float" office:value="-0.18486227840185" calcext:value-type="float">
            <text:p>-0,18486227840185</text:p>
          </table:table-cell>
          <table:table-cell office:value-type="float" office:value="163.50301967305" calcext:value-type="float">
            <text:p>163,5030196730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2308</text:p>
          </table:table-cell>
          <table:table-cell office:value-type="float" office:value="7.2230178117752" calcext:value-type="float">
            <text:p>7,2230178117752</text:p>
          </table:table-cell>
          <table:table-cell office:value-type="float" office:value="0.30920553952456" calcext:value-type="float">
            <text:p>0,30920553952456</text:p>
          </table:table-cell>
          <table:table-cell office:value-type="float" office:value="-173.89334387081" calcext:value-type="float">
            <text:p>-173,8933438708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2319</text:p>
          </table:table-cell>
          <table:table-cell office:value-type="float" office:value="9.4676530361176" calcext:value-type="float">
            <text:p>9,4676530361176</text:p>
          </table:table-cell>
          <table:table-cell office:value-type="float" office:value="0.23394769057631" calcext:value-type="float">
            <text:p>0,23394769057631</text:p>
          </table:table-cell>
          <table:table-cell office:value-type="float" office:value="119.35495267248" calcext:value-type="float">
            <text:p>119,3549526724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2330</text:p>
          </table:table-cell>
          <table:table-cell office:value-type="float" office:value="-0.90049162507057" calcext:value-type="float">
            <text:p>-0,90049162507057</text:p>
          </table:table-cell>
          <table:table-cell office:value-type="float" office:value="2.0659463107586" calcext:value-type="float">
            <text:p>2,0659463107586</text:p>
          </table:table-cell>
          <table:table-cell office:value-type="float" office:value="-129.80542668871" calcext:value-type="float">
            <text:p>-129,8054266887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2341</text:p>
          </table:table-cell>
          <table:table-cell office:value-type="float" office:value="0.0097414571791887" calcext:value-type="float">
            <text:p>0,0097414571791887</text:p>
          </table:table-cell>
          <table:table-cell office:value-type="float" office:value="1.911860704422" calcext:value-type="float">
            <text:p>1,911860704422</text:p>
          </table:table-cell>
          <table:table-cell office:value-type="float" office:value="6.24835239664" calcext:value-type="float">
            <text:p>6,2483523966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2352</text:p>
          </table:table-cell>
          <table:table-cell office:value-type="float" office:value="2.3162488639355" calcext:value-type="float">
            <text:p>2,3162488639355</text:p>
          </table:table-cell>
          <table:table-cell office:value-type="float" office:value="2.3833671212196" calcext:value-type="float">
            <text:p>2,3833671212196</text:p>
          </table:table-cell>
          <table:table-cell office:value-type="float" office:value="91.282242422651" calcext:value-type="float">
            <text:p>91,28224242265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2363</text:p>
          </table:table-cell>
          <table:table-cell office:value-type="float" office:value="5.1404815912247" calcext:value-type="float">
            <text:p>5,1404815912247</text:p>
          </table:table-cell>
          <table:table-cell office:value-type="float" office:value="1.6130456328392" calcext:value-type="float">
            <text:p>1,6130456328392</text:p>
          </table:table-cell>
          <table:table-cell office:value-type="float" office:value="-97.624371765525" calcext:value-type="float">
            <text:p>-97,624371765525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2374</text:p>
          </table:table-cell>
          <table:table-cell office:value-type="float" office:value="4.3789252638817" calcext:value-type="float">
            <text:p>4,3789252638817</text:p>
          </table:table-cell>
          <table:table-cell office:value-type="float" office:value="1.4391422271729" calcext:value-type="float">
            <text:p>1,4391422271729</text:p>
          </table:table-cell>
          <table:table-cell office:value-type="float" office:value="75.7387967626" calcext:value-type="float">
            <text:p>75,738796762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2385</text:p>
          </table:table-cell>
          <table:table-cell office:value-type="float" office:value="5.799075961113" calcext:value-type="float">
            <text:p>5,799075961113</text:p>
          </table:table-cell>
          <table:table-cell office:value-type="float" office:value="-0.4300232976675" calcext:value-type="float">
            <text:p>-0,4300232976675</text:p>
          </table:table-cell>
          <table:table-cell office:value-type="float" office:value="93.796678409455" calcext:value-type="float">
            <text:p>93,7966784094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2396</text:p>
          </table:table-cell>
          <table:table-cell office:value-type="float" office:value="10.084998607635" calcext:value-type="float">
            <text:p>10,084998607635</text:p>
          </table:table-cell>
          <table:table-cell office:value-type="float" office:value="2.9199305176735" calcext:value-type="float">
            <text:p>2,9199305176735</text:p>
          </table:table-cell>
          <table:table-cell office:value-type="float" office:value="-157.05487986279" calcext:value-type="float">
            <text:p>-157,0548798627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2407</text:p>
          </table:table-cell>
          <table:table-cell office:value-type="float" office:value="-1.5410672128201" calcext:value-type="float">
            <text:p>-1,5410672128201</text:p>
          </table:table-cell>
          <table:table-cell office:value-type="float" office:value="4.9907690286636" calcext:value-type="float">
            <text:p>4,9907690286636</text:p>
          </table:table-cell>
          <table:table-cell office:value-type="float" office:value="-78.161463616001" calcext:value-type="float">
            <text:p>-78,16146361600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2418</text:p>
          </table:table-cell>
          <table:table-cell office:value-type="float" office:value="0.72828367352486" calcext:value-type="float">
            <text:p>0,72828367352486</text:p>
          </table:table-cell>
          <table:table-cell office:value-type="float" office:value="1.9373419880867" calcext:value-type="float">
            <text:p>1,9373419880867</text:p>
          </table:table-cell>
          <table:table-cell office:value-type="float" office:value="-54.966478590753" calcext:value-type="float">
            <text:p>-54,96647859075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2429</text:p>
          </table:table-cell>
          <table:table-cell office:value-type="float" office:value="2.6905855536461" calcext:value-type="float">
            <text:p>2,6905855536461</text:p>
          </table:table-cell>
          <table:table-cell office:value-type="float" office:value="3.5263535380363" calcext:value-type="float">
            <text:p>3,5263535380363</text:p>
          </table:table-cell>
          <table:table-cell office:value-type="float" office:value="-108.02616283392" calcext:value-type="float">
            <text:p>-108,0261628339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2440</text:p>
          </table:table-cell>
          <table:table-cell office:value-type="float" office:value="3.8938549160957" calcext:value-type="float">
            <text:p>3,8938549160957</text:p>
          </table:table-cell>
          <table:table-cell office:value-type="float" office:value="3.8274967670441" calcext:value-type="float">
            <text:p>3,8274967670441</text:p>
          </table:table-cell>
          <table:table-cell office:value-type="float" office:value="92.995569204829" calcext:value-type="float">
            <text:p>92,99556920482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2451</text:p>
          </table:table-cell>
          <table:table-cell office:value-type="float" office:value="6.2490564584732" calcext:value-type="float">
            <text:p>6,2490564584732</text:p>
          </table:table-cell>
          <table:table-cell office:value-type="float" office:value="3.306448161602" calcext:value-type="float">
            <text:p>3,306448161602</text:p>
          </table:table-cell>
          <table:table-cell office:value-type="float" office:value="109.07434278233" calcext:value-type="float">
            <text:p>109,0743427823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2462</text:p>
          </table:table-cell>
          <table:table-cell office:value-type="float" office:value="7.0538723468781" calcext:value-type="float">
            <text:p>7,0538723468781</text:p>
          </table:table-cell>
          <table:table-cell office:value-type="float" office:value="2.9377293586731" calcext:value-type="float">
            <text:p>2,9377293586731</text:p>
          </table:table-cell>
          <table:table-cell office:value-type="float" office:value="62.250709078115" calcext:value-type="float">
            <text:p>62,25070907811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2473</text:p>
          </table:table-cell>
          <table:table-cell office:value-type="float" office:value="7.7224749326706" calcext:value-type="float">
            <text:p>7,7224749326706</text:p>
          </table:table-cell>
          <table:table-cell office:value-type="float" office:value="3.0478778481483" calcext:value-type="float">
            <text:p>3,0478778481483</text:p>
          </table:table-cell>
          <table:table-cell office:value-type="float" office:value="94.397500062444" calcext:value-type="float">
            <text:p>94,39750006244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2484</text:p>
          </table:table-cell>
          <table:table-cell office:value-type="float" office:value="-0.10340446606278" calcext:value-type="float">
            <text:p>-0,10340446606278</text:p>
          </table:table-cell>
          <table:table-cell office:value-type="float" office:value="2.2370620071888" calcext:value-type="float">
            <text:p>2,2370620071888</text:p>
          </table:table-cell>
          <table:table-cell office:value-type="float" office:value="-113.20126132601" calcext:value-type="float">
            <text:p>-113,2012613260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2495</text:p>
          </table:table-cell>
          <table:table-cell office:value-type="float" office:value="1.1336930096149" calcext:value-type="float">
            <text:p>1,1336930096149</text:p>
          </table:table-cell>
          <table:table-cell office:value-type="float" office:value="5.3674554824829" calcext:value-type="float">
            <text:p>5,3674554824829</text:p>
          </table:table-cell>
          <table:table-cell office:value-type="float" office:value="111.48709400444" calcext:value-type="float">
            <text:p>111,4870940044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2506</text:p>
          </table:table-cell>
          <table:table-cell office:value-type="float" office:value="3.2786348462105" calcext:value-type="float">
            <text:p>3,2786348462105</text:p>
          </table:table-cell>
          <table:table-cell office:value-type="float" office:value="3.6346900463104" calcext:value-type="float">
            <text:p>3,6346900463104</text:p>
          </table:table-cell>
          <table:table-cell office:value-type="float" office:value="95.049526281418" calcext:value-type="float">
            <text:p>95,04952628141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2517</text:p>
          </table:table-cell>
          <table:table-cell office:value-type="float" office:value="2.0262809097767" calcext:value-type="float">
            <text:p>2,0262809097767</text:p>
          </table:table-cell>
          <table:table-cell office:value-type="float" office:value="4.5349344611168" calcext:value-type="float">
            <text:p>4,5349344611168</text:p>
          </table:table-cell>
          <table:table-cell office:value-type="float" office:value="-17.757077885282" calcext:value-type="float">
            <text:p>-17,75707788528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2528</text:p>
          </table:table-cell>
          <table:table-cell office:value-type="float" office:value="5.2849477529526" calcext:value-type="float">
            <text:p>5,2849477529526</text:p>
          </table:table-cell>
          <table:table-cell office:value-type="float" office:value="4.5512834191322" calcext:value-type="float">
            <text:p>4,5512834191322</text:p>
          </table:table-cell>
          <table:table-cell office:value-type="float" office:value="113.66316846981" calcext:value-type="float">
            <text:p>113,6631684698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2539</text:p>
          </table:table-cell>
          <table:table-cell office:value-type="float" office:value="8.5278046131134" calcext:value-type="float">
            <text:p>8,5278046131134</text:p>
          </table:table-cell>
          <table:table-cell office:value-type="float" office:value="4.8419699072838" calcext:value-type="float">
            <text:p>4,8419699072838</text:p>
          </table:table-cell>
          <table:table-cell office:value-type="float" office:value="-161.74119445169" calcext:value-type="float">
            <text:p>-161,7411944516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2550</text:p>
          </table:table-cell>
          <table:table-cell office:value-type="float" office:value="8.9951646327972" calcext:value-type="float">
            <text:p>8,9951646327972</text:p>
          </table:table-cell>
          <table:table-cell office:value-type="float" office:value="5.033210515976" calcext:value-type="float">
            <text:p>5,033210515976</text:p>
          </table:table-cell>
          <table:table-cell office:value-type="float" office:value="28.857121422033" calcext:value-type="float">
            <text:p>28,85712142203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2561</text:p>
          </table:table-cell>
          <table:table-cell office:value-type="float" office:value="-1.5703471004963" calcext:value-type="float">
            <text:p>-1,5703471004963</text:p>
          </table:table-cell>
          <table:table-cell office:value-type="float" office:value="5.0898045301437" calcext:value-type="float">
            <text:p>5,0898045301437</text:p>
          </table:table-cell>
          <table:table-cell office:value-type="float" office:value="-163.13964697965" calcext:value-type="float">
            <text:p>-163,1396469796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2572</text:p>
          </table:table-cell>
          <table:table-cell office:value-type="float" office:value="-0.97734235227108" calcext:value-type="float">
            <text:p>-0,97734235227108</text:p>
          </table:table-cell>
          <table:table-cell office:value-type="float" office:value="6.6685044765472" calcext:value-type="float">
            <text:p>6,6685044765472</text:p>
          </table:table-cell>
          <table:table-cell office:value-type="float" office:value="-68.127760461941" calcext:value-type="float">
            <text:p>-68,12776046194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2583</text:p>
          </table:table-cell>
          <table:table-cell office:value-type="float" office:value="2.8234964609146" calcext:value-type="float">
            <text:p>2,8234964609146</text:p>
          </table:table-cell>
          <table:table-cell office:value-type="float" office:value="5.5097448825836" calcext:value-type="float">
            <text:p>5,5097448825836</text:p>
          </table:table-cell>
          <table:table-cell office:value-type="float" office:value="-8.4827602099461" calcext:value-type="float">
            <text:p>-8,482760209946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2594</text:p>
          </table:table-cell>
          <table:table-cell office:value-type="float" office:value="4.2202037572861" calcext:value-type="float">
            <text:p>4,2202037572861</text:p>
          </table:table-cell>
          <table:table-cell office:value-type="float" office:value="7.0370650291443" calcext:value-type="float">
            <text:p>7,0370650291443</text:p>
          </table:table-cell>
          <table:table-cell office:value-type="float" office:value="-143.81810662093" calcext:value-type="float">
            <text:p>-143,8181066209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2605</text:p>
          </table:table-cell>
          <table:table-cell office:value-type="float" office:value="6.0089713335037" calcext:value-type="float">
            <text:p>6,0089713335037</text:p>
          </table:table-cell>
          <table:table-cell office:value-type="float" office:value="5.0081598758698" calcext:value-type="float">
            <text:p>5,0081598758698</text:p>
          </table:table-cell>
          <table:table-cell office:value-type="float" office:value="130.41986781321" calcext:value-type="float">
            <text:p>130,4198678132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2616</text:p>
          </table:table-cell>
          <table:table-cell office:value-type="float" office:value="6.5822607278824" calcext:value-type="float">
            <text:p>6,5822607278824</text:p>
          </table:table-cell>
          <table:table-cell office:value-type="float" office:value="6.0363358259201" calcext:value-type="float">
            <text:p>6,0363358259201</text:p>
          </table:table-cell>
          <table:table-cell office:value-type="float" office:value="100.2069734464" calcext:value-type="float">
            <text:p>100,206973446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2627</text:p>
          </table:table-cell>
          <table:table-cell office:value-type="float" office:value="8.9998608827591" calcext:value-type="float">
            <text:p>8,9998608827591</text:p>
          </table:table-cell>
          <table:table-cell office:value-type="float" office:value="5.63929438591" calcext:value-type="float">
            <text:p>5,63929438591</text:p>
          </table:table-cell>
          <table:table-cell office:value-type="float" office:value="93.369404221796" calcext:value-type="float">
            <text:p>93,36940422179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2638</text:p>
          </table:table-cell>
          <table:table-cell office:value-type="float" office:value="-1.5850040316582" calcext:value-type="float">
            <text:p>-1,5850040316582</text:p>
          </table:table-cell>
          <table:table-cell office:value-type="float" office:value="8.1121587753296" calcext:value-type="float">
            <text:p>8,1121587753296</text:p>
          </table:table-cell>
          <table:table-cell office:value-type="float" office:value="-69.142804024326" calcext:value-type="float">
            <text:p>-69,14280402432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2649</text:p>
          </table:table-cell>
          <table:table-cell office:value-type="float" office:value="-0.93081250786781" calcext:value-type="float">
            <text:p>-0,93081250786781</text:p>
          </table:table-cell>
          <table:table-cell office:value-type="float" office:value="6.9929319620132" calcext:value-type="float">
            <text:p>6,9929319620132</text:p>
          </table:table-cell>
          <table:table-cell office:value-type="float" office:value="83.605657717225" calcext:value-type="float">
            <text:p>83,60565771722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2660</text:p>
          </table:table-cell>
          <table:table-cell office:value-type="float" office:value="2.9797497391701" calcext:value-type="float">
            <text:p>2,9797497391701</text:p>
          </table:table-cell>
          <table:table-cell office:value-type="float" office:value="8.5892689228058" calcext:value-type="float">
            <text:p>8,5892689228058</text:p>
          </table:table-cell>
          <table:table-cell office:value-type="float" office:value="95.738932585261" calcext:value-type="float">
            <text:p>95,73893258526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2671</text:p>
          </table:table-cell>
          <table:table-cell office:value-type="float" office:value="4.7552165389061" calcext:value-type="float">
            <text:p>4,7552165389061</text:p>
          </table:table-cell>
          <table:table-cell office:value-type="float" office:value="7.2751152515411" calcext:value-type="float">
            <text:p>7,2751152515411</text:p>
          </table:table-cell>
          <table:table-cell office:value-type="float" office:value="140.69257116621" calcext:value-type="float">
            <text:p>140,6925711662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2682</text:p>
          </table:table-cell>
          <table:table-cell office:value-type="float" office:value="6.5310901403427" calcext:value-type="float">
            <text:p>6,5310901403427</text:p>
          </table:table-cell>
          <table:table-cell office:value-type="float" office:value="8.8962888717651" calcext:value-type="float">
            <text:p>8,8962888717651</text:p>
          </table:table-cell>
          <table:table-cell office:value-type="float" office:value="-143.67718301761" calcext:value-type="float">
            <text:p>-143,6771830176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2693</text:p>
          </table:table-cell>
          <table:table-cell office:value-type="float" office:value="8.436244726181" calcext:value-type="float">
            <text:p>8,436244726181</text:p>
          </table:table-cell>
          <table:table-cell office:value-type="float" office:value="9.8680001497269" calcext:value-type="float">
            <text:p>9,8680001497269</text:p>
          </table:table-cell>
          <table:table-cell office:value-type="float" office:value="-158.04347718597" calcext:value-type="float">
            <text:p>-158,04347718597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2704</text:p>
          </table:table-cell>
          <table:table-cell office:value-type="float" office:value="6.9975185394287" calcext:value-type="float">
            <text:p>6,9975185394287</text:p>
          </table:table-cell>
          <table:table-cell office:value-type="float" office:value="9.4868928194046" calcext:value-type="float">
            <text:p>9,4868928194046</text:p>
          </table:table-cell>
          <table:table-cell office:value-type="float" office:value="-158.9177338181" calcext:value-type="float">
            <text:p>-158,9177338181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2715</text:p>
          </table:table-cell>
          <table:table-cell office:value-type="float" office:value="-1.5850043296814" calcext:value-type="float">
            <text:p>-1,5850043296814</text:p>
          </table:table-cell>
          <table:table-cell office:value-type="float" office:value="8.4781551361084" calcext:value-type="float">
            <text:p>8,4781551361084</text:p>
          </table:table-cell>
          <table:table-cell office:value-type="float" office:value="34.689726723228" calcext:value-type="float">
            <text:p>34,6897267232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2726</text:p>
          </table:table-cell>
          <table:table-cell office:value-type="float" office:value="0.49447033554316" calcext:value-type="float">
            <text:p>0,49447033554316</text:p>
          </table:table-cell>
          <table:table-cell office:value-type="float" office:value="8.9123868942261" calcext:value-type="float">
            <text:p>8,9123868942261</text:p>
          </table:table-cell>
          <table:table-cell office:value-type="float" office:value="161.21110794651" calcext:value-type="float">
            <text:p>161,2111079465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2737</text:p>
          </table:table-cell>
          <table:table-cell office:value-type="float" office:value="2.2299499809742" calcext:value-type="float">
            <text:p>2,2299499809742</text:p>
          </table:table-cell>
          <table:table-cell office:value-type="float" office:value="8.6131954193115" calcext:value-type="float">
            <text:p>8,6131954193115</text:p>
          </table:table-cell>
          <table:table-cell office:value-type="float" office:value="25.168151232847" calcext:value-type="float">
            <text:p>25,16815123284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2748</text:p>
          </table:table-cell>
          <table:table-cell office:value-type="float" office:value="2.7691519260406" calcext:value-type="float">
            <text:p>2,7691519260406</text:p>
          </table:table-cell>
          <table:table-cell office:value-type="float" office:value="10.455921888351" calcext:value-type="float">
            <text:p>10,455921888351</text:p>
          </table:table-cell>
          <table:table-cell office:value-type="float" office:value="65.208553508588" calcext:value-type="float">
            <text:p>65,20855350858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2759</text:p>
          </table:table-cell>
          <table:table-cell office:value-type="float" office:value="3.8116374611855" calcext:value-type="float">
            <text:p>3,8116374611855</text:p>
          </table:table-cell>
          <table:table-cell office:value-type="float" office:value="10.158743858337" calcext:value-type="float">
            <text:p>10,158743858337</text:p>
          </table:table-cell>
          <table:table-cell office:value-type="float" office:value="-66.553922215844" calcext:value-type="float">
            <text:p>-66,55392221584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2770</text:p>
          </table:table-cell>
          <table:table-cell office:value-type="float" office:value="7.6002556085587" calcext:value-type="float">
            <text:p>7,6002556085587</text:p>
          </table:table-cell>
          <table:table-cell office:value-type="float" office:value="11.085007190704" calcext:value-type="float">
            <text:p>11,085007190704</text:p>
          </table:table-cell>
          <table:table-cell office:value-type="float" office:value="-56.451161575925" calcext:value-type="float">
            <text:p>-56,451161575925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2781</text:p>
          </table:table-cell>
          <table:table-cell office:value-type="float" office:value="9.7434222698212" calcext:value-type="float">
            <text:p>9,7434222698212</text:p>
          </table:table-cell>
          <table:table-cell office:value-type="float" office:value="9.4486248493195" calcext:value-type="float">
            <text:p>9,4486248493195</text:p>
          </table:table-cell>
          <table:table-cell office:value-type="float" office:value="64.785434182282" calcext:value-type="float">
            <text:p>64,785434182282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2792</text:p>
          </table:table-cell>
          <table:table-cell office:value-type="float" office:value="0.078743221238256" calcext:value-type="float">
            <text:p>0,078743221238256</text:p>
          </table:table-cell>
          <table:table-cell office:value-type="float" office:value="11.085003614426" calcext:value-type="float">
            <text:p>11,085003614426</text:p>
          </table:table-cell>
          <table:table-cell office:value-type="float" office:value="-92.466487246714" calcext:value-type="float">
            <text:p>-92,46648724671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2803</text:p>
          </table:table-cell>
          <table:table-cell office:value-type="float" office:value="-0.032613768707961" calcext:value-type="float">
            <text:p>-0,032613768707961</text:p>
          </table:table-cell>
          <table:table-cell office:value-type="float" office:value="10.050731897354" calcext:value-type="float">
            <text:p>10,050731897354</text:p>
          </table:table-cell>
          <table:table-cell office:value-type="float" office:value="26.214749190458" calcext:value-type="float">
            <text:p>26,21474919045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15</text:p>
          </table:table-cell>
          <table:table-cell office:value-type="float" office:value="-0.42351018637419" calcext:value-type="float">
            <text:p>-0,42351018637419</text:p>
          </table:table-cell>
          <table:table-cell office:value-type="float" office:value="-0.58503419160843" calcext:value-type="float">
            <text:p>-0,58503419160843</text:p>
          </table:table-cell>
          <table:table-cell office:value-type="float" office:value="71.180093819928" calcext:value-type="float">
            <text:p>71,1800938199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2264</text:p>
          </table:table-cell>
          <table:table-cell office:value-type="float" office:value="0.047226226888597" calcext:value-type="float">
            <text:p>0,047226226888597</text:p>
          </table:table-cell>
          <table:table-cell office:value-type="float" office:value="-0.58501653373241" calcext:value-type="float">
            <text:p>-0,58501653373241</text:p>
          </table:table-cell>
          <table:table-cell office:value-type="float" office:value="87.872672992147" calcext:value-type="float">
            <text:p>87,87267299214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2275</text:p>
          </table:table-cell>
          <table:table-cell office:value-type="float" office:value="3.2236570119858" calcext:value-type="float">
            <text:p>3,2236570119858</text:p>
          </table:table-cell>
          <table:table-cell office:value-type="float" office:value="2.275754660368" calcext:value-type="float">
            <text:p>2,275754660368</text:p>
          </table:table-cell>
          <table:table-cell office:value-type="float" office:value="-154.22345118917" calcext:value-type="float">
            <text:p>-154,2234511891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2286</text:p>
          </table:table-cell>
          <table:table-cell office:value-type="float" office:value="2.2411438822746" calcext:value-type="float">
            <text:p>2,2411438822746</text:p>
          </table:table-cell>
          <table:table-cell office:value-type="float" office:value="-0.25358855724335" calcext:value-type="float">
            <text:p>-0,25358855724335</text:p>
          </table:table-cell>
          <table:table-cell office:value-type="float" office:value="54.538268192559" calcext:value-type="float">
            <text:p>54,538268192559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2297</text:p>
          </table:table-cell>
          <table:table-cell office:value-type="float" office:value="8.046168088913" calcext:value-type="float">
            <text:p>8,046168088913</text:p>
          </table:table-cell>
          <table:table-cell office:value-type="float" office:value="-0.33358935266733" calcext:value-type="float">
            <text:p>-0,33358935266733</text:p>
          </table:table-cell>
          <table:table-cell office:value-type="float" office:value="147.04106264054" calcext:value-type="float">
            <text:p>147,0410626405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2308</text:p>
          </table:table-cell>
          <table:table-cell office:value-type="float" office:value="7.6006495952606" calcext:value-type="float">
            <text:p>7,6006495952606</text:p>
          </table:table-cell>
          <table:table-cell office:value-type="float" office:value="0.36321606487036" calcext:value-type="float">
            <text:p>0,36321606487036</text:p>
          </table:table-cell>
          <table:table-cell office:value-type="float" office:value="-169.86229465266" calcext:value-type="float">
            <text:p>-169,8622946526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2319</text:p>
          </table:table-cell>
          <table:table-cell office:value-type="float" office:value="9.4303977489471" calcext:value-type="float">
            <text:p>9,4303977489471</text:p>
          </table:table-cell>
          <table:table-cell office:value-type="float" office:value="0.20786013454199" calcext:value-type="float">
            <text:p>0,20786013454199</text:p>
          </table:table-cell>
          <table:table-cell office:value-type="float" office:value="105.36414726525" calcext:value-type="float">
            <text:p>105,3641472652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2330</text:p>
          </table:table-cell>
          <table:table-cell office:value-type="float" office:value="-0.82906857132912" calcext:value-type="float">
            <text:p>-0,82906857132912</text:p>
          </table:table-cell>
          <table:table-cell office:value-type="float" office:value="2.229986935854" calcext:value-type="float">
            <text:p>2,229986935854</text:p>
          </table:table-cell>
          <table:table-cell office:value-type="float" office:value="-113.89394778355" calcext:value-type="float">
            <text:p>-113,8939477835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2341</text:p>
          </table:table-cell>
          <table:table-cell office:value-type="float" office:value="-0.063423016108572" calcext:value-type="float">
            <text:p>-0,063423016108572</text:p>
          </table:table-cell>
          <table:table-cell office:value-type="float" office:value="1.9970944523811" calcext:value-type="float">
            <text:p>1,9970944523811</text:p>
          </table:table-cell>
          <table:table-cell office:value-type="float" office:value="-65.554220205659" calcext:value-type="float">
            <text:p>-65,55422020565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2352</text:p>
          </table:table-cell>
          <table:table-cell office:value-type="float" office:value="2.3249635100365" calcext:value-type="float">
            <text:p>2,3249635100365</text:p>
          </table:table-cell>
          <table:table-cell office:value-type="float" office:value="1.9858695566654" calcext:value-type="float">
            <text:p>1,9858695566654</text:p>
          </table:table-cell>
          <table:table-cell office:value-type="float" office:value="91.330720360871" calcext:value-type="float">
            <text:p>91,33072036087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2363</text:p>
          </table:table-cell>
          <table:table-cell office:value-type="float" office:value="5.1442444324493" calcext:value-type="float">
            <text:p>5,1442444324493</text:p>
          </table:table-cell>
          <table:table-cell office:value-type="float" office:value="1.9917578995228" calcext:value-type="float">
            <text:p>1,9917578995228</text:p>
          </table:table-cell>
          <table:table-cell office:value-type="float" office:value="-89.085851505304" calcext:value-type="float">
            <text:p>-89,085851505304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2374</text:p>
          </table:table-cell>
          <table:table-cell office:value-type="float" office:value="4.3741479516029" calcext:value-type="float">
            <text:p>4,3741479516029</text:p>
          </table:table-cell>
          <table:table-cell office:value-type="float" office:value="1.0852036625147" calcext:value-type="float">
            <text:p>1,0852036625147</text:p>
          </table:table-cell>
          <table:table-cell office:value-type="float" office:value="93.392734314985" calcext:value-type="float">
            <text:p>93,39273431498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2385</text:p>
          </table:table-cell>
          <table:table-cell office:value-type="float" office:value="5.7460749149323" calcext:value-type="float">
            <text:p>5,7460749149323</text:p>
          </table:table-cell>
          <table:table-cell office:value-type="float" office:value="-0.58500219136477" calcext:value-type="float">
            <text:p>-0,58500219136477</text:p>
          </table:table-cell>
          <table:table-cell office:value-type="float" office:value="93.566199776473" calcext:value-type="float">
            <text:p>93,56619977647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2396</text:p>
          </table:table-cell>
          <table:table-cell office:value-type="float" office:value="10.085074901581" calcext:value-type="float">
            <text:p>10,085074901581</text:p>
          </table:table-cell>
          <table:table-cell office:value-type="float" office:value="3.0176195502281" calcext:value-type="float">
            <text:p>3,0176195502281</text:p>
          </table:table-cell>
          <table:table-cell office:value-type="float" office:value="-174.75099472483" calcext:value-type="float">
            <text:p>-174,75099472483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2407</text:p>
          </table:table-cell>
          <table:table-cell office:value-type="float" office:value="-1.5457387268543" calcext:value-type="float">
            <text:p>-1,5457387268543</text:p>
          </table:table-cell>
          <table:table-cell office:value-type="float" office:value="5.0765597820282" calcext:value-type="float">
            <text:p>5,0765597820282</text:p>
          </table:table-cell>
          <table:table-cell office:value-type="float" office:value="-79.762301627238" calcext:value-type="float">
            <text:p>-79,76230162723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2418</text:p>
          </table:table-cell>
          <table:table-cell office:value-type="float" office:value="0.50287641584873" calcext:value-type="float">
            <text:p>0,50287641584873</text:p>
          </table:table-cell>
          <table:table-cell office:value-type="float" office:value="2.2620940208435" calcext:value-type="float">
            <text:p>2,2620940208435</text:p>
          </table:table-cell>
          <table:table-cell office:value-type="float" office:value="-55.878467240911" calcext:value-type="float">
            <text:p>-55,87846724091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2429</text:p>
          </table:table-cell>
          <table:table-cell office:value-type="float" office:value="2.8144353628159" calcext:value-type="float">
            <text:p>2,8144353628159</text:p>
          </table:table-cell>
          <table:table-cell office:value-type="float" office:value="3.5265856981277" calcext:value-type="float">
            <text:p>3,5265856981277</text:p>
          </table:table-cell>
          <table:table-cell office:value-type="float" office:value="165.79323665352" calcext:value-type="float">
            <text:p>165,7932366535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2440</text:p>
          </table:table-cell>
          <table:table-cell office:value-type="float" office:value="4.1153401136398" calcext:value-type="float">
            <text:p>4,1153401136398</text:p>
          </table:table-cell>
          <table:table-cell office:value-type="float" office:value="3.8073343038559" calcext:value-type="float">
            <text:p>3,8073343038559</text:p>
          </table:table-cell>
          <table:table-cell office:value-type="float" office:value="-176.41671144279" calcext:value-type="float">
            <text:p>-176,4167114427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2451</text:p>
          </table:table-cell>
          <table:table-cell office:value-type="float" office:value="6.092449426651" calcext:value-type="float">
            <text:p>6,092449426651</text:p>
          </table:table-cell>
          <table:table-cell office:value-type="float" office:value="3.0992114543915" calcext:value-type="float">
            <text:p>3,0992114543915</text:p>
          </table:table-cell>
          <table:table-cell office:value-type="float" office:value="42.817335979194" calcext:value-type="float">
            <text:p>42,81733597919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2462</text:p>
          </table:table-cell>
          <table:table-cell office:value-type="float" office:value="6.8688493967056" calcext:value-type="float">
            <text:p>6,8688493967056</text:p>
          </table:table-cell>
          <table:table-cell office:value-type="float" office:value="2.5857657194138" calcext:value-type="float">
            <text:p>2,5857657194138</text:p>
          </table:table-cell>
          <table:table-cell office:value-type="float" office:value="62.238784352685" calcext:value-type="float">
            <text:p>62,23878435268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2473</text:p>
          </table:table-cell>
          <table:table-cell office:value-type="float" office:value="7.7522015571594" calcext:value-type="float">
            <text:p>7,7522015571594</text:p>
          </table:table-cell>
          <table:table-cell office:value-type="float" office:value="2.6512390375137" calcext:value-type="float">
            <text:p>2,6512390375137</text:p>
          </table:table-cell>
          <table:table-cell office:value-type="float" office:value="94.358063047859" calcext:value-type="float">
            <text:p>94,35806304785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2484</text:p>
          </table:table-cell>
          <table:table-cell office:value-type="float" office:value="0.08872278034687" calcext:value-type="float">
            <text:p>0,08872278034687</text:p>
          </table:table-cell>
          <table:table-cell office:value-type="float" office:value="2.2922322154045" calcext:value-type="float">
            <text:p>2,2922322154045</text:p>
          </table:table-cell>
          <table:table-cell office:value-type="float" office:value="147.47689939608" calcext:value-type="float">
            <text:p>147,4768993960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2495</text:p>
          </table:table-cell>
          <table:table-cell office:value-type="float" office:value="1.1033651977777" calcext:value-type="float">
            <text:p>1,1033651977777</text:p>
          </table:table-cell>
          <table:table-cell office:value-type="float" office:value="5.046084523201" calcext:value-type="float">
            <text:p>5,046084523201</text:p>
          </table:table-cell>
          <table:table-cell office:value-type="float" office:value="77.430508698627" calcext:value-type="float">
            <text:p>77,43050869862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2506</text:p>
          </table:table-cell>
          <table:table-cell office:value-type="float" office:value="3.1392586231232" calcext:value-type="float">
            <text:p>3,1392586231232</text:p>
          </table:table-cell>
          <table:table-cell office:value-type="float" office:value="3.4842345118523" calcext:value-type="float">
            <text:p>3,4842345118523</text:p>
          </table:table-cell>
          <table:table-cell office:value-type="float" office:value="27.536605004292" calcext:value-type="float">
            <text:p>27,53660500429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2517</text:p>
          </table:table-cell>
          <table:table-cell office:value-type="float" office:value="1.6509427130222" calcext:value-type="float">
            <text:p>1,6509427130222</text:p>
          </table:table-cell>
          <table:table-cell office:value-type="float" office:value="4.649515748024" calcext:value-type="float">
            <text:p>4,649515748024</text:p>
          </table:table-cell>
          <table:table-cell office:value-type="float" office:value="-15.330362092158" calcext:value-type="float">
            <text:p>-15,33036209215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2528</text:p>
          </table:table-cell>
          <table:table-cell office:value-type="float" office:value="5.3287446498871" calcext:value-type="float">
            <text:p>5,3287446498871</text:p>
          </table:table-cell>
          <table:table-cell office:value-type="float" office:value="4.3563538789749" calcext:value-type="float">
            <text:p>4,3563538789749</text:p>
          </table:table-cell>
          <table:table-cell office:value-type="float" office:value="102.29498261859" calcext:value-type="float">
            <text:p>102,2949826185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2539</text:p>
          </table:table-cell>
          <table:table-cell office:value-type="float" office:value="8.6267679929733" calcext:value-type="float">
            <text:p>8,6267679929733</text:p>
          </table:table-cell>
          <table:table-cell office:value-type="float" office:value="4.6434506773949" calcext:value-type="float">
            <text:p>4,6434506773949</text:p>
          </table:table-cell>
          <table:table-cell office:value-type="float" office:value="107.69693107362" calcext:value-type="float">
            <text:p>107,6969310736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2550</text:p>
          </table:table-cell>
          <table:table-cell office:value-type="float" office:value="8.8612747192383" calcext:value-type="float">
            <text:p>8,8612747192383</text:p>
          </table:table-cell>
          <table:table-cell office:value-type="float" office:value="5.2100068330765" calcext:value-type="float">
            <text:p>5,2100068330765</text:p>
          </table:table-cell>
          <table:table-cell office:value-type="float" office:value="-61.777751916533" calcext:value-type="float">
            <text:p>-61,77775191653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2561</text:p>
          </table:table-cell>
          <table:table-cell office:value-type="float" office:value="-1.5673699975014" calcext:value-type="float">
            <text:p>-1,5673699975014</text:p>
          </table:table-cell>
          <table:table-cell office:value-type="float" office:value="5.1665604114532" calcext:value-type="float">
            <text:p>5,1665604114532</text:p>
          </table:table-cell>
          <table:table-cell office:value-type="float" office:value="-150.22691192141" calcext:value-type="float">
            <text:p>-150,2269119214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2572</text:p>
          </table:table-cell>
          <table:table-cell office:value-type="float" office:value="-1.1812545359135" calcext:value-type="float">
            <text:p>-1,1812545359135</text:p>
          </table:table-cell>
          <table:table-cell office:value-type="float" office:value="6.5743792057037" calcext:value-type="float">
            <text:p>6,5743792057037</text:p>
          </table:table-cell>
          <table:table-cell office:value-type="float" office:value="24.084543916071" calcext:value-type="float">
            <text:p>24,08454391607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2583</text:p>
          </table:table-cell>
          <table:table-cell office:value-type="float" office:value="2.4689903855324" calcext:value-type="float">
            <text:p>2,4689903855324</text:p>
          </table:table-cell>
          <table:table-cell office:value-type="float" office:value="5.4912847280502" calcext:value-type="float">
            <text:p>5,4912847280502</text:p>
          </table:table-cell>
          <table:table-cell office:value-type="float" office:value="9.5087213880697" calcext:value-type="float">
            <text:p>9,508721388069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2594</text:p>
          </table:table-cell>
          <table:table-cell office:value-type="float" office:value="4.3745723366737" calcext:value-type="float">
            <text:p>4,3745723366737</text:p>
          </table:table-cell>
          <table:table-cell office:value-type="float" office:value="6.878427863121" calcext:value-type="float">
            <text:p>6,878427863121</text:p>
          </table:table-cell>
          <table:table-cell office:value-type="float" office:value="125.59879357648" calcext:value-type="float">
            <text:p>125,5987935764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2605</text:p>
          </table:table-cell>
          <table:table-cell office:value-type="float" office:value="6.2050288915634" calcext:value-type="float">
            <text:p>6,2050288915634</text:p>
          </table:table-cell>
          <table:table-cell office:value-type="float" office:value="4.7426241636276" calcext:value-type="float">
            <text:p>4,7426241636276</text:p>
          </table:table-cell>
          <table:table-cell office:value-type="float" office:value="125.4160890154" calcext:value-type="float">
            <text:p>125,416089015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2616</text:p>
          </table:table-cell>
          <table:table-cell office:value-type="float" office:value="6.651713848114" calcext:value-type="float">
            <text:p>6,651713848114</text:p>
          </table:table-cell>
          <table:table-cell office:value-type="float" office:value="5.6438964605331" calcext:value-type="float">
            <text:p>5,6438964605331</text:p>
          </table:table-cell>
          <table:table-cell office:value-type="float" office:value="100.20190287548" calcext:value-type="float">
            <text:p>100,2019028754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2627</text:p>
          </table:table-cell>
          <table:table-cell office:value-type="float" office:value="9.2140311002731" calcext:value-type="float">
            <text:p>9,2140311002731</text:p>
          </table:table-cell>
          <table:table-cell office:value-type="float" office:value="5.5999493598938" calcext:value-type="float">
            <text:p>5,5999493598938</text:p>
          </table:table-cell>
          <table:table-cell office:value-type="float" office:value="-179.54191888214" calcext:value-type="float">
            <text:p>-179,5419188821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2638</text:p>
          </table:table-cell>
          <table:table-cell office:value-type="float" office:value="-1.4143760502338" calcext:value-type="float">
            <text:p>-1,4143760502338</text:p>
          </table:table-cell>
          <table:table-cell office:value-type="float" office:value="8.2068711519241" calcext:value-type="float">
            <text:p>8,2068711519241</text:p>
          </table:table-cell>
          <table:table-cell office:value-type="float" office:value="-147.82343396715" calcext:value-type="float">
            <text:p>-147,8234339671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2649</text:p>
          </table:table-cell>
          <table:table-cell office:value-type="float" office:value="-1.1436555534601" calcext:value-type="float">
            <text:p>-1,1436555534601</text:p>
          </table:table-cell>
          <table:table-cell office:value-type="float" office:value="7.0215547084808" calcext:value-type="float">
            <text:p>7,0215547084808</text:p>
          </table:table-cell>
          <table:table-cell office:value-type="float" office:value="-8.188967776906" calcext:value-type="float">
            <text:p>-8,18896777690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2660</text:p>
          </table:table-cell>
          <table:table-cell office:value-type="float" office:value="3.2491254806519" calcext:value-type="float">
            <text:p>3,2491254806519</text:p>
          </table:table-cell>
          <table:table-cell office:value-type="float" office:value="8.5086619853973" calcext:value-type="float">
            <text:p>8,5086619853973</text:p>
          </table:table-cell>
          <table:table-cell office:value-type="float" office:value="160.79545780352" calcext:value-type="float">
            <text:p>160,7954578035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2671</text:p>
          </table:table-cell>
          <table:table-cell office:value-type="float" office:value="4.6401461958885" calcext:value-type="float">
            <text:p>4,6401461958885</text:p>
          </table:table-cell>
          <table:table-cell office:value-type="float" office:value="7.0858561992645" calcext:value-type="float">
            <text:p>7,0858561992645</text:p>
          </table:table-cell>
          <table:table-cell office:value-type="float" office:value="49.97640810195" calcext:value-type="float">
            <text:p>49,9764081019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2682</text:p>
          </table:table-cell>
          <table:table-cell office:value-type="float" office:value="6.7989975214005" calcext:value-type="float">
            <text:p>6,7989975214005</text:p>
          </table:table-cell>
          <table:table-cell office:value-type="float" office:value="8.973543047905" calcext:value-type="float">
            <text:p>8,973543047905</text:p>
          </table:table-cell>
          <table:table-cell office:value-type="float" office:value="176.84433414678" calcext:value-type="float">
            <text:p>176,8443341467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2693</text:p>
          </table:table-cell>
          <table:table-cell office:value-type="float" office:value="8.8048756122589" calcext:value-type="float">
            <text:p>8,8048756122589</text:p>
          </table:table-cell>
          <table:table-cell office:value-type="float" office:value="10.016193389893" calcext:value-type="float">
            <text:p>10,016193389893</text:p>
          </table:table-cell>
          <table:table-cell office:value-type="float" office:value="-158.10417369672" calcext:value-type="float">
            <text:p>-158,10417369672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2704</text:p>
          </table:table-cell>
          <table:table-cell office:value-type="float" office:value="7.2196662425995" calcext:value-type="float">
            <text:p>7,2196662425995</text:p>
          </table:table-cell>
          <table:table-cell office:value-type="float" office:value="9.4639003276825" calcext:value-type="float">
            <text:p>9,4639003276825</text:p>
          </table:table-cell>
          <table:table-cell office:value-type="float" office:value="-167.6581680395" calcext:value-type="float">
            <text:p>-167,658168039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2715</text:p>
          </table:table-cell>
          <table:table-cell office:value-type="float" office:value="-1.5850088000298" calcext:value-type="float">
            <text:p>-1,5850088000298</text:p>
          </table:table-cell>
          <table:table-cell office:value-type="float" office:value="8.5863733291626" calcext:value-type="float">
            <text:p>8,5863733291626</text:p>
          </table:table-cell>
          <table:table-cell office:value-type="float" office:value="-32.59339416103" calcext:value-type="float">
            <text:p>-32,5933941610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2726</text:p>
          </table:table-cell>
          <table:table-cell office:value-type="float" office:value="0.80300524830818" calcext:value-type="float">
            <text:p>0,80300524830818</text:p>
          </table:table-cell>
          <table:table-cell office:value-type="float" office:value="8.9716255664825" calcext:value-type="float">
            <text:p>8,9716255664825</text:p>
          </table:table-cell>
          <table:table-cell office:value-type="float" office:value="-161.41819498342" calcext:value-type="float">
            <text:p>-161,4181949834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2737</text:p>
          </table:table-cell>
          <table:table-cell office:value-type="float" office:value="2.2434954345226" calcext:value-type="float">
            <text:p>2,2434954345226</text:p>
          </table:table-cell>
          <table:table-cell office:value-type="float" office:value="8.3320140838623" calcext:value-type="float">
            <text:p>8,3320140838623</text:p>
          </table:table-cell>
          <table:table-cell office:value-type="float" office:value="90.497882502853" calcext:value-type="float">
            <text:p>90,49788250285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2748</text:p>
          </table:table-cell>
          <table:table-cell office:value-type="float" office:value="2.6360288262367" calcext:value-type="float">
            <text:p>2,6360288262367</text:p>
          </table:table-cell>
          <table:table-cell office:value-type="float" office:value="10.151982307434" calcext:value-type="float">
            <text:p>10,151982307434</text:p>
          </table:table-cell>
          <table:table-cell office:value-type="float" office:value="60.948255715097" calcext:value-type="float">
            <text:p>60,94825571509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2759</text:p>
          </table:table-cell>
          <table:table-cell office:value-type="float" office:value="3.5830450057983" calcext:value-type="float">
            <text:p>3,5830450057983</text:p>
          </table:table-cell>
          <table:table-cell office:value-type="float" office:value="10.267828702927" calcext:value-type="float">
            <text:p>10,267828702927</text:p>
          </table:table-cell>
          <table:table-cell office:value-type="float" office:value="-18.915254029499" calcext:value-type="float">
            <text:p>-18,915254029499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2770</text:p>
          </table:table-cell>
          <table:table-cell office:value-type="float" office:value="7.2812622785568" calcext:value-type="float">
            <text:p>7,2812622785568</text:p>
          </table:table-cell>
          <table:table-cell office:value-type="float" office:value="11.084996461868" calcext:value-type="float">
            <text:p>11,084996461868</text:p>
          </table:table-cell>
          <table:table-cell office:value-type="float" office:value="-55.947442722928" calcext:value-type="float">
            <text:p>-55,947442722928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2781</text:p>
          </table:table-cell>
          <table:table-cell office:value-type="float" office:value="9.5332032442093" calcext:value-type="float">
            <text:p>9,5332032442093</text:p>
          </table:table-cell>
          <table:table-cell office:value-type="float" office:value="9.3568336963654" calcext:value-type="float">
            <text:p>9,3568336963654</text:p>
          </table:table-cell>
          <table:table-cell office:value-type="float" office:value="18.505207482417" calcext:value-type="float">
            <text:p>18,505207482417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2792</text:p>
          </table:table-cell>
          <table:table-cell office:value-type="float" office:value="0.28308236971498" calcext:value-type="float">
            <text:p>0,28308236971498</text:p>
          </table:table-cell>
          <table:table-cell office:value-type="float" office:value="11.085008382797" calcext:value-type="float">
            <text:p>11,085008382797</text:p>
          </table:table-cell>
          <table:table-cell office:value-type="float" office:value="-117.81560387581" calcext:value-type="float">
            <text:p>-117,8156038758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2803</text:p>
          </table:table-cell>
          <table:table-cell office:value-type="float" office:value="-0.39050091058016" calcext:value-type="float">
            <text:p>-0,39050091058016</text:p>
          </table:table-cell>
          <table:table-cell office:value-type="float" office:value="9.87584233284" calcext:value-type="float">
            <text:p>9,87584233284</text:p>
          </table:table-cell>
          <table:table-cell office:value-type="float" office:value="26.191067164111" calcext:value-type="float">
            <text:p>26,19106716411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15</text:p>
          </table:table-cell>
          <table:table-cell office:value-type="float" office:value="-0.42567200958729" calcext:value-type="float">
            <text:p>-0,42567200958729</text:p>
          </table:table-cell>
          <table:table-cell office:value-type="float" office:value="-0.58502465486526" calcext:value-type="float">
            <text:p>-0,58502465486526</text:p>
          </table:table-cell>
          <table:table-cell office:value-type="float" office:value="64.999696555411" calcext:value-type="float">
            <text:p>64,99969655541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2264</text:p>
          </table:table-cell>
          <table:table-cell office:value-type="float" office:value="0.18714819103479" calcext:value-type="float">
            <text:p>0,18714819103479</text:p>
          </table:table-cell>
          <table:table-cell office:value-type="float" office:value="-0.58505345135927" calcext:value-type="float">
            <text:p>-0,58505345135927</text:p>
          </table:table-cell>
          <table:table-cell office:value-type="float" office:value="114.05208536014" calcext:value-type="float">
            <text:p>114,052085360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2275</text:p>
          </table:table-cell>
          <table:table-cell office:value-type="float" office:value="3.4708935022354" calcext:value-type="float">
            <text:p>3,4708935022354</text:p>
          </table:table-cell>
          <table:table-cell office:value-type="float" office:value="2.5145158171654" calcext:value-type="float">
            <text:p>2,5145158171654</text:p>
          </table:table-cell>
          <table:table-cell office:value-type="float" office:value="-130.68110472078" calcext:value-type="float">
            <text:p>-130,6811047207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2286</text:p>
          </table:table-cell>
          <table:table-cell office:value-type="float" office:value="2.2592556476593" calcext:value-type="float">
            <text:p>2,2592556476593</text:p>
          </table:table-cell>
          <table:table-cell office:value-type="float" office:value="-0.43195433914661" calcext:value-type="float">
            <text:p>-0,43195433914661</text:p>
          </table:table-cell>
          <table:table-cell office:value-type="float" office:value="95.415406925663" calcext:value-type="float">
            <text:p>95,415406925663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2297</text:p>
          </table:table-cell>
          <table:table-cell office:value-type="float" office:value="8.2368052005768" calcext:value-type="float">
            <text:p>8,2368052005768</text:p>
          </table:table-cell>
          <table:table-cell office:value-type="float" office:value="-0.54806031286716" calcext:value-type="float">
            <text:p>-0,54806031286716</text:p>
          </table:table-cell>
          <table:table-cell office:value-type="float" office:value="126.12177308198" calcext:value-type="float">
            <text:p>126,1217730819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2308</text:p>
          </table:table-cell>
          <table:table-cell office:value-type="float" office:value="7.9511868953705" calcext:value-type="float">
            <text:p>7,9511868953705</text:p>
          </table:table-cell>
          <table:table-cell office:value-type="float" office:value="0.46853292733431" calcext:value-type="float">
            <text:p>0,46853292733431</text:p>
          </table:table-cell>
          <table:table-cell office:value-type="float" office:value="-161.26861997471" calcext:value-type="float">
            <text:p>-161,2686199747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2319</text:p>
          </table:table-cell>
          <table:table-cell office:value-type="float" office:value="9.248138666153" calcext:value-type="float">
            <text:p>9,248138666153</text:p>
          </table:table-cell>
          <table:table-cell office:value-type="float" office:value="0.082305446267128" calcext:value-type="float">
            <text:p>0,082305446267128</text:p>
          </table:table-cell>
          <table:table-cell office:value-type="float" office:value="94.010640101828" calcext:value-type="float">
            <text:p>94,0106401018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2330</text:p>
          </table:table-cell>
          <table:table-cell office:value-type="float" office:value="-0.80511301755905" calcext:value-type="float">
            <text:p>-0,80511301755905</text:p>
          </table:table-cell>
          <table:table-cell office:value-type="float" office:value="2.407591342926" calcext:value-type="float">
            <text:p>2,407591342926</text:p>
          </table:table-cell>
          <table:table-cell office:value-type="float" office:value="-97.744951582259" calcext:value-type="float">
            <text:p>-97,74495158225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2341</text:p>
          </table:table-cell>
          <table:table-cell office:value-type="float" office:value="0.026087481528521" calcext:value-type="float">
            <text:p>0,026087481528521</text:p>
          </table:table-cell>
          <table:table-cell office:value-type="float" office:value="2.075432986021" calcext:value-type="float">
            <text:p>2,075432986021</text:p>
          </table:table-cell>
          <table:table-cell office:value-type="float" office:value="-133.6916297864" calcext:value-type="float">
            <text:p>-133,691629786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2352</text:p>
          </table:table-cell>
          <table:table-cell office:value-type="float" office:value="2.3422202467918" calcext:value-type="float">
            <text:p>2,3422202467918</text:p>
          </table:table-cell>
          <table:table-cell office:value-type="float" office:value="1.6222508251667" calcext:value-type="float">
            <text:p>1,6222508251667</text:p>
          </table:table-cell>
          <table:table-cell office:value-type="float" office:value="94.896650618049" calcext:value-type="float">
            <text:p>94,89665061804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2363</text:p>
          </table:table-cell>
          <table:table-cell office:value-type="float" office:value="5.1328885555267" calcext:value-type="float">
            <text:p>5,1328885555267</text:p>
          </table:table-cell>
          <table:table-cell office:value-type="float" office:value="2.3880441486835" calcext:value-type="float">
            <text:p>2,3880441486835</text:p>
          </table:table-cell>
          <table:table-cell office:value-type="float" office:value="-88.197319370926" calcext:value-type="float">
            <text:p>-88,197319370926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2374</text:p>
          </table:table-cell>
          <table:table-cell office:value-type="float" office:value="4.4762548804283" calcext:value-type="float">
            <text:p>4,4762548804283</text:p>
          </table:table-cell>
          <table:table-cell office:value-type="float" office:value="0.74626237154007" calcext:value-type="float">
            <text:p>0,74626237154007</text:p>
          </table:table-cell>
          <table:table-cell office:value-type="float" office:value="111.05676517365" calcext:value-type="float">
            <text:p>111,0567651736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2385</text:p>
          </table:table-cell>
          <table:table-cell office:value-type="float" office:value="5.8156144618988" calcext:value-type="float">
            <text:p>5,8156144618988</text:p>
          </table:table-cell>
          <table:table-cell office:value-type="float" office:value="-0.58500360697508" calcext:value-type="float">
            <text:p>-0,58500360697508</text:p>
          </table:table-cell>
          <table:table-cell office:value-type="float" office:value="110.04719536775" calcext:value-type="float">
            <text:p>110,0471953677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2396</text:p>
          </table:table-cell>
          <table:table-cell office:value-type="float" office:value="10.085003376007" calcext:value-type="float">
            <text:p>10,085003376007</text:p>
          </table:table-cell>
          <table:table-cell office:value-type="float" office:value="2.8066486120224" calcext:value-type="float">
            <text:p>2,8066486120224</text:p>
          </table:table-cell>
          <table:table-cell office:value-type="float" office:value="154.18287295445" calcext:value-type="float">
            <text:p>154,18287295445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2407</text:p>
          </table:table-cell>
          <table:table-cell office:value-type="float" office:value="-1.5457001328468" calcext:value-type="float">
            <text:p>-1,5457001328468</text:p>
          </table:table-cell>
          <table:table-cell office:value-type="float" office:value="5.120245218277" calcext:value-type="float">
            <text:p>5,120245218277</text:p>
          </table:table-cell>
          <table:table-cell office:value-type="float" office:value="-77.634732434704" calcext:value-type="float">
            <text:p>-77,63473243470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2418</text:p>
          </table:table-cell>
          <table:table-cell office:value-type="float" office:value="0.66701874136925" calcext:value-type="float">
            <text:p>0,66701874136925</text:p>
          </table:table-cell>
          <table:table-cell office:value-type="float" office:value="2.4118781089783" calcext:value-type="float">
            <text:p>2,4118781089783</text:p>
          </table:table-cell>
          <table:table-cell office:value-type="float" office:value="-146.55505320069" calcext:value-type="float">
            <text:p>-146,5550532006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2429</text:p>
          </table:table-cell>
          <table:table-cell office:value-type="float" office:value="2.70736515522" calcext:value-type="float">
            <text:p>2,70736515522</text:p>
          </table:table-cell>
          <table:table-cell office:value-type="float" office:value="3.3408111333847" calcext:value-type="float">
            <text:p>3,3408111333847</text:p>
          </table:table-cell>
          <table:table-cell office:value-type="float" office:value="81.505723819611" calcext:value-type="float">
            <text:p>81,50572381961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2440</text:p>
          </table:table-cell>
          <table:table-cell office:value-type="float" office:value="4.2643722891808" calcext:value-type="float">
            <text:p>4,2643722891808</text:p>
          </table:table-cell>
          <table:table-cell office:value-type="float" office:value="4.0731683373451" calcext:value-type="float">
            <text:p>4,0731683373451</text:p>
          </table:table-cell>
          <table:table-cell office:value-type="float" office:value="-123.91535036123" calcext:value-type="float">
            <text:p>-123,9153503612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2451</text:p>
          </table:table-cell>
          <table:table-cell office:value-type="float" office:value="5.8179676532745" calcext:value-type="float">
            <text:p>5,8179676532745</text:p>
          </table:table-cell>
          <table:table-cell office:value-type="float" office:value="3.145757317543" calcext:value-type="float">
            <text:p>3,145757317543</text:p>
          </table:table-cell>
          <table:table-cell office:value-type="float" office:value="-15.963807607153" calcext:value-type="float">
            <text:p>-15,96380760715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2462</text:p>
          </table:table-cell>
          <table:table-cell office:value-type="float" office:value="6.6843432188034" calcext:value-type="float">
            <text:p>6,6843432188034</text:p>
          </table:table-cell>
          <table:table-cell office:value-type="float" office:value="2.2343809902668" calcext:value-type="float">
            <text:p>2,2343809902668</text:p>
          </table:table-cell>
          <table:table-cell office:value-type="float" office:value="62.235504198985" calcext:value-type="float">
            <text:p>62,23550419898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2473</text:p>
          </table:table-cell>
          <table:table-cell office:value-type="float" office:value="7.7415442466736" calcext:value-type="float">
            <text:p>7,7415442466736</text:p>
          </table:table-cell>
          <table:table-cell office:value-type="float" office:value="2.292995005846" calcext:value-type="float">
            <text:p>2,292995005846</text:p>
          </table:table-cell>
          <table:table-cell office:value-type="float" office:value="78.344134008808" calcext:value-type="float">
            <text:p>78,34413400880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2484</text:p>
          </table:table-cell>
          <table:table-cell office:value-type="float" office:value="0.29885465279222" calcext:value-type="float">
            <text:p>0,29885465279222</text:p>
          </table:table-cell>
          <table:table-cell office:value-type="float" office:value="2.3036041855812" calcext:value-type="float">
            <text:p>2,3036041855812</text:p>
          </table:table-cell>
          <table:table-cell office:value-type="float" office:value="139.9854656997" calcext:value-type="float">
            <text:p>139,985465699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2495</text:p>
          </table:table-cell>
          <table:table-cell office:value-type="float" office:value="0.89236870408058" calcext:value-type="float">
            <text:p>0,89236870408058</text:p>
          </table:table-cell>
          <table:table-cell office:value-type="float" office:value="4.9849525094032" calcext:value-type="float">
            <text:p>4,9849525094032</text:p>
          </table:table-cell>
          <table:table-cell office:value-type="float" office:value="0.016710878895584" calcext:value-type="float">
            <text:p>0,01671087889558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2506</text:p>
          </table:table-cell>
          <table:table-cell office:value-type="float" office:value="3.0415886640549" calcext:value-type="float">
            <text:p>3,0415886640549</text:p>
          </table:table-cell>
          <table:table-cell office:value-type="float" office:value="3.3441251516342" calcext:value-type="float">
            <text:p>3,3441251516342</text:p>
          </table:table-cell>
          <table:table-cell office:value-type="float" office:value="26.834792202445" calcext:value-type="float">
            <text:p>26,83479220244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2517</text:p>
          </table:table-cell>
          <table:table-cell office:value-type="float" office:value="1.5463814139366" calcext:value-type="float">
            <text:p>1,5463814139366</text:p>
          </table:table-cell>
          <table:table-cell office:value-type="float" office:value="4.8354092240334" calcext:value-type="float">
            <text:p>4,8354092240334</text:p>
          </table:table-cell>
          <table:table-cell office:value-type="float" office:value="-80.361011681283" calcext:value-type="float">
            <text:p>-80,36101168128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2528</text:p>
          </table:table-cell>
          <table:table-cell office:value-type="float" office:value="5.333651304245" calcext:value-type="float">
            <text:p>5,333651304245</text:p>
          </table:table-cell>
          <table:table-cell office:value-type="float" office:value="4.1568452119827" calcext:value-type="float">
            <text:p>4,1568452119827</text:p>
          </table:table-cell>
          <table:table-cell office:value-type="float" office:value="90.937539270729" calcext:value-type="float">
            <text:p>90,93753927072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2539</text:p>
          </table:table-cell>
          <table:table-cell office:value-type="float" office:value="8.4078752994537" calcext:value-type="float">
            <text:p>8,4078752994537</text:p>
          </table:table-cell>
          <table:table-cell office:value-type="float" office:value="4.4916874170303" calcext:value-type="float">
            <text:p>4,4916874170303</text:p>
          </table:table-cell>
          <table:table-cell office:value-type="float" office:value="34.905120066017" calcext:value-type="float">
            <text:p>34,90512006601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2550</text:p>
          </table:table-cell>
          <table:table-cell office:value-type="float" office:value="9.0055161714554" calcext:value-type="float">
            <text:p>9,0055161714554</text:p>
          </table:table-cell>
          <table:table-cell office:value-type="float" office:value="5.3869068622589" calcext:value-type="float">
            <text:p>5,3869068622589</text:p>
          </table:table-cell>
          <table:table-cell office:value-type="float" office:value="-123.03605049279" calcext:value-type="float">
            <text:p>-123,0360504927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2561</text:p>
          </table:table-cell>
          <table:table-cell office:value-type="float" office:value="-1.5671861171722" calcext:value-type="float">
            <text:p>-1,5671861171722</text:p>
          </table:table-cell>
          <table:table-cell office:value-type="float" office:value="5.2111756801605" calcext:value-type="float">
            <text:p>5,2111756801605</text:p>
          </table:table-cell>
          <table:table-cell office:value-type="float" office:value="-151.80489819521" calcext:value-type="float">
            <text:p>-151,8048981952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2572</text:p>
          </table:table-cell>
          <table:table-cell office:value-type="float" office:value="-1.1253096163273" calcext:value-type="float">
            <text:p>-1,1253096163273</text:p>
          </table:table-cell>
          <table:table-cell office:value-type="float" office:value="6.3586366176605" calcext:value-type="float">
            <text:p>6,3586366176605</text:p>
          </table:table-cell>
          <table:table-cell office:value-type="float" office:value="114.26629306404" calcext:value-type="float">
            <text:p>114,2662930640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2583</text:p>
          </table:table-cell>
          <table:table-cell office:value-type="float" office:value="2.1622824668884" calcext:value-type="float">
            <text:p>2,1622824668884</text:p>
          </table:table-cell>
          <table:table-cell office:value-type="float" office:value="5.3329700231552" calcext:value-type="float">
            <text:p>5,3329700231552</text:p>
          </table:table-cell>
          <table:table-cell office:value-type="float" office:value="32.647175014399" calcext:value-type="float">
            <text:p>32,64717501439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2594</text:p>
          </table:table-cell>
          <table:table-cell office:value-type="float" office:value="4.2126274108887" calcext:value-type="float">
            <text:p>4,2126274108887</text:p>
          </table:table-cell>
          <table:table-cell office:value-type="float" office:value="6.7205995321274" calcext:value-type="float">
            <text:p>6,7205995321274</text:p>
          </table:table-cell>
          <table:table-cell office:value-type="float" office:value="35.564444626972" calcext:value-type="float">
            <text:p>35,56444462697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2605</text:p>
          </table:table-cell>
          <table:table-cell office:value-type="float" office:value="6.3765919208527" calcext:value-type="float">
            <text:p>6,3765919208527</text:p>
          </table:table-cell>
          <table:table-cell office:value-type="float" office:value="4.4609993696213" calcext:value-type="float">
            <text:p>4,4609993696213</text:p>
          </table:table-cell>
          <table:table-cell office:value-type="float" office:value="120.39370901266" calcext:value-type="float">
            <text:p>120,3937090126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2616</text:p>
          </table:table-cell>
          <table:table-cell office:value-type="float" office:value="6.720997095108" calcext:value-type="float">
            <text:p>6,720997095108</text:p>
          </table:table-cell>
          <table:table-cell office:value-type="float" office:value="5.2522456645966" calcext:value-type="float">
            <text:p>5,2522456645966</text:p>
          </table:table-cell>
          <table:table-cell office:value-type="float" office:value="100.19065468175" calcext:value-type="float">
            <text:p>100,1906546817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2627</text:p>
          </table:table-cell>
          <table:table-cell office:value-type="float" office:value="9.2422711849213" calcext:value-type="float">
            <text:p>9,2422711849213</text:p>
          </table:table-cell>
          <table:table-cell office:value-type="float" office:value="5.8200818300247" calcext:value-type="float">
            <text:p>5,8200818300247</text:p>
          </table:table-cell>
          <table:table-cell office:value-type="float" office:value="-88.797368821065" calcext:value-type="float">
            <text:p>-88,79736882106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2638</text:p>
          </table:table-cell>
          <table:table-cell office:value-type="float" office:value="-1.269813477993" calcext:value-type="float">
            <text:p>-1,269813477993</text:p>
          </table:table-cell>
          <table:table-cell office:value-type="float" office:value="8.0376732349396" calcext:value-type="float">
            <text:p>8,0376732349396</text:p>
          </table:table-cell>
          <table:table-cell office:value-type="float" office:value="121.63709227447" calcext:value-type="float">
            <text:p>121,6370922744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2649</text:p>
          </table:table-cell>
          <table:table-cell office:value-type="float" office:value="-1.3294956088066" calcext:value-type="float">
            <text:p>-1,3294956088066</text:p>
          </table:table-cell>
          <table:table-cell office:value-type="float" office:value="7.2880303859711" calcext:value-type="float">
            <text:p>7,2880303859711</text:p>
          </table:table-cell>
          <table:table-cell office:value-type="float" office:value="-50.076842308044" calcext:value-type="float">
            <text:p>-50,07684230804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2660</text:p>
          </table:table-cell>
          <table:table-cell office:value-type="float" office:value="3.6252084374428" calcext:value-type="float">
            <text:p>3,6252084374428</text:p>
          </table:table-cell>
          <table:table-cell office:value-type="float" office:value="8.3779317140579" calcext:value-type="float">
            <text:p>8,3779317140579</text:p>
          </table:table-cell>
          <table:table-cell office:value-type="float" office:value="160.78522099052" calcext:value-type="float">
            <text:p>160,7852209905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2671</text:p>
          </table:table-cell>
          <table:table-cell office:value-type="float" office:value="4.4350856542587" calcext:value-type="float">
            <text:p>4,4350856542587</text:p>
          </table:table-cell>
          <table:table-cell office:value-type="float" office:value="7.1863216161728" calcext:value-type="float">
            <text:p>7,1863216161728</text:p>
          </table:table-cell>
          <table:table-cell office:value-type="float" office:value="-29.123490403412" calcext:value-type="float">
            <text:p>-29,1234904034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2682</text:p>
          </table:table-cell>
          <table:table-cell office:value-type="float" office:value="6.8176472187042" calcext:value-type="float">
            <text:p>6,8176472187042</text:p>
          </table:table-cell>
          <table:table-cell office:value-type="float" office:value="8.7530106306076" calcext:value-type="float">
            <text:p>8,7530106306076</text:p>
          </table:table-cell>
          <table:table-cell office:value-type="float" office:value="86.039463425897" calcext:value-type="float">
            <text:p>86,03946342589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2693</text:p>
          </table:table-cell>
          <table:table-cell office:value-type="float" office:value="9.1738831996918" calcext:value-type="float">
            <text:p>9,1738831996918</text:p>
          </table:table-cell>
          <table:table-cell office:value-type="float" office:value="10.164645910263" calcext:value-type="float">
            <text:p>10,164645910263</text:p>
          </table:table-cell>
          <table:table-cell office:value-type="float" office:value="-158.05799186609" calcext:value-type="float">
            <text:p>-158,05799186609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2704</text:p>
          </table:table-cell>
          <table:table-cell office:value-type="float" office:value="7.2027981281281" calcext:value-type="float">
            <text:p>7,2027981281281</text:p>
          </table:table-cell>
          <table:table-cell office:value-type="float" office:value="9.6856242418289" calcext:value-type="float">
            <text:p>9,6856242418289</text:p>
          </table:table-cell>
          <table:table-cell office:value-type="float" office:value="-76.921196500207" calcext:value-type="float">
            <text:p>-76,92119650020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2715</text:p>
          </table:table-cell>
          <table:table-cell office:value-type="float" office:value="-1.4801563322544" calcext:value-type="float">
            <text:p>-1,4801563322544</text:p>
          </table:table-cell>
          <table:table-cell office:value-type="float" office:value="8.784983754158" calcext:value-type="float">
            <text:p>8,784983754158</text:p>
          </table:table-cell>
          <table:table-cell office:value-type="float" office:value="-122.56439172538" calcext:value-type="float">
            <text:p>-122,5643917253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2726</text:p>
          </table:table-cell>
          <table:table-cell office:value-type="float" office:value="1.0109989345074" calcext:value-type="float">
            <text:p>1,0109989345074</text:p>
          </table:table-cell>
          <table:table-cell office:value-type="float" office:value="9.2073458433151" calcext:value-type="float">
            <text:p>9,2073458433151</text:p>
          </table:table-cell>
          <table:table-cell office:value-type="float" office:value="-123.83562895902" calcext:value-type="float">
            <text:p>-123,8356289590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2737</text:p>
          </table:table-cell>
          <table:table-cell office:value-type="float" office:value="2.2466289997101" calcext:value-type="float">
            <text:p>2,2466289997101</text:p>
          </table:table-cell>
          <table:table-cell office:value-type="float" office:value="7.9342776536942" calcext:value-type="float">
            <text:p>7,9342776536942</text:p>
          </table:table-cell>
          <table:table-cell office:value-type="float" office:value="90.520638569145" calcext:value-type="float">
            <text:p>90,52063856914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2748</text:p>
          </table:table-cell>
          <table:table-cell office:value-type="float" office:value="2.3974557220936" calcext:value-type="float">
            <text:p>2,3974557220936</text:p>
          </table:table-cell>
          <table:table-cell office:value-type="float" office:value="9.8858559131622" calcext:value-type="float">
            <text:p>9,8858559131622</text:p>
          </table:table-cell>
          <table:table-cell office:value-type="float" office:value="44.201591591926" calcext:value-type="float">
            <text:p>44,20159159192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2759</text:p>
          </table:table-cell>
          <table:table-cell office:value-type="float" office:value="3.3451920747757" calcext:value-type="float">
            <text:p>3,3451920747757</text:p>
          </table:table-cell>
          <table:table-cell office:value-type="float" office:value="10.173575878143" calcext:value-type="float">
            <text:p>10,173575878143</text:p>
          </table:table-cell>
          <table:table-cell office:value-type="float" office:value="27.731757065293" calcext:value-type="float">
            <text:p>27,73175706529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2770</text:p>
          </table:table-cell>
          <table:table-cell office:value-type="float" office:value="7.0984470844269" calcext:value-type="float">
            <text:p>7,0984470844269</text:p>
          </table:table-cell>
          <table:table-cell office:value-type="float" office:value="11.074512004852" calcext:value-type="float">
            <text:p>11,074512004852</text:p>
          </table:table-cell>
          <table:table-cell office:value-type="float" office:value="-55.737933155837" calcext:value-type="float">
            <text:p>-55,737933155837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2781</text:p>
          </table:table-cell>
          <table:table-cell office:value-type="float" office:value="9.3197935819626" calcext:value-type="float">
            <text:p>9,3197935819626</text:p>
          </table:table-cell>
          <table:table-cell office:value-type="float" office:value="9.4544363021851" calcext:value-type="float">
            <text:p>9,4544363021851</text:p>
          </table:table-cell>
          <table:table-cell office:value-type="float" office:value="-30.1090125825" calcext:value-type="float">
            <text:p>-30,1090125825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2792</text:p>
          </table:table-cell>
          <table:table-cell office:value-type="float" office:value="0.51737230271101" calcext:value-type="float">
            <text:p>0,51737230271101</text:p>
          </table:table-cell>
          <table:table-cell office:value-type="float" office:value="11.085015535355" calcext:value-type="float">
            <text:p>11,085015535355</text:p>
          </table:table-cell>
          <table:table-cell office:value-type="float" office:value="-142.08965696347" calcext:value-type="float">
            <text:p>-142,0896569634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2803</text:p>
          </table:table-cell>
          <table:table-cell office:value-type="float" office:value="-0.74695527553558" calcext:value-type="float">
            <text:p>-0,74695527553558</text:p>
          </table:table-cell>
          <table:table-cell office:value-type="float" office:value="9.7014170885086" calcext:value-type="float">
            <text:p>9,7014170885086</text:p>
          </table:table-cell>
          <table:table-cell office:value-type="float" office:value="26.158675646326" calcext:value-type="float">
            <text:p>26,15867564632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15</text:p>
          </table:table-cell>
          <table:table-cell office:value-type="float" office:value="-0.42730294167995" calcext:value-type="float">
            <text:p>-0,42730294167995</text:p>
          </table:table-cell>
          <table:table-cell office:value-type="float" office:value="-0.58484386652708" calcext:value-type="float">
            <text:p>-0,58484386652708</text:p>
          </table:table-cell>
          <table:table-cell office:value-type="float" office:value="57.276793346284" calcext:value-type="float">
            <text:p>57,27679334628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2264</text:p>
          </table:table-cell>
          <table:table-cell office:value-type="float" office:value="0.38497615605593" calcext:value-type="float">
            <text:p>0,38497615605593</text:p>
          </table:table-cell>
          <table:table-cell office:value-type="float" office:value="-0.58509580790997" calcext:value-type="float">
            <text:p>-0,58509580790997</text:p>
          </table:table-cell>
          <table:table-cell office:value-type="float" office:value="124.49001962212" calcext:value-type="float">
            <text:p>124,4900196221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2275</text:p>
          </table:table-cell>
          <table:table-cell office:value-type="float" office:value="3.6498910188675" calcext:value-type="float">
            <text:p>3,6498910188675</text:p>
          </table:table-cell>
          <table:table-cell office:value-type="float" office:value="2.8329679369926" calcext:value-type="float">
            <text:p>2,8329679369926</text:p>
          </table:table-cell>
          <table:table-cell office:value-type="float" office:value="-116.26674263341" calcext:value-type="float">
            <text:p>-116,2667426334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2286</text:p>
          </table:table-cell>
          <table:table-cell office:value-type="float" office:value="2.3890395462513" calcext:value-type="float">
            <text:p>2,3890395462513</text:p>
          </table:table-cell>
          <table:table-cell office:value-type="float" office:value="-0.55490203201771" calcext:value-type="float">
            <text:p>-0,55490203201771</text:p>
          </table:table-cell>
          <table:table-cell office:value-type="float" office:value="136.24093790723" calcext:value-type="float">
            <text:p>136,24093790723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2297</text:p>
          </table:table-cell>
          <table:table-cell office:value-type="float" office:value="8.2678174972534" calcext:value-type="float">
            <text:p>8,2678174972534</text:p>
          </table:table-cell>
          <table:table-cell office:value-type="float" office:value="-0.58500040322542" calcext:value-type="float">
            <text:p>-0,58500040322542</text:p>
          </table:table-cell>
          <table:table-cell office:value-type="float" office:value="97.479006287399" calcext:value-type="float">
            <text:p>97,47900628739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2308</text:p>
          </table:table-cell>
          <table:table-cell office:value-type="float" office:value="8.2813405990601" calcext:value-type="float">
            <text:p>8,2813405990601</text:p>
          </table:table-cell>
          <table:table-cell office:value-type="float" office:value="0.62512800097466" calcext:value-type="float">
            <text:p>0,62512800097466</text:p>
          </table:table-cell>
          <table:table-cell office:value-type="float" office:value="-152.68423906557" calcext:value-type="float">
            <text:p>-152,6842390655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2319</text:p>
          </table:table-cell>
          <table:table-cell office:value-type="float" office:value="9.0551459789276" calcext:value-type="float">
            <text:p>9,0551459789276</text:p>
          </table:table-cell>
          <table:table-cell office:value-type="float" office:value="-0.051627261564136" calcext:value-type="float">
            <text:p>-0,051627261564136</text:p>
          </table:table-cell>
          <table:table-cell office:value-type="float" office:value="90.115669426645" calcext:value-type="float">
            <text:p>90,11566942664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2330</text:p>
          </table:table-cell>
          <table:table-cell office:value-type="float" office:value="-0.83868995308876" calcext:value-type="float">
            <text:p>-0,83868995308876</text:p>
          </table:table-cell>
          <table:table-cell office:value-type="float" office:value="2.5885963439941" calcext:value-type="float">
            <text:p>2,5885963439941</text:p>
          </table:table-cell>
          <table:table-cell office:value-type="float" office:value="-79.589888548395" calcext:value-type="float">
            <text:p>-79,58988854839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2341</text:p>
          </table:table-cell>
          <table:table-cell office:value-type="float" office:value="-0.094126788899302" calcext:value-type="float">
            <text:p>-0,094126788899302</text:p>
          </table:table-cell>
          <table:table-cell office:value-type="float" office:value="2.2546236217022" calcext:value-type="float">
            <text:p>2,2546236217022</text:p>
          </table:table-cell>
          <table:table-cell office:value-type="float" office:value="-51.196082002798" calcext:value-type="float">
            <text:p>-51,19608200279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2352</text:p>
          </table:table-cell>
          <table:table-cell office:value-type="float" office:value="2.4074833095074" calcext:value-type="float">
            <text:p>2,4074833095074</text:p>
          </table:table-cell>
          <table:table-cell office:value-type="float" office:value="1.3140848278999" calcext:value-type="float">
            <text:p>1,3140848278999</text:p>
          </table:table-cell>
          <table:table-cell office:value-type="float" office:value="103.97187919374" calcext:value-type="float">
            <text:p>103,9718791937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2363</text:p>
          </table:table-cell>
          <table:table-cell office:value-type="float" office:value="5.1155239343643" calcext:value-type="float">
            <text:p>5,1155239343643</text:p>
          </table:table-cell>
          <table:table-cell office:value-type="float" office:value="2.7834987640381" calcext:value-type="float">
            <text:p>2,7834987640381</text:p>
          </table:table-cell>
          <table:table-cell office:value-type="float" office:value="-87.248206897906" calcext:value-type="float">
            <text:p>-87,248206897906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2374</text:p>
          </table:table-cell>
          <table:table-cell office:value-type="float" office:value="4.6764793992043" calcext:value-type="float">
            <text:p>4,6764793992043</text:p>
          </table:table-cell>
          <table:table-cell office:value-type="float" office:value="0.45481041073799" calcext:value-type="float">
            <text:p>0,45481041073799</text:p>
          </table:table-cell>
          <table:table-cell office:value-type="float" office:value="128.73412849038" calcext:value-type="float">
            <text:p>128,7341284903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2385</text:p>
          </table:table-cell>
          <table:table-cell office:value-type="float" office:value="6.0156971216202" calcext:value-type="float">
            <text:p>6,0156971216202</text:p>
          </table:table-cell>
          <table:table-cell office:value-type="float" office:value="-0.5850026011467" calcext:value-type="float">
            <text:p>-0,5850026011467</text:p>
          </table:table-cell>
          <table:table-cell office:value-type="float" office:value="120.44656048914" calcext:value-type="float">
            <text:p>120,446560489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2396</text:p>
          </table:table-cell>
          <table:table-cell office:value-type="float" office:value="10.085008144379" calcext:value-type="float">
            <text:p>10,085008144379</text:p>
          </table:table-cell>
          <table:table-cell office:value-type="float" office:value="2.5861594080925" calcext:value-type="float">
            <text:p>2,5861594080925</text:p>
          </table:table-cell>
          <table:table-cell office:value-type="float" office:value="122.73094152949" calcext:value-type="float">
            <text:p>122,7309415294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2407</text:p>
          </table:table-cell>
          <table:table-cell office:value-type="float" office:value="-1.5473763644695" calcext:value-type="float">
            <text:p>-1,5473763644695</text:p>
          </table:table-cell>
          <table:table-cell office:value-type="float" office:value="5.1508343219757" calcext:value-type="float">
            <text:p>5,1508343219757</text:p>
          </table:table-cell>
          <table:table-cell office:value-type="float" office:value="-68.574387556428" calcext:value-type="float">
            <text:p>-68,5743875564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2418</text:p>
          </table:table-cell>
          <table:table-cell office:value-type="float" office:value="0.8181344717741" calcext:value-type="float">
            <text:p>0,8181344717741</text:p>
          </table:table-cell>
          <table:table-cell office:value-type="float" office:value="2.2423028945923" calcext:value-type="float">
            <text:p>2,2423028945923</text:p>
          </table:table-cell>
          <table:table-cell office:value-type="float" office:value="123.26980244582" calcext:value-type="float">
            <text:p>123,2698024458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2429</text:p>
          </table:table-cell>
          <table:table-cell office:value-type="float" office:value="2.4865047633648" calcext:value-type="float">
            <text:p>2,4865047633648</text:p>
          </table:table-cell>
          <table:table-cell office:value-type="float" office:value="3.3374387025833" calcext:value-type="float">
            <text:p>3,3374387025833</text:p>
          </table:table-cell>
          <table:table-cell office:value-type="float" office:value="-8.3390732479703" calcext:value-type="float">
            <text:p>-8,339073247970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2440</text:p>
          </table:table-cell>
          <table:table-cell office:value-type="float" office:value="4.485482275486" calcext:value-type="float">
            <text:p>4,485482275486</text:p>
          </table:table-cell>
          <table:table-cell office:value-type="float" office:value="4.4039621949196" calcext:value-type="float">
            <text:p>4,4039621949196</text:p>
          </table:table-cell>
          <table:table-cell office:value-type="float" office:value="-123.89196559882" calcext:value-type="float">
            <text:p>-123,8919655988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2451</text:p>
          </table:table-cell>
          <table:table-cell office:value-type="float" office:value="5.6072676181793" calcext:value-type="float">
            <text:p>5,6072676181793</text:p>
          </table:table-cell>
          <table:table-cell office:value-type="float" office:value="3.3714160323143" calcext:value-type="float">
            <text:p>3,3714160323143</text:p>
          </table:table-cell>
          <table:table-cell office:value-type="float" office:value="-54.715389658691" calcext:value-type="float">
            <text:p>-54,71538965869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2462</text:p>
          </table:table-cell>
          <table:table-cell office:value-type="float" office:value="6.4996343851089" calcext:value-type="float">
            <text:p>6,4996343851089</text:p>
          </table:table-cell>
          <table:table-cell office:value-type="float" office:value="1.882591843605" calcext:value-type="float">
            <text:p>1,882591843605</text:p>
          </table:table-cell>
          <table:table-cell office:value-type="float" office:value="62.237144275835" calcext:value-type="float">
            <text:p>62,23714427583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2473</text:p>
          </table:table-cell>
          <table:table-cell office:value-type="float" office:value="7.509593963623" calcext:value-type="float">
            <text:p>7,509593963623</text:p>
          </table:table-cell>
          <table:table-cell office:value-type="float" office:value="2.1289856731892" calcext:value-type="float">
            <text:p>2,1289856731892</text:p>
          </table:table-cell>
          <table:table-cell office:value-type="float" office:value="25.731828562014" calcext:value-type="float">
            <text:p>25,73182856201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2484</text:p>
          </table:table-cell>
          <table:table-cell office:value-type="float" office:value="0.47674175351858" calcext:value-type="float">
            <text:p>0,47674175351858</text:p>
          </table:table-cell>
          <table:table-cell office:value-type="float" office:value="2.2974999248981" calcext:value-type="float">
            <text:p>2,2974999248981</text:p>
          </table:table-cell>
          <table:table-cell office:value-type="float" office:value="116.06719995001" calcext:value-type="float">
            <text:p>116,0671999500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2495</text:p>
          </table:table-cell>
          <table:table-cell office:value-type="float" office:value="0.86029782891273" calcext:value-type="float">
            <text:p>0,86029782891273</text:p>
          </table:table-cell>
          <table:table-cell office:value-type="float" office:value="5.2042245864868" calcext:value-type="float">
            <text:p>5,2042245864868</text:p>
          </table:table-cell>
          <table:table-cell office:value-type="float" office:value="-90.741167402571" calcext:value-type="float">
            <text:p>-90,74116740257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2506</text:p>
          </table:table-cell>
          <table:table-cell office:value-type="float" office:value="3.113017976284" calcext:value-type="float">
            <text:p>3,113017976284</text:p>
          </table:table-cell>
          <table:table-cell office:value-type="float" office:value="3.1343230605125" calcext:value-type="float">
            <text:p>3,1343230605125</text:p>
          </table:table-cell>
          <table:table-cell office:value-type="float" office:value="117.62826609763" calcext:value-type="float">
            <text:p>117,6282660976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2517</text:p>
          </table:table-cell>
          <table:table-cell office:value-type="float" office:value="1.7571866512299" calcext:value-type="float">
            <text:p>1,7571866512299</text:p>
          </table:table-cell>
          <table:table-cell office:value-type="float" office:value="4.9038729071617" calcext:value-type="float">
            <text:p>4,9038729071617</text:p>
          </table:table-cell>
          <table:table-cell office:value-type="float" office:value="-171.10484420874" calcext:value-type="float">
            <text:p>-171,1048442087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2528</text:p>
          </table:table-cell>
          <table:table-cell office:value-type="float" office:value="5.2989614009857" calcext:value-type="float">
            <text:p>5,2989614009857</text:p>
          </table:table-cell>
          <table:table-cell office:value-type="float" office:value="3.9601501822472" calcext:value-type="float">
            <text:p>3,9601501822472</text:p>
          </table:table-cell>
          <table:table-cell office:value-type="float" office:value="79.575920560557" calcext:value-type="float">
            <text:p>79,57592056055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2539</text:p>
          </table:table-cell>
          <table:table-cell office:value-type="float" office:value="8.0814439058304" calcext:value-type="float">
            <text:p>8,0814439058304</text:p>
          </table:table-cell>
          <table:table-cell office:value-type="float" office:value="4.2651295661926" calcext:value-type="float">
            <text:p>4,2651295661926</text:p>
          </table:table-cell>
          <table:table-cell office:value-type="float" office:value="34.896000555366" calcext:value-type="float">
            <text:p>34,89600055536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2550</text:p>
          </table:table-cell>
          <table:table-cell office:value-type="float" office:value="8.8381594419479" calcext:value-type="float">
            <text:p>8,8381594419479</text:p>
          </table:table-cell>
          <table:table-cell office:value-type="float" office:value="5.5336135625839" calcext:value-type="float">
            <text:p>5,5336135625839</text:p>
          </table:table-cell>
          <table:table-cell office:value-type="float" office:value="-32.317628906031" calcext:value-type="float">
            <text:p>-32,31762890603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2561</text:p>
          </table:table-cell>
          <table:table-cell office:value-type="float" office:value="-1.5696653723717" calcext:value-type="float">
            <text:p>-1,5696653723717</text:p>
          </table:table-cell>
          <table:table-cell office:value-type="float" office:value="5.2467453479767" calcext:value-type="float">
            <text:p>5,2467453479767</text:p>
          </table:table-cell>
          <table:table-cell office:value-type="float" office:value="-152.16486772914" calcext:value-type="float">
            <text:p>-152,1648677291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2572</text:p>
          </table:table-cell>
          <table:table-cell office:value-type="float" office:value="-0.91241016983986" calcext:value-type="float">
            <text:p>-0,91241016983986</text:p>
          </table:table-cell>
          <table:table-cell office:value-type="float" office:value="6.4200508594513" calcext:value-type="float">
            <text:p>6,4200508594513</text:p>
          </table:table-cell>
          <table:table-cell office:value-type="float" office:value="-155.2231326984" calcext:value-type="float">
            <text:p>-155,223132698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2583</text:p>
          </table:table-cell>
          <table:table-cell office:value-type="float" office:value="1.9342376291752" calcext:value-type="float">
            <text:p>1,9342376291752</text:p>
          </table:table-cell>
          <table:table-cell office:value-type="float" office:value="5.3097999095917" calcext:value-type="float">
            <text:p>5,3097999095917</text:p>
          </table:table-cell>
          <table:table-cell office:value-type="float" office:value="-16.548016648384" calcext:value-type="float">
            <text:p>-16,54801664838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2594</text:p>
          </table:table-cell>
          <table:table-cell office:value-type="float" office:value="4.0418681502342" calcext:value-type="float">
            <text:p>4,0418681502342</text:p>
          </table:table-cell>
          <table:table-cell office:value-type="float" office:value="6.8497252464294" calcext:value-type="float">
            <text:p>6,8497252464294</text:p>
          </table:table-cell>
          <table:table-cell office:value-type="float" office:value="-53.22067487012" calcext:value-type="float">
            <text:p>-53,2206748701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2605</text:p>
          </table:table-cell>
          <table:table-cell office:value-type="float" office:value="6.5341413021088" calcext:value-type="float">
            <text:p>6,5341413021088</text:p>
          </table:table-cell>
          <table:table-cell office:value-type="float" office:value="4.196010529995" calcext:value-type="float">
            <text:p>4,196010529995</text:p>
          </table:table-cell>
          <table:table-cell office:value-type="float" office:value="124.79460922776" calcext:value-type="float">
            <text:p>124,7946092277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2616</text:p>
          </table:table-cell>
          <table:table-cell office:value-type="float" office:value="6.8170541524887" calcext:value-type="float">
            <text:p>6,8170541524887</text:p>
          </table:table-cell>
          <table:table-cell office:value-type="float" office:value="4.8995923995972" calcext:value-type="float">
            <text:p>4,8995923995972</text:p>
          </table:table-cell>
          <table:table-cell office:value-type="float" office:value="113.34368149946" calcext:value-type="float">
            <text:p>113,3436814994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2627</text:p>
          </table:table-cell>
          <table:table-cell office:value-type="float" office:value="9.0224152803421" calcext:value-type="float">
            <text:p>9,0224152803421</text:p>
          </table:table-cell>
          <table:table-cell office:value-type="float" office:value="5.8534252643585" calcext:value-type="float">
            <text:p>5,8534252643585</text:p>
          </table:table-cell>
          <table:table-cell office:value-type="float" office:value="1.4267679849628" calcext:value-type="float">
            <text:p>1,42676798496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2638</text:p>
          </table:table-cell>
          <table:table-cell office:value-type="float" office:value="-1.3671186566353" calcext:value-type="float">
            <text:p>-1,3671186566353</text:p>
          </table:table-cell>
          <table:table-cell office:value-type="float" office:value="7.8278762102127" calcext:value-type="float">
            <text:p>7,8278762102127</text:p>
          </table:table-cell>
          <table:table-cell office:value-type="float" office:value="47.90243525414" calcext:value-type="float">
            <text:p>47,902435254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2649</text:p>
          </table:table-cell>
          <table:table-cell office:value-type="float" office:value="-1.5814003348351" calcext:value-type="float">
            <text:p>-1,5814003348351</text:p>
          </table:table-cell>
          <table:table-cell office:value-type="float" office:value="7.5333559513092" calcext:value-type="float">
            <text:p>7,5333559513092</text:p>
          </table:table-cell>
          <table:table-cell office:value-type="float" office:value="-31.314629658013" calcext:value-type="float">
            <text:p>-31,31462965801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2660</text:p>
          </table:table-cell>
          <table:table-cell office:value-type="float" office:value="3.9815175533295" calcext:value-type="float">
            <text:p>3,9815175533295</text:p>
          </table:table-cell>
          <table:table-cell office:value-type="float" office:value="8.2369530200958" calcext:value-type="float">
            <text:p>8,2369530200958</text:p>
          </table:table-cell>
          <table:table-cell office:value-type="float" office:value="154.64320152428" calcext:value-type="float">
            <text:p>154,6432015242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2671</text:p>
          </table:table-cell>
          <table:table-cell office:value-type="float" office:value="4.3119326233864" calcext:value-type="float">
            <text:p>4,3119326233864</text:p>
          </table:table-cell>
          <table:table-cell office:value-type="float" office:value="7.038831114769" calcext:value-type="float">
            <text:p>7,038831114769</text:p>
          </table:table-cell>
          <table:table-cell office:value-type="float" office:value="60.332400024317" calcext:value-type="float">
            <text:p>60,33240002431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2682</text:p>
          </table:table-cell>
          <table:table-cell office:value-type="float" office:value="6.5490734577179" calcext:value-type="float">
            <text:p>6,5490734577179</text:p>
          </table:table-cell>
          <table:table-cell office:value-type="float" office:value="8.6067086458206" calcext:value-type="float">
            <text:p>8,6067086458206</text:p>
          </table:table-cell>
          <table:table-cell office:value-type="float" office:value="33.454714687007" calcext:value-type="float">
            <text:p>33,45471468700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2693</text:p>
          </table:table-cell>
          <table:table-cell office:value-type="float" office:value="9.465816617012" calcext:value-type="float">
            <text:p>9,465816617012</text:p>
          </table:table-cell>
          <table:table-cell office:value-type="float" office:value="10.197298526764" calcext:value-type="float">
            <text:p>10,197298526764</text:p>
          </table:table-cell>
          <table:table-cell office:value-type="float" office:value="-162.57190704346" calcext:value-type="float">
            <text:p>-162,5719070434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2704</text:p>
          </table:table-cell>
          <table:table-cell office:value-type="float" office:value="6.914005279541" calcext:value-type="float">
            <text:p>6,914005279541</text:p>
          </table:table-cell>
          <table:table-cell office:value-type="float" office:value="9.7880041599274" calcext:value-type="float">
            <text:p>9,7880041599274</text:p>
          </table:table-cell>
          <table:table-cell office:value-type="float" office:value="-24.238012398884" calcext:value-type="float">
            <text:p>-24,23801239888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2715</text:p>
          </table:table-cell>
          <table:table-cell office:value-type="float" office:value="-1.1939345300198" calcext:value-type="float">
            <text:p>-1,1939345300198</text:p>
          </table:table-cell>
          <table:table-cell office:value-type="float" office:value="8.980924487114" calcext:value-type="float">
            <text:p>8,980924487114</text:p>
          </table:table-cell>
          <table:table-cell office:value-type="float" office:value="-148.00594718593" calcext:value-type="float">
            <text:p>-148,0059471859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2726</text:p>
          </table:table-cell>
          <table:table-cell office:value-type="float" office:value="1.031818985939" calcext:value-type="float">
            <text:p>1,031818985939</text:p>
          </table:table-cell>
          <table:table-cell office:value-type="float" office:value="9.5216351747513" calcext:value-type="float">
            <text:p>9,5216351747513</text:p>
          </table:table-cell>
          <table:table-cell office:value-type="float" office:value="-86.197532665957" calcext:value-type="float">
            <text:p>-86,19753266595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2737</text:p>
          </table:table-cell>
          <table:table-cell office:value-type="float" office:value="2.2776909172535" calcext:value-type="float">
            <text:p>2,2776909172535</text:p>
          </table:table-cell>
          <table:table-cell office:value-type="float" office:value="7.5659537315369" calcext:value-type="float">
            <text:p>7,5659537315369</text:p>
          </table:table-cell>
          <table:table-cell office:value-type="float" office:value="102.10206857912" calcext:value-type="float">
            <text:p>102,102068579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2748</text:p>
          </table:table-cell>
          <table:table-cell office:value-type="float" office:value="2.0922000706196" calcext:value-type="float">
            <text:p>2,0922000706196</text:p>
          </table:table-cell>
          <table:table-cell office:value-type="float" office:value="9.7008621692657" calcext:value-type="float">
            <text:p>9,7008621692657</text:p>
          </table:table-cell>
          <table:table-cell office:value-type="float" office:value="27.113181580404" calcext:value-type="float">
            <text:p>27,11318158040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2759</text:p>
          </table:table-cell>
          <table:table-cell office:value-type="float" office:value="3.2391053438187" calcext:value-type="float">
            <text:p>3,2391053438187</text:p>
          </table:table-cell>
          <table:table-cell office:value-type="float" office:value="9.9368858337402" calcext:value-type="float">
            <text:p>9,9368858337402</text:p>
          </table:table-cell>
          <table:table-cell office:value-type="float" office:value="72.247626675162" calcext:value-type="float">
            <text:p>72,247626675162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2770</text:p>
          </table:table-cell>
          <table:table-cell office:value-type="float" office:value="6.8888610601425" calcext:value-type="float">
            <text:p>6,8888610601425</text:p>
          </table:table-cell>
          <table:table-cell office:value-type="float" office:value="11.083548069" calcext:value-type="float">
            <text:p>11,083548069</text:p>
          </table:table-cell>
          <table:table-cell office:value-type="float" office:value="-55.446119065497" calcext:value-type="float">
            <text:p>-55,446119065497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2781</text:p>
          </table:table-cell>
          <table:table-cell office:value-type="float" office:value="9.260556101799" calcext:value-type="float">
            <text:p>9,260556101799</text:p>
          </table:table-cell>
          <table:table-cell office:value-type="float" office:value="9.6773320436478" calcext:value-type="float">
            <text:p>9,6773320436478</text:p>
          </table:table-cell>
          <table:table-cell office:value-type="float" office:value="-83.241922840191" calcext:value-type="float">
            <text:p>-83,24192284019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2792</text:p>
          </table:table-cell>
          <table:table-cell office:value-type="float" office:value="0.72884187102318" calcext:value-type="float">
            <text:p>0,72884187102318</text:p>
          </table:table-cell>
          <table:table-cell office:value-type="float" office:value="11.085008382797" calcext:value-type="float">
            <text:p>11,085008382797</text:p>
          </table:table-cell>
          <table:table-cell office:value-type="float" office:value="-138.61559151085" calcext:value-type="float">
            <text:p>-138,6155915108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2803</text:p>
          </table:table-cell>
          <table:table-cell office:value-type="float" office:value="-1.0773162543774" calcext:value-type="float">
            <text:p>-1,0773162543774</text:p>
          </table:table-cell>
          <table:table-cell office:value-type="float" office:value="9.5230519771576" calcext:value-type="float">
            <text:p>9,5230519771576</text:p>
          </table:table-cell>
          <table:table-cell office:value-type="float" office:value="34.881800223308" calcext:value-type="float">
            <text:p>34,88180022330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15</text:p>
          </table:table-cell>
          <table:table-cell office:value-type="float" office:value="-0.42761500924826" calcext:value-type="float">
            <text:p>-0,42761500924826</text:p>
          </table:table-cell>
          <table:table-cell office:value-type="float" office:value="-0.58457441627979" calcext:value-type="float">
            <text:p>-0,58457441627979</text:p>
          </table:table-cell>
          <table:table-cell office:value-type="float" office:value="61.142317808358" calcext:value-type="float">
            <text:p>61,14231780835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2264</text:p>
          </table:table-cell>
          <table:table-cell office:value-type="float" office:value="0.60365237295628" calcext:value-type="float">
            <text:p>0,60365237295628</text:p>
          </table:table-cell>
          <table:table-cell office:value-type="float" office:value="-0.58510590344667" calcext:value-type="float">
            <text:p>-0,58510590344667</text:p>
          </table:table-cell>
          <table:table-cell office:value-type="float" office:value="122.90108583535" calcext:value-type="float">
            <text:p>122,9010858353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2275</text:p>
          </table:table-cell>
          <table:table-cell office:value-type="float" office:value="3.5455065965652" calcext:value-type="float">
            <text:p>3,5455065965652</text:p>
          </table:table-cell>
          <table:table-cell office:value-type="float" office:value="2.943602502346" calcext:value-type="float">
            <text:p>2,943602502346</text:p>
          </table:table-cell>
          <table:table-cell office:value-type="float" office:value="-31.705746984786" calcext:value-type="float">
            <text:p>-31,70574698478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2286</text:p>
          </table:table-cell>
          <table:table-cell office:value-type="float" office:value="2.5972324609756" calcext:value-type="float">
            <text:p>2,5972324609756</text:p>
          </table:table-cell>
          <table:table-cell office:value-type="float" office:value="-0.53151041269302" calcext:value-type="float">
            <text:p>-0,53151041269302</text:p>
          </table:table-cell>
          <table:table-cell office:value-type="float" office:value="-169.73364429109" calcext:value-type="float">
            <text:p>-169,73364429109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2297</text:p>
          </table:table-cell>
          <table:table-cell office:value-type="float" office:value="8.1773680448532" calcext:value-type="float">
            <text:p>8,1773680448532</text:p>
          </table:table-cell>
          <table:table-cell office:value-type="float" office:value="-0.58500736951828" calcext:value-type="float">
            <text:p>-0,58500736951828</text:p>
          </table:table-cell>
          <table:table-cell office:value-type="float" office:value="68.220513641455" calcext:value-type="float">
            <text:p>68,22051364145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2308</text:p>
          </table:table-cell>
          <table:table-cell office:value-type="float" office:value="8.5846596956253" calcext:value-type="float">
            <text:p>8,5846596956253</text:p>
          </table:table-cell>
          <table:table-cell office:value-type="float" office:value="0.830053165555" calcext:value-type="float">
            <text:p>0,830053165555</text:p>
          </table:table-cell>
          <table:table-cell office:value-type="float" office:value="-144.04615930691" calcext:value-type="float">
            <text:p>-144,0461593069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2319</text:p>
          </table:table-cell>
          <table:table-cell office:value-type="float" office:value="8.8765639066696" calcext:value-type="float">
            <text:p>8,8765639066696</text:p>
          </table:table-cell>
          <table:table-cell office:value-type="float" office:value="-0.17996367067099" calcext:value-type="float">
            <text:p>-0,17996367067099</text:p>
          </table:table-cell>
          <table:table-cell office:value-type="float" office:value="85.739486536403" calcext:value-type="float">
            <text:p>85,73948653640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2330</text:p>
          </table:table-cell>
          <table:table-cell office:value-type="float" office:value="-0.92666253447533" calcext:value-type="float">
            <text:p>-0,92666253447533</text:p>
          </table:table-cell>
          <table:table-cell office:value-type="float" office:value="2.7496755123138" calcext:value-type="float">
            <text:p>2,7496755123138</text:p>
          </table:table-cell>
          <table:table-cell office:value-type="float" office:value="-61.426256112992" calcext:value-type="float">
            <text:p>-61,42625611299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2341</text:p>
          </table:table-cell>
          <table:table-cell office:value-type="float" office:value="-0.31352870166302" calcext:value-type="float">
            <text:p>-0,31352870166302</text:p>
          </table:table-cell>
          <table:table-cell office:value-type="float" office:value="2.1426729857922" calcext:value-type="float">
            <text:p>2,1426729857922</text:p>
          </table:table-cell>
          <table:table-cell office:value-type="float" office:value="30.375668577328" calcext:value-type="float">
            <text:p>30,37566857732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2352</text:p>
          </table:table-cell>
          <table:table-cell office:value-type="float" office:value="2.5202625989914" calcext:value-type="float">
            <text:p>2,5202625989914</text:p>
          </table:table-cell>
          <table:table-cell office:value-type="float" office:value="1.0200152546167" calcext:value-type="float">
            <text:p>1,0200152546167</text:p>
          </table:table-cell>
          <table:table-cell office:value-type="float" office:value="113.05201433267" calcext:value-type="float">
            <text:p>113,0520143326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2363</text:p>
          </table:table-cell>
          <table:table-cell office:value-type="float" office:value="5.0916755199432" calcext:value-type="float">
            <text:p>5,0916755199432</text:p>
          </table:table-cell>
          <table:table-cell office:value-type="float" office:value="3.1789264082909" calcext:value-type="float">
            <text:p>3,1789264082909</text:p>
          </table:table-cell>
          <table:table-cell office:value-type="float" office:value="-86.334957438669" calcext:value-type="float">
            <text:p>-86,334957438669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2374</text:p>
          </table:table-cell>
          <table:table-cell office:value-type="float" office:value="4.956157207489" calcext:value-type="float">
            <text:p>4,956157207489</text:p>
          </table:table-cell>
          <table:table-cell office:value-type="float" office:value="0.23775493726134" calcext:value-type="float">
            <text:p>0,23775493726134</text:p>
          </table:table-cell>
          <table:table-cell office:value-type="float" office:value="146.38955577923" calcext:value-type="float">
            <text:p>146,3895557792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2385</text:p>
          </table:table-cell>
          <table:table-cell office:value-type="float" office:value="6.3167011737823" calcext:value-type="float">
            <text:p>6,3167011737823</text:p>
          </table:table-cell>
          <table:table-cell office:value-type="float" office:value="-0.58429606258869" calcext:value-type="float">
            <text:p>-0,58429606258869</text:p>
          </table:table-cell>
          <table:table-cell office:value-type="float" office:value="128.04004796751" calcext:value-type="float">
            <text:p>128,0400479675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2396</text:p>
          </table:table-cell>
          <table:table-cell office:value-type="float" office:value="10.081717967987" calcext:value-type="float">
            <text:p>10,081717967987</text:p>
          </table:table-cell>
          <table:table-cell office:value-type="float" office:value="2.2879056632519" calcext:value-type="float">
            <text:p>2,2879056632519</text:p>
          </table:table-cell>
          <table:table-cell office:value-type="float" office:value="97.188049820578" calcext:value-type="float">
            <text:p>97,188049820578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2407</text:p>
          </table:table-cell>
          <table:table-cell office:value-type="float" office:value="-1.5495283901691" calcext:value-type="float">
            <text:p>-1,5495283901691</text:p>
          </table:table-cell>
          <table:table-cell office:value-type="float" office:value="5.1602327823639" calcext:value-type="float">
            <text:p>5,1602327823639</text:p>
          </table:table-cell>
          <table:table-cell office:value-type="float" office:value="-58.110041223514" calcext:value-type="float">
            <text:p>-58,11004122351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2418</text:p>
          </table:table-cell>
          <table:table-cell office:value-type="float" office:value="0.86982682347298" calcext:value-type="float">
            <text:p>0,86982682347298</text:p>
          </table:table-cell>
          <table:table-cell office:value-type="float" office:value="2.0075014233589" calcext:value-type="float">
            <text:p>2,0075014233589</text:p>
          </table:table-cell>
          <table:table-cell office:value-type="float" office:value="79.747076247148" calcext:value-type="float">
            <text:p>79,74707624714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2429</text:p>
          </table:table-cell>
          <table:table-cell office:value-type="float" office:value="2.4866099655628" calcext:value-type="float">
            <text:p>2,4866099655628</text:p>
          </table:table-cell>
          <table:table-cell office:value-type="float" office:value="3.5637226700783" calcext:value-type="float">
            <text:p>3,5637226700783</text:p>
          </table:table-cell>
          <table:table-cell office:value-type="float" office:value="-97.882068840561" calcext:value-type="float">
            <text:p>-97,88206884056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2440</text:p>
          </table:table-cell>
          <table:table-cell office:value-type="float" office:value="4.7147092223167" calcext:value-type="float">
            <text:p>4,7147092223167</text:p>
          </table:table-cell>
          <table:table-cell office:value-type="float" office:value="4.7091346979141" calcext:value-type="float">
            <text:p>4,7091346979141</text:p>
          </table:table-cell>
          <table:table-cell office:value-type="float" office:value="-130.7508079869" calcext:value-type="float">
            <text:p>-130,750807986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2451</text:p>
          </table:table-cell>
          <table:table-cell office:value-type="float" office:value="5.7258421182632" calcext:value-type="float">
            <text:p>5,7258421182632</text:p>
          </table:table-cell>
          <table:table-cell office:value-type="float" office:value="3.555052280426" calcext:value-type="float">
            <text:p>3,555052280426</text:p>
          </table:table-cell>
          <table:table-cell office:value-type="float" office:value="-136.6127569964" calcext:value-type="float">
            <text:p>-136,612756996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2462</text:p>
          </table:table-cell>
          <table:table-cell office:value-type="float" office:value="6.3149964809418" calcext:value-type="float">
            <text:p>6,3149964809418</text:p>
          </table:table-cell>
          <table:table-cell office:value-type="float" office:value="1.5305878221989" calcext:value-type="float">
            <text:p>1,5305878221989</text:p>
          </table:table-cell>
          <table:table-cell office:value-type="float" office:value="62.215092075858" calcext:value-type="float">
            <text:p>62,21509207585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2473</text:p>
          </table:table-cell>
          <table:table-cell office:value-type="float" office:value="7.2388577461243" calcext:value-type="float">
            <text:p>7,2388577461243</text:p>
          </table:table-cell>
          <table:table-cell office:value-type="float" office:value="2.2139164805412" calcext:value-type="float">
            <text:p>2,2139164805412</text:p>
          </table:table-cell>
          <table:table-cell office:value-type="float" office:value="-26.860780586862" calcext:value-type="float">
            <text:p>-26,86078058686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2484</text:p>
          </table:table-cell>
          <table:table-cell office:value-type="float" office:value="0.59485167264938" calcext:value-type="float">
            <text:p>0,59485167264938</text:p>
          </table:table-cell>
          <table:table-cell office:value-type="float" office:value="2.154004573822" calcext:value-type="float">
            <text:p>2,154004573822</text:p>
          </table:table-cell>
          <table:table-cell office:value-type="float" office:value="101.44912665057" calcext:value-type="float">
            <text:p>101,4491266505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2495</text:p>
          </table:table-cell>
          <table:table-cell office:value-type="float" office:value="1.0014574229717" calcext:value-type="float">
            <text:p>1,0014574229717</text:p>
          </table:table-cell>
          <table:table-cell office:value-type="float" office:value="5.5395686626434" calcext:value-type="float">
            <text:p>5,5395686626434</text:p>
          </table:table-cell>
          <table:table-cell office:value-type="float" office:value="-109.52150973545" calcext:value-type="float">
            <text:p>-109,5215097354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2506</text:p>
          </table:table-cell>
          <table:table-cell office:value-type="float" office:value="3.242481648922" calcext:value-type="float">
            <text:p>3,242481648922</text:p>
          </table:table-cell>
          <table:table-cell office:value-type="float" office:value="3.0737107992172" calcext:value-type="float">
            <text:p>3,0737107992172</text:p>
          </table:table-cell>
          <table:table-cell office:value-type="float" office:value="135.63939872061" calcext:value-type="float">
            <text:p>135,6393987206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2517</text:p>
          </table:table-cell>
          <table:table-cell office:value-type="float" office:value="1.8895283341408" calcext:value-type="float">
            <text:p>1,8895283341408</text:p>
          </table:table-cell>
          <table:table-cell office:value-type="float" office:value="5.0312870740891" calcext:value-type="float">
            <text:p>5,0312870740891</text:p>
          </table:table-cell>
          <table:table-cell office:value-type="float" office:value="-119.43435972663" calcext:value-type="float">
            <text:p>-119,4343597266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2528</text:p>
          </table:table-cell>
          <table:table-cell office:value-type="float" office:value="5.455629825592" calcext:value-type="float">
            <text:p>5,455629825592</text:p>
          </table:table-cell>
          <table:table-cell office:value-type="float" office:value="3.8360589742661" calcext:value-type="float">
            <text:p>3,8360589742661</text:p>
          </table:table-cell>
          <table:table-cell office:value-type="float" office:value="152.55849984041" calcext:value-type="float">
            <text:p>152,5584998404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2539</text:p>
          </table:table-cell>
          <table:table-cell office:value-type="float" office:value="7.7826964855194" calcext:value-type="float">
            <text:p>7,7826964855194</text:p>
          </table:table-cell>
          <table:table-cell office:value-type="float" office:value="4.0486231446266" calcext:value-type="float">
            <text:p>4,0486231446266</text:p>
          </table:table-cell>
          <table:table-cell office:value-type="float" office:value="38.595699580612" calcext:value-type="float">
            <text:p>38,59569958061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2550</text:p>
          </table:table-cell>
          <table:table-cell office:value-type="float" office:value="8.6480885744095" calcext:value-type="float">
            <text:p>8,6480885744095</text:p>
          </table:table-cell>
          <table:table-cell office:value-type="float" office:value="5.4090929031372" calcext:value-type="float">
            <text:p>5,4090929031372</text:p>
          </table:table-cell>
          <table:table-cell office:value-type="float" office:value="25.817208229357" calcext:value-type="float">
            <text:p>25,81720822935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2561</text:p>
          </table:table-cell>
          <table:table-cell office:value-type="float" office:value="-1.5699157118797" calcext:value-type="float">
            <text:p>-1,5699157118797</text:p>
          </table:table-cell>
          <table:table-cell office:value-type="float" office:value="5.2568489313126" calcext:value-type="float">
            <text:p>5,2568489313126</text:p>
          </table:table-cell>
          <table:table-cell office:value-type="float" office:value="-161.71351815485" calcext:value-type="float">
            <text:p>-161,7135181548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2572</text:p>
          </table:table-cell>
          <table:table-cell office:value-type="float" office:value="-0.65522417426109" calcext:value-type="float">
            <text:p>-0,65522417426109</text:p>
          </table:table-cell>
          <table:table-cell office:value-type="float" office:value="6.6815865039825" calcext:value-type="float">
            <text:p>6,6815865039825</text:p>
          </table:table-cell>
          <table:table-cell office:value-type="float" office:value="-137.86048646186" calcext:value-type="float">
            <text:p>-137,8604864618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2583</text:p>
          </table:table-cell>
          <table:table-cell office:value-type="float" office:value="1.9672113656998" calcext:value-type="float">
            <text:p>1,9672113656998</text:p>
          </table:table-cell>
          <table:table-cell office:value-type="float" office:value="5.5296182632446" calcext:value-type="float">
            <text:p>5,5296182632446</text:p>
          </table:table-cell>
          <table:table-cell office:value-type="float" office:value="-107.34413004225" calcext:value-type="float">
            <text:p>-107,3441300422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2594</text:p>
          </table:table-cell>
          <table:table-cell office:value-type="float" office:value="4.1058310866356" calcext:value-type="float">
            <text:p>4,1058310866356</text:p>
          </table:table-cell>
          <table:table-cell office:value-type="float" office:value="6.8982326984406" calcext:value-type="float">
            <text:p>6,8982326984406</text:p>
          </table:table-cell>
          <table:table-cell office:value-type="float" office:value="-136.11276590141" calcext:value-type="float">
            <text:p>-136,1127659014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2605</text:p>
          </table:table-cell>
          <table:table-cell office:value-type="float" office:value="6.7507207393646" calcext:value-type="float">
            <text:p>6,7507207393646</text:p>
          </table:table-cell>
          <table:table-cell office:value-type="float" office:value="4.0298509597778" calcext:value-type="float">
            <text:p>4,0298509597778</text:p>
          </table:table-cell>
          <table:table-cell office:value-type="float" office:value="146.13123000807" calcext:value-type="float">
            <text:p>146,1312300080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2616</text:p>
          </table:table-cell>
          <table:table-cell office:value-type="float" office:value="7.0719420909882" calcext:value-type="float">
            <text:p>7,0719420909882</text:p>
          </table:table-cell>
          <table:table-cell office:value-type="float" office:value="4.7316154837608" calcext:value-type="float">
            <text:p>4,7316154837608</text:p>
          </table:table-cell>
          <table:table-cell office:value-type="float" office:value="155.03676529903" calcext:value-type="float">
            <text:p>155,0367652990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2627</text:p>
          </table:table-cell>
          <table:table-cell office:value-type="float" office:value="8.9964896440506" calcext:value-type="float">
            <text:p>8,9964896440506</text:p>
          </table:table-cell>
          <table:table-cell office:value-type="float" office:value="5.6327766180038" calcext:value-type="float">
            <text:p>5,6327766180038</text:p>
          </table:table-cell>
          <table:table-cell office:value-type="float" office:value="92.250017603492" calcext:value-type="float">
            <text:p>92,25001760349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2638</text:p>
          </table:table-cell>
          <table:table-cell office:value-type="float" office:value="-1.5508344769478" calcext:value-type="float">
            <text:p>-1,5508344769478</text:p>
          </table:table-cell>
          <table:table-cell office:value-type="float" office:value="7.9544967412949" calcext:value-type="float">
            <text:p>7,9544967412949</text:p>
          </table:table-cell>
          <table:table-cell office:value-type="float" office:value="-41.991987805458" calcext:value-type="float">
            <text:p>-41,99198780545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2649</text:p>
          </table:table-cell>
          <table:table-cell office:value-type="float" office:value="-1.5745411813259" calcext:value-type="float">
            <text:p>-1,5745411813259</text:p>
          </table:table-cell>
          <table:table-cell office:value-type="float" office:value="7.393673658371" calcext:value-type="float">
            <text:p>7,393673658371</text:p>
          </table:table-cell>
          <table:table-cell office:value-type="float" office:value="56.561586583496" calcext:value-type="float">
            <text:p>56,56158658349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2660</text:p>
          </table:table-cell>
          <table:table-cell office:value-type="float" office:value="4.2440748214722" calcext:value-type="float">
            <text:p>4,2440748214722</text:p>
          </table:table-cell>
          <table:table-cell office:value-type="float" office:value="8.004943728447" calcext:value-type="float">
            <text:p>8,004943728447</text:p>
          </table:table-cell>
          <table:table-cell office:value-type="float" office:value="133.8066401755" calcext:value-type="float">
            <text:p>133,80664017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2671</text:p>
          </table:table-cell>
          <table:table-cell office:value-type="float" office:value="4.4160857796669" calcext:value-type="float">
            <text:p>4,4160857796669</text:p>
          </table:table-cell>
          <table:table-cell office:value-type="float" office:value="6.9761610031128" calcext:value-type="float">
            <text:p>6,9761610031128</text:p>
          </table:table-cell>
          <table:table-cell office:value-type="float" office:value="115.64768195912" calcext:value-type="float">
            <text:p>115,647681959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2682</text:p>
          </table:table-cell>
          <table:table-cell office:value-type="float" office:value="6.2170523405075" calcext:value-type="float">
            <text:p>6,2170523405075</text:p>
          </table:table-cell>
          <table:table-cell office:value-type="float" office:value="8.3879309892654" calcext:value-type="float">
            <text:p>8,3879309892654</text:p>
          </table:table-cell>
          <table:table-cell office:value-type="float" office:value="33.484724676533" calcext:value-type="float">
            <text:p>33,48472467653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2693</text:p>
          </table:table-cell>
          <table:table-cell office:value-type="float" office:value="9.6669483184814" calcext:value-type="float">
            <text:p>9,6669483184814</text:p>
          </table:table-cell>
          <table:table-cell office:value-type="float" office:value="9.996190071106" calcext:value-type="float">
            <text:p>9,996190071106</text:p>
          </table:table-cell>
          <table:table-cell office:value-type="float" office:value="-172.19880280221" calcext:value-type="float">
            <text:p>-172,1988028022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2704</text:p>
          </table:table-cell>
          <table:table-cell office:value-type="float" office:value="6.5507167577744" calcext:value-type="float">
            <text:p>6,5507167577744</text:p>
          </table:table-cell>
          <table:table-cell office:value-type="float" office:value="9.9507123231888" calcext:value-type="float">
            <text:p>9,9507123231888</text:p>
          </table:table-cell>
          <table:table-cell office:value-type="float" office:value="-24.282699367803" calcext:value-type="float">
            <text:p>-24,28269936780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2715</text:p>
          </table:table-cell>
          <table:table-cell office:value-type="float" office:value="-1.0513943433762" calcext:value-type="float">
            <text:p>-1,0513943433762</text:p>
          </table:table-cell>
          <table:table-cell office:value-type="float" office:value="8.8119202852249" calcext:value-type="float">
            <text:p>8,8119202852249</text:p>
          </table:table-cell>
          <table:table-cell office:value-type="float" office:value="121.382224332" calcext:value-type="float">
            <text:p>121,38222433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2726</text:p>
          </table:table-cell>
          <table:table-cell office:value-type="float" office:value="0.85765227675438" calcext:value-type="float">
            <text:p>0,85765227675438</text:p>
          </table:table-cell>
          <table:table-cell office:value-type="float" office:value="9.783371090889" calcext:value-type="float">
            <text:p>9,783371090889</text:p>
          </table:table-cell>
          <table:table-cell office:value-type="float" office:value="-48.538156375764" calcext:value-type="float">
            <text:p>-48,53815637576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2737</text:p>
          </table:table-cell>
          <table:table-cell office:value-type="float" office:value="2.4919977784157" calcext:value-type="float">
            <text:p>2,4919977784157</text:p>
          </table:table-cell>
          <table:table-cell office:value-type="float" office:value="7.3431384563446" calcext:value-type="float">
            <text:p>7,3431384563446</text:p>
          </table:table-cell>
          <table:table-cell office:value-type="float" office:value="142.07012638165" calcext:value-type="float">
            <text:p>142,0701263816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2748</text:p>
          </table:table-cell>
          <table:table-cell office:value-type="float" office:value="1.7469146847725" calcext:value-type="float">
            <text:p>1,7469146847725</text:p>
          </table:table-cell>
          <table:table-cell office:value-type="float" office:value="9.6198809146881" calcext:value-type="float">
            <text:p>9,6198809146881</text:p>
          </table:table-cell>
          <table:table-cell office:value-type="float" office:value="9.0354456073919" calcext:value-type="float">
            <text:p>9,035445607391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2759</text:p>
          </table:table-cell>
          <table:table-cell office:value-type="float" office:value="3.360493183136" calcext:value-type="float">
            <text:p>3,360493183136</text:p>
          </table:table-cell>
          <table:table-cell office:value-type="float" office:value="9.6873158216476" calcext:value-type="float">
            <text:p>9,6873158216476</text:p>
          </table:table-cell>
          <table:table-cell office:value-type="float" office:value="125.49750516369" calcext:value-type="float">
            <text:p>125,49750516369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2770</text:p>
          </table:table-cell>
          <table:table-cell office:value-type="float" office:value="6.6844081878662" calcext:value-type="float">
            <text:p>6,6844081878662</text:p>
          </table:table-cell>
          <table:table-cell office:value-type="float" office:value="11.078256368637" calcext:value-type="float">
            <text:p>11,078256368637</text:p>
          </table:table-cell>
          <table:table-cell office:value-type="float" office:value="-39.747645141213" calcext:value-type="float">
            <text:p>-39,74764514121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2781</text:p>
          </table:table-cell>
          <table:table-cell office:value-type="float" office:value="9.4746053218842" calcext:value-type="float">
            <text:p>9,4746053218842</text:p>
          </table:table-cell>
          <table:table-cell office:value-type="float" office:value="9.7346746921539" calcext:value-type="float">
            <text:p>9,7346746921539</text:p>
          </table:table-cell>
          <table:table-cell office:value-type="float" office:value="-174.02390765536" calcext:value-type="float">
            <text:p>-174,0239076553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2792</text:p>
          </table:table-cell>
          <table:table-cell office:value-type="float" office:value="0.949761942029" calcext:value-type="float">
            <text:p>0,949761942029</text:p>
          </table:table-cell>
          <table:table-cell office:value-type="float" office:value="11.085004806519" calcext:value-type="float">
            <text:p>11,085004806519</text:p>
          </table:table-cell>
          <table:table-cell office:value-type="float" office:value="-133.4004204744" calcext:value-type="float">
            <text:p>-133,400420474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2803</text:p>
          </table:table-cell>
          <table:table-cell office:value-type="float" office:value="-0.97737364470959" calcext:value-type="float">
            <text:p>-0,97737364470959</text:p>
          </table:table-cell>
          <table:table-cell office:value-type="float" office:value="9.324763417244" calcext:value-type="float">
            <text:p>9,324763417244</text:p>
          </table:table-cell>
          <table:table-cell office:value-type="float" office:value="125.62847896746" calcext:value-type="float">
            <text:p>125,6284789674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15</text:p>
          </table:table-cell>
          <table:table-cell office:value-type="float" office:value="-0.42808707803488" calcext:value-type="float">
            <text:p>-0,42808707803488</text:p>
          </table:table-cell>
          <table:table-cell office:value-type="float" office:value="-0.58388270437717" calcext:value-type="float">
            <text:p>-0,58388270437717</text:p>
          </table:table-cell>
          <table:table-cell office:value-type="float" office:value="65.671335360047" calcext:value-type="float">
            <text:p>65,67133536004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2264</text:p>
          </table:table-cell>
          <table:table-cell office:value-type="float" office:value="0.81142529845238" calcext:value-type="float">
            <text:p>0,81142529845238</text:p>
          </table:table-cell>
          <table:table-cell office:value-type="float" office:value="-0.57779975235462" calcext:value-type="float">
            <text:p>-0,57779975235462</text:p>
          </table:table-cell>
          <table:table-cell office:value-type="float" office:value="126.87072784278" calcext:value-type="float">
            <text:p>126,8707278427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2275</text:p>
          </table:table-cell>
          <table:table-cell office:value-type="float" office:value="3.4536164999008" calcext:value-type="float">
            <text:p>3,4536164999008</text:p>
          </table:table-cell>
          <table:table-cell office:value-type="float" office:value="2.7544045448303" calcext:value-type="float">
            <text:p>2,7544045448303</text:p>
          </table:table-cell>
          <table:table-cell office:value-type="float" office:value="60.475476228507" calcext:value-type="float">
            <text:p>60,47547622850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2286</text:p>
          </table:table-cell>
          <table:table-cell office:value-type="float" office:value="2.6977246999741" calcext:value-type="float">
            <text:p>2,6977246999741</text:p>
          </table:table-cell>
          <table:table-cell office:value-type="float" office:value="-0.34445967525244" calcext:value-type="float">
            <text:p>-0,34445967525244</text:p>
          </table:table-cell>
          <table:table-cell office:value-type="float" office:value="-114.28407423056" calcext:value-type="float">
            <text:p>-114,28407423056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2297</text:p>
          </table:table-cell>
          <table:table-cell office:value-type="float" office:value="8.0261147022247" calcext:value-type="float">
            <text:p>8,0261147022247</text:p>
          </table:table-cell>
          <table:table-cell office:value-type="float" office:value="-0.57994611561298" calcext:value-type="float">
            <text:p>-0,57994611561298</text:p>
          </table:table-cell>
          <table:table-cell office:value-type="float" office:value="55.58422036991" calcext:value-type="float">
            <text:p>55,5842203699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2308</text:p>
          </table:table-cell>
          <table:table-cell office:value-type="float" office:value="8.8477528095245" calcext:value-type="float">
            <text:p>8,8477528095245</text:p>
          </table:table-cell>
          <table:table-cell office:value-type="float" office:value="0.99936172366142" calcext:value-type="float">
            <text:p>0,99936172366142</text:p>
          </table:table-cell>
          <table:table-cell office:value-type="float" office:value="-157.34779758818" calcext:value-type="float">
            <text:p>-157,3477975881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2319</text:p>
          </table:table-cell>
          <table:table-cell office:value-type="float" office:value="8.6828774213791" calcext:value-type="float">
            <text:p>8,6828774213791</text:p>
          </table:table-cell>
          <table:table-cell office:value-type="float" office:value="-0.31558971852064" calcext:value-type="float">
            <text:p>-0,31558971852064</text:p>
          </table:table-cell>
          <table:table-cell office:value-type="float" office:value="79.756506689035" calcext:value-type="float">
            <text:p>79,75650668903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2330</text:p>
          </table:table-cell>
          <table:table-cell office:value-type="float" office:value="-1.0607226192951" calcext:value-type="float">
            <text:p>-1,0607226192951</text:p>
          </table:table-cell>
          <table:table-cell office:value-type="float" office:value="2.8760629892349" calcext:value-type="float">
            <text:p>2,8760629892349</text:p>
          </table:table-cell>
          <table:table-cell office:value-type="float" office:value="-43.277193026937" calcext:value-type="float">
            <text:p>-43,27719302693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2341</text:p>
          </table:table-cell>
          <table:table-cell office:value-type="float" office:value="-0.65663248300552" calcext:value-type="float">
            <text:p>-0,65663248300552</text:p>
          </table:table-cell>
          <table:table-cell office:value-type="float" office:value="1.9418914616108" calcext:value-type="float">
            <text:p>1,9418914616108</text:p>
          </table:table-cell>
          <table:table-cell office:value-type="float" office:value="30.443564342086" calcext:value-type="float">
            <text:p>30,44356434208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2352</text:p>
          </table:table-cell>
          <table:table-cell office:value-type="float" office:value="2.6782765984535" calcext:value-type="float">
            <text:p>2,6782765984535</text:p>
          </table:table-cell>
          <table:table-cell office:value-type="float" office:value="0.74731156229973" calcext:value-type="float">
            <text:p>0,74731156229973</text:p>
          </table:table-cell>
          <table:table-cell office:value-type="float" office:value="122.1354296253" calcext:value-type="float">
            <text:p>122,135429625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2363</text:p>
          </table:table-cell>
          <table:table-cell office:value-type="float" office:value="5.0613951683044" calcext:value-type="float">
            <text:p>5,0613951683044</text:p>
          </table:table-cell>
          <table:table-cell office:value-type="float" office:value="3.5737806558609" calcext:value-type="float">
            <text:p>3,5737806558609</text:p>
          </table:table-cell>
          <table:table-cell office:value-type="float" office:value="-85.411751346224" calcext:value-type="float">
            <text:p>-85,41175134622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2374</text:p>
          </table:table-cell>
          <table:table-cell office:value-type="float" office:value="5.289021730423" calcext:value-type="float">
            <text:p>5,289021730423</text:p>
          </table:table-cell>
          <table:table-cell office:value-type="float" office:value="0.11640581302345" calcext:value-type="float">
            <text:p>0,11640581302345</text:p>
          </table:table-cell>
          <table:table-cell office:value-type="float" office:value="164.00232740269" calcext:value-type="float">
            <text:p>164,0023274026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2385</text:p>
          </table:table-cell>
          <table:table-cell office:value-type="float" office:value="6.5929663181305" calcext:value-type="float">
            <text:p>6,5929663181305</text:p>
          </table:table-cell>
          <table:table-cell office:value-type="float" office:value="-0.57928644120693" calcext:value-type="float">
            <text:p>-0,57928644120693</text:p>
          </table:table-cell>
          <table:table-cell office:value-type="float" office:value="143.97894349068" calcext:value-type="float">
            <text:p>143,9789434906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2396</text:p>
          </table:table-cell>
          <table:table-cell office:value-type="float" office:value="10.03094792366" calcext:value-type="float">
            <text:p>10,03094792366</text:p>
          </table:table-cell>
          <table:table-cell office:value-type="float" office:value="1.9885885715485" calcext:value-type="float">
            <text:p>1,9885885715485</text:p>
          </table:table-cell>
          <table:table-cell office:value-type="float" office:value="80.411498713645" calcext:value-type="float">
            <text:p>80,411498713645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2407</text:p>
          </table:table-cell>
          <table:table-cell office:value-type="float" office:value="-1.5472759306431" calcext:value-type="float">
            <text:p>-1,5472759306431</text:p>
          </table:table-cell>
          <table:table-cell office:value-type="float" office:value="5.186739563942" calcext:value-type="float">
            <text:p>5,186739563942</text:p>
          </table:table-cell>
          <table:table-cell office:value-type="float" office:value="-76.415294294904" calcext:value-type="float">
            <text:p>-76,41529429490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2418</text:p>
          </table:table-cell>
          <table:table-cell office:value-type="float" office:value="0.87068483233452" calcext:value-type="float">
            <text:p>0,87068483233452</text:p>
          </table:table-cell>
          <table:table-cell office:value-type="float" office:value="1.7679640650749" calcext:value-type="float">
            <text:p>1,7679640650749</text:p>
          </table:table-cell>
          <table:table-cell office:value-type="float" office:value="54.725619638042" calcext:value-type="float">
            <text:p>54,72561963804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2429</text:p>
          </table:table-cell>
          <table:table-cell office:value-type="float" office:value="2.5402265787125" calcext:value-type="float">
            <text:p>2,5402265787125</text:p>
          </table:table-cell>
          <table:table-cell office:value-type="float" office:value="3.9577007293701" calcext:value-type="float">
            <text:p>3,9577007293701</text:p>
          </table:table-cell>
          <table:table-cell office:value-type="float" office:value="-97.895920656289" calcext:value-type="float">
            <text:p>-97,89592065628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2440</text:p>
          </table:table-cell>
          <table:table-cell office:value-type="float" office:value="5.0034153461456" calcext:value-type="float">
            <text:p>5,0034153461456</text:p>
          </table:table-cell>
          <table:table-cell office:value-type="float" office:value="4.9278497695923" calcext:value-type="float">
            <text:p>4,9278497695923</text:p>
          </table:table-cell>
          <table:table-cell office:value-type="float" office:value="-146.61883852284" calcext:value-type="float">
            <text:p>-146,6188385228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2451</text:p>
          </table:table-cell>
          <table:table-cell office:value-type="float" office:value="5.9002476930618" calcext:value-type="float">
            <text:p>5,9002476930618</text:p>
          </table:table-cell>
          <table:table-cell office:value-type="float" office:value="3.4171998500824" calcext:value-type="float">
            <text:p>3,4171998500824</text:p>
          </table:table-cell>
          <table:table-cell office:value-type="float" office:value="132.75402518594" calcext:value-type="float">
            <text:p>132,7540251859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2462</text:p>
          </table:table-cell>
          <table:table-cell office:value-type="float" office:value="6.1299806833267" calcext:value-type="float">
            <text:p>6,1299806833267</text:p>
          </table:table-cell>
          <table:table-cell office:value-type="float" office:value="1.17939427495" calcext:value-type="float">
            <text:p>1,17939427495</text:p>
          </table:table-cell>
          <table:table-cell office:value-type="float" office:value="62.229476916562" calcext:value-type="float">
            <text:p>62,22947691656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2473</text:p>
          </table:table-cell>
          <table:table-cell office:value-type="float" office:value="7.1431195735931" calcext:value-type="float">
            <text:p>7,1431195735931</text:p>
          </table:table-cell>
          <table:table-cell office:value-type="float" office:value="2.4805125594139" calcext:value-type="float">
            <text:p>2,4805125594139</text:p>
          </table:table-cell>
          <table:table-cell office:value-type="float" office:value="-79.511622714389" calcext:value-type="float">
            <text:p>-79,51162271438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2484</text:p>
          </table:table-cell>
          <table:table-cell office:value-type="float" office:value="0.70425346493721" calcext:value-type="float">
            <text:p>0,70425346493721</text:p>
          </table:table-cell>
          <table:table-cell office:value-type="float" office:value="2.0427858829498" calcext:value-type="float">
            <text:p>2,0427858829498</text:p>
          </table:table-cell>
          <table:table-cell office:value-type="float" office:value="92.651317074041" calcext:value-type="float">
            <text:p>92,65131707404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2495</text:p>
          </table:table-cell>
          <table:table-cell office:value-type="float" office:value="1.1328232288361" calcext:value-type="float">
            <text:p>1,1328232288361</text:p>
          </table:table-cell>
          <table:table-cell office:value-type="float" office:value="5.9148955345154" calcext:value-type="float">
            <text:p>5,9148955345154</text:p>
          </table:table-cell>
          <table:table-cell office:value-type="float" office:value="-109.49116831372" calcext:value-type="float">
            <text:p>-109,4911683137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2506</text:p>
          </table:table-cell>
          <table:table-cell office:value-type="float" office:value="3.0695948004723" calcext:value-type="float">
            <text:p>3,0695948004723</text:p>
          </table:table-cell>
          <table:table-cell office:value-type="float" office:value="2.9178768396378" calcext:value-type="float">
            <text:p>2,9178768396378</text:p>
          </table:table-cell>
          <table:table-cell office:value-type="float" office:value="43.607094485289" calcext:value-type="float">
            <text:p>43,60709448528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2517</text:p>
          </table:table-cell>
          <table:table-cell office:value-type="float" office:value="1.7135307192802" calcext:value-type="float">
            <text:p>1,7135307192802</text:p>
          </table:table-cell>
          <table:table-cell office:value-type="float" office:value="5.1667338609695" calcext:value-type="float">
            <text:p>5,1667338609695</text:p>
          </table:table-cell>
          <table:table-cell office:value-type="float" office:value="-28.68678235704" calcext:value-type="float">
            <text:p>-28,6867823570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2528</text:p>
          </table:table-cell>
          <table:table-cell office:value-type="float" office:value="5.5847901105881" calcext:value-type="float">
            <text:p>5,5847901105881</text:p>
          </table:table-cell>
          <table:table-cell office:value-type="float" office:value="4.0161195397377" calcext:value-type="float">
            <text:p>4,0161195397377</text:p>
          </table:table-cell>
          <table:table-cell office:value-type="float" office:value="-116.89743418602" calcext:value-type="float">
            <text:p>-116,8974341860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2539</text:p>
          </table:table-cell>
          <table:table-cell office:value-type="float" office:value="7.6260542869568" calcext:value-type="float">
            <text:p>7,6260542869568</text:p>
          </table:table-cell>
          <table:table-cell office:value-type="float" office:value="3.8333684206009" calcext:value-type="float">
            <text:p>3,8333684206009</text:p>
          </table:table-cell>
          <table:table-cell office:value-type="float" office:value="56.78634886529" calcext:value-type="float">
            <text:p>56,7863488652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2550</text:p>
          </table:table-cell>
          <table:table-cell office:value-type="float" office:value="8.5244190692902" calcext:value-type="float">
            <text:p>8,5244190692902</text:p>
          </table:table-cell>
          <table:table-cell office:value-type="float" office:value="5.5930626392365" calcext:value-type="float">
            <text:p>5,5930626392365</text:p>
          </table:table-cell>
          <table:table-cell office:value-type="float" office:value="-64.934517167936" calcext:value-type="float">
            <text:p>-64,93451716793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2561</text:p>
          </table:table-cell>
          <table:table-cell office:value-type="float" office:value="-1.5693542361259" calcext:value-type="float">
            <text:p>-1,5693542361259</text:p>
          </table:table-cell>
          <table:table-cell office:value-type="float" office:value="5.2801793813705" calcext:value-type="float">
            <text:p>5,2801793813705</text:p>
          </table:table-cell>
          <table:table-cell office:value-type="float" office:value="-151.46989883131" calcext:value-type="float">
            <text:p>-151,4698988313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2572</text:p>
          </table:table-cell>
          <table:table-cell office:value-type="float" office:value="-0.36043342202902" calcext:value-type="float">
            <text:p>-0,36043342202902</text:p>
          </table:table-cell>
          <table:table-cell office:value-type="float" office:value="6.9486486911774" calcext:value-type="float">
            <text:p>6,9486486911774</text:p>
          </table:table-cell>
          <table:table-cell office:value-type="float" office:value="-137.84733851244" calcext:value-type="float">
            <text:p>-137,8473385124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2583</text:p>
          </table:table-cell>
          <table:table-cell office:value-type="float" office:value="2.0033583045006" calcext:value-type="float">
            <text:p>2,0033583045006</text:p>
          </table:table-cell>
          <table:table-cell office:value-type="float" office:value="5.710089802742" calcext:value-type="float">
            <text:p>5,710089802742</text:p>
          </table:table-cell>
          <table:table-cell office:value-type="float" office:value="-79.587455767735" calcext:value-type="float">
            <text:p>-79,58745576773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2594</text:p>
          </table:table-cell>
          <table:table-cell office:value-type="float" office:value="3.9768442511559" calcext:value-type="float">
            <text:p>3,9768442511559</text:p>
          </table:table-cell>
          <table:table-cell office:value-type="float" office:value="7.0765370130539" calcext:value-type="float">
            <text:p>7,0765370130539</text:p>
          </table:table-cell>
          <table:table-cell office:value-type="float" office:value="-45.417202885743" calcext:value-type="float">
            <text:p>-45,41720288574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2605</text:p>
          </table:table-cell>
          <table:table-cell office:value-type="float" office:value="7.0112991333008" calcext:value-type="float">
            <text:p>7,0112991333008</text:p>
          </table:table-cell>
          <table:table-cell office:value-type="float" office:value="3.951969742775" calcext:value-type="float">
            <text:p>3,951969742775</text:p>
          </table:table-cell>
          <table:table-cell office:value-type="float" office:value="166.85450304845" calcext:value-type="float">
            <text:p>166,8545030484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2616</text:p>
          </table:table-cell>
          <table:table-cell office:value-type="float" office:value="7.374621629715" calcext:value-type="float">
            <text:p>7,374621629715</text:p>
          </table:table-cell>
          <table:table-cell office:value-type="float" office:value="4.7755274176598" calcext:value-type="float">
            <text:p>4,7755274176598</text:p>
          </table:table-cell>
          <table:table-cell office:value-type="float" office:value="-163.466254617" calcext:value-type="float">
            <text:p>-163,46625461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2627</text:p>
          </table:table-cell>
          <table:table-cell office:value-type="float" office:value="9.2167711257935" calcext:value-type="float">
            <text:p>9,2167711257935</text:p>
          </table:table-cell>
          <table:table-cell office:value-type="float" office:value="5.6025105714798" calcext:value-type="float">
            <text:p>5,6025105714798</text:p>
          </table:table-cell>
          <table:table-cell office:value-type="float" office:value="-177.88391052538" calcext:value-type="float">
            <text:p>-177,8839105253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2638</text:p>
          </table:table-cell>
          <table:table-cell office:value-type="float" office:value="-1.5850070118904" calcext:value-type="float">
            <text:p>-1,5850070118904</text:p>
          </table:table-cell>
          <table:table-cell office:value-type="float" office:value="8.2979023456573" calcext:value-type="float">
            <text:p>8,2979023456573</text:p>
          </table:table-cell>
          <table:table-cell office:value-type="float" office:value="-71.18069518144" calcext:value-type="float">
            <text:p>-71,1806951814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2649</text:p>
          </table:table-cell>
          <table:table-cell office:value-type="float" office:value="-1.4094011485577" calcext:value-type="float">
            <text:p>-1,4094011485577</text:p>
          </table:table-cell>
          <table:table-cell office:value-type="float" office:value="7.1771883964539" calcext:value-type="float">
            <text:p>7,1771883964539</text:p>
          </table:table-cell>
          <table:table-cell office:value-type="float" office:value="126.62157283467" calcext:value-type="float">
            <text:p>126,6215728346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2660</text:p>
          </table:table-cell>
          <table:table-cell office:value-type="float" office:value="4.4065165519714" calcext:value-type="float">
            <text:p>4,4065165519714</text:p>
          </table:table-cell>
          <table:table-cell office:value-type="float" office:value="7.694855928421" calcext:value-type="float">
            <text:p>7,694855928421</text:p>
          </table:table-cell>
          <table:table-cell office:value-type="float" office:value="112.91969429915" calcext:value-type="float">
            <text:p>112,9196942991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2671</text:p>
          </table:table-cell>
          <table:table-cell office:value-type="float" office:value="4.6288394927979" calcext:value-type="float">
            <text:p>4,6288394927979</text:p>
          </table:table-cell>
          <table:table-cell office:value-type="float" office:value="7.0446574687958" calcext:value-type="float">
            <text:p>7,0446574687958</text:p>
          </table:table-cell>
          <table:table-cell office:value-type="float" office:value="-153.57562083348" calcext:value-type="float">
            <text:p>-153,5756208334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2682</text:p>
          </table:table-cell>
          <table:table-cell office:value-type="float" office:value="5.9402143955231" calcext:value-type="float">
            <text:p>5,9402143955231</text:p>
          </table:table-cell>
          <table:table-cell office:value-type="float" office:value="8.1780898571014" calcext:value-type="float">
            <text:p>8,1780898571014</text:p>
          </table:table-cell>
          <table:table-cell office:value-type="float" office:value="41.751217690243" calcext:value-type="float">
            <text:p>41,75121769024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2693</text:p>
          </table:table-cell>
          <table:table-cell office:value-type="float" office:value="9.5806729793549" calcext:value-type="float">
            <text:p>9,5806729793549</text:p>
          </table:table-cell>
          <table:table-cell office:value-type="float" office:value="10.055997371674" calcext:value-type="float">
            <text:p>10,055997371674</text:p>
          </table:table-cell>
          <table:table-cell office:value-type="float" office:value="-95.621749094337" calcext:value-type="float">
            <text:p>-95,62174909433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2704</text:p>
          </table:table-cell>
          <table:table-cell office:value-type="float" office:value="6.2509542703629" calcext:value-type="float">
            <text:p>6,2509542703629</text:p>
          </table:table-cell>
          <table:table-cell office:value-type="float" office:value="10.047537088394" calcext:value-type="float">
            <text:p>10,047537088394</text:p>
          </table:table-cell>
          <table:table-cell office:value-type="float" office:value="-9.8396068925311" calcext:value-type="float">
            <text:p>-9,839606892531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2715</text:p>
          </table:table-cell>
          <table:table-cell office:value-type="float" office:value="-1.2252281606197" calcext:value-type="float">
            <text:p>-1,2252281606197</text:p>
          </table:table-cell>
          <table:table-cell office:value-type="float" office:value="8.6662232875824" calcext:value-type="float">
            <text:p>8,6662232875824</text:p>
          </table:table-cell>
          <table:table-cell office:value-type="float" office:value="32.276661153052" calcext:value-type="float">
            <text:p>32,27666115305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2726</text:p>
          </table:table-cell>
          <table:table-cell office:value-type="float" office:value="0.72630271315575" calcext:value-type="float">
            <text:p>0,72630271315575</text:p>
          </table:table-cell>
          <table:table-cell office:value-type="float" office:value="9.9522221088409" calcext:value-type="float">
            <text:p>9,9522221088409</text:p>
          </table:table-cell>
          <table:table-cell office:value-type="float" office:value="-55.800662678518" calcext:value-type="float">
            <text:p>-55,80066267851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2737</text:p>
          </table:table-cell>
          <table:table-cell office:value-type="float" office:value="2.8005382418633" calcext:value-type="float">
            <text:p>2,8005382418633</text:p>
          </table:table-cell>
          <table:table-cell office:value-type="float" office:value="7.3096883296967" calcext:value-type="float">
            <text:p>7,3096883296967</text:p>
          </table:table-cell>
          <table:table-cell office:value-type="float" office:value="-178.18907415791" calcext:value-type="float">
            <text:p>-178,1890741579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2748</text:p>
          </table:table-cell>
          <table:table-cell office:value-type="float" office:value="1.3932618498802" calcext:value-type="float">
            <text:p>1,3932618498802</text:p>
          </table:table-cell>
          <table:table-cell office:value-type="float" office:value="9.6494454145432" calcext:value-type="float">
            <text:p>9,6494454145432</text:p>
          </table:table-cell>
          <table:table-cell office:value-type="float" office:value="-9.0798498338954" calcext:value-type="float">
            <text:p>-9,079849833895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2759</text:p>
          </table:table-cell>
          <table:table-cell office:value-type="float" office:value="3.6374968290329" calcext:value-type="float">
            <text:p>3,6374968290329</text:p>
          </table:table-cell>
          <table:table-cell office:value-type="float" office:value="9.640120267868" calcext:value-type="float">
            <text:p>9,640120267868</text:p>
          </table:table-cell>
          <table:table-cell office:value-type="float" office:value="179.92894968409" calcext:value-type="float">
            <text:p>179,92894968409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2770</text:p>
          </table:table-cell>
          <table:table-cell office:value-type="float" office:value="6.4176738262177" calcext:value-type="float">
            <text:p>6,4176738262177</text:p>
          </table:table-cell>
          <table:table-cell office:value-type="float" office:value="11.076422929764" calcext:value-type="float">
            <text:p>11,076422929764</text:p>
          </table:table-cell>
          <table:table-cell office:value-type="float" office:value="-0.43500435781802" calcext:value-type="float">
            <text:p>-0,43500435781802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2781</text:p>
          </table:table-cell>
          <table:table-cell office:value-type="float" office:value="9.5249593257904" calcext:value-type="float">
            <text:p>9,5249593257904</text:p>
          </table:table-cell>
          <table:table-cell office:value-type="float" office:value="9.5099174976349" calcext:value-type="float">
            <text:p>9,5099174976349</text:p>
          </table:table-cell>
          <table:table-cell office:value-type="float" office:value="96.211848744921" calcext:value-type="float">
            <text:p>96,21184874492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2792</text:p>
          </table:table-cell>
          <table:table-cell office:value-type="float" office:value="1.1543726921082" calcext:value-type="float">
            <text:p>1,1543726921082</text:p>
          </table:table-cell>
          <table:table-cell office:value-type="float" office:value="11.08500957489" calcext:value-type="float">
            <text:p>11,08500957489</text:p>
          </table:table-cell>
          <table:table-cell office:value-type="float" office:value="-140.04359275672" calcext:value-type="float">
            <text:p>-140,0435927567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2803</text:p>
          </table:table-cell>
          <table:table-cell office:value-type="float" office:value="-0.74570521712303" calcext:value-type="float">
            <text:p>-0,74570521712303</text:p>
          </table:table-cell>
          <table:table-cell office:value-type="float" office:value="9.4205987453461" calcext:value-type="float">
            <text:p>9,4205987453461</text:p>
          </table:table-cell>
          <table:table-cell office:value-type="float" office:value="-154.88951373252" calcext:value-type="float">
            <text:p>-154,8895137325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15</text:p>
          </table:table-cell>
          <table:table-cell office:value-type="float" office:value="-0.4257807508111" calcext:value-type="float">
            <text:p>-0,4257807508111</text:p>
          </table:table-cell>
          <table:table-cell office:value-type="float" office:value="-0.58501731604338" calcext:value-type="float">
            <text:p>-0,58501731604338</text:p>
          </table:table-cell>
          <table:table-cell office:value-type="float" office:value="65.74926634503" calcext:value-type="float">
            <text:p>65,7492663450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2264</text:p>
          </table:table-cell>
          <table:table-cell office:value-type="float" office:value="1.0492825508118" calcext:value-type="float">
            <text:p>1,0492825508118</text:p>
          </table:table-cell>
          <table:table-cell office:value-type="float" office:value="-0.56958638131618" calcext:value-type="float">
            <text:p>-0,56958638131618</text:p>
          </table:table-cell>
          <table:table-cell office:value-type="float" office:value="141.60366119093" calcext:value-type="float">
            <text:p>141,6036611909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2275</text:p>
          </table:table-cell>
          <table:table-cell office:value-type="float" office:value="3.6229163408279" calcext:value-type="float">
            <text:p>3,6229163408279</text:p>
          </table:table-cell>
          <table:table-cell office:value-type="float" office:value="2.6114508509636" calcext:value-type="float">
            <text:p>2,6114508509636</text:p>
          </table:table-cell>
          <table:table-cell office:value-type="float" office:value="150.09559643496" calcext:value-type="float">
            <text:p>150,0955964349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2286</text:p>
          </table:table-cell>
          <table:table-cell office:value-type="float" office:value="2.6074862480164" calcext:value-type="float">
            <text:p>2,6074862480164</text:p>
          </table:table-cell>
          <table:table-cell office:value-type="float" office:value="-0.12737115845084" calcext:value-type="float">
            <text:p>-0,12737115845084</text:p>
          </table:table-cell>
          <table:table-cell office:value-type="float" office:value="-68.410004020497" calcext:value-type="float">
            <text:p>-68,41000402049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2297</text:p>
          </table:table-cell>
          <table:table-cell office:value-type="float" office:value="7.8602182865143" calcext:value-type="float">
            <text:p>7,8602182865143</text:p>
          </table:table-cell>
          <table:table-cell office:value-type="float" office:value="-0.57940740138292" calcext:value-type="float">
            <text:p>-0,57940740138292</text:p>
          </table:table-cell>
          <table:table-cell office:value-type="float" office:value="55.24207642124" calcext:value-type="float">
            <text:p>55,2420764212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2308</text:p>
          </table:table-cell>
          <table:table-cell office:value-type="float" office:value="9.0879142284393" calcext:value-type="float">
            <text:p>9,0879142284393</text:p>
          </table:table-cell>
          <table:table-cell office:value-type="float" office:value="0.92704840004444" calcext:value-type="float">
            <text:p>0,92704840004444</text:p>
          </table:table-cell>
          <table:table-cell office:value-type="float" office:value="156.98760937733" calcext:value-type="float">
            <text:p>156,9876093773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2319</text:p>
          </table:table-cell>
          <table:table-cell office:value-type="float" office:value="8.5152530670166" calcext:value-type="float">
            <text:p>8,5152530670166</text:p>
          </table:table-cell>
          <table:table-cell office:value-type="float" office:value="-0.43303027749062" calcext:value-type="float">
            <text:p>-0,43303027749062</text:p>
          </table:table-cell>
          <table:table-cell office:value-type="float" office:value="82.470758705382" calcext:value-type="float">
            <text:p>82,47075870538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2330</text:p>
          </table:table-cell>
          <table:table-cell office:value-type="float" office:value="-1.2272379547358" calcext:value-type="float">
            <text:p>-1,2272379547358</text:p>
          </table:table-cell>
          <table:table-cell office:value-type="float" office:value="2.95425593853" calcext:value-type="float">
            <text:p>2,95425593853</text:p>
          </table:table-cell>
          <table:table-cell office:value-type="float" office:value="-25.130068990076" calcext:value-type="float">
            <text:p>-25,13006899007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2341</text:p>
          </table:table-cell>
          <table:table-cell office:value-type="float" office:value="-0.985192283988" calcext:value-type="float">
            <text:p>-0,985192283988</text:p>
          </table:table-cell>
          <table:table-cell office:value-type="float" office:value="1.7407621443272" calcext:value-type="float">
            <text:p>1,7407621443272</text:p>
          </table:table-cell>
          <table:table-cell office:value-type="float" office:value="34.197481574526" calcext:value-type="float">
            <text:p>34,19748157452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2352</text:p>
          </table:table-cell>
          <table:table-cell office:value-type="float" office:value="2.8770518302917" calcext:value-type="float">
            <text:p>2,8770518302917</text:p>
          </table:table-cell>
          <table:table-cell office:value-type="float" office:value="0.50315879285336" calcext:value-type="float">
            <text:p>0,50315879285336</text:p>
          </table:table-cell>
          <table:table-cell office:value-type="float" office:value="131.19193399028" calcext:value-type="float">
            <text:p>131,1919339902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2363</text:p>
          </table:table-cell>
          <table:table-cell office:value-type="float" office:value="4.9682492017746" calcext:value-type="float">
            <text:p>4,9682492017746</text:p>
          </table:table-cell>
          <table:table-cell office:value-type="float" office:value="3.9279764890671" calcext:value-type="float">
            <text:p>3,9279764890671</text:p>
          </table:table-cell>
          <table:table-cell office:value-type="float" office:value="-71.728938704084" calcext:value-type="float">
            <text:p>-71,72893870408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2374</text:p>
          </table:table-cell>
          <table:table-cell office:value-type="float" office:value="5.5759871006012" calcext:value-type="float">
            <text:p>5,5759871006012</text:p>
          </table:table-cell>
          <table:table-cell office:value-type="float" office:value="0.17159294337034" calcext:value-type="float">
            <text:p>0,17159294337034</text:p>
          </table:table-cell>
          <table:table-cell office:value-type="float" office:value="-156.93359617974" calcext:value-type="float">
            <text:p>-156,9335961797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2385</text:p>
          </table:table-cell>
          <table:table-cell office:value-type="float" office:value="6.93463742733" calcext:value-type="float">
            <text:p>6,93463742733</text:p>
          </table:table-cell>
          <table:table-cell office:value-type="float" office:value="-0.58500416576862" calcext:value-type="float">
            <text:p>-0,58500416576862</text:p>
          </table:table-cell>
          <table:table-cell office:value-type="float" office:value="173.02332410387" calcext:value-type="float">
            <text:p>173,0233241038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2396</text:p>
          </table:table-cell>
          <table:table-cell office:value-type="float" office:value="9.9205768108368" calcext:value-type="float">
            <text:p>9,9205768108368</text:p>
          </table:table-cell>
          <table:table-cell office:value-type="float" office:value="1.709907501936" calcext:value-type="float">
            <text:p>1,709907501936</text:p>
          </table:table-cell>
          <table:table-cell office:value-type="float" office:value="65.433947903335" calcext:value-type="float">
            <text:p>65,433947903335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2407</text:p>
          </table:table-cell>
          <table:table-cell office:value-type="float" office:value="-1.5473386645317" calcext:value-type="float">
            <text:p>-1,5473386645317</text:p>
          </table:table-cell>
          <table:table-cell office:value-type="float" office:value="5.2144342660904" calcext:value-type="float">
            <text:p>5,2144342660904</text:p>
          </table:table-cell>
          <table:table-cell office:value-type="float" office:value="-75.430831332116" calcext:value-type="float">
            <text:p>-75,43083133211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2418</text:p>
          </table:table-cell>
          <table:table-cell office:value-type="float" office:value="1.0318710654974" calcext:value-type="float">
            <text:p>1,0318710654974</text:p>
          </table:table-cell>
          <table:table-cell office:value-type="float" office:value="1.6147692501545" calcext:value-type="float">
            <text:p>1,6147692501545</text:p>
          </table:table-cell>
          <table:table-cell office:value-type="float" office:value="145.46501712435" calcext:value-type="float">
            <text:p>145,4650171243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2429</text:p>
          </table:table-cell>
          <table:table-cell office:value-type="float" office:value="2.5931587815285" calcext:value-type="float">
            <text:p>2,5931587815285</text:p>
          </table:table-cell>
          <table:table-cell office:value-type="float" office:value="4.3473249673843" calcext:value-type="float">
            <text:p>4,3473249673843</text:p>
          </table:table-cell>
          <table:table-cell office:value-type="float" office:value="-97.868073518109" calcext:value-type="float">
            <text:p>-97,86807351810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2440</text:p>
          </table:table-cell>
          <table:table-cell office:value-type="float" office:value="5.3402066230774" calcext:value-type="float">
            <text:p>5,3402066230774</text:p>
          </table:table-cell>
          <table:table-cell office:value-type="float" office:value="5.059888958931" calcext:value-type="float">
            <text:p>5,059888958931</text:p>
          </table:table-cell>
          <table:table-cell office:value-type="float" office:value="-162.40691531236" calcext:value-type="float">
            <text:p>-162,4069153123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2451</text:p>
          </table:table-cell>
          <table:table-cell office:value-type="float" office:value="6.0694086551666" calcext:value-type="float">
            <text:p>6,0694086551666</text:p>
          </table:table-cell>
          <table:table-cell office:value-type="float" office:value="3.0844447016716" calcext:value-type="float">
            <text:p>3,0844447016716</text:p>
          </table:table-cell>
          <table:table-cell office:value-type="float" office:value="119.61229439754" calcext:value-type="float">
            <text:p>119,6122943975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2462</text:p>
          </table:table-cell>
          <table:table-cell office:value-type="float" office:value="5.9450560808182" calcext:value-type="float">
            <text:p>5,9450560808182</text:p>
          </table:table-cell>
          <table:table-cell office:value-type="float" office:value="0.8277539908886" calcext:value-type="float">
            <text:p>0,8277539908886</text:p>
          </table:table-cell>
          <table:table-cell office:value-type="float" office:value="62.209194632852" calcext:value-type="float">
            <text:p>62,20919463285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2473</text:p>
          </table:table-cell>
          <table:table-cell office:value-type="float" office:value="7.296227812767" calcext:value-type="float">
            <text:p>7,296227812767</text:p>
          </table:table-cell>
          <table:table-cell office:value-type="float" office:value="2.719546854496" calcext:value-type="float">
            <text:p>2,719546854496</text:p>
          </table:table-cell>
          <table:table-cell office:value-type="float" office:value="-132.11965712772" calcext:value-type="float">
            <text:p>-132,1196571277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2484</text:p>
          </table:table-cell>
          <table:table-cell office:value-type="float" office:value="0.73849819600582" calcext:value-type="float">
            <text:p>0,73849819600582</text:p>
          </table:table-cell>
          <table:table-cell office:value-type="float" office:value="1.8644446134567" calcext:value-type="float">
            <text:p>1,8644446134567</text:p>
          </table:table-cell>
          <table:table-cell office:value-type="float" office:value="89.876313877713" calcext:value-type="float">
            <text:p>89,8763138777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2495</text:p>
          </table:table-cell>
          <table:table-cell office:value-type="float" office:value="1.1633329093456" calcext:value-type="float">
            <text:p>1,1633329093456</text:p>
          </table:table-cell>
          <table:table-cell office:value-type="float" office:value="6.2604260444641" calcext:value-type="float">
            <text:p>6,2604260444641</text:p>
          </table:table-cell>
          <table:table-cell office:value-type="float" office:value="-87.679861457485" calcext:value-type="float">
            <text:p>-87,67986145748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2506</text:p>
          </table:table-cell>
          <table:table-cell office:value-type="float" office:value="2.7693486213684" calcext:value-type="float">
            <text:p>2,7693486213684</text:p>
          </table:table-cell>
          <table:table-cell office:value-type="float" office:value="2.9872718453407" calcext:value-type="float">
            <text:p>2,9872718453407</text:p>
          </table:table-cell>
          <table:table-cell office:value-type="float" office:value="-8.3048853335107" calcext:value-type="float">
            <text:p>-8,304885333510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2517</text:p>
          </table:table-cell>
          <table:table-cell office:value-type="float" office:value="1.3509652018547" calcext:value-type="float">
            <text:p>1,3509652018547</text:p>
          </table:table-cell>
          <table:table-cell office:value-type="float" office:value="5.2163565158844" calcext:value-type="float">
            <text:p>5,2163565158844</text:p>
          </table:table-cell>
          <table:table-cell office:value-type="float" office:value="-11.097340826776" calcext:value-type="float">
            <text:p>-11,09734082677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2528</text:p>
          </table:table-cell>
          <table:table-cell office:value-type="float" office:value="5.6542837619781" calcext:value-type="float">
            <text:p>5,6542837619781</text:p>
          </table:table-cell>
          <table:table-cell office:value-type="float" office:value="4.3830424547195" calcext:value-type="float">
            <text:p>4,3830424547195</text:p>
          </table:table-cell>
          <table:table-cell office:value-type="float" office:value="-103.71258304377" calcext:value-type="float">
            <text:p>-103,7125830437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2539</text:p>
          </table:table-cell>
          <table:table-cell office:value-type="float" office:value="7.761036157608" calcext:value-type="float">
            <text:p>7,761036157608</text:p>
          </table:table-cell>
          <table:table-cell office:value-type="float" office:value="3.6680367588997" calcext:value-type="float">
            <text:p>3,6680367588997</text:p>
          </table:table-cell>
          <table:table-cell office:value-type="float" office:value="140.25825148175" calcext:value-type="float">
            <text:p>140,2582514817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2550</text:p>
          </table:table-cell>
          <table:table-cell office:value-type="float" office:value="8.7123763561249" calcext:value-type="float">
            <text:p>8,7123763561249</text:p>
          </table:table-cell>
          <table:table-cell office:value-type="float" office:value="5.7300519943237" calcext:value-type="float">
            <text:p>5,7300519943237</text:p>
          </table:table-cell>
          <table:table-cell office:value-type="float" office:value="-151.64639843497" calcext:value-type="float">
            <text:p>-151,6463984349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2561</text:p>
          </table:table-cell>
          <table:table-cell office:value-type="float" office:value="-1.5688864886761" calcext:value-type="float">
            <text:p>-1,5688864886761</text:p>
          </table:table-cell>
          <table:table-cell office:value-type="float" office:value="5.3054857254028" calcext:value-type="float">
            <text:p>5,3054857254028</text:p>
          </table:table-cell>
          <table:table-cell office:value-type="float" office:value="-152.40200917432" calcext:value-type="float">
            <text:p>-152,4020091743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2572</text:p>
          </table:table-cell>
          <table:table-cell office:value-type="float" office:value="-0.073071955703199" calcext:value-type="float">
            <text:p>-0,073071955703199</text:p>
          </table:table-cell>
          <table:table-cell office:value-type="float" office:value="7.2009962797165" calcext:value-type="float">
            <text:p>7,2009962797165</text:p>
          </table:table-cell>
          <table:table-cell office:value-type="float" office:value="-139.35727526428" calcext:value-type="float">
            <text:p>-139,357275264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2583</text:p>
          </table:table-cell>
          <table:table-cell office:value-type="float" office:value="1.7816415429115" calcext:value-type="float">
            <text:p>1,7816415429115</text:p>
          </table:table-cell>
          <table:table-cell office:value-type="float" office:value="5.7013165950775" calcext:value-type="float">
            <text:p>5,7013165950775</text:p>
          </table:table-cell>
          <table:table-cell office:value-type="float" office:value="11.14155883622" calcext:value-type="float">
            <text:p>11,1415588362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2594</text:p>
          </table:table-cell>
          <table:table-cell office:value-type="float" office:value="3.7737062573433" calcext:value-type="float">
            <text:p>3,7737062573433</text:p>
          </table:table-cell>
          <table:table-cell office:value-type="float" office:value="6.9423073530197" calcext:value-type="float">
            <text:p>6,9423073530197</text:p>
          </table:table-cell>
          <table:table-cell office:value-type="float" office:value="37.304197147394" calcext:value-type="float">
            <text:p>37,30419714739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2605</text:p>
          </table:table-cell>
          <table:table-cell office:value-type="float" office:value="7.1241462230682" calcext:value-type="float">
            <text:p>7,1241462230682</text:p>
          </table:table-cell>
          <table:table-cell office:value-type="float" office:value="4.1340032219887" calcext:value-type="float">
            <text:p>4,1340032219887</text:p>
          </table:table-cell>
          <table:table-cell office:value-type="float" office:value="-110.44271356741" calcext:value-type="float">
            <text:p>-110,4427135674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2616</text:p>
          </table:table-cell>
          <table:table-cell office:value-type="float" office:value="7.570127248764" calcext:value-type="float">
            <text:p>7,570127248764</text:p>
          </table:table-cell>
          <table:table-cell office:value-type="float" office:value="5.0100743770599" calcext:value-type="float">
            <text:p>5,0100743770599</text:p>
          </table:table-cell>
          <table:table-cell office:value-type="float" office:value="-121.71383420373" calcext:value-type="float">
            <text:p>-121,7138342037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2627</text:p>
          </table:table-cell>
          <table:table-cell office:value-type="float" office:value="9.2391312122345" calcext:value-type="float">
            <text:p>9,2391312122345</text:p>
          </table:table-cell>
          <table:table-cell office:value-type="float" office:value="5.8258134126663" calcext:value-type="float">
            <text:p>5,8258134126663</text:p>
          </table:table-cell>
          <table:table-cell office:value-type="float" office:value="-87.549065328707" calcext:value-type="float">
            <text:p>-87,54906532870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2638</text:p>
          </table:table-cell>
          <table:table-cell office:value-type="float" office:value="-1.5844619274139" calcext:value-type="float">
            <text:p>-1,5844619274139</text:p>
          </table:table-cell>
          <table:table-cell office:value-type="float" office:value="8.6553061008453" calcext:value-type="float">
            <text:p>8,6553061008453</text:p>
          </table:table-cell>
          <table:table-cell office:value-type="float" office:value="-73.523954980692" calcext:value-type="float">
            <text:p>-73,52395498069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2649</text:p>
          </table:table-cell>
          <table:table-cell office:value-type="float" office:value="-1.1730762571096" calcext:value-type="float">
            <text:p>-1,1730762571096</text:p>
          </table:table-cell>
          <table:table-cell office:value-type="float" office:value="6.8570154905319" calcext:value-type="float">
            <text:p>6,8570154905319</text:p>
          </table:table-cell>
          <table:table-cell office:value-type="float" office:value="126.61359112733" calcext:value-type="float">
            <text:p>126,6135911273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2660</text:p>
          </table:table-cell>
          <table:table-cell office:value-type="float" office:value="4.6088156104088" calcext:value-type="float">
            <text:p>4,6088156104088</text:p>
          </table:table-cell>
          <table:table-cell office:value-type="float" office:value="7.6375013589859" calcext:value-type="float">
            <text:p>7,6375013589859</text:p>
          </table:table-cell>
          <table:table-cell office:value-type="float" office:value="-177.83528224678" calcext:value-type="float">
            <text:p>-177,8352822467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2671</text:p>
          </table:table-cell>
          <table:table-cell office:value-type="float" office:value="4.5578366518021" calcext:value-type="float">
            <text:p>4,5578366518021</text:p>
          </table:table-cell>
          <table:table-cell office:value-type="float" office:value="7.2596830129623" calcext:value-type="float">
            <text:p>7,2596830129623</text:p>
          </table:table-cell>
          <table:table-cell office:value-type="float" office:value="-63.471247436135" calcext:value-type="float">
            <text:p>-63,47124743613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2682</text:p>
          </table:table-cell>
          <table:table-cell office:value-type="float" office:value="5.788494348526" calcext:value-type="float">
            <text:p>5,788494348526</text:p>
          </table:table-cell>
          <table:table-cell office:value-type="float" office:value="7.9369384050369" calcext:value-type="float">
            <text:p>7,9369384050369</text:p>
          </table:table-cell>
          <table:table-cell office:value-type="float" office:value="61.317648857262" calcext:value-type="float">
            <text:p>61,31764885726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2693</text:p>
          </table:table-cell>
          <table:table-cell office:value-type="float" office:value="9.3461990356445" calcext:value-type="float">
            <text:p>9,3461990356445</text:p>
          </table:table-cell>
          <table:table-cell office:value-type="float" office:value="10.120437145233" calcext:value-type="float">
            <text:p>10,120437145233</text:p>
          </table:table-cell>
          <table:table-cell office:value-type="float" office:value="-14.971849834843" calcext:value-type="float">
            <text:p>-14,97184983484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2704</text:p>
          </table:table-cell>
          <table:table-cell office:value-type="float" office:value="6.0514861345291" calcext:value-type="float">
            <text:p>6,0514861345291</text:p>
          </table:table-cell>
          <table:table-cell office:value-type="float" office:value="9.9696332216263" calcext:value-type="float">
            <text:p>9,9696332216263</text:p>
          </table:table-cell>
          <table:table-cell office:value-type="float" office:value="23.807423889257" calcext:value-type="float">
            <text:p>23,80742388925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2715</text:p>
          </table:table-cell>
          <table:table-cell office:value-type="float" office:value="-1.2731638550758" calcext:value-type="float">
            <text:p>-1,2731638550758</text:p>
          </table:table-cell>
          <table:table-cell office:value-type="float" office:value="8.763724565506" calcext:value-type="float">
            <text:p>8,763724565506</text:p>
          </table:table-cell>
          <table:table-cell office:value-type="float" office:value="-35.111684328432" calcext:value-type="float">
            <text:p>-35,11168432843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2726</text:p>
          </table:table-cell>
          <table:table-cell office:value-type="float" office:value="0.68187974393368" calcext:value-type="float">
            <text:p>0,68187974393368</text:p>
          </table:table-cell>
          <table:table-cell office:value-type="float" office:value="10.147981643677" calcext:value-type="float">
            <text:p>10,147981643677</text:p>
          </table:table-cell>
          <table:table-cell office:value-type="float" office:value="-84.181714209781" calcext:value-type="float">
            <text:p>-84,18171420978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2737</text:p>
          </table:table-cell>
          <table:table-cell office:value-type="float" office:value="3.0577111244202" calcext:value-type="float">
            <text:p>3,0577111244202</text:p>
          </table:table-cell>
          <table:table-cell office:value-type="float" office:value="7.4810630083084" calcext:value-type="float">
            <text:p>7,4810630083084</text:p>
          </table:table-cell>
          <table:table-cell office:value-type="float" office:value="-138.33874653859" calcext:value-type="float">
            <text:p>-138,3387465385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2748</text:p>
          </table:table-cell>
          <table:table-cell office:value-type="float" office:value="1.1082701385021" calcext:value-type="float">
            <text:p>1,1082701385021</text:p>
          </table:table-cell>
          <table:table-cell office:value-type="float" office:value="9.7722518444061" calcext:value-type="float">
            <text:p>9,7722518444061</text:p>
          </table:table-cell>
          <table:table-cell office:value-type="float" office:value="-33.939934839868" calcext:value-type="float">
            <text:p>-33,93993483986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2759</text:p>
          </table:table-cell>
          <table:table-cell office:value-type="float" office:value="3.8364353775978" calcext:value-type="float">
            <text:p>3,8364353775978</text:p>
          </table:table-cell>
          <table:table-cell office:value-type="float" office:value="9.8369485139847" calcext:value-type="float">
            <text:p>9,8369485139847</text:p>
          </table:table-cell>
          <table:table-cell office:value-type="float" office:value="-125.8653333992" calcext:value-type="float">
            <text:p>-125,8653333992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2770</text:p>
          </table:table-cell>
          <table:table-cell office:value-type="float" office:value="6.186802983284" calcext:value-type="float">
            <text:p>6,186802983284</text:p>
          </table:table-cell>
          <table:table-cell office:value-type="float" office:value="10.959086418152" calcext:value-type="float">
            <text:p>10,959086418152</text:p>
          </table:table-cell>
          <table:table-cell office:value-type="float" office:value="31.842635315695" calcext:value-type="float">
            <text:p>31,842635315695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2781</text:p>
          </table:table-cell>
          <table:table-cell office:value-type="float" office:value="9.3101865053177" calcext:value-type="float">
            <text:p>9,3101865053177</text:p>
          </table:table-cell>
          <table:table-cell office:value-type="float" office:value="9.4549310207367" calcext:value-type="float">
            <text:p>9,4549310207367</text:p>
          </table:table-cell>
          <table:table-cell office:value-type="float" office:value="5.4613294874787" calcext:value-type="float">
            <text:p>5,461329487478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2792</text:p>
          </table:table-cell>
          <table:table-cell office:value-type="float" office:value="1.385500729084" calcext:value-type="float">
            <text:p>1,385500729084</text:p>
          </table:table-cell>
          <table:table-cell office:value-type="float" office:value="11.085016727448" calcext:value-type="float">
            <text:p>11,085016727448</text:p>
          </table:table-cell>
          <table:table-cell office:value-type="float" office:value="-160.04744608691" calcext:value-type="float">
            <text:p>-160,0474460869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2803</text:p>
          </table:table-cell>
          <table:table-cell office:value-type="float" office:value="-0.38614518940449" calcext:value-type="float">
            <text:p>-0,38614518940449</text:p>
          </table:table-cell>
          <table:table-cell office:value-type="float" office:value="9.5893543958664" calcext:value-type="float">
            <text:p>9,5893543958664</text:p>
          </table:table-cell>
          <table:table-cell office:value-type="float" office:value="-154.91847475623" calcext:value-type="float">
            <text:p>-154,9184747562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15</text:p>
          </table:table-cell>
          <table:table-cell office:value-type="float" office:value="-0.42629405856133" calcext:value-type="float">
            <text:p>-0,42629405856133</text:p>
          </table:table-cell>
          <table:table-cell office:value-type="float" office:value="-0.58501351624727" calcext:value-type="float">
            <text:p>-0,58501351624727</text:p>
          </table:table-cell>
          <table:table-cell office:value-type="float" office:value="66.370411283651" calcext:value-type="float">
            <text:p>66,37041128365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2264</text:p>
          </table:table-cell>
          <table:table-cell office:value-type="float" office:value="1.3481214642525" calcext:value-type="float">
            <text:p>1,3481214642525</text:p>
          </table:table-cell>
          <table:table-cell office:value-type="float" office:value="-0.58191161602736" calcext:value-type="float">
            <text:p>-0,58191161602736</text:p>
          </table:table-cell>
          <table:table-cell office:value-type="float" office:value="175.33714452367" calcext:value-type="float">
            <text:p>175,3371445236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2275</text:p>
          </table:table-cell>
          <table:table-cell office:value-type="float" office:value="3.7594014406204" calcext:value-type="float">
            <text:p>3,7594014406204</text:p>
          </table:table-cell>
          <table:table-cell office:value-type="float" office:value="2.7852869033813" calcext:value-type="float">
            <text:p>2,7852869033813</text:p>
          </table:table-cell>
          <table:table-cell office:value-type="float" office:value="-119.39856504938" calcext:value-type="float">
            <text:p>-119,3985650493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2286</text:p>
          </table:table-cell>
          <table:table-cell office:value-type="float" office:value="2.7186542749405" calcext:value-type="float">
            <text:p>2,7186542749405</text:p>
          </table:table-cell>
          <table:table-cell office:value-type="float" office:value="0.068779559805989" calcext:value-type="float">
            <text:p>0,068779559805989</text:p>
          </table:table-cell>
          <table:table-cell office:value-type="float" office:value="-139.34691544551" calcext:value-type="float">
            <text:p>-139,3469154455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2297</text:p>
          </table:table-cell>
          <table:table-cell office:value-type="float" office:value="7.6724851131439" calcext:value-type="float">
            <text:p>7,6724851131439</text:p>
          </table:table-cell>
          <table:table-cell office:value-type="float" office:value="-0.58500748127699" calcext:value-type="float">
            <text:p>-0,58500748127699</text:p>
          </table:table-cell>
          <table:table-cell office:value-type="float" office:value="56.622494937508" calcext:value-type="float">
            <text:p>56,62249493750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2308</text:p>
          </table:table-cell>
          <table:table-cell office:value-type="float" office:value="9.203422665596" calcext:value-type="float">
            <text:p>9,203422665596</text:p>
          </table:table-cell>
          <table:table-cell office:value-type="float" office:value="0.70462144911289" calcext:value-type="float">
            <text:p>0,70462144911289</text:p>
          </table:table-cell>
          <table:table-cell office:value-type="float" office:value="111.11835689302" calcext:value-type="float">
            <text:p>111,1183568930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2319</text:p>
          </table:table-cell>
          <table:table-cell office:value-type="float" office:value="8.3955746889114" calcext:value-type="float">
            <text:p>8,3955746889114</text:p>
          </table:table-cell>
          <table:table-cell office:value-type="float" office:value="-0.51686178892851" calcext:value-type="float">
            <text:p>-0,51686178892851</text:p>
          </table:table-cell>
          <table:table-cell office:value-type="float" office:value="73.024312402033" calcext:value-type="float">
            <text:p>73,02431240203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2330</text:p>
          </table:table-cell>
          <table:table-cell office:value-type="float" office:value="-1.4276686310768" calcext:value-type="float">
            <text:p>-1,4276686310768</text:p>
          </table:table-cell>
          <table:table-cell office:value-type="float" office:value="3.0013409256935" calcext:value-type="float">
            <text:p>3,0013409256935</text:p>
          </table:table-cell>
          <table:table-cell office:value-type="float" office:value="-16.983274251792" calcext:value-type="float">
            <text:p>-16,98327425179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2341</text:p>
          </table:table-cell>
          <table:table-cell office:value-type="float" office:value="-1.1183136701584" calcext:value-type="float">
            <text:p>-1,1183136701584</text:p>
          </table:table-cell>
          <table:table-cell office:value-type="float" office:value="1.4753589034081" calcext:value-type="float">
            <text:p>1,4753589034081</text:p>
          </table:table-cell>
          <table:table-cell office:value-type="float" office:value="70.058144581546" calcext:value-type="float">
            <text:p>70,05814458154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2352</text:p>
          </table:table-cell>
          <table:table-cell office:value-type="float" office:value="3.0941447615623" calcext:value-type="float">
            <text:p>3,0941447615623</text:p>
          </table:table-cell>
          <table:table-cell office:value-type="float" office:value="0.50665892660618" calcext:value-type="float">
            <text:p>0,50665892660618</text:p>
          </table:table-cell>
          <table:table-cell office:value-type="float" office:value="-161.33136658152" calcext:value-type="float">
            <text:p>-161,3313665815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2363</text:p>
          </table:table-cell>
          <table:table-cell office:value-type="float" office:value="4.7910374403" calcext:value-type="float">
            <text:p>4,7910374403</text:p>
          </table:table-cell>
          <table:table-cell office:value-type="float" office:value="4.2476266622543" calcext:value-type="float">
            <text:p>4,2476266622543</text:p>
          </table:table-cell>
          <table:table-cell office:value-type="float" office:value="-57.678728346612" calcext:value-type="float">
            <text:p>-57,6787283466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2374</text:p>
          </table:table-cell>
          <table:table-cell office:value-type="float" office:value="5.577135682106" calcext:value-type="float">
            <text:p>5,577135682106</text:p>
          </table:table-cell>
          <table:table-cell office:value-type="float" office:value="0.38983575999737" calcext:value-type="float">
            <text:p>0,38983575999737</text:p>
          </table:table-cell>
          <table:table-cell office:value-type="float" office:value="-76.705581063678" calcext:value-type="float">
            <text:p>-76,70558106367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2385</text:p>
          </table:table-cell>
          <table:table-cell office:value-type="float" office:value="7.287118434906" calcext:value-type="float">
            <text:p>7,287118434906</text:p>
          </table:table-cell>
          <table:table-cell office:value-type="float" office:value="-0.53903978317976" calcext:value-type="float">
            <text:p>-0,53903978317976</text:p>
          </table:table-cell>
          <table:table-cell office:value-type="float" office:value="-168.40214790053" calcext:value-type="float">
            <text:p>-168,4021479005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2396</text:p>
          </table:table-cell>
          <table:table-cell office:value-type="float" office:value="9.7413939237595" calcext:value-type="float">
            <text:p>9,7413939237595</text:p>
          </table:table-cell>
          <table:table-cell office:value-type="float" office:value="1.4689993858337" calcext:value-type="float">
            <text:p>1,4689993858337</text:p>
          </table:table-cell>
          <table:table-cell office:value-type="float" office:value="50.449238840941" calcext:value-type="float">
            <text:p>50,449238840941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2407</text:p>
          </table:table-cell>
          <table:table-cell office:value-type="float" office:value="-1.5343099832535" calcext:value-type="float">
            <text:p>-1,5343099832535</text:p>
          </table:table-cell>
          <table:table-cell office:value-type="float" office:value="5.2320396900177" calcext:value-type="float">
            <text:p>5,2320396900177</text:p>
          </table:table-cell>
          <table:table-cell office:value-type="float" office:value="-42.860251323433" calcext:value-type="float">
            <text:p>-42,86025132343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2418</text:p>
          </table:table-cell>
          <table:table-cell office:value-type="float" office:value="1.1862887442112" calcext:value-type="float">
            <text:p>1,1862887442112</text:p>
          </table:table-cell>
          <table:table-cell office:value-type="float" office:value="1.7796544730663" calcext:value-type="float">
            <text:p>1,7796544730663</text:p>
          </table:table-cell>
          <table:table-cell office:value-type="float" office:value="-124.86499585923" calcext:value-type="float">
            <text:p>-124,8649958592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2429</text:p>
          </table:table-cell>
          <table:table-cell office:value-type="float" office:value="2.6185363531113" calcext:value-type="float">
            <text:p>2,6185363531113</text:p>
          </table:table-cell>
          <table:table-cell office:value-type="float" office:value="4.553958773613" calcext:value-type="float">
            <text:p>4,553958773613</text:p>
          </table:table-cell>
          <table:table-cell office:value-type="float" office:value="-96.951530237866" calcext:value-type="float">
            <text:p>-96,95153023786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2440</text:p>
          </table:table-cell>
          <table:table-cell office:value-type="float" office:value="5.5681961774826" calcext:value-type="float">
            <text:p>5,5681961774826</text:p>
          </table:table-cell>
          <table:table-cell office:value-type="float" office:value="4.9725943803787" calcext:value-type="float">
            <text:p>4,9725943803787</text:p>
          </table:table-cell>
          <table:table-cell office:value-type="float" office:value="136.90501869104" calcext:value-type="float">
            <text:p>136,9050186910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2451</text:p>
          </table:table-cell>
          <table:table-cell office:value-type="float" office:value="6.2648385763168" calcext:value-type="float">
            <text:p>6,2648385763168</text:p>
          </table:table-cell>
          <table:table-cell office:value-type="float" office:value="2.738151550293" calcext:value-type="float">
            <text:p>2,738151550293</text:p>
          </table:table-cell>
          <table:table-cell office:value-type="float" office:value="119.58562948142" calcext:value-type="float">
            <text:p>119,5856294814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2462</text:p>
          </table:table-cell>
          <table:table-cell office:value-type="float" office:value="6.0141497850418" calcext:value-type="float">
            <text:p>6,0141497850418</text:p>
          </table:table-cell>
          <table:table-cell office:value-type="float" office:value="0.61012078076601" calcext:value-type="float">
            <text:p>0,61012078076601</text:p>
          </table:table-cell>
          <table:table-cell office:value-type="float" office:value="129.58878620415" calcext:value-type="float">
            <text:p>129,5887862041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2473</text:p>
          </table:table-cell>
          <table:table-cell office:value-type="float" office:value="7.57697224617" calcext:value-type="float">
            <text:p>7,57697224617</text:p>
          </table:table-cell>
          <table:table-cell office:value-type="float" office:value="2.745206952095" calcext:value-type="float">
            <text:p>2,745206952095</text:p>
          </table:table-cell>
          <table:table-cell office:value-type="float" office:value="176.56040950945" calcext:value-type="float">
            <text:p>176,5604095094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2484</text:p>
          </table:table-cell>
          <table:table-cell office:value-type="float" office:value="0.63145861029625" calcext:value-type="float">
            <text:p>0,63145861029625</text:p>
          </table:table-cell>
          <table:table-cell office:value-type="float" office:value="1.6686320304871" calcext:value-type="float">
            <text:p>1,6686320304871</text:p>
          </table:table-cell>
          <table:table-cell office:value-type="float" office:value="89.742832123094" calcext:value-type="float">
            <text:p>89,74283212309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2495</text:p>
          </table:table-cell>
          <table:table-cell office:value-type="float" office:value="1.0294445604086" calcext:value-type="float">
            <text:p>1,0294445604086</text:p>
          </table:table-cell>
          <table:table-cell office:value-type="float" office:value="6.5699762105942" calcext:value-type="float">
            <text:p>6,5699762105942</text:p>
          </table:table-cell>
          <table:table-cell office:value-type="float" office:value="-60.4916719874" calcext:value-type="float">
            <text:p>-60,491671987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2506</text:p>
          </table:table-cell>
          <table:table-cell office:value-type="float" office:value="2.3753210902214" calcext:value-type="float">
            <text:p>2,3753210902214</text:p>
          </table:table-cell>
          <table:table-cell office:value-type="float" office:value="3.0446952581406" calcext:value-type="float">
            <text:p>3,0446952581406</text:p>
          </table:table-cell>
          <table:table-cell office:value-type="float" office:value="-8.3639067449387" calcext:value-type="float">
            <text:p>-8,363906744938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2517</text:p>
          </table:table-cell>
          <table:table-cell office:value-type="float" office:value="0.95954850316048" calcext:value-type="float">
            <text:p>0,95954850316048</text:p>
          </table:table-cell>
          <table:table-cell office:value-type="float" office:value="5.2923363447189" calcext:value-type="float">
            <text:p>5,2923363447189</text:p>
          </table:table-cell>
          <table:table-cell office:value-type="float" office:value="-11.102211513337" calcext:value-type="float">
            <text:p>-11,10221151333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2528</text:p>
          </table:table-cell>
          <table:table-cell office:value-type="float" office:value="5.5805671215057" calcext:value-type="float">
            <text:p>5,5805671215057</text:p>
          </table:table-cell>
          <table:table-cell office:value-type="float" office:value="4.6275633573532" calcext:value-type="float">
            <text:p>4,6275633573532</text:p>
          </table:table-cell>
          <table:table-cell office:value-type="float" office:value="-49.050444630301" calcext:value-type="float">
            <text:p>-49,05044463030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2539</text:p>
          </table:table-cell>
          <table:table-cell office:value-type="float" office:value="7.9258143901825" calcext:value-type="float">
            <text:p>7,9258143901825</text:p>
          </table:table-cell>
          <table:table-cell office:value-type="float" office:value="3.8165470957756" calcext:value-type="float">
            <text:p>3,8165470957756</text:p>
          </table:table-cell>
          <table:table-cell office:value-type="float" office:value="-129.1340338956" calcext:value-type="float">
            <text:p>-129,134033895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2550</text:p>
          </table:table-cell>
          <table:table-cell office:value-type="float" office:value="8.8442927598953" calcext:value-type="float">
            <text:p>8,8442927598953</text:p>
          </table:table-cell>
          <table:table-cell office:value-type="float" office:value="5.5521720647812" calcext:value-type="float">
            <text:p>5,5521720647812</text:p>
          </table:table-cell>
          <table:table-cell office:value-type="float" office:value="117.80249692832" calcext:value-type="float">
            <text:p>117,8024969283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2561</text:p>
          </table:table-cell>
          <table:table-cell office:value-type="float" office:value="-1.5097272396088" calcext:value-type="float">
            <text:p>-1,5097272396088</text:p>
          </table:table-cell>
          <table:table-cell office:value-type="float" office:value="5.3519362211227" calcext:value-type="float">
            <text:p>5,3519362211227</text:p>
          </table:table-cell>
          <table:table-cell office:value-type="float" office:value="-118.64112289089" calcext:value-type="float">
            <text:p>-118,6411228908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2572</text:p>
          </table:table-cell>
          <table:table-cell office:value-type="float" office:value="0.22021595388651" calcext:value-type="float">
            <text:p>0,22021595388651</text:p>
          </table:table-cell>
          <table:table-cell office:value-type="float" office:value="7.4419033527374" calcext:value-type="float">
            <text:p>7,4419033527374</text:p>
          </table:table-cell>
          <table:table-cell office:value-type="float" office:value="-141.14956491312" calcext:value-type="float">
            <text:p>-141,149564913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2583</text:p>
          </table:table-cell>
          <table:table-cell office:value-type="float" office:value="1.537261903286" calcext:value-type="float">
            <text:p>1,537261903286</text:p>
          </table:table-cell>
          <table:table-cell office:value-type="float" office:value="5.4567605257034" calcext:value-type="float">
            <text:p>5,4567605257034</text:p>
          </table:table-cell>
          <table:table-cell office:value-type="float" office:value="40.559148332875" calcext:value-type="float">
            <text:p>40,55914833287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2594</text:p>
          </table:table-cell>
          <table:table-cell office:value-type="float" office:value="3.4575819969177" calcext:value-type="float">
            <text:p>3,4575819969177</text:p>
          </table:table-cell>
          <table:table-cell office:value-type="float" office:value="6.7019951343536" calcext:value-type="float">
            <text:p>6,7019951343536</text:p>
          </table:table-cell>
          <table:table-cell office:value-type="float" office:value="37.347959864671" calcext:value-type="float">
            <text:p>37,34795986467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2605</text:p>
          </table:table-cell>
          <table:table-cell office:value-type="float" office:value="6.9289141893387" calcext:value-type="float">
            <text:p>6,9289141893387</text:p>
          </table:table-cell>
          <table:table-cell office:value-type="float" office:value="4.239644408226" calcext:value-type="float">
            <text:p>4,239644408226</text:p>
          </table:table-cell>
          <table:table-cell office:value-type="float" office:value="-19.638570630626" calcext:value-type="float">
            <text:p>-19,63857063062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2616</text:p>
          </table:table-cell>
          <table:table-cell office:value-type="float" office:value="7.5608736276627" calcext:value-type="float">
            <text:p>7,5608736276627</text:p>
          </table:table-cell>
          <table:table-cell office:value-type="float" office:value="5.3162932395935" calcext:value-type="float">
            <text:p>5,3162932395935</text:p>
          </table:table-cell>
          <table:table-cell office:value-type="float" office:value="-79.981142548239" calcext:value-type="float">
            <text:p>-79,98114254823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2627</text:p>
          </table:table-cell>
          <table:table-cell office:value-type="float" office:value="9.01999771595" calcext:value-type="float">
            <text:p>9,01999771595</text:p>
          </table:table-cell>
          <table:table-cell office:value-type="float" office:value="5.8517944812775" calcext:value-type="float">
            <text:p>5,8517944812775</text:p>
          </table:table-cell>
          <table:table-cell office:value-type="float" office:value="2.4958347818654" calcext:value-type="float">
            <text:p>2,495834781865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2638</text:p>
          </table:table-cell>
          <table:table-cell office:value-type="float" office:value="-1.4964218437672" calcext:value-type="float">
            <text:p>-1,4964218437672</text:p>
          </table:table-cell>
          <table:table-cell office:value-type="float" office:value="8.9139544963837" calcext:value-type="float">
            <text:p>8,9139544963837</text:p>
          </table:table-cell>
          <table:table-cell office:value-type="float" office:value="-122.56154892551" calcext:value-type="float">
            <text:p>-122,5615489255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2649</text:p>
          </table:table-cell>
          <table:table-cell office:value-type="float" office:value="-0.94037517905235" calcext:value-type="float">
            <text:p>-0,94037517905235</text:p>
          </table:table-cell>
          <table:table-cell office:value-type="float" office:value="6.5378731489182" calcext:value-type="float">
            <text:p>6,5378731489182</text:p>
          </table:table-cell>
          <table:table-cell office:value-type="float" office:value="125.47064890527" calcext:value-type="float">
            <text:p>125,4706489052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2660</text:p>
          </table:table-cell>
          <table:table-cell office:value-type="float" office:value="4.6311122179031" calcext:value-type="float">
            <text:p>4,6311122179031</text:p>
          </table:table-cell>
          <table:table-cell office:value-type="float" office:value="7.8574359416962" calcext:value-type="float">
            <text:p>7,8574359416962</text:p>
          </table:table-cell>
          <table:table-cell office:value-type="float" office:value="-87.031689419109" calcext:value-type="float">
            <text:p>-87,03168941910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2671</text:p>
          </table:table-cell>
          <table:table-cell office:value-type="float" office:value="4.3470996618271" calcext:value-type="float">
            <text:p>4,3470996618271</text:p>
          </table:table-cell>
          <table:table-cell office:value-type="float" office:value="7.188703417778" calcext:value-type="float">
            <text:p>7,188703417778</text:p>
          </table:table-cell>
          <table:table-cell office:value-type="float" office:value="27.323290800593" calcext:value-type="float">
            <text:p>27,32329080059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2682</text:p>
          </table:table-cell>
          <table:table-cell office:value-type="float" office:value="5.7271134853363" calcext:value-type="float">
            <text:p>5,7271134853363</text:p>
          </table:table-cell>
          <table:table-cell office:value-type="float" office:value="7.6576060056686" calcext:value-type="float">
            <text:p>7,6576060056686</text:p>
          </table:table-cell>
          <table:table-cell office:value-type="float" office:value="81.430738139304" calcext:value-type="float">
            <text:p>81,43073813930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2693</text:p>
          </table:table-cell>
          <table:table-cell office:value-type="float" office:value="8.9710539579391" calcext:value-type="float">
            <text:p>8,9710539579391</text:p>
          </table:table-cell>
          <table:table-cell office:value-type="float" office:value="10.225713253021" calcext:value-type="float">
            <text:p>10,225713253021</text:p>
          </table:table-cell>
          <table:table-cell office:value-type="float" office:value="-18.005144634065" calcext:value-type="float">
            <text:p>-18,00514463406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2704</text:p>
          </table:table-cell>
          <table:table-cell office:value-type="float" office:value="5.9287792444229" calcext:value-type="float">
            <text:p>5,9287792444229</text:p>
          </table:table-cell>
          <table:table-cell office:value-type="float" office:value="9.7943019866943" calcext:value-type="float">
            <text:p>9,7943019866943</text:p>
          </table:table-cell>
          <table:table-cell office:value-type="float" office:value="57.446999155032" calcext:value-type="float">
            <text:p>57,44699915503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2715</text:p>
          </table:table-cell>
          <table:table-cell office:value-type="float" office:value="-1.1600559949875" calcext:value-type="float">
            <text:p>-1,1600559949875</text:p>
          </table:table-cell>
          <table:table-cell office:value-type="float" office:value="8.9203435182571" calcext:value-type="float">
            <text:p>8,9203435182571</text:p>
          </table:table-cell>
          <table:table-cell office:value-type="float" office:value="-112.09451696675" calcext:value-type="float">
            <text:p>-112,0945169667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2726</text:p>
          </table:table-cell>
          <table:table-cell office:value-type="float" office:value="0.89731872081757" calcext:value-type="float">
            <text:p>0,89731872081757</text:p>
          </table:table-cell>
          <table:table-cell office:value-type="float" office:value="10.201884508133" calcext:value-type="float">
            <text:p>10,201884508133</text:p>
          </table:table-cell>
          <table:table-cell office:value-type="float" office:value="-174.9381138261" calcext:value-type="float">
            <text:p>-174,938113826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2737</text:p>
          </table:table-cell>
          <table:table-cell office:value-type="float" office:value="3.1451332569122" calcext:value-type="float">
            <text:p>3,1451332569122</text:p>
          </table:table-cell>
          <table:table-cell office:value-type="float" office:value="7.7783709764481" calcext:value-type="float">
            <text:p>7,7783709764481</text:p>
          </table:table-cell>
          <table:table-cell office:value-type="float" office:value="-98.428651785395" calcext:value-type="float">
            <text:p>-98,42865178539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2748</text:p>
          </table:table-cell>
          <table:table-cell office:value-type="float" office:value="1.2050762027502" calcext:value-type="float">
            <text:p>1,2050762027502</text:p>
          </table:table-cell>
          <table:table-cell office:value-type="float" office:value="9.9724638462067" calcext:value-type="float">
            <text:p>9,9724638462067</text:p>
          </table:table-cell>
          <table:table-cell office:value-type="float" office:value="-124.69863739743" calcext:value-type="float">
            <text:p>-124,6986373974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2759</text:p>
          </table:table-cell>
          <table:table-cell office:value-type="float" office:value="3.7922030687332" calcext:value-type="float">
            <text:p>3,7922030687332</text:p>
          </table:table-cell>
          <table:table-cell office:value-type="float" office:value="10.114372968674" calcext:value-type="float">
            <text:p>10,114372968674</text:p>
          </table:table-cell>
          <table:table-cell office:value-type="float" office:value="-71.474795128889" calcext:value-type="float">
            <text:p>-71,474795128889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2770</text:p>
          </table:table-cell>
          <table:table-cell office:value-type="float" office:value="6.0642468929291" calcext:value-type="float">
            <text:p>6,0642468929291</text:p>
          </table:table-cell>
          <table:table-cell office:value-type="float" office:value="10.683917999268" calcext:value-type="float">
            <text:p>10,683917999268</text:p>
          </table:table-cell>
          <table:table-cell office:value-type="float" office:value="72.966486025768" calcext:value-type="float">
            <text:p>72,966486025768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2781</text:p>
          </table:table-cell>
          <table:table-cell office:value-type="float" office:value="9.2342519760132" calcext:value-type="float">
            <text:p>9,2342519760132</text:p>
          </table:table-cell>
          <table:table-cell office:value-type="float" office:value="9.6878081560135" calcext:value-type="float">
            <text:p>9,6878081560135</text:p>
          </table:table-cell>
          <table:table-cell office:value-type="float" office:value="-76.137991467859" calcext:value-type="float">
            <text:p>-76,13799146785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2792</text:p>
          </table:table-cell>
          <table:table-cell office:value-type="float" office:value="1.6729302704334" calcext:value-type="float">
            <text:p>1,6729302704334</text:p>
          </table:table-cell>
          <table:table-cell office:value-type="float" office:value="11.036438941956" calcext:value-type="float">
            <text:p>11,036438941956</text:p>
          </table:table-cell>
          <table:table-cell office:value-type="float" office:value="166.85800187907" calcext:value-type="float">
            <text:p>166,8580018790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2803</text:p>
          </table:table-cell>
          <table:table-cell office:value-type="float" office:value="-0.039770295843482" calcext:value-type="float">
            <text:p>-0,039770295843482</text:p>
          </table:table-cell>
          <table:table-cell office:value-type="float" office:value="9.7424411773682" calcext:value-type="float">
            <text:p>9,7424411773682</text:p>
          </table:table-cell>
          <table:table-cell office:value-type="float" office:value="-159.53917260383" calcext:value-type="float">
            <text:p>-159,5391726038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15</text:p>
          </table:table-cell>
          <table:table-cell office:value-type="float" office:value="-0.42846232652664" calcext:value-type="float">
            <text:p>-0,42846232652664</text:p>
          </table:table-cell>
          <table:table-cell office:value-type="float" office:value="-0.58347173035145" calcext:value-type="float">
            <text:p>-0,58347173035145</text:p>
          </table:table-cell>
          <table:table-cell office:value-type="float" office:value="63.425407288181" calcext:value-type="float">
            <text:p>63,42540728818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2264</text:p>
          </table:table-cell>
          <table:table-cell office:value-type="float" office:value="1.6105891764164" calcext:value-type="float">
            <text:p>1,6105891764164</text:p>
          </table:table-cell>
          <table:table-cell office:value-type="float" office:value="-0.54274369031191" calcext:value-type="float">
            <text:p>-0,54274369031191</text:p>
          </table:table-cell>
          <table:table-cell office:value-type="float" office:value="-172.69765951072" calcext:value-type="float">
            <text:p>-172,6976595107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2275</text:p>
          </table:table-cell>
          <table:table-cell office:value-type="float" office:value="3.9197447896004" calcext:value-type="float">
            <text:p>3,9197447896004</text:p>
          </table:table-cell>
          <table:table-cell office:value-type="float" office:value="3.1413751840591" calcext:value-type="float">
            <text:p>3,1413751840591</text:p>
          </table:table-cell>
          <table:table-cell office:value-type="float" office:value="-115.18258349911" calcext:value-type="float">
            <text:p>-115,1825834991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2286</text:p>
          </table:table-cell>
          <table:table-cell office:value-type="float" office:value="2.8863653540611" calcext:value-type="float">
            <text:p>2,8863653540611</text:p>
          </table:table-cell>
          <table:table-cell office:value-type="float" office:value="-0.076778121292591" calcext:value-type="float">
            <text:p>-0,076778121292591</text:p>
          </table:table-cell>
          <table:table-cell office:value-type="float" office:value="130.14895445222" calcext:value-type="float">
            <text:p>130,1489544522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2297</text:p>
          </table:table-cell>
          <table:table-cell office:value-type="float" office:value="7.7571588754654" calcext:value-type="float">
            <text:p>7,7571588754654</text:p>
          </table:table-cell>
          <table:table-cell office:value-type="float" office:value="-0.58500219136477" calcext:value-type="float">
            <text:p>-0,58500219136477</text:p>
          </table:table-cell>
          <table:table-cell office:value-type="float" office:value="128.77995497102" calcext:value-type="float">
            <text:p>128,7799549710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2308</text:p>
          </table:table-cell>
          <table:table-cell office:value-type="float" office:value="9.1244351863861" calcext:value-type="float">
            <text:p>9,1244351863861</text:p>
          </table:table-cell>
          <table:table-cell office:value-type="float" office:value="0.46703092753887" calcext:value-type="float">
            <text:p>0,46703092753887</text:p>
          </table:table-cell>
          <table:table-cell office:value-type="float" office:value="65.281858110124" calcext:value-type="float">
            <text:p>65,28185811012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2319</text:p>
          </table:table-cell>
          <table:table-cell office:value-type="float" office:value="8.2080471515656" calcext:value-type="float">
            <text:p>8,2080471515656</text:p>
          </table:table-cell>
          <table:table-cell office:value-type="float" office:value="-0.57084787636995" calcext:value-type="float">
            <text:p>-0,57084787636995</text:p>
          </table:table-cell>
          <table:table-cell office:value-type="float" office:value="29.242334472146" calcext:value-type="float">
            <text:p>29,24233447214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2330</text:p>
          </table:table-cell>
          <table:table-cell office:value-type="float" office:value="-1.5789756178856" calcext:value-type="float">
            <text:p>-1,5789756178856</text:p>
          </table:table-cell>
          <table:table-cell office:value-type="float" office:value="3.1703022122383" calcext:value-type="float">
            <text:p>3,1703022122383</text:p>
          </table:table-cell>
          <table:table-cell office:value-type="float" office:value="-38.143260463787" calcext:value-type="float">
            <text:p>-38,14326046378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2341</text:p>
          </table:table-cell>
          <table:table-cell office:value-type="float" office:value="-1.0712797939777" calcext:value-type="float">
            <text:p>-1,0712797939777</text:p>
          </table:table-cell>
          <table:table-cell office:value-type="float" office:value="1.1823447048664" calcext:value-type="float">
            <text:p>1,1823447048664</text:p>
          </table:table-cell>
          <table:table-cell office:value-type="float" office:value="105.8689970879" calcext:value-type="float">
            <text:p>105,868997087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2352</text:p>
          </table:table-cell>
          <table:table-cell office:value-type="float" office:value="3.0533438920975" calcext:value-type="float">
            <text:p>3,0533438920975</text:p>
          </table:table-cell>
          <table:table-cell office:value-type="float" office:value="0.72476550936699" calcext:value-type="float">
            <text:p>0,72476550936699</text:p>
          </table:table-cell>
          <table:table-cell office:value-type="float" office:value="-70.559994430299" calcext:value-type="float">
            <text:p>-70,55999443029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2363</text:p>
          </table:table-cell>
          <table:table-cell office:value-type="float" office:value="4.5412474870682" calcext:value-type="float">
            <text:p>4,5412474870682</text:p>
          </table:table-cell>
          <table:table-cell office:value-type="float" office:value="4.5148307085037" calcext:value-type="float">
            <text:p>4,5148307085037</text:p>
          </table:table-cell>
          <table:table-cell office:value-type="float" office:value="-43.644532656214" calcext:value-type="float">
            <text:p>-43,64453265621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2374</text:p>
          </table:table-cell>
          <table:table-cell office:value-type="float" office:value="5.3562849760056" calcext:value-type="float">
            <text:p>5,3562849760056</text:p>
          </table:table-cell>
          <table:table-cell office:value-type="float" office:value="0.36969549953938" calcext:value-type="float">
            <text:p>0,36969549953938</text:p>
          </table:table-cell>
          <table:table-cell office:value-type="float" office:value="14.049192143094" calcext:value-type="float">
            <text:p>14,04919214309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2385</text:p>
          </table:table-cell>
          <table:table-cell office:value-type="float" office:value="7.2808682918549" calcext:value-type="float">
            <text:p>7,2808682918549</text:p>
          </table:table-cell>
          <table:table-cell office:value-type="float" office:value="-0.30962970107794" calcext:value-type="float">
            <text:p>-0,30962970107794</text:p>
          </table:table-cell>
          <table:table-cell office:value-type="float" office:value="-78.58622985281" calcext:value-type="float">
            <text:p>-78,5862298528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2396</text:p>
          </table:table-cell>
          <table:table-cell office:value-type="float" office:value="9.5058870315552" calcext:value-type="float">
            <text:p>9,5058870315552</text:p>
          </table:table-cell>
          <table:table-cell office:value-type="float" office:value="1.2825989723206" calcext:value-type="float">
            <text:p>1,2825989723206</text:p>
          </table:table-cell>
          <table:table-cell office:value-type="float" office:value="35.476266578504" calcext:value-type="float">
            <text:p>35,476266578504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2407</text:p>
          </table:table-cell>
          <table:table-cell office:value-type="float" office:value="-1.5410351753235" calcext:value-type="float">
            <text:p>-1,5410351753235</text:p>
          </table:table-cell>
          <table:table-cell office:value-type="float" office:value="5.2367049455643" calcext:value-type="float">
            <text:p>5,2367049455643</text:p>
          </table:table-cell>
          <table:table-cell office:value-type="float" office:value="52.372512544037" calcext:value-type="float">
            <text:p>52,37251254403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2418</text:p>
          </table:table-cell>
          <table:table-cell office:value-type="float" office:value="1.0239589214325" calcext:value-type="float">
            <text:p>1,0239589214325</text:p>
          </table:table-cell>
          <table:table-cell office:value-type="float" office:value="1.9311180710793" calcext:value-type="float">
            <text:p>1,9311180710793</text:p>
          </table:table-cell>
          <table:table-cell office:value-type="float" office:value="-34.134632462909" calcext:value-type="float">
            <text:p>-34,13463246290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2429</text:p>
          </table:table-cell>
          <table:table-cell office:value-type="float" office:value="2.6403039693832" calcext:value-type="float">
            <text:p>2,6403039693832</text:p>
          </table:table-cell>
          <table:table-cell office:value-type="float" office:value="4.7610273957253" calcext:value-type="float">
            <text:p>4,7610273957253</text:p>
          </table:table-cell>
          <table:table-cell office:value-type="float" office:value="-96.059594944025" calcext:value-type="float">
            <text:p>-96,05959494402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2440</text:p>
          </table:table-cell>
          <table:table-cell office:value-type="float" office:value="5.4276567697525" calcext:value-type="float">
            <text:p>5,4276567697525</text:p>
          </table:table-cell>
          <table:table-cell office:value-type="float" office:value="4.8339405655861" calcext:value-type="float">
            <text:p>4,8339405655861</text:p>
          </table:table-cell>
          <table:table-cell office:value-type="float" office:value="45.040863334753" calcext:value-type="float">
            <text:p>45,04086333475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2451</text:p>
          </table:table-cell>
          <table:table-cell office:value-type="float" office:value="6.4602893590927" calcext:value-type="float">
            <text:p>6,4602893590927</text:p>
          </table:table-cell>
          <table:table-cell office:value-type="float" office:value="2.3917111754417" calcext:value-type="float">
            <text:p>2,3917111754417</text:p>
          </table:table-cell>
          <table:table-cell office:value-type="float" office:value="119.59978881156" calcext:value-type="float">
            <text:p>119,599788811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2462</text:p>
          </table:table-cell>
          <table:table-cell office:value-type="float" office:value="6.2030798196793" calcext:value-type="float">
            <text:p>6,2030798196793</text:p>
          </table:table-cell>
          <table:table-cell office:value-type="float" office:value="0.72551295161247" calcext:value-type="float">
            <text:p>0,72551295161247</text:p>
          </table:table-cell>
          <table:table-cell office:value-type="float" office:value="-139.85390420173" calcext:value-type="float">
            <text:p>-139,8539042017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2473</text:p>
          </table:table-cell>
          <table:table-cell office:value-type="float" office:value="7.8191697597504" calcext:value-type="float">
            <text:p>7,8191697597504</text:p>
          </table:table-cell>
          <table:table-cell office:value-type="float" office:value="2.6438301801682" calcext:value-type="float">
            <text:p>2,6438301801682</text:p>
          </table:table-cell>
          <table:table-cell office:value-type="float" office:value="156.1758670078" calcext:value-type="float">
            <text:p>156,175867007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2484</text:p>
          </table:table-cell>
          <table:table-cell office:value-type="float" office:value="0.57757996022701" calcext:value-type="float">
            <text:p>0,57757996022701</text:p>
          </table:table-cell>
          <table:table-cell office:value-type="float" office:value="1.470390856266" calcext:value-type="float">
            <text:p>1,470390856266</text:p>
          </table:table-cell>
          <table:table-cell office:value-type="float" office:value="89.898536919029" calcext:value-type="float">
            <text:p>89,89853691902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2495</text:p>
          </table:table-cell>
          <table:table-cell office:value-type="float" office:value="0.76925419270992" calcext:value-type="float">
            <text:p>0,76925419270992</text:p>
          </table:table-cell>
          <table:table-cell office:value-type="float" office:value="6.7837905883789" calcext:value-type="float">
            <text:p>6,7837905883789</text:p>
          </table:table-cell>
          <table:table-cell office:value-type="float" office:value="-33.301811689025" calcext:value-type="float">
            <text:p>-33,30181168902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2506</text:p>
          </table:table-cell>
          <table:table-cell office:value-type="float" office:value="2.0558333396912" calcext:value-type="float">
            <text:p>2,0558333396912</text:p>
          </table:table-cell>
          <table:table-cell office:value-type="float" office:value="3.1535074114799" calcext:value-type="float">
            <text:p>3,1535074114799</text:p>
          </table:table-cell>
          <table:table-cell office:value-type="float" office:value="-32.030051680887" calcext:value-type="float">
            <text:p>-32,03005168088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2517</text:p>
          </table:table-cell>
          <table:table-cell office:value-type="float" office:value="0.58001331984997" calcext:value-type="float">
            <text:p>0,58001331984997</text:p>
          </table:table-cell>
          <table:table-cell office:value-type="float" office:value="5.3822946548462" calcext:value-type="float">
            <text:p>5,3822946548462</text:p>
          </table:table-cell>
          <table:table-cell office:value-type="float" office:value="-14.827529905708" calcext:value-type="float">
            <text:p>-14,82752990570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2528</text:p>
          </table:table-cell>
          <table:table-cell office:value-type="float" office:value="5.4137814044952" calcext:value-type="float">
            <text:p>5,4137814044952</text:p>
          </table:table-cell>
          <table:table-cell office:value-type="float" office:value="4.4677075743675" calcext:value-type="float">
            <text:p>4,4677075743675</text:p>
          </table:table-cell>
          <table:table-cell office:value-type="float" office:value="42.452053279634" calcext:value-type="float">
            <text:p>42,45205327963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2539</text:p>
          </table:table-cell>
          <table:table-cell office:value-type="float" office:value="8.1167089939117" calcext:value-type="float">
            <text:p>8,1167089939117</text:p>
          </table:table-cell>
          <table:table-cell office:value-type="float" office:value="4.1501981019974" calcext:value-type="float">
            <text:p>4,1501981019974</text:p>
          </table:table-cell>
          <table:table-cell office:value-type="float" office:value="-121.66271847524" calcext:value-type="float">
            <text:p>-121,6627184752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2550</text:p>
          </table:table-cell>
          <table:table-cell office:value-type="float" office:value="8.7011110782623" calcext:value-type="float">
            <text:p>8,7011110782623</text:p>
          </table:table-cell>
          <table:table-cell office:value-type="float" office:value="5.3757375478745" calcext:value-type="float">
            <text:p>5,3757375478745</text:p>
          </table:table-cell>
          <table:table-cell office:value-type="float" office:value="58.449045108382" calcext:value-type="float">
            <text:p>58,44904510838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2561</text:p>
          </table:table-cell>
          <table:table-cell office:value-type="float" office:value="-1.5473186969757" calcext:value-type="float">
            <text:p>-1,5473186969757</text:p>
          </table:table-cell>
          <table:table-cell office:value-type="float" office:value="5.4297548532486" calcext:value-type="float">
            <text:p>5,4297548532486</text:p>
          </table:table-cell>
          <table:table-cell office:value-type="float" office:value="-124.96333213369" calcext:value-type="float">
            <text:p>-124,9633321336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2572</text:p>
          </table:table-cell>
          <table:table-cell office:value-type="float" office:value="0.52156429737806" calcext:value-type="float">
            <text:p>0,52156429737806</text:p>
          </table:table-cell>
          <table:table-cell office:value-type="float" office:value="7.6737254858017" calcext:value-type="float">
            <text:p>7,6737254858017</text:p>
          </table:table-cell>
          <table:table-cell office:value-type="float" office:value="-142.96653771856" calcext:value-type="float">
            <text:p>-142,966537718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2583</text:p>
          </table:table-cell>
          <table:table-cell office:value-type="float" office:value="1.234534829855" calcext:value-type="float">
            <text:p>1,234534829855</text:p>
          </table:table-cell>
          <table:table-cell office:value-type="float" office:value="5.1985114812851" calcext:value-type="float">
            <text:p>5,1985114812851</text:p>
          </table:table-cell>
          <table:table-cell office:value-type="float" office:value="40.545843209431" calcext:value-type="float">
            <text:p>40,54584320943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2594</text:p>
          </table:table-cell>
          <table:table-cell office:value-type="float" office:value="3.1496468186378" calcext:value-type="float">
            <text:p>3,1496468186378</text:p>
          </table:table-cell>
          <table:table-cell office:value-type="float" office:value="6.4792096614838" calcext:value-type="float">
            <text:p>6,4792096614838</text:p>
          </table:table-cell>
          <table:table-cell office:value-type="float" office:value="31.663573091956" calcext:value-type="float">
            <text:p>31,66357309195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2605</text:p>
          </table:table-cell>
          <table:table-cell office:value-type="float" office:value="6.5518474578857" calcext:value-type="float">
            <text:p>6,5518474578857</text:p>
          </table:table-cell>
          <table:table-cell office:value-type="float" office:value="4.3072724342346" calcext:value-type="float">
            <text:p>4,3072724342346</text:p>
          </table:table-cell>
          <table:table-cell office:value-type="float" office:value="-11.834411009861" calcext:value-type="float">
            <text:p>-11,83441100986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2616</text:p>
          </table:table-cell>
          <table:table-cell office:value-type="float" office:value="7.3510873317719" calcext:value-type="float">
            <text:p>7,3510873317719</text:p>
          </table:table-cell>
          <table:table-cell office:value-type="float" office:value="5.5385404825211" calcext:value-type="float">
            <text:p>5,5385404825211</text:p>
          </table:table-cell>
          <table:table-cell office:value-type="float" office:value="-38.286510926143" calcext:value-type="float">
            <text:p>-38,28651092614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2627</text:p>
          </table:table-cell>
          <table:table-cell office:value-type="float" office:value="8.9989149570465" calcext:value-type="float">
            <text:p>8,9989149570465</text:p>
          </table:table-cell>
          <table:table-cell office:value-type="float" office:value="5.6258010864258" calcext:value-type="float">
            <text:p>5,6258010864258</text:p>
          </table:table-cell>
          <table:table-cell office:value-type="float" office:value="92.072315276808" calcext:value-type="float">
            <text:p>92,07231527680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2638</text:p>
          </table:table-cell>
          <table:table-cell office:value-type="float" office:value="-1.2751063704491" calcext:value-type="float">
            <text:p>-1,2751063704491</text:p>
          </table:table-cell>
          <table:table-cell office:value-type="float" office:value="8.9251917600632" calcext:value-type="float">
            <text:p>8,9251917600632</text:p>
          </table:table-cell>
          <table:table-cell office:value-type="float" office:value="-162.46390798289" calcext:value-type="float">
            <text:p>-162,4639079828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2649</text:p>
          </table:table-cell>
          <table:table-cell office:value-type="float" office:value="-0.73576517403126" calcext:value-type="float">
            <text:p>-0,73576517403126</text:p>
          </table:table-cell>
          <table:table-cell office:value-type="float" office:value="6.2091529369354" calcext:value-type="float">
            <text:p>6,2091529369354</text:p>
          </table:table-cell>
          <table:table-cell office:value-type="float" office:value="120.91361337407" calcext:value-type="float">
            <text:p>120,9136133740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2660</text:p>
          </table:table-cell>
          <table:table-cell office:value-type="float" office:value="4.4986200332642" calcext:value-type="float">
            <text:p>4,4986200332642</text:p>
          </table:table-cell>
          <table:table-cell office:value-type="float" office:value="8.2036018371582" calcext:value-type="float">
            <text:p>8,2036018371582</text:p>
          </table:table-cell>
          <table:table-cell office:value-type="float" office:value="-72.08980344663" calcext:value-type="float">
            <text:p>-72,0898034466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2671</text:p>
          </table:table-cell>
          <table:table-cell office:value-type="float" office:value="4.413243830204" calcext:value-type="float">
            <text:p>4,413243830204</text:p>
          </table:table-cell>
          <table:table-cell office:value-type="float" office:value="6.9526273012161" calcext:value-type="float">
            <text:p>6,9526273012161</text:p>
          </table:table-cell>
          <table:table-cell office:value-type="float" office:value="108.82449074156" calcext:value-type="float">
            <text:p>108,8244907415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2682</text:p>
          </table:table-cell>
          <table:table-cell office:value-type="float" office:value="5.6799101829529" calcext:value-type="float">
            <text:p>5,6799101829529</text:p>
          </table:table-cell>
          <table:table-cell office:value-type="float" office:value="7.3177897930145" calcext:value-type="float">
            <text:p>7,3177897930145</text:p>
          </table:table-cell>
          <table:table-cell office:value-type="float" office:value="78.793146048382" calcext:value-type="float">
            <text:p>78,79314604838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2693</text:p>
          </table:table-cell>
          <table:table-cell office:value-type="float" office:value="9.0088909864426" calcext:value-type="float">
            <text:p>9,0088909864426</text:p>
          </table:table-cell>
          <table:table-cell office:value-type="float" office:value="10.444506406784" calcext:value-type="float">
            <text:p>10,444506406784</text:p>
          </table:table-cell>
          <table:table-cell office:value-type="float" office:value="-108.77292399194" calcext:value-type="float">
            <text:p>-108,7729239919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2704</text:p>
          </table:table-cell>
          <table:table-cell office:value-type="float" office:value="5.9230726957321" calcext:value-type="float">
            <text:p>5,9230726957321</text:p>
          </table:table-cell>
          <table:table-cell office:value-type="float" office:value="9.5811253786087" calcext:value-type="float">
            <text:p>9,5811253786087</text:p>
          </table:table-cell>
          <table:table-cell office:value-type="float" office:value="91.069784134057" calcext:value-type="float">
            <text:p>91,06978413405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2715</text:p>
          </table:table-cell>
          <table:table-cell office:value-type="float" office:value="-0.94383582472801" calcext:value-type="float">
            <text:p>-0,94383582472801</text:p>
          </table:table-cell>
          <table:table-cell office:value-type="float" office:value="8.8671016693115" calcext:value-type="float">
            <text:p>8,8671016693115</text:p>
          </table:table-cell>
          <table:table-cell office:value-type="float" office:value="157.32415314693" calcext:value-type="float">
            <text:p>157,3241531469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2726</text:p>
          </table:table-cell>
          <table:table-cell office:value-type="float" office:value="1.0147581994534" calcext:value-type="float">
            <text:p>1,0147581994534</text:p>
          </table:table-cell>
          <table:table-cell office:value-type="float" office:value="10.008397102356" calcext:value-type="float">
            <text:p>10,008397102356</text:p>
          </table:table-cell>
          <table:table-cell office:value-type="float" office:value="130.82593717393" calcext:value-type="float">
            <text:p>130,8259371739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2737</text:p>
          </table:table-cell>
          <table:table-cell office:value-type="float" office:value="3.0255922675133" calcext:value-type="float">
            <text:p>3,0255922675133</text:p>
          </table:table-cell>
          <table:table-cell office:value-type="float" office:value="8.0681675672531" calcext:value-type="float">
            <text:p>8,0681675672531</text:p>
          </table:table-cell>
          <table:table-cell office:value-type="float" office:value="-60.199041275462" calcext:value-type="float">
            <text:p>-60,19904127546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2748</text:p>
          </table:table-cell>
          <table:table-cell office:value-type="float" office:value="1.4105097949505" calcext:value-type="float">
            <text:p>1,4105097949505</text:p>
          </table:table-cell>
          <table:table-cell office:value-type="float" office:value="9.8757016658783" calcext:value-type="float">
            <text:p>9,8757016658783</text:p>
          </table:table-cell>
          <table:table-cell office:value-type="float" office:value="145.83597517317" calcext:value-type="float">
            <text:p>145,8359751731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2759</text:p>
          </table:table-cell>
          <table:table-cell office:value-type="float" office:value="3.5411116480827" calcext:value-type="float">
            <text:p>3,5411116480827</text:p>
          </table:table-cell>
          <table:table-cell office:value-type="float" office:value="10.239862203598" calcext:value-type="float">
            <text:p>10,239862203598</text:p>
          </table:table-cell>
          <table:table-cell office:value-type="float" office:value="-17.047946240492" calcext:value-type="float">
            <text:p>-17,047946240492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2770</text:p>
          </table:table-cell>
          <table:table-cell office:value-type="float" office:value="6.1378437280655" calcext:value-type="float">
            <text:p>6,1378437280655</text:p>
          </table:table-cell>
          <table:table-cell office:value-type="float" office:value="10.37939786911" calcext:value-type="float">
            <text:p>10,37939786911</text:p>
          </table:table-cell>
          <table:table-cell office:value-type="float" office:value="111.55448066201" calcext:value-type="float">
            <text:p>111,5544806620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2781</text:p>
          </table:table-cell>
          <table:table-cell office:value-type="float" office:value="9.439549446106" calcext:value-type="float">
            <text:p>9,439549446106</text:p>
          </table:table-cell>
          <table:table-cell office:value-type="float" office:value="9.7709083557129" calcext:value-type="float">
            <text:p>9,7709083557129</text:p>
          </table:table-cell>
          <table:table-cell office:value-type="float" office:value="-166.84523661425" calcext:value-type="float">
            <text:p>-166,8452366142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2792</text:p>
          </table:table-cell>
          <table:table-cell office:value-type="float" office:value="1.9000032544136" calcext:value-type="float">
            <text:p>1,9000032544136</text:p>
          </table:table-cell>
          <table:table-cell office:value-type="float" office:value="10.856221914291" calcext:value-type="float">
            <text:p>10,856221914291</text:p>
          </table:table-cell>
          <table:table-cell office:value-type="float" office:value="136.02135895164" calcext:value-type="float">
            <text:p>136,0213589516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2803</text:p>
          </table:table-cell>
          <table:table-cell office:value-type="float" office:value="0.21564850583673" calcext:value-type="float">
            <text:p>0,21564850583673</text:p>
          </table:table-cell>
          <table:table-cell office:value-type="float" office:value="9.701052904129" calcext:value-type="float">
            <text:p>9,701052904129</text:p>
          </table:table-cell>
          <table:table-cell office:value-type="float" office:value="165.66536532845" calcext:value-type="float">
            <text:p>165,6653653284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15</text:p>
          </table:table-cell>
          <table:table-cell office:value-type="float" office:value="-0.42515188455582" calcext:value-type="float">
            <text:p>-0,42515188455582</text:p>
          </table:table-cell>
          <table:table-cell office:value-type="float" office:value="-0.58502815663815" calcext:value-type="float">
            <text:p>-0,58502815663815</text:p>
          </table:table-cell>
          <table:table-cell office:value-type="float" office:value="96.326722460947" calcext:value-type="float">
            <text:p>96,32672246094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2264</text:p>
          </table:table-cell>
          <table:table-cell office:value-type="float" office:value="1.9401364028454" calcext:value-type="float">
            <text:p>1,9401364028454</text:p>
          </table:table-cell>
          <table:table-cell office:value-type="float" office:value="-0.58500789105892" calcext:value-type="float">
            <text:p>-0,58500789105892</text:p>
          </table:table-cell>
          <table:table-cell office:value-type="float" office:value="164.27244805986" calcext:value-type="float">
            <text:p>164,2724480598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2275</text:p>
          </table:table-cell>
          <table:table-cell office:value-type="float" office:value="4.0880638360977" calcext:value-type="float">
            <text:p>4,0880638360977</text:p>
          </table:table-cell>
          <table:table-cell office:value-type="float" office:value="3.5009896755219" calcext:value-type="float">
            <text:p>3,5009896755219</text:p>
          </table:table-cell>
          <table:table-cell office:value-type="float" office:value="-115.16939454777" calcext:value-type="float">
            <text:p>-115,1693945477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2286</text:p>
          </table:table-cell>
          <table:table-cell office:value-type="float" office:value="2.9740455746651" calcext:value-type="float">
            <text:p>2,9740455746651</text:p>
          </table:table-cell>
          <table:table-cell office:value-type="float" office:value="-0.42374718934298" calcext:value-type="float">
            <text:p>-0,42374718934298</text:p>
          </table:table-cell>
          <table:table-cell office:value-type="float" office:value="108.31805551128" calcext:value-type="float">
            <text:p>108,318055511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2297</text:p>
          </table:table-cell>
          <table:table-cell office:value-type="float" office:value="7.8494089841843" calcext:value-type="float">
            <text:p>7,8494089841843</text:p>
          </table:table-cell>
          <table:table-cell office:value-type="float" office:value="-0.4500999674201" calcext:value-type="float">
            <text:p>-0,4500999674201</text:p>
          </table:table-cell>
          <table:table-cell office:value-type="float" office:value="-139.10796991579" calcext:value-type="float">
            <text:p>-139,1079699157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2308</text:p>
          </table:table-cell>
          <table:table-cell office:value-type="float" office:value="8.8924300670624" calcext:value-type="float">
            <text:p>8,8924300670624</text:p>
          </table:table-cell>
          <table:table-cell office:value-type="float" office:value="0.34593369811773" calcext:value-type="float">
            <text:p>0,34593369811773</text:p>
          </table:table-cell>
          <table:table-cell office:value-type="float" office:value="24.097427061409" calcext:value-type="float">
            <text:p>24,09742706140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2319</text:p>
          </table:table-cell>
          <table:table-cell office:value-type="float" office:value="8.1555062532425" calcext:value-type="float">
            <text:p>8,1555062532425</text:p>
          </table:table-cell>
          <table:table-cell office:value-type="float" office:value="-0.41105683892965" calcext:value-type="float">
            <text:p>-0,41105683892965</text:p>
          </table:table-cell>
          <table:table-cell office:value-type="float" office:value="-56.754907225348" calcext:value-type="float">
            <text:p>-56,75490722534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2330</text:p>
          </table:table-cell>
          <table:table-cell office:value-type="float" office:value="-1.5802742540836" calcext:value-type="float">
            <text:p>-1,5802742540836</text:p>
          </table:table-cell>
          <table:table-cell office:value-type="float" office:value="3.3579653501511" calcext:value-type="float">
            <text:p>3,3579653501511</text:p>
          </table:table-cell>
          <table:table-cell office:value-type="float" office:value="-37.933658642374" calcext:value-type="float">
            <text:p>-37,93365864237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2341</text:p>
          </table:table-cell>
          <table:table-cell office:value-type="float" office:value="-0.86214438080788" calcext:value-type="float">
            <text:p>-0,86214438080788</text:p>
          </table:table-cell>
          <table:table-cell office:value-type="float" office:value="0.97139090299606" calcext:value-type="float">
            <text:p>0,97139090299606</text:p>
          </table:table-cell>
          <table:table-cell office:value-type="float" office:value="141.7108948823" calcext:value-type="float">
            <text:p>141,710894882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2352</text:p>
          </table:table-cell>
          <table:table-cell office:value-type="float" office:value="2.7962765097618" calcext:value-type="float">
            <text:p>2,7962765097618</text:p>
          </table:table-cell>
          <table:table-cell office:value-type="float" office:value="0.97117975354195" calcext:value-type="float">
            <text:p>0,97117975354195</text:p>
          </table:table-cell>
          <table:table-cell office:value-type="float" office:value="-47.663937328727" calcext:value-type="float">
            <text:p>-47,66393732872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2363</text:p>
          </table:table-cell>
          <table:table-cell office:value-type="float" office:value="4.2345315217972" calcext:value-type="float">
            <text:p>4,2345315217972</text:p>
          </table:table-cell>
          <table:table-cell office:value-type="float" office:value="4.7134271264076" calcext:value-type="float">
            <text:p>4,7134271264076</text:p>
          </table:table-cell>
          <table:table-cell office:value-type="float" office:value="-29.603831327645" calcext:value-type="float">
            <text:p>-29,60383132764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2374</text:p>
          </table:table-cell>
          <table:table-cell office:value-type="float" office:value="5.0771391391754" calcext:value-type="float">
            <text:p>5,0771391391754</text:p>
          </table:table-cell>
          <table:table-cell office:value-type="float" office:value="0.14404070563614" calcext:value-type="float">
            <text:p>0,14404070563614</text:p>
          </table:table-cell>
          <table:table-cell office:value-type="float" office:value="35.174263510734" calcext:value-type="float">
            <text:p>35,17426351073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2385</text:p>
          </table:table-cell>
          <table:table-cell office:value-type="float" office:value="7.0593971014023" calcext:value-type="float">
            <text:p>7,0593971014023</text:p>
          </table:table-cell>
          <table:table-cell office:value-type="float" office:value="-0.32257135957479" calcext:value-type="float">
            <text:p>-0,32257135957479</text:p>
          </table:table-cell>
          <table:table-cell office:value-type="float" office:value="12.165047940175" calcext:value-type="float">
            <text:p>12,16504794017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2396</text:p>
          </table:table-cell>
          <table:table-cell office:value-type="float" office:value="9.2263489961624" calcext:value-type="float">
            <text:p>9,2263489961624</text:p>
          </table:table-cell>
          <table:table-cell office:value-type="float" office:value="1.1650681495667" calcext:value-type="float">
            <text:p>1,1650681495667</text:p>
          </table:table-cell>
          <table:table-cell office:value-type="float" office:value="19.249312057617" calcext:value-type="float">
            <text:p>19,249312057617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2407</text:p>
          </table:table-cell>
          <table:table-cell office:value-type="float" office:value="-1.54018253088" calcext:value-type="float">
            <text:p>-1,54018253088</text:p>
          </table:table-cell>
          <table:table-cell office:value-type="float" office:value="5.2306067943573" calcext:value-type="float">
            <text:p>5,2306067943573</text:p>
          </table:table-cell>
          <table:table-cell office:value-type="float" office:value="51.041166493847" calcext:value-type="float">
            <text:p>51,04116649384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2418</text:p>
          </table:table-cell>
          <table:table-cell office:value-type="float" office:value="0.85811294615269" calcext:value-type="float">
            <text:p>0,85811294615269</text:p>
          </table:table-cell>
          <table:table-cell office:value-type="float" office:value="1.7613413929939" calcext:value-type="float">
            <text:p>1,7613413929939</text:p>
          </table:table-cell>
          <table:table-cell office:value-type="float" office:value="50.816052278895" calcext:value-type="float">
            <text:p>50,81605227889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2429</text:p>
          </table:table-cell>
          <table:table-cell office:value-type="float" office:value="2.6586443185806" calcext:value-type="float">
            <text:p>2,6586443185806</text:p>
          </table:table-cell>
          <table:table-cell office:value-type="float" office:value="4.9678140878677" calcext:value-type="float">
            <text:p>4,9678140878677</text:p>
          </table:table-cell>
          <table:table-cell office:value-type="float" office:value="-95.158857904422" calcext:value-type="float">
            <text:p>-95,15885790442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2440</text:p>
          </table:table-cell>
          <table:table-cell office:value-type="float" office:value="5.2437460422516" calcext:value-type="float">
            <text:p>5,2437460422516</text:p>
          </table:table-cell>
          <table:table-cell office:value-type="float" office:value="4.9646288156509" calcext:value-type="float">
            <text:p>4,9646288156509</text:p>
          </table:table-cell>
          <table:table-cell office:value-type="float" office:value="-45.059389369503" calcext:value-type="float">
            <text:p>-45,05938936950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2451</text:p>
          </table:table-cell>
          <table:table-cell office:value-type="float" office:value="6.6556197404861" calcext:value-type="float">
            <text:p>6,6556197404861</text:p>
          </table:table-cell>
          <table:table-cell office:value-type="float" office:value="2.0461750030518" calcext:value-type="float">
            <text:p>2,0461750030518</text:p>
          </table:table-cell>
          <table:table-cell office:value-type="float" office:value="119.56516952272" calcext:value-type="float">
            <text:p>119,5651695227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2462</text:p>
          </table:table-cell>
          <table:table-cell office:value-type="float" office:value="6.3506329059601" calcext:value-type="float">
            <text:p>6,3506329059601</text:p>
          </table:table-cell>
          <table:table-cell office:value-type="float" office:value="1.0524393618107" calcext:value-type="float">
            <text:p>1,0524393618107</text:p>
          </table:table-cell>
          <table:table-cell office:value-type="float" office:value="-118.49974826643" calcext:value-type="float">
            <text:p>-118,4997482664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2473</text:p>
          </table:table-cell>
          <table:table-cell office:value-type="float" office:value="8.0349266529083" calcext:value-type="float">
            <text:p>8,0349266529083</text:p>
          </table:table-cell>
          <table:table-cell office:value-type="float" office:value="2.4797447025776" calcext:value-type="float">
            <text:p>2,4797447025776</text:p>
          </table:table-cell>
          <table:table-cell office:value-type="float" office:value="140.261422297" calcext:value-type="float">
            <text:p>140,26142229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2484</text:p>
          </table:table-cell>
          <table:table-cell office:value-type="float" office:value="0.66357187926769" calcext:value-type="float">
            <text:p>0,66357187926769</text:p>
          </table:table-cell>
          <table:table-cell office:value-type="float" office:value="1.2704327702522" calcext:value-type="float">
            <text:p>1,2704327702522</text:p>
          </table:table-cell>
          <table:table-cell office:value-type="float" office:value="90.038852327189" calcext:value-type="float">
            <text:p>90,03885232718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2495</text:p>
          </table:table-cell>
          <table:table-cell office:value-type="float" office:value="0.43943654745817" calcext:value-type="float">
            <text:p>0,43943654745817</text:p>
          </table:table-cell>
          <table:table-cell office:value-type="float" office:value="6.8550765514374" calcext:value-type="float">
            <text:p>6,8550765514374</text:p>
          </table:table-cell>
          <table:table-cell office:value-type="float" office:value="-6.092666820356" calcext:value-type="float">
            <text:p>-6,0926668203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2506</text:p>
          </table:table-cell>
          <table:table-cell office:value-type="float" office:value="1.9974504411221" calcext:value-type="float">
            <text:p>1,9974504411221</text:p>
          </table:table-cell>
          <table:table-cell office:value-type="float" office:value="3.425732254982" calcext:value-type="float">
            <text:p>3,425732254982</text:p>
          </table:table-cell>
          <table:table-cell office:value-type="float" office:value="-87.410560838736" calcext:value-type="float">
            <text:p>-87,41056083873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2517</text:p>
          </table:table-cell>
          <table:table-cell office:value-type="float" office:value="0.21183649078012" calcext:value-type="float">
            <text:p>0,21183649078012</text:p>
          </table:table-cell>
          <table:table-cell office:value-type="float" office:value="5.502455830574" calcext:value-type="float">
            <text:p>5,502455830574</text:p>
          </table:table-cell>
          <table:table-cell office:value-type="float" office:value="-19.397990149298" calcext:value-type="float">
            <text:p>-19,39799014929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2528</text:p>
          </table:table-cell>
          <table:table-cell office:value-type="float" office:value="5.2810746431351" calcext:value-type="float">
            <text:p>5,2810746431351</text:p>
          </table:table-cell>
          <table:table-cell office:value-type="float" office:value="4.3385356664658" calcext:value-type="float">
            <text:p>4,3385356664658</text:p>
          </table:table-cell>
          <table:table-cell office:value-type="float" office:value="21.632186546447" calcext:value-type="float">
            <text:p>21,63218654644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2539</text:p>
          </table:table-cell>
          <table:table-cell office:value-type="float" office:value="8.3251905441284" calcext:value-type="float">
            <text:p>8,3251905441284</text:p>
          </table:table-cell>
          <table:table-cell office:value-type="float" office:value="4.4886547327042" calcext:value-type="float">
            <text:p>4,4886547327042</text:p>
          </table:table-cell>
          <table:table-cell office:value-type="float" office:value="-121.68126501096" calcext:value-type="float">
            <text:p>-121,6812650109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2550</text:p>
          </table:table-cell>
          <table:table-cell office:value-type="float" office:value="8.841854929924" calcext:value-type="float">
            <text:p>8,841854929924</text:p>
          </table:table-cell>
          <table:table-cell office:value-type="float" office:value="5.2165132761002" calcext:value-type="float">
            <text:p>5,2165132761002</text:p>
          </table:table-cell>
          <table:table-cell office:value-type="float" office:value="147.11135360086" calcext:value-type="float">
            <text:p>147,1113536008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2561</text:p>
          </table:table-cell>
          <table:table-cell office:value-type="float" office:value="-1.5521167218685" calcext:value-type="float">
            <text:p>-1,5521167218685</text:p>
          </table:table-cell>
          <table:table-cell office:value-type="float" office:value="5.4243642091751" calcext:value-type="float">
            <text:p>5,4243642091751</text:p>
          </table:table-cell>
          <table:table-cell office:value-type="float" office:value="-122.07488345492" calcext:value-type="float">
            <text:p>-122,0748834549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2572</text:p>
          </table:table-cell>
          <table:table-cell office:value-type="float" office:value="0.83542823791504" calcext:value-type="float">
            <text:p>0,83542823791504</text:p>
          </table:table-cell>
          <table:table-cell office:value-type="float" office:value="7.8939437866211" calcext:value-type="float">
            <text:p>7,8939437866211</text:p>
          </table:table-cell>
          <table:table-cell office:value-type="float" office:value="-146.08657891583" calcext:value-type="float">
            <text:p>-146,0865789158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2583</text:p>
          </table:table-cell>
          <table:table-cell office:value-type="float" office:value="0.99039696156979" calcext:value-type="float">
            <text:p>0,99039696156979</text:p>
          </table:table-cell>
          <table:table-cell office:value-type="float" office:value="4.9401092529297" calcext:value-type="float">
            <text:p>4,9401092529297</text:p>
          </table:table-cell>
          <table:table-cell office:value-type="float" office:value="50.776724602766" calcext:value-type="float">
            <text:p>50,77672460276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2594</text:p>
          </table:table-cell>
          <table:table-cell office:value-type="float" office:value="2.9345506429672" calcext:value-type="float">
            <text:p>2,9345506429672</text:p>
          </table:table-cell>
          <table:table-cell office:value-type="float" office:value="6.549836397171" calcext:value-type="float">
            <text:p>6,549836397171</text:p>
          </table:table-cell>
          <table:table-cell office:value-type="float" office:value="-23.720721909954" calcext:value-type="float">
            <text:p>-23,72072190995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2605</text:p>
          </table:table-cell>
          <table:table-cell office:value-type="float" office:value="6.1631172895432" calcext:value-type="float">
            <text:p>6,1631172895432</text:p>
          </table:table-cell>
          <table:table-cell office:value-type="float" office:value="4.3879455327988" calcext:value-type="float">
            <text:p>4,3879455327988</text:p>
          </table:table-cell>
          <table:table-cell office:value-type="float" office:value="-11.777762584626" calcext:value-type="float">
            <text:p>-11,77776258462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2616</text:p>
          </table:table-cell>
          <table:table-cell office:value-type="float" office:value="7.0908850431442" calcext:value-type="float">
            <text:p>7,0908850431442</text:p>
          </table:table-cell>
          <table:table-cell office:value-type="float" office:value="5.607596039772" calcext:value-type="float">
            <text:p>5,607596039772</text:p>
          </table:table-cell>
          <table:table-cell office:value-type="float" office:value="-14.183249633024" calcext:value-type="float">
            <text:p>-14,18324963302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2627</text:p>
          </table:table-cell>
          <table:table-cell office:value-type="float" office:value="8.8125288486481" calcext:value-type="float">
            <text:p>8,8125288486481</text:p>
          </table:table-cell>
          <table:table-cell office:value-type="float" office:value="5.5608689785004" calcext:value-type="float">
            <text:p>5,5608689785004</text:p>
          </table:table-cell>
          <table:table-cell office:value-type="float" office:value="7.6435422821409" calcext:value-type="float">
            <text:p>7,643542282140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2638</text:p>
          </table:table-cell>
          <table:table-cell office:value-type="float" office:value="-1.3120648264885" calcext:value-type="float">
            <text:p>-1,3120648264885</text:p>
          </table:table-cell>
          <table:table-cell office:value-type="float" office:value="9.1444683074951" calcext:value-type="float">
            <text:p>9,1444683074951</text:p>
          </table:table-cell>
          <table:table-cell office:value-type="float" office:value="-71.713091461522" calcext:value-type="float">
            <text:p>-71,71309146152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2649</text:p>
          </table:table-cell>
          <table:table-cell office:value-type="float" office:value="-0.55858809500933" calcext:value-type="float">
            <text:p>-0,55858809500933</text:p>
          </table:table-cell>
          <table:table-cell office:value-type="float" office:value="5.8642947673798" calcext:value-type="float">
            <text:p>5,8642947673798</text:p>
          </table:table-cell>
          <table:table-cell office:value-type="float" office:value="116.29477428023" calcext:value-type="float">
            <text:p>116,2947742802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2660</text:p>
          </table:table-cell>
          <table:table-cell office:value-type="float" office:value="4.3769297003746" calcext:value-type="float">
            <text:p>4,3769297003746</text:p>
          </table:table-cell>
          <table:table-cell office:value-type="float" office:value="8.5816651582718" calcext:value-type="float">
            <text:p>8,5816651582718</text:p>
          </table:table-cell>
          <table:table-cell office:value-type="float" office:value="-72.034211675073" calcext:value-type="float">
            <text:p>-72,03421167507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2671</text:p>
          </table:table-cell>
          <table:table-cell office:value-type="float" office:value="4.5398101210594" calcext:value-type="float">
            <text:p>4,5398101210594</text:p>
          </table:table-cell>
          <table:table-cell office:value-type="float" office:value="6.5758091211319" calcext:value-type="float">
            <text:p>6,5758091211319</text:p>
          </table:table-cell>
          <table:table-cell office:value-type="float" office:value="108.84350879936" calcext:value-type="float">
            <text:p>108,8435087993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2682</text:p>
          </table:table-cell>
          <table:table-cell office:value-type="float" office:value="5.5642330646515" calcext:value-type="float">
            <text:p>5,5642330646515</text:p>
          </table:table-cell>
          <table:table-cell office:value-type="float" office:value="6.978942155838" calcext:value-type="float">
            <text:p>6,978942155838</text:p>
          </table:table-cell>
          <table:table-cell office:value-type="float" office:value="68.884464585857" calcext:value-type="float">
            <text:p>68,88446458585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2693</text:p>
          </table:table-cell>
          <table:table-cell office:value-type="float" office:value="9.2436110973358" calcext:value-type="float">
            <text:p>9,2436110973358</text:p>
          </table:table-cell>
          <table:table-cell office:value-type="float" office:value="10.410463809967" calcext:value-type="float">
            <text:p>10,410463809967</text:p>
          </table:table-cell>
          <table:table-cell office:value-type="float" office:value="166.36271233771" calcext:value-type="float">
            <text:p>166,3627123377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2704</text:p>
          </table:table-cell>
          <table:table-cell office:value-type="float" office:value="6.0366094112396" calcext:value-type="float">
            <text:p>6,0366094112396</text:p>
          </table:table-cell>
          <table:table-cell office:value-type="float" office:value="9.399973154068" calcext:value-type="float">
            <text:p>9,399973154068</text:p>
          </table:table-cell>
          <table:table-cell office:value-type="float" office:value="124.65387696673" calcext:value-type="float">
            <text:p>124,6538769667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2715</text:p>
          </table:table-cell>
          <table:table-cell office:value-type="float" office:value="-0.9997321665287" calcext:value-type="float">
            <text:p>-0,9997321665287</text:p>
          </table:table-cell>
          <table:table-cell office:value-type="float" office:value="8.6468899250031" calcext:value-type="float">
            <text:p>8,6468899250031</text:p>
          </table:table-cell>
          <table:table-cell office:value-type="float" office:value="67.368097366041" calcext:value-type="float">
            <text:p>67,36809736604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2726</text:p>
          </table:table-cell>
          <table:table-cell office:value-type="float" office:value="1.2012485414743" calcext:value-type="float">
            <text:p>1,2012485414743</text:p>
          </table:table-cell>
          <table:table-cell office:value-type="float" office:value="10.127408504486" calcext:value-type="float">
            <text:p>10,127408504486</text:p>
          </table:table-cell>
          <table:table-cell office:value-type="float" office:value="-138.65581439559" calcext:value-type="float">
            <text:p>-138,6558143955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2737</text:p>
          </table:table-cell>
          <table:table-cell office:value-type="float" office:value="2.7535206079483" calcext:value-type="float">
            <text:p>2,7535206079483</text:p>
          </table:table-cell>
          <table:table-cell office:value-type="float" office:value="8.2312250137329" calcext:value-type="float">
            <text:p>8,2312250137329</text:p>
          </table:table-cell>
          <table:table-cell office:value-type="float" office:value="-23.497047887486" calcext:value-type="float">
            <text:p>-23,49704788748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2748</text:p>
          </table:table-cell>
          <table:table-cell office:value-type="float" office:value="1.3129773736" calcext:value-type="float">
            <text:p>1,3129773736</text:p>
          </table:table-cell>
          <table:table-cell office:value-type="float" office:value="9.6763545274734" calcext:value-type="float">
            <text:p>9,6763545274734</text:p>
          </table:table-cell>
          <table:table-cell office:value-type="float" office:value="55.068699797248" calcext:value-type="float">
            <text:p>55,06869979724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2759</text:p>
          </table:table-cell>
          <table:table-cell office:value-type="float" office:value="3.2614904642105" calcext:value-type="float">
            <text:p>3,2614904642105</text:p>
          </table:table-cell>
          <table:table-cell office:value-type="float" office:value="10.126537084579" calcext:value-type="float">
            <text:p>10,126537084579</text:p>
          </table:table-cell>
          <table:table-cell office:value-type="float" office:value="28.909074273079" calcext:value-type="float">
            <text:p>28,909074273079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2770</text:p>
          </table:table-cell>
          <table:table-cell office:value-type="float" office:value="6.3851660490036" calcext:value-type="float">
            <text:p>6,3851660490036</text:p>
          </table:table-cell>
          <table:table-cell office:value-type="float" office:value="10.187976360321" calcext:value-type="float">
            <text:p>10,187976360321</text:p>
          </table:table-cell>
          <table:table-cell office:value-type="float" office:value="150.19316734022" calcext:value-type="float">
            <text:p>150,19316734022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2781</text:p>
          </table:table-cell>
          <table:table-cell office:value-type="float" office:value="9.5324057340622" calcext:value-type="float">
            <text:p>9,5324057340622</text:p>
          </table:table-cell>
          <table:table-cell office:value-type="float" office:value="9.5528429746628" calcext:value-type="float">
            <text:p>9,5528429746628</text:p>
          </table:table-cell>
          <table:table-cell office:value-type="float" office:value="108.31958624967" calcext:value-type="float">
            <text:p>108,3195862496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2792</text:p>
          </table:table-cell>
          <table:table-cell office:value-type="float" office:value="2.0250852406025" calcext:value-type="float">
            <text:p>2,0250852406025</text:p>
          </table:table-cell>
          <table:table-cell office:value-type="float" office:value="10.625796318054" calcext:value-type="float">
            <text:p>10,625796318054</text:p>
          </table:table-cell>
          <table:table-cell office:value-type="float" office:value="118.19940919329" calcext:value-type="float">
            <text:p>118,1994091932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2803</text:p>
          </table:table-cell>
          <table:table-cell office:value-type="float" office:value="0.40101982653141" calcext:value-type="float">
            <text:p>0,40101982653141</text:p>
          </table:table-cell>
          <table:table-cell office:value-type="float" office:value="9.5202797651291" calcext:value-type="float">
            <text:p>9,5202797651291</text:p>
          </table:table-cell>
          <table:table-cell office:value-type="float" office:value="130.61636268713" calcext:value-type="float">
            <text:p>130,6163626871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15</text:p>
          </table:table-cell>
          <table:table-cell office:value-type="float" office:value="-0.2887605689466" calcext:value-type="float">
            <text:p>-0,2887605689466</text:p>
          </table:table-cell>
          <table:table-cell office:value-type="float" office:value="-0.57241134345531" calcext:value-type="float">
            <text:p>-0,57241134345531</text:p>
          </table:table-cell>
          <table:table-cell office:value-type="float" office:value="134.40439351805" calcext:value-type="float">
            <text:p>134,4043935180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2264</text:p>
          </table:table-cell>
          <table:table-cell office:value-type="float" office:value="2.1875885128975" calcext:value-type="float">
            <text:p>2,1875885128975</text:p>
          </table:table-cell>
          <table:table-cell office:value-type="float" office:value="-0.58501370251179" calcext:value-type="float">
            <text:p>-0,58501370251179</text:p>
          </table:table-cell>
          <table:table-cell office:value-type="float" office:value="161.59051239111" calcext:value-type="float">
            <text:p>161,5905123911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2275</text:p>
          </table:table-cell>
          <table:table-cell office:value-type="float" office:value="4.1716113686562" calcext:value-type="float">
            <text:p>4,1716113686562</text:p>
          </table:table-cell>
          <table:table-cell office:value-type="float" office:value="3.8529804348946" calcext:value-type="float">
            <text:p>3,8529804348946</text:p>
          </table:table-cell>
          <table:table-cell office:value-type="float" office:value="-99.420399422858" calcext:value-type="float">
            <text:p>-99,42039942285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2286</text:p>
          </table:table-cell>
          <table:table-cell office:value-type="float" office:value="3.2114407420158" calcext:value-type="float">
            <text:p>3,2114407420158</text:p>
          </table:table-cell>
          <table:table-cell office:value-type="float" office:value="-0.58500476181507" calcext:value-type="float">
            <text:p>-0,58500476181507</text:p>
          </table:table-cell>
          <table:table-cell office:value-type="float" office:value="115.67289814068" calcext:value-type="float">
            <text:p>115,6728981406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2297</text:p>
          </table:table-cell>
          <table:table-cell office:value-type="float" office:value="8.0237829685211" calcext:value-type="float">
            <text:p>8,0237829685211</text:p>
          </table:table-cell>
          <table:table-cell office:value-type="float" office:value="-0.44447086751461" calcext:value-type="float">
            <text:p>-0,44447086751461</text:p>
          </table:table-cell>
          <table:table-cell office:value-type="float" office:value="163.9234260389" calcext:value-type="float">
            <text:p>163,923426038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2308</text:p>
          </table:table-cell>
          <table:table-cell office:value-type="float" office:value="8.5907924175262" calcext:value-type="float">
            <text:p>8,5907924175262</text:p>
          </table:table-cell>
          <table:table-cell office:value-type="float" office:value="0.25200268253684" calcext:value-type="float">
            <text:p>0,25200268253684</text:p>
          </table:table-cell>
          <table:table-cell office:value-type="float" office:value="9.0092735685361" calcext:value-type="float">
            <text:p>9,009273568536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2319</text:p>
          </table:table-cell>
          <table:table-cell office:value-type="float" office:value="8.355712890625" calcext:value-type="float">
            <text:p>8,355712890625</text:p>
          </table:table-cell>
          <table:table-cell office:value-type="float" office:value="-0.26782691478729" calcext:value-type="float">
            <text:p>-0,26782691478729</text:p>
          </table:table-cell>
          <table:table-cell office:value-type="float" office:value="-149.42226288425" calcext:value-type="float">
            <text:p>-149,4222628842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2330</text:p>
          </table:table-cell>
          <table:table-cell office:value-type="float" office:value="-1.5822218358517" calcext:value-type="float">
            <text:p>-1,5822218358517</text:p>
          </table:table-cell>
          <table:table-cell office:value-type="float" office:value="3.5270625352859" calcext:value-type="float">
            <text:p>3,5270625352859</text:p>
          </table:table-cell>
          <table:table-cell office:value-type="float" office:value="-34.015784977348" calcext:value-type="float">
            <text:p>-34,01578497734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2341</text:p>
          </table:table-cell>
          <table:table-cell office:value-type="float" office:value="-0.5686567351222" calcext:value-type="float">
            <text:p>-0,5686567351222</text:p>
          </table:table-cell>
          <table:table-cell office:value-type="float" office:value="0.92329248785973" calcext:value-type="float">
            <text:p>0,92329248785973</text:p>
          </table:table-cell>
          <table:table-cell office:value-type="float" office:value="177.51105272087" calcext:value-type="float">
            <text:p>177,5110527208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2352</text:p>
          </table:table-cell>
          <table:table-cell office:value-type="float" office:value="2.5286057591438" calcext:value-type="float">
            <text:p>2,5286057591438</text:p>
          </table:table-cell>
          <table:table-cell office:value-type="float" office:value="1.2648059427738" calcext:value-type="float">
            <text:p>1,2648059427738</text:p>
          </table:table-cell>
          <table:table-cell office:value-type="float" office:value="-47.670306293828" calcext:value-type="float">
            <text:p>-47,67030629382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2363</text:p>
          </table:table-cell>
          <table:table-cell office:value-type="float" office:value="3.8875311613083" calcext:value-type="float">
            <text:p>3,8875311613083</text:p>
          </table:table-cell>
          <table:table-cell office:value-type="float" office:value="4.8342880606651" calcext:value-type="float">
            <text:p>4,8342880606651</text:p>
          </table:table-cell>
          <table:table-cell office:value-type="float" office:value="-16.222967084046" calcext:value-type="float">
            <text:p>-16,22296708404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2374</text:p>
          </table:table-cell>
          <table:table-cell office:value-type="float" office:value="4.7513771057129" calcext:value-type="float">
            <text:p>4,7513771057129</text:p>
          </table:table-cell>
          <table:table-cell office:value-type="float" office:value="-0.084607060998678" calcext:value-type="float">
            <text:p>-0,084607060998678</text:p>
          </table:table-cell>
          <table:table-cell office:value-type="float" office:value="35.178254364402" calcext:value-type="float">
            <text:p>35,17825436440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2385</text:p>
          </table:table-cell>
          <table:table-cell office:value-type="float" office:value="6.6740155220032" calcext:value-type="float">
            <text:p>6,6740155220032</text:p>
          </table:table-cell>
          <table:table-cell office:value-type="float" office:value="-0.41683368384838" calcext:value-type="float">
            <text:p>-0,41683368384838</text:p>
          </table:table-cell>
          <table:table-cell office:value-type="float" office:value="13.53395602126" calcext:value-type="float">
            <text:p>13,5339560212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2396</text:p>
          </table:table-cell>
          <table:table-cell office:value-type="float" office:value="8.9071387052536" calcext:value-type="float">
            <text:p>8,9071387052536</text:p>
          </table:table-cell>
          <table:table-cell office:value-type="float" office:value="1.1369057744741" calcext:value-type="float">
            <text:p>1,1369057744741</text:p>
          </table:table-cell>
          <table:table-cell office:value-type="float" office:value="3.6204256544447" calcext:value-type="float">
            <text:p>3,6204256544447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2407</text:p>
          </table:table-cell>
          <table:table-cell office:value-type="float" office:value="-1.5303689241409" calcext:value-type="float">
            <text:p>-1,5303689241409</text:p>
          </table:table-cell>
          <table:table-cell office:value-type="float" office:value="5.2150106430054" calcext:value-type="float">
            <text:p>5,2150106430054</text:p>
          </table:table-cell>
          <table:table-cell office:value-type="float" office:value="-0.66923319842595" calcext:value-type="float">
            <text:p>-0,6692331984259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2418</text:p>
          </table:table-cell>
          <table:table-cell office:value-type="float" office:value="0.60637027025223" calcext:value-type="float">
            <text:p>0,60637027025223</text:p>
          </table:table-cell>
          <table:table-cell office:value-type="float" office:value="1.4531528949738" calcext:value-type="float">
            <text:p>1,4531528949738</text:p>
          </table:table-cell>
          <table:table-cell office:value-type="float" office:value="50.79659003361" calcext:value-type="float">
            <text:p>50,7965900336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2429</text:p>
          </table:table-cell>
          <table:table-cell office:value-type="float" office:value="2.6569223403931" calcext:value-type="float">
            <text:p>2,6569223403931</text:p>
          </table:table-cell>
          <table:table-cell office:value-type="float" office:value="5.1938903331757" calcext:value-type="float">
            <text:p>5,1938903331757</text:p>
          </table:table-cell>
          <table:table-cell office:value-type="float" office:value="-85.471545814709" calcext:value-type="float">
            <text:p>-85,47154581470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2440</text:p>
          </table:table-cell>
          <table:table-cell office:value-type="float" office:value="5.3774356842041" calcext:value-type="float">
            <text:p>5,3774356842041</text:p>
          </table:table-cell>
          <table:table-cell office:value-type="float" office:value="5.1421332359314" calcext:value-type="float">
            <text:p>5,1421332359314</text:p>
          </table:table-cell>
          <table:table-cell office:value-type="float" office:value="-135.80698724006" calcext:value-type="float">
            <text:p>-135,8069872400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2451</text:p>
          </table:table-cell>
          <table:table-cell office:value-type="float" office:value="6.7689096927643" calcext:value-type="float">
            <text:p>6,7689096927643</text:p>
          </table:table-cell>
          <table:table-cell office:value-type="float" office:value="1.7340591549873" calcext:value-type="float">
            <text:p>1,7340591549873</text:p>
          </table:table-cell>
          <table:table-cell office:value-type="float" office:value="93.214703972932" calcext:value-type="float">
            <text:p>93,21470397293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2462</text:p>
          </table:table-cell>
          <table:table-cell office:value-type="float" office:value="6.5523058176041" calcext:value-type="float">
            <text:p>6,5523058176041</text:p>
          </table:table-cell>
          <table:table-cell office:value-type="float" office:value="1.3163498044014" calcext:value-type="float">
            <text:p>1,3163498044014</text:p>
          </table:table-cell>
          <table:table-cell office:value-type="float" office:value="-144.38398780337" calcext:value-type="float">
            <text:p>-144,3839878033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2473</text:p>
          </table:table-cell>
          <table:table-cell office:value-type="float" office:value="8.1970280408859" calcext:value-type="float">
            <text:p>8,1970280408859</text:p>
          </table:table-cell>
          <table:table-cell office:value-type="float" office:value="2.2628307342529" calcext:value-type="float">
            <text:p>2,2628307342529</text:p>
          </table:table-cell>
          <table:table-cell office:value-type="float" office:value="124.32874539855" calcext:value-type="float">
            <text:p>124,3287453985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2484</text:p>
          </table:table-cell>
          <table:table-cell office:value-type="float" office:value="0.73752447962761" calcext:value-type="float">
            <text:p>0,73752447962761</text:p>
          </table:table-cell>
          <table:table-cell office:value-type="float" office:value="1.0749100148678" calcext:value-type="float">
            <text:p>1,0749100148678</text:p>
          </table:table-cell>
          <table:table-cell office:value-type="float" office:value="90.400455104318" calcext:value-type="float">
            <text:p>90,40045510431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2495</text:p>
          </table:table-cell>
          <table:table-cell office:value-type="float" office:value="0.11474912054837" calcext:value-type="float">
            <text:p>0,11474912054837</text:p>
          </table:table-cell>
          <table:table-cell office:value-type="float" office:value="6.769255399704" calcext:value-type="float">
            <text:p>6,769255399704</text:p>
          </table:table-cell>
          <table:table-cell office:value-type="float" office:value="20.950849079023" calcext:value-type="float">
            <text:p>20,95084907902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2506</text:p>
          </table:table-cell>
          <table:table-cell office:value-type="float" office:value="2.1876406669617" calcext:value-type="float">
            <text:p>2,1876406669617</text:p>
          </table:table-cell>
          <table:table-cell office:value-type="float" office:value="3.6296305060387" calcext:value-type="float">
            <text:p>3,6296305060387</text:p>
          </table:table-cell>
          <table:table-cell office:value-type="float" office:value="-142.77358267717" calcext:value-type="float">
            <text:p>-142,7735826771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2517</text:p>
          </table:table-cell>
          <table:table-cell office:value-type="float" office:value="0.052508977241814" calcext:value-type="float">
            <text:p>0,052508977241814</text:p>
          </table:table-cell>
          <table:table-cell office:value-type="float" office:value="5.6999534368515" calcext:value-type="float">
            <text:p>5,6999534368515</text:p>
          </table:table-cell>
          <table:table-cell office:value-type="float" office:value="-75.190799251483" calcext:value-type="float">
            <text:p>-75,19079925148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2528</text:p>
          </table:table-cell>
          <table:table-cell office:value-type="float" office:value="5.1710069179535" calcext:value-type="float">
            <text:p>5,1710069179535</text:p>
          </table:table-cell>
          <table:table-cell office:value-type="float" office:value="4.530987739563" calcext:value-type="float">
            <text:p>4,530987739563</text:p>
          </table:table-cell>
          <table:table-cell office:value-type="float" office:value="-69.15006819804" calcext:value-type="float">
            <text:p>-69,1500681980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2539</text:p>
          </table:table-cell>
          <table:table-cell office:value-type="float" office:value="8.4643304347992" calcext:value-type="float">
            <text:p>8,4643304347992</text:p>
          </table:table-cell>
          <table:table-cell office:value-type="float" office:value="4.8252254724503" calcext:value-type="float">
            <text:p>4,8252254724503</text:p>
          </table:table-cell>
          <table:table-cell office:value-type="float" office:value="-109.08865245285" calcext:value-type="float">
            <text:p>-109,0886524528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2550</text:p>
          </table:table-cell>
          <table:table-cell office:value-type="float" office:value="9.032951593399" calcext:value-type="float">
            <text:p>9,032951593399</text:p>
          </table:table-cell>
          <table:table-cell office:value-type="float" office:value="5.3382050991058" calcext:value-type="float">
            <text:p>5,3382050991058</text:p>
          </table:table-cell>
          <table:table-cell office:value-type="float" office:value="-154.81967379333" calcext:value-type="float">
            <text:p>-154,8196737933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2561</text:p>
          </table:table-cell>
          <table:table-cell office:value-type="float" office:value="-1.5445844829082" calcext:value-type="float">
            <text:p>-1,5445844829082</text:p>
          </table:table-cell>
          <table:table-cell office:value-type="float" office:value="5.4217350482941" calcext:value-type="float">
            <text:p>5,4217350482941</text:p>
          </table:table-cell>
          <table:table-cell office:value-type="float" office:value="-123.35556479776" calcext:value-type="float">
            <text:p>-123,3555647977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2572</text:p>
          </table:table-cell>
          <table:table-cell office:value-type="float" office:value="1.1692736297846" calcext:value-type="float">
            <text:p>1,1692736297846</text:p>
          </table:table-cell>
          <table:table-cell office:value-type="float" office:value="8.0887681245804" calcext:value-type="float">
            <text:p>8,0887681245804</text:p>
          </table:table-cell>
          <table:table-cell office:value-type="float" office:value="-151.03634451605" calcext:value-type="float">
            <text:p>-151,0363445160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2583</text:p>
          </table:table-cell>
          <table:table-cell office:value-type="float" office:value="0.83428308367729" calcext:value-type="float">
            <text:p>0,83428308367729</text:p>
          </table:table-cell>
          <table:table-cell office:value-type="float" office:value="4.6402502059937" calcext:value-type="float">
            <text:p>4,6402502059937</text:p>
          </table:table-cell>
          <table:table-cell office:value-type="float" office:value="65.644533770859" calcext:value-type="float">
            <text:p>65,64453377085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2594</text:p>
          </table:table-cell>
          <table:table-cell office:value-type="float" office:value="2.8702929615974" calcext:value-type="float">
            <text:p>2,8702929615974</text:p>
          </table:table-cell>
          <table:table-cell office:value-type="float" office:value="6.7671519517899" calcext:value-type="float">
            <text:p>6,7671519517899</text:p>
          </table:table-cell>
          <table:table-cell office:value-type="float" office:value="-79.151154323748" calcext:value-type="float">
            <text:p>-79,15115432374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2605</text:p>
          </table:table-cell>
          <table:table-cell office:value-type="float" office:value="5.8296656608582" calcext:value-type="float">
            <text:p>5,8296656608582</text:p>
          </table:table-cell>
          <table:table-cell office:value-type="float" office:value="4.3411526083946" calcext:value-type="float">
            <text:p>4,3411526083946</text:p>
          </table:table-cell>
          <table:table-cell office:value-type="float" office:value="15.110653297157" calcext:value-type="float">
            <text:p>15,11065329715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2616</text:p>
          </table:table-cell>
          <table:table-cell office:value-type="float" office:value="6.8546950817108" calcext:value-type="float">
            <text:p>6,8546950817108</text:p>
          </table:table-cell>
          <table:table-cell office:value-type="float" office:value="5.6279194355011" calcext:value-type="float">
            <text:p>5,6279194355011</text:p>
          </table:table-cell>
          <table:table-cell office:value-type="float" office:value="-3.8073602470623" calcext:value-type="float">
            <text:p>-3,807360247062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2627</text:p>
          </table:table-cell>
          <table:table-cell office:value-type="float" office:value="8.7497407197952" calcext:value-type="float">
            <text:p>8,7497407197952</text:p>
          </table:table-cell>
          <table:table-cell office:value-type="float" office:value="5.7788997888565" calcext:value-type="float">
            <text:p>5,7788997888565</text:p>
          </table:table-cell>
          <table:table-cell office:value-type="float" office:value="-82.435223706968" calcext:value-type="float">
            <text:p>-82,43522370696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2638</text:p>
          </table:table-cell>
          <table:table-cell office:value-type="float" office:value="-1.5849938988686" calcext:value-type="float">
            <text:p>-1,5849938988686</text:p>
          </table:table-cell>
          <table:table-cell office:value-type="float" office:value="9.164292216301" calcext:value-type="float">
            <text:p>9,164292216301</text:p>
          </table:table-cell>
          <table:table-cell office:value-type="float" office:value="-8.3661985814951" calcext:value-type="float">
            <text:p>-8,366198581495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2649</text:p>
          </table:table-cell>
          <table:table-cell office:value-type="float" office:value="-0.58387376368046" calcext:value-type="float">
            <text:p>-0,58387376368046</text:p>
          </table:table-cell>
          <table:table-cell office:value-type="float" office:value="5.6104469299316" calcext:value-type="float">
            <text:p>5,6104469299316</text:p>
          </table:table-cell>
          <table:table-cell office:value-type="float" office:value="60.387089753607" calcext:value-type="float">
            <text:p>60,38708975360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2660</text:p>
          </table:table-cell>
          <table:table-cell office:value-type="float" office:value="4.4434946775436" calcext:value-type="float">
            <text:p>4,4434946775436</text:p>
          </table:table-cell>
          <table:table-cell office:value-type="float" office:value="8.8648974895477" calcext:value-type="float">
            <text:p>8,8648974895477</text:p>
          </table:table-cell>
          <table:table-cell office:value-type="float" office:value="-116.32227290208" calcext:value-type="float">
            <text:p>-116,3222729020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2671</text:p>
          </table:table-cell>
          <table:table-cell office:value-type="float" office:value="4.6692055463791" calcext:value-type="float">
            <text:p>4,6692055463791</text:p>
          </table:table-cell>
          <table:table-cell office:value-type="float" office:value="6.207617521286" calcext:value-type="float">
            <text:p>6,207617521286</text:p>
          </table:table-cell>
          <table:table-cell office:value-type="float" office:value="111.25928733" calcext:value-type="float">
            <text:p>111,2592873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2682</text:p>
          </table:table-cell>
          <table:table-cell office:value-type="float" office:value="5.3913772106171" calcext:value-type="float">
            <text:p>5,3913772106171</text:p>
          </table:table-cell>
          <table:table-cell office:value-type="float" office:value="6.6647255420685" calcext:value-type="float">
            <text:p>6,6647255420685</text:p>
          </table:table-cell>
          <table:table-cell office:value-type="float" office:value="58.9346171944" calcext:value-type="float">
            <text:p>58,934617194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2693</text:p>
          </table:table-cell>
          <table:table-cell office:value-type="float" office:value="9.4423693418503" calcext:value-type="float">
            <text:p>9,4423693418503</text:p>
          </table:table-cell>
          <table:table-cell office:value-type="float" office:value="10.220762491226" calcext:value-type="float">
            <text:p>10,220762491226</text:p>
          </table:table-cell>
          <table:table-cell office:value-type="float" office:value="157.98007454842" calcext:value-type="float">
            <text:p>157,9800745484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2704</text:p>
          </table:table-cell>
          <table:table-cell office:value-type="float" office:value="6.231015920639" calcext:value-type="float">
            <text:p>6,231015920639</text:p>
          </table:table-cell>
          <table:table-cell office:value-type="float" office:value="9.3116235733032" calcext:value-type="float">
            <text:p>9,3116235733032</text:p>
          </table:table-cell>
          <table:table-cell office:value-type="float" office:value="158.18539850271" calcext:value-type="float">
            <text:p>158,1853985027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2715</text:p>
          </table:table-cell>
          <table:table-cell office:value-type="float" office:value="-1.2151271104813" calcext:value-type="float">
            <text:p>-1,2151271104813</text:p>
          </table:table-cell>
          <table:table-cell office:value-type="float" office:value="8.7024128437042" calcext:value-type="float">
            <text:p>8,7024128437042</text:p>
          </table:table-cell>
          <table:table-cell office:value-type="float" office:value="-23.407509941964" calcext:value-type="float">
            <text:p>-23,40750994196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2726</text:p>
          </table:table-cell>
          <table:table-cell office:value-type="float" office:value="1.0782413184643" calcext:value-type="float">
            <text:p>1,0782413184643</text:p>
          </table:table-cell>
          <table:table-cell office:value-type="float" office:value="10.31763792038" calcext:value-type="float">
            <text:p>10,31763792038</text:p>
          </table:table-cell>
          <table:table-cell office:value-type="float" office:value="-48.620833333131" calcext:value-type="float">
            <text:p>-48,62083333313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2737</text:p>
          </table:table-cell>
          <table:table-cell office:value-type="float" office:value="2.4385039508343" calcext:value-type="float">
            <text:p>2,4385039508343</text:p>
          </table:table-cell>
          <table:table-cell office:value-type="float" office:value="8.2002294063568" calcext:value-type="float">
            <text:p>8,2002294063568</text:p>
          </table:table-cell>
          <table:table-cell office:value-type="float" office:value="13.229514193383" calcext:value-type="float">
            <text:p>13,22951419338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2748</text:p>
          </table:table-cell>
          <table:table-cell office:value-type="float" office:value="1.1085678637028" calcext:value-type="float">
            <text:p>1,1085678637028</text:p>
          </table:table-cell>
          <table:table-cell office:value-type="float" office:value="9.7754895687103" calcext:value-type="float">
            <text:p>9,7754895687103</text:p>
          </table:table-cell>
          <table:table-cell office:value-type="float" office:value="-34.943774627272" calcext:value-type="float">
            <text:p>-34,94377462727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2759</text:p>
          </table:table-cell>
          <table:table-cell office:value-type="float" office:value="3.1040838360786" calcext:value-type="float">
            <text:p>3,1040838360786</text:p>
          </table:table-cell>
          <table:table-cell office:value-type="float" office:value="9.8721492290497" calcext:value-type="float">
            <text:p>9,8721492290497</text:p>
          </table:table-cell>
          <table:table-cell office:value-type="float" office:value="64.300736803917" calcext:value-type="float">
            <text:p>64,300736803917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2770</text:p>
          </table:table-cell>
          <table:table-cell office:value-type="float" office:value="6.6972315311432" calcext:value-type="float">
            <text:p>6,6972315311432</text:p>
          </table:table-cell>
          <table:table-cell office:value-type="float" office:value="10.192220211029" calcext:value-type="float">
            <text:p>10,192220211029</text:p>
          </table:table-cell>
          <table:table-cell office:value-type="float" office:value="-171.44450412434" calcext:value-type="float">
            <text:p>-171,44450412434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2781</text:p>
          </table:table-cell>
          <table:table-cell office:value-type="float" office:value="9.6564877033234" calcext:value-type="float">
            <text:p>9,6564877033234</text:p>
          </table:table-cell>
          <table:table-cell office:value-type="float" office:value="9.1745728254318" calcext:value-type="float">
            <text:p>9,1745728254318</text:p>
          </table:table-cell>
          <table:table-cell office:value-type="float" office:value="108.31457034797" calcext:value-type="float">
            <text:p>108,3145703479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2792</text:p>
          </table:table-cell>
          <table:table-cell office:value-type="float" office:value="2.1067018806934" calcext:value-type="float">
            <text:p>2,1067018806934</text:p>
          </table:table-cell>
          <table:table-cell office:value-type="float" office:value="10.396938323975" calcext:value-type="float">
            <text:p>10,396938323975</text:p>
          </table:table-cell>
          <table:table-cell office:value-type="float" office:value="108.64264038718" calcext:value-type="float">
            <text:p>108,6426403871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2803</text:p>
          </table:table-cell>
          <table:table-cell office:value-type="float" office:value="0.44952128082514" calcext:value-type="float">
            <text:p>0,44952128082514</text:p>
          </table:table-cell>
          <table:table-cell office:value-type="float" office:value="9.2665183544159" calcext:value-type="float">
            <text:p>9,2665183544159</text:p>
          </table:table-cell>
          <table:table-cell office:value-type="float" office:value="95.61515461867" calcext:value-type="float">
            <text:p>95,6151546186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15</text:p>
          </table:table-cell>
          <table:table-cell office:value-type="float" office:value="-0.095565430819988" calcext:value-type="float">
            <text:p>-0,095565430819988</text:p>
          </table:table-cell>
          <table:table-cell office:value-type="float" office:value="-0.55403359234333" calcext:value-type="float">
            <text:p>-0,55403359234333</text:p>
          </table:table-cell>
          <table:table-cell office:value-type="float" office:value="179.63145341084" calcext:value-type="float">
            <text:p>179,6314534108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2264</text:p>
          </table:table-cell>
          <table:table-cell office:value-type="float" office:value="2.428791821003" calcext:value-type="float">
            <text:p>2,428791821003</text:p>
          </table:table-cell>
          <table:table-cell office:value-type="float" office:value="-0.58455400168896" calcext:value-type="float">
            <text:p>-0,58455400168896</text:p>
          </table:table-cell>
          <table:table-cell office:value-type="float" office:value="176.72739666738" calcext:value-type="float">
            <text:p>176,7273966673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2275</text:p>
          </table:table-cell>
          <table:table-cell office:value-type="float" office:value="4.1526192426682" calcext:value-type="float">
            <text:p>4,1526192426682</text:p>
          </table:table-cell>
          <table:table-cell office:value-type="float" office:value="4.2139467597008" calcext:value-type="float">
            <text:p>4,2139467597008</text:p>
          </table:table-cell>
          <table:table-cell office:value-type="float" office:value="-83.104204220377" calcext:value-type="float">
            <text:p>-83,10420422037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2286</text:p>
          </table:table-cell>
          <table:table-cell office:value-type="float" office:value="3.4354186058044" calcext:value-type="float">
            <text:p>3,4354186058044</text:p>
          </table:table-cell>
          <table:table-cell office:value-type="float" office:value="-0.58469939976931" calcext:value-type="float">
            <text:p>-0,58469939976931</text:p>
          </table:table-cell>
          <table:table-cell office:value-type="float" office:value="124.69712032634" calcext:value-type="float">
            <text:p>124,6971203263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2297</text:p>
          </table:table-cell>
          <table:table-cell office:value-type="float" office:value="7.9838109016418" calcext:value-type="float">
            <text:p>7,9838109016418</text:p>
          </table:table-cell>
          <table:table-cell office:value-type="float" office:value="-0.58501191437244" calcext:value-type="float">
            <text:p>-0,58501191437244</text:p>
          </table:table-cell>
          <table:table-cell office:value-type="float" office:value="74.320615476863" calcext:value-type="float">
            <text:p>74,32061547686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2308</text:p>
          </table:table-cell>
          <table:table-cell office:value-type="float" office:value="8.5259467363358" calcext:value-type="float">
            <text:p>8,5259467363358</text:p>
          </table:table-cell>
          <table:table-cell office:value-type="float" office:value="0.46365339308977" calcext:value-type="float">
            <text:p>0,46365339308977</text:p>
          </table:table-cell>
          <table:table-cell office:value-type="float" office:value="-81.76406325808" calcext:value-type="float">
            <text:p>-81,7640632580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2319</text:p>
          </table:table-cell>
          <table:table-cell office:value-type="float" office:value="8.5004585981369" calcext:value-type="float">
            <text:p>8,5004585981369</text:p>
          </table:table-cell>
          <table:table-cell office:value-type="float" office:value="-0.43722309172153" calcext:value-type="float">
            <text:p>-0,43722309172153</text:p>
          </table:table-cell>
          <table:table-cell office:value-type="float" office:value="120.47840531465" calcext:value-type="float">
            <text:p>120,4784053146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2330</text:p>
          </table:table-cell>
          <table:table-cell office:value-type="float" office:value="-1.5800864994526" calcext:value-type="float">
            <text:p>-1,5800864994526</text:p>
          </table:table-cell>
          <table:table-cell office:value-type="float" office:value="3.7264609336853" calcext:value-type="float">
            <text:p>3,7264609336853</text:p>
          </table:table-cell>
          <table:table-cell office:value-type="float" office:value="-56.250679265162" calcext:value-type="float">
            <text:p>-56,25067926516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2341</text:p>
          </table:table-cell>
          <table:table-cell office:value-type="float" office:value="-0.32256834208965" calcext:value-type="float">
            <text:p>-0,32256834208965</text:p>
          </table:table-cell>
          <table:table-cell office:value-type="float" office:value="0.99553525447845" calcext:value-type="float">
            <text:p>0,99553525447845</text:p>
          </table:table-cell>
          <table:table-cell office:value-type="float" office:value="-165.31347317301" calcext:value-type="float">
            <text:p>-165,3134731730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2352</text:p>
          </table:table-cell>
          <table:table-cell office:value-type="float" office:value="2.2934639453888" calcext:value-type="float">
            <text:p>2,2934639453888</text:p>
          </table:table-cell>
          <table:table-cell office:value-type="float" office:value="1.5374659001827" calcext:value-type="float">
            <text:p>1,5374659001827</text:p>
          </table:table-cell>
          <table:table-cell office:value-type="float" office:value="-50.003363448343" calcext:value-type="float">
            <text:p>-50,00336344834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2363</text:p>
          </table:table-cell>
          <table:table-cell office:value-type="float" office:value="3.5216417908669" calcext:value-type="float">
            <text:p>3,5216417908669</text:p>
          </table:table-cell>
          <table:table-cell office:value-type="float" office:value="4.8769149184227" calcext:value-type="float">
            <text:p>4,8769149184227</text:p>
          </table:table-cell>
          <table:table-cell office:value-type="float" office:value="-3.6313197794993" calcext:value-type="float">
            <text:p>-3,631319779499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2374</text:p>
          </table:table-cell>
          <table:table-cell office:value-type="float" office:value="4.5902189612389" calcext:value-type="float">
            <text:p>4,5902189612389</text:p>
          </table:table-cell>
          <table:table-cell office:value-type="float" office:value="-0.16982641071081" calcext:value-type="float">
            <text:p>-0,16982641071081</text:p>
          </table:table-cell>
          <table:table-cell office:value-type="float" office:value="25.372137499463" calcext:value-type="float">
            <text:p>25,37213749946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2385</text:p>
          </table:table-cell>
          <table:table-cell office:value-type="float" office:value="6.2863379716873" calcext:value-type="float">
            <text:p>6,2863379716873</text:p>
          </table:table-cell>
          <table:table-cell office:value-type="float" office:value="-0.50930578261614" calcext:value-type="float">
            <text:p>-0,50930578261614</text:p>
          </table:table-cell>
          <table:table-cell office:value-type="float" office:value="13.566297995057" calcext:value-type="float">
            <text:p>13,56629799505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2396</text:p>
          </table:table-cell>
          <table:table-cell office:value-type="float" office:value="8.5404461622238" calcext:value-type="float">
            <text:p>8,5404461622238</text:p>
          </table:table-cell>
          <table:table-cell office:value-type="float" office:value="1.0791210830212" calcext:value-type="float">
            <text:p>1,0791210830212</text:p>
          </table:table-cell>
          <table:table-cell office:value-type="float" office:value="10.896723551355" calcext:value-type="float">
            <text:p>10,89672355135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2407</text:p>
          </table:table-cell>
          <table:table-cell office:value-type="float" office:value="-1.5384581685066" calcext:value-type="float">
            <text:p>-1,5384581685066</text:p>
          </table:table-cell>
          <table:table-cell office:value-type="float" office:value="5.2277505397797" calcext:value-type="float">
            <text:p>5,2277505397797</text:p>
          </table:table-cell>
          <table:table-cell office:value-type="float" office:value="-47.937871164577" calcext:value-type="float">
            <text:p>-47,93787116457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2418</text:p>
          </table:table-cell>
          <table:table-cell office:value-type="float" office:value="0.35973273217678" calcext:value-type="float">
            <text:p>0,35973273217678</text:p>
          </table:table-cell>
          <table:table-cell office:value-type="float" office:value="1.2861800193787" calcext:value-type="float">
            <text:p>1,2861800193787</text:p>
          </table:table-cell>
          <table:table-cell office:value-type="float" office:value="12.177106776055" calcext:value-type="float">
            <text:p>12,1771067760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2429</text:p>
          </table:table-cell>
          <table:table-cell office:value-type="float" office:value="2.464744746685" calcext:value-type="float">
            <text:p>2,464744746685</text:p>
          </table:table-cell>
          <table:table-cell office:value-type="float" office:value="5.4263210296631" calcext:value-type="float">
            <text:p>5,4263210296631</text:p>
          </table:table-cell>
          <table:table-cell office:value-type="float" office:value="-41.919223062552" calcext:value-type="float">
            <text:p>-41,91922306255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2440</text:p>
          </table:table-cell>
          <table:table-cell office:value-type="float" office:value="5.5596190690994" calcext:value-type="float">
            <text:p>5,5596190690994</text:p>
          </table:table-cell>
          <table:table-cell office:value-type="float" office:value="5.0117659568787" calcext:value-type="float">
            <text:p>5,0117659568787</text:p>
          </table:table-cell>
          <table:table-cell office:value-type="float" office:value="134.39516808577" calcext:value-type="float">
            <text:p>134,3951680857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2451</text:p>
          </table:table-cell>
          <table:table-cell office:value-type="float" office:value="6.5512734651566" calcext:value-type="float">
            <text:p>6,5512734651566</text:p>
          </table:table-cell>
          <table:table-cell office:value-type="float" office:value="1.6904032230377" calcext:value-type="float">
            <text:p>1,6904032230377</text:p>
          </table:table-cell>
          <table:table-cell office:value-type="float" office:value="2.4630217130776" calcext:value-type="float">
            <text:p>2,463021713077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2462</text:p>
          </table:table-cell>
          <table:table-cell office:value-type="float" office:value="6.7057317495346" calcext:value-type="float">
            <text:p>6,7057317495346</text:p>
          </table:table-cell>
          <table:table-cell office:value-type="float" office:value="1.1570237576962" calcext:value-type="float">
            <text:p>1,1570237576962</text:p>
          </table:table-cell>
          <table:table-cell office:value-type="float" office:value="125.05683018144" calcext:value-type="float">
            <text:p>125,0568301814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2473</text:p>
          </table:table-cell>
          <table:table-cell office:value-type="float" office:value="8.2933568954468" calcext:value-type="float">
            <text:p>8,2933568954468</text:p>
          </table:table-cell>
          <table:table-cell office:value-type="float" office:value="2.0096266269684" calcext:value-type="float">
            <text:p>2,0096266269684</text:p>
          </table:table-cell>
          <table:table-cell office:value-type="float" office:value="108.41378133008" calcext:value-type="float">
            <text:p>108,4137813300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2484</text:p>
          </table:table-cell>
          <table:table-cell office:value-type="float" office:value="0.65333142876625" calcext:value-type="float">
            <text:p>0,65333142876625</text:p>
          </table:table-cell>
          <table:table-cell office:value-type="float" office:value="0.87406672537327" calcext:value-type="float">
            <text:p>0,87406672537327</text:p>
          </table:table-cell>
          <table:table-cell office:value-type="float" office:value="90.292913898541" calcext:value-type="float">
            <text:p>90,29291389854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2495</text:p>
          </table:table-cell>
          <table:table-cell office:value-type="float" office:value="-0.13452025130391" calcext:value-type="float">
            <text:p>-0,13452025130391</text:p>
          </table:table-cell>
          <table:table-cell office:value-type="float" office:value="6.5439236164093" calcext:value-type="float">
            <text:p>6,5439236164093</text:p>
          </table:table-cell>
          <table:table-cell office:value-type="float" office:value="48.182379288279" calcext:value-type="float">
            <text:p>48,18237928827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2506</text:p>
          </table:table-cell>
          <table:table-cell office:value-type="float" office:value="2.4640703201294" calcext:value-type="float">
            <text:p>2,4640703201294</text:p>
          </table:table-cell>
          <table:table-cell office:value-type="float" office:value="3.5889434814453" calcext:value-type="float">
            <text:p>3,5889434814453</text:p>
          </table:table-cell>
          <table:table-cell office:value-type="float" office:value="162.0407134864" calcext:value-type="float">
            <text:p>162,040713486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2517</text:p>
          </table:table-cell>
          <table:table-cell office:value-type="float" office:value="0.2568469569087" calcext:value-type="float">
            <text:p>0,2568469569087</text:p>
          </table:table-cell>
          <table:table-cell office:value-type="float" office:value="5.786828994751" calcext:value-type="float">
            <text:p>5,786828994751</text:p>
          </table:table-cell>
          <table:table-cell office:value-type="float" office:value="-165.9298413878" calcext:value-type="float">
            <text:p>-165,929841387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2528</text:p>
          </table:table-cell>
          <table:table-cell office:value-type="float" office:value="5.3629291057587" calcext:value-type="float">
            <text:p>5,3629291057587</text:p>
          </table:table-cell>
          <table:table-cell office:value-type="float" office:value="4.6452793478966" calcext:value-type="float">
            <text:p>4,6452793478966</text:p>
          </table:table-cell>
          <table:table-cell office:value-type="float" office:value="-159.05027936219" calcext:value-type="float">
            <text:p>-159,0502793621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2539</text:p>
          </table:table-cell>
          <table:table-cell office:value-type="float" office:value="8.5190832614899" calcext:value-type="float">
            <text:p>8,5190832614899</text:p>
          </table:table-cell>
          <table:table-cell office:value-type="float" office:value="5.1843339204788" calcext:value-type="float">
            <text:p>5,1843339204788</text:p>
          </table:table-cell>
          <table:table-cell office:value-type="float" office:value="-95.571323564857" calcext:value-type="float">
            <text:p>-95,57132356485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2550</text:p>
          </table:table-cell>
          <table:table-cell office:value-type="float" office:value="9.1551035642624" calcext:value-type="float">
            <text:p>9,1551035642624</text:p>
          </table:table-cell>
          <table:table-cell office:value-type="float" office:value="5.1529014110565" calcext:value-type="float">
            <text:p>5,1529014110565</text:p>
          </table:table-cell>
          <table:table-cell office:value-type="float" office:value="114.60303500959" calcext:value-type="float">
            <text:p>114,6030350095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2561</text:p>
          </table:table-cell>
          <table:table-cell office:value-type="float" office:value="-1.5167723596096" calcext:value-type="float">
            <text:p>-1,5167723596096</text:p>
          </table:table-cell>
          <table:table-cell office:value-type="float" office:value="5.4450339078903" calcext:value-type="float">
            <text:p>5,4450339078903</text:p>
          </table:table-cell>
          <table:table-cell office:value-type="float" office:value="-134.26105080137" calcext:value-type="float">
            <text:p>-134,2610508013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2572</text:p>
          </table:table-cell>
          <table:table-cell office:value-type="float" office:value="1.5193286538124" calcext:value-type="float">
            <text:p>1,5193286538124</text:p>
          </table:table-cell>
          <table:table-cell office:value-type="float" office:value="8.2541781663895" calcext:value-type="float">
            <text:p>8,2541781663895</text:p>
          </table:table-cell>
          <table:table-cell office:value-type="float" office:value="-156.04375881754" calcext:value-type="float">
            <text:p>-156,0437588175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2583</text:p>
          </table:table-cell>
          <table:table-cell office:value-type="float" office:value="0.76020404696465" calcext:value-type="float">
            <text:p>0,76020404696465</text:p>
          </table:table-cell>
          <table:table-cell office:value-type="float" office:value="4.310399889946" calcext:value-type="float">
            <text:p>4,310399889946</text:p>
          </table:table-cell>
          <table:table-cell office:value-type="float" office:value="80.562235443455" calcext:value-type="float">
            <text:p>80,56223544345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2594</text:p>
          </table:table-cell>
          <table:table-cell office:value-type="float" office:value="3.0129623413086" calcext:value-type="float">
            <text:p>3,0129623413086</text:p>
          </table:table-cell>
          <table:table-cell office:value-type="float" office:value="6.943439245224" calcext:value-type="float">
            <text:p>6,943439245224</text:p>
          </table:table-cell>
          <table:table-cell office:value-type="float" office:value="-134.51840619373" calcext:value-type="float">
            <text:p>-134,5184061937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2605</text:p>
          </table:table-cell>
          <table:table-cell office:value-type="float" office:value="5.5973947048187" calcext:value-type="float">
            <text:p>5,5973947048187</text:p>
          </table:table-cell>
          <table:table-cell office:value-type="float" office:value="4.3570312857628" calcext:value-type="float">
            <text:p>4,3570312857628</text:p>
          </table:table-cell>
          <table:table-cell office:value-type="float" office:value="-26.031718322426" calcext:value-type="float">
            <text:p>-26,03171832242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2616</text:p>
          </table:table-cell>
          <table:table-cell office:value-type="float" office:value="6.6177171468735" calcext:value-type="float">
            <text:p>6,6177171468735</text:p>
          </table:table-cell>
          <table:table-cell office:value-type="float" office:value="5.6048595905304" calcext:value-type="float">
            <text:p>5,6048595905304</text:p>
          </table:table-cell>
          <table:table-cell office:value-type="float" office:value="6.9617102290415" calcext:value-type="float">
            <text:p>6,961710229041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2627</text:p>
          </table:table-cell>
          <table:table-cell office:value-type="float" office:value="8.9630061388016" calcext:value-type="float">
            <text:p>8,9630061388016</text:p>
          </table:table-cell>
          <table:table-cell office:value-type="float" office:value="5.8394193649292" calcext:value-type="float">
            <text:p>5,8394193649292</text:p>
          </table:table-cell>
          <table:table-cell office:value-type="float" office:value="-173.18015645264" calcext:value-type="float">
            <text:p>-173,1801564526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2638</text:p>
          </table:table-cell>
          <table:table-cell office:value-type="float" office:value="-1.5849949419498" calcext:value-type="float">
            <text:p>-1,5849949419498</text:p>
          </table:table-cell>
          <table:table-cell office:value-type="float" office:value="9.4437992572784" calcext:value-type="float">
            <text:p>9,4437992572784</text:p>
          </table:table-cell>
          <table:table-cell office:value-type="float" office:value="-16.533835108872" calcext:value-type="float">
            <text:p>-16,53383510887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2649</text:p>
          </table:table-cell>
          <table:table-cell office:value-type="float" office:value="-0.79080231487751" calcext:value-type="float">
            <text:p>-0,79080231487751</text:p>
          </table:table-cell>
          <table:table-cell office:value-type="float" office:value="5.6916487216949" calcext:value-type="float">
            <text:p>5,6916487216949</text:p>
          </table:table-cell>
          <table:table-cell office:value-type="float" office:value="-30.350466063068" calcext:value-type="float">
            <text:p>-30,35046606306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2660</text:p>
          </table:table-cell>
          <table:table-cell office:value-type="float" office:value="4.709133207798" calcext:value-type="float">
            <text:p>4,709133207798</text:p>
          </table:table-cell>
          <table:table-cell office:value-type="float" office:value="8.9623415470123" calcext:value-type="float">
            <text:p>8,9623415470123</text:p>
          </table:table-cell>
          <table:table-cell office:value-type="float" office:value="-169.35459519647" calcext:value-type="float">
            <text:p>-169,3545951964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2671</text:p>
          </table:table-cell>
          <table:table-cell office:value-type="float" office:value="4.822108745575" calcext:value-type="float">
            <text:p>4,822108745575</text:p>
          </table:table-cell>
          <table:table-cell office:value-type="float" office:value="5.9396469593048" calcext:value-type="float">
            <text:p>5,9396469593048</text:p>
          </table:table-cell>
          <table:table-cell office:value-type="float" office:value="111.67532699123" calcext:value-type="float">
            <text:p>111,6753269912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2682</text:p>
          </table:table-cell>
          <table:table-cell office:value-type="float" office:value="5.1687347888947" calcext:value-type="float">
            <text:p>5,1687347888947</text:p>
          </table:table-cell>
          <table:table-cell office:value-type="float" office:value="6.4300388097763" calcext:value-type="float">
            <text:p>6,4300388097763</text:p>
          </table:table-cell>
          <table:table-cell office:value-type="float" office:value="33.952180747014" calcext:value-type="float">
            <text:p>33,9521807470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2693</text:p>
          </table:table-cell>
          <table:table-cell office:value-type="float" office:value="9.6649324893951" calcext:value-type="float">
            <text:p>9,6649324893951</text:p>
          </table:table-cell>
          <table:table-cell office:value-type="float" office:value="9.9982082843781" calcext:value-type="float">
            <text:p>9,9982082843781</text:p>
          </table:table-cell>
          <table:table-cell office:value-type="float" office:value="150.38766678731" calcext:value-type="float">
            <text:p>150,3876667873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2704</text:p>
          </table:table-cell>
          <table:table-cell office:value-type="float" office:value="6.4419877529144" calcext:value-type="float">
            <text:p>6,4419877529144</text:p>
          </table:table-cell>
          <table:table-cell office:value-type="float" office:value="9.3455362319946" calcext:value-type="float">
            <text:p>9,3455362319946</text:p>
          </table:table-cell>
          <table:table-cell office:value-type="float" office:value="-168.43418406833" calcext:value-type="float">
            <text:p>-168,4341840683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2715</text:p>
          </table:table-cell>
          <table:table-cell office:value-type="float" office:value="-1.176026687026" calcext:value-type="float">
            <text:p>-1,176026687026</text:p>
          </table:table-cell>
          <table:table-cell office:value-type="float" office:value="8.9561748504639" calcext:value-type="float">
            <text:p>8,9561748504639</text:p>
          </table:table-cell>
          <table:table-cell office:value-type="float" office:value="-100.40252527614" calcext:value-type="float">
            <text:p>-100,4025252761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2726</text:p>
          </table:table-cell>
          <table:table-cell office:value-type="float" office:value="0.89250668883324" calcext:value-type="float">
            <text:p>0,89250668883324</text:p>
          </table:table-cell>
          <table:table-cell office:value-type="float" office:value="10.195828676224" calcext:value-type="float">
            <text:p>10,195828676224</text:p>
          </table:table-cell>
          <table:table-cell office:value-type="float" office:value="42.165378096757" calcext:value-type="float">
            <text:p>42,16537809675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2737</text:p>
          </table:table-cell>
          <table:table-cell office:value-type="float" office:value="2.2049658000469" calcext:value-type="float">
            <text:p>2,2049658000469</text:p>
          </table:table-cell>
          <table:table-cell office:value-type="float" office:value="7.989319562912" calcext:value-type="float">
            <text:p>7,989319562912</text:p>
          </table:table-cell>
          <table:table-cell office:value-type="float" office:value="49.68854044653" calcext:value-type="float">
            <text:p>49,6885404465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2748</text:p>
          </table:table-cell>
          <table:table-cell office:value-type="float" office:value="1.208775639534" calcext:value-type="float">
            <text:p>1,208775639534</text:p>
          </table:table-cell>
          <table:table-cell office:value-type="float" office:value="9.9739581346512" calcext:value-type="float">
            <text:p>9,9739581346512</text:p>
          </table:table-cell>
          <table:table-cell office:value-type="float" office:value="-125.76370330373" calcext:value-type="float">
            <text:p>-125,7637033037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2759</text:p>
          </table:table-cell>
          <table:table-cell office:value-type="float" office:value="3.0728870630264" calcext:value-type="float">
            <text:p>3,0728870630264</text:p>
          </table:table-cell>
          <table:table-cell office:value-type="float" office:value="9.5652836561203" calcext:value-type="float">
            <text:p>9,5652836561203</text:p>
          </table:table-cell>
          <table:table-cell office:value-type="float" office:value="87.417654171111" calcext:value-type="float">
            <text:p>87,41765417111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2770</text:p>
          </table:table-cell>
          <table:table-cell office:value-type="float" office:value="6.939549446106" calcext:value-type="float">
            <text:p>6,939549446106</text:p>
          </table:table-cell>
          <table:table-cell office:value-type="float" office:value="10.390599966049" calcext:value-type="float">
            <text:p>10,390599966049</text:p>
          </table:table-cell>
          <table:table-cell office:value-type="float" office:value="-132.85260747193" calcext:value-type="float">
            <text:p>-132,8526074719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2781</text:p>
          </table:table-cell>
          <table:table-cell office:value-type="float" office:value="9.7807216644287" calcext:value-type="float">
            <text:p>9,7807216644287</text:p>
          </table:table-cell>
          <table:table-cell office:value-type="float" office:value="8.8021373748779" calcext:value-type="float">
            <text:p>8,8021373748779</text:p>
          </table:table-cell>
          <table:table-cell office:value-type="float" office:value="109.36667281351" calcext:value-type="float">
            <text:p>109,3666728135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2792</text:p>
          </table:table-cell>
          <table:table-cell office:value-type="float" office:value="2.1496108174324" calcext:value-type="float">
            <text:p>2,1496108174324</text:p>
          </table:table-cell>
          <table:table-cell office:value-type="float" office:value="10.158302783966" calcext:value-type="float">
            <text:p>10,158302783966</text:p>
          </table:table-cell>
          <table:table-cell office:value-type="float" office:value="99.073037979709" calcext:value-type="float">
            <text:p>99,07303797970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2803</text:p>
          </table:table-cell>
          <table:table-cell office:value-type="float" office:value="0.34391220659018" calcext:value-type="float">
            <text:p>0,34391220659018</text:p>
          </table:table-cell>
          <table:table-cell office:value-type="float" office:value="9.0309822559357" calcext:value-type="float">
            <text:p>9,0309822559357</text:p>
          </table:table-cell>
          <table:table-cell office:value-type="float" office:value="60.664939272935" calcext:value-type="float">
            <text:p>60,66493927293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15</text:p>
          </table:table-cell>
          <table:table-cell office:value-type="float" office:value="0.038811559788883" calcext:value-type="float">
            <text:p>0,038811559788883</text:p>
          </table:table-cell>
          <table:table-cell office:value-type="float" office:value="-0.42766440659761" calcext:value-type="float">
            <text:p>-0,42766440659761</text:p>
          </table:table-cell>
          <table:table-cell office:value-type="float" office:value="-136.48334126564" calcext:value-type="float">
            <text:p>-136,4833412656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2264</text:p>
          </table:table-cell>
          <table:table-cell office:value-type="float" office:value="2.6984703540802" calcext:value-type="float">
            <text:p>2,6984703540802</text:p>
          </table:table-cell>
          <table:table-cell office:value-type="float" office:value="-0.45225936919451" calcext:value-type="float">
            <text:p>-0,45225936919451</text:p>
          </table:table-cell>
          <table:table-cell office:value-type="float" office:value="-145.63989031846" calcext:value-type="float">
            <text:p>-145,6398903184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2275</text:p>
          </table:table-cell>
          <table:table-cell office:value-type="float" office:value="4.0334302186966" calcext:value-type="float">
            <text:p>4,0334302186966</text:p>
          </table:table-cell>
          <table:table-cell office:value-type="float" office:value="4.5544666051865" calcext:value-type="float">
            <text:p>4,5544666051865</text:p>
          </table:table-cell>
          <table:table-cell office:value-type="float" office:value="-66.780895184559" calcext:value-type="float">
            <text:p>-66,78089518455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2286</text:p>
          </table:table-cell>
          <table:table-cell office:value-type="float" office:value="3.6726829409599" calcext:value-type="float">
            <text:p>3,6726829409599</text:p>
          </table:table-cell>
          <table:table-cell office:value-type="float" office:value="-0.58500666171312" calcext:value-type="float">
            <text:p>-0,58500666171312</text:p>
          </table:table-cell>
          <table:table-cell office:value-type="float" office:value="124.43026615556" calcext:value-type="float">
            <text:p>124,430266155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2297</text:p>
          </table:table-cell>
          <table:table-cell office:value-type="float" office:value="7.6580530405045" calcext:value-type="float">
            <text:p>7,6580530405045</text:p>
          </table:table-cell>
          <table:table-cell office:value-type="float" office:value="-0.58500099927187" calcext:value-type="float">
            <text:p>-0,58500099927187</text:p>
          </table:table-cell>
          <table:table-cell office:value-type="float" office:value="55.60976115002" calcext:value-type="float">
            <text:p>55,6097611500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2308</text:p>
          </table:table-cell>
          <table:table-cell office:value-type="float" office:value="8.7617528438568" calcext:value-type="float">
            <text:p>8,7617528438568</text:p>
          </table:table-cell>
          <table:table-cell office:value-type="float" office:value="0.56413006037474" calcext:value-type="float">
            <text:p>0,56413006037474</text:p>
          </table:table-cell>
          <table:table-cell office:value-type="float" office:value="-158.70836434091" calcext:value-type="float">
            <text:p>-158,7083643409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2319</text:p>
          </table:table-cell>
          <table:table-cell office:value-type="float" office:value="8.2817232608795" calcext:value-type="float">
            <text:p>8,2817232608795</text:p>
          </table:table-cell>
          <table:table-cell office:value-type="float" office:value="-0.50413735210896" calcext:value-type="float">
            <text:p>-0,50413735210896</text:p>
          </table:table-cell>
          <table:table-cell office:value-type="float" office:value="25.191467658729" calcext:value-type="float">
            <text:p>25,19146765872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2330</text:p>
          </table:table-cell>
          <table:table-cell office:value-type="float" office:value="-1.5832996368408" calcext:value-type="float">
            <text:p>-1,5832996368408</text:p>
          </table:table-cell>
          <table:table-cell office:value-type="float" office:value="3.9784675836563" calcext:value-type="float">
            <text:p>3,9784675836563</text:p>
          </table:table-cell>
          <table:table-cell office:value-type="float" office:value="-81.980245887854" calcext:value-type="float">
            <text:p>-81,98024588785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2341</text:p>
          </table:table-cell>
          <table:table-cell office:value-type="float" office:value="-0.12374455109239" calcext:value-type="float">
            <text:p>-0,12374455109239</text:p>
          </table:table-cell>
          <table:table-cell office:value-type="float" office:value="0.96200719475746" calcext:value-type="float">
            <text:p>0,96200719475746</text:p>
          </table:table-cell>
          <table:table-cell office:value-type="float" office:value="157.07244235239" calcext:value-type="float">
            <text:p>157,0724423523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2352</text:p>
          </table:table-cell>
          <table:table-cell office:value-type="float" office:value="2.0817986130714" calcext:value-type="float">
            <text:p>2,0817986130714</text:p>
          </table:table-cell>
          <table:table-cell office:value-type="float" office:value="1.8135264515877" calcext:value-type="float">
            <text:p>1,8135264515877</text:p>
          </table:table-cell>
          <table:table-cell office:value-type="float" office:value="-53.133545787471" calcext:value-type="float">
            <text:p>-53,13354578747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2363</text:p>
          </table:table-cell>
          <table:table-cell office:value-type="float" office:value="3.1552794575691" calcext:value-type="float">
            <text:p>3,1552794575691</text:p>
          </table:table-cell>
          <table:table-cell office:value-type="float" office:value="4.8391065001488" calcext:value-type="float">
            <text:p>4,8391065001488</text:p>
          </table:table-cell>
          <table:table-cell office:value-type="float" office:value="9.0307115939013" calcext:value-type="float">
            <text:p>9,03071159390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2374</text:p>
          </table:table-cell>
          <table:table-cell office:value-type="float" office:value="4.4786411523819" calcext:value-type="float">
            <text:p>4,4786411523819</text:p>
          </table:table-cell>
          <table:table-cell office:value-type="float" office:value="-0.18724394962192" calcext:value-type="float">
            <text:p>-0,18724394962192</text:p>
          </table:table-cell>
          <table:table-cell office:value-type="float" office:value="12.724107427962" calcext:value-type="float">
            <text:p>12,72410742796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2385</text:p>
          </table:table-cell>
          <table:table-cell office:value-type="float" office:value="5.891655087471" calcext:value-type="float">
            <text:p>5,891655087471</text:p>
          </table:table-cell>
          <table:table-cell office:value-type="float" office:value="-0.5811569839716" calcext:value-type="float">
            <text:p>-0,5811569839716</text:p>
          </table:table-cell>
          <table:table-cell office:value-type="float" office:value="10.24352792342" calcext:value-type="float">
            <text:p>10,2435279234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2396</text:p>
          </table:table-cell>
          <table:table-cell office:value-type="float" office:value="8.428817987442" calcext:value-type="float">
            <text:p>8,428817987442</text:p>
          </table:table-cell>
          <table:table-cell office:value-type="float" office:value="1.2613493204117" calcext:value-type="float">
            <text:p>1,2613493204117</text:p>
          </table:table-cell>
          <table:table-cell office:value-type="float" office:value="-71.28363050473" calcext:value-type="float">
            <text:p>-71,2836305047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2407</text:p>
          </table:table-cell>
          <table:table-cell office:value-type="float" office:value="-1.5380735695362" calcext:value-type="float">
            <text:p>-1,5380735695362</text:p>
          </table:table-cell>
          <table:table-cell office:value-type="float" office:value="5.2662193775177" calcext:value-type="float">
            <text:p>5,2662193775177</text:p>
          </table:table-cell>
          <table:table-cell office:value-type="float" office:value="-43.985603721278" calcext:value-type="float">
            <text:p>-43,98560372127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2418</text:p>
          </table:table-cell>
          <table:table-cell office:value-type="float" office:value="0.28249312192202" calcext:value-type="float">
            <text:p>0,28249312192202</text:p>
          </table:table-cell>
          <table:table-cell office:value-type="float" office:value="1.494397521019" calcext:value-type="float">
            <text:p>1,494397521019</text:p>
          </table:table-cell>
          <table:table-cell office:value-type="float" office:value="-78.592564649643" calcext:value-type="float">
            <text:p>-78,59256464964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2429</text:p>
          </table:table-cell>
          <table:table-cell office:value-type="float" office:value="2.1467439830303" calcext:value-type="float">
            <text:p>2,1467439830303</text:p>
          </table:table-cell>
          <table:table-cell office:value-type="float" office:value="5.5166947841644" calcext:value-type="float">
            <text:p>5,5166947841644</text:p>
          </table:table-cell>
          <table:table-cell office:value-type="float" office:value="-10.797310122259" calcext:value-type="float">
            <text:p>-10,79731012225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2440</text:p>
          </table:table-cell>
          <table:table-cell office:value-type="float" office:value="5.5425453186035" calcext:value-type="float">
            <text:p>5,5425453186035</text:p>
          </table:table-cell>
          <table:table-cell office:value-type="float" office:value="4.8661518096924" calcext:value-type="float">
            <text:p>4,8661518096924</text:p>
          </table:table-cell>
          <table:table-cell office:value-type="float" office:value="59.980863218854" calcext:value-type="float">
            <text:p>59,98086321885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2451</text:p>
          </table:table-cell>
          <table:table-cell office:value-type="float" office:value="6.4219510555267" calcext:value-type="float">
            <text:p>6,4219510555267</text:p>
          </table:table-cell>
          <table:table-cell office:value-type="float" office:value="1.9459630548954" calcext:value-type="float">
            <text:p>1,9459630548954</text:p>
          </table:table-cell>
          <table:table-cell office:value-type="float" office:value="-60.172929885281" calcext:value-type="float">
            <text:p>-60,17292988528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2462</text:p>
          </table:table-cell>
          <table:table-cell office:value-type="float" office:value="6.5616238117218" calcext:value-type="float">
            <text:p>6,5616238117218</text:p>
          </table:table-cell>
          <table:table-cell office:value-type="float" office:value="0.9088746458292" calcext:value-type="float">
            <text:p>0,9088746458292</text:p>
          </table:table-cell>
          <table:table-cell office:value-type="float" office:value="62.546599442792" calcext:value-type="float">
            <text:p>62,54659944279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2473</text:p>
          </table:table-cell>
          <table:table-cell office:value-type="float" office:value="8.3532762527466" calcext:value-type="float">
            <text:p>8,3532762527466</text:p>
          </table:table-cell>
          <table:table-cell office:value-type="float" office:value="1.7620876431465" calcext:value-type="float">
            <text:p>1,7620876431465</text:p>
          </table:table-cell>
          <table:table-cell office:value-type="float" office:value="112.4316415969" calcext:value-type="float">
            <text:p>112,431641596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2484</text:p>
          </table:table-cell>
          <table:table-cell office:value-type="float" office:value="0.56043814867735" calcext:value-type="float">
            <text:p>0,56043814867735</text:p>
          </table:table-cell>
          <table:table-cell office:value-type="float" office:value="0.67498251795769" calcext:value-type="float">
            <text:p>0,67498251795769</text:p>
          </table:table-cell>
          <table:table-cell office:value-type="float" office:value="90.353801751592" calcext:value-type="float">
            <text:p>90,35380175159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2495</text:p>
          </table:table-cell>
          <table:table-cell office:value-type="float" office:value="-0.33226560801268" calcext:value-type="float">
            <text:p>-0,33226560801268</text:p>
          </table:table-cell>
          <table:table-cell office:value-type="float" office:value="6.278480887413" calcext:value-type="float">
            <text:p>6,278480887413</text:p>
          </table:table-cell>
          <table:table-cell office:value-type="float" office:value="46.245223018015" calcext:value-type="float">
            <text:p>46,24522301801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2506</text:p>
          </table:table-cell>
          <table:table-cell office:value-type="float" office:value="2.5865733623505" calcext:value-type="float">
            <text:p>2,5865733623505</text:p>
          </table:table-cell>
          <table:table-cell office:value-type="float" office:value="3.3391761779785" calcext:value-type="float">
            <text:p>3,3391761779785</text:p>
          </table:table-cell>
          <table:table-cell office:value-type="float" office:value="106.69424275684" calcext:value-type="float">
            <text:p>106,6942427568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2517</text:p>
          </table:table-cell>
          <table:table-cell office:value-type="float" office:value="0.56073151528835" calcext:value-type="float">
            <text:p>0,56073151528835</text:p>
          </table:table-cell>
          <table:table-cell office:value-type="float" office:value="5.639396905899" calcext:value-type="float">
            <text:p>5,639396905899</text:p>
          </table:table-cell>
          <table:table-cell office:value-type="float" office:value="159.25232316278" calcext:value-type="float">
            <text:p>159,2523231627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2528</text:p>
          </table:table-cell>
          <table:table-cell office:value-type="float" office:value="5.4434597492218" calcext:value-type="float">
            <text:p>5,4434597492218</text:p>
          </table:table-cell>
          <table:table-cell office:value-type="float" office:value="4.5509830117226" calcext:value-type="float">
            <text:p>4,5509830117226</text:p>
          </table:table-cell>
          <table:table-cell office:value-type="float" office:value="135.34881810474" calcext:value-type="float">
            <text:p>135,3488181047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2539</text:p>
          </table:table-cell>
          <table:table-cell office:value-type="float" office:value="8.4479075670242" calcext:value-type="float">
            <text:p>8,4479075670242</text:p>
          </table:table-cell>
          <table:table-cell office:value-type="float" office:value="5.4805034399033" calcext:value-type="float">
            <text:p>5,4805034399033</text:p>
          </table:table-cell>
          <table:table-cell office:value-type="float" office:value="-58.907815605212" calcext:value-type="float">
            <text:p>-58,9078156052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2550</text:p>
          </table:table-cell>
          <table:table-cell office:value-type="float" office:value="8.957554101944" calcext:value-type="float">
            <text:p>8,957554101944</text:p>
          </table:table-cell>
          <table:table-cell office:value-type="float" office:value="4.9735617637634" calcext:value-type="float">
            <text:p>4,9735617637634</text:p>
          </table:table-cell>
          <table:table-cell office:value-type="float" office:value="42.191154637914" calcext:value-type="float">
            <text:p>42,1911546379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2561</text:p>
          </table:table-cell>
          <table:table-cell office:value-type="float" office:value="-1.5187092125416" calcext:value-type="float">
            <text:p>-1,5187092125416</text:p>
          </table:table-cell>
          <table:table-cell office:value-type="float" office:value="5.4907929897308" calcext:value-type="float">
            <text:p>5,4907929897308</text:p>
          </table:table-cell>
          <table:table-cell office:value-type="float" office:value="-134.45952743482" calcext:value-type="float">
            <text:p>-134,4595274348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2572</text:p>
          </table:table-cell>
          <table:table-cell office:value-type="float" office:value="1.758728325367" calcext:value-type="float">
            <text:p>1,758728325367</text:p>
          </table:table-cell>
          <table:table-cell office:value-type="float" office:value="8.4324759244919" calcext:value-type="float">
            <text:p>8,4324759244919</text:p>
          </table:table-cell>
          <table:table-cell office:value-type="float" office:value="-122.30499990427" calcext:value-type="float">
            <text:p>-122,3049999042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2583</text:p>
          </table:table-cell>
          <table:table-cell office:value-type="float" office:value="0.77293284237385" calcext:value-type="float">
            <text:p>0,77293284237385</text:p>
          </table:table-cell>
          <table:table-cell office:value-type="float" office:value="3.9728417992592" calcext:value-type="float">
            <text:p>3,9728417992592</text:p>
          </table:table-cell>
          <table:table-cell office:value-type="float" office:value="95.543141577654" calcext:value-type="float">
            <text:p>95,54314157765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2594</text:p>
          </table:table-cell>
          <table:table-cell office:value-type="float" office:value="3.124283850193" calcext:value-type="float">
            <text:p>3,124283850193</text:p>
          </table:table-cell>
          <table:table-cell office:value-type="float" office:value="7.0048677921295" calcext:value-type="float">
            <text:p>7,0048677921295</text:p>
          </table:table-cell>
          <table:table-cell office:value-type="float" office:value="-147.55673013675" calcext:value-type="float">
            <text:p>-147,5567301367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2605</text:p>
          </table:table-cell>
          <table:table-cell office:value-type="float" office:value="5.6991130113602" calcext:value-type="float">
            <text:p>5,6991130113602</text:p>
          </table:table-cell>
          <table:table-cell office:value-type="float" office:value="4.3658256530762" calcext:value-type="float">
            <text:p>4,3658256530762</text:p>
          </table:table-cell>
          <table:table-cell office:value-type="float" office:value="-100.7031103608" calcext:value-type="float">
            <text:p>-100,703110360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2616</text:p>
          </table:table-cell>
          <table:table-cell office:value-type="float" office:value="6.4322823286057" calcext:value-type="float">
            <text:p>6,4322823286057</text:p>
          </table:table-cell>
          <table:table-cell office:value-type="float" office:value="5.4280120134354" calcext:value-type="float">
            <text:p>5,4280120134354</text:p>
          </table:table-cell>
          <table:table-cell office:value-type="float" office:value="52.360762076773" calcext:value-type="float">
            <text:p>52,36076207677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2627</text:p>
          </table:table-cell>
          <table:table-cell office:value-type="float" office:value="9.0220201015472" calcext:value-type="float">
            <text:p>9,0220201015472</text:p>
          </table:table-cell>
          <table:table-cell office:value-type="float" office:value="5.6200063228607" calcext:value-type="float">
            <text:p>5,6200063228607</text:p>
          </table:table-cell>
          <table:table-cell office:value-type="float" office:value="96.966236260287" calcext:value-type="float">
            <text:p>96,96623626028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2638</text:p>
          </table:table-cell>
          <table:table-cell office:value-type="float" office:value="-1.5849988162518" calcext:value-type="float">
            <text:p>-1,5849988162518</text:p>
          </table:table-cell>
          <table:table-cell office:value-type="float" office:value="9.5762920379639" calcext:value-type="float">
            <text:p>9,5762920379639</text:p>
          </table:table-cell>
          <table:table-cell office:value-type="float" office:value="-21.468392413133" calcext:value-type="float">
            <text:p>-21,46839241313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2649</text:p>
          </table:table-cell>
          <table:table-cell office:value-type="float" office:value="-0.90388379991055" calcext:value-type="float">
            <text:p>-0,90388379991055</text:p>
          </table:table-cell>
          <table:table-cell office:value-type="float" office:value="6.0095638036728" calcext:value-type="float">
            <text:p>6,0095638036728</text:p>
          </table:table-cell>
          <table:table-cell office:value-type="float" office:value="-65.226744694315" calcext:value-type="float">
            <text:p>-65,22674469431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2660</text:p>
          </table:table-cell>
          <table:table-cell office:value-type="float" office:value="4.9468049407005" calcext:value-type="float">
            <text:p>4,9468049407005</text:p>
          </table:table-cell>
          <table:table-cell office:value-type="float" office:value="8.8088941574097" calcext:value-type="float">
            <text:p>8,8088941574097</text:p>
          </table:table-cell>
          <table:table-cell office:value-type="float" office:value="137.74856488416" calcext:value-type="float">
            <text:p>137,7485648841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2671</text:p>
          </table:table-cell>
          <table:table-cell office:value-type="float" office:value="4.6296519041061" calcext:value-type="float">
            <text:p>4,6296519041061</text:p>
          </table:table-cell>
          <table:table-cell office:value-type="float" office:value="5.8296686410904" calcext:value-type="float">
            <text:p>5,8296686410904</text:p>
          </table:table-cell>
          <table:table-cell office:value-type="float" office:value="20.884660019237" calcext:value-type="float">
            <text:p>20,88466001923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2682</text:p>
          </table:table-cell>
          <table:table-cell office:value-type="float" office:value="5.0208503007889" calcext:value-type="float">
            <text:p>5,0208503007889</text:p>
          </table:table-cell>
          <table:table-cell office:value-type="float" office:value="6.5943747758865" calcext:value-type="float">
            <text:p>6,5943747758865</text:p>
          </table:table-cell>
          <table:table-cell office:value-type="float" office:value="-56.764293248486" calcext:value-type="float">
            <text:p>-56,76429324848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2693</text:p>
          </table:table-cell>
          <table:table-cell office:value-type="float" office:value="9.8067891597748" calcext:value-type="float">
            <text:p>9,8067891597748</text:p>
          </table:table-cell>
          <table:table-cell office:value-type="float" office:value="9.8563700914383" calcext:value-type="float">
            <text:p>9,8563700914383</text:p>
          </table:table-cell>
          <table:table-cell office:value-type="float" office:value="157.04475238824" calcext:value-type="float">
            <text:p>157,0447523882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2704</text:p>
          </table:table-cell>
          <table:table-cell office:value-type="float" office:value="6.5983748435974" calcext:value-type="float">
            <text:p>6,5983748435974</text:p>
          </table:table-cell>
          <table:table-cell office:value-type="float" office:value="9.4910287857056" calcext:value-type="float">
            <text:p>9,4910287857056</text:p>
          </table:table-cell>
          <table:table-cell office:value-type="float" office:value="-134.80100510227" calcext:value-type="float">
            <text:p>-134,8010051022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2715</text:p>
          </table:table-cell>
          <table:table-cell office:value-type="float" office:value="-0.99280707538128" calcext:value-type="float">
            <text:p>-0,99280707538128</text:p>
          </table:table-cell>
          <table:table-cell office:value-type="float" office:value="9.1002309322357" calcext:value-type="float">
            <text:p>9,1002309322357</text:p>
          </table:table-cell>
          <table:table-cell office:value-type="float" office:value="-164.92446061153" calcext:value-type="float">
            <text:p>-164,9244606115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2726</text:p>
          </table:table-cell>
          <table:table-cell office:value-type="float" office:value="1.0163225978613" calcext:value-type="float">
            <text:p>1,0163225978613</text:p>
          </table:table-cell>
          <table:table-cell office:value-type="float" office:value="10.006234645844" calcext:value-type="float">
            <text:p>10,006234645844</text:p>
          </table:table-cell>
          <table:table-cell office:value-type="float" office:value="132.02086983213" calcext:value-type="float">
            <text:p>132,020869832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2737</text:p>
          </table:table-cell>
          <table:table-cell office:value-type="float" office:value="2.0173986256123" calcext:value-type="float">
            <text:p>2,0173986256123</text:p>
          </table:table-cell>
          <table:table-cell office:value-type="float" office:value="7.8857433795929" calcext:value-type="float">
            <text:p>7,8857433795929</text:p>
          </table:table-cell>
          <table:table-cell office:value-type="float" office:value="13.865672668834" calcext:value-type="float">
            <text:p>13,86567266883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2748</text:p>
          </table:table-cell>
          <table:table-cell office:value-type="float" office:value="1.4308068156242" calcext:value-type="float">
            <text:p>1,4308068156242</text:p>
          </table:table-cell>
          <table:table-cell office:value-type="float" office:value="9.9391603469849" calcext:value-type="float">
            <text:p>9,9391603469849</text:p>
          </table:table-cell>
          <table:table-cell office:value-type="float" office:value="-179.61890682293" calcext:value-type="float">
            <text:p>-179,6189068229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2759</text:p>
          </table:table-cell>
          <table:table-cell office:value-type="float" office:value="3.1444838643074" calcext:value-type="float">
            <text:p>3,1444838643074</text:p>
          </table:table-cell>
          <table:table-cell office:value-type="float" office:value="9.2606353759766" calcext:value-type="float">
            <text:p>9,2606353759766</text:p>
          </table:table-cell>
          <table:table-cell office:value-type="float" office:value="107.32899349966" calcext:value-type="float">
            <text:p>107,32899349966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2770</text:p>
          </table:table-cell>
          <table:table-cell office:value-type="float" office:value="7.0054298639297" calcext:value-type="float">
            <text:p>7,0054298639297</text:p>
          </table:table-cell>
          <table:table-cell office:value-type="float" office:value="10.695943832397" calcext:value-type="float">
            <text:p>10,695943832397</text:p>
          </table:table-cell>
          <table:table-cell office:value-type="float" office:value="-94.327885633821" calcext:value-type="float">
            <text:p>-94,32788563382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2781</text:p>
          </table:table-cell>
          <table:table-cell office:value-type="float" office:value="9.9478662014008" calcext:value-type="float">
            <text:p>9,9478662014008</text:p>
          </table:table-cell>
          <table:table-cell office:value-type="float" office:value="8.5123586654663" calcext:value-type="float">
            <text:p>8,5123586654663</text:p>
          </table:table-cell>
          <table:table-cell office:value-type="float" office:value="122.97927649917" calcext:value-type="float">
            <text:p>122,9792764991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2792</text:p>
          </table:table-cell>
          <table:table-cell office:value-type="float" office:value="2.307325899601" calcext:value-type="float">
            <text:p>2,307325899601</text:p>
          </table:table-cell>
          <table:table-cell office:value-type="float" office:value="9.877815246582" calcext:value-type="float">
            <text:p>9,877815246582</text:p>
          </table:table-cell>
          <table:table-cell office:value-type="float" office:value="126.35965256175" calcext:value-type="float">
            <text:p>126,3596525617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2803</text:p>
          </table:table-cell>
          <table:table-cell office:value-type="float" office:value="0.1317504234612" calcext:value-type="float">
            <text:p>0,1317504234612</text:p>
          </table:table-cell>
          <table:table-cell office:value-type="float" office:value="8.895378112793" calcext:value-type="float">
            <text:p>8,895378112793</text:p>
          </table:table-cell>
          <table:table-cell office:value-type="float" office:value="28.99953476183" calcext:value-type="float">
            <text:p>28,9995347618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15</text:p>
          </table:table-cell>
          <table:table-cell office:value-type="float" office:value="0.045703235082328" calcext:value-type="float">
            <text:p>0,045703235082328</text:p>
          </table:table-cell>
          <table:table-cell office:value-type="float" office:value="-0.24451293051243" calcext:value-type="float">
            <text:p>-0,24451293051243</text:p>
          </table:table-cell>
          <table:table-cell office:value-type="float" office:value="-92.415692699943" calcext:value-type="float">
            <text:p>-92,41569269994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2264</text:p>
          </table:table-cell>
          <table:table-cell office:value-type="float" office:value="2.817707657814" calcext:value-type="float">
            <text:p>2,817707657814</text:p>
          </table:table-cell>
          <table:table-cell office:value-type="float" office:value="-0.16877191141248" calcext:value-type="float">
            <text:p>-0,16877191141248</text:p>
          </table:table-cell>
          <table:table-cell office:value-type="float" office:value="-104.85815622245" calcext:value-type="float">
            <text:p>-104,8581562224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2275</text:p>
          </table:table-cell>
          <table:table-cell office:value-type="float" office:value="3.823407292366" calcext:value-type="float">
            <text:p>3,823407292366</text:p>
          </table:table-cell>
          <table:table-cell office:value-type="float" office:value="4.846665263176" calcext:value-type="float">
            <text:p>4,846665263176</text:p>
          </table:table-cell>
          <table:table-cell office:value-type="float" office:value="-50.495266914368" calcext:value-type="float">
            <text:p>-50,49526691436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2286</text:p>
          </table:table-cell>
          <table:table-cell office:value-type="float" office:value="3.9561212062836" calcext:value-type="float">
            <text:p>3,9561212062836</text:p>
          </table:table-cell>
          <table:table-cell office:value-type="float" office:value="-0.58501668274403" calcext:value-type="float">
            <text:p>-0,58501668274403</text:p>
          </table:table-cell>
          <table:table-cell office:value-type="float" office:value="124.47648898811" calcext:value-type="float">
            <text:p>124,4764889881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2297</text:p>
          </table:table-cell>
          <table:table-cell office:value-type="float" office:value="7.29132771492" calcext:value-type="float">
            <text:p>7,29132771492</text:p>
          </table:table-cell>
          <table:table-cell office:value-type="float" office:value="-0.58501321822405" calcext:value-type="float">
            <text:p>-0,58501321822405</text:p>
          </table:table-cell>
          <table:table-cell office:value-type="float" office:value="56.401299822862" calcext:value-type="float">
            <text:p>56,40129982286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2308</text:p>
          </table:table-cell>
          <table:table-cell office:value-type="float" office:value="9.1325318813324" calcext:value-type="float">
            <text:p>9,1325318813324</text:p>
          </table:table-cell>
          <table:table-cell office:value-type="float" office:value="0.70856757462025" calcext:value-type="float">
            <text:p>0,70856757462025</text:p>
          </table:table-cell>
          <table:table-cell office:value-type="float" office:value="-158.74041417602" calcext:value-type="float">
            <text:p>-158,7404141760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2319</text:p>
          </table:table-cell>
          <table:table-cell office:value-type="float" office:value="7.9175877571106" calcext:value-type="float">
            <text:p>7,9175877571106</text:p>
          </table:table-cell>
          <table:table-cell office:value-type="float" office:value="-0.52214432507753" calcext:value-type="float">
            <text:p>-0,52214432507753</text:p>
          </table:table-cell>
          <table:table-cell office:value-type="float" office:value="6.6226828534892" calcext:value-type="float">
            <text:p>6,622682853489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2330</text:p>
          </table:table-cell>
          <table:table-cell office:value-type="float" office:value="-1.5349379181862" calcext:value-type="float">
            <text:p>-1,5349379181862</text:p>
          </table:table-cell>
          <table:table-cell office:value-type="float" office:value="4.2274397611618" calcext:value-type="float">
            <text:p>4,2274397611618</text:p>
          </table:table-cell>
          <table:table-cell office:value-type="float" office:value="-104.19268820696" calcext:value-type="float">
            <text:p>-104,1926882069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2341</text:p>
          </table:table-cell>
          <table:table-cell office:value-type="float" office:value="-0.18152602016926" calcext:value-type="float">
            <text:p>-0,18152602016926</text:p>
          </table:table-cell>
          <table:table-cell office:value-type="float" office:value="0.74697464704514" calcext:value-type="float">
            <text:p>0,74697464704514</text:p>
          </table:table-cell>
          <table:table-cell office:value-type="float" office:value="66.358800906285" calcext:value-type="float">
            <text:p>66,35880090628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2352</text:p>
          </table:table-cell>
          <table:table-cell office:value-type="float" office:value="1.8854364752769" calcext:value-type="float">
            <text:p>1,8854364752769</text:p>
          </table:table-cell>
          <table:table-cell office:value-type="float" office:value="2.1016988158226" calcext:value-type="float">
            <text:p>2,1016988158226</text:p>
          </table:table-cell>
          <table:table-cell office:value-type="float" office:value="-56.302051255657" calcext:value-type="float">
            <text:p>-56,30205125565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2363</text:p>
          </table:table-cell>
          <table:table-cell office:value-type="float" office:value="2.8234612941742" calcext:value-type="float">
            <text:p>2,8234612941742</text:p>
          </table:table-cell>
          <table:table-cell office:value-type="float" office:value="4.798022210598" calcext:value-type="float">
            <text:p>4,798022210598</text:p>
          </table:table-cell>
          <table:table-cell office:value-type="float" office:value="6.2417113667081" calcext:value-type="float">
            <text:p>6,241711366708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2374</text:p>
          </table:table-cell>
          <table:table-cell office:value-type="float" office:value="4.3615657091141" calcext:value-type="float">
            <text:p>4,3615657091141</text:p>
          </table:table-cell>
          <table:table-cell office:value-type="float" office:value="-0.17495445907116" calcext:value-type="float">
            <text:p>-0,17495445907116</text:p>
          </table:table-cell>
          <table:table-cell office:value-type="float" office:value="-3.1367358128736" calcext:value-type="float">
            <text:p>-3,136735812873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2385</text:p>
          </table:table-cell>
          <table:table-cell office:value-type="float" office:value="5.4883182048798" calcext:value-type="float">
            <text:p>5,4883182048798</text:p>
          </table:table-cell>
          <table:table-cell office:value-type="float" office:value="-0.58212716132402" calcext:value-type="float">
            <text:p>-0,58212716132402</text:p>
          </table:table-cell>
          <table:table-cell office:value-type="float" office:value="1.5027904586428" calcext:value-type="float">
            <text:p>1,502790458642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2396</text:p>
          </table:table-cell>
          <table:table-cell office:value-type="float" office:value="8.6265563964844" calcext:value-type="float">
            <text:p>8,6265563964844</text:p>
          </table:table-cell>
          <table:table-cell office:value-type="float" office:value="1.3622108101845" calcext:value-type="float">
            <text:p>1,3622108101845</text:p>
          </table:table-cell>
          <table:table-cell office:value-type="float" office:value="-162.00523315721" calcext:value-type="float">
            <text:p>-162,0052331572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2407</text:p>
          </table:table-cell>
          <table:table-cell office:value-type="float" office:value="-1.532019674778" calcext:value-type="float">
            <text:p>-1,532019674778</text:p>
          </table:table-cell>
          <table:table-cell office:value-type="float" office:value="5.3011929988861" calcext:value-type="float">
            <text:p>5,3011929988861</text:p>
          </table:table-cell>
          <table:table-cell office:value-type="float" office:value="-12.337650652904" calcext:value-type="float">
            <text:p>-12,33765065290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2418</text:p>
          </table:table-cell>
          <table:table-cell office:value-type="float" office:value="0.49715906381607" calcext:value-type="float">
            <text:p>0,49715906381607</text:p>
          </table:table-cell>
          <table:table-cell office:value-type="float" office:value="1.719872802496" calcext:value-type="float">
            <text:p>1,719872802496</text:p>
          </table:table-cell>
          <table:table-cell office:value-type="float" office:value="-128.50998465423" calcext:value-type="float">
            <text:p>-128,5099846542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2429</text:p>
          </table:table-cell>
          <table:table-cell office:value-type="float" office:value="1.8155917525291" calcext:value-type="float">
            <text:p>1,8155917525291</text:p>
          </table:table-cell>
          <table:table-cell office:value-type="float" office:value="5.4566329717636" calcext:value-type="float">
            <text:p>5,4566329717636</text:p>
          </table:table-cell>
          <table:table-cell office:value-type="float" office:value="16.404532133394" calcext:value-type="float">
            <text:p>16,40453213339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2440</text:p>
          </table:table-cell>
          <table:table-cell office:value-type="float" office:value="5.4518282413483" calcext:value-type="float">
            <text:p>5,4518282413483</text:p>
          </table:table-cell>
          <table:table-cell office:value-type="float" office:value="4.7161236405373" calcext:value-type="float">
            <text:p>4,7161236405373</text:p>
          </table:table-cell>
          <table:table-cell office:value-type="float" office:value="85.750051364777" calcext:value-type="float">
            <text:p>85,75005136477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2451</text:p>
          </table:table-cell>
          <table:table-cell office:value-type="float" office:value="6.2243449687958" calcext:value-type="float">
            <text:p>6,2243449687958</text:p>
          </table:table-cell>
          <table:table-cell office:value-type="float" office:value="2.2911861538887" calcext:value-type="float">
            <text:p>2,2911861538887</text:p>
          </table:table-cell>
          <table:table-cell office:value-type="float" office:value="-60.138447269513" calcext:value-type="float">
            <text:p>-60,1384472695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2462</text:p>
          </table:table-cell>
          <table:table-cell office:value-type="float" office:value="6.3793563842773" calcext:value-type="float">
            <text:p>6,3793563842773</text:p>
          </table:table-cell>
          <table:table-cell office:value-type="float" office:value="0.55623032152653" calcext:value-type="float">
            <text:p>0,55623032152653</text:p>
          </table:table-cell>
          <table:table-cell office:value-type="float" office:value="62.556392068316" calcext:value-type="float">
            <text:p>62,55639206831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2473</text:p>
          </table:table-cell>
          <table:table-cell office:value-type="float" office:value="8.5680830478668" calcext:value-type="float">
            <text:p>8,5680830478668</text:p>
          </table:table-cell>
          <table:table-cell office:value-type="float" office:value="1.8166826665401" calcext:value-type="float">
            <text:p>1,8166826665401</text:p>
          </table:table-cell>
          <table:table-cell office:value-type="float" office:value="-156.96164149388" calcext:value-type="float">
            <text:p>-156,9616414938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2484</text:p>
          </table:table-cell>
          <table:table-cell office:value-type="float" office:value="0.54449893534184" calcext:value-type="float">
            <text:p>0,54449893534184</text:p>
          </table:table-cell>
          <table:table-cell office:value-type="float" office:value="0.47791603952646" calcext:value-type="float">
            <text:p>0,47791603952646</text:p>
          </table:table-cell>
          <table:table-cell office:value-type="float" office:value="90.331079853568" calcext:value-type="float">
            <text:p>90,33107985356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2495</text:p>
          </table:table-cell>
          <table:table-cell office:value-type="float" office:value="-0.27377922087908" calcext:value-type="float">
            <text:p>-0,27377922087908</text:p>
          </table:table-cell>
          <table:table-cell office:value-type="float" office:value="6.077829003334" calcext:value-type="float">
            <text:p>6,077829003334</text:p>
          </table:table-cell>
          <table:table-cell office:value-type="float" office:value="121.20741947441" calcext:value-type="float">
            <text:p>121,2074194744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2506</text:p>
          </table:table-cell>
          <table:table-cell office:value-type="float" office:value="2.4511604011059" calcext:value-type="float">
            <text:p>2,4511604011059</text:p>
          </table:table-cell>
          <table:table-cell office:value-type="float" office:value="3.0954292416573" calcext:value-type="float">
            <text:p>3,0954292416573</text:p>
          </table:table-cell>
          <table:table-cell office:value-type="float" office:value="51.342622869334" calcext:value-type="float">
            <text:p>51,34262286933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2517</text:p>
          </table:table-cell>
          <table:table-cell office:value-type="float" office:value="0.93257158994675" calcext:value-type="float">
            <text:p>0,93257158994675</text:p>
          </table:table-cell>
          <table:table-cell office:value-type="float" office:value="5.4987865686417" calcext:value-type="float">
            <text:p>5,4987865686417</text:p>
          </table:table-cell>
          <table:table-cell office:value-type="float" office:value="159.22632794471" calcext:value-type="float">
            <text:p>159,2263279447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2528</text:p>
          </table:table-cell>
          <table:table-cell office:value-type="float" office:value="5.3117948770523" calcext:value-type="float">
            <text:p>5,3117948770523</text:p>
          </table:table-cell>
          <table:table-cell office:value-type="float" office:value="4.3839541077614" calcext:value-type="float">
            <text:p>4,3839541077614</text:p>
          </table:table-cell>
          <table:table-cell office:value-type="float" office:value="47.455794492345" calcext:value-type="float">
            <text:p>47,45579449234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2539</text:p>
          </table:table-cell>
          <table:table-cell office:value-type="float" office:value="8.2437467575073" calcext:value-type="float">
            <text:p>8,2437467575073</text:p>
          </table:table-cell>
          <table:table-cell office:value-type="float" office:value="5.3939521312714" calcext:value-type="float">
            <text:p>5,3939521312714</text:p>
          </table:table-cell>
          <table:table-cell office:value-type="float" office:value="31.817265376923" calcext:value-type="float">
            <text:p>31,81726537692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2550</text:p>
          </table:table-cell>
          <table:table-cell office:value-type="float" office:value="8.6629951000214" calcext:value-type="float">
            <text:p>8,6629951000214</text:p>
          </table:table-cell>
          <table:table-cell office:value-type="float" office:value="4.7065234184265" calcext:value-type="float">
            <text:p>4,7065234184265</text:p>
          </table:table-cell>
          <table:table-cell office:value-type="float" office:value="42.221455057715" calcext:value-type="float">
            <text:p>42,22145505771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2561</text:p>
          </table:table-cell>
          <table:table-cell office:value-type="float" office:value="-1.5071621537209" calcext:value-type="float">
            <text:p>-1,5071621537209</text:p>
          </table:table-cell>
          <table:table-cell office:value-type="float" office:value="5.5092549324036" calcext:value-type="float">
            <text:p>5,5092549324036</text:p>
          </table:table-cell>
          <table:table-cell office:value-type="float" office:value="-133.33995630787" calcext:value-type="float">
            <text:p>-133,3399563078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2572</text:p>
          </table:table-cell>
          <table:table-cell office:value-type="float" office:value="1.5898212790489" calcext:value-type="float">
            <text:p>1,5898212790489</text:p>
          </table:table-cell>
          <table:table-cell office:value-type="float" office:value="8.5763102769852" calcext:value-type="float">
            <text:p>8,5763102769852</text:p>
          </table:table-cell>
          <table:table-cell office:value-type="float" office:value="-31.558129817817" calcext:value-type="float">
            <text:p>-31,55812981781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2583</text:p>
          </table:table-cell>
          <table:table-cell office:value-type="float" office:value="0.87177999317646" calcext:value-type="float">
            <text:p>0,87177999317646</text:p>
          </table:table-cell>
          <table:table-cell office:value-type="float" office:value="3.6496779322624" calcext:value-type="float">
            <text:p>3,6496779322624</text:p>
          </table:table-cell>
          <table:table-cell office:value-type="float" office:value="110.46250382806" calcext:value-type="float">
            <text:p>110,4625038280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2594</text:p>
          </table:table-cell>
          <table:table-cell office:value-type="float" office:value="3.2454228401184" calcext:value-type="float">
            <text:p>3,2454228401184</text:p>
          </table:table-cell>
          <table:table-cell office:value-type="float" office:value="7.0483958721161" calcext:value-type="float">
            <text:p>7,0483958721161</text:p>
          </table:table-cell>
          <table:table-cell office:value-type="float" office:value="-157.62532592579" calcext:value-type="float">
            <text:p>-157,6253259257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2605</text:p>
          </table:table-cell>
          <table:table-cell office:value-type="float" office:value="5.7501423358917" calcext:value-type="float">
            <text:p>5,7501423358917</text:p>
          </table:table-cell>
          <table:table-cell office:value-type="float" office:value="4.5280057191849" calcext:value-type="float">
            <text:p>4,5280057191849</text:p>
          </table:table-cell>
          <table:table-cell office:value-type="float" office:value="-78.090660131661" calcext:value-type="float">
            <text:p>-78,09066013166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2616</text:p>
          </table:table-cell>
          <table:table-cell office:value-type="float" office:value="6.4477986097336" calcext:value-type="float">
            <text:p>6,4477986097336</text:p>
          </table:table-cell>
          <table:table-cell office:value-type="float" office:value="5.1672971248627" calcext:value-type="float">
            <text:p>5,1672971248627</text:p>
          </table:table-cell>
          <table:table-cell office:value-type="float" office:value="97.728660152217" calcext:value-type="float">
            <text:p>97,72866015221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2627</text:p>
          </table:table-cell>
          <table:table-cell office:value-type="float" office:value="8.8082486391068" calcext:value-type="float">
            <text:p>8,8082486391068</text:p>
          </table:table-cell>
          <table:table-cell office:value-type="float" office:value="5.5618703365326" calcext:value-type="float">
            <text:p>5,5618703365326</text:p>
          </table:table-cell>
          <table:table-cell office:value-type="float" office:value="6.2524952990994" calcext:value-type="float">
            <text:p>6,252495299099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2638</text:p>
          </table:table-cell>
          <table:table-cell office:value-type="float" office:value="-1.5840893983841" calcext:value-type="float">
            <text:p>-1,5840893983841</text:p>
          </table:table-cell>
          <table:table-cell office:value-type="float" office:value="9.5790386199951" calcext:value-type="float">
            <text:p>9,5790386199951</text:p>
          </table:table-cell>
          <table:table-cell office:value-type="float" office:value="-21.856581519364" calcext:value-type="float">
            <text:p>-21,85658151936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2649</text:p>
          </table:table-cell>
          <table:table-cell office:value-type="float" office:value="-0.77021837234497" calcext:value-type="float">
            <text:p>-0,77021837234497</text:p>
          </table:table-cell>
          <table:table-cell office:value-type="float" office:value="6.1793971061707" calcext:value-type="float">
            <text:p>6,1793971061707</text:p>
          </table:table-cell>
          <table:table-cell office:value-type="float" office:value="-144.29290886897" calcext:value-type="float">
            <text:p>-144,2929088689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2660</text:p>
          </table:table-cell>
          <table:table-cell office:value-type="float" office:value="4.9664011597633" calcext:value-type="float">
            <text:p>4,9664011597633</text:p>
          </table:table-cell>
          <table:table-cell office:value-type="float" office:value="8.5266941785812" calcext:value-type="float">
            <text:p>8,5266941785812</text:p>
          </table:table-cell>
          <table:table-cell office:value-type="float" office:value="84.657480002968" calcext:value-type="float">
            <text:p>84,65748000296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2671</text:p>
          </table:table-cell>
          <table:table-cell office:value-type="float" office:value="4.4603419303894" calcext:value-type="float">
            <text:p>4,4603419303894</text:p>
          </table:table-cell>
          <table:table-cell office:value-type="float" office:value="6.037238240242" calcext:value-type="float">
            <text:p>6,037238240242</text:p>
          </table:table-cell>
          <table:table-cell office:value-type="float" office:value="-50.450257055319" calcext:value-type="float">
            <text:p>-50,45025705531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2682</text:p>
          </table:table-cell>
          <table:table-cell office:value-type="float" office:value="5.1884377002716" calcext:value-type="float">
            <text:p>5,1884377002716</text:p>
          </table:table-cell>
          <table:table-cell office:value-type="float" office:value="6.8037110567093" calcext:value-type="float">
            <text:p>6,8037110567093</text:p>
          </table:table-cell>
          <table:table-cell office:value-type="float" office:value="-128.43817662282" calcext:value-type="float">
            <text:p>-128,4381766228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2693</text:p>
          </table:table-cell>
          <table:table-cell office:value-type="float" office:value="9.9185055494308" calcext:value-type="float">
            <text:p>9,9185055494308</text:p>
          </table:table-cell>
          <table:table-cell office:value-type="float" office:value="9.7446841001511" calcext:value-type="float">
            <text:p>9,7446841001511</text:p>
          </table:table-cell>
          <table:table-cell office:value-type="float" office:value="-177.65183965112" calcext:value-type="float">
            <text:p>-177,651839651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2704</text:p>
          </table:table-cell>
          <table:table-cell office:value-type="float" office:value="6.7203795909882" calcext:value-type="float">
            <text:p>6,7203795909882</text:p>
          </table:table-cell>
          <table:table-cell office:value-type="float" office:value="9.7122925519943" calcext:value-type="float">
            <text:p>9,7122925519943</text:p>
          </table:table-cell>
          <table:table-cell office:value-type="float" office:value="-119.84652470631" calcext:value-type="float">
            <text:p>-119,8465247063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2715</text:p>
          </table:table-cell>
          <table:table-cell office:value-type="float" office:value="-0.90491324663162" calcext:value-type="float">
            <text:p>-0,90491324663162</text:p>
          </table:table-cell>
          <table:table-cell office:value-type="float" office:value="8.8962763547897" calcext:value-type="float">
            <text:p>8,8962763547897</text:p>
          </table:table-cell>
          <table:table-cell office:value-type="float" office:value="104.42506659562" calcext:value-type="float">
            <text:p>104,4250665956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2726</text:p>
          </table:table-cell>
          <table:table-cell office:value-type="float" office:value="1.1949063837528" calcext:value-type="float">
            <text:p>1,1949063837528</text:p>
          </table:table-cell>
          <table:table-cell office:value-type="float" office:value="10.106217861176" calcext:value-type="float">
            <text:p>10,106217861176</text:p>
          </table:table-cell>
          <table:table-cell office:value-type="float" office:value="-140.86073371255" calcext:value-type="float">
            <text:p>-140,8607337125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2737</text:p>
          </table:table-cell>
          <table:table-cell office:value-type="float" office:value="1.9351090490818" calcext:value-type="float">
            <text:p>1,9351090490818</text:p>
          </table:table-cell>
          <table:table-cell office:value-type="float" office:value="8.0915814638138" calcext:value-type="float">
            <text:p>8,0915814638138</text:p>
          </table:table-cell>
          <table:table-cell office:value-type="float" office:value="-76.907973380605" calcext:value-type="float">
            <text:p>-76,90797338060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2748</text:p>
          </table:table-cell>
          <table:table-cell office:value-type="float" office:value="1.4852990210056" calcext:value-type="float">
            <text:p>1,4852990210056</text:p>
          </table:table-cell>
          <table:table-cell office:value-type="float" office:value="10.177475214005" calcext:value-type="float">
            <text:p>10,177475214005</text:p>
          </table:table-cell>
          <table:table-cell office:value-type="float" office:value="-92.272664331327" calcext:value-type="float">
            <text:p>-92,27266433132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2759</text:p>
          </table:table-cell>
          <table:table-cell office:value-type="float" office:value="3.3157694339752" calcext:value-type="float">
            <text:p>3,3157694339752</text:p>
          </table:table-cell>
          <table:table-cell office:value-type="float" office:value="8.9978486299515" calcext:value-type="float">
            <text:p>8,9978486299515</text:p>
          </table:table-cell>
          <table:table-cell office:value-type="float" office:value="127.26453762905" calcext:value-type="float">
            <text:p>127,26453762905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2770</text:p>
          </table:table-cell>
          <table:table-cell office:value-type="float" office:value="6.9089961051941" calcext:value-type="float">
            <text:p>6,9089961051941</text:p>
          </table:table-cell>
          <table:table-cell office:value-type="float" office:value="10.991837978363" calcext:value-type="float">
            <text:p>10,991837978363</text:p>
          </table:table-cell>
          <table:table-cell office:value-type="float" office:value="-70.838499980368" calcext:value-type="float">
            <text:p>-70,838499980368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2781</text:p>
          </table:table-cell>
          <table:table-cell office:value-type="float" office:value="10.085005760193" calcext:value-type="float">
            <text:p>10,085005760193</text:p>
          </table:table-cell>
          <table:table-cell office:value-type="float" office:value="8.2509315013885" calcext:value-type="float">
            <text:p>8,2509315013885</text:p>
          </table:table-cell>
          <table:table-cell office:value-type="float" office:value="134.21844980519" calcext:value-type="float">
            <text:p>134,2184498051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2792</text:p>
          </table:table-cell>
          <table:table-cell office:value-type="float" office:value="2.592985033989" calcext:value-type="float">
            <text:p>2,592985033989</text:p>
          </table:table-cell>
          <table:table-cell office:value-type="float" office:value="9.7132885456085" calcext:value-type="float">
            <text:p>9,7132885456085</text:p>
          </table:table-cell>
          <table:table-cell office:value-type="float" office:value="156.71233614539" calcext:value-type="float">
            <text:p>156,7123361453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2803</text:p>
          </table:table-cell>
          <table:table-cell office:value-type="float" office:value="-0.10484682396054" calcext:value-type="float">
            <text:p>-0,10484682396054</text:p>
          </table:table-cell>
          <table:table-cell office:value-type="float" office:value="8.8696897029877" calcext:value-type="float">
            <text:p>8,8696897029877</text:p>
          </table:table-cell>
          <table:table-cell office:value-type="float" office:value="3.1553124593701" calcext:value-type="float">
            <text:p>3,155312459370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15</text:p>
          </table:table-cell>
          <table:table-cell office:value-type="float" office:value="-0.077981390058994" calcext:value-type="float">
            <text:p>-0,077981390058994</text:p>
          </table:table-cell>
          <table:table-cell office:value-type="float" office:value="-0.10651471093297" calcext:value-type="float">
            <text:p>-0,10651471093297</text:p>
          </table:table-cell>
          <table:table-cell office:value-type="float" office:value="-48.369604311172" calcext:value-type="float">
            <text:p>-48,36960431117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2264</text:p>
          </table:table-cell>
          <table:table-cell office:value-type="float" office:value="2.7242031693459" calcext:value-type="float">
            <text:p>2,7242031693459</text:p>
          </table:table-cell>
          <table:table-cell office:value-type="float" office:value="0.12501752004027" calcext:value-type="float">
            <text:p>0,12501752004027</text:p>
          </table:table-cell>
          <table:table-cell office:value-type="float" office:value="-64.073196641958" calcext:value-type="float">
            <text:p>-64,07319664195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2275</text:p>
          </table:table-cell>
          <table:table-cell office:value-type="float" office:value="3.5411006212234" calcext:value-type="float">
            <text:p>3,5411006212234</text:p>
          </table:table-cell>
          <table:table-cell office:value-type="float" office:value="5.0911521911621" calcext:value-type="float">
            <text:p>5,0911521911621</text:p>
          </table:table-cell>
          <table:table-cell office:value-type="float" office:value="-39.78910150042" calcext:value-type="float">
            <text:p>-39,7891015004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2286</text:p>
          </table:table-cell>
          <table:table-cell office:value-type="float" office:value="4.2342168092728" calcext:value-type="float">
            <text:p>4,2342168092728</text:p>
          </table:table-cell>
          <table:table-cell office:value-type="float" office:value="-0.58500677347183" calcext:value-type="float">
            <text:p>-0,58500677347183</text:p>
          </table:table-cell>
          <table:table-cell office:value-type="float" office:value="121.82065787589" calcext:value-type="float">
            <text:p>121,8206578758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2297</text:p>
          </table:table-cell>
          <table:table-cell office:value-type="float" office:value="7.0039904117584" calcext:value-type="float">
            <text:p>7,0039904117584</text:p>
          </table:table-cell>
          <table:table-cell office:value-type="float" office:value="-0.58501236140728" calcext:value-type="float">
            <text:p>-0,58501236140728</text:p>
          </table:table-cell>
          <table:table-cell office:value-type="float" office:value="55.547202468678" calcext:value-type="float">
            <text:p>55,54720246867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2308</text:p>
          </table:table-cell>
          <table:table-cell office:value-type="float" office:value="9.478086233139" calcext:value-type="float">
            <text:p>9,478086233139</text:p>
          </table:table-cell>
          <table:table-cell office:value-type="float" office:value="0.86047865450382" calcext:value-type="float">
            <text:p>0,86047865450382</text:p>
          </table:table-cell>
          <table:table-cell office:value-type="float" office:value="-150.32814566497" calcext:value-type="float">
            <text:p>-150,3281456649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2319</text:p>
          </table:table-cell>
          <table:table-cell office:value-type="float" office:value="7.5229322910309" calcext:value-type="float">
            <text:p>7,5229322910309</text:p>
          </table:table-cell>
          <table:table-cell office:value-type="float" office:value="-0.56778647005558" calcext:value-type="float">
            <text:p>-0,56778647005558</text:p>
          </table:table-cell>
          <table:table-cell office:value-type="float" office:value="6.6047795354181" calcext:value-type="float">
            <text:p>6,604779535418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2330</text:p>
          </table:table-cell>
          <table:table-cell office:value-type="float" office:value="-1.3948358595371" calcext:value-type="float">
            <text:p>-1,3948358595371</text:p>
          </table:table-cell>
          <table:table-cell office:value-type="float" office:value="4.4393086433411" calcext:value-type="float">
            <text:p>4,4393086433411</text:p>
          </table:table-cell>
          <table:table-cell office:value-type="float" office:value="-126.41546984387" calcext:value-type="float">
            <text:p>-126,4154698438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2341</text:p>
          </table:table-cell>
          <table:table-cell office:value-type="float" office:value="-0.48529054969549" calcext:value-type="float">
            <text:p>-0,48529054969549</text:p>
          </table:table-cell>
          <table:table-cell office:value-type="float" office:value="0.68822838366032" calcext:value-type="float">
            <text:p>0,68822838366032</text:p>
          </table:table-cell>
          <table:table-cell office:value-type="float" office:value="15.683433052841" calcext:value-type="float">
            <text:p>15,68343305284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2352</text:p>
          </table:table-cell>
          <table:table-cell office:value-type="float" office:value="1.7061325907707" calcext:value-type="float">
            <text:p>1,7061325907707</text:p>
          </table:table-cell>
          <table:table-cell office:value-type="float" office:value="2.4005624651909" calcext:value-type="float">
            <text:p>2,4005624651909</text:p>
          </table:table-cell>
          <table:table-cell office:value-type="float" office:value="-59.468715054214" calcext:value-type="float">
            <text:p>-59,46871505421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2363</text:p>
          </table:table-cell>
          <table:table-cell office:value-type="float" office:value="2.4691152572632" calcext:value-type="float">
            <text:p>2,4691152572632</text:p>
          </table:table-cell>
          <table:table-cell office:value-type="float" office:value="4.8149418830872" calcext:value-type="float">
            <text:p>4,8149418830872</text:p>
          </table:table-cell>
          <table:table-cell office:value-type="float" office:value="-6.2749306107782" calcext:value-type="float">
            <text:p>-6,274930610778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2374</text:p>
          </table:table-cell>
          <table:table-cell office:value-type="float" office:value="4.3424159288406" calcext:value-type="float">
            <text:p>4,3424159288406</text:p>
          </table:table-cell>
          <table:table-cell office:value-type="float" office:value="0.046219006180763" calcext:value-type="float">
            <text:p>0,046219006180763</text:p>
          </table:table-cell>
          <table:table-cell office:value-type="float" office:value="-93.790350446276" calcext:value-type="float">
            <text:p>-93,79035044627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2385</text:p>
          </table:table-cell>
          <table:table-cell office:value-type="float" office:value="5.0900620222092" calcext:value-type="float">
            <text:p>5,0900620222092</text:p>
          </table:table-cell>
          <table:table-cell office:value-type="float" office:value="-0.5813018232584" calcext:value-type="float">
            <text:p>-0,5813018232584</text:p>
          </table:table-cell>
          <table:table-cell office:value-type="float" office:value="0.1610199369158" calcext:value-type="float">
            <text:p>0,161019936915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2396</text:p>
          </table:table-cell>
          <table:table-cell office:value-type="float" office:value="8.6449670791626" calcext:value-type="float">
            <text:p>8,6449670791626</text:p>
          </table:table-cell>
          <table:table-cell office:value-type="float" office:value="1.5653726458549" calcext:value-type="float">
            <text:p>1,5653726458549</text:p>
          </table:table-cell>
          <table:table-cell office:value-type="float" office:value="-83.610612116042" calcext:value-type="float">
            <text:p>-83,61061211604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2407</text:p>
          </table:table-cell>
          <table:table-cell office:value-type="float" office:value="-1.5330794453621" calcext:value-type="float">
            <text:p>-1,5330794453621</text:p>
          </table:table-cell>
          <table:table-cell office:value-type="float" office:value="5.3066557645798" calcext:value-type="float">
            <text:p>5,3066557645798</text:p>
          </table:table-cell>
          <table:table-cell office:value-type="float" office:value="24.818049494628" calcext:value-type="float">
            <text:p>24,8180494946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2418</text:p>
          </table:table-cell>
          <table:table-cell office:value-type="float" office:value="0.74374571442604" calcext:value-type="float">
            <text:p>0,74374571442604</text:p>
          </table:table-cell>
          <table:table-cell office:value-type="float" office:value="2.0312078297138" calcext:value-type="float">
            <text:p>2,0312078297138</text:p>
          </table:table-cell>
          <table:table-cell office:value-type="float" office:value="-128.48699624371" calcext:value-type="float">
            <text:p>-128,4869962437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2429</text:p>
          </table:table-cell>
          <table:table-cell office:value-type="float" office:value="1.5719422698021" calcext:value-type="float">
            <text:p>1,5719422698021</text:p>
          </table:table-cell>
          <table:table-cell office:value-type="float" office:value="5.4471963644028" calcext:value-type="float">
            <text:p>5,4471963644028</text:p>
          </table:table-cell>
          <table:table-cell office:value-type="float" office:value="-19.729145583074" calcext:value-type="float">
            <text:p>-19,72914558307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2440</text:p>
          </table:table-cell>
          <table:table-cell office:value-type="float" office:value="5.412922501564" calcext:value-type="float">
            <text:p>5,412922501564</text:p>
          </table:table-cell>
          <table:table-cell office:value-type="float" office:value="4.5319470763206" calcext:value-type="float">
            <text:p>4,5319470763206</text:p>
          </table:table-cell>
          <table:table-cell office:value-type="float" office:value="123.69424066726" calcext:value-type="float">
            <text:p>123,6942406672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2451</text:p>
          </table:table-cell>
          <table:table-cell office:value-type="float" office:value="6.0797756910324" calcext:value-type="float">
            <text:p>6,0797756910324</text:p>
          </table:table-cell>
          <table:table-cell office:value-type="float" office:value="2.6174300909042" calcext:value-type="float">
            <text:p>2,6174300909042</text:p>
          </table:table-cell>
          <table:table-cell office:value-type="float" office:value="-75.587438170318" calcext:value-type="float">
            <text:p>-75,58743817031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2462</text:p>
          </table:table-cell>
          <table:table-cell office:value-type="float" office:value="6.220041513443" calcext:value-type="float">
            <text:p>6,220041513443</text:p>
          </table:table-cell>
          <table:table-cell office:value-type="float" office:value="0.23161675781012" calcext:value-type="float">
            <text:p>0,23161675781012</text:p>
          </table:table-cell>
          <table:table-cell office:value-type="float" office:value="65.952752046524" calcext:value-type="float">
            <text:p>65,95275204652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2473</text:p>
          </table:table-cell>
          <table:table-cell office:value-type="float" office:value="8.5111343860626" calcext:value-type="float">
            <text:p>8,5111343860626</text:p>
          </table:table-cell>
          <table:table-cell office:value-type="float" office:value="2.0353356003761" calcext:value-type="float">
            <text:p>2,0353356003761</text:p>
          </table:table-cell>
          <table:table-cell office:value-type="float" office:value="-66.824254716278" calcext:value-type="float">
            <text:p>-66,82425471627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2484</text:p>
          </table:table-cell>
          <table:table-cell office:value-type="float" office:value="0.46590849757195" calcext:value-type="float">
            <text:p>0,46590849757195</text:p>
          </table:table-cell>
          <table:table-cell office:value-type="float" office:value="0.28437340632081" calcext:value-type="float">
            <text:p>0,28437340632081</text:p>
          </table:table-cell>
          <table:table-cell office:value-type="float" office:value="88.648258500798" calcext:value-type="float">
            <text:p>88,64825850079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2495</text:p>
          </table:table-cell>
          <table:table-cell office:value-type="float" office:value="-0.069404453970492" calcext:value-type="float">
            <text:p>-0,069404453970492</text:p>
          </table:table-cell>
          <table:table-cell office:value-type="float" office:value="6.164608001709" calcext:value-type="float">
            <text:p>6,164608001709</text:p>
          </table:table-cell>
          <table:table-cell office:value-type="float" office:value="-148.20251039639" calcext:value-type="float">
            <text:p>-148,2025103963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2506</text:p>
          </table:table-cell>
          <table:table-cell office:value-type="float" office:value="2.173126488924" calcext:value-type="float">
            <text:p>2,173126488924</text:p>
          </table:table-cell>
          <table:table-cell office:value-type="float" office:value="3.0680692195892" calcext:value-type="float">
            <text:p>3,0680692195892</text:p>
          </table:table-cell>
          <table:table-cell office:value-type="float" office:value="-4.0213894217637" calcext:value-type="float">
            <text:p>-4,021389421763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2517</text:p>
          </table:table-cell>
          <table:table-cell office:value-type="float" office:value="1.1992390453815" calcext:value-type="float">
            <text:p>1,1992390453815</text:p>
          </table:table-cell>
          <table:table-cell office:value-type="float" office:value="5.515370965004" calcext:value-type="float">
            <text:p>5,515370965004</text:p>
          </table:table-cell>
          <table:table-cell office:value-type="float" office:value="-152.65909122054" calcext:value-type="float">
            <text:p>-152,6590912205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2528</text:p>
          </table:table-cell>
          <table:table-cell office:value-type="float" office:value="5.0904005765915" calcext:value-type="float">
            <text:p>5,0904005765915</text:p>
          </table:table-cell>
          <table:table-cell office:value-type="float" office:value="4.4606623053551" calcext:value-type="float">
            <text:p>4,4606623053551</text:p>
          </table:table-cell>
          <table:table-cell office:value-type="float" office:value="-36.763945582566" calcext:value-type="float">
            <text:p>-36,76394558256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2539</text:p>
          </table:table-cell>
          <table:table-cell office:value-type="float" office:value="8.2774925231934" calcext:value-type="float">
            <text:p>8,2774925231934</text:p>
          </table:table-cell>
          <table:table-cell office:value-type="float" office:value="5.1069021224976" calcext:value-type="float">
            <text:p>5,1069021224976</text:p>
          </table:table-cell>
          <table:table-cell office:value-type="float" office:value="93.464631183892" calcext:value-type="float">
            <text:p>93,46463118389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2550</text:p>
          </table:table-cell>
          <table:table-cell office:value-type="float" office:value="8.3736562728882" calcext:value-type="float">
            <text:p>8,3736562728882</text:p>
          </table:table-cell>
          <table:table-cell office:value-type="float" office:value="4.4816011190414" calcext:value-type="float">
            <text:p>4,4816011190414</text:p>
          </table:table-cell>
          <table:table-cell office:value-type="float" office:value="28.8987896245" calcext:value-type="float">
            <text:p>28,898789624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2561</text:p>
          </table:table-cell>
          <table:table-cell office:value-type="float" office:value="-1.5233688056469" calcext:value-type="float">
            <text:p>-1,5233688056469</text:p>
          </table:table-cell>
          <table:table-cell office:value-type="float" office:value="5.515131354332" calcext:value-type="float">
            <text:p>5,515131354332</text:p>
          </table:table-cell>
          <table:table-cell office:value-type="float" office:value="-130.7158880173" calcext:value-type="float">
            <text:p>-130,715888017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2572</text:p>
          </table:table-cell>
          <table:table-cell office:value-type="float" office:value="1.309914290905" calcext:value-type="float">
            <text:p>1,309914290905</text:p>
          </table:table-cell>
          <table:table-cell office:value-type="float" office:value="8.4467428922653" calcext:value-type="float">
            <text:p>8,4467428922653</text:p>
          </table:table-cell>
          <table:table-cell office:value-type="float" office:value="20.481112276673" calcext:value-type="float">
            <text:p>20,48111227667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2583</text:p>
          </table:table-cell>
          <table:table-cell office:value-type="float" office:value="1.0533393919468" calcext:value-type="float">
            <text:p>1,0533393919468</text:p>
          </table:table-cell>
          <table:table-cell office:value-type="float" office:value="3.3764144778252" calcext:value-type="float">
            <text:p>3,3764144778252</text:p>
          </table:table-cell>
          <table:table-cell office:value-type="float" office:value="129.66700420258" calcext:value-type="float">
            <text:p>129,6670042025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2594</text:p>
          </table:table-cell>
          <table:table-cell office:value-type="float" office:value="3.3547011017799" calcext:value-type="float">
            <text:p>3,3547011017799</text:p>
          </table:table-cell>
          <table:table-cell office:value-type="float" office:value="7.2874069213867" calcext:value-type="float">
            <text:p>7,2874069213867</text:p>
          </table:table-cell>
          <table:table-cell office:value-type="float" office:value="-107.2342175587" calcext:value-type="float">
            <text:p>-107,234217558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2605</text:p>
          </table:table-cell>
          <table:table-cell office:value-type="float" office:value="5.738388299942" calcext:value-type="float">
            <text:p>5,738388299942</text:p>
          </table:table-cell>
          <table:table-cell office:value-type="float" office:value="4.4925808906555" calcext:value-type="float">
            <text:p>4,4925808906555</text:p>
          </table:table-cell>
          <table:table-cell office:value-type="float" office:value="8.2623236308432" calcext:value-type="float">
            <text:p>8,262323630843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2616</text:p>
          </table:table-cell>
          <table:table-cell office:value-type="float" office:value="6.5835803747177" calcext:value-type="float">
            <text:p>6,5835803747177</text:p>
          </table:table-cell>
          <table:table-cell office:value-type="float" office:value="4.8959845304489" calcext:value-type="float">
            <text:p>4,8959845304489</text:p>
          </table:table-cell>
          <table:table-cell office:value-type="float" office:value="121.2621980412" calcext:value-type="float">
            <text:p>121,262198041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2627</text:p>
          </table:table-cell>
          <table:table-cell office:value-type="float" office:value="8.7453079223633" calcext:value-type="float">
            <text:p>8,7453079223633</text:p>
          </table:table-cell>
          <table:table-cell office:value-type="float" office:value="5.785950422287" calcext:value-type="float">
            <text:p>5,785950422287</text:p>
          </table:table-cell>
          <table:table-cell office:value-type="float" office:value="-80.617266855422" calcext:value-type="float">
            <text:p>-80,61726685542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2638</text:p>
          </table:table-cell>
          <table:table-cell office:value-type="float" office:value="-1.5850053727627" calcext:value-type="float">
            <text:p>-1,5850053727627</text:p>
          </table:table-cell>
          <table:table-cell office:value-type="float" office:value="9.5754277706146" calcext:value-type="float">
            <text:p>9,5754277706146</text:p>
          </table:table-cell>
          <table:table-cell office:value-type="float" office:value="-23.321163312645" calcext:value-type="float">
            <text:p>-23,32116331264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2649</text:p>
          </table:table-cell>
          <table:table-cell office:value-type="float" office:value="-0.61522025614977" calcext:value-type="float">
            <text:p>-0,61522025614977</text:p>
          </table:table-cell>
          <table:table-cell office:value-type="float" office:value="6.0192406177521" calcext:value-type="float">
            <text:p>6,0192406177521</text:p>
          </table:table-cell>
          <table:table-cell office:value-type="float" office:value="125.07458401334" calcext:value-type="float">
            <text:p>125,0745840133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2660</text:p>
          </table:table-cell>
          <table:table-cell office:value-type="float" office:value="4.7530737519264" calcext:value-type="float">
            <text:p>4,7530737519264</text:p>
          </table:table-cell>
          <table:table-cell office:value-type="float" office:value="8.3400475978851" calcext:value-type="float">
            <text:p>8,3400475978851</text:p>
          </table:table-cell>
          <table:table-cell office:value-type="float" office:value="31.579802750023" calcext:value-type="float">
            <text:p>31,57980275002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2671</text:p>
          </table:table-cell>
          <table:table-cell office:value-type="float" office:value="4.2073488235474" calcext:value-type="float">
            <text:p>4,2073488235474</text:p>
          </table:table-cell>
          <table:table-cell office:value-type="float" office:value="6.3436782360077" calcext:value-type="float">
            <text:p>6,3436782360077</text:p>
          </table:table-cell>
          <table:table-cell office:value-type="float" office:value="-50.451657954295" calcext:value-type="float">
            <text:p>-50,45165795429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2682</text:p>
          </table:table-cell>
          <table:table-cell office:value-type="float" office:value="5.4344040155411" calcext:value-type="float">
            <text:p>5,4344040155411</text:p>
          </table:table-cell>
          <table:table-cell office:value-type="float" office:value="7.1159034967422" calcext:value-type="float">
            <text:p>7,1159034967422</text:p>
          </table:table-cell>
          <table:table-cell office:value-type="float" office:value="-128.4972057221" calcext:value-type="float">
            <text:p>-128,497205722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2693</text:p>
          </table:table-cell>
          <table:table-cell office:value-type="float" office:value="9.9971467256546" calcext:value-type="float">
            <text:p>9,9971467256546</text:p>
          </table:table-cell>
          <table:table-cell office:value-type="float" office:value="9.6659576892853" calcext:value-type="float">
            <text:p>9,6659576892853</text:p>
          </table:table-cell>
          <table:table-cell office:value-type="float" office:value="-159.04959599683" calcext:value-type="float">
            <text:p>-159,0495959968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2704</text:p>
          </table:table-cell>
          <table:table-cell office:value-type="float" office:value="6.8256390094757" calcext:value-type="float">
            <text:p>6,8256390094757</text:p>
          </table:table-cell>
          <table:table-cell office:value-type="float" office:value="9.9575644731522" calcext:value-type="float">
            <text:p>9,9575644731522</text:p>
          </table:table-cell>
          <table:table-cell office:value-type="float" office:value="-112.16517694437" calcext:value-type="float">
            <text:p>-112,1651769443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2715</text:p>
          </table:table-cell>
          <table:table-cell office:value-type="float" office:value="-0.98864533007145" calcext:value-type="float">
            <text:p>-0,98864533007145</text:p>
          </table:table-cell>
          <table:table-cell office:value-type="float" office:value="8.551834821701" calcext:value-type="float">
            <text:p>8,551834821701</text:p>
          </table:table-cell>
          <table:table-cell office:value-type="float" office:value="80.484912653638" calcext:value-type="float">
            <text:p>80,48491265363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2726</text:p>
          </table:table-cell>
          <table:table-cell office:value-type="float" office:value="1.155069693923" calcext:value-type="float">
            <text:p>1,155069693923</text:p>
          </table:table-cell>
          <table:table-cell office:value-type="float" office:value="10.281165838242" calcext:value-type="float">
            <text:p>10,281165838242</text:p>
          </table:table-cell>
          <table:table-cell office:value-type="float" office:value="-80.374795160476" calcext:value-type="float">
            <text:p>-80,37479516047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2737</text:p>
          </table:table-cell>
          <table:table-cell office:value-type="float" office:value="2.1460583806038" calcext:value-type="float">
            <text:p>2,1460583806038</text:p>
          </table:table-cell>
          <table:table-cell office:value-type="float" office:value="8.3150547742844" calcext:value-type="float">
            <text:p>8,3150547742844</text:p>
          </table:table-cell>
          <table:table-cell office:value-type="float" office:value="-128.71563662389" calcext:value-type="float">
            <text:p>-128,7156366238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2748</text:p>
          </table:table-cell>
          <table:table-cell office:value-type="float" office:value="1.4562007784843" calcext:value-type="float">
            <text:p>1,4562007784843</text:p>
          </table:table-cell>
          <table:table-cell office:value-type="float" office:value="10.433745384216" calcext:value-type="float">
            <text:p>10,433745384216</text:p>
          </table:table-cell>
          <table:table-cell office:value-type="float" office:value="-77.420367556772" calcext:value-type="float">
            <text:p>-77,42036755677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2759</text:p>
          </table:table-cell>
          <table:table-cell office:value-type="float" office:value="3.5657131671906" calcext:value-type="float">
            <text:p>3,5657131671906</text:p>
          </table:table-cell>
          <table:table-cell office:value-type="float" office:value="8.7996369600296" calcext:value-type="float">
            <text:p>8,7996369600296</text:p>
          </table:table-cell>
          <table:table-cell office:value-type="float" office:value="144.99626949335" calcext:value-type="float">
            <text:p>144,99626949335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2770</text:p>
          </table:table-cell>
          <table:table-cell office:value-type="float" office:value="6.8596303462982" calcext:value-type="float">
            <text:p>6,8596303462982</text:p>
          </table:table-cell>
          <table:table-cell office:value-type="float" office:value="11.085000038147" calcext:value-type="float">
            <text:p>11,085000038147</text:p>
          </table:table-cell>
          <table:table-cell office:value-type="float" office:value="-83.72475463114" calcext:value-type="float">
            <text:p>-83,72475463114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2781</text:p>
          </table:table-cell>
          <table:table-cell office:value-type="float" office:value="10.085006952286" calcext:value-type="float">
            <text:p>10,085006952286</text:p>
          </table:table-cell>
          <table:table-cell office:value-type="float" office:value="8.0139493942261" calcext:value-type="float">
            <text:p>8,0139493942261</text:p>
          </table:table-cell>
          <table:table-cell office:value-type="float" office:value="134.94719061882" calcext:value-type="float">
            <text:p>134,9471906188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2792</text:p>
          </table:table-cell>
          <table:table-cell office:value-type="float" office:value="2.9227465391159" calcext:value-type="float">
            <text:p>2,9227465391159</text:p>
          </table:table-cell>
          <table:table-cell office:value-type="float" office:value="9.7150993347168" calcext:value-type="float">
            <text:p>9,7150993347168</text:p>
          </table:table-cell>
          <table:table-cell office:value-type="float" office:value="-173.11128689225" calcext:value-type="float">
            <text:p>-173,1112868922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2803</text:p>
          </table:table-cell>
          <table:table-cell office:value-type="float" office:value="-0.39733298122883" calcext:value-type="float">
            <text:p>-0,39733298122883</text:p>
          </table:table-cell>
          <table:table-cell office:value-type="float" office:value="8.8652431964874" calcext:value-type="float">
            <text:p>8,8652431964874</text:p>
          </table:table-cell>
          <table:table-cell office:value-type="float" office:value="2.6124651739552" calcext:value-type="float">
            <text:p>2,612465173955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15</text:p>
          </table:table-cell>
          <table:table-cell office:value-type="float" office:value="-0.31312774866819" calcext:value-type="float">
            <text:p>-0,31312774866819</text:p>
          </table:table-cell>
          <table:table-cell office:value-type="float" office:value="-0.15523766167462" calcext:value-type="float">
            <text:p>-0,15523766167462</text:p>
          </table:table-cell>
          <table:table-cell office:value-type="float" office:value="20.81493796057" calcext:value-type="float">
            <text:p>20,8149379605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2264</text:p>
          </table:table-cell>
          <table:table-cell office:value-type="float" office:value="2.4618914723396" calcext:value-type="float">
            <text:p>2,4618914723396</text:p>
          </table:table-cell>
          <table:table-cell office:value-type="float" office:value="0.28564462438226" calcext:value-type="float">
            <text:p>0,28564462438226</text:p>
          </table:table-cell>
          <table:table-cell office:value-type="float" office:value="-23.259363166846" calcext:value-type="float">
            <text:p>-23,25936316684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2275</text:p>
          </table:table-cell>
          <table:table-cell office:value-type="float" office:value="3.2560166716576" calcext:value-type="float">
            <text:p>3,2560166716576</text:p>
          </table:table-cell>
          <table:table-cell office:value-type="float" office:value="5.2100831270218" calcext:value-type="float">
            <text:p>5,2100831270218</text:p>
          </table:table-cell>
          <table:table-cell office:value-type="float" office:value="-4.5618015774496" calcext:value-type="float">
            <text:p>-4,561801577449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2286</text:p>
          </table:table-cell>
          <table:table-cell office:value-type="float" office:value="4.4364410638809" calcext:value-type="float">
            <text:p>4,4364410638809</text:p>
          </table:table-cell>
          <table:table-cell office:value-type="float" office:value="-0.5846232175827" calcext:value-type="float">
            <text:p>-0,5846232175827</text:p>
          </table:table-cell>
          <table:table-cell office:value-type="float" office:value="102.31231276397" calcext:value-type="float">
            <text:p>102,3123127639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2297</text:p>
          </table:table-cell>
          <table:table-cell office:value-type="float" office:value="6.7738550901413" calcext:value-type="float">
            <text:p>6,7738550901413</text:p>
          </table:table-cell>
          <table:table-cell office:value-type="float" office:value="-0.58500625193119" calcext:value-type="float">
            <text:p>-0,58500625193119</text:p>
          </table:table-cell>
          <table:table-cell office:value-type="float" office:value="55.350963856764" calcext:value-type="float">
            <text:p>55,35096385676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2308</text:p>
          </table:table-cell>
          <table:table-cell office:value-type="float" office:value="9.5524281263351" calcext:value-type="float">
            <text:p>9,5524281263351</text:p>
          </table:table-cell>
          <table:table-cell office:value-type="float" office:value="1.1315212398767" calcext:value-type="float">
            <text:p>1,1315212398767</text:p>
          </table:table-cell>
          <table:table-cell office:value-type="float" office:value="-95.908646370955" calcext:value-type="float">
            <text:p>-95,90864637095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2319</text:p>
          </table:table-cell>
          <table:table-cell office:value-type="float" office:value="7.2328013181686" calcext:value-type="float">
            <text:p>7,2328013181686</text:p>
          </table:table-cell>
          <table:table-cell office:value-type="float" office:value="-0.58345753699541" calcext:value-type="float">
            <text:p>-0,58345753699541</text:p>
          </table:table-cell>
          <table:table-cell office:value-type="float" office:value="2.9134271773183" calcext:value-type="float">
            <text:p>2,913427177318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2330</text:p>
          </table:table-cell>
          <table:table-cell office:value-type="float" office:value="-1.185849905014" calcext:value-type="float">
            <text:p>-1,185849905014</text:p>
          </table:table-cell>
          <table:table-cell office:value-type="float" office:value="4.5835041999817" calcext:value-type="float">
            <text:p>4,5835041999817</text:p>
          </table:table-cell>
          <table:table-cell office:value-type="float" office:value="-148.64878897454" calcext:value-type="float">
            <text:p>-148,6487889745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2341</text:p>
          </table:table-cell>
          <table:table-cell office:value-type="float" office:value="-0.86804606020451" calcext:value-type="float">
            <text:p>-0,86804606020451</text:p>
          </table:table-cell>
          <table:table-cell office:value-type="float" office:value="0.58102168142796" calcext:value-type="float">
            <text:p>0,58102168142796</text:p>
          </table:table-cell>
          <table:table-cell office:value-type="float" office:value="15.695634541238" calcext:value-type="float">
            <text:p>15,69563454123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2352</text:p>
          </table:table-cell>
          <table:table-cell office:value-type="float" office:value="1.5422748029232" calcext:value-type="float">
            <text:p>1,5422748029232</text:p>
          </table:table-cell>
          <table:table-cell office:value-type="float" office:value="2.7078717947006" calcext:value-type="float">
            <text:p>2,7078717947006</text:p>
          </table:table-cell>
          <table:table-cell office:value-type="float" office:value="-62.561298631559" calcext:value-type="float">
            <text:p>-62,56129863155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2363</text:p>
          </table:table-cell>
          <table:table-cell office:value-type="float" office:value="2.1266059577465" calcext:value-type="float">
            <text:p>2,1266059577465</text:p>
          </table:table-cell>
          <table:table-cell office:value-type="float" office:value="4.9193447828293" calcext:value-type="float">
            <text:p>4,9193447828293</text:p>
          </table:table-cell>
          <table:table-cell office:value-type="float" office:value="-20.239291487226" calcext:value-type="float">
            <text:p>-20,23929148722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2374</text:p>
          </table:table-cell>
          <table:table-cell office:value-type="float" office:value="4.5807021856308" calcext:value-type="float">
            <text:p>4,5807021856308</text:p>
          </table:table-cell>
          <table:table-cell office:value-type="float" office:value="0.076666795648634" calcext:value-type="float">
            <text:p>0,076666795648634</text:p>
          </table:table-cell>
          <table:table-cell office:value-type="float" office:value="-177.98342218824" calcext:value-type="float">
            <text:p>-177,9834221882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2385</text:p>
          </table:table-cell>
          <table:table-cell office:value-type="float" office:value="4.7601008415222" calcext:value-type="float">
            <text:p>4,7601008415222</text:p>
          </table:table-cell>
          <table:table-cell office:value-type="float" office:value="-0.54608166217804" calcext:value-type="float">
            <text:p>-0,54608166217804</text:p>
          </table:table-cell>
          <table:table-cell office:value-type="float" office:value="-19.516726587988" calcext:value-type="float">
            <text:p>-19,51672658798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2396</text:p>
          </table:table-cell>
          <table:table-cell office:value-type="float" office:value="8.422703742981" calcext:value-type="float">
            <text:p>8,422703742981</text:p>
          </table:table-cell>
          <table:table-cell office:value-type="float" office:value="1.5717408061028" calcext:value-type="float">
            <text:p>1,5717408061028</text:p>
          </table:table-cell>
          <table:table-cell office:value-type="float" office:value="7.1592848202226" calcext:value-type="float">
            <text:p>7,159284820222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2407</text:p>
          </table:table-cell>
          <table:table-cell office:value-type="float" office:value="-1.5400019288063" calcext:value-type="float">
            <text:p>-1,5400019288063</text:p>
          </table:table-cell>
          <table:table-cell office:value-type="float" office:value="5.3106844425201" calcext:value-type="float">
            <text:p>5,3106844425201</text:p>
          </table:table-cell>
          <table:table-cell office:value-type="float" office:value="50.755970796962" calcext:value-type="float">
            <text:p>50,75597079696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2418</text:p>
          </table:table-cell>
          <table:table-cell office:value-type="float" office:value="0.90586468577385" calcext:value-type="float">
            <text:p>0,90586468577385</text:p>
          </table:table-cell>
          <table:table-cell office:value-type="float" office:value="2.2968807816505" calcext:value-type="float">
            <text:p>2,2968807816505</text:p>
          </table:table-cell>
          <table:table-cell office:value-type="float" office:value="-112.83835332105" calcext:value-type="float">
            <text:p>-112,8383533210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2429</text:p>
          </table:table-cell>
          <table:table-cell office:value-type="float" office:value="1.6176447272301" calcext:value-type="float">
            <text:p>1,6176447272301</text:p>
          </table:table-cell>
          <table:table-cell office:value-type="float" office:value="5.6645935773849" calcext:value-type="float">
            <text:p>5,6645935773849</text:p>
          </table:table-cell>
          <table:table-cell office:value-type="float" office:value="-110.51156946049" calcext:value-type="float">
            <text:p>-110,5115694604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2440</text:p>
          </table:table-cell>
          <table:table-cell office:value-type="float" office:value="5.3015375137329" calcext:value-type="float">
            <text:p>5,3015375137329</text:p>
          </table:table-cell>
          <table:table-cell office:value-type="float" office:value="4.3154591321945" calcext:value-type="float">
            <text:p>4,3154591321945</text:p>
          </table:table-cell>
          <table:table-cell office:value-type="float" office:value="62.916969797414" calcext:value-type="float">
            <text:p>62,91696979741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2451</text:p>
          </table:table-cell>
          <table:table-cell office:value-type="float" office:value="6.1868113279343" calcext:value-type="float">
            <text:p>6,1868113279343</text:p>
          </table:table-cell>
          <table:table-cell office:value-type="float" office:value="2.9022771120071" calcext:value-type="float">
            <text:p>2,9022771120071</text:p>
          </table:table-cell>
          <table:table-cell office:value-type="float" office:value="-113.4817486356" calcext:value-type="float">
            <text:p>-113,48174863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2462</text:p>
          </table:table-cell>
          <table:table-cell office:value-type="float" office:value="6.1423814296722" calcext:value-type="float">
            <text:p>6,1423814296722</text:p>
          </table:table-cell>
          <table:table-cell office:value-type="float" office:value="-0.046178945340216" calcext:value-type="float">
            <text:p>-0,046178945340216</text:p>
          </table:table-cell>
          <table:table-cell office:value-type="float" office:value="76.417050543864" calcext:value-type="float">
            <text:p>76,41705054386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2473</text:p>
          </table:table-cell>
          <table:table-cell office:value-type="float" office:value="8.2966458797455" calcext:value-type="float">
            <text:p>8,2966458797455</text:p>
          </table:table-cell>
          <table:table-cell office:value-type="float" office:value="1.9774205982685" calcext:value-type="float">
            <text:p>1,9774205982685</text:p>
          </table:table-cell>
          <table:table-cell office:value-type="float" office:value="23.935729151319" calcext:value-type="float">
            <text:p>23,93572915131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2484</text:p>
          </table:table-cell>
          <table:table-cell office:value-type="float" office:value="0.3955315798521" calcext:value-type="float">
            <text:p>0,3955315798521</text:p>
          </table:table-cell>
          <table:table-cell office:value-type="float" office:value="0.10572196915746" calcext:value-type="float">
            <text:p>0,10572196915746</text:p>
          </table:table-cell>
          <table:table-cell office:value-type="float" office:value="85.865348767323" calcext:value-type="float">
            <text:p>85,86534876732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2495</text:p>
          </table:table-cell>
          <table:table-cell office:value-type="float" office:value="-0.15359573066235" calcext:value-type="float">
            <text:p>-0,15359573066235</text:p>
          </table:table-cell>
          <table:table-cell office:value-type="float" office:value="6.371676325798" calcext:value-type="float">
            <text:p>6,371676325798</text:p>
          </table:table-cell>
          <table:table-cell office:value-type="float" office:value="-57.889259544907" calcext:value-type="float">
            <text:p>-57,88925954490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2506</text:p>
          </table:table-cell>
          <table:table-cell office:value-type="float" office:value="1.9169878959656" calcext:value-type="float">
            <text:p>1,9169878959656</text:p>
          </table:table-cell>
          <table:table-cell office:value-type="float" office:value="3.2746657729149" calcext:value-type="float">
            <text:p>3,2746657729149</text:p>
          </table:table-cell>
          <table:table-cell office:value-type="float" office:value="-38.609845243442" calcext:value-type="float">
            <text:p>-38,60984524344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2517</text:p>
          </table:table-cell>
          <table:table-cell office:value-type="float" office:value="1.1255891621113" calcext:value-type="float">
            <text:p>1,1255891621113</text:p>
          </table:table-cell>
          <table:table-cell office:value-type="float" office:value="5.7254898548126" calcext:value-type="float">
            <text:p>5,7254898548126</text:p>
          </table:table-cell>
          <table:table-cell office:value-type="float" office:value="-61.840573693537" calcext:value-type="float">
            <text:p>-61,84057369353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2528</text:p>
          </table:table-cell>
          <table:table-cell office:value-type="float" office:value="4.9326500296593" calcext:value-type="float">
            <text:p>4,9326500296593</text:p>
          </table:table-cell>
          <table:table-cell office:value-type="float" office:value="4.5582666993141" calcext:value-type="float">
            <text:p>4,5582666993141</text:p>
          </table:table-cell>
          <table:table-cell office:value-type="float" office:value="-10.456356083512" calcext:value-type="float">
            <text:p>-10,45635608351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2539</text:p>
          </table:table-cell>
          <table:table-cell office:value-type="float" office:value="8.0858868360519" calcext:value-type="float">
            <text:p>8,0858868360519</text:p>
          </table:table-cell>
          <table:table-cell office:value-type="float" office:value="5.0061500072479" calcext:value-type="float">
            <text:p>5,0061500072479</text:p>
          </table:table-cell>
          <table:table-cell office:value-type="float" office:value="12.693411510461" calcext:value-type="float">
            <text:p>12,69341151046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2550</text:p>
          </table:table-cell>
          <table:table-cell office:value-type="float" office:value="8.2279413938522" calcext:value-type="float">
            <text:p>8,2279413938522</text:p>
          </table:table-cell>
          <table:table-cell office:value-type="float" office:value="4.6458142995834" calcext:value-type="float">
            <text:p>4,6458142995834</text:p>
          </table:table-cell>
          <table:table-cell office:value-type="float" office:value="-59.031320225661" calcext:value-type="float">
            <text:p>-59,03132022566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2561</text:p>
          </table:table-cell>
          <table:table-cell office:value-type="float" office:value="-1.5411081910133" calcext:value-type="float">
            <text:p>-1,5411081910133</text:p>
          </table:table-cell>
          <table:table-cell office:value-type="float" office:value="5.5055171251297" calcext:value-type="float">
            <text:p>5,5055171251297</text:p>
          </table:table-cell>
          <table:table-cell office:value-type="float" office:value="-127.36180785355" calcext:value-type="float">
            <text:p>-127,3618078535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2572</text:p>
          </table:table-cell>
          <table:table-cell office:value-type="float" office:value="0.93673132359982" calcext:value-type="float">
            <text:p>0,93673132359982</text:p>
          </table:table-cell>
          <table:table-cell office:value-type="float" office:value="8.3083516359329" calcext:value-type="float">
            <text:p>8,3083516359329</text:p>
          </table:table-cell>
          <table:table-cell office:value-type="float" office:value="20.484438557534" calcext:value-type="float">
            <text:p>20,48443855753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2583</text:p>
          </table:table-cell>
          <table:table-cell office:value-type="float" office:value="1.2930676341057" calcext:value-type="float">
            <text:p>1,2930676341057</text:p>
          </table:table-cell>
          <table:table-cell office:value-type="float" office:value="3.2600551843643" calcext:value-type="float">
            <text:p>3,2600551843643</text:p>
          </table:table-cell>
          <table:table-cell office:value-type="float" office:value="155.14256392315" calcext:value-type="float">
            <text:p>155,142563923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2594</text:p>
          </table:table-cell>
          <table:table-cell office:value-type="float" office:value="3.2412093877792" calcext:value-type="float">
            <text:p>3,2412093877792</text:p>
          </table:table-cell>
          <table:table-cell office:value-type="float" office:value="7.5250440835953" calcext:value-type="float">
            <text:p>7,5250440835953</text:p>
          </table:table-cell>
          <table:table-cell office:value-type="float" office:value="-56.851200237396" calcext:value-type="float">
            <text:p>-56,85120023739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2605</text:p>
          </table:table-cell>
          <table:table-cell office:value-type="float" office:value="5.6208592653275" calcext:value-type="float">
            <text:p>5,6208592653275</text:p>
          </table:table-cell>
          <table:table-cell office:value-type="float" office:value="4.465548992157" calcext:value-type="float">
            <text:p>4,465548992157</text:p>
          </table:table-cell>
          <table:table-cell office:value-type="float" office:value="-10.903165978231" calcext:value-type="float">
            <text:p>-10,90316597823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2616</text:p>
          </table:table-cell>
          <table:table-cell office:value-type="float" office:value="6.8171745538712" calcext:value-type="float">
            <text:p>6,8171745538712</text:p>
          </table:table-cell>
          <table:table-cell office:value-type="float" office:value="4.7016912698746" calcext:value-type="float">
            <text:p>4,7016912698746</text:p>
          </table:table-cell>
          <table:table-cell office:value-type="float" office:value="144.852407419" calcext:value-type="float">
            <text:p>144,85240741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2627</text:p>
          </table:table-cell>
          <table:table-cell office:value-type="float" office:value="8.6809426546097" calcext:value-type="float">
            <text:p>8,6809426546097</text:p>
          </table:table-cell>
          <table:table-cell office:value-type="float" office:value="6.1789125204086" calcext:value-type="float">
            <text:p>6,1789125204086</text:p>
          </table:table-cell>
          <table:table-cell office:value-type="float" office:value="-80.644799645539" calcext:value-type="float">
            <text:p>-80,64479964553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2638</text:p>
          </table:table-cell>
          <table:table-cell office:value-type="float" office:value="-1.5849989652634" calcext:value-type="float">
            <text:p>-1,5849989652634</text:p>
          </table:table-cell>
          <table:table-cell office:value-type="float" office:value="9.5781308412552" calcext:value-type="float">
            <text:p>9,5781308412552</text:p>
          </table:table-cell>
          <table:table-cell office:value-type="float" office:value="-21.652098104453" calcext:value-type="float">
            <text:p>-21,65209810445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2649</text:p>
          </table:table-cell>
          <table:table-cell office:value-type="float" office:value="-0.41820243000984" calcext:value-type="float">
            <text:p>-0,41820243000984</text:p>
          </table:table-cell>
          <table:table-cell office:value-type="float" office:value="6.0224068164825" calcext:value-type="float">
            <text:p>6,0224068164825</text:p>
          </table:table-cell>
          <table:table-cell office:value-type="float" office:value="-166.32016601077" calcext:value-type="float">
            <text:p>-166,3201660107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2660</text:p>
          </table:table-cell>
          <table:table-cell office:value-type="float" office:value="4.5186239480972" calcext:value-type="float">
            <text:p>4,5186239480972</text:p>
          </table:table-cell>
          <table:table-cell office:value-type="float" office:value="8.3379018306732" calcext:value-type="float">
            <text:p>8,3379018306732</text:p>
          </table:table-cell>
          <table:table-cell office:value-type="float" office:value="1.7043956241031" calcext:value-type="float">
            <text:p>1,704395624103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2671</text:p>
          </table:table-cell>
          <table:table-cell office:value-type="float" office:value="3.9753121137619" calcext:value-type="float">
            <text:p>3,9753121137619</text:p>
          </table:table-cell>
          <table:table-cell office:value-type="float" office:value="6.6371631622314" calcext:value-type="float">
            <text:p>6,6371631622314</text:p>
          </table:table-cell>
          <table:table-cell office:value-type="float" office:value="-53.947078574235" calcext:value-type="float">
            <text:p>-53,94707857423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2682</text:p>
          </table:table-cell>
          <table:table-cell office:value-type="float" office:value="5.6795823574066" calcext:value-type="float">
            <text:p>5,6795823574066</text:p>
          </table:table-cell>
          <table:table-cell office:value-type="float" office:value="7.4101239442825" calcext:value-type="float">
            <text:p>7,4101239442825</text:p>
          </table:table-cell>
          <table:table-cell office:value-type="float" office:value="-132.60557089642" calcext:value-type="float">
            <text:p>-132,6055708964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2693</text:p>
          </table:table-cell>
          <table:table-cell office:value-type="float" office:value="10.051233768463" calcext:value-type="float">
            <text:p>10,051233768463</text:p>
          </table:table-cell>
          <table:table-cell office:value-type="float" office:value="9.6118700504303" calcext:value-type="float">
            <text:p>9,6118700504303</text:p>
          </table:table-cell>
          <table:table-cell office:value-type="float" office:value="-155.66893292081" calcext:value-type="float">
            <text:p>-155,6689329208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2704</text:p>
          </table:table-cell>
          <table:table-cell office:value-type="float" office:value="6.8232971429825" calcext:value-type="float">
            <text:p>6,8232971429825</text:p>
          </table:table-cell>
          <table:table-cell office:value-type="float" office:value="10.271646976471" calcext:value-type="float">
            <text:p>10,271646976471</text:p>
          </table:table-cell>
          <table:table-cell office:value-type="float" office:value="-82.281076984041" calcext:value-type="float">
            <text:p>-82,28107698404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2715</text:p>
          </table:table-cell>
          <table:table-cell office:value-type="float" office:value="-1.0542681068182" calcext:value-type="float">
            <text:p>-1,0542681068182</text:p>
          </table:table-cell>
          <table:table-cell office:value-type="float" office:value="8.1593549251556" calcext:value-type="float">
            <text:p>8,1593549251556</text:p>
          </table:table-cell>
          <table:table-cell office:value-type="float" office:value="80.469126913958" calcext:value-type="float">
            <text:p>80,46912691395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2726</text:p>
          </table:table-cell>
          <table:table-cell office:value-type="float" office:value="0.93300424516201" calcext:value-type="float">
            <text:p>0,93300424516201</text:p>
          </table:table-cell>
          <table:table-cell office:value-type="float" office:value="10.275295972824" calcext:value-type="float">
            <text:p>10,275295972824</text:p>
          </table:table-cell>
          <table:table-cell office:value-type="float" office:value="10.404139282597" calcext:value-type="float">
            <text:p>10,40413928259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2737</text:p>
          </table:table-cell>
          <table:table-cell office:value-type="float" office:value="2.3933872580528" calcext:value-type="float">
            <text:p>2,3933872580528</text:p>
          </table:table-cell>
          <table:table-cell office:value-type="float" office:value="8.6257582902908" calcext:value-type="float">
            <text:p>8,6257582902908</text:p>
          </table:table-cell>
          <table:table-cell office:value-type="float" office:value="-128.73158637126" calcext:value-type="float">
            <text:p>-128,7315863712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2748</text:p>
          </table:table-cell>
          <table:table-cell office:value-type="float" office:value="1.6638287901878" calcext:value-type="float">
            <text:p>1,6638287901878</text:p>
          </table:table-cell>
          <table:table-cell office:value-type="float" office:value="10.51273226738" calcext:value-type="float">
            <text:p>10,51273226738</text:p>
          </table:table-cell>
          <table:table-cell office:value-type="float" office:value="-168.17320683959" calcext:value-type="float">
            <text:p>-168,1732068395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2759</text:p>
          </table:table-cell>
          <table:table-cell office:value-type="float" office:value="3.8631635904312" calcext:value-type="float">
            <text:p>3,8631635904312</text:p>
          </table:table-cell>
          <table:table-cell office:value-type="float" office:value="8.6828553676605" calcext:value-type="float">
            <text:p>8,6828553676605</text:p>
          </table:table-cell>
          <table:table-cell office:value-type="float" office:value="162.18765070484" calcext:value-type="float">
            <text:p>162,1876507048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2770</text:p>
          </table:table-cell>
          <table:table-cell office:value-type="float" office:value="6.8326461315155" calcext:value-type="float">
            <text:p>6,8326461315155</text:p>
          </table:table-cell>
          <table:table-cell office:value-type="float" office:value="11.084996461868" calcext:value-type="float">
            <text:p>11,084996461868</text:p>
          </table:table-cell>
          <table:table-cell office:value-type="float" office:value="-102.08141044447" calcext:value-type="float">
            <text:p>-102,08141044447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2781</text:p>
          </table:table-cell>
          <table:table-cell office:value-type="float" office:value="10.085003376007" calcext:value-type="float">
            <text:p>10,085003376007</text:p>
          </table:table-cell>
          <table:table-cell office:value-type="float" office:value="7.7688252925873" calcext:value-type="float">
            <text:p>7,7688252925873</text:p>
          </table:table-cell>
          <table:table-cell office:value-type="float" office:value="121.59741608201" calcext:value-type="float">
            <text:p>121,5974160820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2792</text:p>
          </table:table-cell>
          <table:table-cell office:value-type="float" office:value="3.2062619924545" calcext:value-type="float">
            <text:p>3,2062619924545</text:p>
          </table:table-cell>
          <table:table-cell office:value-type="float" office:value="9.8833531141281" calcext:value-type="float">
            <text:p>9,8833531141281</text:p>
          </table:table-cell>
          <table:table-cell office:value-type="float" office:value="-142.6883396829" calcext:value-type="float">
            <text:p>-142,688339682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2803</text:p>
          </table:table-cell>
          <table:table-cell office:value-type="float" office:value="-0.6972448527813" calcext:value-type="float">
            <text:p>-0,6972448527813</text:p>
          </table:table-cell>
          <table:table-cell office:value-type="float" office:value="8.8362342119217" calcext:value-type="float">
            <text:p>8,8362342119217</text:p>
          </table:table-cell>
          <table:table-cell office:value-type="float" office:value="6.2325824597839" calcext:value-type="float">
            <text:p>6,232582459783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15</text:p>
          </table:table-cell>
          <table:table-cell office:value-type="float" office:value="-0.51730740815401" calcext:value-type="float">
            <text:p>-0,51730740815401</text:p>
          </table:table-cell>
          <table:table-cell office:value-type="float" office:value="-0.41181795299053" calcext:value-type="float">
            <text:p>-0,41181795299053</text:p>
          </table:table-cell>
          <table:table-cell office:value-type="float" office:value="54.583616317457" calcext:value-type="float">
            <text:p>54,58361631745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2264</text:p>
          </table:table-cell>
          <table:table-cell office:value-type="float" office:value="2.1578542888165" calcext:value-type="float">
            <text:p>2,1578542888165</text:p>
          </table:table-cell>
          <table:table-cell office:value-type="float" office:value="0.23608507588506" calcext:value-type="float">
            <text:p>0,23608507588506</text:p>
          </table:table-cell>
          <table:table-cell office:value-type="float" office:value="17.550002807265" calcext:value-type="float">
            <text:p>17,55000280726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2275</text:p>
          </table:table-cell>
          <table:table-cell office:value-type="float" office:value="3.1348818540573" calcext:value-type="float">
            <text:p>3,1348818540573</text:p>
          </table:table-cell>
          <table:table-cell office:value-type="float" office:value="5.0041747093201" calcext:value-type="float">
            <text:p>5,0041747093201</text:p>
          </table:table-cell>
          <table:table-cell office:value-type="float" office:value="68.379368751672" calcext:value-type="float">
            <text:p>68,37936875167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2286</text:p>
          </table:table-cell>
          <table:table-cell office:value-type="float" office:value="4.2430001497269" calcext:value-type="float">
            <text:p>4,2430001497269</text:p>
          </table:table-cell>
          <table:table-cell office:value-type="float" office:value="-0.57548951357603" calcext:value-type="float">
            <text:p>-0,57548951357603</text:p>
          </table:table-cell>
          <table:table-cell office:value-type="float" office:value="16.522911513687" calcext:value-type="float">
            <text:p>16,52291151368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2297</text:p>
          </table:table-cell>
          <table:table-cell office:value-type="float" office:value="6.4848625659943" calcext:value-type="float">
            <text:p>6,4848625659943</text:p>
          </table:table-cell>
          <table:table-cell office:value-type="float" office:value="-0.58179277926683" calcext:value-type="float">
            <text:p>-0,58179277926683</text:p>
          </table:table-cell>
          <table:table-cell office:value-type="float" office:value="54.967346464752" calcext:value-type="float">
            <text:p>54,96734646475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2308</text:p>
          </table:table-cell>
          <table:table-cell office:value-type="float" office:value="9.3760854005814" calcext:value-type="float">
            <text:p>9,3760854005814</text:p>
          </table:table-cell>
          <table:table-cell office:value-type="float" office:value="1.3495157659054" calcext:value-type="float">
            <text:p>1,3495157659054</text:p>
          </table:table-cell>
          <table:table-cell office:value-type="float" office:value="-41.481759897463" calcext:value-type="float">
            <text:p>-41,48175989746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2319</text:p>
          </table:table-cell>
          <table:table-cell office:value-type="float" office:value="6.9643431901932" calcext:value-type="float">
            <text:p>6,9643431901932</text:p>
          </table:table-cell>
          <table:table-cell office:value-type="float" office:value="-0.58344453573227" calcext:value-type="float">
            <text:p>-0,58344453573227</text:p>
          </table:table-cell>
          <table:table-cell office:value-type="float" office:value="-0.10525119108308" calcext:value-type="float">
            <text:p>-0,1052511910830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2330</text:p>
          </table:table-cell>
          <table:table-cell office:value-type="float" office:value="-0.92066064476967" calcext:value-type="float">
            <text:p>-0,92066064476967</text:p>
          </table:table-cell>
          <table:table-cell office:value-type="float" office:value="4.6897134184837" calcext:value-type="float">
            <text:p>4,6897134184837</text:p>
          </table:table-cell>
          <table:table-cell office:value-type="float" office:value="-156.3399156947" calcext:value-type="float">
            <text:p>-156,339915694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2341</text:p>
          </table:table-cell>
          <table:table-cell office:value-type="float" office:value="-1.1550196260214" calcext:value-type="float">
            <text:p>-1,1550196260214</text:p>
          </table:table-cell>
          <table:table-cell office:value-type="float" office:value="0.44560492038727" calcext:value-type="float">
            <text:p>0,44560492038727</text:p>
          </table:table-cell>
          <table:table-cell office:value-type="float" office:value="37.272372822853" calcext:value-type="float">
            <text:p>37,27237282285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2352</text:p>
          </table:table-cell>
          <table:table-cell office:value-type="float" office:value="1.3307151198387" calcext:value-type="float">
            <text:p>1,3307151198387</text:p>
          </table:table-cell>
          <table:table-cell office:value-type="float" office:value="2.6544991135597" calcext:value-type="float">
            <text:p>2,6544991135597</text:p>
          </table:table-cell>
          <table:table-cell office:value-type="float" office:value="24.520201288211" calcext:value-type="float">
            <text:p>24,52020128821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2363</text:p>
          </table:table-cell>
          <table:table-cell office:value-type="float" office:value="1.8208150565624" calcext:value-type="float">
            <text:p>1,8208150565624</text:p>
          </table:table-cell>
          <table:table-cell office:value-type="float" office:value="5.103377699852" calcext:value-type="float">
            <text:p>5,103377699852</text:p>
          </table:table-cell>
          <table:table-cell office:value-type="float" office:value="-34.294249525495" calcext:value-type="float">
            <text:p>-34,29424952549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2374</text:p>
          </table:table-cell>
          <table:table-cell office:value-type="float" office:value="4.7112622857094" calcext:value-type="float">
            <text:p>4,7112622857094</text:p>
          </table:table-cell>
          <table:table-cell office:value-type="float" office:value="0.2546881698072" calcext:value-type="float">
            <text:p>0,2546881698072</text:p>
          </table:table-cell>
          <table:table-cell office:value-type="float" office:value="-106.34859656073" calcext:value-type="float">
            <text:p>-106,3485965607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2385</text:p>
          </table:table-cell>
          <table:table-cell office:value-type="float" office:value="4.8094993829727" calcext:value-type="float">
            <text:p>4,8094993829727</text:p>
          </table:table-cell>
          <table:table-cell office:value-type="float" office:value="-0.33641055226326" calcext:value-type="float">
            <text:p>-0,33641055226326</text:p>
          </table:table-cell>
          <table:table-cell office:value-type="float" office:value="-109.36980946049" calcext:value-type="float">
            <text:p>-109,3698094604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2396</text:p>
          </table:table-cell>
          <table:table-cell office:value-type="float" office:value="8.414272069931" calcext:value-type="float">
            <text:p>8,414272069931</text:p>
          </table:table-cell>
          <table:table-cell office:value-type="float" office:value="1.3494694232941" calcext:value-type="float">
            <text:p>1,3494694232941</text:p>
          </table:table-cell>
          <table:table-cell office:value-type="float" office:value="97.656988793877" calcext:value-type="float">
            <text:p>97,65698879387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2407</text:p>
          </table:table-cell>
          <table:table-cell office:value-type="float" office:value="-1.5356826782227" calcext:value-type="float">
            <text:p>-1,5356826782227</text:p>
          </table:table-cell>
          <table:table-cell office:value-type="float" office:value="5.3084218502045" calcext:value-type="float">
            <text:p>5,3084218502045</text:p>
          </table:table-cell>
          <table:table-cell office:value-type="float" office:value="58.019932667921" calcext:value-type="float">
            <text:p>58,01993266792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2418</text:p>
          </table:table-cell>
          <table:table-cell office:value-type="float" office:value="0.81830099225044" calcext:value-type="float">
            <text:p>0,81830099225044</text:p>
          </table:table-cell>
          <table:table-cell office:value-type="float" office:value="2.485076636076" calcext:value-type="float">
            <text:p>2,485076636076</text:p>
          </table:table-cell>
          <table:table-cell office:value-type="float" office:value="-53.654909133911" calcext:value-type="float">
            <text:p>-53,65490913391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2429</text:p>
          </table:table-cell>
          <table:table-cell office:value-type="float" office:value="1.9170092046261" calcext:value-type="float">
            <text:p>1,9170092046261</text:p>
          </table:table-cell>
          <table:table-cell office:value-type="float" office:value="5.8025515079498" calcext:value-type="float">
            <text:p>5,8025515079498</text:p>
          </table:table-cell>
          <table:table-cell office:value-type="float" office:value="-149.71656100765" calcext:value-type="float">
            <text:p>-149,7165610076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2440</text:p>
          </table:table-cell>
          <table:table-cell office:value-type="float" office:value="5.1226913928986" calcext:value-type="float">
            <text:p>5,1226913928986</text:p>
          </table:table-cell>
          <table:table-cell office:value-type="float" office:value="4.3029314279556" calcext:value-type="float">
            <text:p>4,3029314279556</text:p>
          </table:table-cell>
          <table:table-cell office:value-type="float" office:value="-23.332830067653" calcext:value-type="float">
            <text:p>-23,33283006765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2451</text:p>
          </table:table-cell>
          <table:table-cell office:value-type="float" office:value="6.36723279953" calcext:value-type="float">
            <text:p>6,36723279953</text:p>
          </table:table-cell>
          <table:table-cell office:value-type="float" office:value="3.2192471623421" calcext:value-type="float">
            <text:p>3,2192471623421</text:p>
          </table:table-cell>
          <table:table-cell office:value-type="float" office:value="-121.62378031737" calcext:value-type="float">
            <text:p>-121,6237803173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2462</text:p>
          </table:table-cell>
          <table:table-cell office:value-type="float" office:value="6.0395681858063" calcext:value-type="float">
            <text:p>6,0395681858063</text:p>
          </table:table-cell>
          <table:table-cell office:value-type="float" office:value="-0.26661705225706" calcext:value-type="float">
            <text:p>-0,26661705225706</text:p>
          </table:table-cell>
          <table:table-cell office:value-type="float" office:value="48.317419115905" calcext:value-type="float">
            <text:p>48,31741911590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2473</text:p>
          </table:table-cell>
          <table:table-cell office:value-type="float" office:value="8.3538264036179" calcext:value-type="float">
            <text:p>8,3538264036179</text:p>
          </table:table-cell>
          <table:table-cell office:value-type="float" office:value="1.7586754262447" calcext:value-type="float">
            <text:p>1,7586754262447</text:p>
          </table:table-cell>
          <table:table-cell office:value-type="float" office:value="113.77432467831" calcext:value-type="float">
            <text:p>113,7743246783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2484</text:p>
          </table:table-cell>
          <table:table-cell office:value-type="float" office:value="0.27836829423904" calcext:value-type="float">
            <text:p>0,27836829423904</text:p>
          </table:table-cell>
          <table:table-cell office:value-type="float" office:value="-0.055744051933289" calcext:value-type="float">
            <text:p>-0,055744051933289</text:p>
          </table:table-cell>
          <table:table-cell office:value-type="float" office:value="83.262717647917" calcext:value-type="float">
            <text:p>83,26271764791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2495</text:p>
          </table:table-cell>
          <table:table-cell office:value-type="float" office:value="-0.36404214799404" calcext:value-type="float">
            <text:p>-0,36404214799404</text:p>
          </table:table-cell>
          <table:table-cell office:value-type="float" office:value="6.5199220180511" calcext:value-type="float">
            <text:p>6,5199220180511</text:p>
          </table:table-cell>
          <table:table-cell office:value-type="float" office:value="-17.241348886186" calcext:value-type="float">
            <text:p>-17,24134888618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2506</text:p>
          </table:table-cell>
          <table:table-cell office:value-type="float" office:value="1.7362728714943" calcext:value-type="float">
            <text:p>1,7362728714943</text:p>
          </table:table-cell>
          <table:table-cell office:value-type="float" office:value="3.1562682986259" calcext:value-type="float">
            <text:p>3,1562682986259</text:p>
          </table:table-cell>
          <table:table-cell office:value-type="float" office:value="45.901281818463" calcext:value-type="float">
            <text:p>45,90128181846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2517</text:p>
          </table:table-cell>
          <table:table-cell office:value-type="float" office:value="0.81097863614559" calcext:value-type="float">
            <text:p>0,81097863614559</text:p>
          </table:table-cell>
          <table:table-cell office:value-type="float" office:value="5.8229106664658" calcext:value-type="float">
            <text:p>5,8229106664658</text:p>
          </table:table-cell>
          <table:table-cell office:value-type="float" office:value="-22.583002307612" calcext:value-type="float">
            <text:p>-22,5830023076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2528</text:p>
          </table:table-cell>
          <table:table-cell office:value-type="float" office:value="4.800631403923" calcext:value-type="float">
            <text:p>4,800631403923</text:p>
          </table:table-cell>
          <table:table-cell office:value-type="float" office:value="4.3741887807846" calcext:value-type="float">
            <text:p>4,3741887807846</text:p>
          </table:table-cell>
          <table:table-cell office:value-type="float" office:value="79.814688415284" calcext:value-type="float">
            <text:p>79,81468841528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2539</text:p>
          </table:table-cell>
          <table:table-cell office:value-type="float" office:value="8.0071079730988" calcext:value-type="float">
            <text:p>8,0071079730988</text:p>
          </table:table-cell>
          <table:table-cell office:value-type="float" office:value="5.2132523059845" calcext:value-type="float">
            <text:p>5,2132523059845</text:p>
          </table:table-cell>
          <table:table-cell office:value-type="float" office:value="-78.030640152609" calcext:value-type="float">
            <text:p>-78,03064015260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2550</text:p>
          </table:table-cell>
          <table:table-cell office:value-type="float" office:value="8.3998775482178" calcext:value-type="float">
            <text:p>8,3998775482178</text:p>
          </table:table-cell>
          <table:table-cell office:value-type="float" office:value="4.7857195138931" calcext:value-type="float">
            <text:p>4,7857195138931</text:p>
          </table:table-cell>
          <table:table-cell office:value-type="float" office:value="-149.76844210534" calcext:value-type="float">
            <text:p>-149,7684421053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2561</text:p>
          </table:table-cell>
          <table:table-cell office:value-type="float" office:value="-1.5528135001659" calcext:value-type="float">
            <text:p>-1,5528135001659</text:p>
          </table:table-cell>
          <table:table-cell office:value-type="float" office:value="5.4986399412155" calcext:value-type="float">
            <text:p>5,4986399412155</text:p>
          </table:table-cell>
          <table:table-cell office:value-type="float" office:value="-119.59958380195" calcext:value-type="float">
            <text:p>-119,5995838019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2572</text:p>
          </table:table-cell>
          <table:table-cell office:value-type="float" office:value="0.56710310280323" calcext:value-type="float">
            <text:p>0,56710310280323</text:p>
          </table:table-cell>
          <table:table-cell office:value-type="float" office:value="8.1818866729736" calcext:value-type="float">
            <text:p>8,1818866729736</text:p>
          </table:table-cell>
          <table:table-cell office:value-type="float" office:value="17.310864226833" calcext:value-type="float">
            <text:p>17,31086422683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2583</text:p>
          </table:table-cell>
          <table:table-cell office:value-type="float" office:value="1.4245563745499" calcext:value-type="float">
            <text:p>1,4245563745499</text:p>
          </table:table-cell>
          <table:table-cell office:value-type="float" office:value="3.4337586164474" calcext:value-type="float">
            <text:p>3,4337586164474</text:p>
          </table:table-cell>
          <table:table-cell office:value-type="float" office:value="-117.99143378142" calcext:value-type="float">
            <text:p>-117,9914337814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2594</text:p>
          </table:table-cell>
          <table:table-cell office:value-type="float" office:value="2.9837945103645" calcext:value-type="float">
            <text:p>2,9837945103645</text:p>
          </table:table-cell>
          <table:table-cell office:value-type="float" office:value="7.7247452735901" calcext:value-type="float">
            <text:p>7,7247452735901</text:p>
          </table:table-cell>
          <table:table-cell office:value-type="float" office:value="-36.124951140896" calcext:value-type="float">
            <text:p>-36,12495114089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2605</text:p>
          </table:table-cell>
          <table:table-cell office:value-type="float" office:value="5.6317889690399" calcext:value-type="float">
            <text:p>5,6317889690399</text:p>
          </table:table-cell>
          <table:table-cell office:value-type="float" office:value="4.6872454881668" calcext:value-type="float">
            <text:p>4,6872454881668</text:p>
          </table:table-cell>
          <table:table-cell office:value-type="float" office:value="-101.6341478202" calcext:value-type="float">
            <text:p>-101,634147820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2616</text:p>
          </table:table-cell>
          <table:table-cell office:value-type="float" office:value="7.1093362569809" calcext:value-type="float">
            <text:p>7,1093362569809</text:p>
          </table:table-cell>
          <table:table-cell office:value-type="float" office:value="4.6170201897621" calcext:value-type="float">
            <text:p>4,6170201897621</text:p>
          </table:table-cell>
          <table:table-cell office:value-type="float" office:value="168.43652117784" calcext:value-type="float">
            <text:p>168,4365211778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2627</text:p>
          </table:table-cell>
          <table:table-cell office:value-type="float" office:value="8.6205273866653" calcext:value-type="float">
            <text:p>8,6205273866653</text:p>
          </table:table-cell>
          <table:table-cell office:value-type="float" office:value="6.5640336275101" calcext:value-type="float">
            <text:p>6,5640336275101</text:p>
          </table:table-cell>
          <table:table-cell office:value-type="float" office:value="-82.040320536134" calcext:value-type="float">
            <text:p>-82,04032053613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2638</text:p>
          </table:table-cell>
          <table:table-cell office:value-type="float" office:value="-1.5850031375885" calcext:value-type="float">
            <text:p>-1,5850031375885</text:p>
          </table:table-cell>
          <table:table-cell office:value-type="float" office:value="9.5727503299713" calcext:value-type="float">
            <text:p>9,5727503299713</text:p>
          </table:table-cell>
          <table:table-cell office:value-type="float" office:value="-19.429821307492" calcext:value-type="float">
            <text:p>-19,42982130749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2649</text:p>
          </table:table-cell>
          <table:table-cell office:value-type="float" office:value="-0.43190374970436" calcext:value-type="float">
            <text:p>-0,43190374970436</text:p>
          </table:table-cell>
          <table:table-cell office:value-type="float" office:value="6.1970645189285" calcext:value-type="float">
            <text:p>6,1970645189285</text:p>
          </table:table-cell>
          <table:table-cell office:value-type="float" office:value="-79.58171549876" calcext:value-type="float">
            <text:p>-79,5817154987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2660</text:p>
          </table:table-cell>
          <table:table-cell office:value-type="float" office:value="4.3950286507607" calcext:value-type="float">
            <text:p>4,3950286507607</text:p>
          </table:table-cell>
          <table:table-cell office:value-type="float" office:value="8.1978905200958" calcext:value-type="float">
            <text:p>8,1978905200958</text:p>
          </table:table-cell>
          <table:table-cell office:value-type="float" office:value="60.270056603061" calcext:value-type="float">
            <text:p>60,27005660306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2671</text:p>
          </table:table-cell>
          <table:table-cell office:value-type="float" office:value="3.8617748022079" calcext:value-type="float">
            <text:p>3,8617748022079</text:p>
          </table:table-cell>
          <table:table-cell office:value-type="float" office:value="6.9080793857574" calcext:value-type="float">
            <text:p>6,9080793857574</text:p>
          </table:table-cell>
          <table:table-cell office:value-type="float" office:value="-70.319593332376" calcext:value-type="float">
            <text:p>-70,31959333237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2682</text:p>
          </table:table-cell>
          <table:table-cell office:value-type="float" office:value="5.9610509872437" calcext:value-type="float">
            <text:p>5,9610509872437</text:p>
          </table:table-cell>
          <table:table-cell office:value-type="float" office:value="7.5955188274384" calcext:value-type="float">
            <text:p>7,5955188274384</text:p>
          </table:table-cell>
          <table:table-cell office:value-type="float" office:value="-150.73372300263" calcext:value-type="float">
            <text:p>-150,7337230026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2693</text:p>
          </table:table-cell>
          <table:table-cell office:value-type="float" office:value="10.051494836807" calcext:value-type="float">
            <text:p>10,051494836807</text:p>
          </table:table-cell>
          <table:table-cell office:value-type="float" office:value="9.6116149425507" calcext:value-type="float">
            <text:p>9,6116149425507</text:p>
          </table:table-cell>
          <table:table-cell office:value-type="float" office:value="-139.74151793559" calcext:value-type="float">
            <text:p>-139,7415179355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2704</text:p>
          </table:table-cell>
          <table:table-cell office:value-type="float" office:value="6.6422963142395" calcext:value-type="float">
            <text:p>6,6422963142395</text:p>
          </table:table-cell>
          <table:table-cell office:value-type="float" office:value="10.53857088089" calcext:value-type="float">
            <text:p>10,53857088089</text:p>
          </table:table-cell>
          <table:table-cell office:value-type="float" office:value="-48.736458751047" calcext:value-type="float">
            <text:p>-48,73645875104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2715</text:p>
          </table:table-cell>
          <table:table-cell office:value-type="float" office:value="-1.1937116086483" calcext:value-type="float">
            <text:p>-1,1937116086483</text:p>
          </table:table-cell>
          <table:table-cell office:value-type="float" office:value="7.8796184062958" calcext:value-type="float">
            <text:p>7,8796184062958</text:p>
          </table:table-cell>
          <table:table-cell office:value-type="float" office:value="53.70661597343" calcext:value-type="float">
            <text:p>53,7066159734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2726</text:p>
          </table:table-cell>
          <table:table-cell office:value-type="float" office:value="0.88635511696339" calcext:value-type="float">
            <text:p>0,88635511696339</text:p>
          </table:table-cell>
          <table:table-cell office:value-type="float" office:value="10.003660917282" calcext:value-type="float">
            <text:p>10,003660917282</text:p>
          </table:table-cell>
          <table:table-cell office:value-type="float" office:value="79.00982070121" calcext:value-type="float">
            <text:p>79,0098207012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2737</text:p>
          </table:table-cell>
          <table:table-cell office:value-type="float" office:value="2.6220890879631" calcext:value-type="float">
            <text:p>2,6220890879631</text:p>
          </table:table-cell>
          <table:table-cell office:value-type="float" office:value="8.8722229003906" calcext:value-type="float">
            <text:p>8,8722229003906</text:p>
          </table:table-cell>
          <table:table-cell office:value-type="float" office:value="-138.36370304132" calcext:value-type="float">
            <text:p>-138,3637030413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2748</text:p>
          </table:table-cell>
          <table:table-cell office:value-type="float" office:value="1.8083770573139" calcext:value-type="float">
            <text:p>1,8083770573139</text:p>
          </table:table-cell>
          <table:table-cell office:value-type="float" office:value="10.279725790024" calcext:value-type="float">
            <text:p>10,279725790024</text:p>
          </table:table-cell>
          <table:table-cell office:value-type="float" office:value="123.04701167307" calcext:value-type="float">
            <text:p>123,0470116730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2759</text:p>
          </table:table-cell>
          <table:table-cell office:value-type="float" office:value="3.9953157305717" calcext:value-type="float">
            <text:p>3,9953157305717</text:p>
          </table:table-cell>
          <table:table-cell office:value-type="float" office:value="8.5096007585526" calcext:value-type="float">
            <text:p>8,5096007585526</text:p>
          </table:table-cell>
          <table:table-cell office:value-type="float" office:value="106.98976410422" calcext:value-type="float">
            <text:p>106,9897641042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2770</text:p>
          </table:table-cell>
          <table:table-cell office:value-type="float" office:value="7.0454514026642" calcext:value-type="float">
            <text:p>7,0454514026642</text:p>
          </table:table-cell>
          <table:table-cell office:value-type="float" office:value="11.085002422333" calcext:value-type="float">
            <text:p>11,085002422333</text:p>
          </table:table-cell>
          <table:table-cell office:value-type="float" office:value="-149.02843943067" calcext:value-type="float">
            <text:p>-149,0284394306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2781</text:p>
          </table:table-cell>
          <table:table-cell office:value-type="float" office:value="10.080379247665" calcext:value-type="float">
            <text:p>10,080379247665</text:p>
          </table:table-cell>
          <table:table-cell office:value-type="float" office:value="7.4746131896973" calcext:value-type="float">
            <text:p>7,4746131896973</text:p>
          </table:table-cell>
          <table:table-cell office:value-type="float" office:value="96.450158744861" calcext:value-type="float">
            <text:p>96,45015874486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2792</text:p>
          </table:table-cell>
          <table:table-cell office:value-type="float" office:value="3.364973962307" calcext:value-type="float">
            <text:p>3,364973962307</text:p>
          </table:table-cell>
          <table:table-cell office:value-type="float" office:value="10.172100067139" calcext:value-type="float">
            <text:p>10,172100067139</text:p>
          </table:table-cell>
          <table:table-cell office:value-type="float" office:value="-112.31132829265" calcext:value-type="float">
            <text:p>-112,3113282926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2803</text:p>
          </table:table-cell>
          <table:table-cell office:value-type="float" office:value="-0.99433392286301" calcext:value-type="float">
            <text:p>-0,99433392286301</text:p>
          </table:table-cell>
          <table:table-cell office:value-type="float" office:value="8.7880879640579" calcext:value-type="float">
            <text:p>8,7880879640579</text:p>
          </table:table-cell>
          <table:table-cell office:value-type="float" office:value="9.8948253757635" calcext:value-type="float">
            <text:p>9,894825375763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15</text:p>
          </table:table-cell>
          <table:table-cell office:value-type="float" office:value="-0.42610269039869" calcext:value-type="float">
            <text:p>-0,42610269039869</text:p>
          </table:table-cell>
          <table:table-cell office:value-type="float" office:value="-0.58501549065113" calcext:value-type="float">
            <text:p>-0,58501549065113</text:p>
          </table:table-cell>
          <table:table-cell office:value-type="float" office:value="81.845766419818" calcext:value-type="float">
            <text:p>81,84576641981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2264</text:p>
          </table:table-cell>
          <table:table-cell office:value-type="float" office:value="1.9609926640987" calcext:value-type="float">
            <text:p>1,9609926640987</text:p>
          </table:table-cell>
          <table:table-cell office:value-type="float" office:value="0.00028132071747677" calcext:value-type="float">
            <text:p>0,00028132071747677</text:p>
          </table:table-cell>
          <table:table-cell office:value-type="float" office:value="58.355000368349" calcext:value-type="float">
            <text:p>58,35500036834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2275</text:p>
          </table:table-cell>
          <table:table-cell office:value-type="float" office:value="3.2668504118919" calcext:value-type="float">
            <text:p>3,2668504118919</text:p>
          </table:table-cell>
          <table:table-cell office:value-type="float" office:value="4.8277086019516" calcext:value-type="float">
            <text:p>4,8277086019516</text:p>
          </table:table-cell>
          <table:table-cell office:value-type="float" office:value="132.82331843285" calcext:value-type="float">
            <text:p>132,8233184328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2286</text:p>
          </table:table-cell>
          <table:table-cell office:value-type="float" office:value="4.087975025177" calcext:value-type="float">
            <text:p>4,087975025177</text:p>
          </table:table-cell>
          <table:table-cell office:value-type="float" office:value="-0.35442136228085" calcext:value-type="float">
            <text:p>-0,35442136228085</text:p>
          </table:table-cell>
          <table:table-cell office:value-type="float" office:value="-54.407564318104" calcext:value-type="float">
            <text:p>-54,40756431810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2297</text:p>
          </table:table-cell>
          <table:table-cell office:value-type="float" office:value="6.1947858333588" calcext:value-type="float">
            <text:p>6,1947858333588</text:p>
          </table:table-cell>
          <table:table-cell office:value-type="float" office:value="-0.58137603104115" calcext:value-type="float">
            <text:p>-0,58137603104115</text:p>
          </table:table-cell>
          <table:table-cell office:value-type="float" office:value="55.364142557618" calcext:value-type="float">
            <text:p>55,36414255761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2308</text:p>
          </table:table-cell>
          <table:table-cell office:value-type="float" office:value="9.1230362653732" calcext:value-type="float">
            <text:p>9,1230362653732</text:p>
          </table:table-cell>
          <table:table-cell office:value-type="float" office:value="1.3157162070274" calcext:value-type="float">
            <text:p>1,3157162070274</text:p>
          </table:table-cell>
          <table:table-cell office:value-type="float" office:value="22.627839616909" calcext:value-type="float">
            <text:p>22,62783961690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2319</text:p>
          </table:table-cell>
          <table:table-cell office:value-type="float" office:value="6.6956430673599" calcext:value-type="float">
            <text:p>6,6956430673599</text:p>
          </table:table-cell>
          <table:table-cell office:value-type="float" office:value="-0.57408459484577" calcext:value-type="float">
            <text:p>-0,57408459484577</text:p>
          </table:table-cell>
          <table:table-cell office:value-type="float" office:value="-2.3445376924648" calcext:value-type="float">
            <text:p>-2,344537692464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2330</text:p>
          </table:table-cell>
          <table:table-cell office:value-type="float" office:value="-0.63016705214977" calcext:value-type="float">
            <text:p>-0,63016705214977</text:p>
          </table:table-cell>
          <table:table-cell office:value-type="float" office:value="4.8212867975235" calcext:value-type="float">
            <text:p>4,8212867975235</text:p>
          </table:table-cell>
          <table:table-cell office:value-type="float" office:value="-158.11128069641" calcext:value-type="float">
            <text:p>-158,1112806964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2341</text:p>
          </table:table-cell>
          <table:table-cell office:value-type="float" office:value="-1.1381949484348" calcext:value-type="float">
            <text:p>-1,1381949484348</text:p>
          </table:table-cell>
          <table:table-cell office:value-type="float" office:value="0.29405513778329" calcext:value-type="float">
            <text:p>0,29405513778329</text:p>
          </table:table-cell>
          <table:table-cell office:value-type="float" office:value="81.601975829738" calcext:value-type="float">
            <text:p>81,60197582973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2352</text:p>
          </table:table-cell>
          <table:table-cell office:value-type="float" office:value="1.3939119875431" calcext:value-type="float">
            <text:p>1,3939119875431</text:p>
          </table:table-cell>
          <table:table-cell office:value-type="float" office:value="2.441540658474" calcext:value-type="float">
            <text:p>2,441540658474</text:p>
          </table:table-cell>
          <table:table-cell office:value-type="float" office:value="115.26932989716" calcext:value-type="float">
            <text:p>115,2693298971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2363</text:p>
          </table:table-cell>
          <table:table-cell office:value-type="float" office:value="1.5611819922924" calcext:value-type="float">
            <text:p>1,5611819922924</text:p>
          </table:table-cell>
          <table:table-cell office:value-type="float" office:value="5.3162944316864" calcext:value-type="float">
            <text:p>5,3162944316864</text:p>
          </table:table-cell>
          <table:table-cell office:value-type="float" office:value="-38.231684523783" calcext:value-type="float">
            <text:p>-38,23168452378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2374</text:p>
          </table:table-cell>
          <table:table-cell office:value-type="float" office:value="4.5096063613892" calcext:value-type="float">
            <text:p>4,5096063613892</text:p>
          </table:table-cell>
          <table:table-cell office:value-type="float" office:value="0.34689009189606" calcext:value-type="float">
            <text:p>0,34689009189606</text:p>
          </table:table-cell>
          <table:table-cell office:value-type="float" office:value="-15.613789581189" calcext:value-type="float">
            <text:p>-15,61378958118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2385</text:p>
          </table:table-cell>
          <table:table-cell office:value-type="float" office:value="5.0817167758942" calcext:value-type="float">
            <text:p>5,0817167758942</text:p>
          </table:table-cell>
          <table:table-cell office:value-type="float" office:value="-0.33620238304138" calcext:value-type="float">
            <text:p>-0,33620238304138</text:p>
          </table:table-cell>
          <table:table-cell office:value-type="float" office:value="-179.08750825627" calcext:value-type="float">
            <text:p>-179,0875082562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2396</text:p>
          </table:table-cell>
          <table:table-cell office:value-type="float" office:value="8.6359614133835" calcext:value-type="float">
            <text:p>8,6359614133835</text:p>
          </table:table-cell>
          <table:table-cell office:value-type="float" office:value="1.3469967246056" calcext:value-type="float">
            <text:p>1,3469967246056</text:p>
          </table:table-cell>
          <table:table-cell office:value-type="float" office:value="-171.88200829135" calcext:value-type="float">
            <text:p>-171,8820082913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2407</text:p>
          </table:table-cell>
          <table:table-cell office:value-type="float" office:value="-1.5355560183525" calcext:value-type="float">
            <text:p>-1,5355560183525</text:p>
          </table:table-cell>
          <table:table-cell office:value-type="float" office:value="5.2971452474594" calcext:value-type="float">
            <text:p>5,2971452474594</text:p>
          </table:table-cell>
          <table:table-cell office:value-type="float" office:value="41.82237310774" calcext:value-type="float">
            <text:p>41,8223731077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2418</text:p>
          </table:table-cell>
          <table:table-cell office:value-type="float" office:value="0.62215469777584" calcext:value-type="float">
            <text:p>0,62215469777584</text:p>
          </table:table-cell>
          <table:table-cell office:value-type="float" office:value="2.3804822564125" calcext:value-type="float">
            <text:p>2,3804822564125</text:p>
          </table:table-cell>
          <table:table-cell office:value-type="float" office:value="37.047098017043" calcext:value-type="float">
            <text:p>37,04709801704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2429</text:p>
          </table:table-cell>
          <table:table-cell office:value-type="float" office:value="2.2601518034935" calcext:value-type="float">
            <text:p>2,2601518034935</text:p>
          </table:table-cell>
          <table:table-cell office:value-type="float" office:value="6.0032594203949" calcext:value-type="float">
            <text:p>6,0032594203949</text:p>
          </table:table-cell>
          <table:table-cell office:value-type="float" office:value="-149.7095086772" calcext:value-type="float">
            <text:p>-149,709508677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2440</text:p>
          </table:table-cell>
          <table:table-cell office:value-type="float" office:value="5.0011116266251" calcext:value-type="float">
            <text:p>5,0011116266251</text:p>
          </table:table-cell>
          <table:table-cell office:value-type="float" office:value="4.2485231161118" calcext:value-type="float">
            <text:p>4,2485231161118</text:p>
          </table:table-cell>
          <table:table-cell office:value-type="float" office:value="26.138155893156" calcext:value-type="float">
            <text:p>26,13815589315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2451</text:p>
          </table:table-cell>
          <table:table-cell office:value-type="float" office:value="6.5908390283585" calcext:value-type="float">
            <text:p>6,5908390283585</text:p>
          </table:table-cell>
          <table:table-cell office:value-type="float" office:value="3.5081321001053" calcext:value-type="float">
            <text:p>3,5081321001053</text:p>
          </table:table-cell>
          <table:table-cell office:value-type="float" office:value="-129.75190551418" calcext:value-type="float">
            <text:p>-129,7519055141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2462</text:p>
          </table:table-cell>
          <table:table-cell office:value-type="float" office:value="5.8549398183823" calcext:value-type="float">
            <text:p>5,8549398183823</text:p>
          </table:table-cell>
          <table:table-cell office:value-type="float" office:value="-0.144171891734" calcext:value-type="float">
            <text:p>-0,144171891734</text:p>
          </table:table-cell>
          <table:table-cell office:value-type="float" office:value="-42.43439853571" calcext:value-type="float">
            <text:p>-42,4343985357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2473</text:p>
          </table:table-cell>
          <table:table-cell office:value-type="float" office:value="8.5677272081375" calcext:value-type="float">
            <text:p>8,5677272081375</text:p>
          </table:table-cell>
          <table:table-cell office:value-type="float" office:value="1.8178269267082" calcext:value-type="float">
            <text:p>1,8178269267082</text:p>
          </table:table-cell>
          <table:table-cell office:value-type="float" office:value="-155.67684629161" calcext:value-type="float">
            <text:p>-155,6768462916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2484</text:p>
          </table:table-cell>
          <table:table-cell office:value-type="float" office:value="0.20646354183555" calcext:value-type="float">
            <text:p>0,20646354183555</text:p>
          </table:table-cell>
          <table:table-cell office:value-type="float" office:value="-0.23257479071617" calcext:value-type="float">
            <text:p>-0,23257479071617</text:p>
          </table:table-cell>
          <table:table-cell office:value-type="float" office:value="81.336727567539" calcext:value-type="float">
            <text:p>81,33672756753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2495</text:p>
          </table:table-cell>
          <table:table-cell office:value-type="float" office:value="-0.38737282156944" calcext:value-type="float">
            <text:p>-0,38737282156944</text:p>
          </table:table-cell>
          <table:table-cell office:value-type="float" office:value="6.5199047327042" calcext:value-type="float">
            <text:p>6,5199047327042</text:p>
          </table:table-cell>
          <table:table-cell office:value-type="float" office:value="59.279436518432" calcext:value-type="float">
            <text:p>59,27943651843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2506</text:p>
          </table:table-cell>
          <table:table-cell office:value-type="float" office:value="1.8722954392433" calcext:value-type="float">
            <text:p>1,8722954392433</text:p>
          </table:table-cell>
          <table:table-cell office:value-type="float" office:value="2.9805475473404" calcext:value-type="float">
            <text:p>2,9805475473404</text:p>
          </table:table-cell>
          <table:table-cell office:value-type="float" office:value="136.66536246136" calcext:value-type="float">
            <text:p>136,6653624613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2517</text:p>
          </table:table-cell>
          <table:table-cell office:value-type="float" office:value="0.44224862009287" calcext:value-type="float">
            <text:p>0,44224862009287</text:p>
          </table:table-cell>
          <table:table-cell office:value-type="float" office:value="5.9745138883591" calcext:value-type="float">
            <text:p>5,9745138883591</text:p>
          </table:table-cell>
          <table:table-cell office:value-type="float" office:value="-22.562783235198" calcext:value-type="float">
            <text:p>-22,56278323519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2528</text:p>
          </table:table-cell>
          <table:table-cell office:value-type="float" office:value="4.655459523201" calcext:value-type="float">
            <text:p>4,655459523201</text:p>
          </table:table-cell>
          <table:table-cell office:value-type="float" office:value="4.2374739050865" calcext:value-type="float">
            <text:p>4,2374739050865</text:p>
          </table:table-cell>
          <table:table-cell office:value-type="float" office:value="50.620076762643" calcext:value-type="float">
            <text:p>50,62007676264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2539</text:p>
          </table:table-cell>
          <table:table-cell office:value-type="float" office:value="7.9909026622772" calcext:value-type="float">
            <text:p>7,9909026622772</text:p>
          </table:table-cell>
          <table:table-cell office:value-type="float" office:value="5.5973476171494" calcext:value-type="float">
            <text:p>5,5973476171494</text:p>
          </table:table-cell>
          <table:table-cell office:value-type="float" office:value="-85.883505784782" calcext:value-type="float">
            <text:p>-85,88350578478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2550</text:p>
          </table:table-cell>
          <table:table-cell office:value-type="float" office:value="8.7598657608032" calcext:value-type="float">
            <text:p>8,7598657608032</text:p>
          </table:table-cell>
          <table:table-cell office:value-type="float" office:value="4.9186891317368" calcext:value-type="float">
            <text:p>4,9186891317368</text:p>
          </table:table-cell>
          <table:table-cell office:value-type="float" office:value="-157.95171488622" calcext:value-type="float">
            <text:p>-157,9517148862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2561</text:p>
          </table:table-cell>
          <table:table-cell office:value-type="float" office:value="-1.554020345211" calcext:value-type="float">
            <text:p>-1,554020345211</text:p>
          </table:table-cell>
          <table:table-cell office:value-type="float" office:value="5.4963725805283" calcext:value-type="float">
            <text:p>5,4963725805283</text:p>
          </table:table-cell>
          <table:table-cell office:value-type="float" office:value="-120.91299834525" calcext:value-type="float">
            <text:p>-120,9129983452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2572</text:p>
          </table:table-cell>
          <table:table-cell office:value-type="float" office:value="0.19347114488482" calcext:value-type="float">
            <text:p>0,19347114488482</text:p>
          </table:table-cell>
          <table:table-cell office:value-type="float" office:value="8.1034708023071" calcext:value-type="float">
            <text:p>8,1034708023071</text:p>
          </table:table-cell>
          <table:table-cell office:value-type="float" office:value="10.018649469515" calcext:value-type="float">
            <text:p>10,01864946951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2583</text:p>
          </table:table-cell>
          <table:table-cell office:value-type="float" office:value="1.2451330572367" calcext:value-type="float">
            <text:p>1,2451330572367</text:p>
          </table:table-cell>
          <table:table-cell office:value-type="float" office:value="3.5643294453621" calcext:value-type="float">
            <text:p>3,5643294453621</text:p>
          </table:table-cell>
          <table:table-cell office:value-type="float" office:value="-27.254296526028" calcext:value-type="float">
            <text:p>-27,25429652602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2594</text:p>
          </table:table-cell>
          <table:table-cell office:value-type="float" office:value="2.677828669548" calcext:value-type="float">
            <text:p>2,677828669548</text:p>
          </table:table-cell>
          <table:table-cell office:value-type="float" office:value="7.861555814743" calcext:value-type="float">
            <text:p>7,861555814743</text:p>
          </table:table-cell>
          <table:table-cell office:value-type="float" office:value="-20.75420728155" calcext:value-type="float">
            <text:p>-20,754207281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2605</text:p>
          </table:table-cell>
          <table:table-cell office:value-type="float" office:value="5.8915197849274" calcext:value-type="float">
            <text:p>5,8915197849274</text:p>
          </table:table-cell>
          <table:table-cell office:value-type="float" office:value="4.9059969186783" calcext:value-type="float">
            <text:p>4,9059969186783</text:p>
          </table:table-cell>
          <table:table-cell office:value-type="float" office:value="-134.79504615638" calcext:value-type="float">
            <text:p>-134,7950461563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2616</text:p>
          </table:table-cell>
          <table:table-cell office:value-type="float" office:value="7.4255967140198" calcext:value-type="float">
            <text:p>7,4255967140198</text:p>
          </table:table-cell>
          <table:table-cell office:value-type="float" office:value="4.5936274528503" calcext:value-type="float">
            <text:p>4,5936274528503</text:p>
          </table:table-cell>
          <table:table-cell office:value-type="float" office:value="171.29379472915" calcext:value-type="float">
            <text:p>171,2937947291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2627</text:p>
          </table:table-cell>
          <table:table-cell office:value-type="float" office:value="8.6773383617401" calcext:value-type="float">
            <text:p>8,6773383617401</text:p>
          </table:table-cell>
          <table:table-cell office:value-type="float" office:value="6.8065744638443" calcext:value-type="float">
            <text:p>6,8065744638443</text:p>
          </table:table-cell>
          <table:table-cell office:value-type="float" office:value="-106.53992519257" calcext:value-type="float">
            <text:p>-106,5399251925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2638</text:p>
          </table:table-cell>
          <table:table-cell office:value-type="float" office:value="-1.5677112340927" calcext:value-type="float">
            <text:p>-1,5677112340927</text:p>
          </table:table-cell>
          <table:table-cell office:value-type="float" office:value="9.5953923463821" calcext:value-type="float">
            <text:p>9,5953923463821</text:p>
          </table:table-cell>
          <table:table-cell office:value-type="float" office:value="-34.192041986308" calcext:value-type="float">
            <text:p>-34,19204198630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2649</text:p>
          </table:table-cell>
          <table:table-cell office:value-type="float" office:value="-0.35345833748579" calcext:value-type="float">
            <text:p>-0,35345833748579</text:p>
          </table:table-cell>
          <table:table-cell office:value-type="float" office:value="6.1927038431168" calcext:value-type="float">
            <text:p>6,1927038431168</text:p>
          </table:table-cell>
          <table:table-cell office:value-type="float" office:value="-146.2665636828" calcext:value-type="float">
            <text:p>-146,266563682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2660</text:p>
          </table:table-cell>
          <table:table-cell office:value-type="float" office:value="4.5702829957008" calcext:value-type="float">
            <text:p>4,5702829957008</text:p>
          </table:table-cell>
          <table:table-cell office:value-type="float" office:value="8.0617189407349" calcext:value-type="float">
            <text:p>8,0617189407349</text:p>
          </table:table-cell>
          <table:table-cell office:value-type="float" office:value="151.04436722531" calcext:value-type="float">
            <text:p>151,0443672253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2671</text:p>
          </table:table-cell>
          <table:table-cell office:value-type="float" office:value="3.8289779424667" calcext:value-type="float">
            <text:p>3,8289779424667</text:p>
          </table:table-cell>
          <table:table-cell office:value-type="float" office:value="7.1994692087173" calcext:value-type="float">
            <text:p>7,1994692087173</text:p>
          </table:table-cell>
          <table:table-cell office:value-type="float" office:value="-86.687403120053" calcext:value-type="float">
            <text:p>-86,68740312005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2682</text:p>
          </table:table-cell>
          <table:table-cell office:value-type="float" office:value="6.2861108779907" calcext:value-type="float">
            <text:p>6,2861108779907</text:p>
          </table:table-cell>
          <table:table-cell office:value-type="float" office:value="7.6839351654053" calcext:value-type="float">
            <text:p>7,6839351654053</text:p>
          </table:table-cell>
          <table:table-cell office:value-type="float" office:value="-168.83254506785" calcext:value-type="float">
            <text:p>-168,8325450678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2693</text:p>
          </table:table-cell>
          <table:table-cell office:value-type="float" office:value="9.962272644043" calcext:value-type="float">
            <text:p>9,962272644043</text:p>
          </table:table-cell>
          <table:table-cell office:value-type="float" office:value="9.6588718891144" calcext:value-type="float">
            <text:p>9,6588718891144</text:p>
          </table:table-cell>
          <table:table-cell office:value-type="float" office:value="-93.594723446354" calcext:value-type="float">
            <text:p>-93,59472344635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2704</text:p>
          </table:table-cell>
          <table:table-cell office:value-type="float" office:value="6.3433134555817" calcext:value-type="float">
            <text:p>6,3433134555817</text:p>
          </table:table-cell>
          <table:table-cell office:value-type="float" office:value="10.661413669586" calcext:value-type="float">
            <text:p>10,661413669586</text:p>
          </table:table-cell>
          <table:table-cell office:value-type="float" office:value="-15.17981328782" calcext:value-type="float">
            <text:p>-15,1798132878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2715</text:p>
          </table:table-cell>
          <table:table-cell office:value-type="float" office:value="-1.4594487845898" calcext:value-type="float">
            <text:p>-1,4594487845898</text:p>
          </table:table-cell>
          <table:table-cell office:value-type="float" office:value="7.7617388963699" calcext:value-type="float">
            <text:p>7,7617388963699</text:p>
          </table:table-cell>
          <table:table-cell office:value-type="float" office:value="17.332666998456" calcext:value-type="float">
            <text:p>17,3326669984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2726</text:p>
          </table:table-cell>
          <table:table-cell office:value-type="float" office:value="0.81091530621052" calcext:value-type="float">
            <text:p>0,81091530621052</text:p>
          </table:table-cell>
          <table:table-cell office:value-type="float" office:value="9.6125519275665" calcext:value-type="float">
            <text:p>9,6125519275665</text:p>
          </table:table-cell>
          <table:table-cell office:value-type="float" office:value="78.993495102901" calcext:value-type="float">
            <text:p>78,99349510290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2737</text:p>
          </table:table-cell>
          <table:table-cell office:value-type="float" office:value="2.8632083535194" calcext:value-type="float">
            <text:p>2,8632083535194</text:p>
          </table:table-cell>
          <table:table-cell office:value-type="float" office:value="8.9763003587723" calcext:value-type="float">
            <text:p>8,9763003587723</text:p>
          </table:table-cell>
          <table:table-cell office:value-type="float" office:value="-160.11113573791" calcext:value-type="float">
            <text:p>-160,1111357379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2748</text:p>
          </table:table-cell>
          <table:table-cell office:value-type="float" office:value="2.0241995155811" calcext:value-type="float">
            <text:p>2,0241995155811</text:p>
          </table:table-cell>
          <table:table-cell office:value-type="float" office:value="9.9458140134811" calcext:value-type="float">
            <text:p>9,9458140134811</text:p>
          </table:table-cell>
          <table:table-cell office:value-type="float" office:value="123.05223258438" calcext:value-type="float">
            <text:p>123,0522325843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2759</text:p>
          </table:table-cell>
          <table:table-cell office:value-type="float" office:value="3.7939256429672" calcext:value-type="float">
            <text:p>3,7939256429672</text:p>
          </table:table-cell>
          <table:table-cell office:value-type="float" office:value="8.4150487184525" calcext:value-type="float">
            <text:p>8,4150487184525</text:p>
          </table:table-cell>
          <table:table-cell office:value-type="float" office:value="16.226190860104" calcext:value-type="float">
            <text:p>16,22619086010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2770</text:p>
          </table:table-cell>
          <table:table-cell office:value-type="float" office:value="7.3508620262146" calcext:value-type="float">
            <text:p>7,3508620262146</text:p>
          </table:table-cell>
          <table:table-cell office:value-type="float" office:value="10.988086462021" calcext:value-type="float">
            <text:p>10,988086462021</text:p>
          </table:table-cell>
          <table:table-cell office:value-type="float" office:value="157.52495322258" calcext:value-type="float">
            <text:p>157,5249532225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2781</text:p>
          </table:table-cell>
          <table:table-cell office:value-type="float" office:value="9.987667798996" calcext:value-type="float">
            <text:p>9,987667798996</text:p>
          </table:table-cell>
          <table:table-cell office:value-type="float" office:value="7.1552938222885" calcext:value-type="float">
            <text:p>7,1552938222885</text:p>
          </table:table-cell>
          <table:table-cell office:value-type="float" office:value="67.462975811806" calcext:value-type="float">
            <text:p>67,46297581180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2792</text:p>
          </table:table-cell>
          <table:table-cell office:value-type="float" office:value="3.384525179863" calcext:value-type="float">
            <text:p>3,384525179863</text:p>
          </table:table-cell>
          <table:table-cell office:value-type="float" office:value="10.517863035202" calcext:value-type="float">
            <text:p>10,517863035202</text:p>
          </table:table-cell>
          <table:table-cell office:value-type="float" office:value="-89.10996746865" calcext:value-type="float">
            <text:p>-89,1099674686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2803</text:p>
          </table:table-cell>
          <table:table-cell office:value-type="float" office:value="-1.2886752188206" calcext:value-type="float">
            <text:p>-1,2886752188206</text:p>
          </table:table-cell>
          <table:table-cell office:value-type="float" office:value="8.7209761142731" calcext:value-type="float">
            <text:p>8,7209761142731</text:p>
          </table:table-cell>
          <table:table-cell office:value-type="float" office:value="13.514042754841" calcext:value-type="float">
            <text:p>13,51404275484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15</text:p>
          </table:table-cell>
          <table:table-cell office:value-type="float" office:value="-0.35491794347763" calcext:value-type="float">
            <text:p>-0,35491794347763</text:p>
          </table:table-cell>
          <table:table-cell office:value-type="float" office:value="-0.58502804487944" calcext:value-type="float">
            <text:p>-0,58502804487944</text:p>
          </table:table-cell>
          <table:table-cell office:value-type="float" office:value="112.77266140956" calcext:value-type="float">
            <text:p>112,7726614095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2264</text:p>
          </table:table-cell>
          <table:table-cell office:value-type="float" office:value="1.9884143769741" calcext:value-type="float">
            <text:p>1,9884143769741</text:p>
          </table:table-cell>
          <table:table-cell office:value-type="float" office:value="-0.29181087389588" calcext:value-type="float">
            <text:p>-0,29181087389588</text:p>
          </table:table-cell>
          <table:table-cell office:value-type="float" office:value="105.38353434034" calcext:value-type="float">
            <text:p>105,3835343403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2275</text:p>
          </table:table-cell>
          <table:table-cell office:value-type="float" office:value="3.5552653670311" calcext:value-type="float">
            <text:p>3,5552653670311</text:p>
          </table:table-cell>
          <table:table-cell office:value-type="float" office:value="4.7643122076988" calcext:value-type="float">
            <text:p>4,7643122076988</text:p>
          </table:table-cell>
          <table:table-cell office:value-type="float" office:value="162.00988004162" calcext:value-type="float">
            <text:p>162,0098800416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2286</text:p>
          </table:table-cell>
          <table:table-cell office:value-type="float" office:value="3.8526493310928" calcext:value-type="float">
            <text:p>3,8526493310928</text:p>
          </table:table-cell>
          <table:table-cell office:value-type="float" office:value="-0.15210093930364" calcext:value-type="float">
            <text:p>-0,15210093930364</text:p>
          </table:table-cell>
          <table:table-cell office:value-type="float" office:value="-20.238548327403" calcext:value-type="float">
            <text:p>-20,23854832740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2297</text:p>
          </table:table-cell>
          <table:table-cell office:value-type="float" office:value="5.9548366069794" calcext:value-type="float">
            <text:p>5,9548366069794</text:p>
          </table:table-cell>
          <table:table-cell office:value-type="float" office:value="-0.58500789105892" calcext:value-type="float">
            <text:p>-0,58500789105892</text:p>
          </table:table-cell>
          <table:table-cell office:value-type="float" office:value="55.368919281443" calcext:value-type="float">
            <text:p>55,36891928144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2308</text:p>
          </table:table-cell>
          <table:table-cell office:value-type="float" office:value="9.1793012619019" calcext:value-type="float">
            <text:p>9,1793012619019</text:p>
          </table:table-cell>
          <table:table-cell office:value-type="float" office:value="1.1006726324558" calcext:value-type="float">
            <text:p>1,1006726324558</text:p>
          </table:table-cell>
          <table:table-cell office:value-type="float" office:value="113.41604989046" calcext:value-type="float">
            <text:p>113,4160498904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2319</text:p>
          </table:table-cell>
          <table:table-cell office:value-type="float" office:value="6.4309233427048" calcext:value-type="float">
            <text:p>6,4309233427048</text:p>
          </table:table-cell>
          <table:table-cell office:value-type="float" office:value="-0.5512885376811" calcext:value-type="float">
            <text:p>-0,5512885376811</text:p>
          </table:table-cell>
          <table:table-cell office:value-type="float" office:value="-5.8700481702568" calcext:value-type="float">
            <text:p>-5,870048170256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2330</text:p>
          </table:table-cell>
          <table:table-cell office:value-type="float" office:value="-0.27792882174253" calcext:value-type="float">
            <text:p>-0,27792882174253</text:p>
          </table:table-cell>
          <table:table-cell office:value-type="float" office:value="4.8691543936729" calcext:value-type="float">
            <text:p>4,8691543936729</text:p>
          </table:table-cell>
          <table:table-cell office:value-type="float" office:value="-176.6299761025" calcext:value-type="float">
            <text:p>-176,629976102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2341</text:p>
          </table:table-cell>
          <table:table-cell office:value-type="float" office:value="-0.9786531329155" calcext:value-type="float">
            <text:p>-0,9786531329155</text:p>
          </table:table-cell>
          <table:table-cell office:value-type="float" office:value="0.11815195903182" calcext:value-type="float">
            <text:p>0,11815195903182</text:p>
          </table:table-cell>
          <table:table-cell office:value-type="float" office:value="127.57771030353" calcext:value-type="float">
            <text:p>127,5777103035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2352</text:p>
          </table:table-cell>
          <table:table-cell office:value-type="float" office:value="1.5730592608452" calcext:value-type="float">
            <text:p>1,5730592608452</text:p>
          </table:table-cell>
          <table:table-cell office:value-type="float" office:value="2.0874147117138" calcext:value-type="float">
            <text:p>2,0874147117138</text:p>
          </table:table-cell>
          <table:table-cell office:value-type="float" office:value="116.72887528778" calcext:value-type="float">
            <text:p>116,7288752877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2363</text:p>
          </table:table-cell>
          <table:table-cell office:value-type="float" office:value="1.3018730282784" calcext:value-type="float">
            <text:p>1,3018730282784</text:p>
          </table:table-cell>
          <table:table-cell office:value-type="float" office:value="5.5079030990601" calcext:value-type="float">
            <text:p>5,5079030990601</text:p>
          </table:table-cell>
          <table:table-cell office:value-type="float" office:value="-35.958886526193" calcext:value-type="float">
            <text:p>-35,95888652619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2374</text:p>
          </table:table-cell>
          <table:table-cell office:value-type="float" office:value="4.23793643713" calcext:value-type="float">
            <text:p>4,23793643713</text:p>
          </table:table-cell>
          <table:table-cell office:value-type="float" office:value="0.3922039270401" calcext:value-type="float">
            <text:p>0,3922039270401</text:p>
          </table:table-cell>
          <table:table-cell office:value-type="float" office:value="-32.546730557824" calcext:value-type="float">
            <text:p>-32,54673055782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2385</text:p>
          </table:table-cell>
          <table:table-cell office:value-type="float" office:value="5.4468196630478" calcext:value-type="float">
            <text:p>5,4468196630478</text:p>
          </table:table-cell>
          <table:table-cell office:value-type="float" office:value="-0.35376437008381" calcext:value-type="float">
            <text:p>-0,35376437008381</text:p>
          </table:table-cell>
          <table:table-cell office:value-type="float" office:value="168.11367204994" calcext:value-type="float">
            <text:p>168,1136720499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2396</text:p>
          </table:table-cell>
          <table:table-cell office:value-type="float" office:value="8.6424148082733" calcext:value-type="float">
            <text:p>8,6424148082733</text:p>
          </table:table-cell>
          <table:table-cell office:value-type="float" office:value="1.5685015916824" calcext:value-type="float">
            <text:p>1,5685015916824</text:p>
          </table:table-cell>
          <table:table-cell office:value-type="float" office:value="-81.513165668317" calcext:value-type="float">
            <text:p>-81,51316566831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2407</text:p>
          </table:table-cell>
          <table:table-cell office:value-type="float" office:value="-1.5353307127953" calcext:value-type="float">
            <text:p>-1,5353307127953</text:p>
          </table:table-cell>
          <table:table-cell office:value-type="float" office:value="5.3520148992538" calcext:value-type="float">
            <text:p>5,3520148992538</text:p>
          </table:table-cell>
          <table:table-cell office:value-type="float" office:value="44.014055637797" calcext:value-type="float">
            <text:p>44,01405563779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2418</text:p>
          </table:table-cell>
          <table:table-cell office:value-type="float" office:value="0.62328416854143" calcext:value-type="float">
            <text:p>0,62328416854143</text:p>
          </table:table-cell>
          <table:table-cell office:value-type="float" office:value="2.0663300156593" calcext:value-type="float">
            <text:p>2,0663300156593</text:p>
          </table:table-cell>
          <table:table-cell office:value-type="float" office:value="85.19950490089" calcext:value-type="float">
            <text:p>85,1995049008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2429</text:p>
          </table:table-cell>
          <table:table-cell office:value-type="float" office:value="2.6017621159554" calcext:value-type="float">
            <text:p>2,6017621159554</text:p>
          </table:table-cell>
          <table:table-cell office:value-type="float" office:value="6.179855465889" calcext:value-type="float">
            <text:p>6,179855465889</text:p>
          </table:table-cell>
          <table:table-cell office:value-type="float" office:value="-155.36252556333" calcext:value-type="float">
            <text:p>-155,3625255633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2440</text:p>
          </table:table-cell>
          <table:table-cell office:value-type="float" office:value="5.0702655315399" calcext:value-type="float">
            <text:p>5,0702655315399</text:p>
          </table:table-cell>
          <table:table-cell office:value-type="float" office:value="4.0375185012817" calcext:value-type="float">
            <text:p>4,0375185012817</text:p>
          </table:table-cell>
          <table:table-cell office:value-type="float" office:value="116.85375347259" calcext:value-type="float">
            <text:p>116,8537534725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2451</text:p>
          </table:table-cell>
          <table:table-cell office:value-type="float" office:value="6.8599569797516" calcext:value-type="float">
            <text:p>6,8599569797516</text:p>
          </table:table-cell>
          <table:table-cell office:value-type="float" office:value="3.7415081262589" calcext:value-type="float">
            <text:p>3,7415081262589</text:p>
          </table:table-cell>
          <table:table-cell office:value-type="float" office:value="-141.92663332459" calcext:value-type="float">
            <text:p>-141,9266333245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2462</text:p>
          </table:table-cell>
          <table:table-cell office:value-type="float" office:value="5.8251392841339" calcext:value-type="float">
            <text:p>5,8251392841339</text:p>
          </table:table-cell>
          <table:table-cell office:value-type="float" office:value="0.063606635667384" calcext:value-type="float">
            <text:p>0,063606635667384</text:p>
          </table:table-cell>
          <table:table-cell office:value-type="float" office:value="-60.711947975645" calcext:value-type="float">
            <text:p>-60,71194797564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2473</text:p>
          </table:table-cell>
          <table:table-cell office:value-type="float" office:value="8.5049277544022" calcext:value-type="float">
            <text:p>8,5049277544022</text:p>
          </table:table-cell>
          <table:table-cell office:value-type="float" office:value="2.0348067581654" calcext:value-type="float">
            <text:p>2,0348067581654</text:p>
          </table:table-cell>
          <table:table-cell office:value-type="float" office:value="-65.633196739634" calcext:value-type="float">
            <text:p>-65,63319673963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2484</text:p>
          </table:table-cell>
          <table:table-cell office:value-type="float" office:value="0.16383770853281" calcext:value-type="float">
            <text:p>0,16383770853281</text:p>
          </table:table-cell>
          <table:table-cell office:value-type="float" office:value="-0.42798563838005" calcext:value-type="float">
            <text:p>-0,42798563838005</text:p>
          </table:table-cell>
          <table:table-cell office:value-type="float" office:value="84.333482821276" calcext:value-type="float">
            <text:p>84,33348282127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2495</text:p>
          </table:table-cell>
          <table:table-cell office:value-type="float" office:value="-0.20680468529463" calcext:value-type="float">
            <text:p>-0,20680468529463</text:p>
          </table:table-cell>
          <table:table-cell office:value-type="float" office:value="6.400693655014" calcext:value-type="float">
            <text:p>6,400693655014</text:p>
          </table:table-cell>
          <table:table-cell office:value-type="float" office:value="151.52388469429" calcext:value-type="float">
            <text:p>151,5238846942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2506</text:p>
          </table:table-cell>
          <table:table-cell office:value-type="float" office:value="2.1793925762177" calcext:value-type="float">
            <text:p>2,1793925762177</text:p>
          </table:table-cell>
          <table:table-cell office:value-type="float" office:value="2.739936709404" calcext:value-type="float">
            <text:p>2,739936709404</text:p>
          </table:table-cell>
          <table:table-cell office:value-type="float" office:value="141.00511514457" calcext:value-type="float">
            <text:p>141,0051151445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2517</text:p>
          </table:table-cell>
          <table:table-cell office:value-type="float" office:value="0.1925409771502" calcext:value-type="float">
            <text:p>0,1925409771502</text:p>
          </table:table-cell>
          <table:table-cell office:value-type="float" office:value="5.935777425766" calcext:value-type="float">
            <text:p>5,935777425766</text:p>
          </table:table-cell>
          <table:table-cell office:value-type="float" office:value="33.083705385779" calcext:value-type="float">
            <text:p>33,08370538577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2528</text:p>
          </table:table-cell>
          <table:table-cell office:value-type="float" office:value="4.4654816389084" calcext:value-type="float">
            <text:p>4,4654816389084</text:p>
          </table:table-cell>
          <table:table-cell office:value-type="float" office:value="4.3523889780045" calcext:value-type="float">
            <text:p>4,3523889780045</text:p>
          </table:table-cell>
          <table:table-cell office:value-type="float" office:value="-40.114072477742" calcext:value-type="float">
            <text:p>-40,11407247774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2539</text:p>
          </table:table-cell>
          <table:table-cell office:value-type="float" office:value="7.9620105028152" calcext:value-type="float">
            <text:p>7,9620105028152</text:p>
          </table:table-cell>
          <table:table-cell office:value-type="float" office:value="5.9939748048782" calcext:value-type="float">
            <text:p>5,9939748048782</text:p>
          </table:table-cell>
          <table:table-cell office:value-type="float" office:value="-85.8996537081" calcext:value-type="float">
            <text:p>-85,899653708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2550</text:p>
          </table:table-cell>
          <table:table-cell office:value-type="float" office:value="9.1292923688889" calcext:value-type="float">
            <text:p>9,1292923688889</text:p>
          </table:table-cell>
          <table:table-cell office:value-type="float" office:value="5.0683081150055" calcext:value-type="float">
            <text:p>5,0683081150055</text:p>
          </table:table-cell>
          <table:table-cell office:value-type="float" office:value="-157.87799343182" calcext:value-type="float">
            <text:p>-157,8779934318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2561</text:p>
          </table:table-cell>
          <table:table-cell office:value-type="float" office:value="-1.5571458637714" calcext:value-type="float">
            <text:p>-1,5571458637714</text:p>
          </table:table-cell>
          <table:table-cell office:value-type="float" office:value="5.5631184577942" calcext:value-type="float">
            <text:p>5,5631184577942</text:p>
          </table:table-cell>
          <table:table-cell office:value-type="float" office:value="-124.00299880155" calcext:value-type="float">
            <text:p>-124,0029988015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2572</text:p>
          </table:table-cell>
          <table:table-cell office:value-type="float" office:value="-0.18719175830483" calcext:value-type="float">
            <text:p>-0,18719175830483</text:p>
          </table:table-cell>
          <table:table-cell office:value-type="float" office:value="8.0729520320892" calcext:value-type="float">
            <text:p>8,0729520320892</text:p>
          </table:table-cell>
          <table:table-cell office:value-type="float" office:value="2.7526135847067" calcext:value-type="float">
            <text:p>2,752613584706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2583</text:p>
          </table:table-cell>
          <table:table-cell office:value-type="float" office:value="0.8874536305666" calcext:value-type="float">
            <text:p>0,8874536305666</text:p>
          </table:table-cell>
          <table:table-cell office:value-type="float" office:value="3.7358099222183" calcext:value-type="float">
            <text:p>3,7358099222183</text:p>
          </table:table-cell>
          <table:table-cell office:value-type="float" office:value="-25.757244627947" calcext:value-type="float">
            <text:p>-25,75724462794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2594</text:p>
          </table:table-cell>
          <table:table-cell office:value-type="float" office:value="2.3457768559456" calcext:value-type="float">
            <text:p>2,3457768559456</text:p>
          </table:table-cell>
          <table:table-cell office:value-type="float" office:value="7.9121375083923" calcext:value-type="float">
            <text:p>7,9121375083923</text:p>
          </table:table-cell>
          <table:table-cell office:value-type="float" office:value="-5.3666509260797" calcext:value-type="float">
            <text:p>-5,366650926079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2605</text:p>
          </table:table-cell>
          <table:table-cell office:value-type="float" office:value="6.1715418100357" calcext:value-type="float">
            <text:p>6,1715418100357</text:p>
          </table:table-cell>
          <table:table-cell office:value-type="float" office:value="5.1885896921158" calcext:value-type="float">
            <text:p>5,1885896921158</text:p>
          </table:table-cell>
          <table:table-cell office:value-type="float" office:value="-134.77736066101" calcext:value-type="float">
            <text:p>-134,7773606610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2616</text:p>
          </table:table-cell>
          <table:table-cell office:value-type="float" office:value="7.6498210430145" calcext:value-type="float">
            <text:p>7,6498210430145</text:p>
          </table:table-cell>
          <table:table-cell office:value-type="float" office:value="4.4383519887924" calcext:value-type="float">
            <text:p>4,4383519887924</text:p>
          </table:table-cell>
          <table:table-cell office:value-type="float" office:value="140.34397283177" calcext:value-type="float">
            <text:p>140,3439728317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2627</text:p>
          </table:table-cell>
          <table:table-cell office:value-type="float" office:value="8.8294726610184" calcext:value-type="float">
            <text:p>8,8294726610184</text:p>
          </table:table-cell>
          <table:table-cell office:value-type="float" office:value="7.0041584968567" calcext:value-type="float">
            <text:p>7,0041584968567</text:p>
          </table:table-cell>
          <table:table-cell office:value-type="float" office:value="-131.00939343689" calcext:value-type="float">
            <text:p>-131,0093934368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2638</text:p>
          </table:table-cell>
          <table:table-cell office:value-type="float" office:value="-1.5781709551811" calcext:value-type="float">
            <text:p>-1,5781709551811</text:p>
          </table:table-cell>
          <table:table-cell office:value-type="float" office:value="9.584892988205" calcext:value-type="float">
            <text:p>9,584892988205</text:p>
          </table:table-cell>
          <table:table-cell office:value-type="float" office:value="-44.320367324124" calcext:value-type="float">
            <text:p>-44,32036732412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2649</text:p>
          </table:table-cell>
          <table:table-cell office:value-type="float" office:value="-0.21585062146187" calcext:value-type="float">
            <text:p>-0,21585062146187</text:p>
          </table:table-cell>
          <table:table-cell office:value-type="float" office:value="5.9946763515472" calcext:value-type="float">
            <text:p>5,9946763515472</text:p>
          </table:table-cell>
          <table:table-cell office:value-type="float" office:value="122.08536627946" calcext:value-type="float">
            <text:p>122,0853662794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2660</text:p>
          </table:table-cell>
          <table:table-cell office:value-type="float" office:value="4.918572306633" calcext:value-type="float">
            <text:p>4,918572306633</text:p>
          </table:table-cell>
          <table:table-cell office:value-type="float" office:value="8.0815201997757" calcext:value-type="float">
            <text:p>8,0815201997757</text:p>
          </table:table-cell>
          <table:table-cell office:value-type="float" office:value="178.57647397716" calcext:value-type="float">
            <text:p>178,5764739771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2671</text:p>
          </table:table-cell>
          <table:table-cell office:value-type="float" office:value="3.8792479038239" calcext:value-type="float">
            <text:p>3,8792479038239</text:p>
          </table:table-cell>
          <table:table-cell office:value-type="float" office:value="7.4882572889328" calcext:value-type="float">
            <text:p>7,4882572889328</text:p>
          </table:table-cell>
          <table:table-cell office:value-type="float" office:value="-103.0209899708" calcext:value-type="float">
            <text:p>-103,020989970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2682</text:p>
          </table:table-cell>
          <table:table-cell office:value-type="float" office:value="6.5583288669586" calcext:value-type="float">
            <text:p>6,5583288669586</text:p>
          </table:table-cell>
          <table:table-cell office:value-type="float" office:value="7.6011031866074" calcext:value-type="float">
            <text:p>7,6011031866074</text:p>
          </table:table-cell>
          <table:table-cell office:value-type="float" office:value="151.67101325503" calcext:value-type="float">
            <text:p>151,6710132550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2693</text:p>
          </table:table-cell>
          <table:table-cell office:value-type="float" office:value="9.7961837053299" calcext:value-type="float">
            <text:p>9,7961837053299</text:p>
          </table:table-cell>
          <table:table-cell office:value-type="float" office:value="9.8669528961182" calcext:value-type="float">
            <text:p>9,8669528961182</text:p>
          </table:table-cell>
          <table:table-cell office:value-type="float" office:value="-64.945799529932" calcext:value-type="float">
            <text:p>-64,94579952993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2704</text:p>
          </table:table-cell>
          <table:table-cell office:value-type="float" office:value="6.0257828235626" calcext:value-type="float">
            <text:p>6,0257828235626</text:p>
          </table:table-cell>
          <table:table-cell office:value-type="float" office:value="10.598695278168" calcext:value-type="float">
            <text:p>10,598695278168</text:p>
          </table:table-cell>
          <table:table-cell office:value-type="float" office:value="18.348851780983" calcext:value-type="float">
            <text:p>18,34885178098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2715</text:p>
          </table:table-cell>
          <table:table-cell office:value-type="float" office:value="-1.5850122272968" calcext:value-type="float">
            <text:p>-1,5850122272968</text:p>
          </table:table-cell>
          <table:table-cell office:value-type="float" office:value="7.8020823001862" calcext:value-type="float">
            <text:p>7,8020823001862</text:p>
          </table:table-cell>
          <table:table-cell office:value-type="float" office:value="-20.428657152091" calcext:value-type="float">
            <text:p>-20,42865715209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2726</text:p>
          </table:table-cell>
          <table:table-cell office:value-type="float" office:value="0.72825893759727" calcext:value-type="float">
            <text:p>0,72825893759727</text:p>
          </table:table-cell>
          <table:table-cell office:value-type="float" office:value="9.2323923110962" calcext:value-type="float">
            <text:p>9,2323923110962</text:p>
          </table:table-cell>
          <table:table-cell office:value-type="float" office:value="75.317481520829" calcext:value-type="float">
            <text:p>75,31748152082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2737</text:p>
          </table:table-cell>
          <table:table-cell office:value-type="float" office:value="3.1232741475105" calcext:value-type="float">
            <text:p>3,1232741475105</text:p>
          </table:table-cell>
          <table:table-cell office:value-type="float" office:value="8.9800083637238" calcext:value-type="float">
            <text:p>8,9800083637238</text:p>
          </table:table-cell>
          <table:table-cell office:value-type="float" office:value="177.02738039053" calcext:value-type="float">
            <text:p>177,0273803905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2748</text:p>
          </table:table-cell>
          <table:table-cell office:value-type="float" office:value="2.2321438789368" calcext:value-type="float">
            <text:p>2,2321438789368</text:p>
          </table:table-cell>
          <table:table-cell office:value-type="float" office:value="9.6377927064896" calcext:value-type="float">
            <text:p>9,6377927064896</text:p>
          </table:table-cell>
          <table:table-cell office:value-type="float" office:value="126.5068084571" calcext:value-type="float">
            <text:p>126,506808457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2759</text:p>
          </table:table-cell>
          <table:table-cell office:value-type="float" office:value="3.4637871384621" calcext:value-type="float">
            <text:p>3,4637871384621</text:p>
          </table:table-cell>
          <table:table-cell office:value-type="float" office:value="8.5133707523346" calcext:value-type="float">
            <text:p>8,5133707523346</text:p>
          </table:table-cell>
          <table:table-cell office:value-type="float" office:value="-12.892598843878" calcext:value-type="float">
            <text:p>-12,89259884387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2770</text:p>
          </table:table-cell>
          <table:table-cell office:value-type="float" office:value="7.5074756145477" calcext:value-type="float">
            <text:p>7,5074756145477</text:p>
          </table:table-cell>
          <table:table-cell office:value-type="float" office:value="10.732139348984" calcext:value-type="float">
            <text:p>10,732139348984</text:p>
          </table:table-cell>
          <table:table-cell office:value-type="float" office:value="113.02567059827" calcext:value-type="float">
            <text:p>113,0256705982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2781</text:p>
          </table:table-cell>
          <table:table-cell office:value-type="float" office:value="9.7717267274857" calcext:value-type="float">
            <text:p>9,7717267274857</text:p>
          </table:table-cell>
          <table:table-cell office:value-type="float" office:value="6.85338139534" calcext:value-type="float">
            <text:p>6,85338139534</text:p>
          </table:table-cell>
          <table:table-cell office:value-type="float" office:value="55.040039454296" calcext:value-type="float">
            <text:p>55,04003945429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2792</text:p>
          </table:table-cell>
          <table:table-cell office:value-type="float" office:value="3.2849767804146" calcext:value-type="float">
            <text:p>3,2849767804146</text:p>
          </table:table-cell>
          <table:table-cell office:value-type="float" office:value="10.855193138123" calcext:value-type="float">
            <text:p>10,855193138123</text:p>
          </table:table-cell>
          <table:table-cell office:value-type="float" office:value="-68.741128702832" calcext:value-type="float">
            <text:p>-68,74112870283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2803</text:p>
          </table:table-cell>
          <table:table-cell office:value-type="float" office:value="-1.5808832645416" calcext:value-type="float">
            <text:p>-1,5808832645416</text:p>
          </table:table-cell>
          <table:table-cell office:value-type="float" office:value="8.6387240886688" calcext:value-type="float">
            <text:p>8,6387240886688</text:p>
          </table:table-cell>
          <table:table-cell office:value-type="float" office:value="16.223426647247" calcext:value-type="float">
            <text:p>16,22342664724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15</text:p>
          </table:table-cell>
          <table:table-cell office:value-type="float" office:value="-0.10521369986236" calcext:value-type="float">
            <text:p>-0,10521369986236</text:p>
          </table:table-cell>
          <table:table-cell office:value-type="float" office:value="-0.57388357818127" calcext:value-type="float">
            <text:p>-0,57388357818127</text:p>
          </table:table-cell>
          <table:table-cell office:value-type="float" office:value="143.65606702817" calcext:value-type="float">
            <text:p>143,6560670281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2264</text:p>
          </table:table-cell>
          <table:table-cell office:value-type="float" office:value="2.2283264994621" calcext:value-type="float">
            <text:p>2,2283264994621</text:p>
          </table:table-cell>
          <table:table-cell office:value-type="float" office:value="-0.45555155724287" calcext:value-type="float">
            <text:p>-0,45555155724287</text:p>
          </table:table-cell>
          <table:table-cell office:value-type="float" office:value="154.83798798482" calcext:value-type="float">
            <text:p>154,8379879848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2275</text:p>
          </table:table-cell>
          <table:table-cell office:value-type="float" office:value="3.8350462913513" calcext:value-type="float">
            <text:p>3,8350462913513</text:p>
          </table:table-cell>
          <table:table-cell office:value-type="float" office:value="4.5896434783936" calcext:value-type="float">
            <text:p>4,5896434783936</text:p>
          </table:table-cell>
          <table:table-cell office:value-type="float" office:value="133.86823872852" calcext:value-type="float">
            <text:p>133,8682387285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2286</text:p>
          </table:table-cell>
          <table:table-cell office:value-type="float" office:value="3.7467819452286" calcext:value-type="float">
            <text:p>3,7467819452286</text:p>
          </table:table-cell>
          <table:table-cell office:value-type="float" office:value="-0.34702520817518" calcext:value-type="float">
            <text:p>-0,34702520817518</text:p>
          </table:table-cell>
          <table:table-cell office:value-type="float" office:value="70.47616600231" calcext:value-type="float">
            <text:p>70,4761660023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2297</text:p>
          </table:table-cell>
          <table:table-cell office:value-type="float" office:value="5.788015127182" calcext:value-type="float">
            <text:p>5,788015127182</text:p>
          </table:table-cell>
          <table:table-cell office:value-type="float" office:value="-0.5830641835928" calcext:value-type="float">
            <text:p>-0,5830641835928</text:p>
          </table:table-cell>
          <table:table-cell office:value-type="float" office:value="55.826189791321" calcext:value-type="float">
            <text:p>55,82618979132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2308</text:p>
          </table:table-cell>
          <table:table-cell office:value-type="float" office:value="9.463569521904" calcext:value-type="float">
            <text:p>9,463569521904</text:p>
          </table:table-cell>
          <table:table-cell office:value-type="float" office:value="1.1008514463902" calcext:value-type="float">
            <text:p>1,1008514463902</text:p>
          </table:table-cell>
          <table:table-cell office:value-type="float" office:value="177.87696753338" calcext:value-type="float">
            <text:p>177,8769675333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2319</text:p>
          </table:table-cell>
          <table:table-cell office:value-type="float" office:value="6.1777263879776" calcext:value-type="float">
            <text:p>6,1777263879776</text:p>
          </table:table-cell>
          <table:table-cell office:value-type="float" office:value="-0.50022281706333" calcext:value-type="float">
            <text:p>-0,50022281706333</text:p>
          </table:table-cell>
          <table:table-cell office:value-type="float" office:value="-15.221086846795" calcext:value-type="float">
            <text:p>-15,22108684679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2330</text:p>
          </table:table-cell>
          <table:table-cell office:value-type="float" office:value="0.070707760751247" calcext:value-type="float">
            <text:p>0,070707760751247</text:p>
          </table:table-cell>
          <table:table-cell office:value-type="float" office:value="4.8039236664772" calcext:value-type="float">
            <text:p>4,8039236664772</text:p>
          </table:table-cell>
          <table:table-cell office:value-type="float" office:value="165.07681008357" calcext:value-type="float">
            <text:p>165,0768100835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2341</text:p>
          </table:table-cell>
          <table:table-cell office:value-type="float" office:value="-0.7481849193573" calcext:value-type="float">
            <text:p>-0,7481849193573</text:p>
          </table:table-cell>
          <table:table-cell office:value-type="float" office:value="0.076120002195239" calcext:value-type="float">
            <text:p>0,076120002195239</text:p>
          </table:table-cell>
          <table:table-cell office:value-type="float" office:value="175.14838534556" calcext:value-type="float">
            <text:p>175,1483853455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2352</text:p>
          </table:table-cell>
          <table:table-cell office:value-type="float" office:value="1.7508180439472" calcext:value-type="float">
            <text:p>1,7508180439472</text:p>
          </table:table-cell>
          <table:table-cell office:value-type="float" office:value="1.7315152287483" calcext:value-type="float">
            <text:p>1,7315152287483</text:p>
          </table:table-cell>
          <table:table-cell office:value-type="float" office:value="116.7283285955" calcext:value-type="float">
            <text:p>116,728328595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2363</text:p>
          </table:table-cell>
          <table:table-cell office:value-type="float" office:value="1.0353658348322" calcext:value-type="float">
            <text:p>1,0353658348322</text:p>
          </table:table-cell>
          <table:table-cell office:value-type="float" office:value="5.6891715526581" calcext:value-type="float">
            <text:p>5,6891715526581</text:p>
          </table:table-cell>
          <table:table-cell office:value-type="float" office:value="-33.709637298705" calcext:value-type="float">
            <text:p>-33,70963729870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2374</text:p>
          </table:table-cell>
          <table:table-cell office:value-type="float" office:value="4.3298235535622" calcext:value-type="float">
            <text:p>4,3298235535622</text:p>
          </table:table-cell>
          <table:table-cell office:value-type="float" office:value="0.59389345347881" calcext:value-type="float">
            <text:p>0,59389345347881</text:p>
          </table:table-cell>
          <table:table-cell office:value-type="float" office:value="-123.30841258833" calcext:value-type="float">
            <text:p>-123,3084125883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2385</text:p>
          </table:table-cell>
          <table:table-cell office:value-type="float" office:value="5.5044662952423" calcext:value-type="float">
            <text:p>5,5044662952423</text:p>
          </table:table-cell>
          <table:table-cell office:value-type="float" office:value="-0.48918731510639" calcext:value-type="float">
            <text:p>-0,48918731510639</text:p>
          </table:table-cell>
          <table:table-cell office:value-type="float" office:value="121.85574185317" calcext:value-type="float">
            <text:p>121,8557418531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2396</text:p>
          </table:table-cell>
          <table:table-cell office:value-type="float" office:value="8.420198559761" calcext:value-type="float">
            <text:p>8,420198559761</text:p>
          </table:table-cell>
          <table:table-cell office:value-type="float" office:value="1.5673235058784" calcext:value-type="float">
            <text:p>1,5673235058784</text:p>
          </table:table-cell>
          <table:table-cell office:value-type="float" office:value="9.1864753300977" calcext:value-type="float">
            <text:p>9,186475330097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2407</text:p>
          </table:table-cell>
          <table:table-cell office:value-type="float" office:value="-1.5433923900127" calcext:value-type="float">
            <text:p>-1,5433923900127</text:p>
          </table:table-cell>
          <table:table-cell office:value-type="float" office:value="5.4065537452698" calcext:value-type="float">
            <text:p>5,4065537452698</text:p>
          </table:table-cell>
          <table:table-cell office:value-type="float" office:value="54.991171997824" calcext:value-type="float">
            <text:p>54,99117199782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2418</text:p>
          </table:table-cell>
          <table:table-cell office:value-type="float" office:value="0.59003848582506" calcext:value-type="float">
            <text:p>0,59003848582506</text:p>
          </table:table-cell>
          <table:table-cell office:value-type="float" office:value="1.6694451868534" calcext:value-type="float">
            <text:p>1,6694451868534</text:p>
          </table:table-cell>
          <table:table-cell office:value-type="float" office:value="85.229067286109" calcext:value-type="float">
            <text:p>85,22906728610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2429</text:p>
          </table:table-cell>
          <table:table-cell office:value-type="float" office:value="2.9603046178818" calcext:value-type="float">
            <text:p>2,9603046178818</text:p>
          </table:table-cell>
          <table:table-cell office:value-type="float" office:value="6.2909024953842" calcext:value-type="float">
            <text:p>6,2909024953842</text:p>
          </table:table-cell>
          <table:table-cell office:value-type="float" office:value="-165.40326738054" calcext:value-type="float">
            <text:p>-165,4032673805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2440</text:p>
          </table:table-cell>
          <table:table-cell office:value-type="float" office:value="5.3743743896484" calcext:value-type="float">
            <text:p>5,3743743896484</text:p>
          </table:table-cell>
          <table:table-cell office:value-type="float" office:value="3.87142598629" calcext:value-type="float">
            <text:p>3,87142598629</text:p>
          </table:table-cell>
          <table:table-cell office:value-type="float" office:value="146.31859512086" calcext:value-type="float">
            <text:p>146,3185951208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2451</text:p>
          </table:table-cell>
          <table:table-cell office:value-type="float" office:value="7.1731072664261" calcext:value-type="float">
            <text:p>7,1731072664261</text:p>
          </table:table-cell>
          <table:table-cell office:value-type="float" office:value="3.9127796888351" calcext:value-type="float">
            <text:p>3,9127796888351</text:p>
          </table:table-cell>
          <table:table-cell office:value-type="float" office:value="-154.14869101943" calcext:value-type="float">
            <text:p>-154,1486910194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2462</text:p>
          </table:table-cell>
          <table:table-cell office:value-type="float" office:value="5.6191366910934" calcext:value-type="float">
            <text:p>5,6191366910934</text:p>
          </table:table-cell>
          <table:table-cell office:value-type="float" office:value="-0.016390405362472" calcext:value-type="float">
            <text:p>-0,016390405362472</text:p>
          </table:table-cell>
          <table:table-cell office:value-type="float" office:value="30.058238536689" calcext:value-type="float">
            <text:p>30,05823853668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2473</text:p>
          </table:table-cell>
          <table:table-cell office:value-type="float" office:value="8.2927542924881" calcext:value-type="float">
            <text:p>8,2927542924881</text:p>
          </table:table-cell>
          <table:table-cell office:value-type="float" office:value="1.9729149341583" calcext:value-type="float">
            <text:p>1,9729149341583</text:p>
          </table:table-cell>
          <table:table-cell office:value-type="float" office:value="25.144546085103" calcext:value-type="float">
            <text:p>25,14454608510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2484</text:p>
          </table:table-cell>
          <table:table-cell office:value-type="float" office:value="0.13589818961918" calcext:value-type="float">
            <text:p>0,13589818961918</text:p>
          </table:table-cell>
          <table:table-cell office:value-type="float" office:value="-0.54306529462337" calcext:value-type="float">
            <text:p>-0,54306529462337</text:p>
          </table:table-cell>
          <table:table-cell office:value-type="float" office:value="83.426595493487" calcext:value-type="float">
            <text:p>83,42659549348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2495</text:p>
          </table:table-cell>
          <table:table-cell office:value-type="float" office:value="-0.069481856189668" calcext:value-type="float">
            <text:p>-0,069481856189668</text:p>
          </table:table-cell>
          <table:table-cell office:value-type="float" office:value="6.5738832950592" calcext:value-type="float">
            <text:p>6,5738832950592</text:p>
          </table:table-cell>
          <table:table-cell office:value-type="float" office:value="-118.79687552239" calcext:value-type="float">
            <text:p>-118,7968755223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2506</text:p>
          </table:table-cell>
          <table:table-cell office:value-type="float" office:value="2.4888882040977" calcext:value-type="float">
            <text:p>2,4888882040977</text:p>
          </table:table-cell>
          <table:table-cell office:value-type="float" office:value="2.489962875843" calcext:value-type="float">
            <text:p>2,489962875843</text:p>
          </table:table-cell>
          <table:table-cell office:value-type="float" office:value="141.0036254081" calcext:value-type="float">
            <text:p>141,003625408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2517</text:p>
          </table:table-cell>
          <table:table-cell office:value-type="float" office:value="0.28638070449233" calcext:value-type="float">
            <text:p>0,28638070449233</text:p>
          </table:table-cell>
          <table:table-cell office:value-type="float" office:value="5.7345646619797" calcext:value-type="float">
            <text:p>5,7345646619797</text:p>
          </table:table-cell>
          <table:table-cell office:value-type="float" office:value="123.88040305703" calcext:value-type="float">
            <text:p>123,8804030570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2528</text:p>
          </table:table-cell>
          <table:table-cell office:value-type="float" office:value="4.3548479676247" calcext:value-type="float">
            <text:p>4,3548479676247</text:p>
          </table:table-cell>
          <table:table-cell office:value-type="float" office:value="4.6247082948685" calcext:value-type="float">
            <text:p>4,6247082948685</text:p>
          </table:table-cell>
          <table:table-cell office:value-type="float" office:value="-50.096424142267" calcext:value-type="float">
            <text:p>-50,09642414226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2539</text:p>
          </table:table-cell>
          <table:table-cell office:value-type="float" office:value="7.8668105602264" calcext:value-type="float">
            <text:p>7,8668105602264</text:p>
          </table:table-cell>
          <table:table-cell office:value-type="float" office:value="6.2559300661087" calcext:value-type="float">
            <text:p>6,2559300661087</text:p>
          </table:table-cell>
          <table:table-cell office:value-type="float" office:value="-65.446733669111" calcext:value-type="float">
            <text:p>-65,44673366911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2550</text:p>
          </table:table-cell>
          <table:table-cell office:value-type="float" office:value="9.4970637559891" calcext:value-type="float">
            <text:p>9,4970637559891</text:p>
          </table:table-cell>
          <table:table-cell office:value-type="float" office:value="5.2178978919983" calcext:value-type="float">
            <text:p>5,2178978919983</text:p>
          </table:table-cell>
          <table:table-cell office:value-type="float" office:value="-157.88865393134" calcext:value-type="float">
            <text:p>-157,8886539313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2561</text:p>
          </table:table-cell>
          <table:table-cell office:value-type="float" office:value="-1.5630407631397" calcext:value-type="float">
            <text:p>-1,5630407631397</text:p>
          </table:table-cell>
          <table:table-cell office:value-type="float" office:value="5.6273245811462" calcext:value-type="float">
            <text:p>5,6273245811462</text:p>
          </table:table-cell>
          <table:table-cell office:value-type="float" office:value="-127.91776657104" calcext:value-type="float">
            <text:p>-127,9177665710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2572</text:p>
          </table:table-cell>
          <table:table-cell office:value-type="float" office:value="-0.56926220655441" calcext:value-type="float">
            <text:p>-0,56926220655441</text:p>
          </table:table-cell>
          <table:table-cell office:value-type="float" office:value="8.0903750658035" calcext:value-type="float">
            <text:p>8,0903750658035</text:p>
          </table:table-cell>
          <table:table-cell office:value-type="float" office:value="-4.473415529652" calcext:value-type="float">
            <text:p>-4,47341552965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2583</text:p>
          </table:table-cell>
          <table:table-cell office:value-type="float" office:value="0.52860379219055" calcext:value-type="float">
            <text:p>0,52860379219055</text:p>
          </table:table-cell>
          <table:table-cell office:value-type="float" office:value="3.907967209816" calcext:value-type="float">
            <text:p>3,907967209816</text:p>
          </table:table-cell>
          <table:table-cell office:value-type="float" office:value="-25.761679669095" calcext:value-type="float">
            <text:p>-25,76167966909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2594</text:p>
          </table:table-cell>
          <table:table-cell office:value-type="float" office:value="2.0393463969231" calcext:value-type="float">
            <text:p>2,0393463969231</text:p>
          </table:table-cell>
          <table:table-cell office:value-type="float" office:value="7.9263079166412" calcext:value-type="float">
            <text:p>7,9263079166412</text:p>
          </table:table-cell>
          <table:table-cell office:value-type="float" office:value="-2.681312311417" calcext:value-type="float">
            <text:p>-2,68131231141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2605</text:p>
          </table:table-cell>
          <table:table-cell office:value-type="float" office:value="6.2767481803894" calcext:value-type="float">
            <text:p>6,2767481803894</text:p>
          </table:table-cell>
          <table:table-cell office:value-type="float" office:value="5.4427397251129" calcext:value-type="float">
            <text:p>5,4427397251129</text:p>
          </table:table-cell>
          <table:table-cell office:value-type="float" office:value="-96.393487256044" calcext:value-type="float">
            <text:p>-96,39348725604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2616</text:p>
          </table:table-cell>
          <table:table-cell office:value-type="float" office:value="7.7642965316772" calcext:value-type="float">
            <text:p>7,7642965316772</text:p>
          </table:table-cell>
          <table:table-cell office:value-type="float" office:value="4.1950282454491" calcext:value-type="float">
            <text:p>4,1950282454491</text:p>
          </table:table-cell>
          <table:table-cell office:value-type="float" office:value="111.22884340347" calcext:value-type="float">
            <text:p>111,2288434034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2627</text:p>
          </table:table-cell>
          <table:table-cell office:value-type="float" office:value="9.0493708848953" calcext:value-type="float">
            <text:p>9,0493708848953</text:p>
          </table:table-cell>
          <table:table-cell office:value-type="float" office:value="7.1209567785263" calcext:value-type="float">
            <text:p>7,1209567785263</text:p>
          </table:table-cell>
          <table:table-cell office:value-type="float" office:value="-155.51572240842" calcext:value-type="float">
            <text:p>-155,5157224084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2638</text:p>
          </table:table-cell>
          <table:table-cell office:value-type="float" office:value="-1.4601612091064" calcext:value-type="float">
            <text:p>-1,4601612091064</text:p>
          </table:table-cell>
          <table:table-cell office:value-type="float" office:value="9.7029793262482" calcext:value-type="float">
            <text:p>9,7029793262482</text:p>
          </table:table-cell>
          <table:table-cell office:value-type="float" office:value="-54.368134137172" calcext:value-type="float">
            <text:p>-54,36813413717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2649</text:p>
          </table:table-cell>
          <table:table-cell office:value-type="float" office:value="-0.38074143230915" calcext:value-type="float">
            <text:p>-0,38074143230915</text:p>
          </table:table-cell>
          <table:table-cell office:value-type="float" office:value="5.8454239368439" calcext:value-type="float">
            <text:p>5,8454239368439</text:p>
          </table:table-cell>
          <table:table-cell office:value-type="float" office:value="32.050050367975" calcext:value-type="float">
            <text:p>32,05005036797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2660</text:p>
          </table:table-cell>
          <table:table-cell office:value-type="float" office:value="5.3174382448196" calcext:value-type="float">
            <text:p>5,3174382448196</text:p>
          </table:table-cell>
          <table:table-cell office:value-type="float" office:value="8.0713337659836" calcext:value-type="float">
            <text:p>8,0713337659836</text:p>
          </table:table-cell>
          <table:table-cell office:value-type="float" office:value="178.59261506682" calcext:value-type="float">
            <text:p>178,5926150668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2671</text:p>
          </table:table-cell>
          <table:table-cell office:value-type="float" office:value="4.0087300539017" calcext:value-type="float">
            <text:p>4,0087300539017</text:p>
          </table:table-cell>
          <table:table-cell office:value-type="float" office:value="7.7515125274658" calcext:value-type="float">
            <text:p>7,7515125274658</text:p>
          </table:table-cell>
          <table:table-cell office:value-type="float" office:value="-119.36881132187" calcext:value-type="float">
            <text:p>-119,3688113218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2682</text:p>
          </table:table-cell>
          <table:table-cell office:value-type="float" office:value="6.6491723060608" calcext:value-type="float">
            <text:p>6,6491723060608</text:p>
          </table:table-cell>
          <table:table-cell office:value-type="float" office:value="7.3461139202118" calcext:value-type="float">
            <text:p>7,3461139202118</text:p>
          </table:table-cell>
          <table:table-cell office:value-type="float" office:value="101.74579605175" calcext:value-type="float">
            <text:p>101,7457960517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2693</text:p>
          </table:table-cell>
          <table:table-cell office:value-type="float" office:value="9.5289582014084" calcext:value-type="float">
            <text:p>9,5289582014084</text:p>
          </table:table-cell>
          <table:table-cell office:value-type="float" office:value="10.134167671204" calcext:value-type="float">
            <text:p>10,134167671204</text:p>
          </table:table-cell>
          <table:table-cell office:value-type="float" office:value="-54.583189214111" calcext:value-type="float">
            <text:p>-54,58318921411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2704</text:p>
          </table:table-cell>
          <table:table-cell office:value-type="float" office:value="5.7964408397675" calcext:value-type="float">
            <text:p>5,7964408397675</text:p>
          </table:table-cell>
          <table:table-cell office:value-type="float" office:value="10.371528863907" calcext:value-type="float">
            <text:p>10,371528863907</text:p>
          </table:table-cell>
          <table:table-cell office:value-type="float" office:value="51.880711582816" calcext:value-type="float">
            <text:p>51,88071158281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2715</text:p>
          </table:table-cell>
          <table:table-cell office:value-type="float" office:value="-1.5802681446075" calcext:value-type="float">
            <text:p>-1,5802681446075</text:p>
          </table:table-cell>
          <table:table-cell office:value-type="float" office:value="8.0277121067047" calcext:value-type="float">
            <text:p>8,0277121067047</text:p>
          </table:table-cell>
          <table:table-cell office:value-type="float" office:value="-59.71334618368" calcext:value-type="float">
            <text:p>-59,7133461836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2726</text:p>
          </table:table-cell>
          <table:table-cell office:value-type="float" office:value="0.57163469493389" calcext:value-type="float">
            <text:p>0,57163469493389</text:p>
          </table:table-cell>
          <table:table-cell office:value-type="float" office:value="8.9013832807541" calcext:value-type="float">
            <text:p>8,9013832807541</text:p>
          </table:table-cell>
          <table:table-cell office:value-type="float" office:value="61.281300654077" calcext:value-type="float">
            <text:p>61,28130065407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2737</text:p>
          </table:table-cell>
          <table:table-cell office:value-type="float" office:value="3.1642210483551" calcext:value-type="float">
            <text:p>3,1642210483551</text:p>
          </table:table-cell>
          <table:table-cell office:value-type="float" office:value="8.8145858049393" calcext:value-type="float">
            <text:p>8,8145858049393</text:p>
          </table:table-cell>
          <table:table-cell office:value-type="float" office:value="102.55902132411" calcext:value-type="float">
            <text:p>102,5590213241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2748</text:p>
          </table:table-cell>
          <table:table-cell office:value-type="float" office:value="2.4518379569054" calcext:value-type="float">
            <text:p>2,4518379569054</text:p>
          </table:table-cell>
          <table:table-cell office:value-type="float" office:value="9.4380867481232" calcext:value-type="float">
            <text:p>9,4380867481232</text:p>
          </table:table-cell>
          <table:table-cell office:value-type="float" office:value="140.59002536118" calcext:value-type="float">
            <text:p>140,5900253611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2759</text:p>
          </table:table-cell>
          <table:table-cell office:value-type="float" office:value="3.4355345368385" calcext:value-type="float">
            <text:p>3,4355345368385</text:p>
          </table:table-cell>
          <table:table-cell office:value-type="float" office:value="8.691611289978" calcext:value-type="float">
            <text:p>8,691611289978</text:p>
          </table:table-cell>
          <table:table-cell office:value-type="float" office:value="-76.148836476028" calcext:value-type="float">
            <text:p>-76,14883647602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2770</text:p>
          </table:table-cell>
          <table:table-cell office:value-type="float" office:value="7.4454253911972" calcext:value-type="float">
            <text:p>7,4454253911972</text:p>
          </table:table-cell>
          <table:table-cell office:value-type="float" office:value="10.432159900665" calcext:value-type="float">
            <text:p>10,432159900665</text:p>
          </table:table-cell>
          <table:table-cell office:value-type="float" office:value="71.761658237239" calcext:value-type="float">
            <text:p>71,76165823723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2781</text:p>
          </table:table-cell>
          <table:table-cell office:value-type="float" office:value="9.544769525528" calcext:value-type="float">
            <text:p>9,544769525528</text:p>
          </table:table-cell>
          <table:table-cell office:value-type="float" office:value="6.5270668268204" calcext:value-type="float">
            <text:p>6,5270668268204</text:p>
          </table:table-cell>
          <table:table-cell office:value-type="float" office:value="55.035450655943" calcext:value-type="float">
            <text:p>55,03545065594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2792</text:p>
          </table:table-cell>
          <table:table-cell office:value-type="float" office:value="3.0717998743057" calcext:value-type="float">
            <text:p>3,0717998743057</text:p>
          </table:table-cell>
          <table:table-cell office:value-type="float" office:value="11.085011959076" calcext:value-type="float">
            <text:p>11,085011959076</text:p>
          </table:table-cell>
          <table:table-cell office:value-type="float" office:value="-55.150939400788" calcext:value-type="float">
            <text:p>-55,15093940078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2803</text:p>
          </table:table-cell>
          <table:table-cell office:value-type="float" office:value="-1.5849979221821" calcext:value-type="float">
            <text:p>-1,5849979221821</text:p>
          </table:table-cell>
          <table:table-cell office:value-type="float" office:value="8.4333884716034" calcext:value-type="float">
            <text:p>8,4333884716034</text:p>
          </table:table-cell>
          <table:table-cell office:value-type="float" office:value="23.430059290236" calcext:value-type="float">
            <text:p>23,43005929023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15</text:p>
          </table:table-cell>
          <table:table-cell office:value-type="float" office:value="0.046949959360063" calcext:value-type="float">
            <text:p>0,046949959360063</text:p>
          </table:table-cell>
          <table:table-cell office:value-type="float" office:value="-0.5742771551013" calcext:value-type="float">
            <text:p>-0,5742771551013</text:p>
          </table:table-cell>
          <table:table-cell office:value-type="float" office:value="-175.75176961862" calcext:value-type="float">
            <text:p>-175,7517696186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2264</text:p>
          </table:table-cell>
          <table:table-cell office:value-type="float" office:value="2.4880060553551" calcext:value-type="float">
            <text:p>2,4880060553551</text:p>
          </table:table-cell>
          <table:table-cell office:value-type="float" office:value="-0.42955446988344" calcext:value-type="float">
            <text:p>-0,42955446988344</text:p>
          </table:table-cell>
          <table:table-cell office:value-type="float" office:value="-169.33908280294" calcext:value-type="float">
            <text:p>-169,3390828029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2275</text:p>
          </table:table-cell>
          <table:table-cell office:value-type="float" office:value="3.6981031298637" calcext:value-type="float">
            <text:p>3,6981031298637</text:p>
          </table:table-cell>
          <table:table-cell office:value-type="float" office:value="4.4152355194092" calcext:value-type="float">
            <text:p>4,4152355194092</text:p>
          </table:table-cell>
          <table:table-cell office:value-type="float" office:value="43.095885948011" calcext:value-type="float">
            <text:p>43,09588594801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2286</text:p>
          </table:table-cell>
          <table:table-cell office:value-type="float" office:value="3.9394569396973" calcext:value-type="float">
            <text:p>3,9394569396973</text:p>
          </table:table-cell>
          <table:table-cell office:value-type="float" office:value="-0.58109492063522" calcext:value-type="float">
            <text:p>-0,58109492063522</text:p>
          </table:table-cell>
          <table:table-cell office:value-type="float" office:value="125.02315393679" calcext:value-type="float">
            <text:p>125,0231539367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2297</text:p>
          </table:table-cell>
          <table:table-cell office:value-type="float" office:value="5.7274633646011" calcext:value-type="float">
            <text:p>5,7274633646011</text:p>
          </table:table-cell>
          <table:table-cell office:value-type="float" office:value="-0.58018393814564" calcext:value-type="float">
            <text:p>-0,58018393814564</text:p>
          </table:table-cell>
          <table:table-cell office:value-type="float" office:value="51.785242026019" calcext:value-type="float">
            <text:p>51,78524202601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2308</text:p>
          </table:table-cell>
          <table:table-cell office:value-type="float" office:value="9.8613804578781" calcext:value-type="float">
            <text:p>9,8613804578781</text:p>
          </table:table-cell>
          <table:table-cell office:value-type="float" office:value="1.0857664048672" calcext:value-type="float">
            <text:p>1,0857664048672</text:p>
          </table:table-cell>
          <table:table-cell office:value-type="float" office:value="177.93234746168" calcext:value-type="float">
            <text:p>177,9323474616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2319</text:p>
          </table:table-cell>
          <table:table-cell office:value-type="float" office:value="6.2052345275879" calcext:value-type="float">
            <text:p>6,2052345275879</text:p>
          </table:table-cell>
          <table:table-cell office:value-type="float" office:value="-0.28004730120301" calcext:value-type="float">
            <text:p>-0,28004730120301</text:p>
          </table:table-cell>
          <table:table-cell office:value-type="float" office:value="-105.99144249205" calcext:value-type="float">
            <text:p>-105,9914424920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2330</text:p>
          </table:table-cell>
          <table:table-cell office:value-type="float" office:value="0.33278103917837" calcext:value-type="float">
            <text:p>0,33278103917837</text:p>
          </table:table-cell>
          <table:table-cell office:value-type="float" office:value="4.6258217096329" calcext:value-type="float">
            <text:p>4,6258217096329</text:p>
          </table:table-cell>
          <table:table-cell office:value-type="float" office:value="131.77608836229" calcext:value-type="float">
            <text:p>131,7760883622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2341</text:p>
          </table:table-cell>
          <table:table-cell office:value-type="float" office:value="-0.56238822638988" calcext:value-type="float">
            <text:p>-0,56238822638988</text:p>
          </table:table-cell>
          <table:table-cell office:value-type="float" office:value="0.21889327093959" calcext:value-type="float">
            <text:p>0,21889327093959</text:p>
          </table:table-cell>
          <table:table-cell office:value-type="float" office:value="-137.26400417887" calcext:value-type="float">
            <text:p>-137,2640041788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2352</text:p>
          </table:table-cell>
          <table:table-cell office:value-type="float" office:value="1.8783231079578" calcext:value-type="float">
            <text:p>1,8783231079578</text:p>
          </table:table-cell>
          <table:table-cell office:value-type="float" office:value="1.4639955759048" calcext:value-type="float">
            <text:p>1,4639955759048</text:p>
          </table:table-cell>
          <table:table-cell office:value-type="float" office:value="115.35645897981" calcext:value-type="float">
            <text:p>115,3564589798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2363</text:p>
          </table:table-cell>
          <table:table-cell office:value-type="float" office:value="0.97789861261845" calcext:value-type="float">
            <text:p>0,97789861261845</text:p>
          </table:table-cell>
          <table:table-cell office:value-type="float" office:value="5.9008991718292" calcext:value-type="float">
            <text:p>5,9008991718292</text:p>
          </table:table-cell>
          <table:table-cell office:value-type="float" office:value="-94.571314040263" calcext:value-type="float">
            <text:p>-94,57131404026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2374</text:p>
          </table:table-cell>
          <table:table-cell office:value-type="float" office:value="4.6328249573708" calcext:value-type="float">
            <text:p>4,6328249573708</text:p>
          </table:table-cell>
          <table:table-cell office:value-type="float" office:value="0.58241136372089" calcext:value-type="float">
            <text:p>0,58241136372089</text:p>
          </table:table-cell>
          <table:table-cell office:value-type="float" office:value="-177.68550222846" calcext:value-type="float">
            <text:p>-177,6855022284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2385</text:p>
          </table:table-cell>
          <table:table-cell office:value-type="float" office:value="5.4298812150955" calcext:value-type="float">
            <text:p>5,4298812150955</text:p>
          </table:table-cell>
          <table:table-cell office:value-type="float" office:value="-0.50225079059601" calcext:value-type="float">
            <text:p>-0,50225079059601</text:p>
          </table:table-cell>
          <table:table-cell office:value-type="float" office:value="113.18858489869" calcext:value-type="float">
            <text:p>113,1885848986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2396</text:p>
          </table:table-cell>
          <table:table-cell office:value-type="float" office:value="8.4193307161331" calcext:value-type="float">
            <text:p>8,4193307161331</text:p>
          </table:table-cell>
          <table:table-cell office:value-type="float" office:value="1.3454222679138" calcext:value-type="float">
            <text:p>1,3454222679138</text:p>
          </table:table-cell>
          <table:table-cell office:value-type="float" office:value="99.479086839469" calcext:value-type="float">
            <text:p>99,47908683946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2407</text:p>
          </table:table-cell>
          <table:table-cell office:value-type="float" office:value="-1.5483941137791" calcext:value-type="float">
            <text:p>-1,5483941137791</text:p>
          </table:table-cell>
          <table:table-cell office:value-type="float" office:value="5.4251849651337" calcext:value-type="float">
            <text:p>5,4251849651337</text:p>
          </table:table-cell>
          <table:table-cell office:value-type="float" office:value="60.063229244985" calcext:value-type="float">
            <text:p>60,06322924498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2418</text:p>
          </table:table-cell>
          <table:table-cell office:value-type="float" office:value="0.61444602906704" calcext:value-type="float">
            <text:p>0,61444602906704</text:p>
          </table:table-cell>
          <table:table-cell office:value-type="float" office:value="1.3186438381672" calcext:value-type="float">
            <text:p>1,3186438381672</text:p>
          </table:table-cell>
          <table:table-cell office:value-type="float" office:value="104.09305353833" calcext:value-type="float">
            <text:p>104,0930535383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2429</text:p>
          </table:table-cell>
          <table:table-cell office:value-type="float" office:value="3.3337432146072" calcext:value-type="float">
            <text:p>3,3337432146072</text:p>
          </table:table-cell>
          <table:table-cell office:value-type="float" office:value="6.3379353284836" calcext:value-type="float">
            <text:p>6,3379353284836</text:p>
          </table:table-cell>
          <table:table-cell office:value-type="float" office:value="-175.37042441641" calcext:value-type="float">
            <text:p>-175,3704244164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2440</text:p>
          </table:table-cell>
          <table:table-cell office:value-type="float" office:value="5.7052487134933" calcext:value-type="float">
            <text:p>5,7052487134933</text:p>
          </table:table-cell>
          <table:table-cell office:value-type="float" office:value="3.6511033773422" calcext:value-type="float">
            <text:p>3,6511033773422</text:p>
          </table:table-cell>
          <table:table-cell office:value-type="float" office:value="146.29868185444" calcext:value-type="float">
            <text:p>146,2986818544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2451</text:p>
          </table:table-cell>
          <table:table-cell office:value-type="float" office:value="7.3508822917938" calcext:value-type="float">
            <text:p>7,3508822917938</text:p>
          </table:table-cell>
          <table:table-cell office:value-type="float" office:value="3.7882593274117" calcext:value-type="float">
            <text:p>3,7882593274117</text:p>
          </table:table-cell>
          <table:table-cell office:value-type="float" office:value="128.79723044717" calcext:value-type="float">
            <text:p>128,7972304471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2462</text:p>
          </table:table-cell>
          <table:table-cell office:value-type="float" office:value="5.5570638179779" calcext:value-type="float">
            <text:p>5,5570638179779</text:p>
          </table:table-cell>
          <table:table-cell office:value-type="float" office:value="-0.21026497706771" calcext:value-type="float">
            <text:p>-0,21026497706771</text:p>
          </table:table-cell>
          <table:table-cell office:value-type="float" office:value="52.033874259633" calcext:value-type="float">
            <text:p>52,03387425963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2473</text:p>
          </table:table-cell>
          <table:table-cell office:value-type="float" office:value="8.355188369751" calcext:value-type="float">
            <text:p>8,355188369751</text:p>
          </table:table-cell>
          <table:table-cell office:value-type="float" office:value="1.7553658783436" calcext:value-type="float">
            <text:p>1,7553658783436</text:p>
          </table:table-cell>
          <table:table-cell office:value-type="float" office:value="114.64520548559" calcext:value-type="float">
            <text:p>114,6452054855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2484</text:p>
          </table:table-cell>
          <table:table-cell office:value-type="float" office:value="0.2264972217381" calcext:value-type="float">
            <text:p>0,2264972217381</text:p>
          </table:table-cell>
          <table:table-cell office:value-type="float" office:value="-0.53153149783611" calcext:value-type="float">
            <text:p>-0,53153149783611</text:p>
          </table:table-cell>
          <table:table-cell office:value-type="float" office:value="87.373959790369" calcext:value-type="float">
            <text:p>87,37395979036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2495</text:p>
          </table:table-cell>
          <table:table-cell office:value-type="float" office:value="-0.24698922410607" calcext:value-type="float">
            <text:p>-0,24698922410607</text:p>
          </table:table-cell>
          <table:table-cell office:value-type="float" office:value="6.7075192928314" calcext:value-type="float">
            <text:p>6,7075192928314</text:p>
          </table:table-cell>
          <table:table-cell office:value-type="float" office:value="-28.066520668139" calcext:value-type="float">
            <text:p>-28,06652066813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2506</text:p>
          </table:table-cell>
          <table:table-cell office:value-type="float" office:value="2.6136085391045" calcext:value-type="float">
            <text:p>2,6136085391045</text:p>
          </table:table-cell>
          <table:table-cell office:value-type="float" office:value="2.41450548172" calcext:value-type="float">
            <text:p>2,41450548172</text:p>
          </table:table-cell>
          <table:table-cell office:value-type="float" office:value="148.86544312641" calcext:value-type="float">
            <text:p>148,8654431264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2517</text:p>
          </table:table-cell>
          <table:table-cell office:value-type="float" office:value="0.38727045059204" calcext:value-type="float">
            <text:p>0,38727045059204</text:p>
          </table:table-cell>
          <table:table-cell office:value-type="float" office:value="5.5801379680634" calcext:value-type="float">
            <text:p>5,5801379680634</text:p>
          </table:table-cell>
          <table:table-cell office:value-type="float" office:value="101.14029334609" calcext:value-type="float">
            <text:p>101,1402933460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2528</text:p>
          </table:table-cell>
          <table:table-cell office:value-type="float" office:value="4.1659235954285" calcext:value-type="float">
            <text:p>4,1659235954285</text:p>
          </table:table-cell>
          <table:table-cell office:value-type="float" office:value="4.5079484581947" calcext:value-type="float">
            <text:p>4,5079484581947</text:p>
          </table:table-cell>
          <table:table-cell office:value-type="float" office:value="40.66113719515" calcext:value-type="float">
            <text:p>40,6611371951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2539</text:p>
          </table:table-cell>
          <table:table-cell office:value-type="float" office:value="7.6810270547867" calcext:value-type="float">
            <text:p>7,6810270547867</text:p>
          </table:table-cell>
          <table:table-cell office:value-type="float" office:value="6.4533543586731" calcext:value-type="float">
            <text:p>6,4533543586731</text:p>
          </table:table-cell>
          <table:table-cell office:value-type="float" office:value="-43.219175308373" calcext:value-type="float">
            <text:p>-43,21917530837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2550</text:p>
          </table:table-cell>
          <table:table-cell office:value-type="float" office:value="9.8660945892334" calcext:value-type="float">
            <text:p>9,8660945892334</text:p>
          </table:table-cell>
          <table:table-cell office:value-type="float" office:value="5.367819070816" calcext:value-type="float">
            <text:p>5,367819070816</text:p>
          </table:table-cell>
          <table:table-cell office:value-type="float" office:value="-157.92496796626" calcext:value-type="float">
            <text:p>-157,9249679662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2561</text:p>
          </table:table-cell>
          <table:table-cell office:value-type="float" office:value="-1.5647168457508" calcext:value-type="float">
            <text:p>-1,5647168457508</text:p>
          </table:table-cell>
          <table:table-cell office:value-type="float" office:value="5.6424003839493" calcext:value-type="float">
            <text:p>5,6424003839493</text:p>
          </table:table-cell>
          <table:table-cell office:value-type="float" office:value="-127.99053131395" calcext:value-type="float">
            <text:p>-127,9905313139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2572</text:p>
          </table:table-cell>
          <table:table-cell office:value-type="float" office:value="-0.89814715087414" calcext:value-type="float">
            <text:p>-0,89814715087414</text:p>
          </table:table-cell>
          <table:table-cell office:value-type="float" office:value="8.1787002086639" calcext:value-type="float">
            <text:p>8,1787002086639</text:p>
          </table:table-cell>
          <table:table-cell office:value-type="float" office:value="-27.791015091975" calcext:value-type="float">
            <text:p>-27,79101509197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2583</text:p>
          </table:table-cell>
          <table:table-cell office:value-type="float" office:value="0.27225682511926" calcext:value-type="float">
            <text:p>0,27225682511926</text:p>
          </table:table-cell>
          <table:table-cell office:value-type="float" office:value="4.087820649147" calcext:value-type="float">
            <text:p>4,087820649147</text:p>
          </table:table-cell>
          <table:table-cell office:value-type="float" office:value="-25.989898071168" calcext:value-type="float">
            <text:p>-25,98989807116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2594</text:p>
          </table:table-cell>
          <table:table-cell office:value-type="float" office:value="1.7405328154564" calcext:value-type="float">
            <text:p>1,7405328154564</text:p>
          </table:table-cell>
          <table:table-cell office:value-type="float" office:value="7.9270476102829" calcext:value-type="float">
            <text:p>7,9270476102829</text:p>
          </table:table-cell>
          <table:table-cell office:value-type="float" office:value="1.0527051083601" calcext:value-type="float">
            <text:p>1,052705108360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2605</text:p>
          </table:table-cell>
          <table:table-cell office:value-type="float" office:value="6.3063412904739" calcext:value-type="float">
            <text:p>6,3063412904739</text:p>
          </table:table-cell>
          <table:table-cell office:value-type="float" office:value="5.8038657903671" calcext:value-type="float">
            <text:p>5,8038657903671</text:p>
          </table:table-cell>
          <table:table-cell office:value-type="float" office:value="-98.699182461781" calcext:value-type="float">
            <text:p>-98,69918246178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2616</text:p>
          </table:table-cell>
          <table:table-cell office:value-type="float" office:value="7.6150208711624" calcext:value-type="float">
            <text:p>7,6150208711624</text:p>
          </table:table-cell>
          <table:table-cell office:value-type="float" office:value="4.0486001968384" calcext:value-type="float">
            <text:p>4,0486001968384</text:p>
          </table:table-cell>
          <table:table-cell office:value-type="float" office:value="33.089794171084" calcext:value-type="float">
            <text:p>33,08979417108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2627</text:p>
          </table:table-cell>
          <table:table-cell office:value-type="float" office:value="9.2976695299149" calcext:value-type="float">
            <text:p>9,2976695299149</text:p>
          </table:table-cell>
          <table:table-cell office:value-type="float" office:value="7.1355271339417" calcext:value-type="float">
            <text:p>7,1355271339417</text:p>
          </table:table-cell>
          <table:table-cell office:value-type="float" office:value="-179.96202456723" calcext:value-type="float">
            <text:p>-179,9620245672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2638</text:p>
          </table:table-cell>
          <table:table-cell office:value-type="float" office:value="-1.2949734926224" calcext:value-type="float">
            <text:p>-1,2949734926224</text:p>
          </table:table-cell>
          <table:table-cell office:value-type="float" office:value="9.8681563138962" calcext:value-type="float">
            <text:p>9,8681563138962</text:p>
          </table:table-cell>
          <table:table-cell office:value-type="float" office:value="-67.893632657968" calcext:value-type="float">
            <text:p>-67,89363265796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2649</text:p>
          </table:table-cell>
          <table:table-cell office:value-type="float" office:value="-0.52385162562132" calcext:value-type="float">
            <text:p>-0,52385162562132</text:p>
          </table:table-cell>
          <table:table-cell office:value-type="float" office:value="6.0150247812271" calcext:value-type="float">
            <text:p>6,0150247812271</text:p>
          </table:table-cell>
          <table:table-cell office:value-type="float" office:value="-58.683207080622" calcext:value-type="float">
            <text:p>-58,68320708062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2660</text:p>
          </table:table-cell>
          <table:table-cell office:value-type="float" office:value="5.7094651460648" calcext:value-type="float">
            <text:p>5,7094651460648</text:p>
          </table:table-cell>
          <table:table-cell office:value-type="float" office:value="8.0699872970581" calcext:value-type="float">
            <text:p>8,0699872970581</text:p>
          </table:table-cell>
          <table:table-cell office:value-type="float" office:value="-179.42237094709" calcext:value-type="float">
            <text:p>-179,4223709470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2671</text:p>
          </table:table-cell>
          <table:table-cell office:value-type="float" office:value="4.1885295510292" calcext:value-type="float">
            <text:p>4,1885295510292</text:p>
          </table:table-cell>
          <table:table-cell office:value-type="float" office:value="8.0268496274948" calcext:value-type="float">
            <text:p>8,0268496274948</text:p>
          </table:table-cell>
          <table:table-cell office:value-type="float" office:value="-119.42591333086" calcext:value-type="float">
            <text:p>-119,4259133308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2682</text:p>
          </table:table-cell>
          <table:table-cell office:value-type="float" office:value="6.5135610103607" calcext:value-type="float">
            <text:p>6,5135610103607</text:p>
          </table:table-cell>
          <table:table-cell office:value-type="float" office:value="7.111496925354" calcext:value-type="float">
            <text:p>7,111496925354</text:p>
          </table:table-cell>
          <table:table-cell office:value-type="float" office:value="51.85499654454" calcext:value-type="float">
            <text:p>51,8549965445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2693</text:p>
          </table:table-cell>
          <table:table-cell office:value-type="float" office:value="9.2516267299652" calcext:value-type="float">
            <text:p>9,2516267299652</text:p>
          </table:table-cell>
          <table:table-cell office:value-type="float" office:value="10.41149020195" calcext:value-type="float">
            <text:p>10,41149020195</text:p>
          </table:table-cell>
          <table:table-cell office:value-type="float" office:value="-48.606547580403" calcext:value-type="float">
            <text:p>-48,60654758040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2704</text:p>
          </table:table-cell>
          <table:table-cell office:value-type="float" office:value="5.7370138168335" calcext:value-type="float">
            <text:p>5,7370138168335</text:p>
          </table:table-cell>
          <table:table-cell office:value-type="float" office:value="10.059654712677" calcext:value-type="float">
            <text:p>10,059654712677</text:p>
          </table:table-cell>
          <table:table-cell office:value-type="float" office:value="87.884502046427" calcext:value-type="float">
            <text:p>87,88450204642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2715</text:p>
          </table:table-cell>
          <table:table-cell office:value-type="float" office:value="-1.4035035669804" calcext:value-type="float">
            <text:p>-1,4035035669804</text:p>
          </table:table-cell>
          <table:table-cell office:value-type="float" office:value="8.0492305755615" calcext:value-type="float">
            <text:p>8,0492305755615</text:p>
          </table:table-cell>
          <table:table-cell office:value-type="float" office:value="-140.08862653356" calcext:value-type="float">
            <text:p>-140,0886265335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2726</text:p>
          </table:table-cell>
          <table:table-cell office:value-type="float" office:value="0.33993855118752" calcext:value-type="float">
            <text:p>0,33993855118752</text:p>
          </table:table-cell>
          <table:table-cell office:value-type="float" office:value="8.6189478635788" calcext:value-type="float">
            <text:p>8,6189478635788</text:p>
          </table:table-cell>
          <table:table-cell office:value-type="float" office:value="47.314860638539" calcext:value-type="float">
            <text:p>47,31486063853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2737</text:p>
          </table:table-cell>
          <table:table-cell office:value-type="float" office:value="3.0007469654083" calcext:value-type="float">
            <text:p>3,0007469654083</text:p>
          </table:table-cell>
          <table:table-cell office:value-type="float" office:value="8.6780434846878" calcext:value-type="float">
            <text:p>8,6780434846878</text:p>
          </table:table-cell>
          <table:table-cell office:value-type="float" office:value="52.852996974994" calcext:value-type="float">
            <text:p>52,85299697499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2748</text:p>
          </table:table-cell>
          <table:table-cell office:value-type="float" office:value="2.7129352092743" calcext:value-type="float">
            <text:p>2,7129352092743</text:p>
          </table:table-cell>
          <table:table-cell office:value-type="float" office:value="9.297342300415" calcext:value-type="float">
            <text:p>9,297342300415</text:p>
          </table:table-cell>
          <table:table-cell office:value-type="float" office:value="154.62524268278" calcext:value-type="float">
            <text:p>154,6252426827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2759</text:p>
          </table:table-cell>
          <table:table-cell office:value-type="float" office:value="3.3127436041832" calcext:value-type="float">
            <text:p>3,3127436041832</text:p>
          </table:table-cell>
          <table:table-cell office:value-type="float" office:value="8.5336887836456" calcext:value-type="float">
            <text:p>8,5336887836456</text:p>
          </table:table-cell>
          <table:table-cell office:value-type="float" office:value="-101.24650882308" calcext:value-type="float">
            <text:p>-101,2465088230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2770</text:p>
          </table:table-cell>
          <table:table-cell office:value-type="float" office:value="7.4786508083344" calcext:value-type="float">
            <text:p>7,4786508083344</text:p>
          </table:table-cell>
          <table:table-cell office:value-type="float" office:value="10.111244916916" calcext:value-type="float">
            <text:p>10,111244916916</text:p>
          </table:table-cell>
          <table:table-cell office:value-type="float" office:value="102.5533015561" calcext:value-type="float">
            <text:p>102,553301556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2781</text:p>
          </table:table-cell>
          <table:table-cell office:value-type="float" office:value="9.3172419071198" calcext:value-type="float">
            <text:p>9,3172419071198</text:p>
          </table:table-cell>
          <table:table-cell office:value-type="float" office:value="6.2019157409668" calcext:value-type="float">
            <text:p>6,2019157409668</text:p>
          </table:table-cell>
          <table:table-cell office:value-type="float" office:value="55.048133916916" calcext:value-type="float">
            <text:p>55,04813391691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2792</text:p>
          </table:table-cell>
          <table:table-cell office:value-type="float" office:value="2.8508812189102" calcext:value-type="float">
            <text:p>2,8508812189102</text:p>
          </table:table-cell>
          <table:table-cell office:value-type="float" office:value="11.08238697052" calcext:value-type="float">
            <text:p>11,08238697052</text:p>
          </table:table-cell>
          <table:table-cell office:value-type="float" office:value="-50.763457064416" calcext:value-type="float">
            <text:p>-50,76345706441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2803</text:p>
          </table:table-cell>
          <table:table-cell office:value-type="float" office:value="-1.5643720328808" calcext:value-type="float">
            <text:p>-1,5643720328808</text:p>
          </table:table-cell>
          <table:table-cell office:value-type="float" office:value="8.3370190858841" calcext:value-type="float">
            <text:p>8,3370190858841</text:p>
          </table:table-cell>
          <table:table-cell office:value-type="float" office:value="78.628632673033" calcext:value-type="float">
            <text:p>78,62863267303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15</text:p>
          </table:table-cell>
          <table:table-cell office:value-type="float" office:value="0.14990873634815" calcext:value-type="float">
            <text:p>0,14990873634815</text:p>
          </table:table-cell>
          <table:table-cell office:value-type="float" office:value="-0.52977174520493" calcext:value-type="float">
            <text:p>-0,52977174520493</text:p>
          </table:table-cell>
          <table:table-cell office:value-type="float" office:value="-173.08906385094" calcext:value-type="float">
            <text:p>-173,0890638509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2264</text:p>
          </table:table-cell>
          <table:table-cell office:value-type="float" office:value="2.6853886246681" calcext:value-type="float">
            <text:p>2,6853886246681</text:p>
          </table:table-cell>
          <table:table-cell office:value-type="float" office:value="-0.26247477158904" calcext:value-type="float">
            <text:p>-0,26247477158904</text:p>
          </table:table-cell>
          <table:table-cell office:value-type="float" office:value="-134.79667256592" calcext:value-type="float">
            <text:p>-134,7966725659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2275</text:p>
          </table:table-cell>
          <table:table-cell office:value-type="float" office:value="3.4537953138351" calcext:value-type="float">
            <text:p>3,4537953138351</text:p>
          </table:table-cell>
          <table:table-cell office:value-type="float" office:value="4.5395717024803" calcext:value-type="float">
            <text:p>4,5395717024803</text:p>
          </table:table-cell>
          <table:table-cell office:value-type="float" office:value="-25.579803688511" calcext:value-type="float">
            <text:p>-25,57980368851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2286</text:p>
          </table:table-cell>
          <table:table-cell office:value-type="float" office:value="4.299733042717" calcext:value-type="float">
            <text:p>4,299733042717</text:p>
          </table:table-cell>
          <table:table-cell office:value-type="float" office:value="-0.58500796556473" calcext:value-type="float">
            <text:p>-0,58500796556473</text:p>
          </table:table-cell>
          <table:table-cell office:value-type="float" office:value="124.67242350244" calcext:value-type="float">
            <text:p>124,6724235024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2297</text:p>
          </table:table-cell>
          <table:table-cell office:value-type="float" office:value="5.6216609477997" calcext:value-type="float">
            <text:p>5,6216609477997</text:p>
          </table:table-cell>
          <table:table-cell office:value-type="float" office:value="-0.55466450750828" calcext:value-type="float">
            <text:p>-0,55466450750828</text:p>
          </table:table-cell>
          <table:table-cell office:value-type="float" office:value="-3.979918968146" calcext:value-type="float">
            <text:p>-3,97991896814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2308</text:p>
          </table:table-cell>
          <table:table-cell office:value-type="float" office:value="10.085020065308" calcext:value-type="float">
            <text:p>10,085020065308</text:p>
          </table:table-cell>
          <table:table-cell office:value-type="float" office:value="1.0237048566341" calcext:value-type="float">
            <text:p>1,0237048566341</text:p>
          </table:table-cell>
          <table:table-cell office:value-type="float" office:value="162.93328431002" calcext:value-type="float">
            <text:p>162,9332843100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2319</text:p>
          </table:table-cell>
          <table:table-cell office:value-type="float" office:value="6.4438170194626" calcext:value-type="float">
            <text:p>6,4438170194626</text:p>
          </table:table-cell>
          <table:table-cell office:value-type="float" office:value="-0.30286943539977" calcext:value-type="float">
            <text:p>-0,30286943539977</text:p>
          </table:table-cell>
          <table:table-cell office:value-type="float" office:value="169.99153270843" calcext:value-type="float">
            <text:p>169,9915327084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2330</text:p>
          </table:table-cell>
          <table:table-cell office:value-type="float" office:value="0.18959779292345" calcext:value-type="float">
            <text:p>0,18959779292345</text:p>
          </table:table-cell>
          <table:table-cell office:value-type="float" office:value="4.4562721252441" calcext:value-type="float">
            <text:p>4,4562721252441</text:p>
          </table:table-cell>
          <table:table-cell office:value-type="float" office:value="41.008847154629" calcext:value-type="float">
            <text:p>41,00884715462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2341</text:p>
          </table:table-cell>
          <table:table-cell office:value-type="float" office:value="-0.27623932808638" calcext:value-type="float">
            <text:p>-0,27623932808638</text:p>
          </table:table-cell>
          <table:table-cell office:value-type="float" office:value="0.43045129626989" calcext:value-type="float">
            <text:p>0,43045129626989</text:p>
          </table:table-cell>
          <table:table-cell office:value-type="float" office:value="-147.75209062418" calcext:value-type="float">
            <text:p>-147,7520906241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2352</text:p>
          </table:table-cell>
          <table:table-cell office:value-type="float" office:value="1.9990798830986" calcext:value-type="float">
            <text:p>1,9990798830986</text:p>
          </table:table-cell>
          <table:table-cell office:value-type="float" office:value="1.1934164911509" calcext:value-type="float">
            <text:p>1,1934164911509</text:p>
          </table:table-cell>
          <table:table-cell office:value-type="float" office:value="113.98553924196" calcext:value-type="float">
            <text:p>113,9855392419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2363</text:p>
          </table:table-cell>
          <table:table-cell office:value-type="float" office:value="1.1995037645102" calcext:value-type="float">
            <text:p>1,1995037645102</text:p>
          </table:table-cell>
          <table:table-cell office:value-type="float" office:value="5.9143871068954" calcext:value-type="float">
            <text:p>5,9143871068954</text:p>
          </table:table-cell>
          <table:table-cell office:value-type="float" office:value="174.8603605161" calcext:value-type="float">
            <text:p>174,860360516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2374</text:p>
          </table:table-cell>
          <table:table-cell office:value-type="float" office:value="5.0303733348846" calcext:value-type="float">
            <text:p>5,0303733348846</text:p>
          </table:table-cell>
          <table:table-cell office:value-type="float" office:value="0.59894938021898" calcext:value-type="float">
            <text:p>0,59894938021898</text:p>
          </table:table-cell>
          <table:table-cell office:value-type="float" office:value="-177.71312385608" calcext:value-type="float">
            <text:p>-177,7131238560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2385</text:p>
          </table:table-cell>
          <table:table-cell office:value-type="float" office:value="5.2702081203461" calcext:value-type="float">
            <text:p>5,2702081203461</text:p>
          </table:table-cell>
          <table:table-cell office:value-type="float" office:value="-0.55893648415804" calcext:value-type="float">
            <text:p>-0,55893648415804</text:p>
          </table:table-cell>
          <table:table-cell office:value-type="float" office:value="-110.33912904703" calcext:value-type="float">
            <text:p>-110,3391290470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2396</text:p>
          </table:table-cell>
          <table:table-cell office:value-type="float" office:value="8.6407345533371" calcext:value-type="float">
            <text:p>8,6407345533371</text:p>
          </table:table-cell>
          <table:table-cell office:value-type="float" office:value="1.3502004742622" calcext:value-type="float">
            <text:p>1,3502004742622</text:p>
          </table:table-cell>
          <table:table-cell office:value-type="float" office:value="-169.94804333729" calcext:value-type="float">
            <text:p>-169,9480433372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2407</text:p>
          </table:table-cell>
          <table:table-cell office:value-type="float" office:value="-1.5449449419975" calcext:value-type="float">
            <text:p>-1,5449449419975</text:p>
          </table:table-cell>
          <table:table-cell office:value-type="float" office:value="5.4181921482086" calcext:value-type="float">
            <text:p>5,4181921482086</text:p>
          </table:table-cell>
          <table:table-cell office:value-type="float" office:value="56.931444414102" calcext:value-type="float">
            <text:p>56,93144441410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2418</text:p>
          </table:table-cell>
          <table:table-cell office:value-type="float" office:value="0.8103071898222" calcext:value-type="float">
            <text:p>0,8103071898222</text:p>
          </table:table-cell>
          <table:table-cell office:value-type="float" office:value="1.1016514152288" calcext:value-type="float">
            <text:p>1,1016514152288</text:p>
          </table:table-cell>
          <table:table-cell office:value-type="float" office:value="135.66989048271" calcext:value-type="float">
            <text:p>135,6698904827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2429</text:p>
          </table:table-cell>
          <table:table-cell office:value-type="float" office:value="3.7099623680115" calcext:value-type="float">
            <text:p>3,7099623680115</text:p>
          </table:table-cell>
          <table:table-cell office:value-type="float" office:value="6.3198882341385" calcext:value-type="float">
            <text:p>6,3198882341385</text:p>
          </table:table-cell>
          <table:table-cell office:value-type="float" office:value="174.82513986575" calcext:value-type="float">
            <text:p>174,8251398657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2440</text:p>
          </table:table-cell>
          <table:table-cell office:value-type="float" office:value="5.9061759710312" calcext:value-type="float">
            <text:p>5,9061759710312</text:p>
          </table:table-cell>
          <table:table-cell office:value-type="float" office:value="3.4763535857201" calcext:value-type="float">
            <text:p>3,4763535857201</text:p>
          </table:table-cell>
          <table:table-cell office:value-type="float" office:value="134.45058901598" calcext:value-type="float">
            <text:p>134,4505890159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2451</text:p>
          </table:table-cell>
          <table:table-cell office:value-type="float" office:value="7.1989238262177" calcext:value-type="float">
            <text:p>7,1989238262177</text:p>
          </table:table-cell>
          <table:table-cell office:value-type="float" office:value="3.6262902617455" calcext:value-type="float">
            <text:p>3,6262902617455</text:p>
          </table:table-cell>
          <table:table-cell office:value-type="float" office:value="38.014647687317" calcext:value-type="float">
            <text:p>38,01464768731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2462</text:p>
          </table:table-cell>
          <table:table-cell office:value-type="float" office:value="5.3667706251144" calcext:value-type="float">
            <text:p>5,3667706251144</text:p>
          </table:table-cell>
          <table:table-cell office:value-type="float" office:value="-0.098795918747783" calcext:value-type="float">
            <text:p>-0,098795918747783</text:p>
          </table:table-cell>
          <table:table-cell office:value-type="float" office:value="-38.67543465013" calcext:value-type="float">
            <text:p>-38,6754346501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2473</text:p>
          </table:table-cell>
          <table:table-cell office:value-type="float" office:value="8.5681599378586" calcext:value-type="float">
            <text:p>8,5681599378586</text:p>
          </table:table-cell>
          <table:table-cell office:value-type="float" office:value="1.8181493878365" calcext:value-type="float">
            <text:p>1,8181493878365</text:p>
          </table:table-cell>
          <table:table-cell office:value-type="float" office:value="-154.75828024992" calcext:value-type="float">
            <text:p>-154,7582802499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2484</text:p>
          </table:table-cell>
          <table:table-cell office:value-type="float" office:value="0.33879112452269" calcext:value-type="float">
            <text:p>0,33879112452269</text:p>
          </table:table-cell>
          <table:table-cell office:value-type="float" office:value="-0.5406041815877" calcext:value-type="float">
            <text:p>-0,5406041815877</text:p>
          </table:table-cell>
          <table:table-cell office:value-type="float" office:value="84.318824634431" calcext:value-type="float">
            <text:p>84,31882463443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2495</text:p>
          </table:table-cell>
          <table:table-cell office:value-type="float" office:value="-0.5233221128583" calcext:value-type="float">
            <text:p>-0,5233221128583</text:p>
          </table:table-cell>
          <table:table-cell office:value-type="float" office:value="6.6946047544479" calcext:value-type="float">
            <text:p>6,6946047544479</text:p>
          </table:table-cell>
          <table:table-cell office:value-type="float" office:value="22.768537709667" calcext:value-type="float">
            <text:p>22,76853770966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2506</text:p>
          </table:table-cell>
          <table:table-cell office:value-type="float" office:value="2.8773027658463" calcext:value-type="float">
            <text:p>2,8773027658463</text:p>
          </table:table-cell>
          <table:table-cell office:value-type="float" office:value="2.3361559212208" calcext:value-type="float">
            <text:p>2,3361559212208</text:p>
          </table:table-cell>
          <table:table-cell office:value-type="float" office:value="159.99503196425" calcext:value-type="float">
            <text:p>159,9950319642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2517</text:p>
          </table:table-cell>
          <table:table-cell office:value-type="float" office:value="0.17802162095904" calcext:value-type="float">
            <text:p>0,17802162095904</text:p>
          </table:table-cell>
          <table:table-cell office:value-type="float" office:value="5.5067789554596" calcext:value-type="float">
            <text:p>5,5067789554596</text:p>
          </table:table-cell>
          <table:table-cell office:value-type="float" office:value="10.413040970541" calcext:value-type="float">
            <text:p>10,41304097054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2528</text:p>
          </table:table-cell>
          <table:table-cell office:value-type="float" office:value="4.2639365792274" calcext:value-type="float">
            <text:p>4,2639365792274</text:p>
          </table:table-cell>
          <table:table-cell office:value-type="float" office:value="4.2513784766197" calcext:value-type="float">
            <text:p>4,2513784766197</text:p>
          </table:table-cell>
          <table:table-cell office:value-type="float" office:value="109.66766791739" calcext:value-type="float">
            <text:p>109,6676679173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2539</text:p>
          </table:table-cell>
          <table:table-cell office:value-type="float" office:value="7.4346363544464" calcext:value-type="float">
            <text:p>7,4346363544464</text:p>
          </table:table-cell>
          <table:table-cell office:value-type="float" office:value="6.566281914711" calcext:value-type="float">
            <text:p>6,566281914711</text:p>
          </table:table-cell>
          <table:table-cell office:value-type="float" office:value="-21.006826952005" calcext:value-type="float">
            <text:p>-21,00682695200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2550</text:p>
          </table:table-cell>
          <table:table-cell office:value-type="float" office:value="10.08531332016" calcext:value-type="float">
            <text:p>10,08531332016</text:p>
          </table:table-cell>
          <table:table-cell office:value-type="float" office:value="5.6391447782516" calcext:value-type="float">
            <text:p>5,6391447782516</text:p>
          </table:table-cell>
          <table:table-cell office:value-type="float" office:value="-155.87988780562" calcext:value-type="float">
            <text:p>-155,8798878056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2561</text:p>
          </table:table-cell>
          <table:table-cell office:value-type="float" office:value="-1.5626369416714" calcext:value-type="float">
            <text:p>-1,5626369416714</text:p>
          </table:table-cell>
          <table:table-cell office:value-type="float" office:value="5.6249767541885" calcext:value-type="float">
            <text:p>5,6249767541885</text:p>
          </table:table-cell>
          <table:table-cell office:value-type="float" office:value="-126.78985838677" calcext:value-type="float">
            <text:p>-126,7898583867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2572</text:p>
          </table:table-cell>
          <table:table-cell office:value-type="float" office:value="-0.82308813929558" calcext:value-type="float">
            <text:p>-0,82308813929558</text:p>
          </table:table-cell>
          <table:table-cell office:value-type="float" office:value="8.3871382474899" calcext:value-type="float">
            <text:p>8,3871382474899</text:p>
          </table:table-cell>
          <table:table-cell office:value-type="float" office:value="-118.57530113998" calcext:value-type="float">
            <text:p>-118,5753011399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2583</text:p>
          </table:table-cell>
          <table:table-cell office:value-type="float" office:value="0.14846896752715" calcext:value-type="float">
            <text:p>0,14846896752715</text:p>
          </table:table-cell>
          <table:table-cell office:value-type="float" office:value="3.9044523239136" calcext:value-type="float">
            <text:p>3,9044523239136</text:p>
          </table:table-cell>
          <table:table-cell office:value-type="float" office:value="64.756760172024" calcext:value-type="float">
            <text:p>64,75676017202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2594</text:p>
          </table:table-cell>
          <table:table-cell office:value-type="float" office:value="1.4467440545559" calcext:value-type="float">
            <text:p>1,4467440545559</text:p>
          </table:table-cell>
          <table:table-cell office:value-type="float" office:value="7.898867726326" calcext:value-type="float">
            <text:p>7,898867726326</text:p>
          </table:table-cell>
          <table:table-cell office:value-type="float" office:value="6.5115112692687" calcext:value-type="float">
            <text:p>6,511511269268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2605</text:p>
          </table:table-cell>
          <table:table-cell office:value-type="float" office:value="6.4079749584198" calcext:value-type="float">
            <text:p>6,4079749584198</text:p>
          </table:table-cell>
          <table:table-cell office:value-type="float" office:value="6.1671960353851" calcext:value-type="float">
            <text:p>6,1671960353851</text:p>
          </table:table-cell>
          <table:table-cell office:value-type="float" office:value="-108.23312686507" calcext:value-type="float">
            <text:p>-108,2331268650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2616</text:p>
          </table:table-cell>
          <table:table-cell office:value-type="float" office:value="7.4686604738235" calcext:value-type="float">
            <text:p>7,4686604738235</text:p>
          </table:table-cell>
          <table:table-cell office:value-type="float" office:value="4.2159280180931" calcext:value-type="float">
            <text:p>4,2159280180931</text:p>
          </table:table-cell>
          <table:table-cell office:value-type="float" office:value="-57.735331498893" calcext:value-type="float">
            <text:p>-57,73533149889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2627</text:p>
          </table:table-cell>
          <table:table-cell office:value-type="float" office:value="9.4877564907074" calcext:value-type="float">
            <text:p>9,4877564907074</text:p>
          </table:table-cell>
          <table:table-cell office:value-type="float" office:value="7.1311485767365" calcext:value-type="float">
            <text:p>7,1311485767365</text:p>
          </table:table-cell>
          <table:table-cell office:value-type="float" office:value="-178.57584528103" calcext:value-type="float">
            <text:p>-178,5758452810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2638</text:p>
          </table:table-cell>
          <table:table-cell office:value-type="float" office:value="-1.1877951771021" calcext:value-type="float">
            <text:p>-1,1877951771021</text:p>
          </table:table-cell>
          <table:table-cell office:value-type="float" office:value="9.9734610319138" calcext:value-type="float">
            <text:p>9,9734610319138</text:p>
          </table:table-cell>
          <table:table-cell office:value-type="float" office:value="-71.792710358929" calcext:value-type="float">
            <text:p>-71,79271035892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2649</text:p>
          </table:table-cell>
          <table:table-cell office:value-type="float" office:value="-0.71000821888447" calcext:value-type="float">
            <text:p>-0,71000821888447</text:p>
          </table:table-cell>
          <table:table-cell office:value-type="float" office:value="6.2080270051956" calcext:value-type="float">
            <text:p>6,2080270051956</text:p>
          </table:table-cell>
          <table:table-cell office:value-type="float" office:value="-21.584824202167" calcext:value-type="float">
            <text:p>-21,58482420216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2660</text:p>
          </table:table-cell>
          <table:table-cell office:value-type="float" office:value="6.1000055074692" calcext:value-type="float">
            <text:p>6,1000055074692</text:p>
          </table:table-cell>
          <table:table-cell office:value-type="float" office:value="8.0902421474457" calcext:value-type="float">
            <text:p>8,0902421474457</text:p>
          </table:table-cell>
          <table:table-cell office:value-type="float" office:value="-176.27201566271" calcext:value-type="float">
            <text:p>-176,2720156627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2671</text:p>
          </table:table-cell>
          <table:table-cell office:value-type="float" office:value="4.2985445261002" calcext:value-type="float">
            <text:p>4,2985445261002</text:p>
          </table:table-cell>
          <table:table-cell office:value-type="float" office:value="8.372694849968" calcext:value-type="float">
            <text:p>8,372694849968</text:p>
          </table:table-cell>
          <table:table-cell office:value-type="float" office:value="-104.11061602793" calcext:value-type="float">
            <text:p>-104,1106160279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2682</text:p>
          </table:table-cell>
          <table:table-cell office:value-type="float" office:value="6.2463676929474" calcext:value-type="float">
            <text:p>6,2463676929474</text:p>
          </table:table-cell>
          <table:table-cell office:value-type="float" office:value="7.0644450187683" calcext:value-type="float">
            <text:p>7,0644450187683</text:p>
          </table:table-cell>
          <table:table-cell office:value-type="float" office:value="1.9731894847314" calcext:value-type="float">
            <text:p>1,97318948473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2693</text:p>
          </table:table-cell>
          <table:table-cell office:value-type="float" office:value="8.9559614658356" calcext:value-type="float">
            <text:p>8,9559614658356</text:p>
          </table:table-cell>
          <table:table-cell office:value-type="float" office:value="10.550657510757" calcext:value-type="float">
            <text:p>10,550657510757</text:p>
          </table:table-cell>
          <table:table-cell office:value-type="float" office:value="-17.41444362197" calcext:value-type="float">
            <text:p>-17,4144436219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2704</text:p>
          </table:table-cell>
          <table:table-cell office:value-type="float" office:value="5.9103286266327" calcext:value-type="float">
            <text:p>5,9103286266327</text:p>
          </table:table-cell>
          <table:table-cell office:value-type="float" office:value="9.8294389247894" calcext:value-type="float">
            <text:p>9,8294389247894</text:p>
          </table:table-cell>
          <table:table-cell office:value-type="float" office:value="135.2211791239" calcext:value-type="float">
            <text:p>135,221179123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2715</text:p>
          </table:table-cell>
          <table:table-cell office:value-type="float" office:value="-1.2361236661673" calcext:value-type="float">
            <text:p>-1,2361236661673</text:p>
          </table:table-cell>
          <table:table-cell office:value-type="float" office:value="7.8870242834091" calcext:value-type="float">
            <text:p>7,8870242834091</text:p>
          </table:table-cell>
          <table:table-cell office:value-type="float" office:value="129.18529996447" calcext:value-type="float">
            <text:p>129,1852999644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2726</text:p>
          </table:table-cell>
          <table:table-cell office:value-type="float" office:value="0.046355980448425" calcext:value-type="float">
            <text:p>0,046355980448425</text:p>
          </table:table-cell>
          <table:table-cell office:value-type="float" office:value="8.4005439281464" calcext:value-type="float">
            <text:p>8,4005439281464</text:p>
          </table:table-cell>
          <table:table-cell office:value-type="float" office:value="33.297889171892" calcext:value-type="float">
            <text:p>33,29788917189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2737</text:p>
          </table:table-cell>
          <table:table-cell office:value-type="float" office:value="3.1346979737282" calcext:value-type="float">
            <text:p>3,1346979737282</text:p>
          </table:table-cell>
          <table:table-cell office:value-type="float" office:value="8.5034215450287" calcext:value-type="float">
            <text:p>8,5034215450287</text:p>
          </table:table-cell>
          <table:table-cell office:value-type="float" office:value="141.07807122978" calcext:value-type="float">
            <text:p>141,0780712297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2748</text:p>
          </table:table-cell>
          <table:table-cell office:value-type="float" office:value="3.0002081394196" calcext:value-type="float">
            <text:p>3,0002081394196</text:p>
          </table:table-cell>
          <table:table-cell office:value-type="float" office:value="9.2249965667725" calcext:value-type="float">
            <text:p>9,2249965667725</text:p>
          </table:table-cell>
          <table:table-cell office:value-type="float" office:value="168.65534843153" calcext:value-type="float">
            <text:p>168,6553484315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2759</text:p>
          </table:table-cell>
          <table:table-cell office:value-type="float" office:value="3.5195496678352" calcext:value-type="float">
            <text:p>3,5195496678352</text:p>
          </table:table-cell>
          <table:table-cell office:value-type="float" office:value="8.6313408613205" calcext:value-type="float">
            <text:p>8,6313408613205</text:p>
          </table:table-cell>
          <table:table-cell office:value-type="float" office:value="-103.69773351463" calcext:value-type="float">
            <text:p>-103,6977335146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2770</text:p>
          </table:table-cell>
          <table:table-cell office:value-type="float" office:value="7.671719789505" calcext:value-type="float">
            <text:p>7,671719789505</text:p>
          </table:table-cell>
          <table:table-cell office:value-type="float" office:value="9.8523312807083" calcext:value-type="float">
            <text:p>9,8523312807083</text:p>
          </table:table-cell>
          <table:table-cell office:value-type="float" office:value="133.3832543367" calcext:value-type="float">
            <text:p>133,383254336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2781</text:p>
          </table:table-cell>
          <table:table-cell office:value-type="float" office:value="9.0896826982498" calcext:value-type="float">
            <text:p>9,0896826982498</text:p>
          </table:table-cell>
          <table:table-cell office:value-type="float" office:value="5.8760595321655" calcext:value-type="float">
            <text:p>5,8760595321655</text:p>
          </table:table-cell>
          <table:table-cell office:value-type="float" office:value="55.03225933974" calcext:value-type="float">
            <text:p>55,0322593397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2792</text:p>
          </table:table-cell>
          <table:table-cell office:value-type="float" office:value="2.5611227750778" calcext:value-type="float">
            <text:p>2,5611227750778</text:p>
          </table:table-cell>
          <table:table-cell office:value-type="float" office:value="11.078803539276" calcext:value-type="float">
            <text:p>11,078803539276</text:p>
          </table:table-cell>
          <table:table-cell office:value-type="float" office:value="-35.546332028261" calcext:value-type="float">
            <text:p>-35,54633202826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2803</text:p>
          </table:table-cell>
          <table:table-cell office:value-type="float" office:value="-1.3510267436504" calcext:value-type="float">
            <text:p>-1,3510267436504</text:p>
          </table:table-cell>
          <table:table-cell office:value-type="float" office:value="8.2842600345612" calcext:value-type="float">
            <text:p>8,2842600345612</text:p>
          </table:table-cell>
          <table:table-cell office:value-type="float" office:value="170.72194093352" calcext:value-type="float">
            <text:p>170,7219409335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15</text:p>
          </table:table-cell>
          <table:table-cell office:value-type="float" office:value="0.19367786124349" calcext:value-type="float">
            <text:p>0,19367786124349</text:p>
          </table:table-cell>
          <table:table-cell office:value-type="float" office:value="-0.55463396012783" calcext:value-type="float">
            <text:p>-0,55463396012783</text:p>
          </table:table-cell>
          <table:table-cell office:value-type="float" office:value="141.15377444371" calcext:value-type="float">
            <text:p>141,1537744437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2264</text:p>
          </table:table-cell>
          <table:table-cell office:value-type="float" office:value="2.7802801132202" calcext:value-type="float">
            <text:p>2,7802801132202</text:p>
          </table:table-cell>
          <table:table-cell office:value-type="float" office:value="-0.0061435374664143" calcext:value-type="float">
            <text:p>-0,0061435374664143</text:p>
          </table:table-cell>
          <table:table-cell office:value-type="float" office:value="-107.17841394388" calcext:value-type="float">
            <text:p>-107,1784139438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2275</text:p>
          </table:table-cell>
          <table:table-cell office:value-type="float" office:value="3.0944561958313" calcext:value-type="float">
            <text:p>3,0944561958313</text:p>
          </table:table-cell>
          <table:table-cell office:value-type="float" office:value="4.7111839056015" calcext:value-type="float">
            <text:p>4,7111839056015</text:p>
          </table:table-cell>
          <table:table-cell office:value-type="float" office:value="-25.621348885214" calcext:value-type="float">
            <text:p>-25,62134888521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2286</text:p>
          </table:table-cell>
          <table:table-cell office:value-type="float" office:value="4.5707124471664" calcext:value-type="float">
            <text:p>4,5707124471664</text:p>
          </table:table-cell>
          <table:table-cell office:value-type="float" office:value="-0.58480370789766" calcext:value-type="float">
            <text:p>-0,58480370789766</text:p>
          </table:table-cell>
          <table:table-cell office:value-type="float" office:value="124.51798293241" calcext:value-type="float">
            <text:p>124,5179829324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2297</text:p>
          </table:table-cell>
          <table:table-cell office:value-type="float" office:value="5.6218212842941" calcext:value-type="float">
            <text:p>5,6218212842941</text:p>
          </table:table-cell>
          <table:table-cell office:value-type="float" office:value="-0.34230098128319" calcext:value-type="float">
            <text:p>-0,34230098128319</text:p>
          </table:table-cell>
          <table:table-cell office:value-type="float" office:value="-93.141898228105" calcext:value-type="float">
            <text:p>-93,14189822810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2308</text:p>
          </table:table-cell>
          <table:table-cell office:value-type="float" office:value="10.085008144379" calcext:value-type="float">
            <text:p>10,085008144379</text:p>
          </table:table-cell>
          <table:table-cell office:value-type="float" office:value="0.79484038054943" calcext:value-type="float">
            <text:p>0,79484038054943</text:p>
          </table:table-cell>
          <table:table-cell office:value-type="float" office:value="113.20315424804" calcext:value-type="float">
            <text:p>113,2031542480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2319</text:p>
          </table:table-cell>
          <table:table-cell office:value-type="float" office:value="6.8361127376556" calcext:value-type="float">
            <text:p>6,8361127376556</text:p>
          </table:table-cell>
          <table:table-cell office:value-type="float" office:value="-0.37205412983894" calcext:value-type="float">
            <text:p>-0,37205412983894</text:p>
          </table:table-cell>
          <table:table-cell office:value-type="float" office:value="170.01180132483" calcext:value-type="float">
            <text:p>170,0118013248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2330</text:p>
          </table:table-cell>
          <table:table-cell office:value-type="float" office:value="-0.046249283477664" calcext:value-type="float">
            <text:p>-0,046249283477664</text:p>
          </table:table-cell>
          <table:table-cell office:value-type="float" office:value="4.5933762192726" calcext:value-type="float">
            <text:p>4,5933762192726</text:p>
          </table:table-cell>
          <table:table-cell office:value-type="float" office:value="-29.16977132202" calcext:value-type="float">
            <text:p>-29,1697713220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2341</text:p>
          </table:table-cell>
          <table:table-cell office:value-type="float" office:value="0.043542115017772" calcext:value-type="float">
            <text:p>0,043542115017772</text:p>
          </table:table-cell>
          <table:table-cell office:value-type="float" office:value="0.50974357873201" calcext:value-type="float">
            <text:p>0,50974357873201</text:p>
          </table:table-cell>
          <table:table-cell office:value-type="float" office:value="-176.77353749609" calcext:value-type="float">
            <text:p>-176,7735374960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2352</text:p>
          </table:table-cell>
          <table:table-cell office:value-type="float" office:value="2.1141591668129" calcext:value-type="float">
            <text:p>2,1141591668129</text:p>
          </table:table-cell>
          <table:table-cell office:value-type="float" office:value="0.92010051012039" calcext:value-type="float">
            <text:p>0,92010051012039</text:p>
          </table:table-cell>
          <table:table-cell office:value-type="float" office:value="112.62061945192" calcext:value-type="float">
            <text:p>112,6206194519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2363</text:p>
          </table:table-cell>
          <table:table-cell office:value-type="float" office:value="1.4811512827873" calcext:value-type="float">
            <text:p>1,4811512827873</text:p>
          </table:table-cell>
          <table:table-cell office:value-type="float" office:value="5.7067078351974" calcext:value-type="float">
            <text:p>5,7067078351974</text:p>
          </table:table-cell>
          <table:table-cell office:value-type="float" office:value="148.18694333362" calcext:value-type="float">
            <text:p>148,1869433336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2374</text:p>
          </table:table-cell>
          <table:table-cell office:value-type="float" office:value="5.3055536746979" calcext:value-type="float">
            <text:p>5,3055536746979</text:p>
          </table:table-cell>
          <table:table-cell office:value-type="float" office:value="0.69923423230648" calcext:value-type="float">
            <text:p>0,69923423230648</text:p>
          </table:table-cell>
          <table:table-cell office:value-type="float" office:value="-137.50676288726" calcext:value-type="float">
            <text:p>-137,5067628872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2385</text:p>
          </table:table-cell>
          <table:table-cell office:value-type="float" office:value="5.3339314460754" calcext:value-type="float">
            <text:p>5,3339314460754</text:p>
          </table:table-cell>
          <table:table-cell office:value-type="float" office:value="-0.43568253517151" calcext:value-type="float">
            <text:p>-0,43568253517151</text:p>
          </table:table-cell>
          <table:table-cell office:value-type="float" office:value="-97.519447849055" calcext:value-type="float">
            <text:p>-97,51944784905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2396</text:p>
          </table:table-cell>
          <table:table-cell office:value-type="float" office:value="8.6391925811768" calcext:value-type="float">
            <text:p>8,6391925811768</text:p>
          </table:table-cell>
          <table:table-cell office:value-type="float" office:value="1.571923494339" calcext:value-type="float">
            <text:p>1,571923494339</text:p>
          </table:table-cell>
          <table:table-cell office:value-type="float" office:value="-79.721320206952" calcext:value-type="float">
            <text:p>-79,72132020695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2407</text:p>
          </table:table-cell>
          <table:table-cell office:value-type="float" office:value="-1.5403689444065" calcext:value-type="float">
            <text:p>-1,5403689444065</text:p>
          </table:table-cell>
          <table:table-cell office:value-type="float" office:value="5.4167073965073" calcext:value-type="float">
            <text:p>5,4167073965073</text:p>
          </table:table-cell>
          <table:table-cell office:value-type="float" office:value="53.062656882462" calcext:value-type="float">
            <text:p>53,06265688246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2418</text:p>
          </table:table-cell>
          <table:table-cell office:value-type="float" office:value="0.99769726395607" calcext:value-type="float">
            <text:p>0,99769726395607</text:p>
          </table:table-cell>
          <table:table-cell office:value-type="float" office:value="0.95504932105541" calcext:value-type="float">
            <text:p>0,95504932105541</text:p>
          </table:table-cell>
          <table:table-cell office:value-type="float" office:value="142.93892975825" calcext:value-type="float">
            <text:p>142,9389297582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2429</text:p>
          </table:table-cell>
          <table:table-cell office:value-type="float" office:value="4.0761822462082" calcext:value-type="float">
            <text:p>4,0761822462082</text:p>
          </table:table-cell>
          <table:table-cell office:value-type="float" office:value="6.2376344203949" calcext:value-type="float">
            <text:p>6,2376344203949</text:p>
          </table:table-cell>
          <table:table-cell office:value-type="float" office:value="164.77935481223" calcext:value-type="float">
            <text:p>164,7793548122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2440</text:p>
          </table:table-cell>
          <table:table-cell office:value-type="float" office:value="6.0051065683365" calcext:value-type="float">
            <text:p>6,0051065683365</text:p>
          </table:table-cell>
          <table:table-cell office:value-type="float" office:value="3.2916530966759" calcext:value-type="float">
            <text:p>3,2916530966759</text:p>
          </table:table-cell>
          <table:table-cell office:value-type="float" office:value="117.19355006127" calcext:value-type="float">
            <text:p>117,1935500612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2451</text:p>
          </table:table-cell>
          <table:table-cell office:value-type="float" office:value="6.8516433238983" calcext:value-type="float">
            <text:p>6,8516433238983</text:p>
          </table:table-cell>
          <table:table-cell office:value-type="float" office:value="3.4864854812622" calcext:value-type="float">
            <text:p>3,4864854812622</text:p>
          </table:table-cell>
          <table:table-cell office:value-type="float" office:value="24.849210954775" calcext:value-type="float">
            <text:p>24,84921095477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2462</text:p>
          </table:table-cell>
          <table:table-cell office:value-type="float" office:value="5.4785740375519" calcext:value-type="float">
            <text:p>5,4785740375519</text:p>
          </table:table-cell>
          <table:table-cell office:value-type="float" office:value="0.097118346020579" calcext:value-type="float">
            <text:p>0,097118346020579</text:p>
          </table:table-cell>
          <table:table-cell office:value-type="float" office:value="-128.67231126044" calcext:value-type="float">
            <text:p>-128,6723112604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2473</text:p>
          </table:table-cell>
          <table:table-cell office:value-type="float" office:value="8.589574098587" calcext:value-type="float">
            <text:p>8,589574098587</text:p>
          </table:table-cell>
          <table:table-cell office:value-type="float" office:value="2.0409758388996" calcext:value-type="float">
            <text:p>2,0409758388996</text:p>
          </table:table-cell>
          <table:table-cell office:value-type="float" office:value="-107.73377813351" calcext:value-type="float">
            <text:p>-107,7337781335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2484</text:p>
          </table:table-cell>
          <table:table-cell office:value-type="float" office:value="0.32885082066059" calcext:value-type="float">
            <text:p>0,32885082066059</text:p>
          </table:table-cell>
          <table:table-cell office:value-type="float" office:value="-0.59720110148191" calcext:value-type="float">
            <text:p>-0,59720110148191</text:p>
          </table:table-cell>
          <table:table-cell office:value-type="float" office:value="82.438790874117" calcext:value-type="float">
            <text:p>82,43879087411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2495</text:p>
          </table:table-cell>
          <table:table-cell office:value-type="float" office:value="-0.46735681593418" calcext:value-type="float">
            <text:p>-0,46735681593418</text:p>
          </table:table-cell>
          <table:table-cell office:value-type="float" office:value="6.4801347255707" calcext:value-type="float">
            <text:p>6,4801347255707</text:p>
          </table:table-cell>
          <table:table-cell office:value-type="float" office:value="113.46497201616" calcext:value-type="float">
            <text:p>113,4649720161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2506</text:p>
          </table:table-cell>
          <table:table-cell office:value-type="float" office:value="3.1568747758865" calcext:value-type="float">
            <text:p>3,1568747758865</text:p>
          </table:table-cell>
          <table:table-cell office:value-type="float" office:value="2.2083456814289" calcext:value-type="float">
            <text:p>2,2083456814289</text:p>
          </table:table-cell>
          <table:table-cell office:value-type="float" office:value="153.73957384923" calcext:value-type="float">
            <text:p>153,7395738492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2517</text:p>
          </table:table-cell>
          <table:table-cell office:value-type="float" office:value="-0.12651418335736" calcext:value-type="float">
            <text:p>-0,12651418335736</text:p>
          </table:table-cell>
          <table:table-cell office:value-type="float" office:value="5.6630527973175" calcext:value-type="float">
            <text:p>5,6630527973175</text:p>
          </table:table-cell>
          <table:table-cell office:value-type="float" office:value="-22.297099327585" calcext:value-type="float">
            <text:p>-22,29709932758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2528</text:p>
          </table:table-cell>
          <table:table-cell office:value-type="float" office:value="4.3969750404358" calcext:value-type="float">
            <text:p>4,3969750404358</text:p>
          </table:table-cell>
          <table:table-cell office:value-type="float" office:value="3.8764363527298" calcext:value-type="float">
            <text:p>3,8764363527298</text:p>
          </table:table-cell>
          <table:table-cell office:value-type="float" office:value="109.67274532197" calcext:value-type="float">
            <text:p>109,6727453219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2539</text:p>
          </table:table-cell>
          <table:table-cell office:value-type="float" office:value="7.1280175447464" calcext:value-type="float">
            <text:p>7,1280175447464</text:p>
          </table:table-cell>
          <table:table-cell office:value-type="float" office:value="6.6906803846359" calcext:value-type="float">
            <text:p>6,6906803846359</text:p>
          </table:table-cell>
          <table:table-cell office:value-type="float" office:value="-27.202772486741" calcext:value-type="float">
            <text:p>-27,20277248674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2550</text:p>
          </table:table-cell>
          <table:table-cell office:value-type="float" office:value="10.085036754608" calcext:value-type="float">
            <text:p>10,085036754608</text:p>
          </table:table-cell>
          <table:table-cell office:value-type="float" office:value="5.8301627635956" calcext:value-type="float">
            <text:p>5,8301627635956</text:p>
          </table:table-cell>
          <table:table-cell office:value-type="float" office:value="-145.20311051873" calcext:value-type="float">
            <text:p>-145,2031105187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2561</text:p>
          </table:table-cell>
          <table:table-cell office:value-type="float" office:value="-1.5542383491993" calcext:value-type="float">
            <text:p>-1,5542383491993</text:p>
          </table:table-cell>
          <table:table-cell office:value-type="float" office:value="5.6093257665634" calcext:value-type="float">
            <text:p>5,6093257665634</text:p>
          </table:table-cell>
          <table:table-cell office:value-type="float" office:value="-120.9779453885" calcext:value-type="float">
            <text:p>-120,977945388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2572</text:p>
          </table:table-cell>
          <table:table-cell office:value-type="float" office:value="-0.61011712998152" calcext:value-type="float">
            <text:p>-0,61011712998152</text:p>
          </table:table-cell>
          <table:table-cell office:value-type="float" office:value="8.3099287748337" calcext:value-type="float">
            <text:p>8,3099287748337</text:p>
          </table:table-cell>
          <table:table-cell office:value-type="float" office:value="151.19493994743" calcext:value-type="float">
            <text:p>151,1949399474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2583</text:p>
          </table:table-cell>
          <table:table-cell office:value-type="float" office:value="0.34333415329456" calcext:value-type="float">
            <text:p>0,34333415329456</text:p>
          </table:table-cell>
          <table:table-cell office:value-type="float" office:value="3.7141364812851" calcext:value-type="float">
            <text:p>3,7141364812851</text:p>
          </table:table-cell>
          <table:table-cell office:value-type="float" office:value="134.97866642703" calcext:value-type="float">
            <text:p>134,9786664270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2594</text:p>
          </table:table-cell>
          <table:table-cell office:value-type="float" office:value="1.1546052992344" calcext:value-type="float">
            <text:p>1,1546052992344</text:p>
          </table:table-cell>
          <table:table-cell office:value-type="float" office:value="7.8405112028122" calcext:value-type="float">
            <text:p>7,8405112028122</text:p>
          </table:table-cell>
          <table:table-cell office:value-type="float" office:value="13.067596752173" calcext:value-type="float">
            <text:p>13,06759675217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2605</text:p>
          </table:table-cell>
          <table:table-cell office:value-type="float" office:value="6.5678113698959" calcext:value-type="float">
            <text:p>6,5678113698959</text:p>
          </table:table-cell>
          <table:table-cell office:value-type="float" office:value="6.5076529979706" calcext:value-type="float">
            <text:p>6,5076529979706</text:p>
          </table:table-cell>
          <table:table-cell office:value-type="float" office:value="-118.01234476126" calcext:value-type="float">
            <text:p>-118,0123447612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2616</text:p>
          </table:table-cell>
          <table:table-cell office:value-type="float" office:value="7.3663723468781" calcext:value-type="float">
            <text:p>7,3663723468781</text:p>
          </table:table-cell>
          <table:table-cell office:value-type="float" office:value="4.5748457312584" calcext:value-type="float">
            <text:p>4,5748457312584</text:p>
          </table:table-cell>
          <table:table-cell office:value-type="float" office:value="-71.372454333457" calcext:value-type="float">
            <text:p>-71,37245433345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2627</text:p>
          </table:table-cell>
          <table:table-cell office:value-type="float" office:value="9.6601170301437" calcext:value-type="float">
            <text:p>9,6601170301437</text:p>
          </table:table-cell>
          <table:table-cell office:value-type="float" office:value="7.1635472774506" calcext:value-type="float">
            <text:p>7,1635472774506</text:p>
          </table:table-cell>
          <table:table-cell office:value-type="float" office:value="-169.81149327223" calcext:value-type="float">
            <text:p>-169,8114932722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2638</text:p>
          </table:table-cell>
          <table:table-cell office:value-type="float" office:value="-1.0950978845358" calcext:value-type="float">
            <text:p>-1,0950978845358</text:p>
          </table:table-cell>
          <table:table-cell office:value-type="float" office:value="10.057890415192" calcext:value-type="float">
            <text:p>10,057890415192</text:p>
          </table:table-cell>
          <table:table-cell office:value-type="float" office:value="-77.352987732857" calcext:value-type="float">
            <text:p>-77,35298773285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2649</text:p>
          </table:table-cell>
          <table:table-cell office:value-type="float" office:value="-0.81981532275677" calcext:value-type="float">
            <text:p>-0,81981532275677</text:p>
          </table:table-cell>
          <table:table-cell office:value-type="float" office:value="6.0148787498474" calcext:value-type="float">
            <text:p>6,0148787498474</text:p>
          </table:table-cell>
          <table:table-cell office:value-type="float" office:value="69.213607508665" calcext:value-type="float">
            <text:p>69,21360750866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2660</text:p>
          </table:table-cell>
          <table:table-cell office:value-type="float" office:value="6.4574855566025" calcext:value-type="float">
            <text:p>6,4574855566025</text:p>
          </table:table-cell>
          <table:table-cell office:value-type="float" office:value="8.0776655673981" calcext:value-type="float">
            <text:p>8,0776655673981</text:p>
          </table:table-cell>
          <table:table-cell office:value-type="float" office:value="172.49542436782" calcext:value-type="float">
            <text:p>172,4954243678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2671</text:p>
          </table:table-cell>
          <table:table-cell office:value-type="float" office:value="4.3136969208717" calcext:value-type="float">
            <text:p>4,3136969208717</text:p>
          </table:table-cell>
          <table:table-cell office:value-type="float" office:value="8.7345588207245" calcext:value-type="float">
            <text:p>8,7345588207245</text:p>
          </table:table-cell>
          <table:table-cell office:value-type="float" office:value="-88.8184711432" calcext:value-type="float">
            <text:p>-88,818471143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2682</text:p>
          </table:table-cell>
          <table:table-cell office:value-type="float" office:value="6.0389250516891" calcext:value-type="float">
            <text:p>6,0389250516891</text:p>
          </table:table-cell>
          <table:table-cell office:value-type="float" office:value="7.2372305393219" calcext:value-type="float">
            <text:p>7,2372305393219</text:p>
          </table:table-cell>
          <table:table-cell office:value-type="float" office:value="-47.882320394941" calcext:value-type="float">
            <text:p>-47,88232039494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2693</text:p>
          </table:table-cell>
          <table:table-cell office:value-type="float" office:value="8.6374342441559" calcext:value-type="float">
            <text:p>8,6374342441559</text:p>
          </table:table-cell>
          <table:table-cell office:value-type="float" office:value="10.500311851501" calcext:value-type="float">
            <text:p>10,500311851501</text:p>
          </table:table-cell>
          <table:table-cell office:value-type="float" office:value="16.066027105234" calcext:value-type="float">
            <text:p>16,06602710523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2704</text:p>
          </table:table-cell>
          <table:table-cell office:value-type="float" office:value="6.0410463809967" calcext:value-type="float">
            <text:p>6,0410463809967</text:p>
          </table:table-cell>
          <table:table-cell office:value-type="float" office:value="9.6993285417557" calcext:value-type="float">
            <text:p>9,6993285417557</text:p>
          </table:table-cell>
          <table:table-cell office:value-type="float" office:value="135.22097411429" calcext:value-type="float">
            <text:p>135,2209741142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2715</text:p>
          </table:table-cell>
          <table:table-cell office:value-type="float" office:value="-1.109996587038" calcext:value-type="float">
            <text:p>-1,109996587038</text:p>
          </table:table-cell>
          <table:table-cell office:value-type="float" office:value="7.7530419826508" calcext:value-type="float">
            <text:p>7,7530419826508</text:p>
          </table:table-cell>
          <table:table-cell office:value-type="float" office:value="155.77358349114" calcext:value-type="float">
            <text:p>155,7735834911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2726</text:p>
          </table:table-cell>
          <table:table-cell office:value-type="float" office:value="-0.21951943635941" calcext:value-type="float">
            <text:p>-0,21951943635941</text:p>
          </table:table-cell>
          <table:table-cell office:value-type="float" office:value="8.3829367160797" calcext:value-type="float">
            <text:p>8,3829367160797</text:p>
          </table:table-cell>
          <table:table-cell office:value-type="float" office:value="-18.479591532118" calcext:value-type="float">
            <text:p>-18,47959153211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2737</text:p>
          </table:table-cell>
          <table:table-cell office:value-type="float" office:value="3.313113451004" calcext:value-type="float">
            <text:p>3,313113451004</text:p>
          </table:table-cell>
          <table:table-cell office:value-type="float" office:value="8.6571395397186" calcext:value-type="float">
            <text:p>8,6571395397186</text:p>
          </table:table-cell>
          <table:table-cell office:value-type="float" office:value="-133.09200402278" calcext:value-type="float">
            <text:p>-133,0920040227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2748</text:p>
          </table:table-cell>
          <table:table-cell office:value-type="float" office:value="3.2831153273582" calcext:value-type="float">
            <text:p>3,2831153273582</text:p>
          </table:table-cell>
          <table:table-cell office:value-type="float" office:value="9.239387512207" calcext:value-type="float">
            <text:p>9,239387512207</text:p>
          </table:table-cell>
          <table:table-cell office:value-type="float" office:value="-169.36189353846" calcext:value-type="float">
            <text:p>-169,3618935384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2759</text:p>
          </table:table-cell>
          <table:table-cell office:value-type="float" office:value="3.6795714497566" calcext:value-type="float">
            <text:p>3,6795714497566</text:p>
          </table:table-cell>
          <table:table-cell office:value-type="float" office:value="8.7457627058029" calcext:value-type="float">
            <text:p>8,7457627058029</text:p>
          </table:table-cell>
          <table:table-cell office:value-type="float" office:value="-103.43282693511" calcext:value-type="float">
            <text:p>-103,4328269351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2770</text:p>
          </table:table-cell>
          <table:table-cell office:value-type="float" office:value="7.8127330541611" calcext:value-type="float">
            <text:p>7,8127330541611</text:p>
          </table:table-cell>
          <table:table-cell office:value-type="float" office:value="9.6624773740768" calcext:value-type="float">
            <text:p>9,6624773740768</text:p>
          </table:table-cell>
          <table:table-cell office:value-type="float" office:value="125.1850841911" calcext:value-type="float">
            <text:p>125,185084191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2781</text:p>
          </table:table-cell>
          <table:table-cell office:value-type="float" office:value="8.9852750301361" calcext:value-type="float">
            <text:p>8,9852750301361</text:p>
          </table:table-cell>
          <table:table-cell office:value-type="float" office:value="5.5470794439316" calcext:value-type="float">
            <text:p>5,5470794439316</text:p>
          </table:table-cell>
          <table:table-cell office:value-type="float" office:value="78.062915498284" calcext:value-type="float">
            <text:p>78,06291549828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2792</text:p>
          </table:table-cell>
          <table:table-cell office:value-type="float" office:value="2.2494694590569" calcext:value-type="float">
            <text:p>2,2494694590569</text:p>
          </table:table-cell>
          <table:table-cell office:value-type="float" office:value="11.065999269485" calcext:value-type="float">
            <text:p>11,065999269485</text:p>
          </table:table-cell>
          <table:table-cell office:value-type="float" office:value="4.1802462403941" calcext:value-type="float">
            <text:p>4,180246240394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2803</text:p>
          </table:table-cell>
          <table:table-cell office:value-type="float" office:value="-1.2766073644161" calcext:value-type="float">
            <text:p>-1,2766073644161</text:p>
          </table:table-cell>
          <table:table-cell office:value-type="float" office:value="8.4969490766525" calcext:value-type="float">
            <text:p>8,4969490766525</text:p>
          </table:table-cell>
          <table:table-cell office:value-type="float" office:value="-99.884021813702" calcext:value-type="float">
            <text:p>-99,88402181370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15</text:p>
          </table:table-cell>
          <table:table-cell office:value-type="float" office:value="0.13635200448334" calcext:value-type="float">
            <text:p>0,13635200448334</text:p>
          </table:table-cell>
          <table:table-cell office:value-type="float" office:value="-0.47488272190094" calcext:value-type="float">
            <text:p>-0,47488272190094</text:p>
          </table:table-cell>
          <table:table-cell office:value-type="float" office:value="99.078224722747" calcext:value-type="float">
            <text:p>99,07822472274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2264</text:p>
          </table:table-cell>
          <table:table-cell office:value-type="float" office:value="2.7644151449203" calcext:value-type="float">
            <text:p>2,7644151449203</text:p>
          </table:table-cell>
          <table:table-cell office:value-type="float" office:value="0.27130106464028" calcext:value-type="float">
            <text:p>0,27130106464028</text:p>
          </table:table-cell>
          <table:table-cell office:value-type="float" office:value="-82.602101526443" calcext:value-type="float">
            <text:p>-82,60210152644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2275</text:p>
          </table:table-cell>
          <table:table-cell office:value-type="float" office:value="2.7752131223679" calcext:value-type="float">
            <text:p>2,7752131223679</text:p>
          </table:table-cell>
          <table:table-cell office:value-type="float" office:value="4.8814049363136" calcext:value-type="float">
            <text:p>4,8814049363136</text:p>
          </table:table-cell>
          <table:table-cell office:value-type="float" office:value="-33.069009613839" calcext:value-type="float">
            <text:p>-33,06900961383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2286</text:p>
          </table:table-cell>
          <table:table-cell office:value-type="float" office:value="4.8382988572121" calcext:value-type="float">
            <text:p>4,8382988572121</text:p>
          </table:table-cell>
          <table:table-cell office:value-type="float" office:value="-0.58500818908215" calcext:value-type="float">
            <text:p>-0,58500818908215</text:p>
          </table:table-cell>
          <table:table-cell office:value-type="float" office:value="124.46053924075" calcext:value-type="float">
            <text:p>124,4605392407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2297</text:p>
          </table:table-cell>
          <table:table-cell office:value-type="float" office:value="5.85313975811" calcext:value-type="float">
            <text:p>5,85313975811</text:p>
          </table:table-cell>
          <table:table-cell office:value-type="float" office:value="-0.31122639775276" calcext:value-type="float">
            <text:p>-0,31122639775276</text:p>
          </table:table-cell>
          <table:table-cell office:value-type="float" office:value="-178.53998226725" calcext:value-type="float">
            <text:p>-178,5399822672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2308</text:p>
          </table:table-cell>
          <table:table-cell office:value-type="float" office:value="10.042880773544" calcext:value-type="float">
            <text:p>10,042880773544</text:p>
          </table:table-cell>
          <table:table-cell office:value-type="float" office:value="0.63674226403236" calcext:value-type="float">
            <text:p>0,63674226403236</text:p>
          </table:table-cell>
          <table:table-cell office:value-type="float" office:value="102.29771608" calcext:value-type="float">
            <text:p>102,2977160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2319</text:p>
          </table:table-cell>
          <table:table-cell office:value-type="float" office:value="7.222688794136" calcext:value-type="float">
            <text:p>7,222688794136</text:p>
          </table:table-cell>
          <table:table-cell office:value-type="float" office:value="-0.44340409338474" calcext:value-type="float">
            <text:p>-0,44340409338474</text:p>
          </table:table-cell>
          <table:table-cell office:value-type="float" office:value="168.32159279258" calcext:value-type="float">
            <text:p>168,3215927925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2330</text:p>
          </table:table-cell>
          <table:table-cell office:value-type="float" office:value="-0.39317257702351" calcext:value-type="float">
            <text:p>-0,39317257702351</text:p>
          </table:table-cell>
          <table:table-cell office:value-type="float" office:value="4.7869110107422" calcext:value-type="float">
            <text:p>4,7869110107422</text:p>
          </table:table-cell>
          <table:table-cell office:value-type="float" office:value="-29.146745326413" calcext:value-type="float">
            <text:p>-29,14674532641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2341</text:p>
          </table:table-cell>
          <table:table-cell office:value-type="float" office:value="0.29811084270477" calcext:value-type="float">
            <text:p>0,29811084270477</text:p>
          </table:table-cell>
          <table:table-cell office:value-type="float" office:value="0.34988299012184" calcext:value-type="float">
            <text:p>0,34988299012184</text:p>
          </table:table-cell>
          <table:table-cell office:value-type="float" office:value="139.44186222781" calcext:value-type="float">
            <text:p>139,4418622278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2352</text:p>
          </table:table-cell>
          <table:table-cell office:value-type="float" office:value="2.222273349762" calcext:value-type="float">
            <text:p>2,222273349762</text:p>
          </table:table-cell>
          <table:table-cell office:value-type="float" office:value="0.64422532916069" calcext:value-type="float">
            <text:p>0,64422532916069</text:p>
          </table:table-cell>
          <table:table-cell office:value-type="float" office:value="111.25390924466" calcext:value-type="float">
            <text:p>111,2539092446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2363</text:p>
          </table:table-cell>
          <table:table-cell office:value-type="float" office:value="1.8198192119598" calcext:value-type="float">
            <text:p>1,8198192119598</text:p>
          </table:table-cell>
          <table:table-cell office:value-type="float" office:value="5.4973131418228" calcext:value-type="float">
            <text:p>5,4973131418228</text:p>
          </table:table-cell>
          <table:table-cell office:value-type="float" office:value="148.20327576558" calcext:value-type="float">
            <text:p>148,2032757655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2374</text:p>
          </table:table-cell>
          <table:table-cell office:value-type="float" office:value="5.1798284053802" calcext:value-type="float">
            <text:p>5,1798284053802</text:p>
          </table:table-cell>
          <table:table-cell office:value-type="float" office:value="0.88211186230183" calcext:value-type="float">
            <text:p>0,88211186230183</text:p>
          </table:table-cell>
          <table:table-cell office:value-type="float" office:value="-46.748241421523" calcext:value-type="float">
            <text:p>-46,74824142152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2385</text:p>
          </table:table-cell>
          <table:table-cell office:value-type="float" office:value="5.4669314622879" calcext:value-type="float">
            <text:p>5,4669314622879</text:p>
          </table:table-cell>
          <table:table-cell office:value-type="float" office:value="-0.27976578101516" calcext:value-type="float">
            <text:p>-0,27976578101516</text:p>
          </table:table-cell>
          <table:table-cell office:value-type="float" office:value="-97.010285991013" calcext:value-type="float">
            <text:p>-97,01028599101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2396</text:p>
          </table:table-cell>
          <table:table-cell office:value-type="float" office:value="8.417426943779" calcext:value-type="float">
            <text:p>8,417426943779</text:p>
          </table:table-cell>
          <table:table-cell office:value-type="float" office:value="1.5635439753532" calcext:value-type="float">
            <text:p>1,5635439753532</text:p>
          </table:table-cell>
          <table:table-cell office:value-type="float" office:value="11.013439791218" calcext:value-type="float">
            <text:p>11,01343979121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2407</text:p>
          </table:table-cell>
          <table:table-cell office:value-type="float" office:value="-1.5314212441444" calcext:value-type="float">
            <text:p>-1,5314212441444</text:p>
          </table:table-cell>
          <table:table-cell office:value-type="float" office:value="5.4131186008453" calcext:value-type="float">
            <text:p>5,4131186008453</text:p>
          </table:table-cell>
          <table:table-cell office:value-type="float" office:value="31.575883649717" calcext:value-type="float">
            <text:p>31,57588364971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2418</text:p>
          </table:table-cell>
          <table:table-cell office:value-type="float" office:value="1.2081968784332" calcext:value-type="float">
            <text:p>1,2081968784332</text:p>
          </table:table-cell>
          <table:table-cell office:value-type="float" office:value="0.80795362591743" calcext:value-type="float">
            <text:p>0,80795362591743</text:p>
          </table:table-cell>
          <table:table-cell office:value-type="float" office:value="141.81699418718" calcext:value-type="float">
            <text:p>141,8169941871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2429</text:p>
          </table:table-cell>
          <table:table-cell office:value-type="float" office:value="4.4237151741982" calcext:value-type="float">
            <text:p>4,4237151741982</text:p>
          </table:table-cell>
          <table:table-cell office:value-type="float" office:value="6.0927242040634" calcext:value-type="float">
            <text:p>6,0927242040634</text:p>
          </table:table-cell>
          <table:table-cell office:value-type="float" office:value="154.77673111448" calcext:value-type="float">
            <text:p>154,7767311144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2440</text:p>
          </table:table-cell>
          <table:table-cell office:value-type="float" office:value="6.1189240217209" calcext:value-type="float">
            <text:p>6,1189240217209</text:p>
          </table:table-cell>
          <table:table-cell office:value-type="float" office:value="3.1186383962631" calcext:value-type="float">
            <text:p>3,1186383962631</text:p>
          </table:table-cell>
          <table:table-cell office:value-type="float" office:value="135.77391235692" calcext:value-type="float">
            <text:p>135,7739123569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2451</text:p>
          </table:table-cell>
          <table:table-cell office:value-type="float" office:value="6.5334397554398" calcext:value-type="float">
            <text:p>6,5334397554398</text:p>
          </table:table-cell>
          <table:table-cell office:value-type="float" office:value="3.3991429209709" calcext:value-type="float">
            <text:p>3,3991429209709</text:p>
          </table:table-cell>
          <table:table-cell office:value-type="float" office:value="-1.3159093607193" calcext:value-type="float">
            <text:p>-1,315909360719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2462</text:p>
          </table:table-cell>
          <table:table-cell office:value-type="float" office:value="5.6782126426697" calcext:value-type="float">
            <text:p>5,6782126426697</text:p>
          </table:table-cell>
          <table:table-cell office:value-type="float" office:value="-0.0081977958325297" calcext:value-type="float">
            <text:p>-0,0081977958325297</text:p>
          </table:table-cell>
          <table:table-cell office:value-type="float" office:value="143.16478200779" calcext:value-type="float">
            <text:p>143,1647820077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2473</text:p>
          </table:table-cell>
          <table:table-cell office:value-type="float" office:value="8.808177113533" calcext:value-type="float">
            <text:p>8,808177113533</text:p>
          </table:table-cell>
          <table:table-cell office:value-type="float" office:value="2.0039722323418" calcext:value-type="float">
            <text:p>2,0039722323418</text:p>
          </table:table-cell>
          <table:table-cell office:value-type="float" office:value="161.77256092144" calcext:value-type="float">
            <text:p>161,7725609214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2484</text:p>
          </table:table-cell>
          <table:table-cell office:value-type="float" office:value="0.25627303868532" calcext:value-type="float">
            <text:p>0,25627303868532</text:p>
          </table:table-cell>
          <table:table-cell office:value-type="float" office:value="-0.57669036090374" calcext:value-type="float">
            <text:p>-0,57669036090374</text:p>
          </table:table-cell>
          <table:table-cell office:value-type="float" office:value="3.50478251174" calcext:value-type="float">
            <text:p>3,5047825117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2495</text:p>
          </table:table-cell>
          <table:table-cell office:value-type="float" office:value="-0.18897769972682" calcext:value-type="float">
            <text:p>-0,18897769972682</text:p>
          </table:table-cell>
          <table:table-cell office:value-type="float" office:value="6.432009935379" calcext:value-type="float">
            <text:p>6,432009935379</text:p>
          </table:table-cell>
          <table:table-cell office:value-type="float" office:value="174.73881715422" calcext:value-type="float">
            <text:p>174,7388171542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2506</text:p>
          </table:table-cell>
          <table:table-cell office:value-type="float" office:value="3.3990031480789" calcext:value-type="float">
            <text:p>3,3990031480789</text:p>
          </table:table-cell>
          <table:table-cell office:value-type="float" office:value="2.0372438430786" calcext:value-type="float">
            <text:p>2,0372438430786</text:p>
          </table:table-cell>
          <table:table-cell office:value-type="float" office:value="142.35709882846" calcext:value-type="float">
            <text:p>142,3570988284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2517</text:p>
          </table:table-cell>
          <table:table-cell office:value-type="float" office:value="-0.2483968436718" calcext:value-type="float">
            <text:p>-0,2483968436718</text:p>
          </table:table-cell>
          <table:table-cell office:value-type="float" office:value="5.8692771196365" calcext:value-type="float">
            <text:p>5,8692771196365</text:p>
          </table:table-cell>
          <table:table-cell office:value-type="float" office:value="-83.308468958375" calcext:value-type="float">
            <text:p>-83,30846895837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2528</text:p>
          </table:table-cell>
          <table:table-cell office:value-type="float" office:value="4.5298832654953" calcext:value-type="float">
            <text:p>4,5298832654953</text:p>
          </table:table-cell>
          <table:table-cell office:value-type="float" office:value="3.5009944438934" calcext:value-type="float">
            <text:p>3,5009944438934</text:p>
          </table:table-cell>
          <table:table-cell office:value-type="float" office:value="109.69819384775" calcext:value-type="float">
            <text:p>109,6981938477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2539</text:p>
          </table:table-cell>
          <table:table-cell office:value-type="float" office:value="7.0495688915253" calcext:value-type="float">
            <text:p>7,0495688915253</text:p>
          </table:table-cell>
          <table:table-cell office:value-type="float" office:value="6.5353721380234" calcext:value-type="float">
            <text:p>6,5353721380234</text:p>
          </table:table-cell>
          <table:table-cell office:value-type="float" office:value="62.741536243706" calcext:value-type="float">
            <text:p>62,74153624370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2550</text:p>
          </table:table-cell>
          <table:table-cell office:value-type="float" office:value="10.085002183914" calcext:value-type="float">
            <text:p>10,085002183914</text:p>
          </table:table-cell>
          <table:table-cell office:value-type="float" office:value="6.1098176240921" calcext:value-type="float">
            <text:p>6,1098176240921</text:p>
          </table:table-cell>
          <table:table-cell office:value-type="float" office:value="-145.35429826967" calcext:value-type="float">
            <text:p>-145,3542982696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2561</text:p>
          </table:table-cell>
          <table:table-cell office:value-type="float" office:value="-1.5524849295616" calcext:value-type="float">
            <text:p>-1,5524849295616</text:p>
          </table:table-cell>
          <table:table-cell office:value-type="float" office:value="5.6162858009338" calcext:value-type="float">
            <text:p>5,6162858009338</text:p>
          </table:table-cell>
          <table:table-cell office:value-type="float" office:value="-121.20448100339" calcext:value-type="float">
            <text:p>-121,2044810033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2572</text:p>
          </table:table-cell>
          <table:table-cell office:value-type="float" office:value="-0.6892155110836" calcext:value-type="float">
            <text:p>-0,6892155110836</text:p>
          </table:table-cell>
          <table:table-cell office:value-type="float" office:value="8.1023424863815" calcext:value-type="float">
            <text:p>8,1023424863815</text:p>
          </table:table-cell>
          <table:table-cell office:value-type="float" office:value="60.43895035033" calcext:value-type="float">
            <text:p>60,4389503503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2583</text:p>
          </table:table-cell>
          <table:table-cell office:value-type="float" office:value="0.62412142753601" calcext:value-type="float">
            <text:p>0,62412142753601</text:p>
          </table:table-cell>
          <table:table-cell office:value-type="float" office:value="3.4324365854263" calcext:value-type="float">
            <text:p>3,4324365854263</text:p>
          </table:table-cell>
          <table:table-cell office:value-type="float" office:value="135.00295323171" calcext:value-type="float">
            <text:p>135,0029532317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2594</text:p>
          </table:table-cell>
          <table:table-cell office:value-type="float" office:value="0.86783416569233" calcext:value-type="float">
            <text:p>0,86783416569233</text:p>
          </table:table-cell>
          <table:table-cell office:value-type="float" office:value="7.7003842592239" calcext:value-type="float">
            <text:p>7,7003842592239</text:p>
          </table:table-cell>
          <table:table-cell office:value-type="float" office:value="29.406140564354" calcext:value-type="float">
            <text:p>29,40614056435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2605</text:p>
          </table:table-cell>
          <table:table-cell office:value-type="float" office:value="6.7226874828339" calcext:value-type="float">
            <text:p>6,7226874828339</text:p>
          </table:table-cell>
          <table:table-cell office:value-type="float" office:value="6.4111602306366" calcext:value-type="float">
            <text:p>6,4111602306366</text:p>
          </table:table-cell>
          <table:table-cell office:value-type="float" office:value="150.02992502443" calcext:value-type="float">
            <text:p>150,0299250244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2616</text:p>
          </table:table-cell>
          <table:table-cell office:value-type="float" office:value="7.2396284341812" calcext:value-type="float">
            <text:p>7,2396284341812</text:p>
          </table:table-cell>
          <table:table-cell office:value-type="float" office:value="4.9515146017075" calcext:value-type="float">
            <text:p>4,9515146017075</text:p>
          </table:table-cell>
          <table:table-cell office:value-type="float" office:value="-71.402645414802" calcext:value-type="float">
            <text:p>-71,40264541480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2627</text:p>
          </table:table-cell>
          <table:table-cell office:value-type="float" office:value="9.8381870985031" calcext:value-type="float">
            <text:p>9,8381870985031</text:p>
          </table:table-cell>
          <table:table-cell office:value-type="float" office:value="7.2731328010559" calcext:value-type="float">
            <text:p>7,2731328010559</text:p>
          </table:table-cell>
          <table:table-cell office:value-type="float" office:value="-146.01057502115" calcext:value-type="float">
            <text:p>-146,0105750211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2638</text:p>
          </table:table-cell>
          <table:table-cell office:value-type="float" office:value="-1.0257887840271" calcext:value-type="float">
            <text:p>-1,0257887840271</text:p>
          </table:table-cell>
          <table:table-cell office:value-type="float" office:value="10.137321949005" calcext:value-type="float">
            <text:p>10,137321949005</text:p>
          </table:table-cell>
          <table:table-cell office:value-type="float" office:value="-69.533627503996" calcext:value-type="float">
            <text:p>-69,53362750399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2649</text:p>
          </table:table-cell>
          <table:table-cell office:value-type="float" office:value="-0.81343479454517" calcext:value-type="float">
            <text:p>-0,81343479454517</text:p>
          </table:table-cell>
          <table:table-cell office:value-type="float" office:value="5.8162081241608" calcext:value-type="float">
            <text:p>5,8162081241608</text:p>
          </table:table-cell>
          <table:table-cell office:value-type="float" office:value="69.177635156425" calcext:value-type="float">
            <text:p>69,17763515642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2660</text:p>
          </table:table-cell>
          <table:table-cell office:value-type="float" office:value="6.7688167095184" calcext:value-type="float">
            <text:p>6,7688167095184</text:p>
          </table:table-cell>
          <table:table-cell office:value-type="float" office:value="7.9454171657562" calcext:value-type="float">
            <text:p>7,9454171657562</text:p>
          </table:table-cell>
          <table:table-cell office:value-type="float" office:value="152.61102330153" calcext:value-type="float">
            <text:p>152,6110233015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2671</text:p>
          </table:table-cell>
          <table:table-cell office:value-type="float" office:value="4.2252478003502" calcext:value-type="float">
            <text:p>4,2252478003502</text:p>
          </table:table-cell>
          <table:table-cell office:value-type="float" office:value="9.0788000822067" calcext:value-type="float">
            <text:p>9,0788000822067</text:p>
          </table:table-cell>
          <table:table-cell office:value-type="float" office:value="-70.424742759413" calcext:value-type="float">
            <text:p>-70,42474275941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2682</text:p>
          </table:table-cell>
          <table:table-cell office:value-type="float" office:value="5.9232890605927" calcext:value-type="float">
            <text:p>5,9232890605927</text:p>
          </table:table-cell>
          <table:table-cell office:value-type="float" office:value="7.3694741725922" calcext:value-type="float">
            <text:p>7,3694741725922</text:p>
          </table:table-cell>
          <table:table-cell office:value-type="float" office:value="-46.346326922155" calcext:value-type="float">
            <text:p>-46,3463269221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2693</text:p>
          </table:table-cell>
          <table:table-cell office:value-type="float" office:value="8.3997344970703" calcext:value-type="float">
            <text:p>8,3997344970703</text:p>
          </table:table-cell>
          <table:table-cell office:value-type="float" office:value="10.283086299896" calcext:value-type="float">
            <text:p>10,283086299896</text:p>
          </table:table-cell>
          <table:table-cell office:value-type="float" office:value="49.619072941458" calcext:value-type="float">
            <text:p>49,61907294145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2704</text:p>
          </table:table-cell>
          <table:table-cell office:value-type="float" office:value="6.171600818634" calcext:value-type="float">
            <text:p>6,171600818634</text:p>
          </table:table-cell>
          <table:table-cell office:value-type="float" office:value="9.5684844255447" calcext:value-type="float">
            <text:p>9,5684844255447</text:p>
          </table:table-cell>
          <table:table-cell office:value-type="float" office:value="135.21639556642" calcext:value-type="float">
            <text:p>135,2163955664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2715</text:p>
          </table:table-cell>
          <table:table-cell office:value-type="float" office:value="-0.99095687270164" calcext:value-type="float">
            <text:p>-0,99095687270164</text:p>
          </table:table-cell>
          <table:table-cell office:value-type="float" office:value="7.9403358697891" calcext:value-type="float">
            <text:p>7,9403358697891</text:p>
          </table:table-cell>
          <table:table-cell office:value-type="float" office:value="-113.6403714016" calcext:value-type="float">
            <text:p>-113,640371401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2726</text:p>
          </table:table-cell>
          <table:table-cell office:value-type="float" office:value="-0.1797035895288" calcext:value-type="float">
            <text:p>-0,1797035895288</text:p>
          </table:table-cell>
          <table:table-cell office:value-type="float" office:value="8.60107421875" calcext:value-type="float">
            <text:p>8,60107421875</text:p>
          </table:table-cell>
          <table:table-cell office:value-type="float" office:value="-109.20694299564" calcext:value-type="float">
            <text:p>-109,2069429956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2737</text:p>
          </table:table-cell>
          <table:table-cell office:value-type="float" office:value="3.3015078306198" calcext:value-type="float">
            <text:p>3,3015078306198</text:p>
          </table:table-cell>
          <table:table-cell office:value-type="float" office:value="8.851016163826" calcext:value-type="float">
            <text:p>8,851016163826</text:p>
          </table:table-cell>
          <table:table-cell office:value-type="float" office:value="-70.545076564619" calcext:value-type="float">
            <text:p>-70,54507656461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2748</text:p>
          </table:table-cell>
          <table:table-cell office:value-type="float" office:value="3.2728859782219" calcext:value-type="float">
            <text:p>3,2728859782219</text:p>
          </table:table-cell>
          <table:table-cell office:value-type="float" office:value="9.4609278440475" calcext:value-type="float">
            <text:p>9,4609278440475</text:p>
          </table:table-cell>
          <table:table-cell office:value-type="float" office:value="-78.647343216428" calcext:value-type="float">
            <text:p>-78,64734321642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2759</text:p>
          </table:table-cell>
          <table:table-cell office:value-type="float" office:value="3.7418004870415" calcext:value-type="float">
            <text:p>3,7418004870415</text:p>
          </table:table-cell>
          <table:table-cell office:value-type="float" office:value="8.8595914840698" calcext:value-type="float">
            <text:p>8,8595914840698</text:p>
          </table:table-cell>
          <table:table-cell office:value-type="float" office:value="-97.770946800329" calcext:value-type="float">
            <text:p>-97,77094680032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2770</text:p>
          </table:table-cell>
          <table:table-cell office:value-type="float" office:value="7.9180157184601" calcext:value-type="float">
            <text:p>7,9180157184601</text:p>
          </table:table-cell>
          <table:table-cell office:value-type="float" office:value="9.452058672905" calcext:value-type="float">
            <text:p>9,452058672905</text:p>
          </table:table-cell>
          <table:table-cell office:value-type="float" office:value="115.61113557998" calcext:value-type="float">
            <text:p>115,6111355799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2781</text:p>
          </table:table-cell>
          <table:table-cell office:value-type="float" office:value="8.9810264110565" calcext:value-type="float">
            <text:p>8,9810264110565</text:p>
          </table:table-cell>
          <table:table-cell office:value-type="float" office:value="5.2247351408005" calcext:value-type="float">
            <text:p>5,2247351408005</text:p>
          </table:table-cell>
          <table:table-cell office:value-type="float" office:value="91.975222727296" calcext:value-type="float">
            <text:p>91,97522272729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2792</text:p>
          </table:table-cell>
          <table:table-cell office:value-type="float" office:value="2.0208959281445" calcext:value-type="float">
            <text:p>2,0208959281445</text:p>
          </table:table-cell>
          <table:table-cell office:value-type="float" office:value="10.872198343277" calcext:value-type="float">
            <text:p>10,872198343277</text:p>
          </table:table-cell>
          <table:table-cell office:value-type="float" office:value="49.113936105352" calcext:value-type="float">
            <text:p>49,11393610535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2803</text:p>
          </table:table-cell>
          <table:table-cell office:value-type="float" office:value="-1.4873340725899" calcext:value-type="float">
            <text:p>-1,4873340725899</text:p>
          </table:table-cell>
          <table:table-cell office:value-type="float" office:value="8.5653269290924" calcext:value-type="float">
            <text:p>8,5653269290924</text:p>
          </table:table-cell>
          <table:table-cell office:value-type="float" office:value="-9.1166533292479" calcext:value-type="float">
            <text:p>-9,116653329247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15</text:p>
          </table:table-cell>
          <table:table-cell office:value-type="float" office:value="0.21085804328322" calcext:value-type="float">
            <text:p>0,21085804328322</text:p>
          </table:table-cell>
          <table:table-cell office:value-type="float" office:value="-0.46195887029171" calcext:value-type="float">
            <text:p>-0,46195887029171</text:p>
          </table:table-cell>
          <table:table-cell office:value-type="float" office:value="166.19457712599" calcext:value-type="float">
            <text:p>166,1945771259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2264</text:p>
          </table:table-cell>
          <table:table-cell office:value-type="float" office:value="2.9235142469406" calcext:value-type="float">
            <text:p>2,9235142469406</text:p>
          </table:table-cell>
          <table:table-cell office:value-type="float" office:value="0.40069013834" calcext:value-type="float">
            <text:p>0,40069013834</text:p>
          </table:table-cell>
          <table:table-cell office:value-type="float" office:value="-154.69006672027" calcext:value-type="float">
            <text:p>-154,6900667202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2275</text:p>
          </table:table-cell>
          <table:table-cell office:value-type="float" office:value="2.6366937160492" calcext:value-type="float">
            <text:p>2,6366937160492</text:p>
          </table:table-cell>
          <table:table-cell office:value-type="float" office:value="5.097171664238" calcext:value-type="float">
            <text:p>5,097171664238</text:p>
          </table:table-cell>
          <table:table-cell office:value-type="float" office:value="-59.33614900917" calcext:value-type="float">
            <text:p>-59,3361490091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2286</text:p>
          </table:table-cell>
          <table:table-cell office:value-type="float" office:value="5.1471453905106" calcext:value-type="float">
            <text:p>5,1471453905106</text:p>
          </table:table-cell>
          <table:table-cell office:value-type="float" office:value="-0.58500807732344" calcext:value-type="float">
            <text:p>-0,58500807732344</text:p>
          </table:table-cell>
          <table:table-cell office:value-type="float" office:value="124.6920224208" calcext:value-type="float">
            <text:p>124,692022420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2297</text:p>
          </table:table-cell>
          <table:table-cell office:value-type="float" office:value="5.8901560306549" calcext:value-type="float">
            <text:p>5,8901560306549</text:p>
          </table:table-cell>
          <table:table-cell office:value-type="float" office:value="-0.52940774708986" calcext:value-type="float">
            <text:p>-0,52940774708986</text:p>
          </table:table-cell>
          <table:table-cell office:value-type="float" office:value="90.893052186176" calcext:value-type="float">
            <text:p>90,89305218617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2308</text:p>
          </table:table-cell>
          <table:table-cell office:value-type="float" office:value="9.9158775806427" calcext:value-type="float">
            <text:p>9,9158775806427</text:p>
          </table:table-cell>
          <table:table-cell office:value-type="float" office:value="0.5478135868907" calcext:value-type="float">
            <text:p>0,5478135868907</text:p>
          </table:table-cell>
          <table:table-cell office:value-type="float" office:value="102.35073156418" calcext:value-type="float">
            <text:p>102,3507315641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2319</text:p>
          </table:table-cell>
          <table:table-cell office:value-type="float" office:value="7.5320994853973" calcext:value-type="float">
            <text:p>7,5320994853973</text:p>
          </table:table-cell>
          <table:table-cell office:value-type="float" office:value="-0.581967048347" calcext:value-type="float">
            <text:p>-0,581967048347</text:p>
          </table:table-cell>
          <table:table-cell office:value-type="float" office:value="149.61710401401" calcext:value-type="float">
            <text:p>149,6171040140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2330</text:p>
          </table:table-cell>
          <table:table-cell office:value-type="float" office:value="-0.71421682834625" calcext:value-type="float">
            <text:p>-0,71421682834625</text:p>
          </table:table-cell>
          <table:table-cell office:value-type="float" office:value="4.9777618050575" calcext:value-type="float">
            <text:p>4,9777618050575</text:p>
          </table:table-cell>
          <table:table-cell office:value-type="float" office:value="-33.923971425196" calcext:value-type="float">
            <text:p>-33,92397142519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2341</text:p>
          </table:table-cell>
          <table:table-cell office:value-type="float" office:value="0.392193980515" calcext:value-type="float">
            <text:p>0,392193980515</text:p>
          </table:table-cell>
          <table:table-cell office:value-type="float" office:value="0.096088703721762" calcext:value-type="float">
            <text:p>0,096088703721762</text:p>
          </table:table-cell>
          <table:table-cell office:value-type="float" office:value="109.42475886861" calcext:value-type="float">
            <text:p>109,4247588686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2352</text:p>
          </table:table-cell>
          <table:table-cell office:value-type="float" office:value="2.0854635536671" calcext:value-type="float">
            <text:p>2,0854635536671</text:p>
          </table:table-cell>
          <table:table-cell office:value-type="float" office:value="0.48699326813221" calcext:value-type="float">
            <text:p>0,48699326813221</text:p>
          </table:table-cell>
          <table:table-cell office:value-type="float" office:value="34.981363138575" calcext:value-type="float">
            <text:p>34,98136313857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2363</text:p>
          </table:table-cell>
          <table:table-cell office:value-type="float" office:value="2.0893089473248" calcext:value-type="float">
            <text:p>2,0893089473248</text:p>
          </table:table-cell>
          <table:table-cell office:value-type="float" office:value="5.2698117494583" calcext:value-type="float">
            <text:p>5,2698117494583</text:p>
          </table:table-cell>
          <table:table-cell office:value-type="float" office:value="136.30905576572" calcext:value-type="float">
            <text:p>136,3090557657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2374</text:p>
          </table:table-cell>
          <table:table-cell office:value-type="float" office:value="4.8673194646835" calcext:value-type="float">
            <text:p>4,8673194646835</text:p>
          </table:table-cell>
          <table:table-cell office:value-type="float" office:value="0.84891095757484" calcext:value-type="float">
            <text:p>0,84891095757484</text:p>
          </table:table-cell>
          <table:table-cell office:value-type="float" office:value="1.2317702150459" calcext:value-type="float">
            <text:p>1,231770215045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2385</text:p>
          </table:table-cell>
          <table:table-cell office:value-type="float" office:value="5.519682765007" calcext:value-type="float">
            <text:p>5,519682765007</text:p>
          </table:table-cell>
          <table:table-cell office:value-type="float" office:value="-0.13558377511799" calcext:value-type="float">
            <text:p>-0,13558377511799</text:p>
          </table:table-cell>
          <table:table-cell office:value-type="float" office:value="-94.012642362315" calcext:value-type="float">
            <text:p>-94,01264236231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2396</text:p>
          </table:table-cell>
          <table:table-cell office:value-type="float" office:value="8.4208756685257" calcext:value-type="float">
            <text:p>8,4208756685257</text:p>
          </table:table-cell>
          <table:table-cell office:value-type="float" office:value="1.3432589173317" calcext:value-type="float">
            <text:p>1,3432589173317</text:p>
          </table:table-cell>
          <table:table-cell office:value-type="float" office:value="101.11567169238" calcext:value-type="float">
            <text:p>101,1156716923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2407</text:p>
          </table:table-cell>
          <table:table-cell office:value-type="float" office:value="-1.5335908532143" calcext:value-type="float">
            <text:p>-1,5335908532143</text:p>
          </table:table-cell>
          <table:table-cell office:value-type="float" office:value="5.469822883606" calcext:value-type="float">
            <text:p>5,469822883606</text:p>
          </table:table-cell>
          <table:table-cell office:value-type="float" office:value="30.797219580146" calcext:value-type="float">
            <text:p>30,79721958014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2418</text:p>
          </table:table-cell>
          <table:table-cell office:value-type="float" office:value="1.3961978256702" calcext:value-type="float">
            <text:p>1,3961978256702</text:p>
          </table:table-cell>
          <table:table-cell office:value-type="float" office:value="0.51568161696196" calcext:value-type="float">
            <text:p>0,51568161696196</text:p>
          </table:table-cell>
          <table:table-cell office:value-type="float" office:value="119.16724587702" calcext:value-type="float">
            <text:p>119,1672458770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2429</text:p>
          </table:table-cell>
          <table:table-cell office:value-type="float" office:value="4.7396001219749" calcext:value-type="float">
            <text:p>4,7396001219749</text:p>
          </table:table-cell>
          <table:table-cell office:value-type="float" office:value="5.8896827697754" calcext:value-type="float">
            <text:p>5,8896827697754</text:p>
          </table:table-cell>
          <table:table-cell office:value-type="float" office:value="144.7947040485" calcext:value-type="float">
            <text:p>144,794704048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2440</text:p>
          </table:table-cell>
          <table:table-cell office:value-type="float" office:value="6.2950003147125" calcext:value-type="float">
            <text:p>6,2950003147125</text:p>
          </table:table-cell>
          <table:table-cell office:value-type="float" office:value="3.2540744543076" calcext:value-type="float">
            <text:p>3,2540744543076</text:p>
          </table:table-cell>
          <table:table-cell office:value-type="float" office:value="-133.66843636628" calcext:value-type="float">
            <text:p>-133,6684363662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2451</text:p>
          </table:table-cell>
          <table:table-cell office:value-type="float" office:value="6.5070366859436" calcext:value-type="float">
            <text:p>6,5070366859436</text:p>
          </table:table-cell>
          <table:table-cell office:value-type="float" office:value="3.6195406317711" calcext:value-type="float">
            <text:p>3,6195406317711</text:p>
          </table:table-cell>
          <table:table-cell office:value-type="float" office:value="-92.110023377048" calcext:value-type="float">
            <text:p>-92,11002337704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2462</text:p>
          </table:table-cell>
          <table:table-cell office:value-type="float" office:value="5.7950240373611" calcext:value-type="float">
            <text:p>5,7950240373611</text:p>
          </table:table-cell>
          <table:table-cell office:value-type="float" office:value="-0.13324719853699" calcext:value-type="float">
            <text:p>-0,13324719853699</text:p>
          </table:table-cell>
          <table:table-cell office:value-type="float" office:value="120.56542505884" calcext:value-type="float">
            <text:p>120,5654250588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2473</text:p>
          </table:table-cell>
          <table:table-cell office:value-type="float" office:value="8.7899720668793" calcext:value-type="float">
            <text:p>8,7899720668793</text:p>
          </table:table-cell>
          <table:table-cell office:value-type="float" office:value="1.7627958953381" calcext:value-type="float">
            <text:p>1,7627958953381</text:p>
          </table:table-cell>
          <table:table-cell office:value-type="float" office:value="79.362724237381" calcext:value-type="float">
            <text:p>79,36272423738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2484</text:p>
          </table:table-cell>
          <table:table-cell office:value-type="float" office:value="0.255340449512" calcext:value-type="float">
            <text:p>0,255340449512</text:p>
          </table:table-cell>
          <table:table-cell office:value-type="float" office:value="-0.56106369942427" calcext:value-type="float">
            <text:p>-0,56106369942427</text:p>
          </table:table-cell>
          <table:table-cell office:value-type="float" office:value="-18.090063029793" calcext:value-type="float">
            <text:p>-18,09006302979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2495</text:p>
          </table:table-cell>
          <table:table-cell office:value-type="float" office:value="-0.13741927221417" calcext:value-type="float">
            <text:p>-0,13741927221417</text:p>
          </table:table-cell>
          <table:table-cell office:value-type="float" office:value="6.6481983661652" calcext:value-type="float">
            <text:p>6,6481983661652</text:p>
          </table:table-cell>
          <table:table-cell office:value-type="float" office:value="-94.708745646629" calcext:value-type="float">
            <text:p>-94,70874564662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2506</text:p>
          </table:table-cell>
          <table:table-cell office:value-type="float" office:value="3.5698372125626" calcext:value-type="float">
            <text:p>3,5698372125626</text:p>
          </table:table-cell>
          <table:table-cell office:value-type="float" office:value="1.8128249049187" calcext:value-type="float">
            <text:p>1,8128249049187</text:p>
          </table:table-cell>
          <table:table-cell office:value-type="float" office:value="124.17859636295" calcext:value-type="float">
            <text:p>124,1785963629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2517</text:p>
          </table:table-cell>
          <table:table-cell office:value-type="float" office:value="-0.03419105662033" calcext:value-type="float">
            <text:p>-0,03419105662033</text:p>
          </table:table-cell>
          <table:table-cell office:value-type="float" office:value="5.9261119365692" calcext:value-type="float">
            <text:p>5,9261119365692</text:p>
          </table:table-cell>
          <table:table-cell office:value-type="float" office:value="-174.01352050198" calcext:value-type="float">
            <text:p>-174,0135205019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2528</text:p>
          </table:table-cell>
          <table:table-cell office:value-type="float" office:value="4.6629700064659" calcext:value-type="float">
            <text:p>4,6629700064659</text:p>
          </table:table-cell>
          <table:table-cell office:value-type="float" office:value="3.1264159083366" calcext:value-type="float">
            <text:p>3,1264159083366</text:p>
          </table:table-cell>
          <table:table-cell office:value-type="float" office:value="109.68203909078" calcext:value-type="float">
            <text:p>109,6820390907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2539</text:p>
          </table:table-cell>
          <table:table-cell office:value-type="float" office:value="7.2302740812302" calcext:value-type="float">
            <text:p>7,2302740812302</text:p>
          </table:table-cell>
          <table:table-cell office:value-type="float" office:value="6.3994282484055" calcext:value-type="float">
            <text:p>6,3994282484055</text:p>
          </table:table-cell>
          <table:table-cell office:value-type="float" office:value="149.91361624116" calcext:value-type="float">
            <text:p>149,9136162411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2550</text:p>
          </table:table-cell>
          <table:table-cell office:value-type="float" office:value="10.08499622345" calcext:value-type="float">
            <text:p>10,08499622345</text:p>
          </table:table-cell>
          <table:table-cell office:value-type="float" office:value="6.400049328804" calcext:value-type="float">
            <text:p>6,400049328804</text:p>
          </table:table-cell>
          <table:table-cell office:value-type="float" office:value="-150.12239802415" calcext:value-type="float">
            <text:p>-150,1223980241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2561</text:p>
          </table:table-cell>
          <table:table-cell office:value-type="float" office:value="-1.5574315190315" calcext:value-type="float">
            <text:p>-1,5574315190315</text:p>
          </table:table-cell>
          <table:table-cell office:value-type="float" office:value="5.6821900606155" calcext:value-type="float">
            <text:p>5,6821900606155</text:p>
          </table:table-cell>
          <table:table-cell office:value-type="float" office:value="-123.5355085628" calcext:value-type="float">
            <text:p>-123,53550856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2572</text:p>
          </table:table-cell>
          <table:table-cell office:value-type="float" office:value="-0.83418294787407" calcext:value-type="float">
            <text:p>-0,83418294787407</text:p>
          </table:table-cell>
          <table:table-cell office:value-type="float" office:value="8.1768751144409" calcext:value-type="float">
            <text:p>8,1768751144409</text:p>
          </table:table-cell>
          <table:table-cell office:value-type="float" office:value="-24.084121937964" calcext:value-type="float">
            <text:p>-24,08412193796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2583</text:p>
          </table:table-cell>
          <table:table-cell office:value-type="float" office:value="0.89565500617027" calcext:value-type="float">
            <text:p>0,89565500617027</text:p>
          </table:table-cell>
          <table:table-cell office:value-type="float" office:value="3.1926429271698" calcext:value-type="float">
            <text:p>3,1926429271698</text:p>
          </table:table-cell>
          <table:table-cell office:value-type="float" office:value="145.79942879403" calcext:value-type="float">
            <text:p>145,7994287940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2594</text:p>
          </table:table-cell>
          <table:table-cell office:value-type="float" office:value="0.63287787139416" calcext:value-type="float">
            <text:p>0,63287787139416</text:p>
          </table:table-cell>
          <table:table-cell office:value-type="float" office:value="7.4854266643524" calcext:value-type="float">
            <text:p>7,4854266643524</text:p>
          </table:table-cell>
          <table:table-cell office:value-type="float" office:value="45.699419109685" calcext:value-type="float">
            <text:p>45,69941910968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2605</text:p>
          </table:table-cell>
          <table:table-cell office:value-type="float" office:value="6.6191518306732" calcext:value-type="float">
            <text:p>6,6191518306732</text:p>
          </table:table-cell>
          <table:table-cell office:value-type="float" office:value="6.1904537677765" calcext:value-type="float">
            <text:p>6,1904537677765</text:p>
          </table:table-cell>
          <table:table-cell office:value-type="float" office:value="56.547085570682" calcext:value-type="float">
            <text:p>56,54708557068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2616</text:p>
          </table:table-cell>
          <table:table-cell office:value-type="float" office:value="7.0957666635513" calcext:value-type="float">
            <text:p>7,0957666635513</text:p>
          </table:table-cell>
          <table:table-cell office:value-type="float" office:value="5.3078424930573" calcext:value-type="float">
            <text:p>5,3078424930573</text:p>
          </table:table-cell>
          <table:table-cell office:value-type="float" office:value="-66.25155354761" calcext:value-type="float">
            <text:p>-66,2515535476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2627</text:p>
          </table:table-cell>
          <table:table-cell office:value-type="float" office:value="9.950630068779" calcext:value-type="float">
            <text:p>9,950630068779</text:p>
          </table:table-cell>
          <table:table-cell office:value-type="float" office:value="7.4609577655792" calcext:value-type="float">
            <text:p>7,4609577655792</text:p>
          </table:table-cell>
          <table:table-cell office:value-type="float" office:value="-118.70396516885" calcext:value-type="float">
            <text:p>-118,7039651688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2638</text:p>
          </table:table-cell>
          <table:table-cell office:value-type="float" office:value="-1.0375429689884" calcext:value-type="float">
            <text:p>-1,0375429689884</text:p>
          </table:table-cell>
          <table:table-cell office:value-type="float" office:value="10.125579833984" calcext:value-type="float">
            <text:p>10,125579833984</text:p>
          </table:table-cell>
          <table:table-cell office:value-type="float" office:value="-36.776075317601" calcext:value-type="float">
            <text:p>-36,77607531760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2649</text:p>
          </table:table-cell>
          <table:table-cell office:value-type="float" office:value="-1.0298447310925" calcext:value-type="float">
            <text:p>-1,0298447310925</text:p>
          </table:table-cell>
          <table:table-cell office:value-type="float" office:value="5.8647859096527" calcext:value-type="float">
            <text:p>5,8647859096527</text:p>
          </table:table-cell>
          <table:table-cell office:value-type="float" office:value="-21.531121935814" calcext:value-type="float">
            <text:p>-21,53112193581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2660</text:p>
          </table:table-cell>
          <table:table-cell office:value-type="float" office:value="7.0154470205307" calcext:value-type="float">
            <text:p>7,0154470205307</text:p>
          </table:table-cell>
          <table:table-cell office:value-type="float" office:value="7.714512348175" calcext:value-type="float">
            <text:p>7,714512348175</text:p>
          </table:table-cell>
          <table:table-cell office:value-type="float" office:value="132.65428117886" calcext:value-type="float">
            <text:p>132,6542811788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2671</text:p>
          </table:table-cell>
          <table:table-cell office:value-type="float" office:value="4.0141972899437" calcext:value-type="float">
            <text:p>4,0141972899437</text:p>
          </table:table-cell>
          <table:table-cell office:value-type="float" office:value="9.197062253952" calcext:value-type="float">
            <text:p>9,197062253952</text:p>
          </table:table-cell>
          <table:table-cell office:value-type="float" office:value="-7.9309631874607" calcext:value-type="float">
            <text:p>-7,930963187460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2682</text:p>
          </table:table-cell>
          <table:table-cell office:value-type="float" office:value="5.6787550449371" calcext:value-type="float">
            <text:p>5,6787550449371</text:p>
          </table:table-cell>
          <table:table-cell office:value-type="float" office:value="7.4319237470627" calcext:value-type="float">
            <text:p>7,4319237470627</text:p>
          </table:table-cell>
          <table:table-cell office:value-type="float" office:value="-9.1573178388511" calcext:value-type="float">
            <text:p>-9,157317838851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2693</text:p>
          </table:table-cell>
          <table:table-cell office:value-type="float" office:value="8.322092294693" calcext:value-type="float">
            <text:p>8,322092294693</text:p>
          </table:table-cell>
          <table:table-cell office:value-type="float" office:value="9.96985912323" calcext:value-type="float">
            <text:p>9,96985912323</text:p>
          </table:table-cell>
          <table:table-cell office:value-type="float" office:value="83.146887220395" calcext:value-type="float">
            <text:p>83,14688722039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2704</text:p>
          </table:table-cell>
          <table:table-cell office:value-type="float" office:value="6.3020241260529" calcext:value-type="float">
            <text:p>6,3020241260529</text:p>
          </table:table-cell>
          <table:table-cell office:value-type="float" office:value="9.4382828474045" calcext:value-type="float">
            <text:p>9,4382828474045</text:p>
          </table:table-cell>
          <table:table-cell office:value-type="float" office:value="135.17987652189" calcext:value-type="float">
            <text:p>135,1798765218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2715</text:p>
          </table:table-cell>
          <table:table-cell office:value-type="float" office:value="-1.1313338577747" calcext:value-type="float">
            <text:p>-1,1313338577747</text:p>
          </table:table-cell>
          <table:table-cell office:value-type="float" office:value="8.1412518024445" calcext:value-type="float">
            <text:p>8,1412518024445</text:p>
          </table:table-cell>
          <table:table-cell office:value-type="float" office:value="-83.338523366649" calcext:value-type="float">
            <text:p>-83,33852336664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2726</text:p>
          </table:table-cell>
          <table:table-cell office:value-type="float" office:value="0.11895310133696" calcext:value-type="float">
            <text:p>0,11895310133696</text:p>
          </table:table-cell>
          <table:table-cell office:value-type="float" office:value="8.721786737442" calcext:value-type="float">
            <text:p>8,721786737442</text:p>
          </table:table-cell>
          <table:table-cell office:value-type="float" office:value="-152.80434736021" calcext:value-type="float">
            <text:p>-152,8043473602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2737</text:p>
          </table:table-cell>
          <table:table-cell office:value-type="float" office:value="3.0842053890228" calcext:value-type="float">
            <text:p>3,0842053890228</text:p>
          </table:table-cell>
          <table:table-cell office:value-type="float" office:value="8.80690574646" calcext:value-type="float">
            <text:p>8,80690574646</text:p>
          </table:table-cell>
          <table:table-cell office:value-type="float" office:value="20.187128501333" calcext:value-type="float">
            <text:p>20,18712850133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2748</text:p>
          </table:table-cell>
          <table:table-cell office:value-type="float" office:value="3.0206421017647" calcext:value-type="float">
            <text:p>3,0206421017647</text:p>
          </table:table-cell>
          <table:table-cell office:value-type="float" office:value="9.4718825817108" calcext:value-type="float">
            <text:p>9,4718825817108</text:p>
          </table:table-cell>
          <table:table-cell office:value-type="float" office:value="0.036468349358625" calcext:value-type="float">
            <text:p>0,03646834935862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2759</text:p>
          </table:table-cell>
          <table:table-cell office:value-type="float" office:value="3.7720707058907" calcext:value-type="float">
            <text:p>3,7720707058907</text:p>
          </table:table-cell>
          <table:table-cell office:value-type="float" office:value="8.9667332172394" calcext:value-type="float">
            <text:p>8,9667332172394</text:p>
          </table:table-cell>
          <table:table-cell office:value-type="float" office:value="-87.857912300499" calcext:value-type="float">
            <text:p>-87,85791230049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2770</text:p>
          </table:table-cell>
          <table:table-cell office:value-type="float" office:value="7.9865431785583" calcext:value-type="float">
            <text:p>7,9865431785583</text:p>
          </table:table-cell>
          <table:table-cell office:value-type="float" office:value="9.2271679639816" calcext:value-type="float">
            <text:p>9,2271679639816</text:p>
          </table:table-cell>
          <table:table-cell office:value-type="float" office:value="106.06491110127" calcext:value-type="float">
            <text:p>106,0649111012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2781</text:p>
          </table:table-cell>
          <table:table-cell office:value-type="float" office:value="9.0517628192902" calcext:value-type="float">
            <text:p>9,0517628192902</text:p>
          </table:table-cell>
          <table:table-cell office:value-type="float" office:value="4.9109020829201" calcext:value-type="float">
            <text:p>4,9109020829201</text:p>
          </table:table-cell>
          <table:table-cell office:value-type="float" office:value="105.57538916351" calcext:value-type="float">
            <text:p>105,5753891635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2792</text:p>
          </table:table-cell>
          <table:table-cell office:value-type="float" office:value="1.996655613184" calcext:value-type="float">
            <text:p>1,996655613184</text:p>
          </table:table-cell>
          <table:table-cell office:value-type="float" office:value="10.573976039886" calcext:value-type="float">
            <text:p>10,573976039886</text:p>
          </table:table-cell>
          <table:table-cell office:value-type="float" office:value="94.018211789951" calcext:value-type="float">
            <text:p>94,01821178995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2803</text:p>
          </table:table-cell>
          <table:table-cell office:value-type="float" office:value="-1.5850009024143" calcext:value-type="float">
            <text:p>-1,5850009024143</text:p>
          </table:table-cell>
          <table:table-cell office:value-type="float" office:value="8.3903914690018" calcext:value-type="float">
            <text:p>8,3903914690018</text:p>
          </table:table-cell>
          <table:table-cell office:value-type="float" office:value="34.212812876246" calcext:value-type="float">
            <text:p>34,21281287624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15</text:p>
          </table:table-cell>
          <table:table-cell office:value-type="float" office:value="0.3299256414175" calcext:value-type="float">
            <text:p>0,3299256414175</text:p>
          </table:table-cell>
          <table:table-cell office:value-type="float" office:value="-0.46318605542183" calcext:value-type="float">
            <text:p>-0,46318605542183</text:p>
          </table:table-cell>
          <table:table-cell office:value-type="float" office:value="-174.593848028" calcext:value-type="float">
            <text:p>-174,59384802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2264</text:p>
          </table:table-cell>
          <table:table-cell office:value-type="float" office:value="3.0458799004555" calcext:value-type="float">
            <text:p>3,0458799004555</text:p>
          </table:table-cell>
          <table:table-cell office:value-type="float" office:value="0.21612556651235" calcext:value-type="float">
            <text:p>0,21612556651235</text:p>
          </table:table-cell>
          <table:table-cell office:value-type="float" office:value="114.74410895329" calcext:value-type="float">
            <text:p>114,7441089532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2275</text:p>
          </table:table-cell>
          <table:table-cell office:value-type="float" office:value="2.431204020977" calcext:value-type="float">
            <text:p>2,431204020977</text:p>
          </table:table-cell>
          <table:table-cell office:value-type="float" office:value="5.0120496749878" calcext:value-type="float">
            <text:p>5,0120496749878</text:p>
          </table:table-cell>
          <table:table-cell office:value-type="float" office:value="31.415880485705" calcext:value-type="float">
            <text:p>31,41588048570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2286</text:p>
          </table:table-cell>
          <table:table-cell office:value-type="float" office:value="5.3884446620941" calcext:value-type="float">
            <text:p>5,3884446620941</text:p>
          </table:table-cell>
          <table:table-cell office:value-type="float" office:value="-0.58514326810837" calcext:value-type="float">
            <text:p>-0,58514326810837</text:p>
          </table:table-cell>
          <table:table-cell office:value-type="float" office:value="125.78265985866" calcext:value-type="float">
            <text:p>125,7826598586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2297</text:p>
          </table:table-cell>
          <table:table-cell office:value-type="float" office:value="5.695224404335" calcext:value-type="float">
            <text:p>5,695224404335</text:p>
          </table:table-cell>
          <table:table-cell office:value-type="float" office:value="-0.56801401078701" calcext:value-type="float">
            <text:p>-0,56801401078701</text:p>
          </table:table-cell>
          <table:table-cell office:value-type="float" office:value="33.629991066684" calcext:value-type="float">
            <text:p>33,62999106668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2308</text:p>
          </table:table-cell>
          <table:table-cell office:value-type="float" office:value="9.811624288559" calcext:value-type="float">
            <text:p>9,811624288559</text:p>
          </table:table-cell>
          <table:table-cell office:value-type="float" office:value="0.48138730227947" calcext:value-type="float">
            <text:p>0,48138730227947</text:p>
          </table:table-cell>
          <table:table-cell office:value-type="float" office:value="98.738024948509" calcext:value-type="float">
            <text:p>98,73802494850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2319</text:p>
          </table:table-cell>
          <table:table-cell office:value-type="float" office:value="7.855829000473" calcext:value-type="float">
            <text:p>7,855829000473</text:p>
          </table:table-cell>
          <table:table-cell office:value-type="float" office:value="-0.58152358978987" calcext:value-type="float">
            <text:p>-0,58152358978987</text:p>
          </table:table-cell>
          <table:table-cell office:value-type="float" office:value="147.64410523093" calcext:value-type="float">
            <text:p>147,6441052309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2330</text:p>
          </table:table-cell>
          <table:table-cell office:value-type="float" office:value="-0.9069087356329" calcext:value-type="float">
            <text:p>-0,9069087356329</text:p>
          </table:table-cell>
          <table:table-cell office:value-type="float" office:value="5.2106201648712" calcext:value-type="float">
            <text:p>5,2106201648712</text:p>
          </table:table-cell>
          <table:table-cell office:value-type="float" office:value="-54.359308473623" calcext:value-type="float">
            <text:p>-54,35930847362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2341</text:p>
          </table:table-cell>
          <table:table-cell office:value-type="float" office:value="0.2138065174222" calcext:value-type="float">
            <text:p>0,2138065174222</text:p>
          </table:table-cell>
          <table:table-cell office:value-type="float" office:value="-0.022992880549282" calcext:value-type="float">
            <text:p>-0,022992880549282</text:p>
          </table:table-cell>
          <table:table-cell office:value-type="float" office:value="24.675101421441" calcext:value-type="float">
            <text:p>24,67510142144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2352</text:p>
          </table:table-cell>
          <table:table-cell office:value-type="float" office:value="1.9338835775852" calcext:value-type="float">
            <text:p>1,9338835775852</text:p>
          </table:table-cell>
          <table:table-cell office:value-type="float" office:value="0.64904287457466" calcext:value-type="float">
            <text:p>0,64904287457466</text:p>
          </table:table-cell>
          <table:table-cell office:value-type="float" office:value="-55.83788217253" calcext:value-type="float">
            <text:p>-55,8378821725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2363</text:p>
          </table:table-cell>
          <table:table-cell office:value-type="float" office:value="2.2634515166283" calcext:value-type="float">
            <text:p>2,2634515166283</text:p>
          </table:table-cell>
          <table:table-cell office:value-type="float" office:value="5.4054987430573" calcext:value-type="float">
            <text:p>5,4054987430573</text:p>
          </table:table-cell>
          <table:table-cell office:value-type="float" office:value="-133.25389327517" calcext:value-type="float">
            <text:p>-133,2538932751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2374</text:p>
          </table:table-cell>
          <table:table-cell office:value-type="float" office:value="4.46961581707" calcext:value-type="float">
            <text:p>4,46961581707</text:p>
          </table:table-cell>
          <table:table-cell office:value-type="float" office:value="0.84049575030804" calcext:value-type="float">
            <text:p>0,84049575030804</text:p>
          </table:table-cell>
          <table:table-cell office:value-type="float" office:value="1.1902466938374" calcext:value-type="float">
            <text:p>1,190246693837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2385</text:p>
          </table:table-cell>
          <table:table-cell office:value-type="float" office:value="5.5659091472626" calcext:value-type="float">
            <text:p>5,5659091472626</text:p>
          </table:table-cell>
          <table:table-cell office:value-type="float" office:value="-0.11595828458667" calcext:value-type="float">
            <text:p>-0,11595828458667</text:p>
          </table:table-cell>
          <table:table-cell office:value-type="float" office:value="-93.194811207474" calcext:value-type="float">
            <text:p>-93,19481120747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2396</text:p>
          </table:table-cell>
          <table:table-cell office:value-type="float" office:value="8.6443328857422" calcext:value-type="float">
            <text:p>8,6443328857422</text:p>
          </table:table-cell>
          <table:table-cell office:value-type="float" office:value="1.3547393679619" calcext:value-type="float">
            <text:p>1,3547393679619</text:p>
          </table:table-cell>
          <table:table-cell office:value-type="float" office:value="-168.58202332904" calcext:value-type="float">
            <text:p>-168,5820233290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2407</text:p>
          </table:table-cell>
          <table:table-cell office:value-type="float" office:value="-1.5378633141518" calcext:value-type="float">
            <text:p>-1,5378633141518</text:p>
          </table:table-cell>
          <table:table-cell office:value-type="float" office:value="5.5074465274811" calcext:value-type="float">
            <text:p>5,5074465274811</text:p>
          </table:table-cell>
          <table:table-cell office:value-type="float" office:value="42.617376442927" calcext:value-type="float">
            <text:p>42,61737644292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2418</text:p>
          </table:table-cell>
          <table:table-cell office:value-type="float" office:value="1.311274766922" calcext:value-type="float">
            <text:p>1,311274766922</text:p>
          </table:table-cell>
          <table:table-cell office:value-type="float" office:value="0.30551087111235" calcext:value-type="float">
            <text:p>0,30551087111235</text:p>
          </table:table-cell>
          <table:table-cell office:value-type="float" office:value="48.23745853582" calcext:value-type="float">
            <text:p>48,2374585358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2429</text:p>
          </table:table-cell>
          <table:table-cell office:value-type="float" office:value="5.0352680683136" calcext:value-type="float">
            <text:p>5,0352680683136</text:p>
          </table:table-cell>
          <table:table-cell office:value-type="float" office:value="5.704038143158" calcext:value-type="float">
            <text:p>5,704038143158</text:p>
          </table:table-cell>
          <table:table-cell office:value-type="float" office:value="157.06141283558" calcext:value-type="float">
            <text:p>157,0614128355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2440</text:p>
          </table:table-cell>
          <table:table-cell office:value-type="float" office:value="6.2663233280182" calcext:value-type="float">
            <text:p>6,2663233280182</text:p>
          </table:table-cell>
          <table:table-cell office:value-type="float" office:value="3.4709745645523" calcext:value-type="float">
            <text:p>3,4709745645523</text:p>
          </table:table-cell>
          <table:table-cell office:value-type="float" office:value="-99.03525470928" calcext:value-type="float">
            <text:p>-99,0352547092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2451</text:p>
          </table:table-cell>
          <table:table-cell office:value-type="float" office:value="6.7310297489166" calcext:value-type="float">
            <text:p>6,7310297489166</text:p>
          </table:table-cell>
          <table:table-cell office:value-type="float" office:value="3.6479791998863" calcext:value-type="float">
            <text:p>3,6479791998863</text:p>
          </table:table-cell>
          <table:table-cell office:value-type="float" office:value="178.56596381801" calcext:value-type="float">
            <text:p>178,5659638180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2462</text:p>
          </table:table-cell>
          <table:table-cell office:value-type="float" office:value="5.8377534151077" calcext:value-type="float">
            <text:p>5,8377534151077</text:p>
          </table:table-cell>
          <table:table-cell office:value-type="float" office:value="-0.094303134828806" calcext:value-type="float">
            <text:p>-0,094303134828806</text:p>
          </table:table-cell>
          <table:table-cell office:value-type="float" office:value="130.85612825527" calcext:value-type="float">
            <text:p>130,8561282552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2473</text:p>
          </table:table-cell>
          <table:table-cell office:value-type="float" office:value="8.5682439804077" calcext:value-type="float">
            <text:p>8,5682439804077</text:p>
          </table:table-cell>
          <table:table-cell office:value-type="float" office:value="1.7718805372715" calcext:value-type="float">
            <text:p>1,7718805372715</text:p>
          </table:table-cell>
          <table:table-cell office:value-type="float" office:value="-11.326633820868" calcext:value-type="float">
            <text:p>-11,32663382086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2484</text:p>
          </table:table-cell>
          <table:table-cell office:value-type="float" office:value="0.39555449038744" calcext:value-type="float">
            <text:p>0,39555449038744</text:p>
          </table:table-cell>
          <table:table-cell office:value-type="float" office:value="-0.56466620415449" calcext:value-type="float">
            <text:p>-0,56466620415449</text:p>
          </table:table-cell>
          <table:table-cell office:value-type="float" office:value="-20.554666306562" calcext:value-type="float">
            <text:p>-20,55466630656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2495</text:p>
          </table:table-cell>
          <table:table-cell office:value-type="float" office:value="-0.38588665425777" calcext:value-type="float">
            <text:p>-0,38588665425777</text:p>
          </table:table-cell>
          <table:table-cell office:value-type="float" office:value="6.750545501709" calcext:value-type="float">
            <text:p>6,750545501709</text:p>
          </table:table-cell>
          <table:table-cell office:value-type="float" office:value="-23.089335033089" calcext:value-type="float">
            <text:p>-23,08933503308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2506</text:p>
          </table:table-cell>
          <table:table-cell office:value-type="float" office:value="3.6621782183647" calcext:value-type="float">
            <text:p>3,6621782183647</text:p>
          </table:table-cell>
          <table:table-cell office:value-type="float" office:value="1.5464933216572" calcext:value-type="float">
            <text:p>1,5464933216572</text:p>
          </table:table-cell>
          <table:table-cell office:value-type="float" office:value="105.99757227928" calcext:value-type="float">
            <text:p>105,9975722792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2517</text:p>
          </table:table-cell>
          <table:table-cell office:value-type="float" office:value="0.27955640107393" calcext:value-type="float">
            <text:p>0,27955640107393</text:p>
          </table:table-cell>
          <table:table-cell office:value-type="float" office:value="5.773686170578" calcext:value-type="float">
            <text:p>5,773686170578</text:p>
          </table:table-cell>
          <table:table-cell office:value-type="float" office:value="158.46556463059" calcext:value-type="float">
            <text:p>158,4655646305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2528</text:p>
          </table:table-cell>
          <table:table-cell office:value-type="float" office:value="4.7954544425011" calcext:value-type="float">
            <text:p>4,7954544425011</text:p>
          </table:table-cell>
          <table:table-cell office:value-type="float" office:value="2.7518075704575" calcext:value-type="float">
            <text:p>2,7518075704575</text:p>
          </table:table-cell>
          <table:table-cell office:value-type="float" office:value="109.66715539337" calcext:value-type="float">
            <text:p>109,6671553933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2539</text:p>
          </table:table-cell>
          <table:table-cell office:value-type="float" office:value="7.574747800827" calcext:value-type="float">
            <text:p>7,574747800827</text:p>
          </table:table-cell>
          <table:table-cell office:value-type="float" office:value="6.2001270055771" calcext:value-type="float">
            <text:p>6,2001270055771</text:p>
          </table:table-cell>
          <table:table-cell office:value-type="float" office:value="149.86360756455" calcext:value-type="float">
            <text:p>149,8636075645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2550</text:p>
          </table:table-cell>
          <table:table-cell office:value-type="float" office:value="10.084999799728" calcext:value-type="float">
            <text:p>10,084999799728</text:p>
          </table:table-cell>
          <table:table-cell office:value-type="float" office:value="6.6219705343246" calcext:value-type="float">
            <text:p>6,6219705343246</text:p>
          </table:table-cell>
          <table:table-cell office:value-type="float" office:value="-152.99944816881" calcext:value-type="float">
            <text:p>-152,9994481688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2561</text:p>
          </table:table-cell>
          <table:table-cell office:value-type="float" office:value="-1.5621672570705" calcext:value-type="float">
            <text:p>-1,5621672570705</text:p>
          </table:table-cell>
          <table:table-cell office:value-type="float" office:value="5.7334423065186" calcext:value-type="float">
            <text:p>5,7334423065186</text:p>
          </table:table-cell>
          <table:table-cell office:value-type="float" office:value="-126.64827875271" calcext:value-type="float">
            <text:p>-126,6482787527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2572</text:p>
          </table:table-cell>
          <table:table-cell office:value-type="float" office:value="-0.77226653695107" calcext:value-type="float">
            <text:p>-0,77226653695107</text:p>
          </table:table-cell>
          <table:table-cell office:value-type="float" office:value="8.3927547931671" calcext:value-type="float">
            <text:p>8,3927547931671</text:p>
          </table:table-cell>
          <table:table-cell office:value-type="float" office:value="-106.74648603816" calcext:value-type="float">
            <text:p>-106,746486038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2583</text:p>
          </table:table-cell>
          <table:table-cell office:value-type="float" office:value="1.1576952785254" calcext:value-type="float">
            <text:p>1,1576952785254</text:p>
          </table:table-cell>
          <table:table-cell office:value-type="float" office:value="3.2223761081696" calcext:value-type="float">
            <text:p>3,2223761081696</text:p>
          </table:table-cell>
          <table:table-cell office:value-type="float" office:value="-166.35164181898" calcext:value-type="float">
            <text:p>-166,3516418189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2594</text:p>
          </table:table-cell>
          <table:table-cell office:value-type="float" office:value="0.46735472977161" calcext:value-type="float">
            <text:p>0,46735472977161</text:p>
          </table:table-cell>
          <table:table-cell office:value-type="float" office:value="7.212507724762" calcext:value-type="float">
            <text:p>7,212507724762</text:p>
          </table:table-cell>
          <table:table-cell office:value-type="float" office:value="61.993244347299" calcext:value-type="float">
            <text:p>61,99324434729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2605</text:p>
          </table:table-cell>
          <table:table-cell office:value-type="float" office:value="6.3994777202606" calcext:value-type="float">
            <text:p>6,3994777202606</text:p>
          </table:table-cell>
          <table:table-cell office:value-type="float" office:value="5.8920466899872" calcext:value-type="float">
            <text:p>5,8920466899872</text:p>
          </table:table-cell>
          <table:table-cell office:value-type="float" office:value="45.541448957601" calcext:value-type="float">
            <text:p>45,54144895760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2616</text:p>
          </table:table-cell>
          <table:table-cell office:value-type="float" office:value="6.9479900598526" calcext:value-type="float">
            <text:p>6,9479900598526</text:p>
          </table:table-cell>
          <table:table-cell office:value-type="float" office:value="5.6317567825317" calcext:value-type="float">
            <text:p>5,6317567825317</text:p>
          </table:table-cell>
          <table:table-cell office:value-type="float" office:value="-72.486592705842" calcext:value-type="float">
            <text:p>-72,48659270584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2627</text:p>
          </table:table-cell>
          <table:table-cell office:value-type="float" office:value="9.9641907215118" calcext:value-type="float">
            <text:p>9,9641907215118</text:p>
          </table:table-cell>
          <table:table-cell office:value-type="float" office:value="7.6785624027252" calcext:value-type="float">
            <text:p>7,6785624027252</text:p>
          </table:table-cell>
          <table:table-cell office:value-type="float" office:value="-91.445628245165" calcext:value-type="float">
            <text:p>-91,44562824516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2638</text:p>
          </table:table-cell>
          <table:table-cell office:value-type="float" office:value="-1.0948374122381" calcext:value-type="float">
            <text:p>-1,0948374122381</text:p>
          </table:table-cell>
          <table:table-cell office:value-type="float" office:value="10.068286657333" calcext:value-type="float">
            <text:p>10,068286657333</text:p>
          </table:table-cell>
          <table:table-cell office:value-type="float" office:value="-12.129853770232" calcext:value-type="float">
            <text:p>-12,12985377023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2649</text:p>
          </table:table-cell>
          <table:table-cell office:value-type="float" office:value="-1.136322170496" calcext:value-type="float">
            <text:p>-1,136322170496</text:p>
          </table:table-cell>
          <table:table-cell office:value-type="float" office:value="6.1682558059692" calcext:value-type="float">
            <text:p>6,1682558059692</text:p>
          </table:table-cell>
          <table:table-cell office:value-type="float" office:value="-65.383078186375" calcext:value-type="float">
            <text:p>-65,38307818637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2660</text:p>
          </table:table-cell>
          <table:table-cell office:value-type="float" office:value="7.1711599826813" calcext:value-type="float">
            <text:p>7,1711599826813</text:p>
          </table:table-cell>
          <table:table-cell office:value-type="float" office:value="7.4121570587158" calcext:value-type="float">
            <text:p>7,4121570587158</text:p>
          </table:table-cell>
          <table:table-cell office:value-type="float" office:value="113.23820405705" calcext:value-type="float">
            <text:p>113,2382040570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2671</text:p>
          </table:table-cell>
          <table:table-cell office:value-type="float" office:value="3.9250904321671" calcext:value-type="float">
            <text:p>3,9250904321671</text:p>
          </table:table-cell>
          <table:table-cell office:value-type="float" office:value="9.0938901901245" calcext:value-type="float">
            <text:p>9,0938901901245</text:p>
          </table:table-cell>
          <table:table-cell office:value-type="float" office:value="42.475133944469" calcext:value-type="float">
            <text:p>42,47513394446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2682</text:p>
          </table:table-cell>
          <table:table-cell office:value-type="float" office:value="5.4461228847504" calcext:value-type="float">
            <text:p>5,4461228847504</text:p>
          </table:table-cell>
          <table:table-cell office:value-type="float" office:value="7.3338437080383" calcext:value-type="float">
            <text:p>7,3338437080383</text:p>
          </table:table-cell>
          <table:table-cell office:value-type="float" office:value="28.093821114036" calcext:value-type="float">
            <text:p>28,09382111403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2693</text:p>
          </table:table-cell>
          <table:table-cell office:value-type="float" office:value="8.4292793273926" calcext:value-type="float">
            <text:p>8,4292793273926</text:p>
          </table:table-cell>
          <table:table-cell office:value-type="float" office:value="9.6651542186737" calcext:value-type="float">
            <text:p>9,6651542186737</text:p>
          </table:table-cell>
          <table:table-cell office:value-type="float" office:value="116.7321964434" calcext:value-type="float">
            <text:p>116,732196443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2704</text:p>
          </table:table-cell>
          <table:table-cell office:value-type="float" office:value="6.432797908783" calcext:value-type="float">
            <text:p>6,432797908783</text:p>
          </table:table-cell>
          <table:table-cell office:value-type="float" office:value="9.2847031354904" calcext:value-type="float">
            <text:p>9,2847031354904</text:p>
          </table:table-cell>
          <table:table-cell office:value-type="float" office:value="127.46557004892" calcext:value-type="float">
            <text:p>127,4655700489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2715</text:p>
          </table:table-cell>
          <table:table-cell office:value-type="float" office:value="-1.1008467525244" calcext:value-type="float">
            <text:p>-1,1008467525244</text:p>
          </table:table-cell>
          <table:table-cell office:value-type="float" office:value="8.3640432357788" calcext:value-type="float">
            <text:p>8,3640432357788</text:p>
          </table:table-cell>
          <table:table-cell office:value-type="float" office:value="-129.24177327733" calcext:value-type="float">
            <text:p>-129,2417732773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2726</text:p>
          </table:table-cell>
          <table:table-cell office:value-type="float" office:value="0.47270037233829" calcext:value-type="float">
            <text:p>0,47270037233829</text:p>
          </table:table-cell>
          <table:table-cell office:value-type="float" office:value="8.904013633728" calcext:value-type="float">
            <text:p>8,904013633728</text:p>
          </table:table-cell>
          <table:table-cell office:value-type="float" office:value="-152.82199185365" calcext:value-type="float">
            <text:p>-152,8219918536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2737</text:p>
          </table:table-cell>
          <table:table-cell office:value-type="float" office:value="2.7575880289078" calcext:value-type="float">
            <text:p>2,7575880289078</text:p>
          </table:table-cell>
          <table:table-cell office:value-type="float" office:value="8.6093938350677" calcext:value-type="float">
            <text:p>8,6093938350677</text:p>
          </table:table-cell>
          <table:table-cell office:value-type="float" office:value="29.202173090285" calcext:value-type="float">
            <text:p>29,20217309028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2748</text:p>
          </table:table-cell>
          <table:table-cell office:value-type="float" office:value="2.6233488321304" calcext:value-type="float">
            <text:p>2,6233488321304</text:p>
          </table:table-cell>
          <table:table-cell office:value-type="float" office:value="9.4718158245087" calcext:value-type="float">
            <text:p>9,4718158245087</text:p>
          </table:table-cell>
          <table:table-cell office:value-type="float" office:value="-0.0085841658025399" calcext:value-type="float">
            <text:p>-0,008584165802539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2759</text:p>
          </table:table-cell>
          <table:table-cell office:value-type="float" office:value="3.6826059222221" calcext:value-type="float">
            <text:p>3,6826059222221</text:p>
          </table:table-cell>
          <table:table-cell office:value-type="float" office:value="9.0698260068893" calcext:value-type="float">
            <text:p>9,0698260068893</text:p>
          </table:table-cell>
          <table:table-cell office:value-type="float" office:value="-75.340729610176" calcext:value-type="float">
            <text:p>-75,34072961017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2770</text:p>
          </table:table-cell>
          <table:table-cell office:value-type="float" office:value="8.0165642499924" calcext:value-type="float">
            <text:p>8,0165642499924</text:p>
          </table:table-cell>
          <table:table-cell office:value-type="float" office:value="8.9945113658905" calcext:value-type="float">
            <text:p>8,9945113658905</text:p>
          </table:table-cell>
          <table:table-cell office:value-type="float" office:value="96.323879661074" calcext:value-type="float">
            <text:p>96,32387966107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2781</text:p>
          </table:table-cell>
          <table:table-cell office:value-type="float" office:value="9.1968309879303" calcext:value-type="float">
            <text:p>9,1968309879303</text:p>
          </table:table-cell>
          <table:table-cell office:value-type="float" office:value="4.6414667367935" calcext:value-type="float">
            <text:p>4,6414667367935</text:p>
          </table:table-cell>
          <table:table-cell office:value-type="float" office:value="125.11950845172" calcext:value-type="float">
            <text:p>125,1195084517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2792</text:p>
          </table:table-cell>
          <table:table-cell office:value-type="float" office:value="2.1896982192993" calcext:value-type="float">
            <text:p>2,1896982192993</text:p>
          </table:table-cell>
          <table:table-cell office:value-type="float" office:value="10.344841480255" calcext:value-type="float">
            <text:p>10,344841480255</text:p>
          </table:table-cell>
          <table:table-cell office:value-type="float" office:value="138.93235868709" calcext:value-type="float">
            <text:p>138,9323586870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2803</text:p>
          </table:table-cell>
          <table:table-cell office:value-type="float" office:value="-1.5850326418877" calcext:value-type="float">
            <text:p>-1,5850326418877</text:p>
          </table:table-cell>
          <table:table-cell office:value-type="float" office:value="8.0633383989334" calcext:value-type="float">
            <text:p>8,0633383989334</text:p>
          </table:table-cell>
          <table:table-cell office:value-type="float" office:value="32.918416390753" calcext:value-type="float">
            <text:p>32,91841639075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15</text:p>
          </table:table-cell>
          <table:table-cell office:value-type="float" office:value="0.46714771538973" calcext:value-type="float">
            <text:p>0,46714771538973</text:p>
          </table:table-cell>
          <table:table-cell office:value-type="float" office:value="-0.46898432075977" calcext:value-type="float">
            <text:p>-0,46898432075977</text:p>
          </table:table-cell>
          <table:table-cell office:value-type="float" office:value="171.40955682013" calcext:value-type="float">
            <text:p>171,4095568201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2264</text:p>
          </table:table-cell>
          <table:table-cell office:value-type="float" office:value="3.1089103221893" calcext:value-type="float">
            <text:p>3,1089103221893</text:p>
          </table:table-cell>
          <table:table-cell office:value-type="float" office:value="-0.15330785885453" calcext:value-type="float">
            <text:p>-0,15330785885453</text:p>
          </table:table-cell>
          <table:table-cell office:value-type="float" office:value="102.42978326834" calcext:value-type="float">
            <text:p>102,4297832683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2275</text:p>
          </table:table-cell>
          <table:table-cell office:value-type="float" office:value="2.5192540884018" calcext:value-type="float">
            <text:p>2,5192540884018</text:p>
          </table:table-cell>
          <table:table-cell office:value-type="float" office:value="4.7939443588257" calcext:value-type="float">
            <text:p>4,7939443588257</text:p>
          </table:table-cell>
          <table:table-cell office:value-type="float" office:value="117.5824669516" calcext:value-type="float">
            <text:p>117,58246695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2286</text:p>
          </table:table-cell>
          <table:table-cell office:value-type="float" office:value="5.5258345603943" calcext:value-type="float">
            <text:p>5,5258345603943</text:p>
          </table:table-cell>
          <table:table-cell office:value-type="float" office:value="-0.58501224964857" calcext:value-type="float">
            <text:p>-0,58501224964857</text:p>
          </table:table-cell>
          <table:table-cell office:value-type="float" office:value="158.49754612917" calcext:value-type="float">
            <text:p>158,4975461291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2297</text:p>
          </table:table-cell>
          <table:table-cell office:value-type="float" office:value="5.8021342754364" calcext:value-type="float">
            <text:p>5,8021342754364</text:p>
          </table:table-cell>
          <table:table-cell office:value-type="float" office:value="-0.47631897032261" calcext:value-type="float">
            <text:p>-0,47631897032261</text:p>
          </table:table-cell>
          <table:table-cell office:value-type="float" office:value="91.06494590735" calcext:value-type="float">
            <text:p>91,0649459073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2308</text:p>
          </table:table-cell>
          <table:table-cell office:value-type="float" office:value="9.603419303894" calcext:value-type="float">
            <text:p>9,603419303894</text:p>
          </table:table-cell>
          <table:table-cell office:value-type="float" office:value="0.34075550734997" calcext:value-type="float">
            <text:p>0,34075550734997</text:p>
          </table:table-cell>
          <table:table-cell office:value-type="float" office:value="93.596274685708" calcext:value-type="float">
            <text:p>93,59627468570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2319</text:p>
          </table:table-cell>
          <table:table-cell office:value-type="float" office:value="8.1678283214569" calcext:value-type="float">
            <text:p>8,1678283214569</text:p>
          </table:table-cell>
          <table:table-cell office:value-type="float" office:value="-0.58350551873446" calcext:value-type="float">
            <text:p>-0,58350551873446</text:p>
          </table:table-cell>
          <table:table-cell office:value-type="float" office:value="143.35921311834" calcext:value-type="float">
            <text:p>143,3592131183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2330</text:p>
          </table:table-cell>
          <table:table-cell office:value-type="float" office:value="-1.0070145130157" calcext:value-type="float">
            <text:p>-1,0070145130157</text:p>
          </table:table-cell>
          <table:table-cell office:value-type="float" office:value="5.4959970712662" calcext:value-type="float">
            <text:p>5,4959970712662</text:p>
          </table:table-cell>
          <table:table-cell office:value-type="float" office:value="-74.80797798011" calcext:value-type="float">
            <text:p>-74,8079779801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2341</text:p>
          </table:table-cell>
          <table:table-cell office:value-type="float" office:value="0.094041563570499" calcext:value-type="float">
            <text:p>0,094041563570499</text:p>
          </table:table-cell>
          <table:table-cell office:value-type="float" office:value="0.16329752281308" calcext:value-type="float">
            <text:p>0,16329752281308</text:p>
          </table:table-cell>
          <table:table-cell office:value-type="float" office:value="-66.045498392385" calcext:value-type="float">
            <text:p>-66,04549839238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2352</text:p>
          </table:table-cell>
          <table:table-cell office:value-type="float" office:value="1.8105810880661" calcext:value-type="float">
            <text:p>1,8105810880661</text:p>
          </table:table-cell>
          <table:table-cell office:value-type="float" office:value="1.003989353776" calcext:value-type="float">
            <text:p>1,003989353776</text:p>
          </table:table-cell>
          <table:table-cell office:value-type="float" office:value="-68.208021722781" calcext:value-type="float">
            <text:p>-68,20802172278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2363</text:p>
          </table:table-cell>
          <table:table-cell office:value-type="float" office:value="2.12327927351" calcext:value-type="float">
            <text:p>2,12327927351</text:p>
          </table:table-cell>
          <table:table-cell office:value-type="float" office:value="5.5981385707855" calcext:value-type="float">
            <text:p>5,5981385707855</text:p>
          </table:table-cell>
          <table:table-cell office:value-type="float" office:value="-48.261834178001" calcext:value-type="float">
            <text:p>-48,26183417800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2374</text:p>
          </table:table-cell>
          <table:table-cell office:value-type="float" office:value="4.1151183843613" calcext:value-type="float">
            <text:p>4,1151183843613</text:p>
          </table:table-cell>
          <table:table-cell office:value-type="float" office:value="0.78565314412117" calcext:value-type="float">
            <text:p>0,78565314412117</text:p>
          </table:table-cell>
          <table:table-cell office:value-type="float" office:value="17.311633012857" calcext:value-type="float">
            <text:p>17,31163301285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2385</text:p>
          </table:table-cell>
          <table:table-cell office:value-type="float" office:value="5.5982255935669" calcext:value-type="float">
            <text:p>5,5982255935669</text:p>
          </table:table-cell>
          <table:table-cell office:value-type="float" office:value="-0.10575221851468" calcext:value-type="float">
            <text:p>-0,10575221851468</text:p>
          </table:table-cell>
          <table:table-cell office:value-type="float" office:value="-94.117429605715" calcext:value-type="float">
            <text:p>-94,11742960571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2396</text:p>
          </table:table-cell>
          <table:table-cell office:value-type="float" office:value="8.7367379665375" calcext:value-type="float">
            <text:p>8,7367379665375</text:p>
          </table:table-cell>
          <table:table-cell office:value-type="float" office:value="1.1564276367426" calcext:value-type="float">
            <text:p>1,1564276367426</text:p>
          </table:table-cell>
          <table:table-cell office:value-type="float" office:value="103.58534041484" calcext:value-type="float">
            <text:p>103,5853404148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2407</text:p>
          </table:table-cell>
          <table:table-cell office:value-type="float" office:value="-1.5397527813911" calcext:value-type="float">
            <text:p>-1,5397527813911</text:p>
          </table:table-cell>
          <table:table-cell office:value-type="float" office:value="5.5089074373245" calcext:value-type="float">
            <text:p>5,5089074373245</text:p>
          </table:table-cell>
          <table:table-cell office:value-type="float" office:value="48.155874963019" calcext:value-type="float">
            <text:p>48,15587496301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2418</text:p>
          </table:table-cell>
          <table:table-cell office:value-type="float" office:value="1.1264844238758" calcext:value-type="float">
            <text:p>1,1264844238758</text:p>
          </table:table-cell>
          <table:table-cell office:value-type="float" office:value="0.42872942984104" calcext:value-type="float">
            <text:p>0,42872942984104</text:p>
          </table:table-cell>
          <table:table-cell office:value-type="float" office:value="-42.585166016961" calcext:value-type="float">
            <text:p>-42,58516601696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2429</text:p>
          </table:table-cell>
          <table:table-cell office:value-type="float" office:value="5.3431707620621" calcext:value-type="float">
            <text:p>5,3431707620621</text:p>
          </table:table-cell>
          <table:table-cell office:value-type="float" office:value="5.7486951351166" calcext:value-type="float">
            <text:p>5,7486951351166</text:p>
          </table:table-cell>
          <table:table-cell office:value-type="float" office:value="-163.77989197992" calcext:value-type="float">
            <text:p>-163,7798919799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2440</text:p>
          </table:table-cell>
          <table:table-cell office:value-type="float" office:value="6.4747631549835" calcext:value-type="float">
            <text:p>6,4747631549835</text:p>
          </table:table-cell>
          <table:table-cell office:value-type="float" office:value="3.4811708331108" calcext:value-type="float">
            <text:p>3,4811708331108</text:p>
          </table:table-cell>
          <table:table-cell office:value-type="float" office:value="171.63467103509" calcext:value-type="float">
            <text:p>171,6346710350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2451</text:p>
          </table:table-cell>
          <table:table-cell office:value-type="float" office:value="6.8001759052277" calcext:value-type="float">
            <text:p>6,8001759052277</text:p>
          </table:table-cell>
          <table:table-cell office:value-type="float" office:value="3.4267312288284" calcext:value-type="float">
            <text:p>3,4267312288284</text:p>
          </table:table-cell>
          <table:table-cell office:value-type="float" office:value="101.04198440625" calcext:value-type="float">
            <text:p>101,0419844062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2462</text:p>
          </table:table-cell>
          <table:table-cell office:value-type="float" office:value="5.8740049600601" calcext:value-type="float">
            <text:p>5,8740049600601</text:p>
          </table:table-cell>
          <table:table-cell office:value-type="float" office:value="-0.17072331160307" calcext:value-type="float">
            <text:p>-0,17072331160307</text:p>
          </table:table-cell>
          <table:table-cell office:value-type="float" office:value="100.84393829297" calcext:value-type="float">
            <text:p>100,8439382929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2473</text:p>
          </table:table-cell>
          <table:table-cell office:value-type="float" office:value="8.5437518358231" calcext:value-type="float">
            <text:p>8,5437518358231</text:p>
          </table:table-cell>
          <table:table-cell office:value-type="float" office:value="2.0341365039349" calcext:value-type="float">
            <text:p>2,0341365039349</text:p>
          </table:table-cell>
          <table:table-cell office:value-type="float" office:value="-84.711916887077" calcext:value-type="float">
            <text:p>-84,71191688707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2484</text:p>
          </table:table-cell>
          <table:table-cell office:value-type="float" office:value="0.51295436918736" calcext:value-type="float">
            <text:p>0,51295436918736</text:p>
          </table:table-cell>
          <table:table-cell office:value-type="float" office:value="-0.55600583553314" calcext:value-type="float">
            <text:p>-0,55600583553314</text:p>
          </table:table-cell>
          <table:table-cell office:value-type="float" office:value="-11.019333817397" calcext:value-type="float">
            <text:p>-11,01933381739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2495</text:p>
          </table:table-cell>
          <table:table-cell office:value-type="float" office:value="-0.75185023248196" calcext:value-type="float">
            <text:p>-0,75185023248196</text:p>
          </table:table-cell>
          <table:table-cell office:value-type="float" office:value="6.9064944982529" calcext:value-type="float">
            <text:p>6,9064944982529</text:p>
          </table:table-cell>
          <table:table-cell office:value-type="float" office:value="-23.132173498725" calcext:value-type="float">
            <text:p>-23,13217349872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2506</text:p>
          </table:table-cell>
          <table:table-cell office:value-type="float" office:value="3.6673465371132" calcext:value-type="float">
            <text:p>3,6673465371132</text:p>
          </table:table-cell>
          <table:table-cell office:value-type="float" office:value="1.2650482356548" calcext:value-type="float">
            <text:p>1,2650482356548</text:p>
          </table:table-cell>
          <table:table-cell office:value-type="float" office:value="87.825349941375" calcext:value-type="float">
            <text:p>87,82534994137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2517</text:p>
          </table:table-cell>
          <table:table-cell office:value-type="float" office:value="0.64999297261238" calcext:value-type="float">
            <text:p>0,64999297261238</text:p>
          </table:table-cell>
          <table:table-cell office:value-type="float" office:value="5.6276726722717" calcext:value-type="float">
            <text:p>5,6276726722717</text:p>
          </table:table-cell>
          <table:table-cell office:value-type="float" office:value="158.46093141349" calcext:value-type="float">
            <text:p>158,4609314134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2528</text:p>
          </table:table-cell>
          <table:table-cell office:value-type="float" office:value="4.9281510710716" calcext:value-type="float">
            <text:p>4,9281510710716</text:p>
          </table:table-cell>
          <table:table-cell office:value-type="float" office:value="2.3765607178211" calcext:value-type="float">
            <text:p>2,3765607178211</text:p>
          </table:table-cell>
          <table:table-cell office:value-type="float" office:value="109.65557235062" calcext:value-type="float">
            <text:p>109,6555723506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2539</text:p>
          </table:table-cell>
          <table:table-cell office:value-type="float" office:value="7.9120028018951" calcext:value-type="float">
            <text:p>7,9120028018951</text:p>
          </table:table-cell>
          <table:table-cell office:value-type="float" office:value="6.0059350728989" calcext:value-type="float">
            <text:p>6,0059350728989</text:p>
          </table:table-cell>
          <table:table-cell office:value-type="float" office:value="150.63728648386" calcext:value-type="float">
            <text:p>150,6372864838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2550</text:p>
          </table:table-cell>
          <table:table-cell office:value-type="float" office:value="10.085006952286" calcext:value-type="float">
            <text:p>10,085006952286</text:p>
          </table:table-cell>
          <table:table-cell office:value-type="float" office:value="6.8957567214966" calcext:value-type="float">
            <text:p>6,8957567214966</text:p>
          </table:table-cell>
          <table:table-cell office:value-type="float" office:value="-146.79554313611" calcext:value-type="float">
            <text:p>-146,7955431361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2561</text:p>
          </table:table-cell>
          <table:table-cell office:value-type="float" office:value="-1.5642789006233" calcext:value-type="float">
            <text:p>-1,5642789006233</text:p>
          </table:table-cell>
          <table:table-cell office:value-type="float" office:value="5.7370918989182" calcext:value-type="float">
            <text:p>5,7370918989182</text:p>
          </table:table-cell>
          <table:table-cell office:value-type="float" office:value="-127.80513429338" calcext:value-type="float">
            <text:p>-127,8051342933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2572</text:p>
          </table:table-cell>
          <table:table-cell office:value-type="float" office:value="-0.54980684071779" calcext:value-type="float">
            <text:p>-0,54980684071779</text:p>
          </table:table-cell>
          <table:table-cell office:value-type="float" office:value="8.4387892484665" calcext:value-type="float">
            <text:p>8,4387892484665</text:p>
          </table:table-cell>
          <table:table-cell office:value-type="float" office:value="-156.31931906293" calcext:value-type="float">
            <text:p>-156,3193190629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2583</text:p>
          </table:table-cell>
          <table:table-cell office:value-type="float" office:value="1.3104642927647" calcext:value-type="float">
            <text:p>1,3104642927647</text:p>
          </table:table-cell>
          <table:table-cell office:value-type="float" office:value="3.4323164820671" calcext:value-type="float">
            <text:p>3,4323164820671</text:p>
          </table:table-cell>
          <table:table-cell office:value-type="float" office:value="-119.79901714689" calcext:value-type="float">
            <text:p>-119,7990171468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2594</text:p>
          </table:table-cell>
          <table:table-cell office:value-type="float" office:value="0.38579985499382" calcext:value-type="float">
            <text:p>0,38579985499382</text:p>
          </table:table-cell>
          <table:table-cell office:value-type="float" office:value="6.9050616025925" calcext:value-type="float">
            <text:p>6,9050616025925</text:p>
          </table:table-cell>
          <table:table-cell office:value-type="float" office:value="78.8244441816" calcext:value-type="float">
            <text:p>78,824444181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2605</text:p>
          </table:table-cell>
          <table:table-cell office:value-type="float" office:value="6.220822930336" calcext:value-type="float">
            <text:p>6,220822930336</text:p>
          </table:table-cell>
          <table:table-cell office:value-type="float" office:value="6.0235172510147" calcext:value-type="float">
            <text:p>6,0235172510147</text:p>
          </table:table-cell>
          <table:table-cell office:value-type="float" office:value="-45.238407174493" calcext:value-type="float">
            <text:p>-45,23840717449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2616</text:p>
          </table:table-cell>
          <table:table-cell office:value-type="float" office:value="7.1474987268448" calcext:value-type="float">
            <text:p>7,1474987268448</text:p>
          </table:table-cell>
          <table:table-cell office:value-type="float" office:value="5.7286524772644" calcext:value-type="float">
            <text:p>5,7286524772644</text:p>
          </table:table-cell>
          <table:table-cell office:value-type="float" office:value="-163.21049829957" calcext:value-type="float">
            <text:p>-163,2104982995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2627</text:p>
          </table:table-cell>
          <table:table-cell office:value-type="float" office:value="9.876070022583" calcext:value-type="float">
            <text:p>9,876070022583</text:p>
          </table:table-cell>
          <table:table-cell office:value-type="float" office:value="7.8775894641876" calcext:value-type="float">
            <text:p>7,8775894641876</text:p>
          </table:table-cell>
          <table:table-cell office:value-type="float" office:value="-63.692534805103" calcext:value-type="float">
            <text:p>-63,69253480510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2638</text:p>
          </table:table-cell>
          <table:table-cell office:value-type="float" office:value="-1.2031922489405" calcext:value-type="float">
            <text:p>-1,2031922489405</text:p>
          </table:table-cell>
          <table:table-cell office:value-type="float" office:value="9.9599325656891" calcext:value-type="float">
            <text:p>9,9599325656891</text:p>
          </table:table-cell>
          <table:table-cell office:value-type="float" office:value="15.267572775009" calcext:value-type="float">
            <text:p>15,26757277500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2649</text:p>
          </table:table-cell>
          <table:table-cell office:value-type="float" office:value="-1.3015395402908" calcext:value-type="float">
            <text:p>-1,3015395402908</text:p>
          </table:table-cell>
          <table:table-cell office:value-type="float" office:value="6.5297955274582" calcext:value-type="float">
            <text:p>6,5297955274582</text:p>
          </table:table-cell>
          <table:table-cell office:value-type="float" office:value="-65.361518009453" calcext:value-type="float">
            <text:p>-65,36151800945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2660</text:p>
          </table:table-cell>
          <table:table-cell office:value-type="float" office:value="7.2369301319122" calcext:value-type="float">
            <text:p>7,2369301319122</text:p>
          </table:table-cell>
          <table:table-cell office:value-type="float" office:value="7.0705378055573" calcext:value-type="float">
            <text:p>7,0705378055573</text:p>
          </table:table-cell>
          <table:table-cell office:value-type="float" office:value="97.419068312189" calcext:value-type="float">
            <text:p>97,41906831218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2671</text:p>
          </table:table-cell>
          <table:table-cell office:value-type="float" office:value="4.0162086486816" calcext:value-type="float">
            <text:p>4,0162086486816</text:p>
          </table:table-cell>
          <table:table-cell office:value-type="float" office:value="8.9405620098114" calcext:value-type="float">
            <text:p>8,9405620098114</text:p>
          </table:table-cell>
          <table:table-cell office:value-type="float" office:value="117.12763263921" calcext:value-type="float">
            <text:p>117,1276326392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2682</text:p>
          </table:table-cell>
          <table:table-cell office:value-type="float" office:value="5.3205770254135" calcext:value-type="float">
            <text:p>5,3205770254135</text:p>
          </table:table-cell>
          <table:table-cell office:value-type="float" office:value="7.1149283647537" calcext:value-type="float">
            <text:p>7,1149283647537</text:p>
          </table:table-cell>
          <table:table-cell office:value-type="float" office:value="65.320939774726" calcext:value-type="float">
            <text:p>65,32093977472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2693</text:p>
          </table:table-cell>
          <table:table-cell office:value-type="float" office:value="8.6726647615433" calcext:value-type="float">
            <text:p>8,6726647615433</text:p>
          </table:table-cell>
          <table:table-cell office:value-type="float" office:value="9.4226562976837" calcext:value-type="float">
            <text:p>9,4226562976837</text:p>
          </table:table-cell>
          <table:table-cell office:value-type="float" office:value="140.46147067076" calcext:value-type="float">
            <text:p>140,4614706707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2704</text:p>
          </table:table-cell>
          <table:table-cell office:value-type="float" office:value="6.487198472023" calcext:value-type="float">
            <text:p>6,487198472023</text:p>
          </table:table-cell>
          <table:table-cell office:value-type="float" office:value="9.0422534942627" calcext:value-type="float">
            <text:p>9,0422534942627</text:p>
          </table:table-cell>
          <table:table-cell office:value-type="float" office:value="98.838411319028" calcext:value-type="float">
            <text:p>98,83841131902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2715</text:p>
          </table:table-cell>
          <table:table-cell office:value-type="float" office:value="-0.90722590684891" calcext:value-type="float">
            <text:p>-0,90722590684891</text:p>
          </table:table-cell>
          <table:table-cell office:value-type="float" office:value="8.2608968019485" calcext:value-type="float">
            <text:p>8,2608968019485</text:p>
          </table:table-cell>
          <table:table-cell office:value-type="float" office:value="141.60880009839" calcext:value-type="float">
            <text:p>141,6088000983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2726</text:p>
          </table:table-cell>
          <table:table-cell office:value-type="float" office:value="0.75450018048286" calcext:value-type="float">
            <text:p>0,75450018048286</text:p>
          </table:table-cell>
          <table:table-cell office:value-type="float" office:value="9.1031378507614" calcext:value-type="float">
            <text:p>9,1031378507614</text:p>
          </table:table-cell>
          <table:table-cell office:value-type="float" office:value="-136.79171671533" calcext:value-type="float">
            <text:p>-136,7917167153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2737</text:p>
          </table:table-cell>
          <table:table-cell office:value-type="float" office:value="2.4097709357738" calcext:value-type="float">
            <text:p>2,4097709357738</text:p>
          </table:table-cell>
          <table:table-cell office:value-type="float" office:value="8.416240811348" calcext:value-type="float">
            <text:p>8,416240811348</text:p>
          </table:table-cell>
          <table:table-cell office:value-type="float" office:value="29.15442976982" calcext:value-type="float">
            <text:p>29,1544297698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2748</text:p>
          </table:table-cell>
          <table:table-cell office:value-type="float" office:value="2.2468218207359" calcext:value-type="float">
            <text:p>2,2468218207359</text:p>
          </table:table-cell>
          <table:table-cell office:value-type="float" office:value="9.4623613357544" calcext:value-type="float">
            <text:p>9,4623613357544</text:p>
          </table:table-cell>
          <table:table-cell office:value-type="float" office:value="5.1117552218923" calcext:value-type="float">
            <text:p>5,111755221892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2759</text:p>
          </table:table-cell>
          <table:table-cell office:value-type="float" office:value="3.7418365478516" calcext:value-type="float">
            <text:p>3,7418365478516</text:p>
          </table:table-cell>
          <table:table-cell office:value-type="float" office:value="9.0877640247345" calcext:value-type="float">
            <text:p>9,0877640247345</text:p>
          </table:table-cell>
          <table:table-cell office:value-type="float" office:value="163.04020365332" calcext:value-type="float">
            <text:p>163,0402036533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2770</text:p>
          </table:table-cell>
          <table:table-cell office:value-type="float" office:value="7.9533100128174" calcext:value-type="float">
            <text:p>7,9533100128174</text:p>
          </table:table-cell>
          <table:table-cell office:value-type="float" office:value="8.7739133834839" calcext:value-type="float">
            <text:p>8,7739133834839</text:p>
          </table:table-cell>
          <table:table-cell office:value-type="float" office:value="69.549966769613" calcext:value-type="float">
            <text:p>69,5499667696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2781</text:p>
          </table:table-cell>
          <table:table-cell office:value-type="float" office:value="9.4428139925003" calcext:value-type="float">
            <text:p>9,4428139925003</text:p>
          </table:table-cell>
          <table:table-cell office:value-type="float" office:value="4.5691686868668" calcext:value-type="float">
            <text:p>4,5691686868668</text:p>
          </table:table-cell>
          <table:table-cell office:value-type="float" office:value="170.00968289223" calcext:value-type="float">
            <text:p>170,0096828922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2792</text:p>
          </table:table-cell>
          <table:table-cell office:value-type="float" office:value="2.4882979691029" calcext:value-type="float">
            <text:p>2,4882979691029</text:p>
          </table:table-cell>
          <table:table-cell office:value-type="float" office:value="10.318582057953" calcext:value-type="float">
            <text:p>10,318582057953</text:p>
          </table:table-cell>
          <table:table-cell office:value-type="float" office:value="-176.36059347991" calcext:value-type="float">
            <text:p>-176,3605934799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2803</text:p>
          </table:table-cell>
          <table:table-cell office:value-type="float" office:value="-1.5850062668324" calcext:value-type="float">
            <text:p>-1,5850062668324</text:p>
          </table:table-cell>
          <table:table-cell office:value-type="float" office:value="7.7889120578766" calcext:value-type="float">
            <text:p>7,7889120578766</text:p>
          </table:table-cell>
          <table:table-cell office:value-type="float" office:value="25.727388395625" calcext:value-type="float">
            <text:p>25,72738839562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15</text:p>
          </table:table-cell>
          <table:table-cell office:value-type="float" office:value="0.62855340540409" calcext:value-type="float">
            <text:p>0,62855340540409</text:p>
          </table:table-cell>
          <table:table-cell office:value-type="float" office:value="-0.45605573803186" calcext:value-type="float">
            <text:p>-0,45605573803186</text:p>
          </table:table-cell>
          <table:table-cell office:value-type="float" office:value="135.746099387" calcext:value-type="float">
            <text:p>135,74609938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2264</text:p>
          </table:table-cell>
          <table:table-cell office:value-type="float" office:value="3.1934729218483" calcext:value-type="float">
            <text:p>3,1934729218483</text:p>
          </table:table-cell>
          <table:table-cell office:value-type="float" office:value="-0.54154485464096" calcext:value-type="float">
            <text:p>-0,54154485464096</text:p>
          </table:table-cell>
          <table:table-cell office:value-type="float" office:value="102.39675622078" calcext:value-type="float">
            <text:p>102,3967562207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2275</text:p>
          </table:table-cell>
          <table:table-cell office:value-type="float" office:value="2.7022740244865" calcext:value-type="float">
            <text:p>2,7022740244865</text:p>
          </table:table-cell>
          <table:table-cell office:value-type="float" office:value="4.4408172369003" calcext:value-type="float">
            <text:p>4,4408172369003</text:p>
          </table:table-cell>
          <table:table-cell office:value-type="float" office:value="117.56512313891" calcext:value-type="float">
            <text:p>117,5651231389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2286</text:p>
          </table:table-cell>
          <table:table-cell office:value-type="float" office:value="5.5724155902863" calcext:value-type="float">
            <text:p>5,5724155902863</text:p>
          </table:table-cell>
          <table:table-cell office:value-type="float" office:value="-0.58015085756779" calcext:value-type="float">
            <text:p>-0,58015085756779</text:p>
          </table:table-cell>
          <table:table-cell office:value-type="float" office:value="160.21888878695" calcext:value-type="float">
            <text:p>160,2188887869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2297</text:p>
          </table:table-cell>
          <table:table-cell office:value-type="float" office:value="5.8646875619888" calcext:value-type="float">
            <text:p>5,8646875619888</text:p>
          </table:table-cell>
          <table:table-cell office:value-type="float" office:value="-0.55157400667667" calcext:value-type="float">
            <text:p>-0,55157400667667</text:p>
          </table:table-cell>
          <table:table-cell office:value-type="float" office:value="78.416386227699" calcext:value-type="float">
            <text:p>78,41638622769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2308</text:p>
          </table:table-cell>
          <table:table-cell office:value-type="float" office:value="9.3844616413116" calcext:value-type="float">
            <text:p>9,3844616413116</text:p>
          </table:table-cell>
          <table:table-cell office:value-type="float" office:value="0.19288780167699" calcext:value-type="float">
            <text:p>0,19288780167699</text:p>
          </table:table-cell>
          <table:table-cell office:value-type="float" office:value="86.370191756327" calcext:value-type="float">
            <text:p>86,37019175632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2319</text:p>
          </table:table-cell>
          <table:table-cell office:value-type="float" office:value="8.4076106548309" calcext:value-type="float">
            <text:p>8,4076106548309</text:p>
          </table:table-cell>
          <table:table-cell office:value-type="float" office:value="-0.5084016919136" calcext:value-type="float">
            <text:p>-0,5084016919136</text:p>
          </table:table-cell>
          <table:table-cell office:value-type="float" office:value="137.00689479804" calcext:value-type="float">
            <text:p>137,0068947980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2330</text:p>
          </table:table-cell>
          <table:table-cell office:value-type="float" office:value="-0.89176557958126" calcext:value-type="float">
            <text:p>-0,89176557958126</text:p>
          </table:table-cell>
          <table:table-cell office:value-type="float" office:value="5.6865668296814" calcext:value-type="float">
            <text:p>5,6865668296814</text:p>
          </table:table-cell>
          <table:table-cell office:value-type="float" office:value="-139.90439123409" calcext:value-type="float">
            <text:p>-139,9043912340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2341</text:p>
          </table:table-cell>
          <table:table-cell office:value-type="float" office:value="-0.038599199615419" calcext:value-type="float">
            <text:p>-0,038599199615419</text:p>
          </table:table-cell>
          <table:table-cell office:value-type="float" office:value="0.5329367518425" calcext:value-type="float">
            <text:p>0,5329367518425</text:p>
          </table:table-cell>
          <table:table-cell office:value-type="float" office:value="-69.363496865437" calcext:value-type="float">
            <text:p>-69,36349686543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2352</text:p>
          </table:table-cell>
          <table:table-cell office:value-type="float" office:value="1.6631969809532" calcext:value-type="float">
            <text:p>1,6631969809532</text:p>
          </table:table-cell>
          <table:table-cell office:value-type="float" office:value="1.3736194372177" calcext:value-type="float">
            <text:p>1,3736194372177</text:p>
          </table:table-cell>
          <table:table-cell office:value-type="float" office:value="-68.220766486636" calcext:value-type="float">
            <text:p>-68,22076648663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2363</text:p>
          </table:table-cell>
          <table:table-cell office:value-type="float" office:value="1.8589767813683" calcext:value-type="float">
            <text:p>1,8589767813683</text:p>
          </table:table-cell>
          <table:table-cell office:value-type="float" office:value="5.8944952487946" calcext:value-type="float">
            <text:p>5,8944952487946</text:p>
          </table:table-cell>
          <table:table-cell office:value-type="float" office:value="-48.30740439664" calcext:value-type="float">
            <text:p>-48,3074043966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2374</text:p>
          </table:table-cell>
          <table:table-cell office:value-type="float" office:value="3.9159923791885" calcext:value-type="float">
            <text:p>3,9159923791885</text:p>
          </table:table-cell>
          <table:table-cell office:value-type="float" office:value="0.85463061928749" calcext:value-type="float">
            <text:p>0,85463061928749</text:p>
          </table:table-cell>
          <table:table-cell office:value-type="float" office:value="-39.157825670425" calcext:value-type="float">
            <text:p>-39,15782567042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2385</text:p>
          </table:table-cell>
          <table:table-cell office:value-type="float" office:value="5.7426869869232" calcext:value-type="float">
            <text:p>5,7426869869232</text:p>
          </table:table-cell>
          <table:table-cell office:value-type="float" office:value="-0.18471052870154" calcext:value-type="float">
            <text:p>-0,18471052870154</text:p>
          </table:table-cell>
          <table:table-cell office:value-type="float" office:value="-97.375681445857" calcext:value-type="float">
            <text:p>-97,37568144585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2396</text:p>
          </table:table-cell>
          <table:table-cell office:value-type="float" office:value="8.5262060165405" calcext:value-type="float">
            <text:p>8,5262060165405</text:p>
          </table:table-cell>
          <table:table-cell office:value-type="float" office:value="1.0708566009998" calcext:value-type="float">
            <text:p>1,0708566009998</text:p>
          </table:table-cell>
          <table:table-cell office:value-type="float" office:value="14.010725507311" calcext:value-type="float">
            <text:p>14,01072550731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2407</text:p>
          </table:table-cell>
          <table:table-cell office:value-type="float" office:value="-1.5393969416618" calcext:value-type="float">
            <text:p>-1,5393969416618</text:p>
          </table:table-cell>
          <table:table-cell office:value-type="float" office:value="5.5121350288391" calcext:value-type="float">
            <text:p>5,5121350288391</text:p>
          </table:table-cell>
          <table:table-cell office:value-type="float" office:value="48.639851390936" calcext:value-type="float">
            <text:p>48,63985139093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2418</text:p>
          </table:table-cell>
          <table:table-cell office:value-type="float" office:value="1.0042681545019" calcext:value-type="float">
            <text:p>1,0042681545019</text:p>
          </table:table-cell>
          <table:table-cell office:value-type="float" office:value="0.76347634196281" calcext:value-type="float">
            <text:p>0,76347634196281</text:p>
          </table:table-cell>
          <table:table-cell office:value-type="float" office:value="-65.748309633534" calcext:value-type="float">
            <text:p>-65,74830963353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2429</text:p>
          </table:table-cell>
          <table:table-cell office:value-type="float" office:value="5.5521547794342" calcext:value-type="float">
            <text:p>5,5521547794342</text:p>
          </table:table-cell>
          <table:table-cell office:value-type="float" office:value="5.9785944223404" calcext:value-type="float">
            <text:p>5,9785944223404</text:p>
          </table:table-cell>
          <table:table-cell office:value-type="float" office:value="-124.37227577161" calcext:value-type="float">
            <text:p>-124,3722757716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2440</text:p>
          </table:table-cell>
          <table:table-cell office:value-type="float" office:value="6.4809536933899" calcext:value-type="float">
            <text:p>6,4809536933899</text:p>
          </table:table-cell>
          <table:table-cell office:value-type="float" office:value="3.2892936468124" calcext:value-type="float">
            <text:p>3,2892936468124</text:p>
          </table:table-cell>
          <table:table-cell office:value-type="float" office:value="89.369830811859" calcext:value-type="float">
            <text:p>89,36983081185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2451</text:p>
          </table:table-cell>
          <table:table-cell office:value-type="float" office:value="6.8473362922668" calcext:value-type="float">
            <text:p>6,8473362922668</text:p>
          </table:table-cell>
          <table:table-cell office:value-type="float" office:value="3.1701326370239" calcext:value-type="float">
            <text:p>3,1701326370239</text:p>
          </table:table-cell>
          <table:table-cell office:value-type="float" office:value="100.01830310579" calcext:value-type="float">
            <text:p>100,0183031057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2462</text:p>
          </table:table-cell>
          <table:table-cell office:value-type="float" office:value="6.0069471597672" calcext:value-type="float">
            <text:p>6,0069471597672</text:p>
          </table:table-cell>
          <table:table-cell office:value-type="float" office:value="-0.28371715918183" calcext:value-type="float">
            <text:p>-0,28371715918183</text:p>
          </table:table-cell>
          <table:table-cell office:value-type="float" office:value="96.937138563508" calcext:value-type="float">
            <text:p>96,93713856350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2473</text:p>
          </table:table-cell>
          <table:table-cell office:value-type="float" office:value="8.5067099332809" calcext:value-type="float">
            <text:p>8,5067099332809</text:p>
          </table:table-cell>
          <table:table-cell office:value-type="float" office:value="2.4295894801617" calcext:value-type="float">
            <text:p>2,4295894801617</text:p>
          </table:table-cell>
          <table:table-cell office:value-type="float" office:value="-84.618801523925" calcext:value-type="float">
            <text:p>-84,61880152392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2484</text:p>
          </table:table-cell>
          <table:table-cell office:value-type="float" office:value="0.6574809551239" calcext:value-type="float">
            <text:p>0,6574809551239</text:p>
          </table:table-cell>
          <table:table-cell office:value-type="float" office:value="-0.54496992379427" calcext:value-type="float">
            <text:p>-0,54496992379427</text:p>
          </table:table-cell>
          <table:table-cell office:value-type="float" office:value="-44.342863711582" calcext:value-type="float">
            <text:p>-44,34286371158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2495</text:p>
          </table:table-cell>
          <table:table-cell office:value-type="float" office:value="-0.96375085413456" calcext:value-type="float">
            <text:p>-0,96375085413456</text:p>
          </table:table-cell>
          <table:table-cell office:value-type="float" office:value="6.8188440799713" calcext:value-type="float">
            <text:p>6,8188440799713</text:p>
          </table:table-cell>
          <table:table-cell office:value-type="float" office:value="44.27909889039" calcext:value-type="float">
            <text:p>44,2790988903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2506</text:p>
          </table:table-cell>
          <table:table-cell office:value-type="float" office:value="3.4884351491928" calcext:value-type="float">
            <text:p>3,4884351491928</text:p>
          </table:table-cell>
          <table:table-cell office:value-type="float" office:value="1.1518727242947" calcext:value-type="float">
            <text:p>1,1518727242947</text:p>
          </table:table-cell>
          <table:table-cell office:value-type="float" office:value="16.600490565513" calcext:value-type="float">
            <text:p>16,60049056551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2517</text:p>
          </table:table-cell>
          <table:table-cell office:value-type="float" office:value="0.99377281963825" calcext:value-type="float">
            <text:p>0,99377281963825</text:p>
          </table:table-cell>
          <table:table-cell office:value-type="float" office:value="5.5674374103546" calcext:value-type="float">
            <text:p>5,5674374103546</text:p>
          </table:table-cell>
          <table:table-cell office:value-type="float" office:value="177.97093026957" calcext:value-type="float">
            <text:p>177,9709302695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2528</text:p>
          </table:table-cell>
          <table:table-cell office:value-type="float" office:value="5.0309300422668" calcext:value-type="float">
            <text:p>5,0309300422668</text:p>
          </table:table-cell>
          <table:table-cell office:value-type="float" office:value="2.0133900642395" calcext:value-type="float">
            <text:p>2,0133900642395</text:p>
          </table:table-cell>
          <table:table-cell office:value-type="float" office:value="101.21873685509" calcext:value-type="float">
            <text:p>101,2187368550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2539</text:p>
          </table:table-cell>
          <table:table-cell office:value-type="float" office:value="8.0886602401733" calcext:value-type="float">
            <text:p>8,0886602401733</text:p>
          </table:table-cell>
          <table:table-cell office:value-type="float" office:value="6.0020554065704" calcext:value-type="float">
            <text:p>6,0020554065704</text:p>
          </table:table-cell>
          <table:table-cell office:value-type="float" office:value="178.30095473368" calcext:value-type="float">
            <text:p>178,3009547336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2550</text:p>
          </table:table-cell>
          <table:table-cell office:value-type="float" office:value="10.084176063538" calcext:value-type="float">
            <text:p>10,084176063538</text:p>
          </table:table-cell>
          <table:table-cell office:value-type="float" office:value="7.0994353294373" calcext:value-type="float">
            <text:p>7,0994353294373</text:p>
          </table:table-cell>
          <table:table-cell office:value-type="float" office:value="-143.04214526134" calcext:value-type="float">
            <text:p>-143,0421452613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2561</text:p>
          </table:table-cell>
          <table:table-cell office:value-type="float" office:value="-1.5613748133183" calcext:value-type="float">
            <text:p>-1,5613748133183</text:p>
          </table:table-cell>
          <table:table-cell office:value-type="float" office:value="5.7335245609283" calcext:value-type="float">
            <text:p>5,7335245609283</text:p>
          </table:table-cell>
          <table:table-cell office:value-type="float" office:value="-126.70717117893" calcext:value-type="float">
            <text:p>-126,7071711789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2572</text:p>
          </table:table-cell>
          <table:table-cell office:value-type="float" office:value="-0.61003468930721" calcext:value-type="float">
            <text:p>-0,61003468930721</text:p>
          </table:table-cell>
          <table:table-cell office:value-type="float" office:value="8.6524361371994" calcext:value-type="float">
            <text:p>8,6524361371994</text:p>
          </table:table-cell>
          <table:table-cell office:value-type="float" office:value="-65.565037879215" calcext:value-type="float">
            <text:p>-65,56503787921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2583</text:p>
          </table:table-cell>
          <table:table-cell office:value-type="float" office:value="1.3328036665916" calcext:value-type="float">
            <text:p>1,3328036665916</text:p>
          </table:table-cell>
          <table:table-cell office:value-type="float" office:value="3.6433720588684" calcext:value-type="float">
            <text:p>3,6433720588684</text:p>
          </table:table-cell>
          <table:table-cell office:value-type="float" office:value="-94.366256598454" calcext:value-type="float">
            <text:p>-94,36625659845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2594</text:p>
          </table:table-cell>
          <table:table-cell office:value-type="float" office:value="0.49837753176689" calcext:value-type="float">
            <text:p>0,49837753176689</text:p>
          </table:table-cell>
          <table:table-cell office:value-type="float" office:value="6.6644728183746" calcext:value-type="float">
            <text:p>6,6644728183746</text:p>
          </table:table-cell>
          <table:table-cell office:value-type="float" office:value="121.82098589126" calcext:value-type="float">
            <text:p>121,8209858912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2605</text:p>
          </table:table-cell>
          <table:table-cell office:value-type="float" office:value="6.3517534732819" calcext:value-type="float">
            <text:p>6,3517534732819</text:p>
          </table:table-cell>
          <table:table-cell office:value-type="float" office:value="6.2424790859222" calcext:value-type="float">
            <text:p>6,2424790859222</text:p>
          </table:table-cell>
          <table:table-cell office:value-type="float" office:value="-123.17769846339" calcext:value-type="float">
            <text:p>-123,1776984633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2616</text:p>
          </table:table-cell>
          <table:table-cell office:value-type="float" office:value="7.2805607318878" calcext:value-type="float">
            <text:p>7,2805607318878</text:p>
          </table:table-cell>
          <table:table-cell office:value-type="float" office:value="5.5100256204605" calcext:value-type="float">
            <text:p>5,5100256204605</text:p>
          </table:table-cell>
          <table:table-cell office:value-type="float" office:value="119.93981774446" calcext:value-type="float">
            <text:p>119,9398177444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2627</text:p>
          </table:table-cell>
          <table:table-cell office:value-type="float" office:value="9.7045278549194" calcext:value-type="float">
            <text:p>9,7045278549194</text:p>
          </table:table-cell>
          <table:table-cell office:value-type="float" office:value="8.0104798078537" calcext:value-type="float">
            <text:p>8,0104798078537</text:p>
          </table:table-cell>
          <table:table-cell office:value-type="float" office:value="-35.599337261953" calcext:value-type="float">
            <text:p>-35,59933726195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2638</text:p>
          </table:table-cell>
          <table:table-cell office:value-type="float" office:value="-1.2983331084251" calcext:value-type="float">
            <text:p>-1,2983331084251</text:p>
          </table:table-cell>
          <table:table-cell office:value-type="float" office:value="9.8222053050995" calcext:value-type="float">
            <text:p>9,8222053050995</text:p>
          </table:table-cell>
          <table:table-cell office:value-type="float" office:value="42.574895035689" calcext:value-type="float">
            <text:p>42,57489503568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2649</text:p>
          </table:table-cell>
          <table:table-cell office:value-type="float" office:value="-1.5035799145699" calcext:value-type="float">
            <text:p>-1,5035799145699</text:p>
          </table:table-cell>
          <table:table-cell office:value-type="float" office:value="6.7161238193512" calcext:value-type="float">
            <text:p>6,7161238193512</text:p>
          </table:table-cell>
          <table:table-cell office:value-type="float" office:value="-18.947062978319" calcext:value-type="float">
            <text:p>-18,94706297831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2660</text:p>
          </table:table-cell>
          <table:table-cell office:value-type="float" office:value="7.2078657150269" calcext:value-type="float">
            <text:p>7,2078657150269</text:p>
          </table:table-cell>
          <table:table-cell office:value-type="float" office:value="6.723170876503" calcext:value-type="float">
            <text:p>6,723170876503</text:p>
          </table:table-cell>
          <table:table-cell office:value-type="float" office:value="81.621950599039" calcext:value-type="float">
            <text:p>81,62195059903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2671</text:p>
          </table:table-cell>
          <table:table-cell office:value-type="float" office:value="4.1737508773804" calcext:value-type="float">
            <text:p>4,1737508773804</text:p>
          </table:table-cell>
          <table:table-cell office:value-type="float" office:value="8.7932026386261" calcext:value-type="float">
            <text:p>8,7932026386261</text:p>
          </table:table-cell>
          <table:table-cell office:value-type="float" office:value="112.25475247499" calcext:value-type="float">
            <text:p>112,2547524749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2682</text:p>
          </table:table-cell>
          <table:table-cell office:value-type="float" office:value="5.3523075580597" calcext:value-type="float">
            <text:p>5,3523075580597</text:p>
          </table:table-cell>
          <table:table-cell office:value-type="float" office:value="6.8645721673965" calcext:value-type="float">
            <text:p>6,8645721673965</text:p>
          </table:table-cell>
          <table:table-cell office:value-type="float" office:value="102.5426957258" calcext:value-type="float">
            <text:p>102,542695725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2693</text:p>
          </table:table-cell>
          <table:table-cell office:value-type="float" office:value="8.9937829971313" calcext:value-type="float">
            <text:p>8,9937829971313</text:p>
          </table:table-cell>
          <table:table-cell office:value-type="float" office:value="9.2963302135468" calcext:value-type="float">
            <text:p>9,2963302135468</text:p>
          </table:table-cell>
          <table:table-cell office:value-type="float" office:value="164.05439984267" calcext:value-type="float">
            <text:p>164,0543998426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2704</text:p>
          </table:table-cell>
          <table:table-cell office:value-type="float" office:value="6.4083003997803" calcext:value-type="float">
            <text:p>6,4083003997803</text:p>
          </table:table-cell>
          <table:table-cell office:value-type="float" office:value="8.8160246610641" calcext:value-type="float">
            <text:p>8,8160246610641</text:p>
          </table:table-cell>
          <table:table-cell office:value-type="float" office:value="66.340001525393" calcext:value-type="float">
            <text:p>66,34000152539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2715</text:p>
          </table:table-cell>
          <table:table-cell office:value-type="float" office:value="-1.0192440450191" calcext:value-type="float">
            <text:p>-1,0192440450191</text:p>
          </table:table-cell>
          <table:table-cell office:value-type="float" office:value="8.0687457323074" calcext:value-type="float">
            <text:p>8,0687457323074</text:p>
          </table:table-cell>
          <table:table-cell office:value-type="float" office:value="50.869870717358" calcext:value-type="float">
            <text:p>50,86987071735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2726</text:p>
          </table:table-cell>
          <table:table-cell office:value-type="float" office:value="0.86809538304806" calcext:value-type="float">
            <text:p>0,86809538304806</text:p>
          </table:table-cell>
          <table:table-cell office:value-type="float" office:value="9.3877726793289" calcext:value-type="float">
            <text:p>9,3877726793289</text:p>
          </table:table-cell>
          <table:table-cell office:value-type="float" office:value="-105.95652935611" calcext:value-type="float">
            <text:p>-105,9565293561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2737</text:p>
          </table:table-cell>
          <table:table-cell office:value-type="float" office:value="2.2578828036785" calcext:value-type="float">
            <text:p>2,2578828036785</text:p>
          </table:table-cell>
          <table:table-cell office:value-type="float" office:value="8.2266122102737" calcext:value-type="float">
            <text:p>8,2266122102737</text:p>
          </table:table-cell>
          <table:table-cell office:value-type="float" office:value="56.707580757749" calcext:value-type="float">
            <text:p>56,70758075774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2748</text:p>
          </table:table-cell>
          <table:table-cell office:value-type="float" office:value="2.0382788777351" calcext:value-type="float">
            <text:p>2,0382788777351</text:p>
          </table:table-cell>
          <table:table-cell office:value-type="float" office:value="9.3120527267456" calcext:value-type="float">
            <text:p>9,3120527267456</text:p>
          </table:table-cell>
          <table:table-cell office:value-type="float" office:value="41.010664906471" calcext:value-type="float">
            <text:p>41,01066490647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2759</text:p>
          </table:table-cell>
          <table:table-cell office:value-type="float" office:value="3.9133051037788" calcext:value-type="float">
            <text:p>3,9133051037788</text:p>
          </table:table-cell>
          <table:table-cell office:value-type="float" office:value="8.9625722169876" calcext:value-type="float">
            <text:p>8,9625722169876</text:p>
          </table:table-cell>
          <table:table-cell office:value-type="float" office:value="148.16361324043" calcext:value-type="float">
            <text:p>148,1636132404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2770</text:p>
          </table:table-cell>
          <table:table-cell office:value-type="float" office:value="7.7438402175903" calcext:value-type="float">
            <text:p>7,7438402175903</text:p>
          </table:table-cell>
          <table:table-cell office:value-type="float" office:value="8.6220914125443" calcext:value-type="float">
            <text:p>8,6220914125443</text:p>
          </table:table-cell>
          <table:table-cell office:value-type="float" office:value="30.054801208958" calcext:value-type="float">
            <text:p>30,05480120895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2781</text:p>
          </table:table-cell>
          <table:table-cell office:value-type="float" office:value="9.6663266420364" calcext:value-type="float">
            <text:p>9,6663266420364</text:p>
          </table:table-cell>
          <table:table-cell office:value-type="float" office:value="4.6819561719894" calcext:value-type="float">
            <text:p>4,6819561719894</text:p>
          </table:table-cell>
          <table:table-cell office:value-type="float" office:value="-148.24748950399" calcext:value-type="float">
            <text:p>-148,2474895039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2792</text:p>
          </table:table-cell>
          <table:table-cell office:value-type="float" office:value="2.748381793499" calcext:value-type="float">
            <text:p>2,748381793499</text:p>
          </table:table-cell>
          <table:table-cell office:value-type="float" office:value="10.505758523941" calcext:value-type="float">
            <text:p>10,505758523941</text:p>
          </table:table-cell>
          <table:table-cell office:value-type="float" office:value="-139.62680822725" calcext:value-type="float">
            <text:p>-139,6268082272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2803</text:p>
          </table:table-cell>
          <table:table-cell office:value-type="float" office:value="-1.5850023925304" calcext:value-type="float">
            <text:p>-1,5850023925304</text:p>
          </table:table-cell>
          <table:table-cell office:value-type="float" office:value="7.6831358671188" calcext:value-type="float">
            <text:p>7,6831358671188</text:p>
          </table:table-cell>
          <table:table-cell office:value-type="float" office:value="4.0637943775031" calcext:value-type="float">
            <text:p>4,063794377503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15</text:p>
          </table:table-cell>
          <table:table-cell office:value-type="float" office:value="0.67135192453861" calcext:value-type="float">
            <text:p>0,67135192453861</text:p>
          </table:table-cell>
          <table:table-cell office:value-type="float" office:value="-0.43189808726311" calcext:value-type="float">
            <text:p>-0,43189808726311</text:p>
          </table:table-cell>
          <table:table-cell office:value-type="float" office:value="96.664038433391" calcext:value-type="float">
            <text:p>96,66403843339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2264</text:p>
          </table:table-cell>
          <table:table-cell office:value-type="float" office:value="3.4130027890205" calcext:value-type="float">
            <text:p>3,4130027890205</text:p>
          </table:table-cell>
          <table:table-cell office:value-type="float" office:value="-0.58501116931438" calcext:value-type="float">
            <text:p>-0,58501116931438</text:p>
          </table:table-cell>
          <table:table-cell office:value-type="float" office:value="112.42838877781" calcext:value-type="float">
            <text:p>112,4283887778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2275</text:p>
          </table:table-cell>
          <table:table-cell office:value-type="float" office:value="2.8783988952637" calcext:value-type="float">
            <text:p>2,8783988952637</text:p>
          </table:table-cell>
          <table:table-cell office:value-type="float" office:value="4.0946683287621" calcext:value-type="float">
            <text:p>4,0946683287621</text:p>
          </table:table-cell>
          <table:table-cell office:value-type="float" office:value="115.56888993379" calcext:value-type="float">
            <text:p>115,5688899337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2286</text:p>
          </table:table-cell>
          <table:table-cell office:value-type="float" office:value="5.4951816797256" calcext:value-type="float">
            <text:p>5,4951816797256</text:p>
          </table:table-cell>
          <table:table-cell office:value-type="float" office:value="-0.58694452047348" calcext:value-type="float">
            <text:p>-0,58694452047348</text:p>
          </table:table-cell>
          <table:table-cell office:value-type="float" office:value="106.75597798293" calcext:value-type="float">
            <text:p>106,7559779829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2297</text:p>
          </table:table-cell>
          <table:table-cell office:value-type="float" office:value="5.7456606626511" calcext:value-type="float">
            <text:p>5,7456606626511</text:p>
          </table:table-cell>
          <table:table-cell office:value-type="float" office:value="-0.55074132978916" calcext:value-type="float">
            <text:p>-0,55074132978916</text:p>
          </table:table-cell>
          <table:table-cell office:value-type="float" office:value="79.25384363551" calcext:value-type="float">
            <text:p>79,2538436355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2308</text:p>
          </table:table-cell>
          <table:table-cell office:value-type="float" office:value="9.2223310470581" calcext:value-type="float">
            <text:p>9,2223310470581</text:p>
          </table:table-cell>
          <table:table-cell office:value-type="float" office:value="0.062175616621971" calcext:value-type="float">
            <text:p>0,062175616621971</text:p>
          </table:table-cell>
          <table:table-cell office:value-type="float" office:value="113.34490472344" calcext:value-type="float">
            <text:p>113,3449047234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2319</text:p>
          </table:table-cell>
          <table:table-cell office:value-type="float" office:value="8.338623046875" calcext:value-type="float">
            <text:p>8,338623046875</text:p>
          </table:table-cell>
          <table:table-cell office:value-type="float" office:value="-0.55822588503361" calcext:value-type="float">
            <text:p>-0,55822588503361</text:p>
          </table:table-cell>
          <table:table-cell office:value-type="float" office:value="106.16133395274" calcext:value-type="float">
            <text:p>106,1613339527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2330</text:p>
          </table:table-cell>
          <table:table-cell office:value-type="float" office:value="-0.72601698338985" calcext:value-type="float">
            <text:p>-0,72601698338985</text:p>
          </table:table-cell>
          <table:table-cell office:value-type="float" office:value="5.5392420291901" calcext:value-type="float">
            <text:p>5,5392420291901</text:p>
          </table:table-cell>
          <table:table-cell office:value-type="float" office:value="129.56993898768" calcext:value-type="float">
            <text:p>129,5699389876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2341</text:p>
          </table:table-cell>
          <table:table-cell office:value-type="float" office:value="-0.17817098647356" calcext:value-type="float">
            <text:p>-0,17817098647356</text:p>
          </table:table-cell>
          <table:table-cell office:value-type="float" office:value="0.90562283992767" calcext:value-type="float">
            <text:p>0,90562283992767</text:p>
          </table:table-cell>
          <table:table-cell office:value-type="float" office:value="-69.333353619667" calcext:value-type="float">
            <text:p>-69,33335361966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2352</text:p>
          </table:table-cell>
          <table:table-cell office:value-type="float" office:value="1.6492363810539" calcext:value-type="float">
            <text:p>1,6492363810539</text:p>
          </table:table-cell>
          <table:table-cell office:value-type="float" office:value="1.6896432638168" calcext:value-type="float">
            <text:p>1,6896432638168</text:p>
          </table:table-cell>
          <table:table-cell office:value-type="float" office:value="-95.015112002184" calcext:value-type="float">
            <text:p>-95,01511200218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2363</text:p>
          </table:table-cell>
          <table:table-cell office:value-type="float" office:value="1.6096958518028" calcext:value-type="float">
            <text:p>1,6096958518028</text:p>
          </table:table-cell>
          <table:table-cell office:value-type="float" office:value="6.185816526413" calcext:value-type="float">
            <text:p>6,185816526413</text:p>
          </table:table-cell>
          <table:table-cell office:value-type="float" office:value="-53.007666472417" calcext:value-type="float">
            <text:p>-53,00766647241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2374</text:p>
          </table:table-cell>
          <table:table-cell office:value-type="float" office:value="4.0305095911026" calcext:value-type="float">
            <text:p>4,0305095911026</text:p>
          </table:table-cell>
          <table:table-cell office:value-type="float" office:value="1.0453961789608" calcext:value-type="float">
            <text:p>1,0453961789608</text:p>
          </table:table-cell>
          <table:table-cell office:value-type="float" office:value="-129.98590347873" calcext:value-type="float">
            <text:p>-129,9859034787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2385</text:p>
          </table:table-cell>
          <table:table-cell office:value-type="float" office:value="5.8434057235718" calcext:value-type="float">
            <text:p>5,8434057235718</text:p>
          </table:table-cell>
          <table:table-cell office:value-type="float" office:value="-0.069029852747917" calcext:value-type="float">
            <text:p>-0,069029852747917</text:p>
          </table:table-cell>
          <table:table-cell office:value-type="float" office:value="-119.73944135532" calcext:value-type="float">
            <text:p>-119,7394413553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2396</text:p>
          </table:table-cell>
          <table:table-cell office:value-type="float" office:value="8.1402337551117" calcext:value-type="float">
            <text:p>8,1402337551117</text:p>
          </table:table-cell>
          <table:table-cell office:value-type="float" office:value="0.9750584512949" calcext:value-type="float">
            <text:p>0,9750584512949</text:p>
          </table:table-cell>
          <table:table-cell office:value-type="float" office:value="14.031027437775" calcext:value-type="float">
            <text:p>14,03102743777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2407</text:p>
          </table:table-cell>
          <table:table-cell office:value-type="float" office:value="-1.5333935618401" calcext:value-type="float">
            <text:p>-1,5333935618401</text:p>
          </table:table-cell>
          <table:table-cell office:value-type="float" office:value="5.5131220817566" calcext:value-type="float">
            <text:p>5,5131220817566</text:p>
          </table:table-cell>
          <table:table-cell office:value-type="float" office:value="33.233885172826" calcext:value-type="float">
            <text:p>33,23388517282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2418</text:p>
          </table:table-cell>
          <table:table-cell office:value-type="float" office:value="0.84189563989639" calcext:value-type="float">
            <text:p>0,84189563989639</text:p>
          </table:table-cell>
          <table:table-cell office:value-type="float" office:value="1.126811504364" calcext:value-type="float">
            <text:p>1,126811504364</text:p>
          </table:table-cell>
          <table:table-cell office:value-type="float" office:value="-65.720913516488" calcext:value-type="float">
            <text:p>-65,72091351648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2429</text:p>
          </table:table-cell>
          <table:table-cell office:value-type="float" office:value="5.7125800848007" calcext:value-type="float">
            <text:p>5,7125800848007</text:p>
          </table:table-cell>
          <table:table-cell office:value-type="float" office:value="6.2076771259308" calcext:value-type="float">
            <text:p>6,2076771259308</text:p>
          </table:table-cell>
          <table:table-cell office:value-type="float" office:value="-145.62581299217" calcext:value-type="float">
            <text:p>-145,6258129921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2440</text:p>
          </table:table-cell>
          <table:table-cell office:value-type="float" office:value="6.2611031532288" calcext:value-type="float">
            <text:p>6,2611031532288</text:p>
          </table:table-cell>
          <table:table-cell office:value-type="float" office:value="3.2606190443039" calcext:value-type="float">
            <text:p>3,2606190443039</text:p>
          </table:table-cell>
          <table:table-cell office:value-type="float" office:value="-1.4099569836999" calcext:value-type="float">
            <text:p>-1,409956983699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2451</text:p>
          </table:table-cell>
          <table:table-cell office:value-type="float" office:value="7.0690017938614" calcext:value-type="float">
            <text:p>7,0690017938614</text:p>
          </table:table-cell>
          <table:table-cell office:value-type="float" office:value="3.177986741066" calcext:value-type="float">
            <text:p>3,177986741066</text:p>
          </table:table-cell>
          <table:table-cell office:value-type="float" office:value="-169.45157840753" calcext:value-type="float">
            <text:p>-169,4515784075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2462</text:p>
          </table:table-cell>
          <table:table-cell office:value-type="float" office:value="5.9892112016678" calcext:value-type="float">
            <text:p>5,9892112016678</text:p>
          </table:table-cell>
          <table:table-cell office:value-type="float" office:value="-0.30624205246568" calcext:value-type="float">
            <text:p>-0,30624205246568</text:p>
          </table:table-cell>
          <table:table-cell office:value-type="float" office:value="57.958108604334" calcext:value-type="float">
            <text:p>57,95810860433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2473</text:p>
          </table:table-cell>
          <table:table-cell office:value-type="float" office:value="8.4626644849777" calcext:value-type="float">
            <text:p>8,4626644849777</text:p>
          </table:table-cell>
          <table:table-cell office:value-type="float" office:value="2.8156274557114" calcext:value-type="float">
            <text:p>2,8156274557114</text:p>
          </table:table-cell>
          <table:table-cell office:value-type="float" office:value="-81.041486399948" calcext:value-type="float">
            <text:p>-81,04148639994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2484</text:p>
          </table:table-cell>
          <table:table-cell office:value-type="float" office:value="0.60238111764193" calcext:value-type="float">
            <text:p>0,60238111764193</text:p>
          </table:table-cell>
          <table:table-cell office:value-type="float" office:value="-0.52880667150021" calcext:value-type="float">
            <text:p>-0,52880667150021</text:p>
          </table:table-cell>
          <table:table-cell office:value-type="float" office:value="-83.46508263023" calcext:value-type="float">
            <text:p>-83,4650826302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2495</text:p>
          </table:table-cell>
          <table:table-cell office:value-type="float" office:value="-0.83250373601913" calcext:value-type="float">
            <text:p>-0,83250373601913</text:p>
          </table:table-cell>
          <table:table-cell office:value-type="float" office:value="6.638787984848" calcext:value-type="float">
            <text:p>6,638787984848</text:p>
          </table:table-cell>
          <table:table-cell office:value-type="float" office:value="135.08136257245" calcext:value-type="float">
            <text:p>135,0813625724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2506</text:p>
          </table:table-cell>
          <table:table-cell office:value-type="float" office:value="3.3954691886902" calcext:value-type="float">
            <text:p>3,3954691886902</text:p>
          </table:table-cell>
          <table:table-cell office:value-type="float" office:value="1.3535717129707" calcext:value-type="float">
            <text:p>1,3535717129707</text:p>
          </table:table-cell>
          <table:table-cell office:value-type="float" office:value="-74.182022149396" calcext:value-type="float">
            <text:p>-74,18202214939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2517</text:p>
          </table:table-cell>
          <table:table-cell office:value-type="float" office:value="1.3036388158798" calcext:value-type="float">
            <text:p>1,3036388158798</text:p>
          </table:table-cell>
          <table:table-cell office:value-type="float" office:value="5.6720560789108" calcext:value-type="float">
            <text:p>5,6720560789108</text:p>
          </table:table-cell>
          <table:table-cell office:value-type="float" office:value="-158.05102153948" calcext:value-type="float">
            <text:p>-158,0510215394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2528</text:p>
          </table:table-cell>
          <table:table-cell office:value-type="float" office:value="5.0039708614349" calcext:value-type="float">
            <text:p>5,0039708614349</text:p>
          </table:table-cell>
          <table:table-cell office:value-type="float" office:value="1.6624408960342" calcext:value-type="float">
            <text:p>1,6624408960342</text:p>
          </table:table-cell>
          <table:table-cell office:value-type="float" office:value="80.832479106393" calcext:value-type="float">
            <text:p>80,83247910639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2539</text:p>
          </table:table-cell>
          <table:table-cell office:value-type="float" office:value="8.2470923662186" calcext:value-type="float">
            <text:p>8,2470923662186</text:p>
          </table:table-cell>
          <table:table-cell office:value-type="float" office:value="6.0813045501709" calcext:value-type="float">
            <text:p>6,0813045501709</text:p>
          </table:table-cell>
          <table:table-cell office:value-type="float" office:value="-154.08701046257" calcext:value-type="float">
            <text:p>-154,0870104625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2550</text:p>
          </table:table-cell>
          <table:table-cell office:value-type="float" office:value="10.082134008408" calcext:value-type="float">
            <text:p>10,082134008408</text:p>
          </table:table-cell>
          <table:table-cell office:value-type="float" office:value="7.2984564304352" calcext:value-type="float">
            <text:p>7,2984564304352</text:p>
          </table:table-cell>
          <table:table-cell office:value-type="float" office:value="-139.93469165389" calcext:value-type="float">
            <text:p>-139,9346916538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2561</text:p>
          </table:table-cell>
          <table:table-cell office:value-type="float" office:value="-1.5540394186974" calcext:value-type="float">
            <text:p>-1,5540394186974</text:p>
          </table:table-cell>
          <table:table-cell office:value-type="float" office:value="5.7170051336288" calcext:value-type="float">
            <text:p>5,7170051336288</text:p>
          </table:table-cell>
          <table:table-cell office:value-type="float" office:value="-122.0794620028" calcext:value-type="float">
            <text:p>-122,07946200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2572</text:p>
          </table:table-cell>
          <table:table-cell office:value-type="float" office:value="-0.88563486933708" calcext:value-type="float">
            <text:p>-0,88563486933708</text:p>
          </table:table-cell>
          <table:table-cell office:value-type="float" office:value="8.6328756809235" calcext:value-type="float">
            <text:p>8,6328756809235</text:p>
          </table:table-cell>
          <table:table-cell office:value-type="float" office:value="2.4995179075724" calcext:value-type="float">
            <text:p>2,499517907572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2583</text:p>
          </table:table-cell>
          <table:table-cell office:value-type="float" office:value="1.2624390423298" calcext:value-type="float">
            <text:p>1,2624390423298</text:p>
          </table:table-cell>
          <table:table-cell office:value-type="float" office:value="3.8431757688522" calcext:value-type="float">
            <text:p>3,8431757688522</text:p>
          </table:table-cell>
          <table:table-cell office:value-type="float" office:value="-68.935211297053" calcext:value-type="float">
            <text:p>-68,93521129705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2594</text:p>
          </table:table-cell>
          <table:table-cell office:value-type="float" office:value="0.7444266974926" calcext:value-type="float">
            <text:p>0,7444266974926</text:p>
          </table:table-cell>
          <table:table-cell office:value-type="float" office:value="6.5660429000854" calcext:value-type="float">
            <text:p>6,5660429000854</text:p>
          </table:table-cell>
          <table:table-cell office:value-type="float" office:value="164.90374097399" calcext:value-type="float">
            <text:p>164,9037409739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2605</text:p>
          </table:table-cell>
          <table:table-cell office:value-type="float" office:value="6.5178763866425" calcext:value-type="float">
            <text:p>6,5178763866425</text:p>
          </table:table-cell>
          <table:table-cell office:value-type="float" office:value="6.5574932098389" calcext:value-type="float">
            <text:p>6,5574932098389</text:p>
          </table:table-cell>
          <table:table-cell office:value-type="float" office:value="-106.19546121852" calcext:value-type="float">
            <text:p>-106,1954612185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2616</text:p>
          </table:table-cell>
          <table:table-cell office:value-type="float" office:value="7.4778997898102" calcext:value-type="float">
            <text:p>7,4778997898102</text:p>
          </table:table-cell>
          <table:table-cell office:value-type="float" office:value="5.165610909462" calcext:value-type="float">
            <text:p>5,165610909462</text:p>
          </table:table-cell>
          <table:table-cell office:value-type="float" office:value="119.89634204063" calcext:value-type="float">
            <text:p>119,8963420406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2627</text:p>
          </table:table-cell>
          <table:table-cell office:value-type="float" office:value="9.5339232683182" calcext:value-type="float">
            <text:p>9,5339232683182</text:p>
          </table:table-cell>
          <table:table-cell office:value-type="float" office:value="8.0712288618088" calcext:value-type="float">
            <text:p>8,0712288618088</text:p>
          </table:table-cell>
          <table:table-cell office:value-type="float" office:value="-22.915773900451" calcext:value-type="float">
            <text:p>-22,91577390045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2638</text:p>
          </table:table-cell>
          <table:table-cell office:value-type="float" office:value="-1.3715472817421" calcext:value-type="float">
            <text:p>-1,3715472817421</text:p>
          </table:table-cell>
          <table:table-cell office:value-type="float" office:value="9.6604233980179" calcext:value-type="float">
            <text:p>9,6604233980179</text:p>
          </table:table-cell>
          <table:table-cell office:value-type="float" office:value="65.290092662641" calcext:value-type="float">
            <text:p>65,29009266264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2649</text:p>
          </table:table-cell>
          <table:table-cell office:value-type="float" office:value="-1.5737010538578" calcext:value-type="float">
            <text:p>-1,5737010538578</text:p>
          </table:table-cell>
          <table:table-cell office:value-type="float" office:value="6.5257847309113" calcext:value-type="float">
            <text:p>6,5257847309113</text:p>
          </table:table-cell>
          <table:table-cell office:value-type="float" office:value="68.64272409184" calcext:value-type="float">
            <text:p>68,6427240918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2660</text:p>
          </table:table-cell>
          <table:table-cell office:value-type="float" office:value="7.0736479759216" calcext:value-type="float">
            <text:p>7,0736479759216</text:p>
          </table:table-cell>
          <table:table-cell office:value-type="float" office:value="6.4380365610123" calcext:value-type="float">
            <text:p>6,4380365610123</text:p>
          </table:table-cell>
          <table:table-cell office:value-type="float" office:value="51.831567363375" calcext:value-type="float">
            <text:p>51,83156736337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2671</text:p>
          </table:table-cell>
          <table:table-cell office:value-type="float" office:value="4.1718500852585" calcext:value-type="float">
            <text:p>4,1718500852585</text:p>
          </table:table-cell>
          <table:table-cell office:value-type="float" office:value="8.6156189441681" calcext:value-type="float">
            <text:p>8,6156189441681</text:p>
          </table:table-cell>
          <table:table-cell office:value-type="float" office:value="56.388999246488" calcext:value-type="float">
            <text:p>56,38899924648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2682</text:p>
          </table:table-cell>
          <table:table-cell office:value-type="float" office:value="5.4167300462723" calcext:value-type="float">
            <text:p>5,4167300462723</text:p>
          </table:table-cell>
          <table:table-cell office:value-type="float" office:value="6.6501951217651" calcext:value-type="float">
            <text:p>6,6501951217651</text:p>
          </table:table-cell>
          <table:table-cell office:value-type="float" office:value="90.704764530158" calcext:value-type="float">
            <text:p>90,70476453015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2693</text:p>
          </table:table-cell>
          <table:table-cell office:value-type="float" office:value="9.3374758958817" calcext:value-type="float">
            <text:p>9,3374758958817</text:p>
          </table:table-cell>
          <table:table-cell office:value-type="float" office:value="9.3089216947556" calcext:value-type="float">
            <text:p>9,3089216947556</text:p>
          </table:table-cell>
          <table:table-cell office:value-type="float" office:value="-172.58680398297" calcext:value-type="float">
            <text:p>-172,5868039829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2704</text:p>
          </table:table-cell>
          <table:table-cell office:value-type="float" office:value="6.2231320142746" calcext:value-type="float">
            <text:p>6,2231320142746</text:p>
          </table:table-cell>
          <table:table-cell office:value-type="float" office:value="8.6732023954391" calcext:value-type="float">
            <text:p>8,6732023954391</text:p>
          </table:table-cell>
          <table:table-cell office:value-type="float" office:value="34.941434100935" calcext:value-type="float">
            <text:p>34,94143410093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2715</text:p>
          </table:table-cell>
          <table:table-cell office:value-type="float" office:value="-1.1187805235386" calcext:value-type="float">
            <text:p>-1,1187805235386</text:p>
          </table:table-cell>
          <table:table-cell office:value-type="float" office:value="7.9105913639069" calcext:value-type="float">
            <text:p>7,9105913639069</text:p>
          </table:table-cell>
          <table:table-cell office:value-type="float" office:value="80.578438036001" calcext:value-type="float">
            <text:p>80,57843803600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2726</text:p>
          </table:table-cell>
          <table:table-cell office:value-type="float" office:value="0.82076616585255" calcext:value-type="float">
            <text:p>0,82076616585255</text:p>
          </table:table-cell>
          <table:table-cell office:value-type="float" office:value="9.6903955936432" calcext:value-type="float">
            <text:p>9,6903955936432</text:p>
          </table:table-cell>
          <table:table-cell office:value-type="float" office:value="-75.146353168852" calcext:value-type="float">
            <text:p>-75,14635316885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2737</text:p>
          </table:table-cell>
          <table:table-cell office:value-type="float" office:value="2.2330272197723" calcext:value-type="float">
            <text:p>2,2330272197723</text:p>
          </table:table-cell>
          <table:table-cell office:value-type="float" office:value="7.9962205886841" calcext:value-type="float">
            <text:p>7,9962205886841</text:p>
          </table:table-cell>
          <table:table-cell office:value-type="float" office:value="87.159506074942" calcext:value-type="float">
            <text:p>87,15950607494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2748</text:p>
          </table:table-cell>
          <table:table-cell office:value-type="float" office:value="1.9572693109512" calcext:value-type="float">
            <text:p>1,9572693109512</text:p>
          </table:table-cell>
          <table:table-cell office:value-type="float" office:value="9.0680229663849" calcext:value-type="float">
            <text:p>9,0680229663849</text:p>
          </table:table-cell>
          <table:table-cell office:value-type="float" office:value="76.863117278761" calcext:value-type="float">
            <text:p>76,86311727876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2759</text:p>
          </table:table-cell>
          <table:table-cell office:value-type="float" office:value="4.0953582525253" calcext:value-type="float">
            <text:p>4,0953582525253</text:p>
          </table:table-cell>
          <table:table-cell office:value-type="float" office:value="8.8669717311859" calcext:value-type="float">
            <text:p>8,8669717311859</text:p>
          </table:table-cell>
          <table:table-cell office:value-type="float" office:value="158.27506970448" calcext:value-type="float">
            <text:p>158,2750697044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2770</text:p>
          </table:table-cell>
          <table:table-cell office:value-type="float" office:value="7.4746477603912" calcext:value-type="float">
            <text:p>7,4746477603912</text:p>
          </table:table-cell>
          <table:table-cell office:value-type="float" office:value="8.6310756206512" calcext:value-type="float">
            <text:p>8,6310756206512</text:p>
          </table:table-cell>
          <table:table-cell office:value-type="float" office:value="-5.0479805773231" calcext:value-type="float">
            <text:p>-5,047980577323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2781</text:p>
          </table:table-cell>
          <table:table-cell office:value-type="float" office:value="9.7655832767487" calcext:value-type="float">
            <text:p>9,7655832767487</text:p>
          </table:table-cell>
          <table:table-cell office:value-type="float" office:value="4.9027758836746" calcext:value-type="float">
            <text:p>4,9027758836746</text:p>
          </table:table-cell>
          <table:table-cell office:value-type="float" office:value="-109.59334510147" calcext:value-type="float">
            <text:p>-109,5933451014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2792</text:p>
          </table:table-cell>
          <table:table-cell office:value-type="float" office:value="2.9253152012825" calcext:value-type="float">
            <text:p>2,9253152012825</text:p>
          </table:table-cell>
          <table:table-cell office:value-type="float" office:value="10.800873041153" calcext:value-type="float">
            <text:p>10,800873041153</text:p>
          </table:table-cell>
          <table:table-cell office:value-type="float" office:value="-115.57189674134" calcext:value-type="float">
            <text:p>-115,5718967413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2803</text:p>
          </table:table-cell>
          <table:table-cell office:value-type="float" office:value="-1.5850028395653" calcext:value-type="float">
            <text:p>-1,5850028395653</text:p>
          </table:table-cell>
          <table:table-cell office:value-type="float" office:value="7.8401815891266" calcext:value-type="float">
            <text:p>7,8401815891266</text:p>
          </table:table-cell>
          <table:table-cell office:value-type="float" office:value="-26.861139353673" calcext:value-type="float">
            <text:p>-26,86113935367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15</text:p>
          </table:table-cell>
          <table:table-cell office:value-type="float" office:value="0.67883290350437" calcext:value-type="float">
            <text:p>0,67883290350437</text:p>
          </table:table-cell>
          <table:table-cell office:value-type="float" office:value="-0.44702716171741" calcext:value-type="float">
            <text:p>-0,44702716171741</text:p>
          </table:table-cell>
          <table:table-cell office:value-type="float" office:value="93.103732273078" calcext:value-type="float">
            <text:p>93,10373227307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2264</text:p>
          </table:table-cell>
          <table:table-cell office:value-type="float" office:value="3.7678343057632" calcext:value-type="float">
            <text:p>3,7678343057632</text:p>
          </table:table-cell>
          <table:table-cell office:value-type="float" office:value="-0.58500863611698" calcext:value-type="float">
            <text:p>-0,58500863611698</text:p>
          </table:table-cell>
          <table:table-cell office:value-type="float" office:value="121.93171841324" calcext:value-type="float">
            <text:p>121,9317184132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2275</text:p>
          </table:table-cell>
          <table:table-cell office:value-type="float" office:value="2.8533107042313" calcext:value-type="float">
            <text:p>2,8533107042313</text:p>
          </table:table-cell>
          <table:table-cell office:value-type="float" office:value="3.8215440511703" calcext:value-type="float">
            <text:p>3,8215440511703</text:p>
          </table:table-cell>
          <table:table-cell office:value-type="float" office:value="78.827943012213" calcext:value-type="float">
            <text:p>78,82794301221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2286</text:p>
          </table:table-cell>
          <table:table-cell office:value-type="float" office:value="5.3215909004211" calcext:value-type="float">
            <text:p>5,3215909004211</text:p>
          </table:table-cell>
          <table:table-cell office:value-type="float" office:value="-0.58482617139816" calcext:value-type="float">
            <text:p>-0,58482617139816</text:p>
          </table:table-cell>
          <table:table-cell office:value-type="float" office:value="87.902522390815" calcext:value-type="float">
            <text:p>87,90252239081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2297</text:p>
          </table:table-cell>
          <table:table-cell office:value-type="float" office:value="5.63232421875" calcext:value-type="float">
            <text:p>5,63232421875</text:p>
          </table:table-cell>
          <table:table-cell office:value-type="float" office:value="-0.54474461823702" calcext:value-type="float">
            <text:p>-0,54474461823702</text:p>
          </table:table-cell>
          <table:table-cell office:value-type="float" office:value="64.63451977748" calcext:value-type="float">
            <text:p>64,6345197774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2308</text:p>
          </table:table-cell>
          <table:table-cell office:value-type="float" office:value="9.3104869127274" calcext:value-type="float">
            <text:p>9,3104869127274</text:p>
          </table:table-cell>
          <table:table-cell office:value-type="float" office:value="0.13459260575473" calcext:value-type="float">
            <text:p>0,13459260575473</text:p>
          </table:table-cell>
          <table:table-cell office:value-type="float" office:value="162.83010980885" calcext:value-type="float">
            <text:p>162,8301098088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2319</text:p>
          </table:table-cell>
          <table:table-cell office:value-type="float" office:value="8.1747305393219" calcext:value-type="float">
            <text:p>8,1747305393219</text:p>
          </table:table-cell>
          <table:table-cell office:value-type="float" office:value="-0.58501534163952" calcext:value-type="float">
            <text:p>-0,58501534163952</text:p>
          </table:table-cell>
          <table:table-cell office:value-type="float" office:value="57.818039207701" calcext:value-type="float">
            <text:p>57,81803920770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2330</text:p>
          </table:table-cell>
          <table:table-cell office:value-type="float" office:value="-0.70707209408283" calcext:value-type="float">
            <text:p>-0,70707209408283</text:p>
          </table:table-cell>
          <table:table-cell office:value-type="float" office:value="5.1966124773026" calcext:value-type="float">
            <text:p>5,1966124773026</text:p>
          </table:table-cell>
          <table:table-cell office:value-type="float" office:value="98.351007813861" calcext:value-type="float">
            <text:p>98,35100781386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2341</text:p>
          </table:table-cell>
          <table:table-cell office:value-type="float" office:value="-0.31356751918793" calcext:value-type="float">
            <text:p>-0,31356751918793</text:p>
          </table:table-cell>
          <table:table-cell office:value-type="float" office:value="1.1003728210926" calcext:value-type="float">
            <text:p>1,1003728210926</text:p>
          </table:table-cell>
          <table:table-cell office:value-type="float" office:value="-52.969387762106" calcext:value-type="float">
            <text:p>-52,96938776210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2352</text:p>
          </table:table-cell>
          <table:table-cell office:value-type="float" office:value="1.8007299304008" calcext:value-type="float">
            <text:p>1,8007299304008</text:p>
          </table:table-cell>
          <table:table-cell office:value-type="float" office:value="1.9568958878517" calcext:value-type="float">
            <text:p>1,9568958878517</text:p>
          </table:table-cell>
          <table:table-cell office:value-type="float" office:value="-125.8344589525" calcext:value-type="float">
            <text:p>-125,834458952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2363</text:p>
          </table:table-cell>
          <table:table-cell office:value-type="float" office:value="1.7661693692207" calcext:value-type="float">
            <text:p>1,7661693692207</text:p>
          </table:table-cell>
          <table:table-cell office:value-type="float" office:value="6.3431775569916" calcext:value-type="float">
            <text:p>6,3431775569916</text:p>
          </table:table-cell>
          <table:table-cell office:value-type="float" office:value="-143.75768345632" calcext:value-type="float">
            <text:p>-143,7576834563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2374</text:p>
          </table:table-cell>
          <table:table-cell office:value-type="float" office:value="4.346758723259" calcext:value-type="float">
            <text:p>4,346758723259</text:p>
          </table:table-cell>
          <table:table-cell office:value-type="float" office:value="1.1670944839716" calcext:value-type="float">
            <text:p>1,1670944839716</text:p>
          </table:table-cell>
          <table:table-cell office:value-type="float" office:value="-160.37322001852" calcext:value-type="float">
            <text:p>-160,3732200185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2385</text:p>
          </table:table-cell>
          <table:table-cell office:value-type="float" office:value="5.9541815519333" calcext:value-type="float">
            <text:p>5,9541815519333</text:p>
          </table:table-cell>
          <table:table-cell office:value-type="float" office:value="-0.092446254566312" calcext:value-type="float">
            <text:p>-0,092446254566312</text:p>
          </table:table-cell>
          <table:table-cell office:value-type="float" office:value="112.74255916571" calcext:value-type="float">
            <text:p>112,7425591657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2396</text:p>
          </table:table-cell>
          <table:table-cell office:value-type="float" office:value="7.7540576457977" calcext:value-type="float">
            <text:p>7,7540576457977</text:p>
          </table:table-cell>
          <table:table-cell office:value-type="float" office:value="0.87880298495293" calcext:value-type="float">
            <text:p>0,87880298495293</text:p>
          </table:table-cell>
          <table:table-cell office:value-type="float" office:value="14.16592290447" calcext:value-type="float">
            <text:p>14,1659229044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2407</text:p>
          </table:table-cell>
          <table:table-cell office:value-type="float" office:value="-1.5319573879242" calcext:value-type="float">
            <text:p>-1,5319573879242</text:p>
          </table:table-cell>
          <table:table-cell office:value-type="float" office:value="5.5130684375763" calcext:value-type="float">
            <text:p>5,5130684375763</text:p>
          </table:table-cell>
          <table:table-cell office:value-type="float" office:value="15.893368014864" calcext:value-type="float">
            <text:p>15,89336801486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2418</text:p>
          </table:table-cell>
          <table:table-cell office:value-type="float" office:value="0.62903806567192" calcext:value-type="float">
            <text:p>0,62903806567192</text:p>
          </table:table-cell>
          <table:table-cell office:value-type="float" office:value="1.3479505479336" calcext:value-type="float">
            <text:p>1,3479505479336</text:p>
          </table:table-cell>
          <table:table-cell office:value-type="float" office:value="-35.162465207896" calcext:value-type="float">
            <text:p>-35,16246520789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2429</text:p>
          </table:table-cell>
          <table:table-cell office:value-type="float" office:value="5.8625453710556" calcext:value-type="float">
            <text:p>5,8625453710556</text:p>
          </table:table-cell>
          <table:table-cell office:value-type="float" office:value="6.0443013906479" calcext:value-type="float">
            <text:p>6,0443013906479</text:p>
          </table:table-cell>
          <table:table-cell office:value-type="float" office:value="123.73584395002" calcext:value-type="float">
            <text:p>123,7358439500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2440</text:p>
          </table:table-cell>
          <table:table-cell office:value-type="float" office:value="6.137815117836" calcext:value-type="float">
            <text:p>6,137815117836</text:p>
          </table:table-cell>
          <table:table-cell office:value-type="float" office:value="3.5255163908005" calcext:value-type="float">
            <text:p>3,5255163908005</text:p>
          </table:table-cell>
          <table:table-cell office:value-type="float" office:value="-61.189094166847" calcext:value-type="float">
            <text:p>-61,18909416684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2451</text:p>
          </table:table-cell>
          <table:table-cell office:value-type="float" office:value="7.1507006883621" calcext:value-type="float">
            <text:p>7,1507006883621</text:p>
          </table:table-cell>
          <table:table-cell office:value-type="float" office:value="3.4584355354309" calcext:value-type="float">
            <text:p>3,4584355354309</text:p>
          </table:table-cell>
          <table:table-cell office:value-type="float" office:value="-109.89900759071" calcext:value-type="float">
            <text:p>-109,8990075907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2462</text:p>
          </table:table-cell>
          <table:table-cell office:value-type="float" office:value="5.9093773365021" calcext:value-type="float">
            <text:p>5,9093773365021</text:p>
          </table:table-cell>
          <table:table-cell office:value-type="float" office:value="-0.35482004284859" calcext:value-type="float">
            <text:p>-0,35482004284859</text:p>
          </table:table-cell>
          <table:table-cell office:value-type="float" office:value="22.899427801181" calcext:value-type="float">
            <text:p>22,89942780118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2473</text:p>
          </table:table-cell>
          <table:table-cell office:value-type="float" office:value="8.3246725797653" calcext:value-type="float">
            <text:p>8,3246725797653</text:p>
          </table:table-cell>
          <table:table-cell office:value-type="float" office:value="3.1440553069115" calcext:value-type="float">
            <text:p>3,1440553069115</text:p>
          </table:table-cell>
          <table:table-cell office:value-type="float" office:value="-62.886519037235" calcext:value-type="float">
            <text:p>-62,88651903723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2484</text:p>
          </table:table-cell>
          <table:table-cell office:value-type="float" office:value="0.59303808957338" calcext:value-type="float">
            <text:p>0,59303808957338</text:p>
          </table:table-cell>
          <table:table-cell office:value-type="float" office:value="-0.53196985274553" calcext:value-type="float">
            <text:p>-0,53196985274553</text:p>
          </table:table-cell>
          <table:table-cell office:value-type="float" office:value="-86.791308822146" calcext:value-type="float">
            <text:p>-86,79130882214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2495</text:p>
          </table:table-cell>
          <table:table-cell office:value-type="float" office:value="-0.49434989690781" calcext:value-type="float">
            <text:p>-0,49434989690781</text:p>
          </table:table-cell>
          <table:table-cell office:value-type="float" office:value="6.5166336297989" calcext:value-type="float">
            <text:p>6,5166336297989</text:p>
          </table:table-cell>
          <table:table-cell office:value-type="float" office:value="156.3192643937" calcext:value-type="float">
            <text:p>156,319264393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2506</text:p>
          </table:table-cell>
          <table:table-cell office:value-type="float" office:value="3.4584230184555" calcext:value-type="float">
            <text:p>3,4584230184555</text:p>
          </table:table-cell>
          <table:table-cell office:value-type="float" office:value="1.7057049274445" calcext:value-type="float">
            <text:p>1,7057049274445</text:p>
          </table:table-cell>
          <table:table-cell office:value-type="float" office:value="-96.042456140943" calcext:value-type="float">
            <text:p>-96,04245614094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2517</text:p>
          </table:table-cell>
          <table:table-cell office:value-type="float" office:value="1.4159616827965" calcext:value-type="float">
            <text:p>1,4159616827965</text:p>
          </table:table-cell>
          <table:table-cell office:value-type="float" office:value="5.4806411266327" calcext:value-type="float">
            <text:p>5,4806411266327</text:p>
          </table:table-cell>
          <table:table-cell office:value-type="float" office:value="111.42166860544" calcext:value-type="float">
            <text:p>111,4216686054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2528</text:p>
          </table:table-cell>
          <table:table-cell office:value-type="float" office:value="4.8772302269936" calcext:value-type="float">
            <text:p>4,8772302269936</text:p>
          </table:table-cell>
          <table:table-cell office:value-type="float" office:value="1.3514503836632" calcext:value-type="float">
            <text:p>1,3514503836632</text:p>
          </table:table-cell>
          <table:table-cell office:value-type="float" office:value="69.31153376391" calcext:value-type="float">
            <text:p>69,3115337639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2539</text:p>
          </table:table-cell>
          <table:table-cell office:value-type="float" office:value="8.3507251739502" calcext:value-type="float">
            <text:p>8,3507251739502</text:p>
          </table:table-cell>
          <table:table-cell office:value-type="float" office:value="6.2261694669724" calcext:value-type="float">
            <text:p>6,2261694669724</text:p>
          </table:table-cell>
          <table:table-cell office:value-type="float" office:value="-126.30319291619" calcext:value-type="float">
            <text:p>-126,3031929161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2550</text:p>
          </table:table-cell>
          <table:table-cell office:value-type="float" office:value="10.084999799728" calcext:value-type="float">
            <text:p>10,084999799728</text:p>
          </table:table-cell>
          <table:table-cell office:value-type="float" office:value="7.540243268013" calcext:value-type="float">
            <text:p>7,540243268013</text:p>
          </table:table-cell>
          <table:table-cell office:value-type="float" office:value="-142.14030800352" calcext:value-type="float">
            <text:p>-142,1403080035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2561</text:p>
          </table:table-cell>
          <table:table-cell office:value-type="float" office:value="-1.557914018631" calcext:value-type="float">
            <text:p>-1,557914018631</text:p>
          </table:table-cell>
          <table:table-cell office:value-type="float" office:value="5.7295763492584" calcext:value-type="float">
            <text:p>5,7295763492584</text:p>
          </table:table-cell>
          <table:table-cell office:value-type="float" office:value="-123.93318619698" calcext:value-type="float">
            <text:p>-123,9331861969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2572</text:p>
          </table:table-cell>
          <table:table-cell office:value-type="float" office:value="-1.2831597030163" calcext:value-type="float">
            <text:p>-1,2831597030163</text:p>
          </table:table-cell>
          <table:table-cell office:value-type="float" office:value="8.6155831813812" calcext:value-type="float">
            <text:p>8,6155831813812</text:p>
          </table:table-cell>
          <table:table-cell office:value-type="float" office:value="2.5184915466293" calcext:value-type="float">
            <text:p>2,518491546629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2583</text:p>
          </table:table-cell>
          <table:table-cell office:value-type="float" office:value="1.1130116134882" calcext:value-type="float">
            <text:p>1,1130116134882</text:p>
          </table:table-cell>
          <table:table-cell office:value-type="float" office:value="3.9941722154617" calcext:value-type="float">
            <text:p>3,9941722154617</text:p>
          </table:table-cell>
          <table:table-cell office:value-type="float" office:value="-43.523535986615" calcext:value-type="float">
            <text:p>-43,52353598661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2594</text:p>
          </table:table-cell>
          <table:table-cell office:value-type="float" office:value="0.97362115979195" calcext:value-type="float">
            <text:p>0,97362115979195</text:p>
          </table:table-cell>
          <table:table-cell office:value-type="float" office:value="6.6116440296173" calcext:value-type="float">
            <text:p>6,6116440296173</text:p>
          </table:table-cell>
          <table:table-cell office:value-type="float" office:value="-166.82559669397" calcext:value-type="float">
            <text:p>-166,8255966939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2605</text:p>
          </table:table-cell>
          <table:table-cell office:value-type="float" office:value="6.3156682252884" calcext:value-type="float">
            <text:p>6,3156682252884</text:p>
          </table:table-cell>
          <table:table-cell office:value-type="float" office:value="6.6489207744598" calcext:value-type="float">
            <text:p>6,6489207744598</text:p>
          </table:table-cell>
          <table:table-cell office:value-type="float" office:value="-15.474273710494" calcext:value-type="float">
            <text:p>-15,47427371049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2616</text:p>
          </table:table-cell>
          <table:table-cell office:value-type="float" office:value="7.6744306087494" calcext:value-type="float">
            <text:p>7,6744306087494</text:p>
          </table:table-cell>
          <table:table-cell office:value-type="float" office:value="4.8256492614746" calcext:value-type="float">
            <text:p>4,8256492614746</text:p>
          </table:table-cell>
          <table:table-cell office:value-type="float" office:value="120.92797771381" calcext:value-type="float">
            <text:p>120,9279777138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2627</text:p>
          </table:table-cell>
          <table:table-cell office:value-type="float" office:value="9.40782725811" calcext:value-type="float">
            <text:p>9,40782725811</text:p>
          </table:table-cell>
          <table:table-cell office:value-type="float" office:value="8.1391966342926" calcext:value-type="float">
            <text:p>8,1391966342926</text:p>
          </table:table-cell>
          <table:table-cell office:value-type="float" office:value="-27.549932337111" calcext:value-type="float">
            <text:p>-27,54993233711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2638</text:p>
          </table:table-cell>
          <table:table-cell office:value-type="float" office:value="-1.3766728341579" calcext:value-type="float">
            <text:p>-1,3766728341579</text:p>
          </table:table-cell>
          <table:table-cell office:value-type="float" office:value="9.4834214448929" calcext:value-type="float">
            <text:p>9,4834214448929</text:p>
          </table:table-cell>
          <table:table-cell office:value-type="float" office:value="88.000414477792" calcext:value-type="float">
            <text:p>88,00041447779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2649</text:p>
          </table:table-cell>
          <table:table-cell office:value-type="float" office:value="-1.4275023341179" calcext:value-type="float">
            <text:p>-1,4275023341179</text:p>
          </table:table-cell>
          <table:table-cell office:value-type="float" office:value="6.2367993593216" calcext:value-type="float">
            <text:p>6,2367993593216</text:p>
          </table:table-cell>
          <table:table-cell office:value-type="float" office:value="111.74612364192" calcext:value-type="float">
            <text:p>111,7461236419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2660</text:p>
          </table:table-cell>
          <table:table-cell office:value-type="float" office:value="6.8809950351715" calcext:value-type="float">
            <text:p>6,8809950351715</text:p>
          </table:table-cell>
          <table:table-cell office:value-type="float" office:value="6.5491569042206" calcext:value-type="float">
            <text:p>6,5491569042206</text:p>
          </table:table-cell>
          <table:table-cell office:value-type="float" office:value="-38.923889208751" calcext:value-type="float">
            <text:p>-38,92388920875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2671</text:p>
          </table:table-cell>
          <table:table-cell office:value-type="float" office:value="3.9566144347191" calcext:value-type="float">
            <text:p>3,9566144347191</text:p>
          </table:table-cell>
          <table:table-cell office:value-type="float" office:value="8.6016988754272" calcext:value-type="float">
            <text:p>8,6016988754272</text:p>
          </table:table-cell>
          <table:table-cell office:value-type="float" office:value="-10.17204021952" calcext:value-type="float">
            <text:p>-10,1720402195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2682</text:p>
          </table:table-cell>
          <table:table-cell office:value-type="float" office:value="5.1973378658295" calcext:value-type="float">
            <text:p>5,1973378658295</text:p>
          </table:table-cell>
          <table:table-cell office:value-type="float" office:value="6.6158467531204" calcext:value-type="float">
            <text:p>6,6158467531204</text:p>
          </table:table-cell>
          <table:table-cell office:value-type="float" office:value="-0.04952759808226" calcext:value-type="float">
            <text:p>-0,0495275980822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2693</text:p>
          </table:table-cell>
          <table:table-cell office:value-type="float" office:value="9.6816205978394" calcext:value-type="float">
            <text:p>9,6816205978394</text:p>
          </table:table-cell>
          <table:table-cell office:value-type="float" office:value="9.4271051883698" calcext:value-type="float">
            <text:p>9,4271051883698</text:p>
          </table:table-cell>
          <table:table-cell office:value-type="float" office:value="-158.05585976619" calcext:value-type="float">
            <text:p>-158,0558597661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2704</text:p>
          </table:table-cell>
          <table:table-cell office:value-type="float" office:value="6.0404658317566" calcext:value-type="float">
            <text:p>6,0404658317566</text:p>
          </table:table-cell>
          <table:table-cell office:value-type="float" office:value="8.6033552885056" calcext:value-type="float">
            <text:p>8,6033552885056</text:p>
          </table:table-cell>
          <table:table-cell office:value-type="float" office:value="20.448886474986" calcext:value-type="float">
            <text:p>20,44888647498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2715</text:p>
          </table:table-cell>
          <table:table-cell office:value-type="float" office:value="-0.90756841003895" calcext:value-type="float">
            <text:p>-0,90756841003895</text:p>
          </table:table-cell>
          <table:table-cell office:value-type="float" office:value="7.8425592184067" calcext:value-type="float">
            <text:p>7,8425592184067</text:p>
          </table:table-cell>
          <table:table-cell office:value-type="float" office:value="171.34150729817" calcext:value-type="float">
            <text:p>171,3415072981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2726</text:p>
          </table:table-cell>
          <table:table-cell office:value-type="float" office:value="0.62611922621727" calcext:value-type="float">
            <text:p>0,62611922621727</text:p>
          </table:table-cell>
          <table:table-cell office:value-type="float" office:value="9.9258148670197" calcext:value-type="float">
            <text:p>9,9258148670197</text:p>
          </table:table-cell>
          <table:table-cell office:value-type="float" office:value="-44.325109879682" calcext:value-type="float">
            <text:p>-44,32510987968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2737</text:p>
          </table:table-cell>
          <table:table-cell office:value-type="float" office:value="2.3281136155128" calcext:value-type="float">
            <text:p>2,3281136155128</text:p>
          </table:table-cell>
          <table:table-cell office:value-type="float" office:value="7.7858471870422" calcext:value-type="float">
            <text:p>7,7858471870422</text:p>
          </table:table-cell>
          <table:table-cell office:value-type="float" office:value="117.57716403645" calcext:value-type="float">
            <text:p>117,5771640364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2748</text:p>
          </table:table-cell>
          <table:table-cell office:value-type="float" office:value="2.0336207747459" calcext:value-type="float">
            <text:p>2,0336207747459</text:p>
          </table:table-cell>
          <table:table-cell office:value-type="float" office:value="8.8226670026779" calcext:value-type="float">
            <text:p>8,8226670026779</text:p>
          </table:table-cell>
          <table:table-cell office:value-type="float" office:value="112.68216333572" calcext:value-type="float">
            <text:p>112,6821633357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2759</text:p>
          </table:table-cell>
          <table:table-cell office:value-type="float" office:value="4.1794854402542" calcext:value-type="float">
            <text:p>4,1794854402542</text:p>
          </table:table-cell>
          <table:table-cell office:value-type="float" office:value="8.8777160644531" calcext:value-type="float">
            <text:p>8,8777160644531</text:p>
          </table:table-cell>
          <table:table-cell office:value-type="float" office:value="-132.44929890724" calcext:value-type="float">
            <text:p>-132,4492989072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2770</text:p>
          </table:table-cell>
          <table:table-cell office:value-type="float" office:value="7.1295529603958" calcext:value-type="float">
            <text:p>7,1295529603958</text:p>
          </table:table-cell>
          <table:table-cell office:value-type="float" office:value="8.5973292589188" calcext:value-type="float">
            <text:p>8,5973292589188</text:p>
          </table:table-cell>
          <table:table-cell office:value-type="float" office:value="13.358974342893" calcext:value-type="float">
            <text:p>13,35897434289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2781</text:p>
          </table:table-cell>
          <table:table-cell office:value-type="float" office:value="9.7064626216888" calcext:value-type="float">
            <text:p>9,7064626216888</text:p>
          </table:table-cell>
          <table:table-cell office:value-type="float" office:value="5.1373720169067" calcext:value-type="float">
            <text:p>5,1373720169067</text:p>
          </table:table-cell>
          <table:table-cell office:value-type="float" office:value="-71.014090708107" calcext:value-type="float">
            <text:p>-71,01409070810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2792</text:p>
          </table:table-cell>
          <table:table-cell office:value-type="float" office:value="3.1036365032196" calcext:value-type="float">
            <text:p>3,1036365032196</text:p>
          </table:table-cell>
          <table:table-cell office:value-type="float" office:value="10.873180627823" calcext:value-type="float">
            <text:p>10,873180627823</text:p>
          </table:table-cell>
          <table:table-cell office:value-type="float" office:value="-162.35292944939" calcext:value-type="float">
            <text:p>-162,3529294493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2803</text:p>
          </table:table-cell>
          <table:table-cell office:value-type="float" office:value="-1.5797100961208" calcext:value-type="float">
            <text:p>-1,5797100961208</text:p>
          </table:table-cell>
          <table:table-cell office:value-type="float" office:value="8.0579340457916" calcext:value-type="float">
            <text:p>8,0579340457916</text:p>
          </table:table-cell>
          <table:table-cell office:value-type="float" office:value="-50.137784830324" calcext:value-type="float">
            <text:p>-50,13778483032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15</text:p>
          </table:table-cell>
          <table:table-cell office:value-type="float" office:value="0.68008437752724" calcext:value-type="float">
            <text:p>0,68008437752724</text:p>
          </table:table-cell>
          <table:table-cell office:value-type="float" office:value="-0.44800721108913" calcext:value-type="float">
            <text:p>-0,44800721108913</text:p>
          </table:table-cell>
          <table:table-cell office:value-type="float" office:value="92.832381558266" calcext:value-type="float">
            <text:p>92,83238155826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2264</text:p>
          </table:table-cell>
          <table:table-cell office:value-type="float" office:value="4.1245859861374" calcext:value-type="float">
            <text:p>4,1245859861374</text:p>
          </table:table-cell>
          <table:table-cell office:value-type="float" office:value="-0.58501102030277" calcext:value-type="float">
            <text:p>-0,58501102030277</text:p>
          </table:table-cell>
          <table:table-cell office:value-type="float" office:value="124.56473878994" calcext:value-type="float">
            <text:p>124,5647387899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2275</text:p>
          </table:table-cell>
          <table:table-cell office:value-type="float" office:value="2.6702505350113" calcext:value-type="float">
            <text:p>2,6702505350113</text:p>
          </table:table-cell>
          <table:table-cell office:value-type="float" office:value="3.6178514361382" calcext:value-type="float">
            <text:p>3,6178514361382</text:p>
          </table:table-cell>
          <table:table-cell office:value-type="float" office:value="42.068087371292" calcext:value-type="float">
            <text:p>42,06808737129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2286</text:p>
          </table:table-cell>
          <table:table-cell office:value-type="float" office:value="5.3498351573944" calcext:value-type="float">
            <text:p>5,3498351573944</text:p>
          </table:table-cell>
          <table:table-cell office:value-type="float" office:value="-0.58430332690477" calcext:value-type="float">
            <text:p>-0,58430332690477</text:p>
          </table:table-cell>
          <table:table-cell office:value-type="float" office:value="147.91643999185" calcext:value-type="float">
            <text:p>147,9164399918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2297</text:p>
          </table:table-cell>
          <table:table-cell office:value-type="float" office:value="5.6256967782974" calcext:value-type="float">
            <text:p>5,6256967782974</text:p>
          </table:table-cell>
          <table:table-cell office:value-type="float" office:value="-0.54342269897461" calcext:value-type="float">
            <text:p>-0,54342269897461</text:p>
          </table:table-cell>
          <table:table-cell office:value-type="float" office:value="78.156160700853" calcext:value-type="float">
            <text:p>78,15616070085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2308</text:p>
          </table:table-cell>
          <table:table-cell office:value-type="float" office:value="9.5182210206985" calcext:value-type="float">
            <text:p>9,5182210206985</text:p>
          </table:table-cell>
          <table:table-cell office:value-type="float" office:value="0.3156865015626" calcext:value-type="float">
            <text:p>0,3156865015626</text:p>
          </table:table-cell>
          <table:table-cell office:value-type="float" office:value="-144.19909647316" calcext:value-type="float">
            <text:p>-144,1990964731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2319</text:p>
          </table:table-cell>
          <table:table-cell office:value-type="float" office:value="7.9589360952377" calcext:value-type="float">
            <text:p>7,9589360952377</text:p>
          </table:table-cell>
          <table:table-cell office:value-type="float" office:value="-0.57509772479534" calcext:value-type="float">
            <text:p>-0,57509772479534</text:p>
          </table:table-cell>
          <table:table-cell office:value-type="float" office:value="49.72381576611" calcext:value-type="float">
            <text:p>49,7238157661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2330</text:p>
          </table:table-cell>
          <table:table-cell office:value-type="float" office:value="-0.6503714621067" calcext:value-type="float">
            <text:p>-0,6503714621067</text:p>
          </table:table-cell>
          <table:table-cell office:value-type="float" office:value="4.8028817772865" calcext:value-type="float">
            <text:p>4,8028817772865</text:p>
          </table:table-cell>
          <table:table-cell office:value-type="float" office:value="98.348643369735" calcext:value-type="float">
            <text:p>98,34864336973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2341</text:p>
          </table:table-cell>
          <table:table-cell office:value-type="float" office:value="-0.49724202603102" calcext:value-type="float">
            <text:p>-0,49724202603102</text:p>
          </table:table-cell>
          <table:table-cell office:value-type="float" office:value="1.244307756424" calcext:value-type="float">
            <text:p>1,244307756424</text:p>
          </table:table-cell>
          <table:table-cell office:value-type="float" office:value="-36.162830082474" calcext:value-type="float">
            <text:p>-36,16283008247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2352</text:p>
          </table:table-cell>
          <table:table-cell office:value-type="float" office:value="2.0682582259178" calcext:value-type="float">
            <text:p>2,0682582259178</text:p>
          </table:table-cell>
          <table:table-cell office:value-type="float" office:value="2.1084570884705" calcext:value-type="float">
            <text:p>2,1084570884705</text:p>
          </table:table-cell>
          <table:table-cell office:value-type="float" office:value="-156.66743904162" calcext:value-type="float">
            <text:p>-156,6674390416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2363</text:p>
          </table:table-cell>
          <table:table-cell office:value-type="float" office:value="1.9425189495087" calcext:value-type="float">
            <text:p>1,9425189495087</text:p>
          </table:table-cell>
          <table:table-cell office:value-type="float" office:value="6.1800706386566" calcext:value-type="float">
            <text:p>6,1800706386566</text:p>
          </table:table-cell>
          <table:table-cell office:value-type="float" office:value="131.92839683241" calcext:value-type="float">
            <text:p>131,9283968324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2374</text:p>
          </table:table-cell>
          <table:table-cell office:value-type="float" office:value="4.4509667158127" calcext:value-type="float">
            <text:p>4,4509667158127</text:p>
          </table:table-cell>
          <table:table-cell office:value-type="float" office:value="0.97096249461174" calcext:value-type="float">
            <text:p>0,97096249461174</text:p>
          </table:table-cell>
          <table:table-cell office:value-type="float" office:value="109.00658710747" calcext:value-type="float">
            <text:p>109,0065871074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2385</text:p>
          </table:table-cell>
          <table:table-cell office:value-type="float" office:value="5.9995639324188" calcext:value-type="float">
            <text:p>5,9995639324188</text:p>
          </table:table-cell>
          <table:table-cell office:value-type="float" office:value="-0.1256406866014" calcext:value-type="float">
            <text:p>-0,1256406866014</text:p>
          </table:table-cell>
          <table:table-cell office:value-type="float" office:value="100.04829601118" calcext:value-type="float">
            <text:p>100,0482960111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2396</text:p>
          </table:table-cell>
          <table:table-cell office:value-type="float" office:value="7.3873674869537" calcext:value-type="float">
            <text:p>7,3873674869537</text:p>
          </table:table-cell>
          <table:table-cell office:value-type="float" office:value="0.75885638594627" calcext:value-type="float">
            <text:p>0,75885638594627</text:p>
          </table:table-cell>
          <table:table-cell office:value-type="float" office:value="19.603167180043" calcext:value-type="float">
            <text:p>19,60316718004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2407</text:p>
          </table:table-cell>
          <table:table-cell office:value-type="float" office:value="-1.5401205420494" calcext:value-type="float">
            <text:p>-1,5401205420494</text:p>
          </table:table-cell>
          <table:table-cell office:value-type="float" office:value="5.5313456058502" calcext:value-type="float">
            <text:p>5,5313456058502</text:p>
          </table:table-cell>
          <table:table-cell office:value-type="float" office:value="49.199414860671" calcext:value-type="float">
            <text:p>49,19941486067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2418</text:p>
          </table:table-cell>
          <table:table-cell office:value-type="float" office:value="0.34234583377838" calcext:value-type="float">
            <text:p>0,34234583377838</text:p>
          </table:table-cell>
          <table:table-cell office:value-type="float" office:value="1.3557659089565" calcext:value-type="float">
            <text:p>1,3557659089565</text:p>
          </table:table-cell>
          <table:table-cell office:value-type="float" office:value="5.6823789598836" calcext:value-type="float">
            <text:p>5,682378959883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2429</text:p>
          </table:table-cell>
          <table:table-cell office:value-type="float" office:value="5.7375490665436" calcext:value-type="float">
            <text:p>5,7375490665436</text:p>
          </table:table-cell>
          <table:table-cell office:value-type="float" office:value="5.7675498723984" calcext:value-type="float">
            <text:p>5,7675498723984</text:p>
          </table:table-cell>
          <table:table-cell office:value-type="float" office:value="70.128954899539" calcext:value-type="float">
            <text:p>70,12895489953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2440</text:p>
          </table:table-cell>
          <table:table-cell office:value-type="float" office:value="5.9469360113144" calcext:value-type="float">
            <text:p>5,9469360113144</text:p>
          </table:table-cell>
          <table:table-cell office:value-type="float" office:value="3.8746756315231" calcext:value-type="float">
            <text:p>3,8746756315231</text:p>
          </table:table-cell>
          <table:table-cell office:value-type="float" office:value="-61.170308453262" calcext:value-type="float">
            <text:p>-61,17030845326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2451</text:p>
          </table:table-cell>
          <table:table-cell office:value-type="float" office:value="7.2843015193939" calcext:value-type="float">
            <text:p>7,2843015193939</text:p>
          </table:table-cell>
          <table:table-cell office:value-type="float" office:value="3.8322767615318" calcext:value-type="float">
            <text:p>3,8322767615318</text:p>
          </table:table-cell>
          <table:table-cell office:value-type="float" office:value="-109.90238341556" calcext:value-type="float">
            <text:p>-109,9023834155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2462</text:p>
          </table:table-cell>
          <table:table-cell office:value-type="float" office:value="5.8632105588913" calcext:value-type="float">
            <text:p>5,8632105588913</text:p>
          </table:table-cell>
          <table:table-cell office:value-type="float" office:value="-0.35261940211058" calcext:value-type="float">
            <text:p>-0,35261940211058</text:p>
          </table:table-cell>
          <table:table-cell office:value-type="float" office:value="15.169287752953" calcext:value-type="float">
            <text:p>15,16928775295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2473</text:p>
          </table:table-cell>
          <table:table-cell office:value-type="float" office:value="8.0908232927322" calcext:value-type="float">
            <text:p>8,0908232927322</text:p>
          </table:table-cell>
          <table:table-cell office:value-type="float" office:value="3.4127187728882" calcext:value-type="float">
            <text:p>3,4127187728882</text:p>
          </table:table-cell>
          <table:table-cell office:value-type="float" office:value="-44.709284214457" calcext:value-type="float">
            <text:p>-44,70928421445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2484</text:p>
          </table:table-cell>
          <table:table-cell office:value-type="float" office:value="0.59250295162201" calcext:value-type="float">
            <text:p>0,59250295162201</text:p>
          </table:table-cell>
          <table:table-cell office:value-type="float" office:value="-0.53152371197939" calcext:value-type="float">
            <text:p>-0,53152371197939</text:p>
          </table:table-cell>
          <table:table-cell office:value-type="float" office:value="-87.443013859403" calcext:value-type="float">
            <text:p>-87,44301385940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2495</text:p>
          </table:table-cell>
          <table:table-cell office:value-type="float" office:value="-0.1311326213181" calcext:value-type="float">
            <text:p>-0,1311326213181</text:p>
          </table:table-cell>
          <table:table-cell office:value-type="float" office:value="6.3570827245712" calcext:value-type="float">
            <text:p>6,3570827245712</text:p>
          </table:table-cell>
          <table:table-cell office:value-type="float" office:value="156.23935164919" calcext:value-type="float">
            <text:p>156,2393516491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2506</text:p>
          </table:table-cell>
          <table:table-cell office:value-type="float" office:value="3.5001438856125" calcext:value-type="float">
            <text:p>3,5001438856125</text:p>
          </table:table-cell>
          <table:table-cell office:value-type="float" office:value="2.1023531258106" calcext:value-type="float">
            <text:p>2,1023531258106</text:p>
          </table:table-cell>
          <table:table-cell office:value-type="float" office:value="-96.072230369422" calcext:value-type="float">
            <text:p>-96,07223036942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2517</text:p>
          </table:table-cell>
          <table:table-cell office:value-type="float" office:value="1.2133713066578" calcext:value-type="float">
            <text:p>1,2133713066578</text:p>
          </table:table-cell>
          <table:table-cell office:value-type="float" office:value="5.3546571731567" calcext:value-type="float">
            <text:p>5,3546571731567</text:p>
          </table:table-cell>
          <table:table-cell office:value-type="float" office:value="26.390140033831" calcext:value-type="float">
            <text:p>26,39014003383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2528</text:p>
          </table:table-cell>
          <table:table-cell office:value-type="float" office:value="5.0717562437057" calcext:value-type="float">
            <text:p>5,0717562437057</text:p>
          </table:table-cell>
          <table:table-cell office:value-type="float" office:value="1.2439911067486" calcext:value-type="float">
            <text:p>1,2439911067486</text:p>
          </table:table-cell>
          <table:table-cell office:value-type="float" office:value="160.11885776641" calcext:value-type="float">
            <text:p>160,1188577664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2539</text:p>
          </table:table-cell>
          <table:table-cell office:value-type="float" office:value="8.3754652738571" calcext:value-type="float">
            <text:p>8,3754652738571</text:p>
          </table:table-cell>
          <table:table-cell office:value-type="float" office:value="6.4017879962921" calcext:value-type="float">
            <text:p>6,4017879962921</text:p>
          </table:table-cell>
          <table:table-cell office:value-type="float" office:value="-98.596486316365" calcext:value-type="float">
            <text:p>-98,59648631636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2550</text:p>
          </table:table-cell>
          <table:table-cell office:value-type="float" office:value="10.084993839264" calcext:value-type="float">
            <text:p>10,084993839264</text:p>
          </table:table-cell>
          <table:table-cell office:value-type="float" office:value="7.7650940418243" calcext:value-type="float">
            <text:p>7,7650940418243</text:p>
          </table:table-cell>
          <table:table-cell office:value-type="float" office:value="-158.68361284778" calcext:value-type="float">
            <text:p>-158,6836128477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2561</text:p>
          </table:table-cell>
          <table:table-cell office:value-type="float" office:value="-1.5639454126358" calcext:value-type="float">
            <text:p>-1,5639454126358</text:p>
          </table:table-cell>
          <table:table-cell office:value-type="float" office:value="5.75718998909" calcext:value-type="float">
            <text:p>5,75718998909</text:p>
          </table:table-cell>
          <table:table-cell office:value-type="float" office:value="-127.59862128337" calcext:value-type="float">
            <text:p>-127,5986212833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2572</text:p>
          </table:table-cell>
          <table:table-cell office:value-type="float" office:value="-1.3696286082268" calcext:value-type="float">
            <text:p>-1,3696286082268</text:p>
          </table:table-cell>
          <table:table-cell office:value-type="float" office:value="8.8126385211945" calcext:value-type="float">
            <text:p>8,8126385211945</text:p>
          </table:table-cell>
          <table:table-cell office:value-type="float" office:value="-80.164257128527" calcext:value-type="float">
            <text:p>-80,16425712852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2583</text:p>
          </table:table-cell>
          <table:table-cell office:value-type="float" office:value="0.90314716100693" calcext:value-type="float">
            <text:p>0,90314716100693</text:p>
          </table:table-cell>
          <table:table-cell office:value-type="float" office:value="4.1704779863358" calcext:value-type="float">
            <text:p>4,1704779863358</text:p>
          </table:table-cell>
          <table:table-cell office:value-type="float" office:value="-47.235255408439" calcext:value-type="float">
            <text:p>-47,23525540843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2594</text:p>
          </table:table-cell>
          <table:table-cell office:value-type="float" office:value="1.1555798351765" calcext:value-type="float">
            <text:p>1,1555798351765</text:p>
          </table:table-cell>
          <table:table-cell office:value-type="float" office:value="6.7463582754135" calcext:value-type="float">
            <text:p>6,7463582754135</text:p>
          </table:table-cell>
          <table:table-cell office:value-type="float" office:value="-141.32657020715" calcext:value-type="float">
            <text:p>-141,3265702071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2605</text:p>
          </table:table-cell>
          <table:table-cell office:value-type="float" office:value="6.1683487892151" calcext:value-type="float">
            <text:p>6,1683487892151</text:p>
          </table:table-cell>
          <table:table-cell office:value-type="float" office:value="6.4250671863556" calcext:value-type="float">
            <text:p>6,4250671863556</text:p>
          </table:table-cell>
          <table:table-cell office:value-type="float" office:value="56.238242015717" calcext:value-type="float">
            <text:p>56,23824201571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2616</text:p>
          </table:table-cell>
          <table:table-cell office:value-type="float" office:value="7.8902781009674" calcext:value-type="float">
            <text:p>7,8902781009674</text:p>
          </table:table-cell>
          <table:table-cell office:value-type="float" office:value="4.5236358046532" calcext:value-type="float">
            <text:p>4,5236358046532</text:p>
          </table:table-cell>
          <table:table-cell office:value-type="float" office:value="127.25390446414" calcext:value-type="float">
            <text:p>127,253904464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2627</text:p>
          </table:table-cell>
          <table:table-cell office:value-type="float" office:value="9.287616610527" calcext:value-type="float">
            <text:p>9,287616610527</text:p>
          </table:table-cell>
          <table:table-cell office:value-type="float" office:value="8.2175189256668" calcext:value-type="float">
            <text:p>8,2175189256668</text:p>
          </table:table-cell>
          <table:table-cell office:value-type="float" office:value="-32.212161714104" calcext:value-type="float">
            <text:p>-32,21216171410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2638</text:p>
          </table:table-cell>
          <table:table-cell office:value-type="float" office:value="-1.2637606263161" calcext:value-type="float">
            <text:p>-1,2637606263161</text:p>
          </table:table-cell>
          <table:table-cell office:value-type="float" office:value="9.3092423677444" calcext:value-type="float">
            <text:p>9,3092423677444</text:p>
          </table:table-cell>
          <table:table-cell office:value-type="float" office:value="130.92065161201" calcext:value-type="float">
            <text:p>130,9206516120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2649</text:p>
          </table:table-cell>
          <table:table-cell office:value-type="float" office:value="-1.2121678888798" calcext:value-type="float">
            <text:p>-1,2121678888798</text:p>
          </table:table-cell>
          <table:table-cell office:value-type="float" office:value="6.2321203947067" calcext:value-type="float">
            <text:p>6,2321203947067</text:p>
          </table:table-cell>
          <table:table-cell office:value-type="float" office:value="-166.80527340834" calcext:value-type="float">
            <text:p>-166,8052734083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2660</text:p>
          </table:table-cell>
          <table:table-cell office:value-type="float" office:value="6.977247595787" calcext:value-type="float">
            <text:p>6,977247595787</text:p>
          </table:table-cell>
          <table:table-cell office:value-type="float" office:value="6.8006908893585" calcext:value-type="float">
            <text:p>6,8006908893585</text:p>
          </table:table-cell>
          <table:table-cell office:value-type="float" office:value="-110.38999193034" calcext:value-type="float">
            <text:p>-110,3899919303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2671</text:p>
          </table:table-cell>
          <table:table-cell office:value-type="float" office:value="3.7485080957413" calcext:value-type="float">
            <text:p>3,7485080957413</text:p>
          </table:table-cell>
          <table:table-cell office:value-type="float" office:value="8.7460201978683" calcext:value-type="float">
            <text:p>8,7460201978683</text:p>
          </table:table-cell>
          <table:table-cell office:value-type="float" office:value="-11.797768105367" calcext:value-type="float">
            <text:p>-11,79776810536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2682</text:p>
          </table:table-cell>
          <table:table-cell office:value-type="float" office:value="5.0357550382614" calcext:value-type="float">
            <text:p>5,0357550382614</text:p>
          </table:table-cell>
          <table:table-cell office:value-type="float" office:value="6.8730384111404" calcext:value-type="float">
            <text:p>6,8730384111404</text:p>
          </table:table-cell>
          <table:table-cell office:value-type="float" office:value="-53.540670947664" calcext:value-type="float">
            <text:p>-53,54067094766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2693</text:p>
          </table:table-cell>
          <table:table-cell office:value-type="float" office:value="9.991666674614" calcext:value-type="float">
            <text:p>9,991666674614</text:p>
          </table:table-cell>
          <table:table-cell office:value-type="float" office:value="9.6232348680496" calcext:value-type="float">
            <text:p>9,6232348680496</text:p>
          </table:table-cell>
          <table:table-cell office:value-type="float" office:value="-144.46925813225" calcext:value-type="float">
            <text:p>-144,4692581322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2704</text:p>
          </table:table-cell>
          <table:table-cell office:value-type="float" office:value="5.8468145132065" calcext:value-type="float">
            <text:p>5,8468145132065</text:p>
          </table:table-cell>
          <table:table-cell office:value-type="float" office:value="8.5814797878265" calcext:value-type="float">
            <text:p>8,5814797878265</text:p>
          </table:table-cell>
          <table:table-cell office:value-type="float" office:value="6.0293513118841" calcext:value-type="float">
            <text:p>6,029351311884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2715</text:p>
          </table:table-cell>
          <table:table-cell office:value-type="float" office:value="-0.59874005615711" calcext:value-type="float">
            <text:p>-0,59874005615711</text:p>
          </table:table-cell>
          <table:table-cell office:value-type="float" office:value="7.994869351387" calcext:value-type="float">
            <text:p>7,994869351387</text:p>
          </table:table-cell>
          <table:table-cell office:value-type="float" office:value="-158.48884005455" calcext:value-type="float">
            <text:p>-158,4888400545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2726</text:p>
          </table:table-cell>
          <table:table-cell office:value-type="float" office:value="0.33837493509054" calcext:value-type="float">
            <text:p>0,33837493509054</text:p>
          </table:table-cell>
          <table:table-cell office:value-type="float" office:value="10.028015375137" calcext:value-type="float">
            <text:p>10,028015375137</text:p>
          </table:table-cell>
          <table:table-cell office:value-type="float" office:value="-13.445457645283" calcext:value-type="float">
            <text:p>-13,44545764528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2737</text:p>
          </table:table-cell>
          <table:table-cell office:value-type="float" office:value="2.5145155191422" calcext:value-type="float">
            <text:p>2,5145155191422</text:p>
          </table:table-cell>
          <table:table-cell office:value-type="float" office:value="7.6512181758881" calcext:value-type="float">
            <text:p>7,6512181758881</text:p>
          </table:table-cell>
          <table:table-cell office:value-type="float" office:value="147.26310171139" calcext:value-type="float">
            <text:p>147,2631017113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2748</text:p>
          </table:table-cell>
          <table:table-cell office:value-type="float" office:value="2.2393707931042" calcext:value-type="float">
            <text:p>2,2393707931042</text:p>
          </table:table-cell>
          <table:table-cell office:value-type="float" office:value="8.6682033538818" calcext:value-type="float">
            <text:p>8,6682033538818</text:p>
          </table:table-cell>
          <table:table-cell office:value-type="float" office:value="148.50395652139" calcext:value-type="float">
            <text:p>148,5039565213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2759</text:p>
          </table:table-cell>
          <table:table-cell office:value-type="float" office:value="4.2506608366966" calcext:value-type="float">
            <text:p>4,2506608366966</text:p>
          </table:table-cell>
          <table:table-cell office:value-type="float" office:value="8.9648067951202" calcext:value-type="float">
            <text:p>8,9648067951202</text:p>
          </table:table-cell>
          <table:table-cell office:value-type="float" office:value="-95.667322729803" calcext:value-type="float">
            <text:p>-95,66732272980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2770</text:p>
          </table:table-cell>
          <table:table-cell office:value-type="float" office:value="6.9564491510391" calcext:value-type="float">
            <text:p>6,9564491510391</text:p>
          </table:table-cell>
          <table:table-cell office:value-type="float" office:value="8.3702194690704" calcext:value-type="float">
            <text:p>8,3702194690704</text:p>
          </table:table-cell>
          <table:table-cell office:value-type="float" office:value="61.478533562581" calcext:value-type="float">
            <text:p>61,47853356258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2781</text:p>
          </table:table-cell>
          <table:table-cell office:value-type="float" office:value="9.5137232542038" calcext:value-type="float">
            <text:p>9,5137232542038</text:p>
          </table:table-cell>
          <table:table-cell office:value-type="float" office:value="5.2840304374695" calcext:value-type="float">
            <text:p>5,2840304374695</text:p>
          </table:table-cell>
          <table:table-cell office:value-type="float" office:value="-32.44046724526" calcext:value-type="float">
            <text:p>-32,4404672452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2792</text:p>
          </table:table-cell>
          <table:table-cell office:value-type="float" office:value="3.265081346035" calcext:value-type="float">
            <text:p>3,265081346035</text:p>
          </table:table-cell>
          <table:table-cell office:value-type="float" office:value="10.770673751831" calcext:value-type="float">
            <text:p>10,770673751831</text:p>
          </table:table-cell>
          <table:table-cell office:value-type="float" office:value="146.53911712063" calcext:value-type="float">
            <text:p>146,5391171206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2803</text:p>
          </table:table-cell>
          <table:table-cell office:value-type="float" office:value="-1.5627071261406" calcext:value-type="float">
            <text:p>-1,5627071261406</text:p>
          </table:table-cell>
          <table:table-cell office:value-type="float" office:value="8.3425891399384" calcext:value-type="float">
            <text:p>8,3425891399384</text:p>
          </table:table-cell>
          <table:table-cell office:value-type="float" office:value="-83.836929054017" calcext:value-type="float">
            <text:p>-83,83692905401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15</text:p>
          </table:table-cell>
          <table:table-cell office:value-type="float" office:value="0.71555972099304" calcext:value-type="float">
            <text:p>0,71555972099304</text:p>
          </table:table-cell>
          <table:table-cell office:value-type="float" office:value="-0.49547325819731" calcext:value-type="float">
            <text:p>-0,49547325819731</text:p>
          </table:table-cell>
          <table:table-cell office:value-type="float" office:value="92.856675196605" calcext:value-type="float">
            <text:p>92,85667519660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2264</text:p>
          </table:table-cell>
          <table:table-cell office:value-type="float" office:value="4.3720287084579" calcext:value-type="float">
            <text:p>4,3720287084579</text:p>
          </table:table-cell>
          <table:table-cell office:value-type="float" office:value="-0.58500297367573" calcext:value-type="float">
            <text:p>-0,58500297367573</text:p>
          </table:table-cell>
          <table:table-cell office:value-type="float" office:value="120.88206922932" calcext:value-type="float">
            <text:p>120,8820692293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2275</text:p>
          </table:table-cell>
          <table:table-cell office:value-type="float" office:value="2.4016189575195" calcext:value-type="float">
            <text:p>2,4016189575195</text:p>
          </table:table-cell>
          <table:table-cell office:value-type="float" office:value="3.5643285512924" calcext:value-type="float">
            <text:p>3,5643285512924</text:p>
          </table:table-cell>
          <table:table-cell office:value-type="float" office:value="5.2953686588889" calcext:value-type="float">
            <text:p>5,295368658888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2286</text:p>
          </table:table-cell>
          <table:table-cell office:value-type="float" office:value="5.404571890831" calcext:value-type="float">
            <text:p>5,404571890831</text:p>
          </table:table-cell>
          <table:table-cell office:value-type="float" office:value="-0.59495724737644" calcext:value-type="float">
            <text:p>-0,59495724737644</text:p>
          </table:table-cell>
          <table:table-cell office:value-type="float" office:value="156.23383005713" calcext:value-type="float">
            <text:p>156,2338300571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2297</text:p>
          </table:table-cell>
          <table:table-cell office:value-type="float" office:value="5.6498408317566" calcext:value-type="float">
            <text:p>5,6498408317566</text:p>
          </table:table-cell>
          <table:table-cell office:value-type="float" office:value="-0.55758565664291" calcext:value-type="float">
            <text:p>-0,55758565664291</text:p>
          </table:table-cell>
          <table:table-cell office:value-type="float" office:value="98.339513608604" calcext:value-type="float">
            <text:p>98,33951360860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2308</text:p>
          </table:table-cell>
          <table:table-cell office:value-type="float" office:value="9.5820730924606" calcext:value-type="float">
            <text:p>9,5820730924606</text:p>
          </table:table-cell>
          <table:table-cell office:value-type="float" office:value="0.59743642807007" calcext:value-type="float">
            <text:p>0,59743642807007</text:p>
          </table:table-cell>
          <table:table-cell office:value-type="float" office:value="-93.821341065085" calcext:value-type="float">
            <text:p>-93,82134106508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2319</text:p>
          </table:table-cell>
          <table:table-cell office:value-type="float" office:value="7.6491320133209" calcext:value-type="float">
            <text:p>7,6491320133209</text:p>
          </table:table-cell>
          <table:table-cell office:value-type="float" office:value="-0.57298827916384" calcext:value-type="float">
            <text:p>-0,57298827916384</text:p>
          </table:table-cell>
          <table:table-cell office:value-type="float" office:value="1.4932419226807" calcext:value-type="float">
            <text:p>1,493241922680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2330</text:p>
          </table:table-cell>
          <table:table-cell office:value-type="float" office:value="-0.5937097594142" calcext:value-type="float">
            <text:p>-0,5937097594142</text:p>
          </table:table-cell>
          <table:table-cell office:value-type="float" office:value="4.4090110063553" calcext:value-type="float">
            <text:p>4,4090110063553</text:p>
          </table:table-cell>
          <table:table-cell office:value-type="float" office:value="98.317673251887" calcext:value-type="float">
            <text:p>98,31767325188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2341</text:p>
          </table:table-cell>
          <table:table-cell office:value-type="float" office:value="-0.71458913385868" calcext:value-type="float">
            <text:p>-0,71458913385868</text:p>
          </table:table-cell>
          <table:table-cell office:value-type="float" office:value="1.3288672268391" calcext:value-type="float">
            <text:p>1,3288672268391</text:p>
          </table:table-cell>
          <table:table-cell office:value-type="float" office:value="-19.425879997812" calcext:value-type="float">
            <text:p>-19,42587999781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2352</text:p>
          </table:table-cell>
          <table:table-cell office:value-type="float" office:value="2.3762495815754" calcext:value-type="float">
            <text:p>2,3762495815754</text:p>
          </table:table-cell>
          <table:table-cell office:value-type="float" office:value="2.1011678874493" calcext:value-type="float">
            <text:p>2,1011678874493</text:p>
          </table:table-cell>
          <table:table-cell office:value-type="float" office:value="172.66992854465" calcext:value-type="float">
            <text:p>172,6699285446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2363</text:p>
          </table:table-cell>
          <table:table-cell office:value-type="float" office:value="2.2082443535328" calcext:value-type="float">
            <text:p>2,2082443535328</text:p>
          </table:table-cell>
          <table:table-cell office:value-type="float" office:value="5.884091258049" calcext:value-type="float">
            <text:p>5,884091258049</text:p>
          </table:table-cell>
          <table:table-cell office:value-type="float" office:value="131.9303102554" calcext:value-type="float">
            <text:p>131,930310255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2374</text:p>
          </table:table-cell>
          <table:table-cell office:value-type="float" office:value="4.2400884628296" calcext:value-type="float">
            <text:p>4,2400884628296</text:p>
          </table:table-cell>
          <table:table-cell office:value-type="float" office:value="0.8405614644289" calcext:value-type="float">
            <text:p>0,8405614644289</text:p>
          </table:table-cell>
          <table:table-cell office:value-type="float" office:value="28.413562637985" calcext:value-type="float">
            <text:p>28,41356263798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2385</text:p>
          </table:table-cell>
          <table:table-cell office:value-type="float" office:value="5.9955060482025" calcext:value-type="float">
            <text:p>5,9955060482025</text:p>
          </table:table-cell>
          <table:table-cell office:value-type="float" office:value="-0.17066638916731" calcext:value-type="float">
            <text:p>-0,17066638916731</text:p>
          </table:table-cell>
          <table:table-cell office:value-type="float" office:value="99.92516040802" calcext:value-type="float">
            <text:p>99,9251604080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2396</text:p>
          </table:table-cell>
          <table:table-cell office:value-type="float" office:value="7.0475089550018" calcext:value-type="float">
            <text:p>7,0475089550018</text:p>
          </table:table-cell>
          <table:table-cell office:value-type="float" office:value="0.5981158465147" calcext:value-type="float">
            <text:p>0,5981158465147</text:p>
          </table:table-cell>
          <table:table-cell office:value-type="float" office:value="29.008367259032" calcext:value-type="float">
            <text:p>29,00836725903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2407</text:p>
          </table:table-cell>
          <table:table-cell office:value-type="float" office:value="-1.5399870276451" calcext:value-type="float">
            <text:p>-1,5399870276451</text:p>
          </table:table-cell>
          <table:table-cell office:value-type="float" office:value="5.5292642116547" calcext:value-type="float">
            <text:p>5,5292642116547</text:p>
          </table:table-cell>
          <table:table-cell office:value-type="float" office:value="49.530816305974" calcext:value-type="float">
            <text:p>49,53081630597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2418</text:p>
          </table:table-cell>
          <table:table-cell office:value-type="float" office:value="0.12065869756043" calcext:value-type="float">
            <text:p>0,12065869756043</text:p>
          </table:table-cell>
          <table:table-cell office:value-type="float" office:value="1.1746609210968" calcext:value-type="float">
            <text:p>1,1746609210968</text:p>
          </table:table-cell>
          <table:table-cell office:value-type="float" office:value="46.551032430807" calcext:value-type="float">
            <text:p>46,55103243080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2429</text:p>
          </table:table-cell>
          <table:table-cell office:value-type="float" office:value="5.6030642986298" calcext:value-type="float">
            <text:p>5,6030642986298</text:p>
          </table:table-cell>
          <table:table-cell office:value-type="float" office:value="5.3937953710556" calcext:value-type="float">
            <text:p>5,3937953710556</text:p>
          </table:table-cell>
          <table:table-cell office:value-type="float" office:value="70.132515233034" calcext:value-type="float">
            <text:p>70,13251523303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2440</text:p>
          </table:table-cell>
          <table:table-cell office:value-type="float" office:value="5.8017981052399" calcext:value-type="float">
            <text:p>5,8017981052399</text:p>
          </table:table-cell>
          <table:table-cell office:value-type="float" office:value="4.1500777006149" calcext:value-type="float">
            <text:p>4,1500777006149</text:p>
          </table:table-cell>
          <table:table-cell office:value-type="float" office:value="-63.544271857875" calcext:value-type="float">
            <text:p>-63,54427185787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2451</text:p>
          </table:table-cell>
          <table:table-cell office:value-type="float" office:value="7.4066388607025" calcext:value-type="float">
            <text:p>7,4066388607025</text:p>
          </table:table-cell>
          <table:table-cell office:value-type="float" office:value="4.1820865869522" calcext:value-type="float">
            <text:p>4,1820865869522</text:p>
          </table:table-cell>
          <table:table-cell office:value-type="float" office:value="-108.63353112701" calcext:value-type="float">
            <text:p>-108,6335311270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2462</text:p>
          </table:table-cell>
          <table:table-cell office:value-type="float" office:value="5.9086102247238" calcext:value-type="float">
            <text:p>5,9086102247238</text:p>
          </table:table-cell>
          <table:table-cell office:value-type="float" office:value="-0.39230424910784" calcext:value-type="float">
            <text:p>-0,39230424910784</text:p>
          </table:table-cell>
          <table:table-cell office:value-type="float" office:value="38.42034461392" calcext:value-type="float">
            <text:p>38,4203446139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2473</text:p>
          </table:table-cell>
          <table:table-cell office:value-type="float" office:value="7.7839326858521" calcext:value-type="float">
            <text:p>7,7839326858521</text:p>
          </table:table-cell>
          <table:table-cell office:value-type="float" office:value="3.5953959822655" calcext:value-type="float">
            <text:p>3,5953959822655</text:p>
          </table:table-cell>
          <table:table-cell office:value-type="float" office:value="-26.576246045957" calcext:value-type="float">
            <text:p>-26,57624604595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2484</text:p>
          </table:table-cell>
          <table:table-cell office:value-type="float" office:value="0.6263867020607" calcext:value-type="float">
            <text:p>0,6263867020607</text:p>
          </table:table-cell>
          <table:table-cell office:value-type="float" office:value="-0.57886749505997" calcext:value-type="float">
            <text:p>-0,57886749505997</text:p>
          </table:table-cell>
          <table:table-cell office:value-type="float" office:value="-87.829552638303" calcext:value-type="float">
            <text:p>-87,82955263830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2495</text:p>
          </table:table-cell>
          <table:table-cell office:value-type="float" office:value="0.047229002229869" calcext:value-type="float">
            <text:p>0,047229002229869</text:p>
          </table:table-cell>
          <table:table-cell office:value-type="float" office:value="6.3138496875763" calcext:value-type="float">
            <text:p>6,3138496875763</text:p>
          </table:table-cell>
          <table:table-cell office:value-type="float" office:value="169.8637160526" calcext:value-type="float">
            <text:p>169,863716052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2506</text:p>
          </table:table-cell>
          <table:table-cell office:value-type="float" office:value="3.502385020256" calcext:value-type="float">
            <text:p>3,502385020256</text:p>
          </table:table-cell>
          <table:table-cell office:value-type="float" office:value="2.4785153567791" calcext:value-type="float">
            <text:p>2,4785153567791</text:p>
          </table:table-cell>
          <table:table-cell office:value-type="float" office:value="-87.026564178953" calcext:value-type="float">
            <text:p>-87,02656417895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2517</text:p>
          </table:table-cell>
          <table:table-cell office:value-type="float" office:value="0.85700467228889" calcext:value-type="float">
            <text:p>0,85700467228889</text:p>
          </table:table-cell>
          <table:table-cell office:value-type="float" office:value="5.1785457134247" calcext:value-type="float">
            <text:p>5,1785457134247</text:p>
          </table:table-cell>
          <table:table-cell office:value-type="float" office:value="26.458761874278" calcext:value-type="float">
            <text:p>26,45876187427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2528</text:p>
          </table:table-cell>
          <table:table-cell office:value-type="float" office:value="5.2051311731339" calcext:value-type="float">
            <text:p>5,2051311731339</text:p>
          </table:table-cell>
          <table:table-cell office:value-type="float" office:value="1.4527177810669" calcext:value-type="float">
            <text:p>1,4527177810669</text:p>
          </table:table-cell>
          <table:table-cell office:value-type="float" office:value="-119.58978434277" calcext:value-type="float">
            <text:p>-119,5897843427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2539</text:p>
          </table:table-cell>
          <table:table-cell office:value-type="float" office:value="8.3160465955734" calcext:value-type="float">
            <text:p>8,3160465955734</text:p>
          </table:table-cell>
          <table:table-cell office:value-type="float" office:value="6.5687698125839" calcext:value-type="float">
            <text:p>6,5687698125839</text:p>
          </table:table-cell>
          <table:table-cell office:value-type="float" office:value="-70.913909347194" calcext:value-type="float">
            <text:p>-70,91390934719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2550</text:p>
          </table:table-cell>
          <table:table-cell office:value-type="float" office:value="10.085006952286" calcext:value-type="float">
            <text:p>10,085006952286</text:p>
          </table:table-cell>
          <table:table-cell office:value-type="float" office:value="7.9130268096924" calcext:value-type="float">
            <text:p>7,9130268096924</text:p>
          </table:table-cell>
          <table:table-cell office:value-type="float" office:value="179.88585666486" calcext:value-type="float">
            <text:p>179,8858566648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2561</text:p>
          </table:table-cell>
          <table:table-cell office:value-type="float" office:value="-1.5614192187786" calcext:value-type="float">
            <text:p>-1,5614192187786</text:p>
          </table:table-cell>
          <table:table-cell office:value-type="float" office:value="5.747435092926" calcext:value-type="float">
            <text:p>5,747435092926</text:p>
          </table:table-cell>
          <table:table-cell office:value-type="float" office:value="-126.17804138524" calcext:value-type="float">
            <text:p>-126,1780413852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2572</text:p>
          </table:table-cell>
          <table:table-cell office:value-type="float" office:value="-1.1582075059414" calcext:value-type="float">
            <text:p>-1,1582075059414</text:p>
          </table:table-cell>
          <table:table-cell office:value-type="float" office:value="8.880957365036" calcext:value-type="float">
            <text:p>8,880957365036</text:p>
          </table:table-cell>
          <table:table-cell office:value-type="float" office:value="-170.90691426757" calcext:value-type="float">
            <text:p>-170,9069142675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2583</text:p>
          </table:table-cell>
          <table:table-cell office:value-type="float" office:value="0.79459950327873" calcext:value-type="float">
            <text:p>0,79459950327873</text:p>
          </table:table-cell>
          <table:table-cell office:value-type="float" office:value="4.4837421178818" calcext:value-type="float">
            <text:p>4,4837421178818</text:p>
          </table:table-cell>
          <table:table-cell office:value-type="float" office:value="-77.180731828046" calcext:value-type="float">
            <text:p>-77,18073182804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2594</text:p>
          </table:table-cell>
          <table:table-cell office:value-type="float" office:value="1.2619505822659" calcext:value-type="float">
            <text:p>1,2619505822659</text:p>
          </table:table-cell>
          <table:table-cell office:value-type="float" office:value="6.9458717107773" calcext:value-type="float">
            <text:p>6,9458717107773</text:p>
          </table:table-cell>
          <table:table-cell office:value-type="float" office:value="-115.86911966846" calcext:value-type="float">
            <text:p>-115,8691196684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2605</text:p>
          </table:table-cell>
          <table:table-cell office:value-type="float" office:value="5.9478843212128" calcext:value-type="float">
            <text:p>5,9478843212128</text:p>
          </table:table-cell>
          <table:table-cell office:value-type="float" office:value="6.0942661762238" calcext:value-type="float">
            <text:p>6,0942661762238</text:p>
          </table:table-cell>
          <table:table-cell office:value-type="float" office:value="56.267469551913" calcext:value-type="float">
            <text:p>56,26746955191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2616</text:p>
          </table:table-cell>
          <table:table-cell office:value-type="float" office:value="8.1384211778641" calcext:value-type="float">
            <text:p>8,1384211778641</text:p>
          </table:table-cell>
          <table:table-cell office:value-type="float" office:value="4.2467427253723" calcext:value-type="float">
            <text:p>4,2467427253723</text:p>
          </table:table-cell>
          <table:table-cell office:value-type="float" office:value="133.57824580685" calcext:value-type="float">
            <text:p>133,5782458068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2627</text:p>
          </table:table-cell>
          <table:table-cell office:value-type="float" office:value="9.1714352369308" calcext:value-type="float">
            <text:p>9,1714352369308</text:p>
          </table:table-cell>
          <table:table-cell office:value-type="float" office:value="8.3268755674362" calcext:value-type="float">
            <text:p>8,3268755674362</text:p>
          </table:table-cell>
          <table:table-cell office:value-type="float" office:value="-44.151904097029" calcext:value-type="float">
            <text:p>-44,15190409702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2638</text:p>
          </table:table-cell>
          <table:table-cell office:value-type="float" office:value="-1.0765331983566" calcext:value-type="float">
            <text:p>-1,0765331983566</text:p>
          </table:table-cell>
          <table:table-cell office:value-type="float" office:value="9.4289320707321" calcext:value-type="float">
            <text:p>9,4289320707321</text:p>
          </table:table-cell>
          <table:table-cell office:value-type="float" office:value="-138.50574736383" calcext:value-type="float">
            <text:p>-138,5057473638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2649</text:p>
          </table:table-cell>
          <table:table-cell office:value-type="float" office:value="-1.2328852713108" calcext:value-type="float">
            <text:p>-1,2328852713108</text:p>
          </table:table-cell>
          <table:table-cell office:value-type="float" office:value="6.4528965950012" calcext:value-type="float">
            <text:p>6,4528965950012</text:p>
          </table:table-cell>
          <table:table-cell office:value-type="float" office:value="-75.993630536802" calcext:value-type="float">
            <text:p>-75,99363053680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2660</text:p>
          </table:table-cell>
          <table:table-cell office:value-type="float" office:value="7.1145713329315" calcext:value-type="float">
            <text:p>7,1145713329315</text:p>
          </table:table-cell>
          <table:table-cell office:value-type="float" office:value="7.1740567684174" calcext:value-type="float">
            <text:p>7,1740567684174</text:p>
          </table:table-cell>
          <table:table-cell office:value-type="float" office:value="-110.36565045642" calcext:value-type="float">
            <text:p>-110,3656504564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2671</text:p>
          </table:table-cell>
          <table:table-cell office:value-type="float" office:value="3.6727771162987" calcext:value-type="float">
            <text:p>3,6727771162987</text:p>
          </table:table-cell>
          <table:table-cell office:value-type="float" office:value="8.5377597808838" calcext:value-type="float">
            <text:p>8,5377597808838</text:p>
          </table:table-cell>
          <table:table-cell office:value-type="float" office:value="79.005317323527" calcext:value-type="float">
            <text:p>79,00531732352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2682</text:p>
          </table:table-cell>
          <table:table-cell office:value-type="float" office:value="4.7998055815697" calcext:value-type="float">
            <text:p>4,7998055815697</text:p>
          </table:table-cell>
          <table:table-cell office:value-type="float" office:value="7.1924251317978" calcext:value-type="float">
            <text:p>7,1924251317978</text:p>
          </table:table-cell>
          <table:table-cell office:value-type="float" office:value="-53.57639387155" calcext:value-type="float">
            <text:p>-53,5763938715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2693</text:p>
          </table:table-cell>
          <table:table-cell office:value-type="float" office:value="9.9800807237625" calcext:value-type="float">
            <text:p>9,9800807237625</text:p>
          </table:table-cell>
          <table:table-cell office:value-type="float" office:value="9.6830624341965" calcext:value-type="float">
            <text:p>9,6830624341965</text:p>
          </table:table-cell>
          <table:table-cell office:value-type="float" office:value="-138.46702788286" calcext:value-type="float">
            <text:p>-138,4670278828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2704</text:p>
          </table:table-cell>
          <table:table-cell office:value-type="float" office:value="5.6538689136505" calcext:value-type="float">
            <text:p>5,6538689136505</text:p>
          </table:table-cell>
          <table:table-cell office:value-type="float" office:value="8.6087667942047" calcext:value-type="float">
            <text:p>8,6087667942047</text:p>
          </table:table-cell>
          <table:table-cell office:value-type="float" office:value="-8.4915739146008" calcext:value-type="float">
            <text:p>-8,491573914600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2715</text:p>
          </table:table-cell>
          <table:table-cell office:value-type="float" office:value="-0.22795926779509" calcext:value-type="float">
            <text:p>-0,22795926779509</text:p>
          </table:table-cell>
          <table:table-cell office:value-type="float" office:value="8.1406700611115" calcext:value-type="float">
            <text:p>8,1406700611115</text:p>
          </table:table-cell>
          <table:table-cell office:value-type="float" office:value="-158.48598358737" calcext:value-type="float">
            <text:p>-158,4859835873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2726</text:p>
          </table:table-cell>
          <table:table-cell office:value-type="float" office:value="0.038289767690003" calcext:value-type="float">
            <text:p>0,038289767690003</text:p>
          </table:table-cell>
          <table:table-cell office:value-type="float" office:value="9.9681216478348" calcext:value-type="float">
            <text:p>9,9681216478348</text:p>
          </table:table-cell>
          <table:table-cell office:value-type="float" office:value="17.435585237612" calcext:value-type="float">
            <text:p>17,43558523761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2737</text:p>
          </table:table-cell>
          <table:table-cell office:value-type="float" office:value="2.7314439415932" calcext:value-type="float">
            <text:p>2,7314439415932</text:p>
          </table:table-cell>
          <table:table-cell office:value-type="float" office:value="7.6144653558731" calcext:value-type="float">
            <text:p>7,6144653558731</text:p>
          </table:table-cell>
          <table:table-cell office:value-type="float" office:value="172.6675230986" calcext:value-type="float">
            <text:p>172,667523098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2748</text:p>
          </table:table-cell>
          <table:table-cell office:value-type="float" office:value="2.4958772957325" calcext:value-type="float">
            <text:p>2,4958772957325</text:p>
          </table:table-cell>
          <table:table-cell office:value-type="float" office:value="8.6630201339722" calcext:value-type="float">
            <text:p>8,6630201339722</text:p>
          </table:table-cell>
          <table:table-cell office:value-type="float" office:value="-175.83035663435" calcext:value-type="float">
            <text:p>-175,8303566343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2759</text:p>
          </table:table-cell>
          <table:table-cell office:value-type="float" office:value="4.3930396437645" calcext:value-type="float">
            <text:p>4,3930396437645</text:p>
          </table:table-cell>
          <table:table-cell office:value-type="float" office:value="9.1213929653168" calcext:value-type="float">
            <text:p>9,1213929653168</text:p>
          </table:table-cell>
          <table:table-cell office:value-type="float" office:value="-95.811540154135" calcext:value-type="float">
            <text:p>-95,81154015413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2770</text:p>
          </table:table-cell>
          <table:table-cell office:value-type="float" office:value="7.0105224847794" calcext:value-type="float">
            <text:p>7,0105224847794</text:p>
          </table:table-cell>
          <table:table-cell office:value-type="float" office:value="8.0903899669647" calcext:value-type="float">
            <text:p>8,0903899669647</text:p>
          </table:table-cell>
          <table:table-cell office:value-type="float" office:value="109.55198099659" calcext:value-type="float">
            <text:p>109,5519809965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2781</text:p>
          </table:table-cell>
          <table:table-cell office:value-type="float" office:value="9.246164560318" calcext:value-type="float">
            <text:p>9,246164560318</text:p>
          </table:table-cell>
          <table:table-cell office:value-type="float" office:value="5.2334815263748" calcext:value-type="float">
            <text:p>5,2334815263748</text:p>
          </table:table-cell>
          <table:table-cell office:value-type="float" office:value="20.049669560353" calcext:value-type="float">
            <text:p>20,04966956035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2792</text:p>
          </table:table-cell>
          <table:table-cell office:value-type="float" office:value="3.2857498526573" calcext:value-type="float">
            <text:p>3,2857498526573</text:p>
          </table:table-cell>
          <table:table-cell office:value-type="float" office:value="10.581078529358" calcext:value-type="float">
            <text:p>10,581078529358</text:p>
          </table:table-cell>
          <table:table-cell office:value-type="float" office:value="95.210937178059" calcext:value-type="float">
            <text:p>95,21093717805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2803</text:p>
          </table:table-cell>
          <table:table-cell office:value-type="float" office:value="-1.4879401028156" calcext:value-type="float">
            <text:p>-1,4879401028156</text:p>
          </table:table-cell>
          <table:table-cell office:value-type="float" office:value="8.612312078476" calcext:value-type="float">
            <text:p>8,612312078476</text:p>
          </table:table-cell>
          <table:table-cell office:value-type="float" office:value="-110.16390733658" calcext:value-type="float">
            <text:p>-110,1639073365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15</text:p>
          </table:table-cell>
          <table:table-cell office:value-type="float" office:value="0.72831504046917" calcext:value-type="float">
            <text:p>0,72831504046917</text:p>
          </table:table-cell>
          <table:table-cell office:value-type="float" office:value="-0.49549240618944" calcext:value-type="float">
            <text:p>-0,49549240618944</text:p>
          </table:table-cell>
          <table:table-cell office:value-type="float" office:value="92.843411075082" calcext:value-type="float">
            <text:p>92,84341107508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2264</text:p>
          </table:table-cell>
          <table:table-cell office:value-type="float" office:value="4.5557561516762" calcext:value-type="float">
            <text:p>4,5557561516762</text:p>
          </table:table-cell>
          <table:table-cell office:value-type="float" office:value="-0.58500207960606" calcext:value-type="float">
            <text:p>-0,58500207960606</text:p>
          </table:table-cell>
          <table:table-cell office:value-type="float" office:value="93.797812795943" calcext:value-type="float">
            <text:p>93,79781279594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2275</text:p>
          </table:table-cell>
          <table:table-cell office:value-type="float" office:value="2.1541564166546" calcext:value-type="float">
            <text:p>2,1541564166546</text:p>
          </table:table-cell>
          <table:table-cell office:value-type="float" office:value="3.6815255880356" calcext:value-type="float">
            <text:p>3,6815255880356</text:p>
          </table:table-cell>
          <table:table-cell office:value-type="float" office:value="-31.466736535358" calcext:value-type="float">
            <text:p>-31,46673653535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2286</text:p>
          </table:table-cell>
          <table:table-cell office:value-type="float" office:value="5.3850191831589" calcext:value-type="float">
            <text:p>5,3850191831589</text:p>
          </table:table-cell>
          <table:table-cell office:value-type="float" office:value="-0.54295144975185" calcext:value-type="float">
            <text:p>-0,54295144975185</text:p>
          </table:table-cell>
          <table:table-cell office:value-type="float" office:value="96.425796769986" calcext:value-type="float">
            <text:p>96,42579676998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2297</text:p>
          </table:table-cell>
          <table:table-cell office:value-type="float" office:value="5.6553506851196" calcext:value-type="float">
            <text:p>5,6553506851196</text:p>
          </table:table-cell>
          <table:table-cell office:value-type="float" office:value="-0.56540869176388" calcext:value-type="float">
            <text:p>-0,56540869176388</text:p>
          </table:table-cell>
          <table:table-cell office:value-type="float" office:value="112.46352059067" calcext:value-type="float">
            <text:p>112,4635205906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2308</text:p>
          </table:table-cell>
          <table:table-cell office:value-type="float" office:value="9.4070082902908" calcext:value-type="float">
            <text:p>9,4070082902908</text:p>
          </table:table-cell>
          <table:table-cell office:value-type="float" office:value="0.83256296813488" calcext:value-type="float">
            <text:p>0,83256296813488</text:p>
          </table:table-cell>
          <table:table-cell office:value-type="float" office:value="-45.07452249527" calcext:value-type="float">
            <text:p>-45,0745224952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2319</text:p>
          </table:table-cell>
          <table:table-cell office:value-type="float" office:value="7.4111747741699" calcext:value-type="float">
            <text:p>7,4111747741699</text:p>
          </table:table-cell>
          <table:table-cell office:value-type="float" office:value="-0.3983598202467" calcext:value-type="float">
            <text:p>-0,3983598202467</text:p>
          </table:table-cell>
          <table:table-cell office:value-type="float" office:value="-45.238875279761" calcext:value-type="float">
            <text:p>-45,23887527976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2330</text:p>
          </table:table-cell>
          <table:table-cell office:value-type="float" office:value="-0.53723283112049" calcext:value-type="float">
            <text:p>-0,53723283112049</text:p>
          </table:table-cell>
          <table:table-cell office:value-type="float" office:value="4.015274643898" calcext:value-type="float">
            <text:p>4,015274643898</text:p>
          </table:table-cell>
          <table:table-cell office:value-type="float" office:value="98.300083427672" calcext:value-type="float">
            <text:p>98,30008342767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2341</text:p>
          </table:table-cell>
          <table:table-cell office:value-type="float" office:value="-0.94783470034599" calcext:value-type="float">
            <text:p>-0,94783470034599</text:p>
          </table:table-cell>
          <table:table-cell office:value-type="float" office:value="1.3469745218754" calcext:value-type="float">
            <text:p>1,3469745218754</text:p>
          </table:table-cell>
          <table:table-cell office:value-type="float" office:value="-2.671434478775" calcext:value-type="float">
            <text:p>-2,67143447877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2352</text:p>
          </table:table-cell>
          <table:table-cell office:value-type="float" office:value="2.637055516243" calcext:value-type="float">
            <text:p>2,637055516243</text:p>
          </table:table-cell>
          <table:table-cell office:value-type="float" office:value="1.9379365444183" calcext:value-type="float">
            <text:p>1,9379365444183</text:p>
          </table:table-cell>
          <table:table-cell office:value-type="float" office:value="141.84883901268" calcext:value-type="float">
            <text:p>141,8488390126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2363</text:p>
          </table:table-cell>
          <table:table-cell office:value-type="float" office:value="2.4607691168785" calcext:value-type="float">
            <text:p>2,4607691168785</text:p>
          </table:table-cell>
          <table:table-cell office:value-type="float" office:value="5.6001502275467" calcext:value-type="float">
            <text:p>5,6001502275467</text:p>
          </table:table-cell>
          <table:table-cell office:value-type="float" office:value="130.83262048709" calcext:value-type="float">
            <text:p>130,8326204870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2374</text:p>
          </table:table-cell>
          <table:table-cell office:value-type="float" office:value="3.8900157809258" calcext:value-type="float">
            <text:p>3,8900157809258</text:p>
          </table:table-cell>
          <table:table-cell office:value-type="float" office:value="0.65205469727516" calcext:value-type="float">
            <text:p>0,65205469727516</text:p>
          </table:table-cell>
          <table:table-cell office:value-type="float" office:value="28.402483577182" calcext:value-type="float">
            <text:p>28,40248357718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2385</text:p>
          </table:table-cell>
          <table:table-cell office:value-type="float" office:value="5.9932029247284" calcext:value-type="float">
            <text:p>5,9932029247284</text:p>
          </table:table-cell>
          <table:table-cell office:value-type="float" office:value="-0.23755582049489" calcext:value-type="float">
            <text:p>-0,23755582049489</text:p>
          </table:table-cell>
          <table:table-cell office:value-type="float" office:value="104.66075930626" calcext:value-type="float">
            <text:p>104,6607593062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2396</text:p>
          </table:table-cell>
          <table:table-cell office:value-type="float" office:value="6.7777734994888" calcext:value-type="float">
            <text:p>6,7777734994888</text:p>
          </table:table-cell>
          <table:table-cell office:value-type="float" office:value="0.35923764109612" calcext:value-type="float">
            <text:p>0,35923764109612</text:p>
          </table:table-cell>
          <table:table-cell office:value-type="float" office:value="45.347684128269" calcext:value-type="float">
            <text:p>45,34768412826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2407</text:p>
          </table:table-cell>
          <table:table-cell office:value-type="float" office:value="-1.534980237484" calcext:value-type="float">
            <text:p>-1,534980237484</text:p>
          </table:table-cell>
          <table:table-cell office:value-type="float" office:value="5.5321800708771" calcext:value-type="float">
            <text:p>5,5321800708771</text:p>
          </table:table-cell>
          <table:table-cell office:value-type="float" office:value="39.587826485846" calcext:value-type="float">
            <text:p>39,58782648584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2418</text:p>
          </table:table-cell>
          <table:table-cell office:value-type="float" office:value="0.071228011511266" calcext:value-type="float">
            <text:p>0,071228011511266</text:p>
          </table:table-cell>
          <table:table-cell office:value-type="float" office:value="0.89140206575394" calcext:value-type="float">
            <text:p>0,89140206575394</text:p>
          </table:table-cell>
          <table:table-cell office:value-type="float" office:value="87.331454465344" calcext:value-type="float">
            <text:p>87,33145446534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2429</text:p>
          </table:table-cell>
          <table:table-cell office:value-type="float" office:value="5.5266958475113" calcext:value-type="float">
            <text:p>5,5266958475113</text:p>
          </table:table-cell>
          <table:table-cell office:value-type="float" office:value="5.0471746921539" calcext:value-type="float">
            <text:p>5,0471746921539</text:p>
          </table:table-cell>
          <table:table-cell office:value-type="float" office:value="87.192034265798" calcext:value-type="float">
            <text:p>87,19203426579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2440</text:p>
          </table:table-cell>
          <table:table-cell office:value-type="float" office:value="5.7526671886444" calcext:value-type="float">
            <text:p>5,7526671886444</text:p>
          </table:table-cell>
          <table:table-cell office:value-type="float" office:value="4.2939835786819" calcext:value-type="float">
            <text:p>4,2939835786819</text:p>
          </table:table-cell>
          <table:table-cell office:value-type="float" office:value="-70.366465362014" calcext:value-type="float">
            <text:p>-70,36646536201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2451</text:p>
          </table:table-cell>
          <table:table-cell office:value-type="float" office:value="7.4949342012405" calcext:value-type="float">
            <text:p>7,4949342012405</text:p>
          </table:table-cell>
          <table:table-cell office:value-type="float" office:value="4.4933742284775" calcext:value-type="float">
            <text:p>4,4933742284775</text:p>
          </table:table-cell>
          <table:table-cell office:value-type="float" office:value="-105.02089968153" calcext:value-type="float">
            <text:p>-105,0208996815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2462</text:p>
          </table:table-cell>
          <table:table-cell office:value-type="float" office:value="5.8720862865448" calcext:value-type="float">
            <text:p>5,8720862865448</text:p>
          </table:table-cell>
          <table:table-cell office:value-type="float" office:value="-0.47619082033634" calcext:value-type="float">
            <text:p>-0,47619082033634</text:p>
          </table:table-cell>
          <table:table-cell office:value-type="float" office:value="16.704602985625" calcext:value-type="float">
            <text:p>16,70460298562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2473</text:p>
          </table:table-cell>
          <table:table-cell office:value-type="float" office:value="7.4351930618286" calcext:value-type="float">
            <text:p>7,4351930618286</text:p>
          </table:table-cell>
          <table:table-cell office:value-type="float" office:value="3.6739510297775" calcext:value-type="float">
            <text:p>3,6739510297775</text:p>
          </table:table-cell>
          <table:table-cell office:value-type="float" office:value="-8.5014203551469" calcext:value-type="float">
            <text:p>-8,501420355146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2484</text:p>
          </table:table-cell>
          <table:table-cell office:value-type="float" office:value="0.6380408257246" calcext:value-type="float">
            <text:p>0,6380408257246</text:p>
          </table:table-cell>
          <table:table-cell office:value-type="float" office:value="-0.57889722287655" calcext:value-type="float">
            <text:p>-0,57889722287655</text:p>
          </table:table-cell>
          <table:table-cell office:value-type="float" office:value="-87.985968134206" calcext:value-type="float">
            <text:p>-87,98596813420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2495</text:p>
          </table:table-cell>
          <table:table-cell office:value-type="float" office:value="0.25079403072596" calcext:value-type="float">
            <text:p>0,25079403072596</text:p>
          </table:table-cell>
          <table:table-cell office:value-type="float" office:value="6.37162566185" calcext:value-type="float">
            <text:p>6,37162566185</text:p>
          </table:table-cell>
          <table:table-cell office:value-type="float" office:value="-171.36094220884" calcext:value-type="float">
            <text:p>-171,3609422088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2506</text:p>
          </table:table-cell>
          <table:table-cell office:value-type="float" office:value="3.4265783429146" calcext:value-type="float">
            <text:p>3,4265783429146</text:p>
          </table:table-cell>
          <table:table-cell office:value-type="float" office:value="2.8410428762436" calcext:value-type="float">
            <text:p>2,8410428762436</text:p>
          </table:table-cell>
          <table:table-cell office:value-type="float" office:value="-75.297581921717" calcext:value-type="float">
            <text:p>-75,29758192171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2517</text:p>
          </table:table-cell>
          <table:table-cell office:value-type="float" office:value="0.81055201590061" calcext:value-type="float">
            <text:p>0,81055201590061</text:p>
          </table:table-cell>
          <table:table-cell office:value-type="float" office:value="4.9630436301231" calcext:value-type="float">
            <text:p>4,9630436301231</text:p>
          </table:table-cell>
          <table:table-cell office:value-type="float" office:value="97.978232013192" calcext:value-type="float">
            <text:p>97,97823201319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2528</text:p>
          </table:table-cell>
          <table:table-cell office:value-type="float" office:value="5.3998422622681" calcext:value-type="float">
            <text:p>5,3998422622681</text:p>
          </table:table-cell>
          <table:table-cell office:value-type="float" office:value="1.7987614870071" calcext:value-type="float">
            <text:p>1,7987614870071</text:p>
          </table:table-cell>
          <table:table-cell office:value-type="float" office:value="-119.58916931395" calcext:value-type="float">
            <text:p>-119,5891693139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2539</text:p>
          </table:table-cell>
          <table:table-cell office:value-type="float" office:value="8.2643926143646" calcext:value-type="float">
            <text:p>8,2643926143646</text:p>
          </table:table-cell>
          <table:table-cell office:value-type="float" office:value="6.8888962268829" calcext:value-type="float">
            <text:p>6,8888962268829</text:p>
          </table:table-cell>
          <table:table-cell office:value-type="float" office:value="-82.360046684362" calcext:value-type="float">
            <text:p>-82,36004668436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2550</text:p>
          </table:table-cell>
          <table:table-cell office:value-type="float" office:value="10.084997415543" calcext:value-type="float">
            <text:p>10,084997415543</text:p>
          </table:table-cell>
          <table:table-cell office:value-type="float" office:value="7.8277915716171" calcext:value-type="float">
            <text:p>7,8277915716171</text:p>
          </table:table-cell>
          <table:table-cell office:value-type="float" office:value="-179.46074874538" calcext:value-type="float">
            <text:p>-179,4607487453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2561</text:p>
          </table:table-cell>
          <table:table-cell office:value-type="float" office:value="-1.5534617006779" calcext:value-type="float">
            <text:p>-1,5534617006779</text:p>
          </table:table-cell>
          <table:table-cell office:value-type="float" office:value="5.7332527637482" calcext:value-type="float">
            <text:p>5,7332527637482</text:p>
          </table:table-cell>
          <table:table-cell office:value-type="float" office:value="-122.05337111358" calcext:value-type="float">
            <text:p>-122,0533711135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2572</text:p>
          </table:table-cell>
          <table:table-cell office:value-type="float" office:value="-1.0992074012756" calcext:value-type="float">
            <text:p>-1,0992074012756</text:p>
          </table:table-cell>
          <table:table-cell office:value-type="float" office:value="9.0739822387695" calcext:value-type="float">
            <text:p>9,0739822387695</text:p>
          </table:table-cell>
          <table:table-cell office:value-type="float" office:value="-95.515109930828" calcext:value-type="float">
            <text:p>-95,51510993082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2583</text:p>
          </table:table-cell>
          <table:table-cell office:value-type="float" office:value="0.61411719769239" calcext:value-type="float">
            <text:p>0,61411719769239</text:p>
          </table:table-cell>
          <table:table-cell office:value-type="float" office:value="4.5910134911537" calcext:value-type="float">
            <text:p>4,5910134911537</text:p>
          </table:table-cell>
          <table:table-cell office:value-type="float" office:value="-12.399250914337" calcext:value-type="float">
            <text:p>-12,39925091433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2594</text:p>
          </table:table-cell>
          <table:table-cell office:value-type="float" office:value="1.2729392945766" calcext:value-type="float">
            <text:p>1,2729392945766</text:p>
          </table:table-cell>
          <table:table-cell office:value-type="float" office:value="7.1715641021729" calcext:value-type="float">
            <text:p>7,1715641021729</text:p>
          </table:table-cell>
          <table:table-cell office:value-type="float" office:value="-90.393430108477" calcext:value-type="float">
            <text:p>-90,39343010847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2605</text:p>
          </table:table-cell>
          <table:table-cell office:value-type="float" office:value="5.7370090484619" calcext:value-type="float">
            <text:p>5,7370090484619</text:p>
          </table:table-cell>
          <table:table-cell office:value-type="float" office:value="5.7969570159912" calcext:value-type="float">
            <text:p>5,7969570159912</text:p>
          </table:table-cell>
          <table:table-cell office:value-type="float" office:value="51.206137723983" calcext:value-type="float">
            <text:p>51,20613772398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2616</text:p>
          </table:table-cell>
          <table:table-cell office:value-type="float" office:value="8.3139288425446" calcext:value-type="float">
            <text:p>8,3139288425446</text:p>
          </table:table-cell>
          <table:table-cell office:value-type="float" office:value="3.9827865362167" calcext:value-type="float">
            <text:p>3,9827865362167</text:p>
          </table:table-cell>
          <table:table-cell office:value-type="float" office:value="116.91368461415" calcext:value-type="float">
            <text:p>116,9136846141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2627</text:p>
          </table:table-cell>
          <table:table-cell office:value-type="float" office:value="9.1033327579498" calcext:value-type="float">
            <text:p>9,1033327579498</text:p>
          </table:table-cell>
          <table:table-cell office:value-type="float" office:value="8.5061091184616" calcext:value-type="float">
            <text:p>8,5061091184616</text:p>
          </table:table-cell>
          <table:table-cell office:value-type="float" office:value="-69.624829444156" calcext:value-type="float">
            <text:p>-69,62482944415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2638</text:p>
          </table:table-cell>
          <table:table-cell office:value-type="float" office:value="-1.2000169605017" calcext:value-type="float">
            <text:p>-1,2000169605017</text:p>
          </table:table-cell>
          <table:table-cell office:value-type="float" office:value="9.6187579631805" calcext:value-type="float">
            <text:p>9,6187579631805</text:p>
          </table:table-cell>
          <table:table-cell office:value-type="float" office:value="-48.448297248524" calcext:value-type="float">
            <text:p>-48,44829724852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2649</text:p>
          </table:table-cell>
          <table:table-cell office:value-type="float" office:value="-1.3803274929523" calcext:value-type="float">
            <text:p>-1,3803274929523</text:p>
          </table:table-cell>
          <table:table-cell office:value-type="float" office:value="6.8096792697906" calcext:value-type="float">
            <text:p>6,8096792697906</text:p>
          </table:table-cell>
          <table:table-cell office:value-type="float" office:value="-69.07650391767" calcext:value-type="float">
            <text:p>-69,0765039176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2660</text:p>
          </table:table-cell>
          <table:table-cell office:value-type="float" office:value="7.140126824379" calcext:value-type="float">
            <text:p>7,140126824379</text:p>
          </table:table-cell>
          <table:table-cell office:value-type="float" office:value="7.4767172336578" calcext:value-type="float">
            <text:p>7,4767172336578</text:p>
          </table:table-cell>
          <table:table-cell office:value-type="float" office:value="-73.884580545365" calcext:value-type="float">
            <text:p>-73,88458054536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2671</text:p>
          </table:table-cell>
          <table:table-cell office:value-type="float" office:value="3.9007216691971" calcext:value-type="float">
            <text:p>3,9007216691971</text:p>
          </table:table-cell>
          <table:table-cell office:value-type="float" office:value="8.3466041088104" calcext:value-type="float">
            <text:p>8,3466041088104</text:p>
          </table:table-cell>
          <table:table-cell office:value-type="float" office:value="136.16691577207" calcext:value-type="float">
            <text:p>136,1669157720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2682</text:p>
          </table:table-cell>
          <table:table-cell office:value-type="float" office:value="4.6183627843857" calcext:value-type="float">
            <text:p>4,6183627843857</text:p>
          </table:table-cell>
          <table:table-cell office:value-type="float" office:value="7.4438375234604" calcext:value-type="float">
            <text:p>7,4438375234604</text:p>
          </table:table-cell>
          <table:table-cell office:value-type="float" office:value="-54.923624749396" calcext:value-type="float">
            <text:p>-54,92362474939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2693</text:p>
          </table:table-cell>
          <table:table-cell office:value-type="float" office:value="9.9624359607697" calcext:value-type="float">
            <text:p>9,9624359607697</text:p>
          </table:table-cell>
          <table:table-cell office:value-type="float" office:value="9.7007721662521" calcext:value-type="float">
            <text:p>9,7007721662521</text:p>
          </table:table-cell>
          <table:table-cell office:value-type="float" office:value="-158.46205213267" calcext:value-type="float">
            <text:p>-158,4620521326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2704</text:p>
          </table:table-cell>
          <table:table-cell office:value-type="float" office:value="5.4733914136887" calcext:value-type="float">
            <text:p>5,4733914136887</text:p>
          </table:table-cell>
          <table:table-cell office:value-type="float" office:value="8.6839306354523" calcext:value-type="float">
            <text:p>8,6839306354523</text:p>
          </table:table-cell>
          <table:table-cell office:value-type="float" office:value="-23.099344627113" calcext:value-type="float">
            <text:p>-23,09934462711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2715</text:p>
          </table:table-cell>
          <table:table-cell office:value-type="float" office:value="0.10051314719021" calcext:value-type="float">
            <text:p>0,10051314719021</text:p>
          </table:table-cell>
          <table:table-cell office:value-type="float" office:value="8.1778317689896" calcext:value-type="float">
            <text:p>8,1778317689896</text:p>
          </table:table-cell>
          <table:table-cell office:value-type="float" office:value="176.06190815093" calcext:value-type="float">
            <text:p>176,0619081509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2726</text:p>
          </table:table-cell>
          <table:table-cell office:value-type="float" office:value="-0.18269499763846" calcext:value-type="float">
            <text:p>-0,18269499763846</text:p>
          </table:table-cell>
          <table:table-cell office:value-type="float" office:value="9.8467779159546" calcext:value-type="float">
            <text:p>9,8467779159546</text:p>
          </table:table-cell>
          <table:table-cell office:value-type="float" office:value="24.370007833857" calcext:value-type="float">
            <text:p>24,37000783385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2737</text:p>
          </table:table-cell>
          <table:table-cell office:value-type="float" office:value="2.9425621032715" calcext:value-type="float">
            <text:p>2,9425621032715</text:p>
          </table:table-cell>
          <table:table-cell office:value-type="float" office:value="7.6748371124268" calcext:value-type="float">
            <text:p>7,6748371124268</text:p>
          </table:table-cell>
          <table:table-cell office:value-type="float" office:value="-162.0281805658" calcext:value-type="float">
            <text:p>-162,028180565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2748</text:p>
          </table:table-cell>
          <table:table-cell office:value-type="float" office:value="2.7067705988884" calcext:value-type="float">
            <text:p>2,7067705988884</text:p>
          </table:table-cell>
          <table:table-cell office:value-type="float" office:value="8.8107424974442" calcext:value-type="float">
            <text:p>8,8107424974442</text:p>
          </table:table-cell>
          <table:table-cell office:value-type="float" office:value="-139.86463303779" calcext:value-type="float">
            <text:p>-139,8646330377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2759</text:p>
          </table:table-cell>
          <table:table-cell office:value-type="float" office:value="4.4973629713058" calcext:value-type="float">
            <text:p>4,4973629713058</text:p>
          </table:table-cell>
          <table:table-cell office:value-type="float" office:value="9.2825257778168" calcext:value-type="float">
            <text:p>9,2825257778168</text:p>
          </table:table-cell>
          <table:table-cell office:value-type="float" office:value="-97.574233249494" calcext:value-type="float">
            <text:p>-97,57423324949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2770</text:p>
          </table:table-cell>
          <table:table-cell office:value-type="float" office:value="7.1295756101608" calcext:value-type="float">
            <text:p>7,1295756101608</text:p>
          </table:table-cell>
          <table:table-cell office:value-type="float" office:value="7.8791666030884" calcext:value-type="float">
            <text:p>7,8791666030884</text:p>
          </table:table-cell>
          <table:table-cell office:value-type="float" office:value="102.18839129065" calcext:value-type="float">
            <text:p>102,1883912906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2781</text:p>
          </table:table-cell>
          <table:table-cell office:value-type="float" office:value="9.1197317838669" calcext:value-type="float">
            <text:p>9,1197317838669</text:p>
          </table:table-cell>
          <table:table-cell office:value-type="float" office:value="4.9717935919762" calcext:value-type="float">
            <text:p>4,9717935919762</text:p>
          </table:table-cell>
          <table:table-cell office:value-type="float" office:value="70.624012096672" calcext:value-type="float">
            <text:p>70,62401209667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2792</text:p>
          </table:table-cell>
          <table:table-cell office:value-type="float" office:value="3.1626012921333" calcext:value-type="float">
            <text:p>3,1626012921333</text:p>
          </table:table-cell>
          <table:table-cell office:value-type="float" office:value="10.389586687088" calcext:value-type="float">
            <text:p>10,389586687088</text:p>
          </table:table-cell>
          <table:table-cell office:value-type="float" office:value="61.093853537444" calcext:value-type="float">
            <text:p>61,09385353744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2803</text:p>
          </table:table-cell>
          <table:table-cell office:value-type="float" office:value="-1.5850035846233" calcext:value-type="float">
            <text:p>-1,5850035846233</text:p>
          </table:table-cell>
          <table:table-cell office:value-type="float" office:value="8.7434166669846" calcext:value-type="float">
            <text:p>8,7434166669846</text:p>
          </table:table-cell>
          <table:table-cell office:value-type="float" office:value="-24.166260745115" calcext:value-type="float">
            <text:p>-24,16626074511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15</text:p>
          </table:table-cell>
          <table:table-cell office:value-type="float" office:value="0.73316492140293" calcext:value-type="float">
            <text:p>0,73316492140293</text:p>
          </table:table-cell>
          <table:table-cell office:value-type="float" office:value="-0.47798126935959" calcext:value-type="float">
            <text:p>-0,47798126935959</text:p>
          </table:table-cell>
          <table:table-cell office:value-type="float" office:value="94.969763877286" calcext:value-type="float">
            <text:p>94,96976387728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2264</text:p>
          </table:table-cell>
          <table:table-cell office:value-type="float" office:value="4.8997217416763" calcext:value-type="float">
            <text:p>4,8997217416763</text:p>
          </table:table-cell>
          <table:table-cell office:value-type="float" office:value="-0.58691941201687" calcext:value-type="float">
            <text:p>-0,58691941201687</text:p>
          </table:table-cell>
          <table:table-cell office:value-type="float" office:value="110.75187488726" calcext:value-type="float">
            <text:p>110,7518748872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2275</text:p>
          </table:table-cell>
          <table:table-cell office:value-type="float" office:value="2.0272445678711" calcext:value-type="float">
            <text:p>2,0272445678711</text:p>
          </table:table-cell>
          <table:table-cell office:value-type="float" office:value="3.9242497086525" calcext:value-type="float">
            <text:p>3,9242497086525</text:p>
          </table:table-cell>
          <table:table-cell office:value-type="float" office:value="-68.247684247934" calcext:value-type="float">
            <text:p>-68,24768424793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2286</text:p>
          </table:table-cell>
          <table:table-cell office:value-type="float" office:value="5.3904628753662" calcext:value-type="float">
            <text:p>5,3904628753662</text:p>
          </table:table-cell>
          <table:table-cell office:value-type="float" office:value="-0.53308121860027" calcext:value-type="float">
            <text:p>-0,53308121860027</text:p>
          </table:table-cell>
          <table:table-cell office:value-type="float" office:value="91.858114406561" calcext:value-type="float">
            <text:p>91,85811440656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2297</text:p>
          </table:table-cell>
          <table:table-cell office:value-type="float" office:value="5.6854021549225" calcext:value-type="float">
            <text:p>5,6854021549225</text:p>
          </table:table-cell>
          <table:table-cell office:value-type="float" office:value="-0.59387005865574" calcext:value-type="float">
            <text:p>-0,59387005865574</text:p>
          </table:table-cell>
          <table:table-cell office:value-type="float" office:value="151.51709204267" calcext:value-type="float">
            <text:p>151,5170920426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2308</text:p>
          </table:table-cell>
          <table:table-cell office:value-type="float" office:value="9.0991276502609" calcext:value-type="float">
            <text:p>9,0991276502609</text:p>
          </table:table-cell>
          <table:table-cell office:value-type="float" office:value="0.99304281175137" calcext:value-type="float">
            <text:p>0,99304281175137</text:p>
          </table:table-cell>
          <table:table-cell office:value-type="float" office:value="-22.433524678467" calcext:value-type="float">
            <text:p>-22,43352467846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2319</text:p>
          </table:table-cell>
          <table:table-cell office:value-type="float" office:value="7.3108720779419" calcext:value-type="float">
            <text:p>7,3108720779419</text:p>
          </table:table-cell>
          <table:table-cell office:value-type="float" office:value="-0.074839973822236" calcext:value-type="float">
            <text:p>-0,074839973822236</text:p>
          </table:table-cell>
          <table:table-cell office:value-type="float" office:value="-71.833944624397" calcext:value-type="float">
            <text:p>-71,83394462439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2330</text:p>
          </table:table-cell>
          <table:table-cell office:value-type="float" office:value="-0.52993435412645" calcext:value-type="float">
            <text:p>-0,52993435412645</text:p>
          </table:table-cell>
          <table:table-cell office:value-type="float" office:value="3.6450129747391" calcext:value-type="float">
            <text:p>3,6450129747391</text:p>
          </table:table-cell>
          <table:table-cell office:value-type="float" office:value="86.56396683614" calcext:value-type="float">
            <text:p>86,563966836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2341</text:p>
          </table:table-cell>
          <table:table-cell office:value-type="float" office:value="-1.2061716616154" calcext:value-type="float">
            <text:p>-1,2061716616154</text:p>
          </table:table-cell>
          <table:table-cell office:value-type="float" office:value="1.3280209898949" calcext:value-type="float">
            <text:p>1,3280209898949</text:p>
          </table:table-cell>
          <table:table-cell office:value-type="float" office:value="2.7457545185165" calcext:value-type="float">
            <text:p>2,745754518516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2352</text:p>
          </table:table-cell>
          <table:table-cell office:value-type="float" office:value="2.7764290571213" calcext:value-type="float">
            <text:p>2,7764290571213</text:p>
          </table:table-cell>
          <table:table-cell office:value-type="float" office:value="1.6635842621326" calcext:value-type="float">
            <text:p>1,6635842621326</text:p>
          </table:table-cell>
          <table:table-cell office:value-type="float" office:value="111.02413447799" calcext:value-type="float">
            <text:p>111,0241344779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2363</text:p>
          </table:table-cell>
          <table:table-cell office:value-type="float" office:value="2.5411504507065" calcext:value-type="float">
            <text:p>2,5411504507065</text:p>
          </table:table-cell>
          <table:table-cell office:value-type="float" office:value="5.4419928789139" calcext:value-type="float">
            <text:p>5,4419928789139</text:p>
          </table:table-cell>
          <table:table-cell office:value-type="float" office:value="117.22402815606" calcext:value-type="float">
            <text:p>117,2240281560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2374</text:p>
          </table:table-cell>
          <table:table-cell office:value-type="float" office:value="3.5392108559608" calcext:value-type="float">
            <text:p>3,5392108559608</text:p>
          </table:table-cell>
          <table:table-cell office:value-type="float" office:value="0.46342857182026" calcext:value-type="float">
            <text:p>0,46342857182026</text:p>
          </table:table-cell>
          <table:table-cell office:value-type="float" office:value="28.411153775112" calcext:value-type="float">
            <text:p>28,41115377511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2385</text:p>
          </table:table-cell>
          <table:table-cell office:value-type="float" office:value="6.0042417049408" calcext:value-type="float">
            <text:p>6,0042417049408</text:p>
          </table:table-cell>
          <table:table-cell office:value-type="float" office:value="-0.25199990719557" calcext:value-type="float">
            <text:p>-0,25199990719557</text:p>
          </table:table-cell>
          <table:table-cell office:value-type="float" office:value="100.51917574208" calcext:value-type="float">
            <text:p>100,5191757420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2396</text:p>
          </table:table-cell>
          <table:table-cell office:value-type="float" office:value="6.5856021642685" calcext:value-type="float">
            <text:p>6,5856021642685</text:p>
          </table:table-cell>
          <table:table-cell office:value-type="float" office:value="0.054142568260431" calcext:value-type="float">
            <text:p>0,054142568260431</text:p>
          </table:table-cell>
          <table:table-cell office:value-type="float" office:value="61.639384099632" calcext:value-type="float">
            <text:p>61,63938409963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2407</text:p>
          </table:table-cell>
          <table:table-cell office:value-type="float" office:value="-1.5374919772148" calcext:value-type="float">
            <text:p>-1,5374919772148</text:p>
          </table:table-cell>
          <table:table-cell office:value-type="float" office:value="5.5147814750671" calcext:value-type="float">
            <text:p>5,5147814750671</text:p>
          </table:table-cell>
          <table:table-cell office:value-type="float" office:value="-46.206086684184" calcext:value-type="float">
            <text:p>-46,20608668418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2418</text:p>
          </table:table-cell>
          <table:table-cell office:value-type="float" office:value="0.21375583484769" calcext:value-type="float">
            <text:p>0,21375583484769</text:p>
          </table:table-cell>
          <table:table-cell office:value-type="float" office:value="0.63417106866837" calcext:value-type="float">
            <text:p>0,63417106866837</text:p>
          </table:table-cell>
          <table:table-cell office:value-type="float" office:value="125.29961622445" calcext:value-type="float">
            <text:p>125,2996162244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2429</text:p>
          </table:table-cell>
          <table:table-cell office:value-type="float" office:value="5.4672664403915" calcext:value-type="float">
            <text:p>5,4672664403915</text:p>
          </table:table-cell>
          <table:table-cell office:value-type="float" office:value="4.8283496499062" calcext:value-type="float">
            <text:p>4,8283496499062</text:p>
          </table:table-cell>
          <table:table-cell office:value-type="float" office:value="53.534267814296" calcext:value-type="float">
            <text:p>53,53426781429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2440</text:p>
          </table:table-cell>
          <table:table-cell office:value-type="float" office:value="5.6005543470383" calcext:value-type="float">
            <text:p>5,6005543470383</text:p>
          </table:table-cell>
          <table:table-cell office:value-type="float" office:value="4.3807634711266" calcext:value-type="float">
            <text:p>4,3807634711266</text:p>
          </table:table-cell>
          <table:table-cell office:value-type="float" office:value="-20.77546336089" calcext:value-type="float">
            <text:p>-20,7754633608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2451</text:p>
          </table:table-cell>
          <table:table-cell office:value-type="float" office:value="7.6158791780472" calcext:value-type="float">
            <text:p>7,6158791780472</text:p>
          </table:table-cell>
          <table:table-cell office:value-type="float" office:value="4.7377967834473" calcext:value-type="float">
            <text:p>4,7377967834473</text:p>
          </table:table-cell>
          <table:table-cell office:value-type="float" office:value="-123.24880946214" calcext:value-type="float">
            <text:p>-123,2488094621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2462</text:p>
          </table:table-cell>
          <table:table-cell office:value-type="float" office:value="5.8593475818634" calcext:value-type="float">
            <text:p>5,8593475818634</text:p>
          </table:table-cell>
          <table:table-cell office:value-type="float" office:value="-0.48074327409267" calcext:value-type="float">
            <text:p>-0,48074327409267</text:p>
          </table:table-cell>
          <table:table-cell office:value-type="float" office:value="-0.52268891506324" calcext:value-type="float">
            <text:p>-0,5226889150632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2473</text:p>
          </table:table-cell>
          <table:table-cell office:value-type="float" office:value="7.0792704820633" calcext:value-type="float">
            <text:p>7,0792704820633</text:p>
          </table:table-cell>
          <table:table-cell office:value-type="float" office:value="3.6411449313164" calcext:value-type="float">
            <text:p>3,6411449313164</text:p>
          </table:table-cell>
          <table:table-cell office:value-type="float" office:value="9.6148779247976" calcext:value-type="float">
            <text:p>9,614877924797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2484</text:p>
          </table:table-cell>
          <table:table-cell office:value-type="float" office:value="0.64525738358498" calcext:value-type="float">
            <text:p>0,64525738358498</text:p>
          </table:table-cell>
          <table:table-cell office:value-type="float" office:value="-0.5685143917799" calcext:value-type="float">
            <text:p>-0,5685143917799</text:p>
          </table:table-cell>
          <table:table-cell office:value-type="float" office:value="-85.127737871401" calcext:value-type="float">
            <text:p>-85,12773787140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2495</text:p>
          </table:table-cell>
          <table:table-cell office:value-type="float" office:value="0.55502772331238" calcext:value-type="float">
            <text:p>0,55502772331238</text:p>
          </table:table-cell>
          <table:table-cell office:value-type="float" office:value="6.2819212675095" calcext:value-type="float">
            <text:p>6,2819212675095</text:p>
          </table:table-cell>
          <table:table-cell office:value-type="float" office:value="157.11109349682" calcext:value-type="float">
            <text:p>157,1110934968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2506</text:p>
          </table:table-cell>
          <table:table-cell office:value-type="float" office:value="3.2788562774658" calcext:value-type="float">
            <text:p>3,2788562774658</text:p>
          </table:table-cell>
          <table:table-cell office:value-type="float" office:value="3.1812983751297" calcext:value-type="float">
            <text:p>3,1812983751297</text:p>
          </table:table-cell>
          <table:table-cell office:value-type="float" office:value="-63.585888807941" calcext:value-type="float">
            <text:p>-63,58588880794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2517</text:p>
          </table:table-cell>
          <table:table-cell office:value-type="float" office:value="1.0326192528009" calcext:value-type="float">
            <text:p>1,0326192528009</text:p>
          </table:table-cell>
          <table:table-cell office:value-type="float" office:value="4.9621266126633" calcext:value-type="float">
            <text:p>4,9621266126633</text:p>
          </table:table-cell>
          <table:table-cell office:value-type="float" office:value="-171.48864952622" calcext:value-type="float">
            <text:p>-171,4886495262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2528</text:p>
          </table:table-cell>
          <table:table-cell office:value-type="float" office:value="5.5913949012756" calcext:value-type="float">
            <text:p>5,5913949012756</text:p>
          </table:table-cell>
          <table:table-cell office:value-type="float" office:value="2.1347725391388" calcext:value-type="float">
            <text:p>2,1347725391388</text:p>
          </table:table-cell>
          <table:table-cell office:value-type="float" office:value="-120.64047224203" calcext:value-type="float">
            <text:p>-120,6404722420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2539</text:p>
          </table:table-cell>
          <table:table-cell office:value-type="float" office:value="8.2112395763397" calcext:value-type="float">
            <text:p>8,2112395763397</text:p>
          </table:table-cell>
          <table:table-cell office:value-type="float" office:value="7.2827106714249" calcext:value-type="float">
            <text:p>7,2827106714249</text:p>
          </table:table-cell>
          <table:table-cell office:value-type="float" office:value="-82.361310910267" calcext:value-type="float">
            <text:p>-82,36131091026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2550</text:p>
          </table:table-cell>
          <table:table-cell office:value-type="float" office:value="10.085006952286" calcext:value-type="float">
            <text:p>10,085006952286</text:p>
          </table:table-cell>
          <table:table-cell office:value-type="float" office:value="8.0447781085968" calcext:value-type="float">
            <text:p>8,0447781085968</text:p>
          </table:table-cell>
          <table:table-cell office:value-type="float" office:value="-152.69092237873" calcext:value-type="float">
            <text:p>-152,6909223787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2561</text:p>
          </table:table-cell>
          <table:table-cell office:value-type="float" office:value="-1.5357692539692" calcext:value-type="float">
            <text:p>-1,5357692539692</text:p>
          </table:table-cell>
          <table:table-cell office:value-type="float" office:value="5.722815990448" calcext:value-type="float">
            <text:p>5,722815990448</text:p>
          </table:table-cell>
          <table:table-cell office:value-type="float" office:value="-128.40991263177" calcext:value-type="float">
            <text:p>-128,4099126317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2572</text:p>
          </table:table-cell>
          <table:table-cell office:value-type="float" office:value="-1.3146631419659" calcext:value-type="float">
            <text:p>-1,3146631419659</text:p>
          </table:table-cell>
          <table:table-cell office:value-type="float" office:value="9.1254723072052" calcext:value-type="float">
            <text:p>9,1254723072052</text:p>
          </table:table-cell>
          <table:table-cell office:value-type="float" office:value="-4.7575498747218" calcext:value-type="float">
            <text:p>-4,757549874721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2583</text:p>
          </table:table-cell>
          <table:table-cell office:value-type="float" office:value="0.53676385432482" calcext:value-type="float">
            <text:p>0,53676385432482</text:p>
          </table:table-cell>
          <table:table-cell office:value-type="float" office:value="4.3833699822426" calcext:value-type="float">
            <text:p>4,3833699822426</text:p>
          </table:table-cell>
          <table:table-cell office:value-type="float" office:value="78.325402964452" calcext:value-type="float">
            <text:p>78,32540296445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2594</text:p>
          </table:table-cell>
          <table:table-cell office:value-type="float" office:value="1.1861084401608" calcext:value-type="float">
            <text:p>1,1861084401608</text:p>
          </table:table-cell>
          <table:table-cell office:value-type="float" office:value="7.3793184757233" calcext:value-type="float">
            <text:p>7,3793184757233</text:p>
          </table:table-cell>
          <table:table-cell office:value-type="float" office:value="-64.959289162022" calcext:value-type="float">
            <text:p>-64,95928916202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2605</text:p>
          </table:table-cell>
          <table:table-cell office:value-type="float" office:value="5.5219531059265" calcext:value-type="float">
            <text:p>5,5219531059265</text:p>
          </table:table-cell>
          <table:table-cell office:value-type="float" office:value="5.6643128395081" calcext:value-type="float">
            <text:p>5,6643128395081</text:p>
          </table:table-cell>
          <table:table-cell office:value-type="float" office:value="28.511126709592" calcext:value-type="float">
            <text:p>28,51112670959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2616</text:p>
          </table:table-cell>
          <table:table-cell office:value-type="float" office:value="8.3523428440094" calcext:value-type="float">
            <text:p>8,3523428440094</text:p>
          </table:table-cell>
          <table:table-cell office:value-type="float" office:value="3.6872002482414" calcext:value-type="float">
            <text:p>3,6872002482414</text:p>
          </table:table-cell>
          <table:table-cell office:value-type="float" office:value="93.285726134185" calcext:value-type="float">
            <text:p>93,28572613418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2627</text:p>
          </table:table-cell>
          <table:table-cell office:value-type="float" office:value="9.1179752349854" calcext:value-type="float">
            <text:p>9,1179752349854</text:p>
          </table:table-cell>
          <table:table-cell office:value-type="float" office:value="8.6972445249557" calcext:value-type="float">
            <text:p>8,6972445249557</text:p>
          </table:table-cell>
          <table:table-cell office:value-type="float" office:value="-95.074660459142" calcext:value-type="float">
            <text:p>-95,07466045914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2638</text:p>
          </table:table-cell>
          <table:table-cell office:value-type="float" office:value="-1.3847276568413" calcext:value-type="float">
            <text:p>-1,3847276568413</text:p>
          </table:table-cell>
          <table:table-cell office:value-type="float" office:value="9.4962233304977" calcext:value-type="float">
            <text:p>9,4962233304977</text:p>
          </table:table-cell>
          <table:table-cell office:value-type="float" office:value="42.222555275935" calcext:value-type="float">
            <text:p>42,22255527593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2649</text:p>
          </table:table-cell>
          <table:table-cell office:value-type="float" office:value="-1.5216480195522" calcext:value-type="float">
            <text:p>-1,5216480195522</text:p>
          </table:table-cell>
          <table:table-cell office:value-type="float" office:value="7.1820414066315" calcext:value-type="float">
            <text:p>7,1820414066315</text:p>
          </table:table-cell>
          <table:table-cell office:value-type="float" office:value="-69.037968945351" calcext:value-type="float">
            <text:p>-69,03796894535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2660</text:p>
          </table:table-cell>
          <table:table-cell office:value-type="float" office:value="6.9181597232819" calcext:value-type="float">
            <text:p>6,9181597232819</text:p>
          </table:table-cell>
          <table:table-cell office:value-type="float" office:value="7.4179887771606" calcext:value-type="float">
            <text:p>7,4179887771606</text:p>
          </table:table-cell>
          <table:table-cell office:value-type="float" office:value="19.718245905676" calcext:value-type="float">
            <text:p>19,71824590567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2671</text:p>
          </table:table-cell>
          <table:table-cell office:value-type="float" office:value="4.1846308112144" calcext:value-type="float">
            <text:p>4,1846308112144</text:p>
          </table:table-cell>
          <table:table-cell office:value-type="float" office:value="8.0791532993317" calcext:value-type="float">
            <text:p>8,0791532993317</text:p>
          </table:table-cell>
          <table:table-cell office:value-type="float" office:value="138.63186927358" calcext:value-type="float">
            <text:p>138,6318692735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2682</text:p>
          </table:table-cell>
          <table:table-cell office:value-type="float" office:value="4.5191416144371" calcext:value-type="float">
            <text:p>4,5191416144371</text:p>
          </table:table-cell>
          <table:table-cell office:value-type="float" office:value="7.609179019928" calcext:value-type="float">
            <text:p>7,609179019928</text:p>
          </table:table-cell>
          <table:table-cell office:value-type="float" office:value="-59.132656474022" calcext:value-type="float">
            <text:p>-59,13265647402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2693</text:p>
          </table:table-cell>
          <table:table-cell office:value-type="float" office:value="10.084998607635" calcext:value-type="float">
            <text:p>10,084998607635</text:p>
          </table:table-cell>
          <table:table-cell office:value-type="float" office:value="9.5689308643341" calcext:value-type="float">
            <text:p>9,5689308643341</text:p>
          </table:table-cell>
          <table:table-cell office:value-type="float" office:value="-164.22108631984" calcext:value-type="float">
            <text:p>-164,2210863198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2704</text:p>
          </table:table-cell>
          <table:table-cell office:value-type="float" office:value="5.1938605308533" calcext:value-type="float">
            <text:p>5,1938605308533</text:p>
          </table:table-cell>
          <table:table-cell office:value-type="float" office:value="8.7051951885223" calcext:value-type="float">
            <text:p>8,7051951885223</text:p>
          </table:table-cell>
          <table:table-cell office:value-type="float" office:value="2.0042243087368" calcext:value-type="float">
            <text:p>2,004224308736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2715</text:p>
          </table:table-cell>
          <table:table-cell office:value-type="float" office:value="0.35259995609522" calcext:value-type="float">
            <text:p>0,35259995609522</text:p>
          </table:table-cell>
          <table:table-cell office:value-type="float" office:value="8.0044043064117" calcext:value-type="float">
            <text:p>8,0044043064117</text:p>
          </table:table-cell>
          <table:table-cell office:value-type="float" office:value="138.01817985097" calcext:value-type="float">
            <text:p>138,0181798509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2726</text:p>
          </table:table-cell>
          <table:table-cell office:value-type="float" office:value="-0.38493070751429" calcext:value-type="float">
            <text:p>-0,38493070751429</text:p>
          </table:table-cell>
          <table:table-cell office:value-type="float" office:value="9.8120105266571" calcext:value-type="float">
            <text:p>9,8120105266571</text:p>
          </table:table-cell>
          <table:table-cell office:value-type="float" office:value="8.9705728801193" calcext:value-type="float">
            <text:p>8,970572880119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2737</text:p>
          </table:table-cell>
          <table:table-cell office:value-type="float" office:value="3.1074032187462" calcext:value-type="float">
            <text:p>3,1074032187462</text:p>
          </table:table-cell>
          <table:table-cell office:value-type="float" office:value="7.8209465742111" calcext:value-type="float">
            <text:p>7,8209465742111</text:p>
          </table:table-cell>
          <table:table-cell office:value-type="float" office:value="-136.59467514913" calcext:value-type="float">
            <text:p>-136,5946751491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2748</text:p>
          </table:table-cell>
          <table:table-cell office:value-type="float" office:value="2.7996388077736" calcext:value-type="float">
            <text:p>2,7996388077736</text:p>
          </table:table-cell>
          <table:table-cell office:value-type="float" office:value="9.0565574169159" calcext:value-type="float">
            <text:p>9,0565574169159</text:p>
          </table:table-cell>
          <table:table-cell office:value-type="float" office:value="-106.45945892212" calcext:value-type="float">
            <text:p>-106,4594589221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2759</text:p>
          </table:table-cell>
          <table:table-cell office:value-type="float" office:value="4.5712938904762" calcext:value-type="float">
            <text:p>4,5712938904762</text:p>
          </table:table-cell>
          <table:table-cell office:value-type="float" office:value="9.4053184986115" calcext:value-type="float">
            <text:p>9,4053184986115</text:p>
          </table:table-cell>
          <table:table-cell office:value-type="float" office:value="-112.78413511386" calcext:value-type="float">
            <text:p>-112,7841351138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2770</text:p>
          </table:table-cell>
          <table:table-cell office:value-type="float" office:value="6.9152230024338" calcext:value-type="float">
            <text:p>6,9152230024338</text:p>
          </table:table-cell>
          <table:table-cell office:value-type="float" office:value="7.8212344646454" calcext:value-type="float">
            <text:p>7,8212344646454</text:p>
          </table:table-cell>
          <table:table-cell office:value-type="float" office:value="10.835090830068" calcext:value-type="float">
            <text:p>10,83509083006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2781</text:p>
          </table:table-cell>
          <table:table-cell office:value-type="float" office:value="9.042820930481" calcext:value-type="float">
            <text:p>9,042820930481</text:p>
          </table:table-cell>
          <table:table-cell office:value-type="float" office:value="4.6031856536865" calcext:value-type="float">
            <text:p>4,6031856536865</text:p>
          </table:table-cell>
          <table:table-cell office:value-type="float" office:value="80.649145849191" calcext:value-type="float">
            <text:p>80,64914584919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2792</text:p>
          </table:table-cell>
          <table:table-cell office:value-type="float" office:value="3.0098122358322" calcext:value-type="float">
            <text:p>3,0098122358322</text:p>
          </table:table-cell>
          <table:table-cell office:value-type="float" office:value="10.154992341995" calcext:value-type="float">
            <text:p>10,154992341995</text:p>
          </table:table-cell>
          <table:table-cell office:value-type="float" office:value="56.0749962831" calcext:value-type="float">
            <text:p>56,074996283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2803</text:p>
          </table:table-cell>
          <table:table-cell office:value-type="float" office:value="-1.5760682523251" calcext:value-type="float">
            <text:p>-1,5760682523251</text:p>
          </table:table-cell>
          <table:table-cell office:value-type="float" office:value="8.5862272977829" calcext:value-type="float">
            <text:p>8,5862272977829</text:p>
          </table:table-cell>
          <table:table-cell office:value-type="float" office:value="57.348020517143" calcext:value-type="float">
            <text:p>57,34802051714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15</text:p>
          </table:table-cell>
          <table:table-cell office:value-type="float" office:value="0.72266288101673" calcext:value-type="float">
            <text:p>0,72266288101673</text:p>
          </table:table-cell>
          <table:table-cell office:value-type="float" office:value="-0.44908422976732" calcext:value-type="float">
            <text:p>-0,44908422976732</text:p>
          </table:table-cell>
          <table:table-cell office:value-type="float" office:value="97.577301559934" calcext:value-type="float">
            <text:p>97,57730155993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2264</text:p>
          </table:table-cell>
          <table:table-cell office:value-type="float" office:value="5.0781679153442" calcext:value-type="float">
            <text:p>5,0781679153442</text:p>
          </table:table-cell>
          <table:table-cell office:value-type="float" office:value="-0.58443762362003" calcext:value-type="float">
            <text:p>-0,58443762362003</text:p>
          </table:table-cell>
          <table:table-cell office:value-type="float" office:value="125.08391878407" calcext:value-type="float">
            <text:p>125,0839187840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2275</text:p>
          </table:table-cell>
          <table:table-cell office:value-type="float" office:value="2.0687294006348" calcext:value-type="float">
            <text:p>2,0687294006348</text:p>
          </table:table-cell>
          <table:table-cell office:value-type="float" office:value="4.2012089490891" calcext:value-type="float">
            <text:p>4,2012089490891</text:p>
          </table:table-cell>
          <table:table-cell office:value-type="float" office:value="-103.64031715758" calcext:value-type="float">
            <text:p>-103,6403171575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2286</text:p>
          </table:table-cell>
          <table:table-cell office:value-type="float" office:value="5.4109579324722" calcext:value-type="float">
            <text:p>5,4109579324722</text:p>
          </table:table-cell>
          <table:table-cell office:value-type="float" office:value="-0.53092896938324" calcext:value-type="float">
            <text:p>-0,53092896938324</text:p>
          </table:table-cell>
          <table:table-cell office:value-type="float" office:value="91.066394641901" calcext:value-type="float">
            <text:p>91,06639464190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2297</text:p>
          </table:table-cell>
          <table:table-cell office:value-type="float" office:value="5.7081216573715" calcext:value-type="float">
            <text:p>5,7081216573715</text:p>
          </table:table-cell>
          <table:table-cell office:value-type="float" office:value="-0.58704245835543" calcext:value-type="float">
            <text:p>-0,58704245835543</text:p>
          </table:table-cell>
          <table:table-cell office:value-type="float" office:value="169.78146619857" calcext:value-type="float">
            <text:p>169,7814661985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2308</text:p>
          </table:table-cell>
          <table:table-cell office:value-type="float" office:value="8.7538135051727" calcext:value-type="float">
            <text:p>8,7538135051727</text:p>
          </table:table-cell>
          <table:table-cell office:value-type="float" office:value="1.0231296718121" calcext:value-type="float">
            <text:p>1,0231296718121</text:p>
          </table:table-cell>
          <table:table-cell office:value-type="float" office:value="0.2132661011853" calcext:value-type="float">
            <text:p>0,213266101185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2319</text:p>
          </table:table-cell>
          <table:table-cell office:value-type="float" office:value="7.0622098445892" calcext:value-type="float">
            <text:p>7,0622098445892</text:p>
          </table:table-cell>
          <table:table-cell office:value-type="float" office:value="-0.0086190627189353" calcext:value-type="float">
            <text:p>-0,0086190627189353</text:p>
          </table:table-cell>
          <table:table-cell office:value-type="float" office:value="-4.9006393191161" calcext:value-type="float">
            <text:p>-4,900639319116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2330</text:p>
          </table:table-cell>
          <table:table-cell office:value-type="float" office:value="-0.62801174819469" calcext:value-type="float">
            <text:p>-0,62801174819469</text:p>
          </table:table-cell>
          <table:table-cell office:value-type="float" office:value="3.2986050844193" calcext:value-type="float">
            <text:p>3,2986050844193</text:p>
          </table:table-cell>
          <table:table-cell office:value-type="float" office:value="70.312185651937" calcext:value-type="float">
            <text:p>70,31218565193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2341</text:p>
          </table:table-cell>
          <table:table-cell office:value-type="float" office:value="-1.4805176854134" calcext:value-type="float">
            <text:p>-1,4805176854134</text:p>
          </table:table-cell>
          <table:table-cell office:value-type="float" office:value="1.3235649466515" calcext:value-type="float">
            <text:p>1,3235649466515</text:p>
          </table:table-cell>
          <table:table-cell office:value-type="float" office:value="0.52613046043997" calcext:value-type="float">
            <text:p>0,5261304604399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2352</text:p>
          </table:table-cell>
          <table:table-cell office:value-type="float" office:value="2.8025797009468" calcext:value-type="float">
            <text:p>2,8025797009468</text:p>
          </table:table-cell>
          <table:table-cell office:value-type="float" office:value="1.3115519285202" calcext:value-type="float">
            <text:p>1,3115519285202</text:p>
          </table:table-cell>
          <table:table-cell office:value-type="float" office:value="94.869650852908" calcext:value-type="float">
            <text:p>94,86965085290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2363</text:p>
          </table:table-cell>
          <table:table-cell office:value-type="float" office:value="2.5815024971962" calcext:value-type="float">
            <text:p>2,5815024971962</text:p>
          </table:table-cell>
          <table:table-cell office:value-type="float" office:value="5.2690947055817" calcext:value-type="float">
            <text:p>5,2690947055817</text:p>
          </table:table-cell>
          <table:table-cell office:value-type="float" office:value="103.54653893003" calcext:value-type="float">
            <text:p>103,5465389300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2374</text:p>
          </table:table-cell>
          <table:table-cell office:value-type="float" office:value="3.1889772415161" calcext:value-type="float">
            <text:p>3,1889772415161</text:p>
          </table:table-cell>
          <table:table-cell office:value-type="float" office:value="0.27464639395475" calcext:value-type="float">
            <text:p>0,27464639395475</text:p>
          </table:table-cell>
          <table:table-cell office:value-type="float" office:value="28.423461185139" calcext:value-type="float">
            <text:p>28,42346118513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2385</text:p>
          </table:table-cell>
          <table:table-cell office:value-type="float" office:value="6.0402929782867" calcext:value-type="float">
            <text:p>6,0402929782867</text:p>
          </table:table-cell>
          <table:table-cell office:value-type="float" office:value="-0.31701125204563" calcext:value-type="float">
            <text:p>-0,31701125204563</text:p>
          </table:table-cell>
          <table:table-cell office:value-type="float" office:value="89.845781113691" calcext:value-type="float">
            <text:p>89,84578111369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2396</text:p>
          </table:table-cell>
          <table:table-cell office:value-type="float" office:value="6.3786923885345" calcext:value-type="float">
            <text:p>6,3786923885345</text:p>
          </table:table-cell>
          <table:table-cell office:value-type="float" office:value="-0.022502092178911" calcext:value-type="float">
            <text:p>-0,022502092178911</text:p>
          </table:table-cell>
          <table:table-cell office:value-type="float" office:value="-0.56033882247225" calcext:value-type="float">
            <text:p>-0,5603388224722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2407</text:p>
          </table:table-cell>
          <table:table-cell office:value-type="float" office:value="-1.5501160919666" calcext:value-type="float">
            <text:p>-1,5501160919666</text:p>
          </table:table-cell>
          <table:table-cell office:value-type="float" office:value="5.5249857902527" calcext:value-type="float">
            <text:p>5,5249857902527</text:p>
          </table:table-cell>
          <table:table-cell office:value-type="float" office:value="-61.301699109897" calcext:value-type="float">
            <text:p>-61,30169910989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2418</text:p>
          </table:table-cell>
          <table:table-cell office:value-type="float" office:value="0.49506336450577" calcext:value-type="float">
            <text:p>0,49506336450577</text:p>
          </table:table-cell>
          <table:table-cell office:value-type="float" office:value="0.50971038639545" calcext:value-type="float">
            <text:p>0,50971038639545</text:p>
          </table:table-cell>
          <table:table-cell office:value-type="float" office:value="164.22924570217" calcext:value-type="float">
            <text:p>164,2292457021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2429</text:p>
          </table:table-cell>
          <table:table-cell office:value-type="float" office:value="5.2719807624817" calcext:value-type="float">
            <text:p>5,2719807624817</text:p>
          </table:table-cell>
          <table:table-cell office:value-type="float" office:value="4.9337869882584" calcext:value-type="float">
            <text:p>4,9337869882584</text:p>
          </table:table-cell>
          <table:table-cell office:value-type="float" office:value="-37.241611131437" calcext:value-type="float">
            <text:p>-37,24161113143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2440</text:p>
          </table:table-cell>
          <table:table-cell office:value-type="float" office:value="5.4938161373138" calcext:value-type="float">
            <text:p>5,4938161373138</text:p>
          </table:table-cell>
          <table:table-cell office:value-type="float" office:value="4.1867017745972" calcext:value-type="float">
            <text:p>4,1867017745972</text:p>
          </table:table-cell>
          <table:table-cell office:value-type="float" office:value="69.979051875461" calcext:value-type="float">
            <text:p>69,97905187546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2451</text:p>
          </table:table-cell>
          <table:table-cell office:value-type="float" office:value="7.8305369615555" calcext:value-type="float">
            <text:p>7,8305369615555</text:p>
          </table:table-cell>
          <table:table-cell office:value-type="float" office:value="4.8747554421425" calcext:value-type="float">
            <text:p>4,8747554421425</text:p>
          </table:table-cell>
          <table:table-cell office:value-type="float" office:value="-151.77212399282" calcext:value-type="float">
            <text:p>-151,7721239928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2462</text:p>
          </table:table-cell>
          <table:table-cell office:value-type="float" office:value="5.8707010746002" calcext:value-type="float">
            <text:p>5,8707010746002</text:p>
          </table:table-cell>
          <table:table-cell office:value-type="float" office:value="-0.45849107205868" calcext:value-type="float">
            <text:p>-0,45849107205868</text:p>
          </table:table-cell>
          <table:table-cell office:value-type="float" office:value="8.5962560905772" calcext:value-type="float">
            <text:p>8,596256090577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2473</text:p>
          </table:table-cell>
          <table:table-cell office:value-type="float" office:value="6.7225563526154" calcext:value-type="float">
            <text:p>6,7225563526154</text:p>
          </table:table-cell>
          <table:table-cell office:value-type="float" office:value="3.52569013834" calcext:value-type="float">
            <text:p>3,52569013834</text:p>
          </table:table-cell>
          <table:table-cell office:value-type="float" office:value="20.387684273872" calcext:value-type="float">
            <text:p>20,38768427387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2484</text:p>
          </table:table-cell>
          <table:table-cell office:value-type="float" office:value="0.65082035958767" calcext:value-type="float">
            <text:p>0,65082035958767</text:p>
          </table:table-cell>
          <table:table-cell office:value-type="float" office:value="-0.551504381001" calcext:value-type="float">
            <text:p>-0,551504381001</text:p>
          </table:table-cell>
          <table:table-cell office:value-type="float" office:value="-82.475344086908" calcext:value-type="float">
            <text:p>-82,47534408690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2495</text:p>
          </table:table-cell>
          <table:table-cell office:value-type="float" office:value="0.86322702467442" calcext:value-type="float">
            <text:p>0,86322702467442</text:p>
          </table:table-cell>
          <table:table-cell office:value-type="float" office:value="6.0866975784302" calcext:value-type="float">
            <text:p>6,0866975784302</text:p>
          </table:table-cell>
          <table:table-cell office:value-type="float" office:value="146.24029511859" calcext:value-type="float">
            <text:p>146,2402951185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2506</text:p>
          </table:table-cell>
          <table:table-cell office:value-type="float" office:value="3.0648294091225" calcext:value-type="float">
            <text:p>3,0648294091225</text:p>
          </table:table-cell>
          <table:table-cell office:value-type="float" office:value="3.4834855794907" calcext:value-type="float">
            <text:p>3,4834855794907</text:p>
          </table:table-cell>
          <table:table-cell office:value-type="float" office:value="-51.821808906118" calcext:value-type="float">
            <text:p>-51,82180890611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2517</text:p>
          </table:table-cell>
          <table:table-cell office:value-type="float" office:value="1.353822350502" calcext:value-type="float">
            <text:p>1,353822350502</text:p>
          </table:table-cell>
          <table:table-cell office:value-type="float" office:value="5.140101313591" calcext:value-type="float">
            <text:p>5,140101313591</text:p>
          </table:table-cell>
          <table:table-cell office:value-type="float" office:value="-154.37476194588" calcext:value-type="float">
            <text:p>-154,3747619458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2528</text:p>
          </table:table-cell>
          <table:table-cell office:value-type="float" office:value="5.7818984985352" calcext:value-type="float">
            <text:p>5,7818984985352</text:p>
          </table:table-cell>
          <table:table-cell office:value-type="float" office:value="2.3883716762066" calcext:value-type="float">
            <text:p>2,3883716762066</text:p>
          </table:table-cell>
          <table:table-cell office:value-type="float" office:value="-128.79313025505" calcext:value-type="float">
            <text:p>-128,7931302550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2539</text:p>
          </table:table-cell>
          <table:table-cell office:value-type="float" office:value="8.1581223011017" calcext:value-type="float">
            <text:p>8,1581223011017</text:p>
          </table:table-cell>
          <table:table-cell office:value-type="float" office:value="7.6770007610321" calcext:value-type="float">
            <text:p>7,6770007610321</text:p>
          </table:table-cell>
          <table:table-cell office:value-type="float" office:value="-82.333204093253" calcext:value-type="float">
            <text:p>-82,33320409325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2550</text:p>
          </table:table-cell>
          <table:table-cell office:value-type="float" office:value="10.082684755325" calcext:value-type="float">
            <text:p>10,082684755325</text:p>
          </table:table-cell>
          <table:table-cell office:value-type="float" office:value="8.2936489582062" calcext:value-type="float">
            <text:p>8,2936489582062</text:p>
          </table:table-cell>
          <table:table-cell office:value-type="float" office:value="-134.17353903412" calcext:value-type="float">
            <text:p>-134,1735390341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2561</text:p>
          </table:table-cell>
          <table:table-cell office:value-type="float" office:value="-1.5049882233143" calcext:value-type="float">
            <text:p>-1,5049882233143</text:p>
          </table:table-cell>
          <table:table-cell office:value-type="float" office:value="5.7335847616196" calcext:value-type="float">
            <text:p>5,7335847616196</text:p>
          </table:table-cell>
          <table:table-cell office:value-type="float" office:value="-137.16076134117" calcext:value-type="float">
            <text:p>-137,1607613411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2572</text:p>
          </table:table-cell>
          <table:table-cell office:value-type="float" office:value="-1.3708600401878" calcext:value-type="float">
            <text:p>-1,3708600401878</text:p>
          </table:table-cell>
          <table:table-cell office:value-type="float" office:value="8.9104002714157" calcext:value-type="float">
            <text:p>8,9104002714157</text:p>
          </table:table-cell>
          <table:table-cell office:value-type="float" office:value="85.533561220594" calcext:value-type="float">
            <text:p>85,53356122059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2583</text:p>
          </table:table-cell>
          <table:table-cell office:value-type="float" office:value="0.59221982955933" calcext:value-type="float">
            <text:p>0,59221982955933</text:p>
          </table:table-cell>
          <table:table-cell office:value-type="float" office:value="4.0200114250183" calcext:value-type="float">
            <text:p>4,0200114250183</text:p>
          </table:table-cell>
          <table:table-cell office:value-type="float" office:value="95.361892584782" calcext:value-type="float">
            <text:p>95,36189258478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2594</text:p>
          </table:table-cell>
          <table:table-cell office:value-type="float" office:value="0.97627952694893" calcext:value-type="float">
            <text:p>0,97627952694893</text:p>
          </table:table-cell>
          <table:table-cell office:value-type="float" office:value="7.5123637914658" calcext:value-type="float">
            <text:p>7,5123637914658</text:p>
          </table:table-cell>
          <table:table-cell office:value-type="float" office:value="-22.965815036919" calcext:value-type="float">
            <text:p>-22,96581503691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2605</text:p>
          </table:table-cell>
          <table:table-cell office:value-type="float" office:value="5.2723956108093" calcext:value-type="float">
            <text:p>5,2723956108093</text:p>
          </table:table-cell>
          <table:table-cell office:value-type="float" office:value="5.6248646974564" calcext:value-type="float">
            <text:p>5,6248646974564</text:p>
          </table:table-cell>
          <table:table-cell office:value-type="float" office:value="5.8342176163272" calcext:value-type="float">
            <text:p>5,834217616327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2616</text:p>
          </table:table-cell>
          <table:table-cell office:value-type="float" office:value="8.2775610685349" calcext:value-type="float">
            <text:p>8,2775610685349</text:p>
          </table:table-cell>
          <table:table-cell office:value-type="float" office:value="3.4025105834007" calcext:value-type="float">
            <text:p>3,4025105834007</text:p>
          </table:table-cell>
          <table:table-cell office:value-type="float" office:value="71.034386659124" calcext:value-type="float">
            <text:p>71,03438665912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2627</text:p>
          </table:table-cell>
          <table:table-cell office:value-type="float" office:value="9.2132341861725" calcext:value-type="float">
            <text:p>9,2132341861725</text:p>
          </table:table-cell>
          <table:table-cell office:value-type="float" office:value="8.862509727478" calcext:value-type="float">
            <text:p>8,862509727478</text:p>
          </table:table-cell>
          <table:table-cell office:value-type="float" office:value="-120.47549417824" calcext:value-type="float">
            <text:p>-120,4754941782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2638</text:p>
          </table:table-cell>
          <table:table-cell office:value-type="float" office:value="-1.348794400692" calcext:value-type="float">
            <text:p>-1,348794400692</text:p>
          </table:table-cell>
          <table:table-cell office:value-type="float" office:value="9.2775040864944" calcext:value-type="float">
            <text:p>9,2775040864944</text:p>
          </table:table-cell>
          <table:table-cell office:value-type="float" office:value="86.032786946388" calcext:value-type="float">
            <text:p>86,03278694638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2649</text:p>
          </table:table-cell>
          <table:table-cell office:value-type="float" office:value="-1.5850058197975" calcext:value-type="float">
            <text:p>-1,5850058197975</text:p>
          </table:table-cell>
          <table:table-cell office:value-type="float" office:value="7.4589431285858" calcext:value-type="float">
            <text:p>7,4589431285858</text:p>
          </table:table-cell>
          <table:table-cell office:value-type="float" office:value="-64.212083816528" calcext:value-type="float">
            <text:p>-64,21208381652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2660</text:p>
          </table:table-cell>
          <table:table-cell office:value-type="float" office:value="6.8454140424728" calcext:value-type="float">
            <text:p>6,8454140424728</text:p>
          </table:table-cell>
          <table:table-cell office:value-type="float" office:value="7.1199065446854" calcext:value-type="float">
            <text:p>7,1199065446854</text:p>
          </table:table-cell>
          <table:table-cell office:value-type="float" office:value="71.576958249329" calcext:value-type="float">
            <text:p>71,57695824932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2671</text:p>
          </table:table-cell>
          <table:table-cell office:value-type="float" office:value="4.3535226583481" calcext:value-type="float">
            <text:p>4,3535226583481</text:p>
          </table:table-cell>
          <table:table-cell office:value-type="float" office:value="8.2233142852783" calcext:value-type="float">
            <text:p>8,2233142852783</text:p>
          </table:table-cell>
          <table:table-cell office:value-type="float" office:value="-130.77163696289" calcext:value-type="float">
            <text:p>-130,7716369628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2682</text:p>
          </table:table-cell>
          <table:table-cell office:value-type="float" office:value="4.6908935904503" calcext:value-type="float">
            <text:p>4,6908935904503</text:p>
          </table:table-cell>
          <table:table-cell office:value-type="float" office:value="7.7490967512131" calcext:value-type="float">
            <text:p>7,7490967512131</text:p>
          </table:table-cell>
          <table:table-cell office:value-type="float" office:value="-149.8501999363" calcext:value-type="float">
            <text:p>-149,850199936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2693</text:p>
          </table:table-cell>
          <table:table-cell office:value-type="float" office:value="10.080307722092" calcext:value-type="float">
            <text:p>10,080307722092</text:p>
          </table:table-cell>
          <table:table-cell office:value-type="float" office:value="9.5854502916336" calcext:value-type="float">
            <text:p>9,5854502916336</text:p>
          </table:table-cell>
          <table:table-cell office:value-type="float" office:value="-148.62919005619" calcext:value-type="float">
            <text:p>-148,6291900561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2704</text:p>
          </table:table-cell>
          <table:table-cell office:value-type="float" office:value="4.9327141046524" calcext:value-type="float">
            <text:p>4,9327141046524</text:p>
          </table:table-cell>
          <table:table-cell office:value-type="float" office:value="8.5676801204681" calcext:value-type="float">
            <text:p>8,5676801204681</text:p>
          </table:table-cell>
          <table:table-cell office:value-type="float" office:value="33.697934667016" calcext:value-type="float">
            <text:p>33,69793466701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2715</text:p>
          </table:table-cell>
          <table:table-cell office:value-type="float" office:value="0.45657996088266" calcext:value-type="float">
            <text:p>0,45657996088266</text:p>
          </table:table-cell>
          <table:table-cell office:value-type="float" office:value="7.7239298820496" calcext:value-type="float">
            <text:p>7,7239298820496</text:p>
          </table:table-cell>
          <table:table-cell office:value-type="float" office:value="108.12567449679" calcext:value-type="float">
            <text:p>108,1256744967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2726</text:p>
          </table:table-cell>
          <table:table-cell office:value-type="float" office:value="-0.5905320122838" calcext:value-type="float">
            <text:p>-0,5905320122838</text:p>
          </table:table-cell>
          <table:table-cell office:value-type="float" office:value="9.834588766098" calcext:value-type="float">
            <text:p>9,834588766098</text:p>
          </table:table-cell>
          <table:table-cell office:value-type="float" office:value="-7.2512008771775" calcext:value-type="float">
            <text:p>-7,251200877177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2737</text:p>
          </table:table-cell>
          <table:table-cell office:value-type="float" office:value="3.2594066858292" calcext:value-type="float">
            <text:p>3,2594066858292</text:p>
          </table:table-cell>
          <table:table-cell office:value-type="float" office:value="8.0274695158005" calcext:value-type="float">
            <text:p>8,0274695158005</text:p>
          </table:table-cell>
          <table:table-cell office:value-type="float" office:value="-128.19719466434" calcext:value-type="float">
            <text:p>-128,1971946643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2748</text:p>
          </table:table-cell>
          <table:table-cell office:value-type="float" office:value="2.7311217784882" calcext:value-type="float">
            <text:p>2,7311217784882</text:p>
          </table:table-cell>
          <table:table-cell office:value-type="float" office:value="9.33070063591" calcext:value-type="float">
            <text:p>9,33070063591</text:p>
          </table:table-cell>
          <table:table-cell office:value-type="float" office:value="-67.86451446023" calcext:value-type="float">
            <text:p>-67,8645144602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2759</text:p>
          </table:table-cell>
          <table:table-cell office:value-type="float" office:value="4.6785467863083" calcext:value-type="float">
            <text:p>4,6785467863083</text:p>
          </table:table-cell>
          <table:table-cell office:value-type="float" office:value="9.4891518354416" calcext:value-type="float">
            <text:p>9,4891518354416</text:p>
          </table:table-cell>
          <table:table-cell office:value-type="float" office:value="-172.81511634778" calcext:value-type="float">
            <text:p>-172,8151163477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2770</text:p>
          </table:table-cell>
          <table:table-cell office:value-type="float" office:value="6.7006063461304" calcext:value-type="float">
            <text:p>6,7006063461304</text:p>
          </table:table-cell>
          <table:table-cell office:value-type="float" office:value="8.0426132678986" calcext:value-type="float">
            <text:p>8,0426132678986</text:p>
          </table:table-cell>
          <table:table-cell office:value-type="float" office:value="-41.037961935541" calcext:value-type="float">
            <text:p>-41,03796193554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2781</text:p>
          </table:table-cell>
          <table:table-cell office:value-type="float" office:value="9.0304946899414" calcext:value-type="float">
            <text:p>9,0304946899414</text:p>
          </table:table-cell>
          <table:table-cell office:value-type="float" office:value="4.2276042699814" calcext:value-type="float">
            <text:p>4,2276042699814</text:p>
          </table:table-cell>
          <table:table-cell office:value-type="float" office:value="90.614177618816" calcext:value-type="float">
            <text:p>90,61417761881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2792</text:p>
          </table:table-cell>
          <table:table-cell office:value-type="float" office:value="2.8369748592377" calcext:value-type="float">
            <text:p>2,8369748592377</text:p>
          </table:table-cell>
          <table:table-cell office:value-type="float" office:value="9.9342429637909" calcext:value-type="float">
            <text:p>9,9342429637909</text:p>
          </table:table-cell>
          <table:table-cell office:value-type="float" office:value="51.099597648451" calcext:value-type="float">
            <text:p>51,09959764845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2803</text:p>
          </table:table-cell>
          <table:table-cell office:value-type="float" office:value="-1.5850086510181" calcext:value-type="float">
            <text:p>-1,5850086510181</text:p>
          </table:table-cell>
          <table:table-cell office:value-type="float" office:value="8.228422999382" calcext:value-type="float">
            <text:p>8,228422999382</text:p>
          </table:table-cell>
          <table:table-cell office:value-type="float" office:value="66.664743575321" calcext:value-type="float">
            <text:p>66,66474357532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15</text:p>
          </table:table-cell>
          <table:table-cell office:value-type="float" office:value="0.65188020467758" calcext:value-type="float">
            <text:p>0,65188020467758</text:p>
          </table:table-cell>
          <table:table-cell office:value-type="float" office:value="-0.33710651099682" calcext:value-type="float">
            <text:p>-0,33710651099682</text:p>
          </table:table-cell>
          <table:table-cell office:value-type="float" office:value="97.409002340523" calcext:value-type="float">
            <text:p>97,40900234052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2264</text:p>
          </table:table-cell>
          <table:table-cell office:value-type="float" office:value="5.1737570762634" calcext:value-type="float">
            <text:p>5,1737570762634</text:p>
          </table:table-cell>
          <table:table-cell office:value-type="float" office:value="-0.57943820953369" calcext:value-type="float">
            <text:p>-0,57943820953369</text:p>
          </table:table-cell>
          <table:table-cell office:value-type="float" office:value="134.28086839664" calcext:value-type="float">
            <text:p>134,2808683966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2275</text:p>
          </table:table-cell>
          <table:table-cell office:value-type="float" office:value="2.1440295875072" calcext:value-type="float">
            <text:p>2,1440295875072</text:p>
          </table:table-cell>
          <table:table-cell office:value-type="float" office:value="4.5508712530136" calcext:value-type="float">
            <text:p>4,5508712530136</text:p>
          </table:table-cell>
          <table:table-cell office:value-type="float" office:value="-101.83628045829" calcext:value-type="float">
            <text:p>-101,8362804582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2286</text:p>
          </table:table-cell>
          <table:table-cell office:value-type="float" office:value="5.4637986421585" calcext:value-type="float">
            <text:p>5,4637986421585</text:p>
          </table:table-cell>
          <table:table-cell office:value-type="float" office:value="-0.52064180374146" calcext:value-type="float">
            <text:p>-0,52064180374146</text:p>
          </table:table-cell>
          <table:table-cell office:value-type="float" office:value="92.271823791941" calcext:value-type="float">
            <text:p>92,27182379194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2297</text:p>
          </table:table-cell>
          <table:table-cell office:value-type="float" office:value="5.7644522190094" calcext:value-type="float">
            <text:p>5,7644522190094</text:p>
          </table:table-cell>
          <table:table-cell office:value-type="float" office:value="-0.5714638158679" calcext:value-type="float">
            <text:p>-0,5714638158679</text:p>
          </table:table-cell>
          <table:table-cell office:value-type="float" office:value="-143.40826508346" calcext:value-type="float">
            <text:p>-143,4082650834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2308</text:p>
          </table:table-cell>
          <table:table-cell office:value-type="float" office:value="8.4352874755859" calcext:value-type="float">
            <text:p>8,4352874755859</text:p>
          </table:table-cell>
          <table:table-cell office:value-type="float" office:value="0.94731599092484" calcext:value-type="float">
            <text:p>0,94731599092484</text:p>
          </table:table-cell>
          <table:table-cell office:value-type="float" office:value="13.676974139396" calcext:value-type="float">
            <text:p>13,67697413939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2319</text:p>
          </table:table-cell>
          <table:table-cell office:value-type="float" office:value="6.9048094749451" calcext:value-type="float">
            <text:p>6,9048094749451</text:p>
          </table:table-cell>
          <table:table-cell office:value-type="float" office:value="-0.21183835342526" calcext:value-type="float">
            <text:p>-0,21183835342526</text:p>
          </table:table-cell>
          <table:table-cell office:value-type="float" office:value="62.276663294264" calcext:value-type="float">
            <text:p>62,27666329426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2330</text:p>
          </table:table-cell>
          <table:table-cell office:value-type="float" office:value="-0.82001566886902" calcext:value-type="float">
            <text:p>-0,82001566886902</text:p>
          </table:table-cell>
          <table:table-cell office:value-type="float" office:value="2.9933968186378" calcext:value-type="float">
            <text:p>2,9933968186378</text:p>
          </table:table-cell>
          <table:table-cell office:value-type="float" office:value="54.006729535996" calcext:value-type="float">
            <text:p>54,00672953599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2341</text:p>
          </table:table-cell>
          <table:table-cell office:value-type="float" office:value="-1.5850114822388" calcext:value-type="float">
            <text:p>-1,5850114822388</text:p>
          </table:table-cell>
          <table:table-cell office:value-type="float" office:value="1.1581829935312" calcext:value-type="float">
            <text:p>1,1581829935312</text:p>
          </table:table-cell>
          <table:table-cell office:value-type="float" office:value="2.3222873165349" calcext:value-type="float">
            <text:p>2,322287316534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2352</text:p>
          </table:table-cell>
          <table:table-cell office:value-type="float" office:value="2.83582508564" calcext:value-type="float">
            <text:p>2,83582508564</text:p>
          </table:table-cell>
          <table:table-cell office:value-type="float" office:value="0.91489918529987" calcext:value-type="float">
            <text:p>0,91489918529987</text:p>
          </table:table-cell>
          <table:table-cell office:value-type="float" office:value="94.895372724837" calcext:value-type="float">
            <text:p>94,89537272483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2363</text:p>
          </table:table-cell>
          <table:table-cell office:value-type="float" office:value="2.580132484436" calcext:value-type="float">
            <text:p>2,580132484436</text:p>
          </table:table-cell>
          <table:table-cell office:value-type="float" office:value="5.0920677185059" calcext:value-type="float">
            <text:p>5,0920677185059</text:p>
          </table:table-cell>
          <table:table-cell office:value-type="float" office:value="89.917602812409" calcext:value-type="float">
            <text:p>89,91760281240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2374</text:p>
          </table:table-cell>
          <table:table-cell office:value-type="float" office:value="2.8392380475998" calcext:value-type="float">
            <text:p>2,8392380475998</text:p>
          </table:table-cell>
          <table:table-cell office:value-type="float" office:value="0.085760215297341" calcext:value-type="float">
            <text:p>0,085760215297341</text:p>
          </table:table-cell>
          <table:table-cell office:value-type="float" office:value="28.461246163982" calcext:value-type="float">
            <text:p>28,46124616398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2385</text:p>
          </table:table-cell>
          <table:table-cell office:value-type="float" office:value="6.0734075307846" calcext:value-type="float">
            <text:p>6,0734075307846</text:p>
          </table:table-cell>
          <table:table-cell office:value-type="float" office:value="-0.2207831479609" calcext:value-type="float">
            <text:p>-0,2207831479609</text:p>
          </table:table-cell>
          <table:table-cell office:value-type="float" office:value="-78.221811610422" calcext:value-type="float">
            <text:p>-78,22181161042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2396</text:p>
          </table:table-cell>
          <table:table-cell office:value-type="float" office:value="6.350382566452" calcext:value-type="float">
            <text:p>6,350382566452</text:p>
          </table:table-cell>
          <table:table-cell office:value-type="float" office:value="0.19711894914508" calcext:value-type="float">
            <text:p>0,19711894914508</text:p>
          </table:table-cell>
          <table:table-cell office:value-type="float" office:value="-91.331150881044" calcext:value-type="float">
            <text:p>-91,33115088104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2407</text:p>
          </table:table-cell>
          <table:table-cell office:value-type="float" office:value="-1.5508607029915" calcext:value-type="float">
            <text:p>-1,5508607029915</text:p>
          </table:table-cell>
          <table:table-cell office:value-type="float" office:value="5.6155854463577" calcext:value-type="float">
            <text:p>5,6155854463577</text:p>
          </table:table-cell>
          <table:table-cell office:value-type="float" office:value="-61.821958821291" calcext:value-type="float">
            <text:p>-61,82195882129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2418</text:p>
          </table:table-cell>
          <table:table-cell office:value-type="float" office:value="0.79275831580162" calcext:value-type="float">
            <text:p>0,79275831580162</text:p>
          </table:table-cell>
          <table:table-cell office:value-type="float" office:value="0.59456340968609" calcext:value-type="float">
            <text:p>0,59456340968609</text:p>
          </table:table-cell>
          <table:table-cell office:value-type="float" office:value="-156.08989964625" calcext:value-type="float">
            <text:p>-156,0898996462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2429</text:p>
          </table:table-cell>
          <table:table-cell office:value-type="float" office:value="5.1451647281647" calcext:value-type="float">
            <text:p>5,1451647281647</text:p>
          </table:table-cell>
          <table:table-cell office:value-type="float" office:value="5.0901997089386" calcext:value-type="float">
            <text:p>5,0901997089386</text:p>
          </table:table-cell>
          <table:table-cell office:value-type="float" office:value="-26.496193211549" calcext:value-type="float">
            <text:p>-26,49619321154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2440</text:p>
          </table:table-cell>
          <table:table-cell office:value-type="float" office:value="5.6157630681992" calcext:value-type="float">
            <text:p>5,6157630681992</text:p>
          </table:table-cell>
          <table:table-cell office:value-type="float" office:value="3.8754791021347" calcext:value-type="float">
            <text:p>3,8754791021347</text:p>
          </table:table-cell>
          <table:table-cell office:value-type="float" office:value="106.507943694" calcext:value-type="float">
            <text:p>106,50794369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2451</text:p>
          </table:table-cell>
          <table:table-cell office:value-type="float" office:value="8.0834007263184" calcext:value-type="float">
            <text:p>8,0834007263184</text:p>
          </table:table-cell>
          <table:table-cell office:value-type="float" office:value="4.8918905854225" calcext:value-type="float">
            <text:p>4,8918905854225</text:p>
          </table:table-cell>
          <table:table-cell office:value-type="float" office:value="179.84802555886" calcext:value-type="float">
            <text:p>179,8480255588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2462</text:p>
          </table:table-cell>
          <table:table-cell office:value-type="float" office:value="5.8129394054413" calcext:value-type="float">
            <text:p>5,8129394054413</text:p>
          </table:table-cell>
          <table:table-cell office:value-type="float" office:value="-0.26732137426734" calcext:value-type="float">
            <text:p>-0,26732137426734</text:p>
          </table:table-cell>
          <table:table-cell office:value-type="float" office:value="28.54603301188" calcext:value-type="float">
            <text:p>28,5460330118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2473</text:p>
          </table:table-cell>
          <table:table-cell office:value-type="float" office:value="6.3898360729218" calcext:value-type="float">
            <text:p>6,3898360729218</text:p>
          </table:table-cell>
          <table:table-cell office:value-type="float" office:value="3.3506202697754" calcext:value-type="float">
            <text:p>3,3506202697754</text:p>
          </table:table-cell>
          <table:table-cell office:value-type="float" office:value="30.350794078438" calcext:value-type="float">
            <text:p>30,35079407843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2484</text:p>
          </table:table-cell>
          <table:table-cell office:value-type="float" office:value="0.58276116847992" calcext:value-type="float">
            <text:p>0,58276116847992</text:p>
          </table:table-cell>
          <table:table-cell office:value-type="float" office:value="-0.4411543533206" calcext:value-type="float">
            <text:p>-0,4411543533206</text:p>
          </table:table-cell>
          <table:table-cell office:value-type="float" office:value="-81.736960988136" calcext:value-type="float">
            <text:p>-81,73696098813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2495</text:p>
          </table:table-cell>
          <table:table-cell office:value-type="float" office:value="1.1468306928873" calcext:value-type="float">
            <text:p>1,1468306928873</text:p>
          </table:table-cell>
          <table:table-cell office:value-type="float" office:value="5.8491277694702" calcext:value-type="float">
            <text:p>5,8491277694702</text:p>
          </table:table-cell>
          <table:table-cell office:value-type="float" office:value="138.11926325415" calcext:value-type="float">
            <text:p>138,1192632541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2506</text:p>
          </table:table-cell>
          <table:table-cell office:value-type="float" office:value="2.7925649285316" calcext:value-type="float">
            <text:p>2,7925649285316</text:p>
          </table:table-cell>
          <table:table-cell office:value-type="float" office:value="3.7355101108551" calcext:value-type="float">
            <text:p>3,7355101108551</text:p>
          </table:table-cell>
          <table:table-cell office:value-type="float" office:value="-40.025146144211" calcext:value-type="float">
            <text:p>-40,02514614421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2517</text:p>
          </table:table-cell>
          <table:table-cell office:value-type="float" office:value="1.7123685777187" calcext:value-type="float">
            <text:p>1,7123685777187</text:p>
          </table:table-cell>
          <table:table-cell office:value-type="float" office:value="5.3119140863419" calcext:value-type="float">
            <text:p>5,3119140863419</text:p>
          </table:table-cell>
          <table:table-cell office:value-type="float" office:value="-154.39232443548" calcext:value-type="float">
            <text:p>-154,3923244354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2528</text:p>
          </table:table-cell>
          <table:table-cell office:value-type="float" office:value="5.9733641147614" calcext:value-type="float">
            <text:p>5,9733641147614</text:p>
          </table:table-cell>
          <table:table-cell office:value-type="float" office:value="2.6169067621231" calcext:value-type="float">
            <text:p>2,6169067621231</text:p>
          </table:table-cell>
          <table:table-cell office:value-type="float" office:value="-128.17877113439" calcext:value-type="float">
            <text:p>-128,1787711343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2539</text:p>
          </table:table-cell>
          <table:table-cell office:value-type="float" office:value="8.1050550937653" calcext:value-type="float">
            <text:p>8,1050550937653</text:p>
          </table:table-cell>
          <table:table-cell office:value-type="float" office:value="8.0716007947922" calcext:value-type="float">
            <text:p>8,0716007947922</text:p>
          </table:table-cell>
          <table:table-cell office:value-type="float" office:value="-82.340645941959" calcext:value-type="float">
            <text:p>-82,34064594195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2550</text:p>
          </table:table-cell>
          <table:table-cell office:value-type="float" office:value="10.085006952286" calcext:value-type="float">
            <text:p>10,085006952286</text:p>
          </table:table-cell>
          <table:table-cell office:value-type="float" office:value="8.6209601163864" calcext:value-type="float">
            <text:p>8,6209601163864</text:p>
          </table:table-cell>
          <table:table-cell office:value-type="float" office:value="-116.24077474995" calcext:value-type="float">
            <text:p>-116,2407747499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2561</text:p>
          </table:table-cell>
          <table:table-cell office:value-type="float" office:value="-1.4747911691666" calcext:value-type="float">
            <text:p>-1,4747911691666</text:p>
          </table:table-cell>
          <table:table-cell office:value-type="float" office:value="5.759596824646" calcext:value-type="float">
            <text:p>5,759596824646</text:p>
          </table:table-cell>
          <table:table-cell office:value-type="float" office:value="-136.86370242174" calcext:value-type="float">
            <text:p>-136,8637024217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2572</text:p>
          </table:table-cell>
          <table:table-cell office:value-type="float" office:value="-1.1543773114681" calcext:value-type="float">
            <text:p>-1,1543773114681</text:p>
          </table:table-cell>
          <table:table-cell office:value-type="float" office:value="8.861500620842" calcext:value-type="float">
            <text:p>8,861500620842</text:p>
          </table:table-cell>
          <table:table-cell office:value-type="float" office:value="176.25534154807" calcext:value-type="float">
            <text:p>176,2553415480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2583</text:p>
          </table:table-cell>
          <table:table-cell office:value-type="float" office:value="0.62861777842045" calcext:value-type="float">
            <text:p>0,62861777842045</text:p>
          </table:table-cell>
          <table:table-cell office:value-type="float" office:value="3.6233597993851" calcext:value-type="float">
            <text:p>3,6233597993851</text:p>
          </table:table-cell>
          <table:table-cell office:value-type="float" office:value="95.346182015291" calcext:value-type="float">
            <text:p>95,34618201529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2594</text:p>
          </table:table-cell>
          <table:table-cell office:value-type="float" office:value="0.86200848221779" calcext:value-type="float">
            <text:p>0,86200848221779</text:p>
          </table:table-cell>
          <table:table-cell office:value-type="float" office:value="7.3227202892303" calcext:value-type="float">
            <text:p>7,3227202892303</text:p>
          </table:table-cell>
          <table:table-cell office:value-type="float" office:value="67.774385403676" calcext:value-type="float">
            <text:p>67,77438540367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2605</text:p>
          </table:table-cell>
          <table:table-cell office:value-type="float" office:value="5.0806510448456" calcext:value-type="float">
            <text:p>5,0806510448456</text:p>
          </table:table-cell>
          <table:table-cell office:value-type="float" office:value="5.5396658182144" calcext:value-type="float">
            <text:p>5,5396658182144</text:p>
          </table:table-cell>
          <table:table-cell office:value-type="float" office:value="41.932070331209" calcext:value-type="float">
            <text:p>41,93207033120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2616</text:p>
          </table:table-cell>
          <table:table-cell office:value-type="float" office:value="8.1004011631012" calcext:value-type="float">
            <text:p>8,1004011631012</text:p>
          </table:table-cell>
          <table:table-cell office:value-type="float" office:value="3.1677183508873" calcext:value-type="float">
            <text:p>3,1677183508873</text:p>
          </table:table-cell>
          <table:table-cell office:value-type="float" office:value="48.798634747791" calcext:value-type="float">
            <text:p>48,79863474779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2627</text:p>
          </table:table-cell>
          <table:table-cell office:value-type="float" office:value="9.3706285953522" calcext:value-type="float">
            <text:p>9,3706285953522</text:p>
          </table:table-cell>
          <table:table-cell office:value-type="float" office:value="8.9714014530182" calcext:value-type="float">
            <text:p>8,9714014530182</text:p>
          </table:table-cell>
          <table:table-cell office:value-type="float" office:value="-145.87957388277" calcext:value-type="float">
            <text:p>-145,8795738827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2638</text:p>
          </table:table-cell>
          <table:table-cell office:value-type="float" office:value="-1.5704169869423" calcext:value-type="float">
            <text:p>-1,5704169869423</text:p>
          </table:table-cell>
          <table:table-cell office:value-type="float" office:value="9.2616546154022" calcext:value-type="float">
            <text:p>9,2616546154022</text:p>
          </table:table-cell>
          <table:table-cell office:value-type="float" office:value="-4.7388781977307" calcext:value-type="float">
            <text:p>-4,738878197730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2649</text:p>
          </table:table-cell>
          <table:table-cell office:value-type="float" office:value="-1.585074365139" calcext:value-type="float">
            <text:p>-1,585074365139</text:p>
          </table:table-cell>
          <table:table-cell office:value-type="float" office:value="7.6735693216324" calcext:value-type="float">
            <text:p>7,6735693216324</text:p>
          </table:table-cell>
          <table:table-cell office:value-type="float" office:value="-71.784434804491" calcext:value-type="float">
            <text:p>-71,78443480449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2660</text:p>
          </table:table-cell>
          <table:table-cell office:value-type="float" office:value="6.720165014267" calcext:value-type="float">
            <text:p>6,720165014267</text:p>
          </table:table-cell>
          <table:table-cell office:value-type="float" office:value="6.7424273490906" calcext:value-type="float">
            <text:p>6,7424273490906</text:p>
          </table:table-cell>
          <table:table-cell office:value-type="float" office:value="71.53467843487" calcext:value-type="float">
            <text:p>71,5346784348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2671</text:p>
          </table:table-cell>
          <table:table-cell office:value-type="float" office:value="4.2038065195084" calcext:value-type="float">
            <text:p>4,2038065195084</text:p>
          </table:table-cell>
          <table:table-cell office:value-type="float" office:value="8.4050405025482" calcext:value-type="float">
            <text:p>8,4050405025482</text:p>
          </table:table-cell>
          <table:table-cell office:value-type="float" office:value="-44.734722489764" calcext:value-type="float">
            <text:p>-44,73472248976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2682</text:p>
          </table:table-cell>
          <table:table-cell office:value-type="float" office:value="4.8429384827614" calcext:value-type="float">
            <text:p>4,8429384827614</text:p>
          </table:table-cell>
          <table:table-cell office:value-type="float" office:value="7.5707691907883" calcext:value-type="float">
            <text:p>7,5707691907883</text:p>
          </table:table-cell>
          <table:table-cell office:value-type="float" office:value="124.70929789695" calcext:value-type="float">
            <text:p>124,7092978969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2693</text:p>
          </table:table-cell>
          <table:table-cell office:value-type="float" office:value="10.07973074913" calcext:value-type="float">
            <text:p>10,07973074913</text:p>
          </table:table-cell>
          <table:table-cell office:value-type="float" office:value="9.5859986543655" calcext:value-type="float">
            <text:p>9,5859986543655</text:p>
          </table:table-cell>
          <table:table-cell office:value-type="float" office:value="-136.39808460406" calcext:value-type="float">
            <text:p>-136,3980846040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2704</text:p>
          </table:table-cell>
          <table:table-cell office:value-type="float" office:value="4.9581345915794" calcext:value-type="float">
            <text:p>4,9581345915794</text:p>
          </table:table-cell>
          <table:table-cell office:value-type="float" office:value="8.3528459072113" calcext:value-type="float">
            <text:p>8,3528459072113</text:p>
          </table:table-cell>
          <table:table-cell office:value-type="float" office:value="111.29293624003" calcext:value-type="float">
            <text:p>111,2929362400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2715</text:p>
          </table:table-cell>
          <table:table-cell office:value-type="float" office:value="0.67460253834724" calcext:value-type="float">
            <text:p>0,67460253834724</text:p>
          </table:table-cell>
          <table:table-cell office:value-type="float" office:value="7.7623206377029" calcext:value-type="float">
            <text:p>7,7623206377029</text:p>
          </table:table-cell>
          <table:table-cell office:value-type="float" office:value="-161.35614540926" calcext:value-type="float">
            <text:p>-161,3561454092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2726</text:p>
          </table:table-cell>
          <table:table-cell office:value-type="float" office:value="-0.87365463376045" calcext:value-type="float">
            <text:p>-0,87365463376045</text:p>
          </table:table-cell>
          <table:table-cell office:value-type="float" office:value="9.7911375761032" calcext:value-type="float">
            <text:p>9,7911375761032</text:p>
          </table:table-cell>
          <table:table-cell office:value-type="float" office:value="13.312889037618" calcext:value-type="float">
            <text:p>13,31288903761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2737</text:p>
          </table:table-cell>
          <table:table-cell office:value-type="float" office:value="3.4261918067932" calcext:value-type="float">
            <text:p>3,4261918067932</text:p>
          </table:table-cell>
          <table:table-cell office:value-type="float" office:value="8.2435166835785" calcext:value-type="float">
            <text:p>8,2435166835785</text:p>
          </table:table-cell>
          <table:table-cell office:value-type="float" office:value="-127.76731685468" calcext:value-type="float">
            <text:p>-127,7673168546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2748</text:p>
          </table:table-cell>
          <table:table-cell office:value-type="float" office:value="2.8865474462509" calcext:value-type="float">
            <text:p>2,8865474462509</text:p>
          </table:table-cell>
          <table:table-cell office:value-type="float" office:value="9.4698870182037" calcext:value-type="float">
            <text:p>9,4698870182037</text:p>
          </table:table-cell>
          <table:table-cell office:value-type="float" office:value="-149.48008926051" calcext:value-type="float">
            <text:p>-149,4800892605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2759</text:p>
          </table:table-cell>
          <table:table-cell office:value-type="float" office:value="4.8027318716049" calcext:value-type="float">
            <text:p>4,8027318716049</text:p>
          </table:table-cell>
          <table:table-cell office:value-type="float" office:value="9.5035725831985" calcext:value-type="float">
            <text:p>9,5035725831985</text:p>
          </table:table-cell>
          <table:table-cell office:value-type="float" office:value="134.63343025013" calcext:value-type="float">
            <text:p>134,6334302501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2770</text:p>
          </table:table-cell>
          <table:table-cell office:value-type="float" office:value="6.4008951187134" calcext:value-type="float">
            <text:p>6,4008951187134</text:p>
          </table:table-cell>
          <table:table-cell office:value-type="float" office:value="8.3029574155807" calcext:value-type="float">
            <text:p>8,3029574155807</text:p>
          </table:table-cell>
          <table:table-cell office:value-type="float" office:value="-41.079558384646" calcext:value-type="float">
            <text:p>-41,07955838464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2781</text:p>
          </table:table-cell>
          <table:table-cell office:value-type="float" office:value="9.0826815366745" calcext:value-type="float">
            <text:p>9,0826815366745</text:p>
          </table:table-cell>
          <table:table-cell office:value-type="float" office:value="3.8551837205887" calcext:value-type="float">
            <text:p>3,8551837205887</text:p>
          </table:table-cell>
          <table:table-cell office:value-type="float" office:value="100.6254458883" calcext:value-type="float">
            <text:p>100,625445888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2792</text:p>
          </table:table-cell>
          <table:table-cell office:value-type="float" office:value="2.6397359371185" calcext:value-type="float">
            <text:p>2,6397359371185</text:p>
          </table:table-cell>
          <table:table-cell office:value-type="float" office:value="10.0261759758" calcext:value-type="float">
            <text:p>10,0261759758</text:p>
          </table:table-cell>
          <table:table-cell office:value-type="float" office:value="-35.061426223463" calcext:value-type="float">
            <text:p>-35,06142622346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2803</text:p>
          </table:table-cell>
          <table:table-cell office:value-type="float" office:value="-1.562979221344" calcext:value-type="float">
            <text:p>-1,562979221344</text:p>
          </table:table-cell>
          <table:table-cell office:value-type="float" office:value="7.9973638057709" calcext:value-type="float">
            <text:p>7,9973638057709</text:p>
          </table:table-cell>
          <table:table-cell office:value-type="float" office:value="66.986820500368" calcext:value-type="float">
            <text:p>66,98682050036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15</text:p>
          </table:table-cell>
          <table:table-cell office:value-type="float" office:value="0.56266210973263" calcext:value-type="float">
            <text:p>0,56266210973263</text:p>
          </table:table-cell>
          <table:table-cell office:value-type="float" office:value="-0.25538101792336" calcext:value-type="float">
            <text:p>-0,25538101792336</text:p>
          </table:table-cell>
          <table:table-cell office:value-type="float" office:value="96.249160493255" calcext:value-type="float">
            <text:p>96,24916049325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2264</text:p>
          </table:table-cell>
          <table:table-cell office:value-type="float" office:value="5.2307039499283" calcext:value-type="float">
            <text:p>5,2307039499283</text:p>
          </table:table-cell>
          <table:table-cell office:value-type="float" office:value="-0.58167196810246" calcext:value-type="float">
            <text:p>-0,58167196810246</text:p>
          </table:table-cell>
          <table:table-cell office:value-type="float" office:value="153.45299775433" calcext:value-type="float">
            <text:p>153,4529977543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2275</text:p>
          </table:table-cell>
          <table:table-cell office:value-type="float" office:value="2.0076206326485" calcext:value-type="float">
            <text:p>2,0076206326485</text:p>
          </table:table-cell>
          <table:table-cell office:value-type="float" office:value="4.7235569357872" calcext:value-type="float">
            <text:p>4,7235569357872</text:p>
          </table:table-cell>
          <table:table-cell office:value-type="float" office:value="-32.579843026058" calcext:value-type="float">
            <text:p>-32,57984302605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2286</text:p>
          </table:table-cell>
          <table:table-cell office:value-type="float" office:value="5.5091041326523" calcext:value-type="float">
            <text:p>5,5091041326523</text:p>
          </table:table-cell>
          <table:table-cell office:value-type="float" office:value="-0.53061477839947" calcext:value-type="float">
            <text:p>-0,53061477839947</text:p>
          </table:table-cell>
          <table:table-cell office:value-type="float" office:value="89.537836184168" calcext:value-type="float">
            <text:p>89,53783618416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2297</text:p>
          </table:table-cell>
          <table:table-cell office:value-type="float" office:value="5.8752477169037" calcext:value-type="float">
            <text:p>5,8752477169037</text:p>
          </table:table-cell>
          <table:table-cell office:value-type="float" office:value="-0.55058460682631" calcext:value-type="float">
            <text:p>-0,55058460682631</text:p>
          </table:table-cell>
          <table:table-cell office:value-type="float" office:value="-105.34371464116" calcext:value-type="float">
            <text:p>-105,343714641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2308</text:p>
          </table:table-cell>
          <table:table-cell office:value-type="float" office:value="8.1515693664551" calcext:value-type="float">
            <text:p>8,1515693664551</text:p>
          </table:table-cell>
          <table:table-cell office:value-type="float" office:value="0.89552149176598" calcext:value-type="float">
            <text:p>0,89552149176598</text:p>
          </table:table-cell>
          <table:table-cell office:value-type="float" office:value="9.6348022959035" calcext:value-type="float">
            <text:p>9,634802295903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2319</text:p>
          </table:table-cell>
          <table:table-cell office:value-type="float" office:value="7.013081908226" calcext:value-type="float">
            <text:p>7,013081908226</text:p>
          </table:table-cell>
          <table:table-cell office:value-type="float" office:value="-0.43323270976543" calcext:value-type="float">
            <text:p>-0,43323270976543</text:p>
          </table:table-cell>
          <table:table-cell office:value-type="float" office:value="123.85451717741" calcext:value-type="float">
            <text:p>123,8545171774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2330</text:p>
          </table:table-cell>
          <table:table-cell office:value-type="float" office:value="-1.0903541743755" calcext:value-type="float">
            <text:p>-1,0903541743755</text:p>
          </table:table-cell>
          <table:table-cell office:value-type="float" office:value="2.7546510100365" calcext:value-type="float">
            <text:p>2,7546510100365</text:p>
          </table:table-cell>
          <table:table-cell office:value-type="float" office:value="37.722700340733" calcext:value-type="float">
            <text:p>37,72270034073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2341</text:p>
          </table:table-cell>
          <table:table-cell office:value-type="float" office:value="-1.5850162506104" calcext:value-type="float">
            <text:p>-1,5850162506104</text:p>
          </table:table-cell>
          <table:table-cell office:value-type="float" office:value="1.1112840473652" calcext:value-type="float">
            <text:p>1,1112840473652</text:p>
          </table:table-cell>
          <table:table-cell office:value-type="float" office:value="1.085361964099" calcext:value-type="float">
            <text:p>1,08536196409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2352</text:p>
          </table:table-cell>
          <table:table-cell office:value-type="float" office:value="2.8690877556801" calcext:value-type="float">
            <text:p>2,8690877556801</text:p>
          </table:table-cell>
          <table:table-cell office:value-type="float" office:value="0.51889915019274" calcext:value-type="float">
            <text:p>0,51889915019274</text:p>
          </table:table-cell>
          <table:table-cell office:value-type="float" office:value="94.889113098193" calcext:value-type="float">
            <text:p>94,88911309819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2363</text:p>
          </table:table-cell>
          <table:table-cell office:value-type="float" office:value="2.7417823672295" calcext:value-type="float">
            <text:p>2,7417823672295</text:p>
          </table:table-cell>
          <table:table-cell office:value-type="float" office:value="4.9858847260475" calcext:value-type="float">
            <text:p>4,9858847260475</text:p>
          </table:table-cell>
          <table:table-cell office:value-type="float" office:value="156.98702168313" calcext:value-type="float">
            <text:p>156,9870216831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2374</text:p>
          </table:table-cell>
          <table:table-cell office:value-type="float" office:value="2.4893638491631" calcext:value-type="float">
            <text:p>2,4893638491631</text:p>
          </table:table-cell>
          <table:table-cell office:value-type="float" office:value="-0.10373374447227" calcext:value-type="float">
            <text:p>-0,10373374447227</text:p>
          </table:table-cell>
          <table:table-cell office:value-type="float" office:value="28.554106973539" calcext:value-type="float">
            <text:p>28,55410697353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2385</text:p>
          </table:table-cell>
          <table:table-cell office:value-type="float" office:value="6.0122299194336" calcext:value-type="float">
            <text:p>6,0122299194336</text:p>
          </table:table-cell>
          <table:table-cell office:value-type="float" office:value="-0.15132953412831" calcext:value-type="float">
            <text:p>-0,15132953412831</text:p>
          </table:table-cell>
          <table:table-cell office:value-type="float" office:value="-52.052444713131" calcext:value-type="float">
            <text:p>-52,05244471313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2396</text:p>
          </table:table-cell>
          <table:table-cell office:value-type="float" office:value="6.5718066692352" calcext:value-type="float">
            <text:p>6,5718066692352</text:p>
          </table:table-cell>
          <table:table-cell office:value-type="float" office:value="0.23245692253113" calcext:value-type="float">
            <text:p>0,23245692253113</text:p>
          </table:table-cell>
          <table:table-cell office:value-type="float" office:value="179.41221613793" calcext:value-type="float">
            <text:p>179,4122161379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2407</text:p>
          </table:table-cell>
          <table:table-cell office:value-type="float" office:value="-1.5473762154579" calcext:value-type="float">
            <text:p>-1,5473762154579</text:p>
          </table:table-cell>
          <table:table-cell office:value-type="float" office:value="5.6263983249664" calcext:value-type="float">
            <text:p>5,6263983249664</text:p>
          </table:table-cell>
          <table:table-cell office:value-type="float" office:value="-59.14693197627" calcext:value-type="float">
            <text:p>-59,1469319762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2418</text:p>
          </table:table-cell>
          <table:table-cell office:value-type="float" office:value="0.93247950077057" calcext:value-type="float">
            <text:p>0,93247950077057</text:p>
          </table:table-cell>
          <table:table-cell office:value-type="float" office:value="0.84666013717651" calcext:value-type="float">
            <text:p>0,84666013717651</text:p>
          </table:table-cell>
          <table:table-cell office:value-type="float" office:value="-107.59611418293" calcext:value-type="float">
            <text:p>-107,5961141829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2429</text:p>
          </table:table-cell>
          <table:table-cell office:value-type="float" office:value="5.0191009044647" calcext:value-type="float">
            <text:p>5,0191009044647</text:p>
          </table:table-cell>
          <table:table-cell office:value-type="float" office:value="4.9073162674904" calcext:value-type="float">
            <text:p>4,9073162674904</text:p>
          </table:table-cell>
          <table:table-cell office:value-type="float" office:value="64.263411388276" calcext:value-type="float">
            <text:p>64,26341138827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2440</text:p>
          </table:table-cell>
          <table:table-cell office:value-type="float" office:value="5.6638807058334" calcext:value-type="float">
            <text:p>5,6638807058334</text:p>
          </table:table-cell>
          <table:table-cell office:value-type="float" office:value="3.5416474938393" calcext:value-type="float">
            <text:p>3,5416474938393</text:p>
          </table:table-cell>
          <table:table-cell office:value-type="float" office:value="82.647155804239" calcext:value-type="float">
            <text:p>82,64715580423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2451</text:p>
          </table:table-cell>
          <table:table-cell office:value-type="float" office:value="8.3141899108887" calcext:value-type="float">
            <text:p>8,3141899108887</text:p>
          </table:table-cell>
          <table:table-cell office:value-type="float" office:value="4.784964621067" calcext:value-type="float">
            <text:p>4,784964621067</text:p>
          </table:table-cell>
          <table:table-cell office:value-type="float" office:value="151.18740926123" calcext:value-type="float">
            <text:p>151,1874092612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2462</text:p>
          </table:table-cell>
          <table:table-cell office:value-type="float" office:value="5.7875335216522" calcext:value-type="float">
            <text:p>5,7875335216522</text:p>
          </table:table-cell>
          <table:table-cell office:value-type="float" office:value="-0.30542260035872" calcext:value-type="float">
            <text:p>-0,30542260035872</text:p>
          </table:table-cell>
          <table:table-cell office:value-type="float" office:value="29.268729458949" calcext:value-type="float">
            <text:p>29,26872945894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2473</text:p>
          </table:table-cell>
          <table:table-cell office:value-type="float" office:value="6.138778924942" calcext:value-type="float">
            <text:p>6,138778924942</text:p>
          </table:table-cell>
          <table:table-cell office:value-type="float" office:value="3.3207103610039" calcext:value-type="float">
            <text:p>3,3207103610039</text:p>
          </table:table-cell>
          <table:table-cell office:value-type="float" office:value="-16.885175446796" calcext:value-type="float">
            <text:p>-16,88517544679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2484</text:p>
          </table:table-cell>
          <table:table-cell office:value-type="float" office:value="0.47179870307446" calcext:value-type="float">
            <text:p>0,47179870307446</text:p>
          </table:table-cell>
          <table:table-cell office:value-type="float" office:value="-0.36059267818928" calcext:value-type="float">
            <text:p>-0,36059267818928</text:p>
          </table:table-cell>
          <table:table-cell office:value-type="float" office:value="-82.833940056479" calcext:value-type="float">
            <text:p>-82,83394005647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2495</text:p>
          </table:table-cell>
          <table:table-cell office:value-type="float" office:value="1.3804200291634" calcext:value-type="float">
            <text:p>1,3804200291634</text:p>
          </table:table-cell>
          <table:table-cell office:value-type="float" office:value="5.5770266056061" calcext:value-type="float">
            <text:p>5,5770266056061</text:p>
          </table:table-cell>
          <table:table-cell office:value-type="float" office:value="125.59250661522" calcext:value-type="float">
            <text:p>125,5925066152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2506</text:p>
          </table:table-cell>
          <table:table-cell office:value-type="float" office:value="2.474949657917" calcext:value-type="float">
            <text:p>2,474949657917</text:p>
          </table:table-cell>
          <table:table-cell office:value-type="float" office:value="3.9269378781319" calcext:value-type="float">
            <text:p>3,9269378781319</text:p>
          </table:table-cell>
          <table:table-cell office:value-type="float" office:value="-28.301114868966" calcext:value-type="float">
            <text:p>-28,30111486896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2517</text:p>
          </table:table-cell>
          <table:table-cell office:value-type="float" office:value="2.0359532535076" calcext:value-type="float">
            <text:p>2,0359532535076</text:p>
          </table:table-cell>
          <table:table-cell office:value-type="float" office:value="5.3895354270935" calcext:value-type="float">
            <text:p>5,3895354270935</text:p>
          </table:table-cell>
          <table:table-cell office:value-type="float" office:value="-172.23482982368" calcext:value-type="float">
            <text:p>-172,2348298236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2528</text:p>
          </table:table-cell>
          <table:table-cell office:value-type="float" office:value="6.1776256561279" calcext:value-type="float">
            <text:p>6,1776256561279</text:p>
          </table:table-cell>
          <table:table-cell office:value-type="float" office:value="2.6985237002373" calcext:value-type="float">
            <text:p>2,6985237002373</text:p>
          </table:table-cell>
          <table:table-cell office:value-type="float" office:value="-177.01308438732" calcext:value-type="float">
            <text:p>-177,0130843873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2539</text:p>
          </table:table-cell>
          <table:table-cell office:value-type="float" office:value="8.0519551038742" calcext:value-type="float">
            <text:p>8,0519551038742</text:p>
          </table:table-cell>
          <table:table-cell office:value-type="float" office:value="8.4658348560333" calcext:value-type="float">
            <text:p>8,4658348560333</text:p>
          </table:table-cell>
          <table:table-cell office:value-type="float" office:value="-82.330347626073" calcext:value-type="float">
            <text:p>-82,33034762607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2550</text:p>
          </table:table-cell>
          <table:table-cell office:value-type="float" office:value="10.084998607635" calcext:value-type="float">
            <text:p>10,084998607635</text:p>
          </table:table-cell>
          <table:table-cell office:value-type="float" office:value="8.9611977338791" calcext:value-type="float">
            <text:p>8,9611977338791</text:p>
          </table:table-cell>
          <table:table-cell office:value-type="float" office:value="-94.608065429007" calcext:value-type="float">
            <text:p>-94,60806542900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2561</text:p>
          </table:table-cell>
          <table:table-cell office:value-type="float" office:value="-1.4778696000576" calcext:value-type="float">
            <text:p>-1,4778696000576</text:p>
          </table:table-cell>
          <table:table-cell office:value-type="float" office:value="5.7699733972549" calcext:value-type="float">
            <text:p>5,7699733972549</text:p>
          </table:table-cell>
          <table:table-cell office:value-type="float" office:value="-134.87472655667" calcext:value-type="float">
            <text:p>-134,8747265566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2572</text:p>
          </table:table-cell>
          <table:table-cell office:value-type="float" office:value="-1.1020864546299" calcext:value-type="float">
            <text:p>-1,1020864546299</text:p>
          </table:table-cell>
          <table:table-cell office:value-type="float" office:value="9.0781515836716" calcext:value-type="float">
            <text:p>9,0781515836716</text:p>
          </table:table-cell>
          <table:table-cell office:value-type="float" office:value="-93.502359785092" calcext:value-type="float">
            <text:p>-93,50235978509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2583</text:p>
          </table:table-cell>
          <table:table-cell office:value-type="float" office:value="0.7730083912611" calcext:value-type="float">
            <text:p>0,7730083912611</text:p>
          </table:table-cell>
          <table:table-cell office:value-type="float" office:value="3.3327478170395" calcext:value-type="float">
            <text:p>3,3327478170395</text:p>
          </table:table-cell>
          <table:table-cell office:value-type="float" office:value="126.41104163638" calcext:value-type="float">
            <text:p>126,4110416363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2594</text:p>
          </table:table-cell>
          <table:table-cell office:value-type="float" office:value="1.0639387369156" calcext:value-type="float">
            <text:p>1,0639387369156</text:p>
          </table:table-cell>
          <table:table-cell office:value-type="float" office:value="7.1854043006897" calcext:value-type="float">
            <text:p>7,1854043006897</text:p>
          </table:table-cell>
          <table:table-cell office:value-type="float" office:value="150.2382831209" calcext:value-type="float">
            <text:p>150,238283120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2605</text:p>
          </table:table-cell>
          <table:table-cell office:value-type="float" office:value="5.2046948671341" calcext:value-type="float">
            <text:p>5,2046948671341</text:p>
          </table:table-cell>
          <table:table-cell office:value-type="float" office:value="5.3549093008041" calcext:value-type="float">
            <text:p>5,3549093008041</text:p>
          </table:table-cell>
          <table:table-cell office:value-type="float" office:value="132.6950780905" calcext:value-type="float">
            <text:p>132,695078090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2616</text:p>
          </table:table-cell>
          <table:table-cell office:value-type="float" office:value="7.8471219539642" calcext:value-type="float">
            <text:p>7,8471219539642</text:p>
          </table:table-cell>
          <table:table-cell office:value-type="float" office:value="3.0168336629868" calcext:value-type="float">
            <text:p>3,0168336629868</text:p>
          </table:table-cell>
          <table:table-cell office:value-type="float" office:value="26.551556055713" calcext:value-type="float">
            <text:p>26,55155605571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2627</text:p>
          </table:table-cell>
          <table:table-cell office:value-type="float" office:value="9.5604050159454" calcext:value-type="float">
            <text:p>9,5604050159454</text:p>
          </table:table-cell>
          <table:table-cell office:value-type="float" office:value="8.9634883403778" calcext:value-type="float">
            <text:p>8,9634883403778</text:p>
          </table:table-cell>
          <table:table-cell office:value-type="float" office:value="170.13076156568" calcext:value-type="float">
            <text:p>170,1307615656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2638</text:p>
          </table:table-cell>
          <table:table-cell office:value-type="float" office:value="-1.5850074589252" calcext:value-type="float">
            <text:p>-1,5850074589252</text:p>
          </table:table-cell>
          <table:table-cell office:value-type="float" office:value="9.4942224025726" calcext:value-type="float">
            <text:p>9,4942224025726</text:p>
          </table:table-cell>
          <table:table-cell office:value-type="float" office:value="-72.394003534013" calcext:value-type="float">
            <text:p>-72,39400353401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2649</text:p>
          </table:table-cell>
          <table:table-cell office:value-type="float" office:value="-1.4994396269321" calcext:value-type="float">
            <text:p>-1,4994396269321</text:p>
          </table:table-cell>
          <table:table-cell office:value-type="float" office:value="7.7516496181488" calcext:value-type="float">
            <text:p>7,7516496181488</text:p>
          </table:table-cell>
          <table:table-cell office:value-type="float" office:value="-142.0837390195" calcext:value-type="float">
            <text:p>-142,083739019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2660</text:p>
          </table:table-cell>
          <table:table-cell office:value-type="float" office:value="6.5708416700363" calcext:value-type="float">
            <text:p>6,5708416700363</text:p>
          </table:table-cell>
          <table:table-cell office:value-type="float" office:value="6.45412504673" calcext:value-type="float">
            <text:p>6,45412504673</text:p>
          </table:table-cell>
          <table:table-cell office:value-type="float" office:value="51.176178986859" calcext:value-type="float">
            <text:p>51,17617898685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2671</text:p>
          </table:table-cell>
          <table:table-cell office:value-type="float" office:value="4.0941229462624" calcext:value-type="float">
            <text:p>4,0941229462624</text:p>
          </table:table-cell>
          <table:table-cell office:value-type="float" office:value="8.6599415540695" calcext:value-type="float">
            <text:p>8,6599415540695</text:p>
          </table:table-cell>
          <table:table-cell office:value-type="float" office:value="-90.33936224166" calcext:value-type="float">
            <text:p>-90,3393622416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2682</text:p>
          </table:table-cell>
          <table:table-cell office:value-type="float" office:value="5.0685757398605" calcext:value-type="float">
            <text:p>5,0685757398605</text:p>
          </table:table-cell>
          <table:table-cell office:value-type="float" office:value="7.2435104846954" calcext:value-type="float">
            <text:p>7,2435104846954</text:p>
          </table:table-cell>
          <table:table-cell office:value-type="float" office:value="124.7051567029" calcext:value-type="float">
            <text:p>124,705156702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2693</text:p>
          </table:table-cell>
          <table:table-cell office:value-type="float" office:value="9.9982631206512" calcext:value-type="float">
            <text:p>9,9982631206512</text:p>
          </table:table-cell>
          <table:table-cell office:value-type="float" office:value="9.664848446846" calcext:value-type="float">
            <text:p>9,664848446846</text:p>
          </table:table-cell>
          <table:table-cell office:value-type="float" office:value="-119.77535903833" calcext:value-type="float">
            <text:p>-119,7753590383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2704</text:p>
          </table:table-cell>
          <table:table-cell office:value-type="float" office:value="5.1740682125092" calcext:value-type="float">
            <text:p>5,1740682125092</text:p>
          </table:table-cell>
          <table:table-cell office:value-type="float" office:value="8.4028613567352" calcext:value-type="float">
            <text:p>8,4028613567352</text:p>
          </table:table-cell>
          <table:table-cell office:value-type="float" office:value="-158.23229103331" calcext:value-type="float">
            <text:p>-158,2322910333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2715</text:p>
          </table:table-cell>
          <table:table-cell office:value-type="float" office:value="0.64299210906029" calcext:value-type="float">
            <text:p>0,64299210906029</text:p>
          </table:table-cell>
          <table:table-cell office:value-type="float" office:value="8.0038273334503" calcext:value-type="float">
            <text:p>8,0038273334503</text:p>
          </table:table-cell>
          <table:table-cell office:value-type="float" office:value="-78.90948899992" calcext:value-type="float">
            <text:p>-78,9094889999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2726</text:p>
          </table:table-cell>
          <table:table-cell office:value-type="float" office:value="-1.0746540874243" calcext:value-type="float">
            <text:p>-1,0746540874243</text:p>
          </table:table-cell>
          <table:table-cell office:value-type="float" office:value="9.6249973773956" calcext:value-type="float">
            <text:p>9,6249973773956</text:p>
          </table:table-cell>
          <table:table-cell office:value-type="float" office:value="53.898043693251" calcext:value-type="float">
            <text:p>53,89804369325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2737</text:p>
          </table:table-cell>
          <table:table-cell office:value-type="float" office:value="3.4630957245827" calcext:value-type="float">
            <text:p>3,4630957245827</text:p>
          </table:table-cell>
          <table:table-cell office:value-type="float" office:value="8.4629422426224" calcext:value-type="float">
            <text:p>8,4629422426224</text:p>
          </table:table-cell>
          <table:table-cell office:value-type="float" office:value="-82.140747908574" calcext:value-type="float">
            <text:p>-82,14074790857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2748</text:p>
          </table:table-cell>
          <table:table-cell office:value-type="float" office:value="3.024577498436" calcext:value-type="float">
            <text:p>3,024577498436</text:p>
          </table:table-cell>
          <table:table-cell office:value-type="float" office:value="9.2978876829147" calcext:value-type="float">
            <text:p>9,2978876829147</text:p>
          </table:table-cell>
          <table:table-cell office:value-type="float" office:value="119.98116134838" calcext:value-type="float">
            <text:p>119,9811613483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2759</text:p>
          </table:table-cell>
          <table:table-cell office:value-type="float" office:value="4.923889040947" calcext:value-type="float">
            <text:p>4,923889040947</text:p>
          </table:table-cell>
          <table:table-cell office:value-type="float" office:value="9.525557756424" calcext:value-type="float">
            <text:p>9,525557756424</text:p>
          </table:table-cell>
          <table:table-cell office:value-type="float" office:value="126.57410627717" calcext:value-type="float">
            <text:p>126,5741062771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2770</text:p>
          </table:table-cell>
          <table:table-cell office:value-type="float" office:value="6.1282157897949" calcext:value-type="float">
            <text:p>6,1282157897949</text:p>
          </table:table-cell>
          <table:table-cell office:value-type="float" office:value="8.5686463117599" calcext:value-type="float">
            <text:p>8,5686463117599</text:p>
          </table:table-cell>
          <table:table-cell office:value-type="float" office:value="-48.097802575227" calcext:value-type="float">
            <text:p>-48,09780257522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2781</text:p>
          </table:table-cell>
          <table:table-cell office:value-type="float" office:value="9.1978710889816" calcext:value-type="float">
            <text:p>9,1978710889816</text:p>
          </table:table-cell>
          <table:table-cell office:value-type="float" office:value="3.4981197118759" calcext:value-type="float">
            <text:p>3,4981197118759</text:p>
          </table:table-cell>
          <table:table-cell office:value-type="float" office:value="110.6118533262" calcext:value-type="float">
            <text:p>110,611853326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2792</text:p>
          </table:table-cell>
          <table:table-cell office:value-type="float" office:value="2.74061024189" calcext:value-type="float">
            <text:p>2,74061024189</text:p>
          </table:table-cell>
          <table:table-cell office:value-type="float" office:value="10.224334001541" calcext:value-type="float">
            <text:p>10,224334001541</text:p>
          </table:table-cell>
          <table:table-cell office:value-type="float" office:value="-125.85486424197" calcext:value-type="float">
            <text:p>-125,8548642419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2803</text:p>
          </table:table-cell>
          <table:table-cell office:value-type="float" office:value="-1.4454378187656" calcext:value-type="float">
            <text:p>-1,4454378187656</text:p>
          </table:table-cell>
          <table:table-cell office:value-type="float" office:value="8.0779391527176" calcext:value-type="float">
            <text:p>8,0779391527176</text:p>
          </table:table-cell>
          <table:table-cell office:value-type="float" office:value="28.421783523195" calcext:value-type="float">
            <text:p>28,42178352319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15</text:p>
          </table:table-cell>
          <table:table-cell office:value-type="float" office:value="0.50021886825562" calcext:value-type="float">
            <text:p>0,50021886825562</text:p>
          </table:table-cell>
          <table:table-cell office:value-type="float" office:value="-0.1263103634119" calcext:value-type="float">
            <text:p>-0,1263103634119</text:p>
          </table:table-cell>
          <table:table-cell office:value-type="float" office:value="95.374753520747" calcext:value-type="float">
            <text:p>95,37475352074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2264</text:p>
          </table:table-cell>
          <table:table-cell office:value-type="float" office:value="5.120575428009" calcext:value-type="float">
            <text:p>5,120575428009</text:p>
          </table:table-cell>
          <table:table-cell office:value-type="float" office:value="-0.58501292020082" calcext:value-type="float">
            <text:p>-0,58501292020082</text:p>
          </table:table-cell>
          <table:table-cell office:value-type="float" office:value="67.048514724537" calcext:value-type="float">
            <text:p>67,04851472453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2275</text:p>
          </table:table-cell>
          <table:table-cell office:value-type="float" office:value="1.8627125024796" calcext:value-type="float">
            <text:p>1,8627125024796</text:p>
          </table:table-cell>
          <table:table-cell office:value-type="float" office:value="4.5554685592651" calcext:value-type="float">
            <text:p>4,5554685592651</text:p>
          </table:table-cell>
          <table:table-cell office:value-type="float" office:value="58.133419152278" calcext:value-type="float">
            <text:p>58,13341915227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2286</text:p>
          </table:table-cell>
          <table:table-cell office:value-type="float" office:value="5.505782365799" calcext:value-type="float">
            <text:p>5,505782365799</text:p>
          </table:table-cell>
          <table:table-cell office:value-type="float" office:value="-0.560602247715" calcext:value-type="float">
            <text:p>-0,560602247715</text:p>
          </table:table-cell>
          <table:table-cell office:value-type="float" office:value="98.995257335104" calcext:value-type="float">
            <text:p>98,99525733510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2297</text:p>
          </table:table-cell>
          <table:table-cell office:value-type="float" office:value="5.865815281868" calcext:value-type="float">
            <text:p>5,865815281868</text:p>
          </table:table-cell>
          <table:table-cell office:value-type="float" office:value="-0.55447567254305" calcext:value-type="float">
            <text:p>-0,55447567254305</text:p>
          </table:table-cell>
          <table:table-cell office:value-type="float" office:value="-102.62254696743" calcext:value-type="float">
            <text:p>-102,6225469674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2308</text:p>
          </table:table-cell>
          <table:table-cell office:value-type="float" office:value="7.8649914264679" calcext:value-type="float">
            <text:p>7,8649914264679</text:p>
          </table:table-cell>
          <table:table-cell office:value-type="float" office:value="0.86343519389629" calcext:value-type="float">
            <text:p>0,86343519389629</text:p>
          </table:table-cell>
          <table:table-cell office:value-type="float" office:value="5.6239618996906" calcext:value-type="float">
            <text:p>5,623961899690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2319</text:p>
          </table:table-cell>
          <table:table-cell office:value-type="float" office:value="7.244765162468" calcext:value-type="float">
            <text:p>7,244765162468</text:p>
          </table:table-cell>
          <table:table-cell office:value-type="float" office:value="-0.45913018286228" calcext:value-type="float">
            <text:p>-0,45913018286228</text:p>
          </table:table-cell>
          <table:table-cell office:value-type="float" office:value="-180.05586429766" calcext:value-type="float">
            <text:p>-180,0558642976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2330</text:p>
          </table:table-cell>
          <table:table-cell office:value-type="float" office:value="-1.417149156332" calcext:value-type="float">
            <text:p>-1,417149156332</text:p>
          </table:table-cell>
          <table:table-cell office:value-type="float" office:value="2.6009222865105" calcext:value-type="float">
            <text:p>2,6009222865105</text:p>
          </table:table-cell>
          <table:table-cell office:value-type="float" office:value="21.444144901956" calcext:value-type="float">
            <text:p>21,44414490195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2341</text:p>
          </table:table-cell>
          <table:table-cell office:value-type="float" office:value="-1.5850099921227" calcext:value-type="float">
            <text:p>-1,5850099921227</text:p>
          </table:table-cell>
          <table:table-cell office:value-type="float" office:value="1.0599186271429" calcext:value-type="float">
            <text:p>1,0599186271429</text:p>
          </table:table-cell>
          <table:table-cell office:value-type="float" office:value="27.393217868866" calcext:value-type="float">
            <text:p>27,39321786886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2352</text:p>
          </table:table-cell>
          <table:table-cell office:value-type="float" office:value="2.9025769233704" calcext:value-type="float">
            <text:p>2,9025769233704</text:p>
          </table:table-cell>
          <table:table-cell office:value-type="float" office:value="0.12222832068801" calcext:value-type="float">
            <text:p>0,12222832068801</text:p>
          </table:table-cell>
          <table:table-cell office:value-type="float" office:value="94.90796031466" calcext:value-type="float">
            <text:p>94,9079603146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2363</text:p>
          </table:table-cell>
          <table:table-cell office:value-type="float" office:value="2.8562900424004" calcext:value-type="float">
            <text:p>2,8562900424004</text:p>
          </table:table-cell>
          <table:table-cell office:value-type="float" office:value="5.1753842830658" calcext:value-type="float">
            <text:p>5,1753842830658</text:p>
          </table:table-cell>
          <table:table-cell office:value-type="float" office:value="-112.42340021073" calcext:value-type="float">
            <text:p>-112,4234002107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2374</text:p>
          </table:table-cell>
          <table:table-cell office:value-type="float" office:value="2.1403546631336" calcext:value-type="float">
            <text:p>2,1403546631336</text:p>
          </table:table-cell>
          <table:table-cell office:value-type="float" office:value="-0.29314622282982" calcext:value-type="float">
            <text:p>-0,29314622282982</text:p>
          </table:table-cell>
          <table:table-cell office:value-type="float" office:value="28.547068310391" calcext:value-type="float">
            <text:p>28,54706831039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2385</text:p>
          </table:table-cell>
          <table:table-cell office:value-type="float" office:value="5.8580923080444" calcext:value-type="float">
            <text:p>5,8580923080444</text:p>
          </table:table-cell>
          <table:table-cell office:value-type="float" office:value="-0.20177016034722" calcext:value-type="float">
            <text:p>-0,20177016034722</text:p>
          </table:table-cell>
          <table:table-cell office:value-type="float" office:value="45.728499722329" calcext:value-type="float">
            <text:p>45,72849972232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2396</text:p>
          </table:table-cell>
          <table:table-cell office:value-type="float" office:value="6.6003865003586" calcext:value-type="float">
            <text:p>6,6003865003586</text:p>
          </table:table-cell>
          <table:table-cell office:value-type="float" office:value="0.012667316477746" calcext:value-type="float">
            <text:p>0,012667316477746</text:p>
          </table:table-cell>
          <table:table-cell office:value-type="float" office:value="88.7018138436" calcext:value-type="float">
            <text:p>88,701813843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2407</text:p>
          </table:table-cell>
          <table:table-cell office:value-type="float" office:value="-1.5592351555824" calcext:value-type="float">
            <text:p>-1,5592351555824</text:p>
          </table:table-cell>
          <table:table-cell office:value-type="float" office:value="5.6342995166779" calcext:value-type="float">
            <text:p>5,6342995166779</text:p>
          </table:table-cell>
          <table:table-cell office:value-type="float" office:value="-70.371119080076" calcext:value-type="float">
            <text:p>-70,37111908007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2418</text:p>
          </table:table-cell>
          <table:table-cell office:value-type="float" office:value="0.79899609088898" calcext:value-type="float">
            <text:p>0,79899609088898</text:p>
          </table:table-cell>
          <table:table-cell office:value-type="float" office:value="1.0906658321619" calcext:value-type="float">
            <text:p>1,0906658321619</text:p>
          </table:table-cell>
          <table:table-cell office:value-type="float" office:value="-51.807762331264" calcext:value-type="float">
            <text:p>-51,80776233126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2429</text:p>
          </table:table-cell>
          <table:table-cell office:value-type="float" office:value="5.135195851326" calcext:value-type="float">
            <text:p>5,135195851326</text:p>
          </table:table-cell>
          <table:table-cell office:value-type="float" office:value="4.6020165085793" calcext:value-type="float">
            <text:p>4,6020165085793</text:p>
          </table:table-cell>
          <table:table-cell office:value-type="float" office:value="105.30280839106" calcext:value-type="float">
            <text:p>105,3028083910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2440</text:p>
          </table:table-cell>
          <table:table-cell office:value-type="float" office:value="5.4424440860748" calcext:value-type="float">
            <text:p>5,4424440860748</text:p>
          </table:table-cell>
          <table:table-cell office:value-type="float" office:value="3.5386231541634" calcext:value-type="float">
            <text:p>3,5386231541634</text:p>
          </table:table-cell>
          <table:table-cell office:value-type="float" office:value="-8.040211952416" calcext:value-type="float">
            <text:p>-8,04021195241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2451</text:p>
          </table:table-cell>
          <table:table-cell office:value-type="float" office:value="8.5388231277466" calcext:value-type="float">
            <text:p>8,5388231277466</text:p>
          </table:table-cell>
          <table:table-cell office:value-type="float" office:value="4.5874434709549" calcext:value-type="float">
            <text:p>4,5874434709549</text:p>
          </table:table-cell>
          <table:table-cell office:value-type="float" office:value="143.28461695629" calcext:value-type="float">
            <text:p>143,2846169562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2462</text:p>
          </table:table-cell>
          <table:table-cell office:value-type="float" office:value="5.7637697458267" calcext:value-type="float">
            <text:p>5,7637697458267</text:p>
          </table:table-cell>
          <table:table-cell office:value-type="float" office:value="-0.323571190238" calcext:value-type="float">
            <text:p>-0,323571190238</text:p>
          </table:table-cell>
          <table:table-cell office:value-type="float" office:value="27.378870613256" calcext:value-type="float">
            <text:p>27,37887061325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2473</text:p>
          </table:table-cell>
          <table:table-cell office:value-type="float" office:value="6.1729019880295" calcext:value-type="float">
            <text:p>6,1729019880295</text:p>
          </table:table-cell>
          <table:table-cell office:value-type="float" office:value="3.5396724939346" calcext:value-type="float">
            <text:p>3,5396724939346</text:p>
          </table:table-cell>
          <table:table-cell office:value-type="float" office:value="-107.65510911395" calcext:value-type="float">
            <text:p>-107,6551091139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2484</text:p>
          </table:table-cell>
          <table:table-cell office:value-type="float" office:value="0.40491629391909" calcext:value-type="float">
            <text:p>0,40491629391909</text:p>
          </table:table-cell>
          <table:table-cell office:value-type="float" office:value="-0.22710550576448" calcext:value-type="float">
            <text:p>-0,22710550576448</text:p>
          </table:table-cell>
          <table:table-cell office:value-type="float" office:value="-83.826897250619" calcext:value-type="float">
            <text:p>-83,82689725061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2495</text:p>
          </table:table-cell>
          <table:table-cell office:value-type="float" office:value="1.4142949879169" calcext:value-type="float">
            <text:p>1,4142949879169</text:p>
          </table:table-cell>
          <table:table-cell office:value-type="float" office:value="5.2678787708282" calcext:value-type="float">
            <text:p>5,2678787708282</text:p>
          </table:table-cell>
          <table:table-cell office:value-type="float" office:value="88.658420143613" calcext:value-type="float">
            <text:p>88,65842014361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2506</text:p>
          </table:table-cell>
          <table:table-cell office:value-type="float" office:value="2.2406741976738" calcext:value-type="float">
            <text:p>2,2406741976738</text:p>
          </table:table-cell>
          <table:table-cell office:value-type="float" office:value="4.0419879555702" calcext:value-type="float">
            <text:p>4,0419879555702</text:p>
          </table:table-cell>
          <table:table-cell office:value-type="float" office:value="-30.699371911918" calcext:value-type="float">
            <text:p>-30,69937191191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2517</text:p>
          </table:table-cell>
          <table:table-cell office:value-type="float" office:value="2.3300941288471" calcext:value-type="float">
            <text:p>2,3300941288471</text:p>
          </table:table-cell>
          <table:table-cell office:value-type="float" office:value="5.3266370296478" calcext:value-type="float">
            <text:p>5,3266370296478</text:p>
          </table:table-cell>
          <table:table-cell office:value-type="float" office:value="157.15026399892" calcext:value-type="float">
            <text:p>157,1502639989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2528</text:p>
          </table:table-cell>
          <table:table-cell office:value-type="float" office:value="6.219864487648" calcext:value-type="float">
            <text:p>6,219864487648</text:p>
          </table:table-cell>
          <table:table-cell office:value-type="float" office:value="2.480786293745" calcext:value-type="float">
            <text:p>2,480786293745</text:p>
          </table:table-cell>
          <table:table-cell office:value-type="float" office:value="92.397959369003" calcext:value-type="float">
            <text:p>92,39795936900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2539</text:p>
          </table:table-cell>
          <table:table-cell office:value-type="float" office:value="8.0562227964401" calcext:value-type="float">
            <text:p>8,0562227964401</text:p>
          </table:table-cell>
          <table:table-cell office:value-type="float" office:value="8.8078832626343" calcext:value-type="float">
            <text:p>8,8078832626343</text:p>
          </table:table-cell>
          <table:table-cell office:value-type="float" office:value="-97.283167444217" calcext:value-type="float">
            <text:p>-97,28316744421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2550</text:p>
          </table:table-cell>
          <table:table-cell office:value-type="float" office:value="10.044239759445" calcext:value-type="float">
            <text:p>10,044239759445</text:p>
          </table:table-cell>
          <table:table-cell office:value-type="float" office:value="9.3230611085892" calcext:value-type="float">
            <text:p>9,3230611085892</text:p>
          </table:table-cell>
          <table:table-cell office:value-type="float" office:value="-80.102419397634" calcext:value-type="float">
            <text:p>-80,10241939763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2561</text:p>
          </table:table-cell>
          <table:table-cell office:value-type="float" office:value="-1.4761072397232" calcext:value-type="float">
            <text:p>-1,4761072397232</text:p>
          </table:table-cell>
          <table:table-cell office:value-type="float" office:value="5.7781010866165" calcext:value-type="float">
            <text:p>5,7781010866165</text:p>
          </table:table-cell>
          <table:table-cell office:value-type="float" office:value="-134.97903544432" calcext:value-type="float">
            <text:p>-134,9790354443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2572</text:p>
          </table:table-cell>
          <table:table-cell office:value-type="float" office:value="-1.3196989893913" calcext:value-type="float">
            <text:p>-1,3196989893913</text:p>
          </table:table-cell>
          <table:table-cell office:value-type="float" office:value="9.1226929426193" calcext:value-type="float">
            <text:p>9,1226929426193</text:p>
          </table:table-cell>
          <table:table-cell office:value-type="float" office:value="-2.7923525613584" calcext:value-type="float">
            <text:p>-2,792352561358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2583</text:p>
          </table:table-cell>
          <table:table-cell office:value-type="float" office:value="1.0609705746174" calcext:value-type="float">
            <text:p>1,0609705746174</text:p>
          </table:table-cell>
          <table:table-cell office:value-type="float" office:value="3.2058995962143" calcext:value-type="float">
            <text:p>3,2058995962143</text:p>
          </table:table-cell>
          <table:table-cell office:value-type="float" office:value="164.02159830567" calcext:value-type="float">
            <text:p>164,0215983056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2594</text:p>
          </table:table-cell>
          <table:table-cell office:value-type="float" office:value="1.4089401066303" calcext:value-type="float">
            <text:p>1,4089401066303</text:p>
          </table:table-cell>
          <table:table-cell office:value-type="float" office:value="6.988228559494" calcext:value-type="float">
            <text:p>6,988228559494</text:p>
          </table:table-cell>
          <table:table-cell office:value-type="float" office:value="150.25223744143" calcext:value-type="float">
            <text:p>150,2522374414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2605</text:p>
          </table:table-cell>
          <table:table-cell office:value-type="float" office:value="5.5314415693283" calcext:value-type="float">
            <text:p>5,5314415693283</text:p>
          </table:table-cell>
          <table:table-cell office:value-type="float" office:value="5.349126458168" calcext:value-type="float">
            <text:p>5,349126458168</text:p>
          </table:table-cell>
          <table:table-cell office:value-type="float" office:value="173.74547727548" calcext:value-type="float">
            <text:p>173,7454772754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2616</text:p>
          </table:table-cell>
          <table:table-cell office:value-type="float" office:value="7.5549805164337" calcext:value-type="float">
            <text:p>7,5549805164337</text:p>
          </table:table-cell>
          <table:table-cell office:value-type="float" office:value="2.9720216989517" calcext:value-type="float">
            <text:p>2,9720216989517</text:p>
          </table:table-cell>
          <table:table-cell office:value-type="float" office:value="4.781837960717" calcext:value-type="float">
            <text:p>4,78183796071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2627</text:p>
          </table:table-cell>
          <table:table-cell office:value-type="float" office:value="9.5533180236816" calcext:value-type="float">
            <text:p>9,5533180236816</text:p>
          </table:table-cell>
          <table:table-cell office:value-type="float" office:value="8.7420350313187" calcext:value-type="float">
            <text:p>8,7420350313187</text:p>
          </table:table-cell>
          <table:table-cell office:value-type="float" office:value="79.321476304607" calcext:value-type="float">
            <text:p>79,32147630460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2638</text:p>
          </table:table-cell>
          <table:table-cell office:value-type="float" office:value="-1.4496468007565" calcext:value-type="float">
            <text:p>-1,4496468007565</text:p>
          </table:table-cell>
          <table:table-cell office:value-type="float" office:value="9.713488817215" calcext:value-type="float">
            <text:p>9,713488817215</text:p>
          </table:table-cell>
          <table:table-cell office:value-type="float" office:value="-67.653409235037" calcext:value-type="float">
            <text:p>-67,65340923503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2649</text:p>
          </table:table-cell>
          <table:table-cell office:value-type="float" office:value="-1.3666474819183" calcext:value-type="float">
            <text:p>-1,3666474819183</text:p>
          </table:table-cell>
          <table:table-cell office:value-type="float" office:value="7.7741813659668" calcext:value-type="float">
            <text:p>7,7741813659668</text:p>
          </table:table-cell>
          <table:table-cell office:value-type="float" office:value="-150.0418155816" calcext:value-type="float">
            <text:p>-150,041815581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2660</text:p>
          </table:table-cell>
          <table:table-cell office:value-type="float" office:value="6.3293039798737" calcext:value-type="float">
            <text:p>6,3293039798737</text:p>
          </table:table-cell>
          <table:table-cell office:value-type="float" office:value="6.4075917005539" calcext:value-type="float">
            <text:p>6,4075917005539</text:p>
          </table:table-cell>
          <table:table-cell office:value-type="float" office:value="4.8709517926168" calcext:value-type="float">
            <text:p>4,870951792616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2671</text:p>
          </table:table-cell>
          <table:table-cell office:value-type="float" office:value="4.3133020401001" calcext:value-type="float">
            <text:p>4,3133020401001</text:p>
          </table:table-cell>
          <table:table-cell office:value-type="float" office:value="8.6899393796921" calcext:value-type="float">
            <text:p>8,6899393796921</text:p>
          </table:table-cell>
          <table:table-cell office:value-type="float" office:value="179.13691557137" calcext:value-type="float">
            <text:p>179,1369155713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2682</text:p>
          </table:table-cell>
          <table:table-cell office:value-type="float" office:value="5.2875173091888" calcext:value-type="float">
            <text:p>5,2875173091888</text:p>
          </table:table-cell>
          <table:table-cell office:value-type="float" office:value="6.9218671321869" calcext:value-type="float">
            <text:p>6,9218671321869</text:p>
          </table:table-cell>
          <table:table-cell office:value-type="float" office:value="123.08055124465" calcext:value-type="float">
            <text:p>123,0805512446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2693</text:p>
          </table:table-cell>
          <table:table-cell office:value-type="float" office:value="9.8918724060059" calcext:value-type="float">
            <text:p>9,8918724060059</text:p>
          </table:table-cell>
          <table:table-cell office:value-type="float" office:value="9.7698640823364" calcext:value-type="float">
            <text:p>9,7698640823364</text:p>
          </table:table-cell>
          <table:table-cell office:value-type="float" office:value="-112.42081025603" calcext:value-type="float">
            <text:p>-112,4208102560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2704</text:p>
          </table:table-cell>
          <table:table-cell office:value-type="float" office:value="5.4170507192612" calcext:value-type="float">
            <text:p>5,4170507192612</text:p>
          </table:table-cell>
          <table:table-cell office:value-type="float" office:value="8.6506414413452" calcext:value-type="float">
            <text:p>8,6506414413452</text:p>
          </table:table-cell>
          <table:table-cell office:value-type="float" office:value="-132.45659724922" calcext:value-type="float">
            <text:p>-132,4565972492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2715</text:p>
          </table:table-cell>
          <table:table-cell office:value-type="float" office:value="0.56633543223143" calcext:value-type="float">
            <text:p>0,56633543223143</text:p>
          </table:table-cell>
          <table:table-cell office:value-type="float" office:value="8.395020365715" calcext:value-type="float">
            <text:p>8,395020365715</text:p>
          </table:table-cell>
          <table:table-cell office:value-type="float" office:value="-78.894776143845" calcext:value-type="float">
            <text:p>-78,89477614384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2726</text:p>
          </table:table-cell>
          <table:table-cell office:value-type="float" office:value="-0.91539062559605" calcext:value-type="float">
            <text:p>-0,91539062559605</text:p>
          </table:table-cell>
          <table:table-cell office:value-type="float" office:value="9.4699239730835" calcext:value-type="float">
            <text:p>9,4699239730835</text:p>
          </table:table-cell>
          <table:table-cell office:value-type="float" office:value="144.61538897958" calcext:value-type="float">
            <text:p>144,6153889795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2737</text:p>
          </table:table-cell>
          <table:table-cell office:value-type="float" office:value="3.2406291365623" calcext:value-type="float">
            <text:p>3,2406291365623</text:p>
          </table:table-cell>
          <table:table-cell office:value-type="float" office:value="8.4638822078705" calcext:value-type="float">
            <text:p>8,4638822078705</text:p>
          </table:table-cell>
          <table:table-cell office:value-type="float" office:value="8.5776506146048" calcext:value-type="float">
            <text:p>8,577650614604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2748</text:p>
          </table:table-cell>
          <table:table-cell office:value-type="float" office:value="3.0965024232864" calcext:value-type="float">
            <text:p>3,0965024232864</text:p>
          </table:table-cell>
          <table:table-cell office:value-type="float" office:value="8.9917212724686" calcext:value-type="float">
            <text:p>8,9917212724686</text:p>
          </table:table-cell>
          <table:table-cell office:value-type="float" office:value="85.367496605891" calcext:value-type="float">
            <text:p>85,36749660589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2759</text:p>
          </table:table-cell>
          <table:table-cell office:value-type="float" office:value="5.0631105899811" calcext:value-type="float">
            <text:p>5,0631105899811</text:p>
          </table:table-cell>
          <table:table-cell office:value-type="float" office:value="9.4962471723557" calcext:value-type="float">
            <text:p>9,4962471723557</text:p>
          </table:table-cell>
          <table:table-cell office:value-type="float" office:value="-157.63192723511" calcext:value-type="float">
            <text:p>-157,6319272351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2770</text:p>
          </table:table-cell>
          <table:table-cell office:value-type="float" office:value="5.967630147934" calcext:value-type="float">
            <text:p>5,967630147934</text:p>
          </table:table-cell>
          <table:table-cell office:value-type="float" office:value="8.8735646009445" calcext:value-type="float">
            <text:p>8,8735646009445</text:p>
          </table:table-cell>
          <table:table-cell office:value-type="float" office:value="-70.363670397716" calcext:value-type="float">
            <text:p>-70,36367039771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2781</text:p>
          </table:table-cell>
          <table:table-cell office:value-type="float" office:value="9.4121581315994" calcext:value-type="float">
            <text:p>9,4121581315994</text:p>
          </table:table-cell>
          <table:table-cell office:value-type="float" office:value="3.2449069619179" calcext:value-type="float">
            <text:p>3,2449069619179</text:p>
          </table:table-cell>
          <table:table-cell office:value-type="float" office:value="138.88394908541" calcext:value-type="float">
            <text:p>138,8839490854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2792</text:p>
          </table:table-cell>
          <table:table-cell office:value-type="float" office:value="2.9855623841286" calcext:value-type="float">
            <text:p>2,9855623841286</text:p>
          </table:table-cell>
          <table:table-cell office:value-type="float" office:value="10.533139705658" calcext:value-type="float">
            <text:p>10,533139705658</text:p>
          </table:table-cell>
          <table:table-cell office:value-type="float" office:value="-128.13017019041" calcext:value-type="float">
            <text:p>-128,1301701904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2803</text:p>
          </table:table-cell>
          <table:table-cell office:value-type="float" office:value="-1.4908227324486" calcext:value-type="float">
            <text:p>-1,4908227324486</text:p>
          </table:table-cell>
          <table:table-cell office:value-type="float" office:value="8.0684489011765" calcext:value-type="float">
            <text:p>8,0684489011765</text:p>
          </table:table-cell>
          <table:table-cell office:value-type="float" office:value="41.498170916442" calcext:value-type="float">
            <text:p>41,49817091644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15</text:p>
          </table:table-cell>
          <table:table-cell office:value-type="float" office:value="0.48596799373627" calcext:value-type="float">
            <text:p>0,48596799373627</text:p>
          </table:table-cell>
          <table:table-cell office:value-type="float" office:value="-0.0078329967800528" calcext:value-type="float">
            <text:p>-0,0078329967800528</text:p>
          </table:table-cell>
          <table:table-cell office:value-type="float" office:value="94.121475128611" calcext:value-type="float">
            <text:p>94,12147512861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2264</text:p>
          </table:table-cell>
          <table:table-cell office:value-type="float" office:value="4.9254241585732" calcext:value-type="float">
            <text:p>4,9254241585732</text:p>
          </table:table-cell>
          <table:table-cell office:value-type="float" office:value="-0.50735868513584" calcext:value-type="float">
            <text:p>-0,50735868513584</text:p>
          </table:table-cell>
          <table:table-cell office:value-type="float" office:value="-23.41935266355" calcext:value-type="float">
            <text:p>-23,4193526635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2275</text:p>
          </table:table-cell>
          <table:table-cell office:value-type="float" office:value="2.0293052494526" calcext:value-type="float">
            <text:p>2,0293052494526</text:p>
          </table:table-cell>
          <table:table-cell office:value-type="float" office:value="4.4068917632103" calcext:value-type="float">
            <text:p>4,4068917632103</text:p>
          </table:table-cell>
          <table:table-cell office:value-type="float" office:value="148.24455103297" calcext:value-type="float">
            <text:p>148,2445510329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2286</text:p>
          </table:table-cell>
          <table:table-cell office:value-type="float" office:value="5.5664587020874" calcext:value-type="float">
            <text:p>5,5664587020874</text:p>
          </table:table-cell>
          <table:table-cell office:value-type="float" office:value="-0.56344546377659" calcext:value-type="float">
            <text:p>-0,56344546377659</text:p>
          </table:table-cell>
          <table:table-cell office:value-type="float" office:value="109.2610928663" calcext:value-type="float">
            <text:p>109,261092866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2297</text:p>
          </table:table-cell>
          <table:table-cell office:value-type="float" office:value="5.9123688936234" calcext:value-type="float">
            <text:p>5,9123688936234</text:p>
          </table:table-cell>
          <table:table-cell office:value-type="float" office:value="-0.50896286964417" calcext:value-type="float">
            <text:p>-0,50896286964417</text:p>
          </table:table-cell>
          <table:table-cell office:value-type="float" office:value="-97.393660788323" calcext:value-type="float">
            <text:p>-97,39366078832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2308</text:p>
          </table:table-cell>
          <table:table-cell office:value-type="float" office:value="7.576841711998" calcext:value-type="float">
            <text:p>7,576841711998</text:p>
          </table:table-cell>
          <table:table-cell office:value-type="float" office:value="0.85128925740719" calcext:value-type="float">
            <text:p>0,85128925740719</text:p>
          </table:table-cell>
          <table:table-cell office:value-type="float" office:value="1.6225885694763" calcext:value-type="float">
            <text:p>1,622588569476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2319</text:p>
          </table:table-cell>
          <table:table-cell office:value-type="float" office:value="7.3949950933456" calcext:value-type="float">
            <text:p>7,3949950933456</text:p>
          </table:table-cell>
          <table:table-cell office:value-type="float" office:value="-0.27991065755486" calcext:value-type="float">
            <text:p>-0,27991065755486</text:p>
          </table:table-cell>
          <table:table-cell office:value-type="float" office:value="-123.72023588533" calcext:value-type="float">
            <text:p>-123,7202358853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2330</text:p>
          </table:table-cell>
          <table:table-cell office:value-type="float" office:value="-1.5850089490414" calcext:value-type="float">
            <text:p>-1,5850089490414</text:p>
          </table:table-cell>
          <table:table-cell office:value-type="float" office:value="2.6267644762993" calcext:value-type="float">
            <text:p>2,6267644762993</text:p>
          </table:table-cell>
          <table:table-cell office:value-type="float" office:value="5.7481806369344" calcext:value-type="float">
            <text:p>5,748180636934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2341</text:p>
          </table:table-cell>
          <table:table-cell office:value-type="float" office:value="-1.5850146114826" calcext:value-type="float">
            <text:p>-1,5850146114826</text:p>
          </table:table-cell>
          <table:table-cell office:value-type="float" office:value="0.87031058967113" calcext:value-type="float">
            <text:p>0,87031058967113</text:p>
          </table:table-cell>
          <table:table-cell office:value-type="float" office:value="50.897031073358" calcext:value-type="float">
            <text:p>50,89703107335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2352</text:p>
          </table:table-cell>
          <table:table-cell office:value-type="float" office:value="2.9358771443367" calcext:value-type="float">
            <text:p>2,9358771443367</text:p>
          </table:table-cell>
          <table:table-cell office:value-type="float" office:value="-0.27467017993331" calcext:value-type="float">
            <text:p>-0,27467017993331</text:p>
          </table:table-cell>
          <table:table-cell office:value-type="float" office:value="94.915689176815" calcext:value-type="float">
            <text:p>94,91568917681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2363</text:p>
          </table:table-cell>
          <table:table-cell office:value-type="float" office:value="3.0103340744972" calcext:value-type="float">
            <text:p>3,0103340744972</text:p>
          </table:table-cell>
          <table:table-cell office:value-type="float" office:value="5.2762448787689" calcext:value-type="float">
            <text:p>5,2762448787689</text:p>
          </table:table-cell>
          <table:table-cell office:value-type="float" office:value="-163.76319053067" calcext:value-type="float">
            <text:p>-163,7631905306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2374</text:p>
          </table:table-cell>
          <table:table-cell office:value-type="float" office:value="1.7910686135292" calcext:value-type="float">
            <text:p>1,7910686135292</text:p>
          </table:table-cell>
          <table:table-cell office:value-type="float" office:value="-0.48254687339067" calcext:value-type="float">
            <text:p>-0,48254687339067</text:p>
          </table:table-cell>
          <table:table-cell office:value-type="float" office:value="28.601662368531" calcext:value-type="float">
            <text:p>28,60166236853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2385</text:p>
          </table:table-cell>
          <table:table-cell office:value-type="float" office:value="5.8357036113739" calcext:value-type="float">
            <text:p>5,8357036113739</text:p>
          </table:table-cell>
          <table:table-cell office:value-type="float" office:value="-0.19350674003363" calcext:value-type="float">
            <text:p>-0,19350674003363</text:p>
          </table:table-cell>
          <table:table-cell office:value-type="float" office:value="61.902609600383" calcext:value-type="float">
            <text:p>61,90260960038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2396</text:p>
          </table:table-cell>
          <table:table-cell office:value-type="float" office:value="6.440247297287" calcext:value-type="float">
            <text:p>6,440247297287</text:p>
          </table:table-cell>
          <table:table-cell office:value-type="float" office:value="-0.30414965003729" calcext:value-type="float">
            <text:p>-0,30414965003729</text:p>
          </table:table-cell>
          <table:table-cell office:value-type="float" office:value="65.812566477782" calcext:value-type="float">
            <text:p>65,81256647778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2407</text:p>
          </table:table-cell>
          <table:table-cell office:value-type="float" office:value="-1.5618240833282" calcext:value-type="float">
            <text:p>-1,5618240833282</text:p>
          </table:table-cell>
          <table:table-cell office:value-type="float" office:value="5.640075802803" calcext:value-type="float">
            <text:p>5,640075802803</text:p>
          </table:table-cell>
          <table:table-cell office:value-type="float" office:value="-71.924955222257" calcext:value-type="float">
            <text:p>-71,92495522225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2418</text:p>
          </table:table-cell>
          <table:table-cell office:value-type="float" office:value="0.52234046161175" calcext:value-type="float">
            <text:p>0,52234046161175</text:p>
          </table:table-cell>
          <table:table-cell office:value-type="float" office:value="1.1177478730679" calcext:value-type="float">
            <text:p>1,1177478730679</text:p>
          </table:table-cell>
          <table:table-cell office:value-type="float" office:value="3.9644522746657" calcext:value-type="float">
            <text:p>3,964452274665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2429</text:p>
          </table:table-cell>
          <table:table-cell office:value-type="float" office:value="5.1963502168655" calcext:value-type="float">
            <text:p>5,1963502168655</text:p>
          </table:table-cell>
          <table:table-cell office:value-type="float" office:value="4.2519074678421" calcext:value-type="float">
            <text:p>4,2519074678421</text:p>
          </table:table-cell>
          <table:table-cell office:value-type="float" office:value="88.303452844073" calcext:value-type="float">
            <text:p>88,30345284407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2440</text:p>
          </table:table-cell>
          <table:table-cell office:value-type="float" office:value="5.4141962528229" calcext:value-type="float">
            <text:p>5,4141962528229</text:p>
          </table:table-cell>
          <table:table-cell office:value-type="float" office:value="3.7811908125877" calcext:value-type="float">
            <text:p>3,7811908125877</text:p>
          </table:table-cell>
          <table:table-cell office:value-type="float" office:value="-89.798205217738" calcext:value-type="float">
            <text:p>-89,79820521773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2451</text:p>
          </table:table-cell>
          <table:table-cell office:value-type="float" office:value="8.8657361268997" calcext:value-type="float">
            <text:p>8,8657361268997</text:p>
          </table:table-cell>
          <table:table-cell office:value-type="float" office:value="4.4495767354965" calcext:value-type="float">
            <text:p>4,4495767354965</text:p>
          </table:table-cell>
          <table:table-cell office:value-type="float" office:value="161.37105644129" calcext:value-type="float">
            <text:p>161,3710564412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2462</text:p>
          </table:table-cell>
          <table:table-cell office:value-type="float" office:value="5.7614886760712" calcext:value-type="float">
            <text:p>5,7614886760712</text:p>
          </table:table-cell>
          <table:table-cell office:value-type="float" office:value="-0.31145054847002" calcext:value-type="float">
            <text:p>-0,31145054847002</text:p>
          </table:table-cell>
          <table:table-cell office:value-type="float" office:value="29.823704130331" calcext:value-type="float">
            <text:p>29,82370413033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2473</text:p>
          </table:table-cell>
          <table:table-cell office:value-type="float" office:value="6.4593660831451" calcext:value-type="float">
            <text:p>6,4593660831451</text:p>
          </table:table-cell>
          <table:table-cell office:value-type="float" office:value="3.7099933624268" calcext:value-type="float">
            <text:p>3,7099933624268</text:p>
          </table:table-cell>
          <table:table-cell office:value-type="float" office:value="-144.31641663715" calcext:value-type="float">
            <text:p>-144,3164166371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2484</text:p>
          </table:table-cell>
          <table:table-cell office:value-type="float" office:value="0.37634246051311" calcext:value-type="float">
            <text:p>0,37634246051311</text:p>
          </table:table-cell>
          <table:table-cell office:value-type="float" office:value="-0.10170733556151" calcext:value-type="float">
            <text:p>-0,10170733556151</text:p>
          </table:table-cell>
          <table:table-cell office:value-type="float" office:value="-85.71066901942" calcext:value-type="float">
            <text:p>-85,7106690194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2495</text:p>
          </table:table-cell>
          <table:table-cell office:value-type="float" office:value="1.2544402480125" calcext:value-type="float">
            <text:p>1,2544402480125</text:p>
          </table:table-cell>
          <table:table-cell office:value-type="float" office:value="4.9919015169144" calcext:value-type="float">
            <text:p>4,9919015169144</text:p>
          </table:table-cell>
          <table:table-cell office:value-type="float" office:value="52.584461725442" calcext:value-type="float">
            <text:p>52,58446172544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2506</text:p>
          </table:table-cell>
          <table:table-cell office:value-type="float" office:value="2.0853874087334" calcext:value-type="float">
            <text:p>2,0853874087334</text:p>
          </table:table-cell>
          <table:table-cell office:value-type="float" office:value="3.9184626936913" calcext:value-type="float">
            <text:p>3,9184626936913</text:p>
          </table:table-cell>
          <table:table-cell office:value-type="float" office:value="45.706266430533" calcext:value-type="float">
            <text:p>45,70626643053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2517</text:p>
          </table:table-cell>
          <table:table-cell office:value-type="float" office:value="2.2727689146996" calcext:value-type="float">
            <text:p>2,2727689146996</text:p>
          </table:table-cell>
          <table:table-cell office:value-type="float" office:value="5.1123476028442" calcext:value-type="float">
            <text:p>5,1123476028442</text:p>
          </table:table-cell>
          <table:table-cell office:value-type="float" office:value="66.427772971475" calcext:value-type="float">
            <text:p>66,42777297147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2528</text:p>
          </table:table-cell>
          <table:table-cell office:value-type="float" office:value="6.0085201263428" calcext:value-type="float">
            <text:p>6,0085201263428</text:p>
          </table:table-cell>
          <table:table-cell office:value-type="float" office:value="2.2223246097565" calcext:value-type="float">
            <text:p>2,2223246097565</text:p>
          </table:table-cell>
          <table:table-cell office:value-type="float" office:value="55.867943414457" calcext:value-type="float">
            <text:p>55,8679434144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2539</text:p>
          </table:table-cell>
          <table:table-cell office:value-type="float" office:value="8.1851387023926" calcext:value-type="float">
            <text:p>8,1851387023926</text:p>
          </table:table-cell>
          <table:table-cell office:value-type="float" office:value="9.0834867954254" calcext:value-type="float">
            <text:p>9,0834867954254</text:p>
          </table:table-cell>
          <table:table-cell office:value-type="float" office:value="-119.47122045383" calcext:value-type="float">
            <text:p>-119,4712204538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2550</text:p>
          </table:table-cell>
          <table:table-cell office:value-type="float" office:value="10.085000991821" calcext:value-type="float">
            <text:p>10,085000991821</text:p>
          </table:table-cell>
          <table:table-cell office:value-type="float" office:value="9.5553076267242" calcext:value-type="float">
            <text:p>9,5553076267242</text:p>
          </table:table-cell>
          <table:table-cell office:value-type="float" office:value="-126.71269277099" calcext:value-type="float">
            <text:p>-126,7126927709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2561</text:p>
          </table:table-cell>
          <table:table-cell office:value-type="float" office:value="-1.4737163484097" calcext:value-type="float">
            <text:p>-1,4737163484097</text:p>
          </table:table-cell>
          <table:table-cell office:value-type="float" office:value="5.7781648635864" calcext:value-type="float">
            <text:p>5,7781648635864</text:p>
          </table:table-cell>
          <table:table-cell office:value-type="float" office:value="-136.69713895032" calcext:value-type="float">
            <text:p>-136,6971389503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2572</text:p>
          </table:table-cell>
          <table:table-cell office:value-type="float" office:value="-1.3690578937531" calcext:value-type="float">
            <text:p>-1,3690578937531</text:p>
          </table:table-cell>
          <table:table-cell office:value-type="float" office:value="8.9074546098709" calcext:value-type="float">
            <text:p>8,9074546098709</text:p>
          </table:table-cell>
          <table:table-cell office:value-type="float" office:value="87.07754323437" calcext:value-type="float">
            <text:p>87,0775432343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2583</text:p>
          </table:table-cell>
          <table:table-cell office:value-type="float" office:value="1.4086647331715" calcext:value-type="float">
            <text:p>1,4086647331715</text:p>
          </table:table-cell>
          <table:table-cell office:value-type="float" office:value="3.2461088895798" calcext:value-type="float">
            <text:p>3,2461088895798</text:p>
          </table:table-cell>
          <table:table-cell office:value-type="float" office:value="-173.3032032183" calcext:value-type="float">
            <text:p>-173,303203218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2594</text:p>
          </table:table-cell>
          <table:table-cell office:value-type="float" office:value="1.7538650333881" calcext:value-type="float">
            <text:p>1,7538650333881</text:p>
          </table:table-cell>
          <table:table-cell office:value-type="float" office:value="6.7905223369598" calcext:value-type="float">
            <text:p>6,7905223369598</text:p>
          </table:table-cell>
          <table:table-cell office:value-type="float" office:value="150.23401892109" calcext:value-type="float">
            <text:p>150,2340189210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2605</text:p>
          </table:table-cell>
          <table:table-cell office:value-type="float" office:value="5.9272611141205" calcext:value-type="float">
            <text:p>5,9272611141205</text:p>
          </table:table-cell>
          <table:table-cell office:value-type="float" office:value="5.3055995702744" calcext:value-type="float">
            <text:p>5,3055995702744</text:p>
          </table:table-cell>
          <table:table-cell office:value-type="float" office:value="173.76562288612" calcext:value-type="float">
            <text:p>173,765622886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2616</text:p>
          </table:table-cell>
          <table:table-cell office:value-type="float" office:value="7.2394990921021" calcext:value-type="float">
            <text:p>7,2394990921021</text:p>
          </table:table-cell>
          <table:table-cell office:value-type="float" office:value="2.9631552100182" calcext:value-type="float">
            <text:p>2,9631552100182</text:p>
          </table:table-cell>
          <table:table-cell office:value-type="float" office:value="3.9791787980468" calcext:value-type="float">
            <text:p>3,979178798046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2627</text:p>
          </table:table-cell>
          <table:table-cell office:value-type="float" office:value="9.2761725187302" calcext:value-type="float">
            <text:p>9,2761725187302</text:p>
          </table:table-cell>
          <table:table-cell office:value-type="float" office:value="8.6818140745163" calcext:value-type="float">
            <text:p>8,6818140745163</text:p>
          </table:table-cell>
          <table:table-cell office:value-type="float" office:value="14.799819440599" calcext:value-type="float">
            <text:p>14,79981944059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2638</text:p>
          </table:table-cell>
          <table:table-cell office:value-type="float" office:value="-1.3705548644066" calcext:value-type="float">
            <text:p>-1,3705548644066</text:p>
          </table:table-cell>
          <table:table-cell office:value-type="float" office:value="9.7923624515533" calcext:value-type="float">
            <text:p>9,7923624515533</text:p>
          </table:table-cell>
          <table:table-cell office:value-type="float" office:value="-68.788513256486" calcext:value-type="float">
            <text:p>-68,78851325648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2649</text:p>
          </table:table-cell>
          <table:table-cell office:value-type="float" office:value="-1.318596303463" calcext:value-type="float">
            <text:p>-1,318596303463</text:p>
          </table:table-cell>
          <table:table-cell office:value-type="float" office:value="7.9108518362045" calcext:value-type="float">
            <text:p>7,9108518362045</text:p>
          </table:table-cell>
          <table:table-cell office:value-type="float" office:value="-80.142888293904" calcext:value-type="float">
            <text:p>-80,14288829390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2660</text:p>
          </table:table-cell>
          <table:table-cell office:value-type="float" office:value="6.1285704374313" calcext:value-type="float">
            <text:p>6,1285704374313</text:p>
          </table:table-cell>
          <table:table-cell office:value-type="float" office:value="6.5506315231323" calcext:value-type="float">
            <text:p>6,5506315231323</text:p>
          </table:table-cell>
          <table:table-cell office:value-type="float" office:value="-41.470996893136" calcext:value-type="float">
            <text:p>-41,47099689313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2671</text:p>
          </table:table-cell>
          <table:table-cell office:value-type="float" office:value="4.5253625512123" calcext:value-type="float">
            <text:p>4,5253625512123</text:p>
          </table:table-cell>
          <table:table-cell office:value-type="float" office:value="8.4469538927078" calcext:value-type="float">
            <text:p>8,4469538927078</text:p>
          </table:table-cell>
          <table:table-cell office:value-type="float" office:value="136.19358068818" calcext:value-type="float">
            <text:p>136,1935806881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2682</text:p>
          </table:table-cell>
          <table:table-cell office:value-type="float" office:value="5.3350609540939" calcext:value-type="float">
            <text:p>5,3350609540939</text:p>
          </table:table-cell>
          <table:table-cell office:value-type="float" office:value="6.6407591104507" calcext:value-type="float">
            <text:p>6,6407591104507</text:p>
          </table:table-cell>
          <table:table-cell office:value-type="float" office:value="94.459795648125" calcext:value-type="float">
            <text:p>94,45979564812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2693</text:p>
          </table:table-cell>
          <table:table-cell office:value-type="float" office:value="9.7823131084442" calcext:value-type="float">
            <text:p>9,7823131084442</text:p>
          </table:table-cell>
          <table:table-cell office:value-type="float" office:value="9.8430693149567" calcext:value-type="float">
            <text:p>9,8430693149567</text:p>
          </table:table-cell>
          <table:table-cell office:value-type="float" office:value="-96.2045709039" calcext:value-type="float">
            <text:p>-96,204570903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2704</text:p>
          </table:table-cell>
          <table:table-cell office:value-type="float" office:value="5.2758979797363" calcext:value-type="float">
            <text:p>5,2758979797363</text:p>
          </table:table-cell>
          <table:table-cell office:value-type="float" office:value="8.8223373889923" calcext:value-type="float">
            <text:p>8,8223373889923</text:p>
          </table:table-cell>
          <table:table-cell office:value-type="float" office:value="-41.746212039024" calcext:value-type="float">
            <text:p>-41,74621203902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2715</text:p>
          </table:table-cell>
          <table:table-cell office:value-type="float" office:value="0.49015387892723" calcext:value-type="float">
            <text:p>0,49015387892723</text:p>
          </table:table-cell>
          <table:table-cell office:value-type="float" office:value="8.7860506772995" calcext:value-type="float">
            <text:p>8,7860506772995</text:p>
          </table:table-cell>
          <table:table-cell office:value-type="float" office:value="-78.927577680843" calcext:value-type="float">
            <text:p>-78,92757768084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2726</text:p>
          </table:table-cell>
          <table:table-cell office:value-type="float" office:value="-0.67291118204594" calcext:value-type="float">
            <text:p>-0,67291118204594</text:p>
          </table:table-cell>
          <table:table-cell office:value-type="float" office:value="9.6176087856293" calcext:value-type="float">
            <text:p>9,6176087856293</text:p>
          </table:table-cell>
          <table:table-cell office:value-type="float" office:value="-151.03198464509" calcext:value-type="float">
            <text:p>-151,0319846450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2737</text:p>
          </table:table-cell>
          <table:table-cell office:value-type="float" office:value="3.063260614872" calcext:value-type="float">
            <text:p>3,063260614872</text:p>
          </table:table-cell>
          <table:table-cell office:value-type="float" office:value="8.1936502456665" calcext:value-type="float">
            <text:p>8,1936502456665</text:p>
          </table:table-cell>
          <table:table-cell office:value-type="float" office:value="51.26215318206" calcext:value-type="float">
            <text:p>51,2621531820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2748</text:p>
          </table:table-cell>
          <table:table-cell office:value-type="float" office:value="2.8749200701714" calcext:value-type="float">
            <text:p>2,8749200701714</text:p>
          </table:table-cell>
          <table:table-cell office:value-type="float" office:value="8.9782792329788" calcext:value-type="float">
            <text:p>8,9782792329788</text:p>
          </table:table-cell>
          <table:table-cell office:value-type="float" office:value="-5.3825993921347" calcext:value-type="float">
            <text:p>-5,382599392134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2759</text:p>
          </table:table-cell>
          <table:table-cell office:value-type="float" office:value="5.2155476808548" calcext:value-type="float">
            <text:p>5,2155476808548</text:p>
          </table:table-cell>
          <table:table-cell office:value-type="float" office:value="9.5361393690109" calcext:value-type="float">
            <text:p>9,5361393690109</text:p>
          </table:table-cell>
          <table:table-cell office:value-type="float" office:value="-111.04667870102" calcext:value-type="float">
            <text:p>-111,0466787010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2770</text:p>
          </table:table-cell>
          <table:table-cell office:value-type="float" office:value="6.1639398336411" calcext:value-type="float">
            <text:p>6,1639398336411</text:p>
          </table:table-cell>
          <table:table-cell office:value-type="float" office:value="8.9768278598785" calcext:value-type="float">
            <text:p>8,9768278598785</text:p>
          </table:table-cell>
          <table:table-cell office:value-type="float" office:value="-161.14957773002" calcext:value-type="float">
            <text:p>-161,1495777300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2781</text:p>
          </table:table-cell>
          <table:table-cell office:value-type="float" office:value="9.7258746623993" calcext:value-type="float">
            <text:p>9,7258746623993</text:p>
          </table:table-cell>
          <table:table-cell office:value-type="float" office:value="3.1605952978134" calcext:value-type="float">
            <text:p>3,1605952978134</text:p>
          </table:table-cell>
          <table:table-cell office:value-type="float" office:value="172.00698214731" calcext:value-type="float">
            <text:p>172,0069821473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2792</text:p>
          </table:table-cell>
          <table:table-cell office:value-type="float" office:value="3.2300686836243" calcext:value-type="float">
            <text:p>3,2300686836243</text:p>
          </table:table-cell>
          <table:table-cell office:value-type="float" office:value="10.845717191696" calcext:value-type="float">
            <text:p>10,845717191696</text:p>
          </table:table-cell>
          <table:table-cell office:value-type="float" office:value="-128.11811562556" calcext:value-type="float">
            <text:p>-128,1181156255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2803</text:p>
          </table:table-cell>
          <table:table-cell office:value-type="float" office:value="-1.5610274672508" calcext:value-type="float">
            <text:p>-1,5610274672508</text:p>
          </table:table-cell>
          <table:table-cell office:value-type="float" office:value="8.0896502733231" calcext:value-type="float">
            <text:p>8,0896502733231</text:p>
          </table:table-cell>
          <table:table-cell office:value-type="float" office:value="77.862634780301" calcext:value-type="float">
            <text:p>77,86263478030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15</text:p>
          </table:table-cell>
          <table:table-cell office:value-type="float" office:value="0.46910218894482" calcext:value-type="float">
            <text:p>0,46910218894482</text:p>
          </table:table-cell>
          <table:table-cell office:value-type="float" office:value="0.067276703193784" calcext:value-type="float">
            <text:p>0,067276703193784</text:p>
          </table:table-cell>
          <table:table-cell office:value-type="float" office:value="92.056256190986" calcext:value-type="float">
            <text:p>92,05625619098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2264</text:p>
          </table:table-cell>
          <table:table-cell office:value-type="float" office:value="4.5929527282715" calcext:value-type="float">
            <text:p>4,5929527282715</text:p>
          </table:table-cell>
          <table:table-cell office:value-type="float" office:value="-0.30840273946524" calcext:value-type="float">
            <text:p>-0,30840273946524</text:p>
          </table:table-cell>
          <table:table-cell office:value-type="float" office:value="-29.650764860165" calcext:value-type="float">
            <text:p>-29,65076486016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2275</text:p>
          </table:table-cell>
          <table:table-cell office:value-type="float" office:value="2.1712708473206" calcext:value-type="float">
            <text:p>2,1712708473206</text:p>
          </table:table-cell>
          <table:table-cell office:value-type="float" office:value="4.5772567391396" calcext:value-type="float">
            <text:p>4,5772567391396</text:p>
          </table:table-cell>
          <table:table-cell office:value-type="float" office:value="-121.1556750498" calcext:value-type="float">
            <text:p>-121,155675049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2286</text:p>
          </table:table-cell>
          <table:table-cell office:value-type="float" office:value="5.6828486919403" calcext:value-type="float">
            <text:p>5,6828486919403</text:p>
          </table:table-cell>
          <table:table-cell office:value-type="float" office:value="-0.58970581740141" calcext:value-type="float">
            <text:p>-0,58970581740141</text:p>
          </table:table-cell>
          <table:table-cell office:value-type="float" office:value="134.96426108536" calcext:value-type="float">
            <text:p>134,9642610853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2297</text:p>
          </table:table-cell>
          <table:table-cell office:value-type="float" office:value="6.082638502121" calcext:value-type="float">
            <text:p>6,082638502121</text:p>
          </table:table-cell>
          <table:table-cell office:value-type="float" office:value="-0.39723180234432" calcext:value-type="float">
            <text:p>-0,39723180234432</text:p>
          </table:table-cell>
          <table:table-cell office:value-type="float" office:value="-90.257570242426" calcext:value-type="float">
            <text:p>-90,25757024242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2308</text:p>
          </table:table-cell>
          <table:table-cell office:value-type="float" office:value="7.3024386167526" calcext:value-type="float">
            <text:p>7,3024386167526</text:p>
          </table:table-cell>
          <table:table-cell office:value-type="float" office:value="0.84233105182648" calcext:value-type="float">
            <text:p>0,84233105182648</text:p>
          </table:table-cell>
          <table:table-cell office:value-type="float" office:value="3.8343002177348" calcext:value-type="float">
            <text:p>3,834300217734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2319</text:p>
          </table:table-cell>
          <table:table-cell office:value-type="float" office:value="7.3303151130676" calcext:value-type="float">
            <text:p>7,3303151130676</text:p>
          </table:table-cell>
          <table:table-cell office:value-type="float" office:value="-0.055635729804635" calcext:value-type="float">
            <text:p>-0,055635729804635</text:p>
          </table:table-cell>
          <table:table-cell office:value-type="float" office:value="-67.430372450762" calcext:value-type="float">
            <text:p>-67,43037245076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2330</text:p>
          </table:table-cell>
          <table:table-cell office:value-type="float" office:value="-1.5860413014889" calcext:value-type="float">
            <text:p>-1,5860413014889</text:p>
          </table:table-cell>
          <table:table-cell office:value-type="float" office:value="2.9584059119225" calcext:value-type="float">
            <text:p>2,9584059119225</text:p>
          </table:table-cell>
          <table:table-cell office:value-type="float" office:value="-19.740769627747" calcext:value-type="float">
            <text:p>-19,74076962774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2341</text:p>
          </table:table-cell>
          <table:table-cell office:value-type="float" office:value="-1.5233527123928" calcext:value-type="float">
            <text:p>-1,5233527123928</text:p>
          </table:table-cell>
          <table:table-cell office:value-type="float" office:value="0.74432738125324" calcext:value-type="float">
            <text:p>0,74432738125324</text:p>
          </table:table-cell>
          <table:table-cell office:value-type="float" office:value="70.999883542395" calcext:value-type="float">
            <text:p>70,99988354239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2352</text:p>
          </table:table-cell>
          <table:table-cell office:value-type="float" office:value="2.9965895414352" calcext:value-type="float">
            <text:p>2,9965895414352</text:p>
          </table:table-cell>
          <table:table-cell office:value-type="float" office:value="-0.58500625193119" calcext:value-type="float">
            <text:p>-0,58500625193119</text:p>
          </table:table-cell>
          <table:table-cell office:value-type="float" office:value="95.616077161898" calcext:value-type="float">
            <text:p>95,61607716189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2363</text:p>
          </table:table-cell>
          <table:table-cell office:value-type="float" office:value="3.102220594883" calcext:value-type="float">
            <text:p>3,102220594883</text:p>
          </table:table-cell>
          <table:table-cell office:value-type="float" office:value="5.0743973255157" calcext:value-type="float">
            <text:p>5,0743973255157</text:p>
          </table:table-cell>
          <table:table-cell office:value-type="float" office:value="105.65387367443" calcext:value-type="float">
            <text:p>105,6538736744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2374</text:p>
          </table:table-cell>
          <table:table-cell office:value-type="float" office:value="1.4255374670029" calcext:value-type="float">
            <text:p>1,4255374670029</text:p>
          </table:table-cell>
          <table:table-cell office:value-type="float" office:value="-0.58501280844212" calcext:value-type="float">
            <text:p>-0,58501280844212</text:p>
          </table:table-cell>
          <table:table-cell office:value-type="float" office:value="25.488866552426" calcext:value-type="float">
            <text:p>25,48886655242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2385</text:p>
          </table:table-cell>
          <table:table-cell office:value-type="float" office:value="5.8664500713348" calcext:value-type="float">
            <text:p>5,8664500713348</text:p>
          </table:table-cell>
          <table:table-cell office:value-type="float" office:value="-0.17685513943434" calcext:value-type="float">
            <text:p>-0,17685513943434</text:p>
          </table:table-cell>
          <table:table-cell office:value-type="float" office:value="66.917923605366" calcext:value-type="float">
            <text:p>66,91792360536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2396</text:p>
          </table:table-cell>
          <table:table-cell office:value-type="float" office:value="6.2489807605743" calcext:value-type="float">
            <text:p>6,2489807605743</text:p>
          </table:table-cell>
          <table:table-cell office:value-type="float" office:value="-0.2282083965838" calcext:value-type="float">
            <text:p>-0,2282083965838</text:p>
          </table:table-cell>
          <table:table-cell office:value-type="float" office:value="-25.308408554952" calcext:value-type="float">
            <text:p>-25,30840855495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2407</text:p>
          </table:table-cell>
          <table:table-cell office:value-type="float" office:value="-1.5707959234715" calcext:value-type="float">
            <text:p>-1,5707959234715</text:p>
          </table:table-cell>
          <table:table-cell office:value-type="float" office:value="5.6830304861069" calcext:value-type="float">
            <text:p>5,6830304861069</text:p>
          </table:table-cell>
          <table:table-cell office:value-type="float" office:value="-82.636953159502" calcext:value-type="float">
            <text:p>-82,63695315950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2418</text:p>
          </table:table-cell>
          <table:table-cell office:value-type="float" office:value="0.3446014970541" calcext:value-type="float">
            <text:p>0,3446014970541</text:p>
          </table:table-cell>
          <table:table-cell office:value-type="float" office:value="0.90543694794178" calcext:value-type="float">
            <text:p>0,90543694794178</text:p>
          </table:table-cell>
          <table:table-cell office:value-type="float" office:value="59.744439307292" calcext:value-type="float">
            <text:p>59,74443930729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2429</text:p>
          </table:table-cell>
          <table:table-cell office:value-type="float" office:value="4.9759119749069" calcext:value-type="float">
            <text:p>4,9759119749069</text:p>
          </table:table-cell>
          <table:table-cell office:value-type="float" office:value="4.2274937033653" calcext:value-type="float">
            <text:p>4,2274937033653</text:p>
          </table:table-cell>
          <table:table-cell office:value-type="float" office:value="-2.4423862149002" calcext:value-type="float">
            <text:p>-2,442386214900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2440</text:p>
          </table:table-cell>
          <table:table-cell office:value-type="float" office:value="5.6334328651428" calcext:value-type="float">
            <text:p>5,6334328651428</text:p>
          </table:table-cell>
          <table:table-cell office:value-type="float" office:value="3.8135090470314" calcext:value-type="float">
            <text:p>3,8135090470314</text:p>
          </table:table-cell>
          <table:table-cell office:value-type="float" office:value="179.65990874418" calcext:value-type="float">
            <text:p>179,6599087441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2451</text:p>
          </table:table-cell>
          <table:table-cell office:value-type="float" office:value="9.2184960842133" calcext:value-type="float">
            <text:p>9,2184960842133</text:p>
          </table:table-cell>
          <table:table-cell office:value-type="float" office:value="4.4191890954971" calcext:value-type="float">
            <text:p>4,4191890954971</text:p>
          </table:table-cell>
          <table:table-cell office:value-type="float" office:value="179.32931025317" calcext:value-type="float">
            <text:p>179,3293102531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2462</text:p>
          </table:table-cell>
          <table:table-cell office:value-type="float" office:value="5.8051216602325" calcext:value-type="float">
            <text:p>5,8051216602325</text:p>
          </table:table-cell>
          <table:table-cell office:value-type="float" office:value="-0.32903414219618" calcext:value-type="float">
            <text:p>-0,32903414219618</text:p>
          </table:table-cell>
          <table:table-cell office:value-type="float" office:value="36.258812163286" calcext:value-type="float">
            <text:p>36,25881216328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2473</text:p>
          </table:table-cell>
          <table:table-cell office:value-type="float" office:value="6.7826241254807" calcext:value-type="float">
            <text:p>6,7826241254807</text:p>
          </table:table-cell>
          <table:table-cell office:value-type="float" office:value="3.9423760771751" calcext:value-type="float">
            <text:p>3,9423760771751</text:p>
          </table:table-cell>
          <table:table-cell office:value-type="float" office:value="-144.32860787507" calcext:value-type="float">
            <text:p>-144,3286078750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2484</text:p>
          </table:table-cell>
          <table:table-cell office:value-type="float" office:value="0.34538563340902" calcext:value-type="float">
            <text:p>0,34538563340902</text:p>
          </table:table-cell>
          <table:table-cell office:value-type="float" office:value="-0.014562234282494" calcext:value-type="float">
            <text:p>-0,014562234282494</text:p>
          </table:table-cell>
          <table:table-cell office:value-type="float" office:value="-88.039701152" calcext:value-type="float">
            <text:p>-88,03970115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2495</text:p>
          </table:table-cell>
          <table:table-cell office:value-type="float" office:value="0.97493223845959" calcext:value-type="float">
            <text:p>0,97493223845959</text:p>
          </table:table-cell>
          <table:table-cell office:value-type="float" office:value="4.8528847098351" calcext:value-type="float">
            <text:p>4,8528847098351</text:p>
          </table:table-cell>
          <table:table-cell office:value-type="float" office:value="20.954055770947" calcext:value-type="float">
            <text:p>20,95405577094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2506</text:p>
          </table:table-cell>
          <table:table-cell office:value-type="float" office:value="2.2212040424347" calcext:value-type="float">
            <text:p>2,2212040424347</text:p>
          </table:table-cell>
          <table:table-cell office:value-type="float" office:value="3.7420135736465" calcext:value-type="float">
            <text:p>3,7420135736465</text:p>
          </table:table-cell>
          <table:table-cell office:value-type="float" office:value="136.50090375524" calcext:value-type="float">
            <text:p>136,5009037552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2517</text:p>
          </table:table-cell>
          <table:table-cell office:value-type="float" office:value="2.026411741972" calcext:value-type="float">
            <text:p>2,026411741972</text:p>
          </table:table-cell>
          <table:table-cell office:value-type="float" office:value="5.1404613256454" calcext:value-type="float">
            <text:p>5,1404613256454</text:p>
          </table:table-cell>
          <table:table-cell office:value-type="float" office:value="-5.4724350286897" calcext:value-type="float">
            <text:p>-5,472435028689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2528</text:p>
          </table:table-cell>
          <table:table-cell office:value-type="float" office:value="5.7861131429672" calcext:value-type="float">
            <text:p>5,7861131429672</text:p>
          </table:table-cell>
          <table:table-cell office:value-type="float" office:value="1.8926921486855" calcext:value-type="float">
            <text:p>1,8926921486855</text:p>
          </table:table-cell>
          <table:table-cell office:value-type="float" office:value="55.932873373578" calcext:value-type="float">
            <text:p>55,93287337357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2539</text:p>
          </table:table-cell>
          <table:table-cell office:value-type="float" office:value="8.4083449840546" calcext:value-type="float">
            <text:p>8,4083449840546</text:p>
          </table:table-cell>
          <table:table-cell office:value-type="float" office:value="9.2867600917816" calcext:value-type="float">
            <text:p>9,2867600917816</text:p>
          </table:table-cell>
          <table:table-cell office:value-type="float" office:value="-142.69159250199" calcext:value-type="float">
            <text:p>-142,6915925019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2550</text:p>
          </table:table-cell>
          <table:table-cell office:value-type="float" office:value="10.0850045681" calcext:value-type="float">
            <text:p>10,0850045681</text:p>
          </table:table-cell>
          <table:table-cell office:value-type="float" office:value="9.4680345058441" calcext:value-type="float">
            <text:p>9,4680345058441</text:p>
          </table:table-cell>
          <table:table-cell office:value-type="float" office:value="146.95909979996" calcext:value-type="float">
            <text:p>146,9590997999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2561</text:p>
          </table:table-cell>
          <table:table-cell office:value-type="float" office:value="-1.4747226238251" calcext:value-type="float">
            <text:p>-1,4747226238251</text:p>
          </table:table-cell>
          <table:table-cell office:value-type="float" office:value="5.7887101173401" calcext:value-type="float">
            <text:p>5,7887101173401</text:p>
          </table:table-cell>
          <table:table-cell office:value-type="float" office:value="-140.77565472597" calcext:value-type="float">
            <text:p>-140,7756547259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2572</text:p>
          </table:table-cell>
          <table:table-cell office:value-type="float" office:value="-1.1515533924103" calcext:value-type="float">
            <text:p>-1,1515533924103</text:p>
          </table:table-cell>
          <table:table-cell office:value-type="float" office:value="8.8647496700287" calcext:value-type="float">
            <text:p>8,8647496700287</text:p>
          </table:table-cell>
          <table:table-cell office:value-type="float" office:value="177.79694545041" calcext:value-type="float">
            <text:p>177,7969454504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2583</text:p>
          </table:table-cell>
          <table:table-cell office:value-type="float" office:value="1.8035703897476" calcext:value-type="float">
            <text:p>1,8035703897476</text:p>
          </table:table-cell>
          <table:table-cell office:value-type="float" office:value="3.2929107546806" calcext:value-type="float">
            <text:p>3,2929107546806</text:p>
          </table:table-cell>
          <table:table-cell office:value-type="float" office:value="-173.27856106363" calcext:value-type="float">
            <text:p>-173,2785610636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2594</text:p>
          </table:table-cell>
          <table:table-cell office:value-type="float" office:value="2.0991508662701" calcext:value-type="float">
            <text:p>2,0991508662701</text:p>
          </table:table-cell>
          <table:table-cell office:value-type="float" office:value="6.5932601690292" calcext:value-type="float">
            <text:p>6,5932601690292</text:p>
          </table:table-cell>
          <table:table-cell office:value-type="float" office:value="150.19182794413" calcext:value-type="float">
            <text:p>150,1918279441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2605</text:p>
          </table:table-cell>
          <table:table-cell office:value-type="float" office:value="6.2322229146957" calcext:value-type="float">
            <text:p>6,2322229146957</text:p>
          </table:table-cell>
          <table:table-cell office:value-type="float" office:value="5.2303874492645" calcext:value-type="float">
            <text:p>5,2303874492645</text:p>
          </table:table-cell>
          <table:table-cell office:value-type="float" office:value="158.97089964265" calcext:value-type="float">
            <text:p>158,9708996426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2616</text:p>
          </table:table-cell>
          <table:table-cell office:value-type="float" office:value="7.1074891090393" calcext:value-type="float">
            <text:p>7,1074891090393</text:p>
          </table:table-cell>
          <table:table-cell office:value-type="float" office:value="2.7968239784241" calcext:value-type="float">
            <text:p>2,7968239784241</text:p>
          </table:table-cell>
          <table:table-cell office:value-type="float" office:value="55.339790833224" calcext:value-type="float">
            <text:p>55,33979083322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2627</text:p>
          </table:table-cell>
          <table:table-cell office:value-type="float" office:value="8.8912218809128" calcext:value-type="float">
            <text:p>8,8912218809128</text:p>
          </table:table-cell>
          <table:table-cell office:value-type="float" office:value="8.5805690288544" calcext:value-type="float">
            <text:p>8,5805690288544</text:p>
          </table:table-cell>
          <table:table-cell office:value-type="float" office:value="14.840599268105" calcext:value-type="float">
            <text:p>14,84059926810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2638</text:p>
          </table:table-cell>
          <table:table-cell office:value-type="float" office:value="-1.2424820661545" calcext:value-type="float">
            <text:p>-1,2424820661545</text:p>
          </table:table-cell>
          <table:table-cell office:value-type="float" office:value="9.918138384819" calcext:value-type="float">
            <text:p>9,918138384819</text:p>
          </table:table-cell>
          <table:table-cell office:value-type="float" office:value="-71.296149758017" calcext:value-type="float">
            <text:p>-71,29614975801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2649</text:p>
          </table:table-cell>
          <table:table-cell office:value-type="float" office:value="-1.2977269291878" calcext:value-type="float">
            <text:p>-1,2977269291878</text:p>
          </table:table-cell>
          <table:table-cell office:value-type="float" office:value="8.0560457706451" calcext:value-type="float">
            <text:p>8,0560457706451</text:p>
          </table:table-cell>
          <table:table-cell office:value-type="float" office:value="-42.898403611153" calcext:value-type="float">
            <text:p>-42,89840361115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2660</text:p>
          </table:table-cell>
          <table:table-cell office:value-type="float" office:value="6.0927426815033" calcext:value-type="float">
            <text:p>6,0927426815033</text:p>
          </table:table-cell>
          <table:table-cell office:value-type="float" office:value="6.7945086956024" calcext:value-type="float">
            <text:p>6,7945086956024</text:p>
          </table:table-cell>
          <table:table-cell office:value-type="float" office:value="-87.808347811365" calcext:value-type="float">
            <text:p>-87,80834781136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2671</text:p>
          </table:table-cell>
          <table:table-cell office:value-type="float" office:value="4.8077908158302" calcext:value-type="float">
            <text:p>4,8077908158302</text:p>
          </table:table-cell>
          <table:table-cell office:value-type="float" office:value="8.1926333904266" calcext:value-type="float">
            <text:p>8,1926333904266</text:p>
          </table:table-cell>
          <table:table-cell office:value-type="float" office:value="143.46378168483" calcext:value-type="float">
            <text:p>143,4637816848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2682</text:p>
          </table:table-cell>
          <table:table-cell office:value-type="float" office:value="5.2420401573181" calcext:value-type="float">
            <text:p>5,2420401573181</text:p>
          </table:table-cell>
          <table:table-cell office:value-type="float" office:value="6.3716876506805" calcext:value-type="float">
            <text:p>6,3716876506805</text:p>
          </table:table-cell>
          <table:table-cell office:value-type="float" office:value="65.854326934571" calcext:value-type="float">
            <text:p>65,85432693457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2693</text:p>
          </table:table-cell>
          <table:table-cell office:value-type="float" office:value="9.5962727069855" calcext:value-type="float">
            <text:p>9,5962727069855</text:p>
          </table:table-cell>
          <table:table-cell office:value-type="float" office:value="10.028494596481" calcext:value-type="float">
            <text:p>10,028494596481</text:p>
          </table:table-cell>
          <table:table-cell office:value-type="float" office:value="-49.450069855733" calcext:value-type="float">
            <text:p>-49,45006985573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2704</text:p>
          </table:table-cell>
          <table:table-cell office:value-type="float" office:value="5.0807476043701" calcext:value-type="float">
            <text:p>5,0807476043701</text:p>
          </table:table-cell>
          <table:table-cell office:value-type="float" office:value="8.6980187892914" calcext:value-type="float">
            <text:p>8,6980187892914</text:p>
          </table:table-cell>
          <table:table-cell office:value-type="float" office:value="31.909150682437" calcext:value-type="float">
            <text:p>31,90915068243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2715</text:p>
          </table:table-cell>
          <table:table-cell office:value-type="float" office:value="0.41369713842869" calcext:value-type="float">
            <text:p>0,41369713842869</text:p>
          </table:table-cell>
          <table:table-cell office:value-type="float" office:value="9.1762888431549" calcext:value-type="float">
            <text:p>9,1762888431549</text:p>
          </table:table-cell>
          <table:table-cell office:value-type="float" office:value="-78.89536383805" calcext:value-type="float">
            <text:p>-78,8953638380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2726</text:p>
          </table:table-cell>
          <table:table-cell office:value-type="float" office:value="-0.32496932893991" calcext:value-type="float">
            <text:p>-0,32496932893991</text:p>
          </table:table-cell>
          <table:table-cell office:value-type="float" office:value="9.809947013855" calcext:value-type="float">
            <text:p>9,809947013855</text:p>
          </table:table-cell>
          <table:table-cell office:value-type="float" office:value="-151.02989354711" calcext:value-type="float">
            <text:p>-151,0298935471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2737</text:p>
          </table:table-cell>
          <table:table-cell office:value-type="float" office:value="2.8148764371872" calcext:value-type="float">
            <text:p>2,8148764371872</text:p>
          </table:table-cell>
          <table:table-cell office:value-type="float" office:value="7.8835558891296" calcext:value-type="float">
            <text:p>7,8835558891296</text:p>
          </table:table-cell>
          <table:table-cell office:value-type="float" office:value="51.322576346671" calcext:value-type="float">
            <text:p>51,32257634667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2748</text:p>
          </table:table-cell>
          <table:table-cell office:value-type="float" office:value="2.7551648020744" calcext:value-type="float">
            <text:p>2,7551648020744</text:p>
          </table:table-cell>
          <table:table-cell office:value-type="float" office:value="9.2505073547363" calcext:value-type="float">
            <text:p>9,2505073547363</text:p>
          </table:table-cell>
          <table:table-cell office:value-type="float" office:value="-62.509882222315" calcext:value-type="float">
            <text:p>-62,50988222231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2759</text:p>
          </table:table-cell>
          <table:table-cell office:value-type="float" office:value="5.3233301639557" calcext:value-type="float">
            <text:p>5,3233301639557</text:p>
          </table:table-cell>
          <table:table-cell office:value-type="float" office:value="9.6325254440308" calcext:value-type="float">
            <text:p>9,6325254440308</text:p>
          </table:table-cell>
          <table:table-cell office:value-type="float" office:value="-97.773851103084" calcext:value-type="float">
            <text:p>-97,77385110308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2770</text:p>
          </table:table-cell>
          <table:table-cell office:value-type="float" office:value="6.2940275669098" calcext:value-type="float">
            <text:p>6,2940275669098</text:p>
          </table:table-cell>
          <table:table-cell office:value-type="float" office:value="8.765977025032" calcext:value-type="float">
            <text:p>8,765977025032</text:p>
          </table:table-cell>
          <table:table-cell office:value-type="float" office:value="118.66273090338" calcext:value-type="float">
            <text:p>118,6627309033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2781</text:p>
          </table:table-cell>
          <table:table-cell office:value-type="float" office:value="10.034410953522" calcext:value-type="float">
            <text:p>10,034410953522</text:p>
          </table:table-cell>
          <table:table-cell office:value-type="float" office:value="3.2600229978561" calcext:value-type="float">
            <text:p>3,2600229978561</text:p>
          </table:table-cell>
          <table:table-cell office:value-type="float" office:value="-155.09770782131" calcext:value-type="float">
            <text:p>-155,0977078213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2792</text:p>
          </table:table-cell>
          <table:table-cell office:value-type="float" office:value="3.4536200761795" calcext:value-type="float">
            <text:p>3,4536200761795</text:p>
          </table:table-cell>
          <table:table-cell office:value-type="float" office:value="11.072329282761" calcext:value-type="float">
            <text:p>11,072329282761</text:p>
          </table:table-cell>
          <table:table-cell office:value-type="float" office:value="-136.62687532461" calcext:value-type="float">
            <text:p>-136,6268753246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2803</text:p>
          </table:table-cell>
          <table:table-cell office:value-type="float" office:value="-1.5977394580841" calcext:value-type="float">
            <text:p>-1,5977394580841</text:p>
          </table:table-cell>
          <table:table-cell office:value-type="float" office:value="8.0865621566772" calcext:value-type="float">
            <text:p>8,0865621566772</text:p>
          </table:table-cell>
          <table:table-cell office:value-type="float" office:value="87.440977430647" calcext:value-type="float">
            <text:p>87,44097743064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51</text:p>
          </table:table-cell>
          <table:table-cell office:value-type="string" calcext:value-type="string">
            <text:p>15</text:p>
          </table:table-cell>
          <table:table-cell office:value-type="float" office:value="0.47542653977871" calcext:value-type="float">
            <text:p>0,47542653977871</text:p>
          </table:table-cell>
          <table:table-cell office:value-type="float" office:value="0.041727535426617" calcext:value-type="float">
            <text:p>0,041727535426617</text:p>
          </table:table-cell>
          <table:table-cell office:value-type="float" office:value="88.674868747687" calcext:value-type="float">
            <text:p>88,67486874768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51</text:p>
          </table:table-cell>
          <table:table-cell office:value-type="string" calcext:value-type="string">
            <text:p>2264</text:p>
          </table:table-cell>
          <table:table-cell office:value-type="float" office:value="4.2471346259117" calcext:value-type="float">
            <text:p>4,2471346259117</text:p>
          </table:table-cell>
          <table:table-cell office:value-type="float" office:value="-0.11190531775355" calcext:value-type="float">
            <text:p>-0,11190531775355</text:p>
          </table:table-cell>
          <table:table-cell office:value-type="float" office:value="-29.707016079289" calcext:value-type="float">
            <text:p>-29,70701607928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1</text:p>
          </table:table-cell>
          <table:table-cell office:value-type="string" calcext:value-type="string">
            <text:p>2275</text:p>
          </table:table-cell>
          <table:table-cell office:value-type="float" office:value="2.0357878506184" calcext:value-type="float">
            <text:p>2,0357878506184</text:p>
          </table:table-cell>
          <table:table-cell office:value-type="float" office:value="4.6876984834671" calcext:value-type="float">
            <text:p>4,6876984834671</text:p>
          </table:table-cell>
          <table:table-cell office:value-type="float" office:value="-30.617344151637" calcext:value-type="float">
            <text:p>-30,61734415163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1</text:p>
          </table:table-cell>
          <table:table-cell office:value-type="string" calcext:value-type="string">
            <text:p>2286</text:p>
          </table:table-cell>
          <table:table-cell office:value-type="float" office:value="5.6833642721176" calcext:value-type="float">
            <text:p>5,6833642721176</text:p>
          </table:table-cell>
          <table:table-cell office:value-type="float" office:value="-0.59073556214571" calcext:value-type="float">
            <text:p>-0,59073556214571</text:p>
          </table:table-cell>
          <table:table-cell office:value-type="float" office:value="162.46032714844" calcext:value-type="float">
            <text:p>162,4603271484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51</text:p>
          </table:table-cell>
          <table:table-cell office:value-type="string" calcext:value-type="string">
            <text:p>2297</text:p>
          </table:table-cell>
          <table:table-cell office:value-type="float" office:value="6.1229085922241" calcext:value-type="float">
            <text:p>6,1229085922241</text:p>
          </table:table-cell>
          <table:table-cell office:value-type="float" office:value="-0.26134943589568" calcext:value-type="float">
            <text:p>-0,26134943589568</text:p>
          </table:table-cell>
          <table:table-cell office:value-type="float" office:value="-84.179547941609" calcext:value-type="float">
            <text:p>-84,17954794160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51</text:p>
          </table:table-cell>
          <table:table-cell office:value-type="string" calcext:value-type="string">
            <text:p>2308</text:p>
          </table:table-cell>
          <table:table-cell office:value-type="float" office:value="7.0490574836731" calcext:value-type="float">
            <text:p>7,0490574836731</text:p>
          </table:table-cell>
          <table:table-cell office:value-type="float" office:value="0.8132216334343" calcext:value-type="float">
            <text:p>0,8132216334343</text:p>
          </table:table-cell>
          <table:table-cell office:value-type="float" office:value="1.5781714230966" calcext:value-type="float">
            <text:p>1,578171423096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1</text:p>
          </table:table-cell>
          <table:table-cell office:value-type="string" calcext:value-type="string">
            <text:p>2319</text:p>
          </table:table-cell>
          <table:table-cell office:value-type="float" office:value="7.1739864349365" calcext:value-type="float">
            <text:p>7,1739864349365</text:p>
          </table:table-cell>
          <table:table-cell office:value-type="float" office:value="0.24024674668908" calcext:value-type="float">
            <text:p>0,24024674668908</text:p>
          </table:table-cell>
          <table:table-cell office:value-type="float" office:value="-57.649616982527" calcext:value-type="float">
            <text:p>-57,64961698252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1</text:p>
          </table:table-cell>
          <table:table-cell office:value-type="string" calcext:value-type="string">
            <text:p>2330</text:p>
          </table:table-cell>
          <table:table-cell office:value-type="float" office:value="-1.5850059688091" calcext:value-type="float">
            <text:p>-1,5850059688091</text:p>
          </table:table-cell>
          <table:table-cell office:value-type="float" office:value="3.2344657182693" calcext:value-type="float">
            <text:p>3,2344657182693</text:p>
          </table:table-cell>
          <table:table-cell office:value-type="float" office:value="-34.360525714364" calcext:value-type="float">
            <text:p>-34,36052571436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1</text:p>
          </table:table-cell>
          <table:table-cell office:value-type="string" calcext:value-type="string">
            <text:p>2341</text:p>
          </table:table-cell>
          <table:table-cell office:value-type="float" office:value="-1.4003543555737" calcext:value-type="float">
            <text:p>-1,4003543555737</text:p>
          </table:table-cell>
          <table:table-cell office:value-type="float" office:value="0.62688186764717" calcext:value-type="float">
            <text:p>0,62688186764717</text:p>
          </table:table-cell>
          <table:table-cell office:value-type="float" office:value="87.202373583605" calcext:value-type="float">
            <text:p>87,20237358360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1</text:p>
          </table:table-cell>
          <table:table-cell office:value-type="string" calcext:value-type="string">
            <text:p>2352</text:p>
          </table:table-cell>
          <table:table-cell office:value-type="float" office:value="3.0693104863167" calcext:value-type="float">
            <text:p>3,0693104863167</text:p>
          </table:table-cell>
          <table:table-cell office:value-type="float" office:value="-0.58500815182924" calcext:value-type="float">
            <text:p>-0,58500815182924</text:p>
          </table:table-cell>
          <table:table-cell office:value-type="float" office:value="94.846963123151" calcext:value-type="float">
            <text:p>94,84696312315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1</text:p>
          </table:table-cell>
          <table:table-cell office:value-type="string" calcext:value-type="string">
            <text:p>2363</text:p>
          </table:table-cell>
          <table:table-cell office:value-type="float" office:value="3.0657565593719" calcext:value-type="float">
            <text:p>3,0657565593719</text:p>
          </table:table-cell>
          <table:table-cell office:value-type="float" office:value="4.7107201814651" calcext:value-type="float">
            <text:p>4,7107201814651</text:p>
          </table:table-cell>
          <table:table-cell office:value-type="float" office:value="87.83635895723" calcext:value-type="float">
            <text:p>87,8363589572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1</text:p>
          </table:table-cell>
          <table:table-cell office:value-type="string" calcext:value-type="string">
            <text:p>2374</text:p>
          </table:table-cell>
          <table:table-cell office:value-type="float" office:value="1.0364508628845" calcext:value-type="float">
            <text:p>1,0364508628845</text:p>
          </table:table-cell>
          <table:table-cell office:value-type="float" office:value="-0.56707393378019" calcext:value-type="float">
            <text:p>-0,56707393378019</text:p>
          </table:table-cell>
          <table:table-cell office:value-type="float" office:value="12.437959290614" calcext:value-type="float">
            <text:p>12,43795929061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1</text:p>
          </table:table-cell>
          <table:table-cell office:value-type="string" calcext:value-type="string">
            <text:p>2385</text:p>
          </table:table-cell>
          <table:table-cell office:value-type="float" office:value="5.8299219608307" calcext:value-type="float">
            <text:p>5,8299219608307</text:p>
          </table:table-cell>
          <table:table-cell office:value-type="float" office:value="-0.16507307067513" calcext:value-type="float">
            <text:p>-0,16507307067513</text:p>
          </table:table-cell>
          <table:table-cell office:value-type="float" office:value="69.875590360848" calcext:value-type="float">
            <text:p>69,87559036084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51</text:p>
          </table:table-cell>
          <table:table-cell office:value-type="string" calcext:value-type="string">
            <text:p>2396</text:p>
          </table:table-cell>
          <table:table-cell office:value-type="float" office:value="6.324068903923" calcext:value-type="float">
            <text:p>6,324068903923</text:p>
          </table:table-cell>
          <table:table-cell office:value-type="float" office:value="0.0001110891753342" calcext:value-type="float">
            <text:p>0,0001110891753342</text:p>
          </table:table-cell>
          <table:table-cell office:value-type="float" office:value="-85.811226231277" calcext:value-type="float">
            <text:p>-85,81122623127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1</text:p>
          </table:table-cell>
          <table:table-cell office:value-type="string" calcext:value-type="string">
            <text:p>2407</text:p>
          </table:table-cell>
          <table:table-cell office:value-type="float" office:value="-1.5592691302299" calcext:value-type="float">
            <text:p>-1,5592691302299</text:p>
          </table:table-cell>
          <table:table-cell office:value-type="float" office:value="5.6732493638992" calcext:value-type="float">
            <text:p>5,6732493638992</text:p>
          </table:table-cell>
          <table:table-cell office:value-type="float" office:value="-81.147134683694" calcext:value-type="float">
            <text:p>-81,14713468369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51</text:p>
          </table:table-cell>
          <table:table-cell office:value-type="string" calcext:value-type="string">
            <text:p>2418</text:p>
          </table:table-cell>
          <table:table-cell office:value-type="float" office:value="0.35879828035831" calcext:value-type="float">
            <text:p>0,35879828035831</text:p>
          </table:table-cell>
          <table:table-cell office:value-type="float" office:value="0.59277713298798" calcext:value-type="float">
            <text:p>0,59277713298798</text:p>
          </table:table-cell>
          <table:table-cell office:value-type="float" office:value="99.370773430843" calcext:value-type="float">
            <text:p>99,37077343084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1</text:p>
          </table:table-cell>
          <table:table-cell office:value-type="string" calcext:value-type="string">
            <text:p>2429</text:p>
          </table:table-cell>
          <table:table-cell office:value-type="float" office:value="4.9047589302063" calcext:value-type="float">
            <text:p>4,9047589302063</text:p>
          </table:table-cell>
          <table:table-cell office:value-type="float" office:value="4.4855913519859" calcext:value-type="float">
            <text:p>4,4855913519859</text:p>
          </table:table-cell>
          <table:table-cell office:value-type="float" office:value="-73.77030819085" calcext:value-type="float">
            <text:p>-73,7703081908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1</text:p>
          </table:table-cell>
          <table:table-cell office:value-type="string" calcext:value-type="string">
            <text:p>2440</text:p>
          </table:table-cell>
          <table:table-cell office:value-type="float" office:value="5.7130938768387" calcext:value-type="float">
            <text:p>5,7130938768387</text:p>
          </table:table-cell>
          <table:table-cell office:value-type="float" office:value="3.5577195882797" calcext:value-type="float">
            <text:p>3,5577195882797</text:p>
          </table:table-cell>
          <table:table-cell office:value-type="float" office:value="108.10405281699" calcext:value-type="float">
            <text:p>108,1040528169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1</text:p>
          </table:table-cell>
          <table:table-cell office:value-type="string" calcext:value-type="string">
            <text:p>2451</text:p>
          </table:table-cell>
          <table:table-cell office:value-type="float" office:value="9.4196492433548" calcext:value-type="float">
            <text:p>9,4196492433548</text:p>
          </table:table-cell>
          <table:table-cell office:value-type="float" office:value="4.5749264955521" calcext:value-type="float">
            <text:p>4,5749264955521</text:p>
          </table:table-cell>
          <table:table-cell office:value-type="float" office:value="-123.82010289818" calcext:value-type="float">
            <text:p>-123,8201028981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1</text:p>
          </table:table-cell>
          <table:table-cell office:value-type="string" calcext:value-type="string">
            <text:p>2462</text:p>
          </table:table-cell>
          <table:table-cell office:value-type="float" office:value="5.7910519838333" calcext:value-type="float">
            <text:p>5,7910519838333</text:p>
          </table:table-cell>
          <table:table-cell office:value-type="float" office:value="-0.3374657779932" calcext:value-type="float">
            <text:p>-0,3374657779932</text:p>
          </table:table-cell>
          <table:table-cell office:value-type="float" office:value="40.580332658853" calcext:value-type="float">
            <text:p>40,58033265885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51</text:p>
          </table:table-cell>
          <table:table-cell office:value-type="string" calcext:value-type="string">
            <text:p>2473</text:p>
          </table:table-cell>
          <table:table-cell office:value-type="float" office:value="7.0743352174759" calcext:value-type="float">
            <text:p>7,0743352174759</text:p>
          </table:table-cell>
          <table:table-cell office:value-type="float" office:value="4.1507345438004" calcext:value-type="float">
            <text:p>4,1507345438004</text:p>
          </table:table-cell>
          <table:table-cell office:value-type="float" office:value="-144.61189014896" calcext:value-type="float">
            <text:p>-144,6118901489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1</text:p>
          </table:table-cell>
          <table:table-cell office:value-type="string" calcext:value-type="string">
            <text:p>2484</text:p>
          </table:table-cell>
          <table:table-cell office:value-type="float" office:value="0.34089051187038" calcext:value-type="float">
            <text:p>0,34089051187038</text:p>
          </table:table-cell>
          <table:table-cell office:value-type="float" office:value="-0.013988285791129" calcext:value-type="float">
            <text:p>-0,013988285791129</text:p>
          </table:table-cell>
          <table:table-cell office:value-type="float" office:value="-96.274178498869" calcext:value-type="float">
            <text:p>-96,27417849886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51</text:p>
          </table:table-cell>
          <table:table-cell office:value-type="string" calcext:value-type="string">
            <text:p>2495</text:p>
          </table:table-cell>
          <table:table-cell office:value-type="float" office:value="0.67365124821663" calcext:value-type="float">
            <text:p>0,67365124821663</text:p>
          </table:table-cell>
          <table:table-cell office:value-type="float" office:value="4.8565635085106" calcext:value-type="float">
            <text:p>4,8565635085106</text:p>
          </table:table-cell>
          <table:table-cell office:value-type="float" office:value="-5.747398183604" calcext:value-type="float">
            <text:p>-5,74739818360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1</text:p>
          </table:table-cell>
          <table:table-cell office:value-type="string" calcext:value-type="string">
            <text:p>2506</text:p>
          </table:table-cell>
          <table:table-cell office:value-type="float" office:value="2.194811552763" calcext:value-type="float">
            <text:p>2,194811552763</text:p>
          </table:table-cell>
          <table:table-cell office:value-type="float" office:value="3.5502055287361" calcext:value-type="float">
            <text:p>3,5502055287361</text:p>
          </table:table-cell>
          <table:table-cell office:value-type="float" office:value="69.046258167097" calcext:value-type="float">
            <text:p>69,04625816709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1</text:p>
          </table:table-cell>
          <table:table-cell office:value-type="string" calcext:value-type="string">
            <text:p>2517</text:p>
          </table:table-cell>
          <table:table-cell office:value-type="float" office:value="1.8726429343224" calcext:value-type="float">
            <text:p>1,8726429343224</text:p>
          </table:table-cell>
          <table:table-cell office:value-type="float" office:value="4.9743714928627" calcext:value-type="float">
            <text:p>4,9743714928627</text:p>
          </table:table-cell>
          <table:table-cell office:value-type="float" office:value="59.101508681182" calcext:value-type="float">
            <text:p>59,10150868118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1</text:p>
          </table:table-cell>
          <table:table-cell office:value-type="string" calcext:value-type="string">
            <text:p>2528</text:p>
          </table:table-cell>
          <table:table-cell office:value-type="float" office:value="5.5634295940399" calcext:value-type="float">
            <text:p>5,5634295940399</text:p>
          </table:table-cell>
          <table:table-cell office:value-type="float" office:value="1.5640513598919" calcext:value-type="float">
            <text:p>1,5640513598919</text:p>
          </table:table-cell>
          <table:table-cell office:value-type="float" office:value="55.919800594354" calcext:value-type="float">
            <text:p>55,91980059435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1</text:p>
          </table:table-cell>
          <table:table-cell office:value-type="string" calcext:value-type="string">
            <text:p>2539</text:p>
          </table:table-cell>
          <table:table-cell office:value-type="float" office:value="8.6776530742645" calcext:value-type="float">
            <text:p>8,6776530742645</text:p>
          </table:table-cell>
          <table:table-cell office:value-type="float" office:value="9.310320019722" calcext:value-type="float">
            <text:p>9,310320019722</text:p>
          </table:table-cell>
          <table:table-cell office:value-type="float" office:value="178.94890809515" calcext:value-type="float">
            <text:p>178,948908095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1</text:p>
          </table:table-cell>
          <table:table-cell office:value-type="string" calcext:value-type="string">
            <text:p>2550</text:p>
          </table:table-cell>
          <table:table-cell office:value-type="float" office:value="10.085002183914" calcext:value-type="float">
            <text:p>10,085002183914</text:p>
          </table:table-cell>
          <table:table-cell office:value-type="float" office:value="9.1293966770172" calcext:value-type="float">
            <text:p>9,1293966770172</text:p>
          </table:table-cell>
          <table:table-cell office:value-type="float" office:value="100.93425185817" calcext:value-type="float">
            <text:p>100,9342518581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1</text:p>
          </table:table-cell>
          <table:table-cell office:value-type="string" calcext:value-type="string">
            <text:p>2561</text:p>
          </table:table-cell>
          <table:table-cell office:value-type="float" office:value="-1.4594733715057" calcext:value-type="float">
            <text:p>-1,4594733715057</text:p>
          </table:table-cell>
          <table:table-cell office:value-type="float" office:value="5.7879233360291" calcext:value-type="float">
            <text:p>5,7879233360291</text:p>
          </table:table-cell>
          <table:table-cell office:value-type="float" office:value="-143.87735439714" calcext:value-type="float">
            <text:p>-143,8773543971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51</text:p>
          </table:table-cell>
          <table:table-cell office:value-type="string" calcext:value-type="string">
            <text:p>2572</text:p>
          </table:table-cell>
          <table:table-cell office:value-type="float" office:value="-0.75628712773323" calcext:value-type="float">
            <text:p>-0,75628712773323</text:p>
          </table:table-cell>
          <table:table-cell office:value-type="float" office:value="8.8703173398972" calcext:value-type="float">
            <text:p>8,8703173398972</text:p>
          </table:table-cell>
          <table:table-cell office:value-type="float" office:value="-179.9451727776" calcext:value-type="float">
            <text:p>-179,945172777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1</text:p>
          </table:table-cell>
          <table:table-cell office:value-type="string" calcext:value-type="string">
            <text:p>2583</text:p>
          </table:table-cell>
          <table:table-cell office:value-type="float" office:value="1.9205714762211" calcext:value-type="float">
            <text:p>1,9205714762211</text:p>
          </table:table-cell>
          <table:table-cell office:value-type="float" office:value="3.1119757890701" calcext:value-type="float">
            <text:p>3,1119757890701</text:p>
          </table:table-cell>
          <table:table-cell office:value-type="float" office:value="107.41755764955" calcext:value-type="float">
            <text:p>107,4175576495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1</text:p>
          </table:table-cell>
          <table:table-cell office:value-type="string" calcext:value-type="string">
            <text:p>2594</text:p>
          </table:table-cell>
          <table:table-cell office:value-type="float" office:value="2.4450185894966" calcext:value-type="float">
            <text:p>2,4450185894966</text:p>
          </table:table-cell>
          <table:table-cell office:value-type="float" office:value="6.3953912258148" calcext:value-type="float">
            <text:p>6,3953912258148</text:p>
          </table:table-cell>
          <table:table-cell office:value-type="float" office:value="150.17531783717" calcext:value-type="float">
            <text:p>150,1753178371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1</text:p>
          </table:table-cell>
          <table:table-cell office:value-type="string" calcext:value-type="string">
            <text:p>2605</text:p>
          </table:table-cell>
          <table:table-cell office:value-type="float" office:value="6.4143693447113" calcext:value-type="float">
            <text:p>6,4143693447113</text:p>
          </table:table-cell>
          <table:table-cell office:value-type="float" office:value="5.0549709796906" calcext:value-type="float">
            <text:p>5,0549709796906</text:p>
          </table:table-cell>
          <table:table-cell office:value-type="float" office:value="132.56228653489" calcext:value-type="float">
            <text:p>132,5622865348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1</text:p>
          </table:table-cell>
          <table:table-cell office:value-type="string" calcext:value-type="string">
            <text:p>2616</text:p>
          </table:table-cell>
          <table:table-cell office:value-type="float" office:value="7.1547418832779" calcext:value-type="float">
            <text:p>7,1547418832779</text:p>
          </table:table-cell>
          <table:table-cell office:value-type="float" office:value="2.5901937484741" calcext:value-type="float">
            <text:p>2,5901937484741</text:p>
          </table:table-cell>
          <table:table-cell office:value-type="float" office:value="106.64824543485" calcext:value-type="float">
            <text:p>106,6482454348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1</text:p>
          </table:table-cell>
          <table:table-cell office:value-type="string" calcext:value-type="string">
            <text:p>2627</text:p>
          </table:table-cell>
          <table:table-cell office:value-type="float" office:value="8.5403472185135" calcext:value-type="float">
            <text:p>8,5403472185135</text:p>
          </table:table-cell>
          <table:table-cell office:value-type="float" office:value="8.5310137271881" calcext:value-type="float">
            <text:p>8,5310137271881</text:p>
          </table:table-cell>
          <table:table-cell office:value-type="float" office:value="-3.2109230234744" calcext:value-type="float">
            <text:p>-3,210923023474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1</text:p>
          </table:table-cell>
          <table:table-cell office:value-type="string" calcext:value-type="string">
            <text:p>2638</text:p>
          </table:table-cell>
          <table:table-cell office:value-type="float" office:value="-1.0548043251038" calcext:value-type="float">
            <text:p>-1,0548043251038</text:p>
          </table:table-cell>
          <table:table-cell office:value-type="float" office:value="10.108133554459" calcext:value-type="float">
            <text:p>10,108133554459</text:p>
          </table:table-cell>
          <table:table-cell office:value-type="float" office:value="-73.04111635609" calcext:value-type="float">
            <text:p>-73,0411163560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1</text:p>
          </table:table-cell>
          <table:table-cell office:value-type="string" calcext:value-type="string">
            <text:p>2649</text:p>
          </table:table-cell>
          <table:table-cell office:value-type="float" office:value="-1.2678265571594" calcext:value-type="float">
            <text:p>-1,2678265571594</text:p>
          </table:table-cell>
          <table:table-cell office:value-type="float" office:value="8.1484395265579" calcext:value-type="float">
            <text:p>8,1484395265579</text:p>
          </table:table-cell>
          <table:table-cell office:value-type="float" office:value="6.0718668873902" calcext:value-type="float">
            <text:p>6,071866887390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1</text:p>
          </table:table-cell>
          <table:table-cell office:value-type="string" calcext:value-type="string">
            <text:p>2660</text:p>
          </table:table-cell>
          <table:table-cell office:value-type="float" office:value="6.2041413784027" calcext:value-type="float">
            <text:p>6,2041413784027</text:p>
          </table:table-cell>
          <table:table-cell office:value-type="float" office:value="6.982439160347" calcext:value-type="float">
            <text:p>6,982439160347</text:p>
          </table:table-cell>
          <table:table-cell office:value-type="float" office:value="-121.23655817311" calcext:value-type="float">
            <text:p>-121,2365581731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1</text:p>
          </table:table-cell>
          <table:table-cell office:value-type="string" calcext:value-type="string">
            <text:p>2671</text:p>
          </table:table-cell>
          <table:table-cell office:value-type="float" office:value="4.9637299776077" calcext:value-type="float">
            <text:p>4,9637299776077</text:p>
          </table:table-cell>
          <table:table-cell office:value-type="float" office:value="8.3500134944916" calcext:value-type="float">
            <text:p>8,3500134944916</text:p>
          </table:table-cell>
          <table:table-cell office:value-type="float" office:value="-125.9857560419" calcext:value-type="float">
            <text:p>-125,985756041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1</text:p>
          </table:table-cell>
          <table:table-cell office:value-type="string" calcext:value-type="string">
            <text:p>2682</text:p>
          </table:table-cell>
          <table:table-cell office:value-type="float" office:value="4.9877780675888" calcext:value-type="float">
            <text:p>4,9877780675888</text:p>
          </table:table-cell>
          <table:table-cell office:value-type="float" office:value="6.1964476108551" calcext:value-type="float">
            <text:p>6,1964476108551</text:p>
          </table:table-cell>
          <table:table-cell office:value-type="float" office:value="26.43088569307" calcext:value-type="float">
            <text:p>26,4308856930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1</text:p>
          </table:table-cell>
          <table:table-cell office:value-type="string" calcext:value-type="string">
            <text:p>2693</text:p>
          </table:table-cell>
          <table:table-cell office:value-type="float" office:value="9.3226385116577" calcext:value-type="float">
            <text:p>9,3226385116577</text:p>
          </table:table-cell>
          <table:table-cell office:value-type="float" office:value="10.031888484955" calcext:value-type="float">
            <text:p>10,031888484955</text:p>
          </table:table-cell>
          <table:table-cell office:value-type="float" office:value="9.1094925145435" calcext:value-type="float">
            <text:p>9,109492514543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1</text:p>
          </table:table-cell>
          <table:table-cell office:value-type="string" calcext:value-type="string">
            <text:p>2704</text:p>
          </table:table-cell>
          <table:table-cell office:value-type="float" office:value="4.9388694763184" calcext:value-type="float">
            <text:p>4,9388694763184</text:p>
          </table:table-cell>
          <table:table-cell office:value-type="float" office:value="8.8677752017975" calcext:value-type="float">
            <text:p>8,8677752017975</text:p>
          </table:table-cell>
          <table:table-cell office:value-type="float" office:value="-58.852442510568" calcext:value-type="float">
            <text:p>-58,85244251056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1</text:p>
          </table:table-cell>
          <table:table-cell office:value-type="string" calcext:value-type="string">
            <text:p>2715</text:p>
          </table:table-cell>
          <table:table-cell office:value-type="float" office:value="0.36252524703741" calcext:value-type="float">
            <text:p>0,36252524703741</text:p>
          </table:table-cell>
          <table:table-cell office:value-type="float" office:value="9.5443952083588" calcext:value-type="float">
            <text:p>9,5443952083588</text:p>
          </table:table-cell>
          <table:table-cell office:value-type="float" office:value="-89.686051295821" calcext:value-type="float">
            <text:p>-89,68605129582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1</text:p>
          </table:table-cell>
          <table:table-cell office:value-type="string" calcext:value-type="string">
            <text:p>2726</text:p>
          </table:table-cell>
          <table:table-cell office:value-type="float" office:value="-0.014846563572064" calcext:value-type="float">
            <text:p>-0,014846563572064</text:p>
          </table:table-cell>
          <table:table-cell office:value-type="float" office:value="10.006769895554" calcext:value-type="float">
            <text:p>10,006769895554</text:p>
          </table:table-cell>
          <table:table-cell office:value-type="float" office:value="-139.06960578481" calcext:value-type="float">
            <text:p>-139,0696057848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1</text:p>
          </table:table-cell>
          <table:table-cell office:value-type="string" calcext:value-type="string">
            <text:p>2737</text:p>
          </table:table-cell>
          <table:table-cell office:value-type="float" office:value="2.5586277246475" calcext:value-type="float">
            <text:p>2,5586277246475</text:p>
          </table:table-cell>
          <table:table-cell office:value-type="float" office:value="7.6022458076477" calcext:value-type="float">
            <text:p>7,6022458076477</text:p>
          </table:table-cell>
          <table:table-cell office:value-type="float" office:value="44.220203047345" calcext:value-type="float">
            <text:p>44,22020304734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1</text:p>
          </table:table-cell>
          <table:table-cell office:value-type="string" calcext:value-type="string">
            <text:p>2748</text:p>
          </table:table-cell>
          <table:table-cell office:value-type="float" office:value="2.5725647807121" calcext:value-type="float">
            <text:p>2,5725647807121</text:p>
          </table:table-cell>
          <table:table-cell office:value-type="float" office:value="9.6035403013229" calcext:value-type="float">
            <text:p>9,6035403013229</text:p>
          </table:table-cell>
          <table:table-cell office:value-type="float" office:value="-62.542560753549" calcext:value-type="float">
            <text:p>-62,54256075354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1</text:p>
          </table:table-cell>
          <table:table-cell office:value-type="string" calcext:value-type="string">
            <text:p>2759</text:p>
          </table:table-cell>
          <table:table-cell office:value-type="float" office:value="5.3894531726837" calcext:value-type="float">
            <text:p>5,3894531726837</text:p>
          </table:table-cell>
          <table:table-cell office:value-type="float" office:value="9.7721922397614" calcext:value-type="float">
            <text:p>9,7721922397614</text:p>
          </table:table-cell>
          <table:table-cell office:value-type="float" office:value="-90.974837351756" calcext:value-type="float">
            <text:p>-90,97483735175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51</text:p>
          </table:table-cell>
          <table:table-cell office:value-type="string" calcext:value-type="string">
            <text:p>2770</text:p>
          </table:table-cell>
          <table:table-cell office:value-type="float" office:value="6.4840018749237" calcext:value-type="float">
            <text:p>6,4840018749237</text:p>
          </table:table-cell>
          <table:table-cell office:value-type="float" office:value="8.4169608354568" calcext:value-type="float">
            <text:p>8,4169608354568</text:p>
          </table:table-cell>
          <table:table-cell office:value-type="float" office:value="118.62882231451" calcext:value-type="float">
            <text:p>118,6288223145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1</text:p>
          </table:table-cell>
          <table:table-cell office:value-type="string" calcext:value-type="string">
            <text:p>2781</text:p>
          </table:table-cell>
          <table:table-cell office:value-type="float" office:value="10.085006952286" calcext:value-type="float">
            <text:p>10,085006952286</text:p>
          </table:table-cell>
          <table:table-cell office:value-type="float" office:value="3.3820572495461" calcext:value-type="float">
            <text:p>3,3820572495461</text:p>
          </table:table-cell>
          <table:table-cell office:value-type="float" office:value="-158.29587134586" calcext:value-type="float">
            <text:p>-158,2958713458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1</text:p>
          </table:table-cell>
          <table:table-cell office:value-type="string" calcext:value-type="string">
            <text:p>2792</text:p>
          </table:table-cell>
          <table:table-cell office:value-type="float" office:value="3.7137094140053" calcext:value-type="float">
            <text:p>3,7137094140053</text:p>
          </table:table-cell>
          <table:table-cell office:value-type="float" office:value="11.085007190704" calcext:value-type="float">
            <text:p>11,085007190704</text:p>
          </table:table-cell>
          <table:table-cell office:value-type="float" office:value="-151.21941809442" calcext:value-type="float">
            <text:p>-151,2194180944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1</text:p>
          </table:table-cell>
          <table:table-cell office:value-type="string" calcext:value-type="string">
            <text:p>2803</text:p>
          </table:table-cell>
          <table:table-cell office:value-type="float" office:value="-1.5980607271194" calcext:value-type="float">
            <text:p>-1,5980607271194</text:p>
          </table:table-cell>
          <table:table-cell office:value-type="float" office:value="8.0599021911621" calcext:value-type="float">
            <text:p>8,0599021911621</text:p>
          </table:table-cell>
          <table:table-cell office:value-type="float" office:value="85.056415029392" calcext:value-type="float">
            <text:p>85,05641502939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KO </text:p>
          </table:table-cell>
        </table:table-row>
      </table:table>
      <table:table table:name="analyse" table:style-name="ta1">
        <table:shapes>
          <draw:frame draw:z-index="0" draw:style-name="gr1" draw:text-style-name="P1" svg:width="15.997cm" svg:height="9.005cm" svg:x="20.458cm" svg:y="4.622cm">
            <draw:object draw:notify-on-update-of-ranges="analyse.C1:analyse.C1 analyse.C2:analyse.C52 analyse.E1:analyse.E1 analyse.E2:analyse.E5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opinion_1</text:p>
          </table:table-cell>
          <table:table-cell office:value-type="string" calcext:value-type="string">
            <text:p>somme_1</text:p>
          </table:table-cell>
          <table:table-cell office:value-type="string" calcext:value-type="string">
            <text:p>opinion_2</text:p>
          </table:table-cell>
          <table:table-cell office:value-type="string" calcext:value-type="string">
            <text:p>somme_2</text:p>
          </table:table-cell>
          <table:table-cell office:value-type="string" calcext:value-type="string">
            <text:p>puissance_1</text:p>
          </table:table-cell>
          <table:table-cell office:value-type="string" calcext:value-type="string">
            <text:p>puissance_2</text:p>
          </table:table-cell>
          <table:table-cell office:value-type="string" calcext:value-type="string">
            <text:p>eta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652173913043478" calcext:value-type="float">
            <text:p>0,652173913043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0.153846153846154" calcext:value-type="float">
            <text:p>0,153846153846154</text:p>
          </table:table-cell>
          <table:table-cell office:value-type="float" office:value="1.20833333333333" calcext:value-type="float">
            <text:p>1,208333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0.347826086956522" calcext:value-type="float">
            <text:p>0,347826086956522</text:p>
          </table:table-cell>
          <table:table-cell office:value-type="float" office:value="1.48148148148148" calcext:value-type="float">
            <text:p>1,48148148148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0.5" calcext:value-type="float">
            <text:p>0,5</text:p>
          </table:table-cell>
          <table:table-cell office:value-type="float" office:value="1.75" calcext:value-type="float">
            <text:p>1,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0.714285714285714" calcext:value-type="float">
            <text:p>0,714285714285714</text:p>
          </table:table-cell>
          <table:table-cell office:value-type="float" office:value="1.86206896551724" calcext:value-type="float">
            <text:p>1,862068965517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1.04761904761905" calcext:value-type="float">
            <text:p>1,04761904761905</text:p>
          </table:table-cell>
          <table:table-cell office:value-type="float" office:value="2.06896551724138" calcext:value-type="float">
            <text:p>2,068965517241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1.1" calcext:value-type="float">
            <text:p>1,1</text:p>
          </table:table-cell>
          <table:table-cell office:value-type="float" office:value="2.16666666666667" calcext:value-type="float">
            <text:p>2,166666666666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1.29411764705882" calcext:value-type="float">
            <text:p>1,29411764705882</text:p>
          </table:table-cell>
          <table:table-cell office:value-type="float" office:value="2.24242424242424" calcext:value-type="float">
            <text:p>2,242424242424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1.29411764705882" calcext:value-type="float">
            <text:p>1,29411764705882</text:p>
          </table:table-cell>
          <table:table-cell office:value-type="float" office:value="2.33333333333333" calcext:value-type="float">
            <text:p>2,333333333333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1.375" calcext:value-type="float">
            <text:p>1,375</text:p>
          </table:table-cell>
          <table:table-cell office:value-type="float" office:value="2.44117647058824" calcext:value-type="float">
            <text:p>2,441176470588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1.375" calcext:value-type="float">
            <text:p>1,375</text:p>
          </table:table-cell>
          <table:table-cell office:value-type="float" office:value="2.47058823529412" calcext:value-type="float">
            <text:p>2,470588235294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1.57142857142857" calcext:value-type="float">
            <text:p>1,57142857142857</text:p>
          </table:table-cell>
          <table:table-cell office:value-type="float" office:value="2.58333333333333" calcext:value-type="float">
            <text:p>2,583333333333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1.57142857142857" calcext:value-type="float">
            <text:p>1,57142857142857</text:p>
          </table:table-cell>
          <table:table-cell office:value-type="float" office:value="2.58333333333333" calcext:value-type="float">
            <text:p>2,583333333333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1.57142857142857" calcext:value-type="float">
            <text:p>1,57142857142857</text:p>
          </table:table-cell>
          <table:table-cell office:value-type="float" office:value="2.66666666666667" calcext:value-type="float">
            <text:p>2,666666666666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1.92307692307692" calcext:value-type="float">
            <text:p>1,92307692307692</text:p>
          </table:table-cell>
          <table:table-cell office:value-type="float" office:value="2.7027027027027" calcext:value-type="float">
            <text:p>2,70270270270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1.91666666666667" calcext:value-type="float">
            <text:p>1,91666666666667</text:p>
          </table:table-cell>
          <table:table-cell office:value-type="float" office:value="2.78947368421053" calcext:value-type="float">
            <text:p>2,789473684210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1.91666666666667" calcext:value-type="float">
            <text:p>1,91666666666667</text:p>
          </table:table-cell>
          <table:table-cell office:value-type="float" office:value="2.78947368421053" calcext:value-type="float">
            <text:p>2,789473684210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1.91666666666667" calcext:value-type="float">
            <text:p>1,91666666666667</text:p>
          </table:table-cell>
          <table:table-cell office:value-type="float" office:value="2.78947368421053" calcext:value-type="float">
            <text:p>2,789473684210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1.91666666666667" calcext:value-type="float">
            <text:p>1,91666666666667</text:p>
          </table:table-cell>
          <table:table-cell office:value-type="float" office:value="2.84210526315789" calcext:value-type="float">
            <text:p>2,842105263157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1.91666666666667" calcext:value-type="float">
            <text:p>1,91666666666667</text:p>
          </table:table-cell>
          <table:table-cell office:value-type="float" office:value="2.97368421052632" calcext:value-type="float">
            <text:p>2,973684210526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1.91666666666667" calcext:value-type="float">
            <text:p>1,91666666666667</text:p>
          </table:table-cell>
          <table:table-cell office:value-type="float" office:value="3.13157894736842" calcext:value-type="float">
            <text:p>3,131578947368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1.91666666666667" calcext:value-type="float">
            <text:p>1,91666666666667</text:p>
          </table:table-cell>
          <table:table-cell office:value-type="float" office:value="3.13157894736842" calcext:value-type="float">
            <text:p>3,131578947368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1.91666666666667" calcext:value-type="float">
            <text:p>1,91666666666667</text:p>
          </table:table-cell>
          <table:table-cell office:value-type="float" office:value="3.13157894736842" calcext:value-type="float">
            <text:p>3,131578947368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1.9" calcext:value-type="float">
            <text:p>1,9</text:p>
          </table:table-cell>
          <table:table-cell office:value-type="float" office:value="3.35" calcext:value-type="float">
            <text:p>3,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2.11111111111111" calcext:value-type="float">
            <text:p>2,11111111111111</text:p>
          </table:table-cell>
          <table:table-cell office:value-type="float" office:value="3.46341463414634" calcext:value-type="float">
            <text:p>3,463414634146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2.11111111111111" calcext:value-type="float">
            <text:p>2,11111111111111</text:p>
          </table:table-cell>
          <table:table-cell office:value-type="float" office:value="3.46341463414634" calcext:value-type="float">
            <text:p>3,463414634146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3.57142857142857" calcext:value-type="float">
            <text:p>3,571428571428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2.28571428571429" calcext:value-type="float">
            <text:p>2,28571428571429</text:p>
          </table:table-cell>
          <table:table-cell office:value-type="float" office:value="3.67441860465116" calcext:value-type="float">
            <text:p>3,674418604651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2.33333333333333" calcext:value-type="float">
            <text:p>2,33333333333333</text:p>
          </table:table-cell>
          <table:table-cell office:value-type="float" office:value="3.84090909090909" calcext:value-type="float">
            <text:p>3,840909090909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2.33333333333333" calcext:value-type="float">
            <text:p>2,33333333333333</text:p>
          </table:table-cell>
          <table:table-cell office:value-type="float" office:value="3.88636363636364" calcext:value-type="float">
            <text:p>3,886363636363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2.4" calcext:value-type="float">
            <text:p>2,4</text:p>
          </table:table-cell>
          <table:table-cell office:value-type="float" office:value="3.97777777777778" calcext:value-type="float">
            <text:p>3,9777777777777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2.4" calcext:value-type="float">
            <text:p>2,4</text:p>
          </table:table-cell>
          <table:table-cell office:value-type="float" office:value="4.06666666666667" calcext:value-type="float">
            <text:p>4,0666666666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2.4" calcext:value-type="float">
            <text:p>2,4</text:p>
          </table:table-cell>
          <table:table-cell office:value-type="float" office:value="4.15555555555556" calcext:value-type="float">
            <text:p>4,1555555555555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2.4" calcext:value-type="float">
            <text:p>2,4</text:p>
          </table:table-cell>
          <table:table-cell office:value-type="float" office:value="4.28888888888889" calcext:value-type="float">
            <text:p>4,2888888888888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2.4" calcext:value-type="float">
            <text:p>2,4</text:p>
          </table:table-cell>
          <table:table-cell office:value-type="float" office:value="4.33333333333333" calcext:value-type="float">
            <text:p>4,3333333333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2.4" calcext:value-type="float">
            <text:p>2,4</text:p>
          </table:table-cell>
          <table:table-cell office:value-type="float" office:value="4.33333333333333" calcext:value-type="float">
            <text:p>4,3333333333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2.4" calcext:value-type="float">
            <text:p>2,4</text:p>
          </table:table-cell>
          <table:table-cell office:value-type="float" office:value="4.42222222222222" calcext:value-type="float">
            <text:p>4,4222222222222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2.4" calcext:value-type="float">
            <text:p>2,4</text:p>
          </table:table-cell>
          <table:table-cell office:value-type="float" office:value="4.46666666666667" calcext:value-type="float">
            <text:p>4,466666666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2.4" calcext:value-type="float">
            <text:p>2,4</text:p>
          </table:table-cell>
          <table:table-cell office:value-type="float" office:value="4.51111111111111" calcext:value-type="float">
            <text:p>4,511111111111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2.5" calcext:value-type="float">
            <text:p>2,5</text:p>
          </table:table-cell>
          <table:table-cell office:value-type="float" office:value="4.45652173913044" calcext:value-type="float">
            <text:p>4,4565217391304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2.5" calcext:value-type="float">
            <text:p>2,5</text:p>
          </table:table-cell>
          <table:table-cell office:value-type="float" office:value="4.56521739130435" calcext:value-type="float">
            <text:p>4,5652173913043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2.5" calcext:value-type="float">
            <text:p>2,5</text:p>
          </table:table-cell>
          <table:table-cell office:value-type="float" office:value="4.69565217391304" calcext:value-type="float">
            <text:p>4,695652173913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2.5" calcext:value-type="float">
            <text:p>2,5</text:p>
          </table:table-cell>
          <table:table-cell office:value-type="float" office:value="4.93478260869565" calcext:value-type="float">
            <text:p>4,9347826086956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2.5" calcext:value-type="float">
            <text:p>2,5</text:p>
          </table:table-cell>
          <table:table-cell office:value-type="float" office:value="4.97826086956522" calcext:value-type="float">
            <text:p>4,9782608695652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2.5" calcext:value-type="float">
            <text:p>2,5</text:p>
          </table:table-cell>
          <table:table-cell office:value-type="float" office:value="5.19565217391304" calcext:value-type="float">
            <text:p>5,1956521739130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2.5" calcext:value-type="float">
            <text:p>2,5</text:p>
          </table:table-cell>
          <table:table-cell office:value-type="float" office:value="5.23913043478261" calcext:value-type="float">
            <text:p>5,2391304347826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2.5" calcext:value-type="float">
            <text:p>2,5</text:p>
          </table:table-cell>
          <table:table-cell office:value-type="float" office:value="5.26086956521739" calcext:value-type="float">
            <text:p>5,2608695652173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2.5" calcext:value-type="float">
            <text:p>2,5</text:p>
          </table:table-cell>
          <table:table-cell office:value-type="float" office:value="5.30434782608696" calcext:value-type="float">
            <text:p>5,30434782608696</text:p>
          </table:table-cell>
          <table:table-cell office:value-type="float" office:value="9" calcext:value-type="float">
            <text:p>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3T12:52:00.330242</meta:creation-date>
    <dc:date>2023-04-13T12:53:48.949000000</dc:date>
    <meta:generator>LibreOffice/7.4.2.3$Windows_X86_64 LibreOffice_project/382eef1f22670f7f4118c8c2dd222ec7ad009daf</meta:generator>
    <meta:editing-cycles>2</meta:editing-cycles>
    <meta:editing-duration>PT1M30S</meta:editing-duration>
    <meta:document-statistic meta:table-count="2" meta:cell-count="21640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146cm" svg:y="3.955cm" style:legend-expansion="high" chart:style-name="ch2"/>
        <chart:plot-area chart:style-name="ch3" table:cell-range-address="analyse.C1:analyse.C52 analyse.E1:analyse.E52" chart:data-source-has-labels="row" svg:x="0.319cm" svg:y="0.18cm" svg:width="12.508cm" svg:height="8.646cm">
          <chart:coordinate-region svg:x="0.94cm" svg:y="0.379cm" svg:width="11.887cm" svg:height="7.65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nalyse.C2:analyse.C52" chart:label-cell-address="analyse.C1:analyse.C1" chart:class="chart:line">
            <chart:data-point chart:repeated="51"/>
          </chart:series>
          <chart:series chart:style-name="ch7" chart:values-cell-range-address="analyse.E2:analyse.E52" chart:label-cell-address="analyse.E1:analyse.E1" chart:class="chart:line">
            <chart:data-point chart:repeated="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mme_1</text:p>
                <draw:g>
                  <svg:desc>analyse.C1:analyse.C1</svg:desc>
                </draw:g>
              </table:table-cell>
              <table:table-cell office:value-type="string">
                <text:p>somme_2</text:p>
                <draw:g>
                  <svg:desc>analyse.E1:analyse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">
                <text:p>31</text:p>
                <draw:g>
                  <svg:desc>analyse.C2:analyse.C52</svg:desc>
                </draw:g>
              </table:table-cell>
              <table:table-cell office:value-type="float" office:value="20">
                <text:p>20</text:p>
                <draw:g>
                  <svg:desc>analyse.E2:analyse.E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">
                <text:p>2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">
                <text:p>2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">
                <text:p>1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">
                <text:p>1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">
                <text:p>1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">
                <text:p>1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">
                <text:p>1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">
                <text:p>1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">
                <text:p>1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">
                <text:p>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">
                <text:p>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">
                <text:p>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">
                <text:p>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">
                <text:p>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">
                <text:p>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">
                <text:p>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">
                <text:p>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">
                <text:p>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">
                <text:p>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">
                <text:p>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">
                <text:p>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">
                <text:p>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">
                <text:p>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">
                <text:p>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">
                <text:p>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">
                <text:p>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">
                <text:p>4</text:p>
              </table:table-cell>
              <table:table-cell office:value-type="float" office:value="46">
                <text:p>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